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00" table:default-cell-style-name="Default"/>
        <table:table-row table:style-name="ro1">
          <table:table-cell table:number-columns-repeated="5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" calcext:value-type="float">
            <text:p>0.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" calcext:value-type="float">
            <text:p>0.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" calcext:value-type="float">
            <text:p>0.2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" calcext:value-type="float">
            <text:p>0.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" calcext:value-type="float">
            <text:p>0.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" calcext:value-type="float">
            <text:p>0.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" calcext:value-type="float">
            <text:p>0.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8" calcext:value-type="float">
            <text:p>0.358</text:p>
          </table:table-cell>
          <table:table-cell table:number-columns-repeated="321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office:value-type="float" office:value="32767" calcext:value-type="float">
            <text:p>32767</text:p>
          </table:table-cell>
          <table:table-cell table:number-columns-repeated="11" office:value-type="float" office:value="10" calcext:value-type="float">
            <text:p>10</text:p>
          </table:table-cell>
          <table:table-cell table:number-columns-repeated="168" office:value-type="float" office:value="32767" calcext:value-type="float">
            <text:p>32767</text:p>
          </table:table-cell>
          <table:table-cell table:number-columns-repeated="32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+([.B4] * 100)" office:value-type="float" office:value="3276700" calcext:value-type="float">
            <text:p>3276700</text:p>
          </table:table-cell>
          <table:table-cell table:formula="of:=[.B5]+([.C4] * 100)" office:value-type="float" office:value="3277700" calcext:value-type="float">
            <text:p>3277700</text:p>
          </table:table-cell>
          <table:table-cell table:formula="of:=[.C5]+([.D4] * 100)" office:value-type="float" office:value="3278700" calcext:value-type="float">
            <text:p>3278700</text:p>
          </table:table-cell>
          <table:table-cell table:formula="of:=[.D5]+([.E4] * 100)" office:value-type="float" office:value="3279700" calcext:value-type="float">
            <text:p>3279700</text:p>
          </table:table-cell>
          <table:table-cell table:formula="of:=[.E5]+([.F4] * 100)" office:value-type="float" office:value="3280700" calcext:value-type="float">
            <text:p>3280700</text:p>
          </table:table-cell>
          <table:table-cell table:formula="of:=[.F5]+([.G4] * 100)" office:value-type="float" office:value="3281700" calcext:value-type="float">
            <text:p>3281700</text:p>
          </table:table-cell>
          <table:table-cell table:formula="of:=[.G5]+([.H4] * 100)" office:value-type="float" office:value="3282700" calcext:value-type="float">
            <text:p>3282700</text:p>
          </table:table-cell>
          <table:table-cell table:formula="of:=[.H5]+([.I4] * 100)" office:value-type="float" office:value="3283700" calcext:value-type="float">
            <text:p>3283700</text:p>
          </table:table-cell>
          <table:table-cell table:formula="of:=[.I5]+([.J4] * 100)" office:value-type="float" office:value="3284700" calcext:value-type="float">
            <text:p>3284700</text:p>
          </table:table-cell>
          <table:table-cell table:formula="of:=[.J5]+([.K4] * 100)" office:value-type="float" office:value="3285700" calcext:value-type="float">
            <text:p>3285700</text:p>
          </table:table-cell>
          <table:table-cell table:formula="of:=[.K5]+([.L4] * 100)" office:value-type="float" office:value="3286700" calcext:value-type="float">
            <text:p>3286700</text:p>
          </table:table-cell>
          <table:table-cell table:formula="of:=[.L5]+([.M4] * 100)" office:value-type="float" office:value="3287700" calcext:value-type="float">
            <text:p>3287700</text:p>
          </table:table-cell>
          <table:table-cell table:formula="of:=[.M5]+([.N4] * 100)" office:value-type="float" office:value="6564400" calcext:value-type="float">
            <text:p>6564400</text:p>
          </table:table-cell>
          <table:table-cell table:formula="of:=[.N5]+([.O4] * 100)" office:value-type="float" office:value="9841100" calcext:value-type="float">
            <text:p>9841100</text:p>
          </table:table-cell>
          <table:table-cell table:formula="of:=[.O5]+([.P4] * 100)" office:value-type="float" office:value="13117800" calcext:value-type="float">
            <text:p>13117800</text:p>
          </table:table-cell>
          <table:table-cell table:formula="of:=[.P5]+([.Q4] * 100)" office:value-type="float" office:value="16394500" calcext:value-type="float">
            <text:p>16394500</text:p>
          </table:table-cell>
          <table:table-cell table:formula="of:=[.Q5]+([.R4] * 100)" office:value-type="float" office:value="19671200" calcext:value-type="float">
            <text:p>19671200</text:p>
          </table:table-cell>
          <table:table-cell table:formula="of:=[.R5]+([.S4] * 100)" office:value-type="float" office:value="22947900" calcext:value-type="float">
            <text:p>22947900</text:p>
          </table:table-cell>
          <table:table-cell table:formula="of:=[.S5]+([.T4] * 100)" office:value-type="float" office:value="26224600" calcext:value-type="float">
            <text:p>26224600</text:p>
          </table:table-cell>
          <table:table-cell table:formula="of:=[.T5]+([.U4] * 100)" office:value-type="float" office:value="29501300" calcext:value-type="float">
            <text:p>29501300</text:p>
          </table:table-cell>
          <table:table-cell table:formula="of:=[.U5]+([.V4] * 100)" office:value-type="float" office:value="32778000" calcext:value-type="float">
            <text:p>32778000</text:p>
          </table:table-cell>
          <table:table-cell table:formula="of:=[.V5]+([.W4] * 100)" office:value-type="float" office:value="36054700" calcext:value-type="float">
            <text:p>36054700</text:p>
          </table:table-cell>
          <table:table-cell table:formula="of:=[.W5]+([.X4] * 100)" office:value-type="float" office:value="39331400" calcext:value-type="float">
            <text:p>39331400</text:p>
          </table:table-cell>
          <table:table-cell table:formula="of:=[.X5]+([.Y4] * 100)" office:value-type="float" office:value="42608100" calcext:value-type="float">
            <text:p>42608100</text:p>
          </table:table-cell>
          <table:table-cell table:formula="of:=[.Y5]+([.Z4] * 100)" office:value-type="float" office:value="45884800" calcext:value-type="float">
            <text:p>45884800</text:p>
          </table:table-cell>
          <table:table-cell table:formula="of:=[.Z5]+([.AA4] * 100)" office:value-type="float" office:value="49161500" calcext:value-type="float">
            <text:p>49161500</text:p>
          </table:table-cell>
          <table:table-cell table:formula="of:=[.AA5]+([.AB4] * 100)" office:value-type="float" office:value="52438200" calcext:value-type="float">
            <text:p>52438200</text:p>
          </table:table-cell>
          <table:table-cell table:formula="of:=[.AB5]+([.AC4] * 100)" office:value-type="float" office:value="55714900" calcext:value-type="float">
            <text:p>55714900</text:p>
          </table:table-cell>
          <table:table-cell table:formula="of:=[.AC5]+([.AD4] * 100)" office:value-type="float" office:value="58991600" calcext:value-type="float">
            <text:p>58991600</text:p>
          </table:table-cell>
          <table:table-cell table:formula="of:=[.AD5]+([.AE4] * 100)" office:value-type="float" office:value="62268300" calcext:value-type="float">
            <text:p>62268300</text:p>
          </table:table-cell>
          <table:table-cell table:formula="of:=[.AE5]+([.AF4] * 100)" office:value-type="float" office:value="65545000" calcext:value-type="float">
            <text:p>65545000</text:p>
          </table:table-cell>
          <table:table-cell table:formula="of:=[.AF5]+([.AG4] * 100)" office:value-type="float" office:value="68821700" calcext:value-type="float">
            <text:p>68821700</text:p>
          </table:table-cell>
          <table:table-cell table:formula="of:=[.AG5]+([.AH4] * 100)" office:value-type="float" office:value="72098400" calcext:value-type="float">
            <text:p>72098400</text:p>
          </table:table-cell>
          <table:table-cell table:formula="of:=[.AH5]+([.AI4] * 100)" office:value-type="float" office:value="75375100" calcext:value-type="float">
            <text:p>75375100</text:p>
          </table:table-cell>
          <table:table-cell table:formula="of:=[.AI5]+([.AJ4] * 100)" office:value-type="float" office:value="78651800" calcext:value-type="float">
            <text:p>78651800</text:p>
          </table:table-cell>
          <table:table-cell table:formula="of:=[.AJ5]+([.AK4] * 100)" office:value-type="float" office:value="81928500" calcext:value-type="float">
            <text:p>81928500</text:p>
          </table:table-cell>
          <table:table-cell table:formula="of:=[.AK5]+([.AL4] * 100)" office:value-type="float" office:value="85205200" calcext:value-type="float">
            <text:p>85205200</text:p>
          </table:table-cell>
          <table:table-cell table:formula="of:=[.AL5]+([.AM4] * 100)" office:value-type="float" office:value="88481900" calcext:value-type="float">
            <text:p>88481900</text:p>
          </table:table-cell>
          <table:table-cell table:formula="of:=[.AM5]+([.AN4] * 100)" office:value-type="float" office:value="91758600" calcext:value-type="float">
            <text:p>91758600</text:p>
          </table:table-cell>
          <table:table-cell table:formula="of:=[.AN5]+([.AO4] * 100)" office:value-type="float" office:value="95035300" calcext:value-type="float">
            <text:p>95035300</text:p>
          </table:table-cell>
          <table:table-cell table:formula="of:=[.AO5]+([.AP4] * 100)" office:value-type="float" office:value="98312000" calcext:value-type="float">
            <text:p>98312000</text:p>
          </table:table-cell>
          <table:table-cell table:formula="of:=[.AP5]+([.AQ4] * 100)" office:value-type="float" office:value="101588700" calcext:value-type="float">
            <text:p>101588700</text:p>
          </table:table-cell>
          <table:table-cell table:formula="of:=[.AQ5]+([.AR4] * 100)" office:value-type="float" office:value="104865400" calcext:value-type="float">
            <text:p>104865400</text:p>
          </table:table-cell>
          <table:table-cell table:formula="of:=[.AR5]+([.AS4] * 100)" office:value-type="float" office:value="108142100" calcext:value-type="float">
            <text:p>108142100</text:p>
          </table:table-cell>
          <table:table-cell table:formula="of:=[.AS5]+([.AT4] * 100)" office:value-type="float" office:value="111418800" calcext:value-type="float">
            <text:p>111418800</text:p>
          </table:table-cell>
          <table:table-cell table:formula="of:=[.AT5]+([.AU4] * 100)" office:value-type="float" office:value="114695500" calcext:value-type="float">
            <text:p>114695500</text:p>
          </table:table-cell>
          <table:table-cell table:formula="of:=[.AU5]+([.AV4] * 100)" office:value-type="float" office:value="117972200" calcext:value-type="float">
            <text:p>117972200</text:p>
          </table:table-cell>
          <table:table-cell table:formula="of:=[.AV5]+([.AW4] * 100)" office:value-type="float" office:value="121248900" calcext:value-type="float">
            <text:p>121248900</text:p>
          </table:table-cell>
          <table:table-cell table:formula="of:=[.AW5]+([.AX4] * 100)" office:value-type="float" office:value="124525600" calcext:value-type="float">
            <text:p>124525600</text:p>
          </table:table-cell>
          <table:table-cell table:formula="of:=[.AX5]+([.AY4] * 100)" office:value-type="float" office:value="127802300" calcext:value-type="float">
            <text:p>127802300</text:p>
          </table:table-cell>
          <table:table-cell table:formula="of:=[.AY5]+([.AZ4] * 100)" office:value-type="float" office:value="131079000" calcext:value-type="float">
            <text:p>131079000</text:p>
          </table:table-cell>
          <table:table-cell table:formula="of:=[.AZ5]+([.BA4] * 100)" office:value-type="float" office:value="134355700" calcext:value-type="float">
            <text:p>134355700</text:p>
          </table:table-cell>
          <table:table-cell table:formula="of:=[.BA5]+([.BB4] * 100)" office:value-type="float" office:value="137632400" calcext:value-type="float">
            <text:p>137632400</text:p>
          </table:table-cell>
          <table:table-cell table:formula="of:=[.BB5]+([.BC4] * 100)" office:value-type="float" office:value="140909100" calcext:value-type="float">
            <text:p>140909100</text:p>
          </table:table-cell>
          <table:table-cell table:formula="of:=[.BC5]+([.BD4] * 100)" office:value-type="float" office:value="144185800" calcext:value-type="float">
            <text:p>144185800</text:p>
          </table:table-cell>
          <table:table-cell table:formula="of:=[.BD5]+([.BE4] * 100)" office:value-type="float" office:value="147462500" calcext:value-type="float">
            <text:p>147462500</text:p>
          </table:table-cell>
          <table:table-cell table:formula="of:=[.BE5]+([.BF4] * 100)" office:value-type="float" office:value="150739200" calcext:value-type="float">
            <text:p>150739200</text:p>
          </table:table-cell>
          <table:table-cell table:formula="of:=[.BF5]+([.BG4] * 100)" office:value-type="float" office:value="154015900" calcext:value-type="float">
            <text:p>154015900</text:p>
          </table:table-cell>
          <table:table-cell table:formula="of:=[.BG5]+([.BH4] * 100)" office:value-type="float" office:value="157292600" calcext:value-type="float">
            <text:p>157292600</text:p>
          </table:table-cell>
          <table:table-cell table:formula="of:=[.BH5]+([.BI4] * 100)" office:value-type="float" office:value="160569300" calcext:value-type="float">
            <text:p>160569300</text:p>
          </table:table-cell>
          <table:table-cell table:formula="of:=[.BI5]+([.BJ4] * 100)" office:value-type="float" office:value="163846000" calcext:value-type="float">
            <text:p>163846000</text:p>
          </table:table-cell>
          <table:table-cell table:formula="of:=[.BJ5]+([.BK4] * 100)" office:value-type="float" office:value="167122700" calcext:value-type="float">
            <text:p>167122700</text:p>
          </table:table-cell>
          <table:table-cell table:formula="of:=[.BK5]+([.BL4] * 100)" office:value-type="float" office:value="170399400" calcext:value-type="float">
            <text:p>170399400</text:p>
          </table:table-cell>
          <table:table-cell table:formula="of:=[.BL5]+([.BM4] * 100)" office:value-type="float" office:value="173676100" calcext:value-type="float">
            <text:p>173676100</text:p>
          </table:table-cell>
          <table:table-cell table:formula="of:=[.BM5]+([.BN4] * 100)" office:value-type="float" office:value="176952800" calcext:value-type="float">
            <text:p>176952800</text:p>
          </table:table-cell>
          <table:table-cell table:formula="of:=[.BN5]+([.BO4] * 100)" office:value-type="float" office:value="180229500" calcext:value-type="float">
            <text:p>180229500</text:p>
          </table:table-cell>
          <table:table-cell table:formula="of:=[.BO5]+([.BP4] * 100)" office:value-type="float" office:value="183506200" calcext:value-type="float">
            <text:p>183506200</text:p>
          </table:table-cell>
          <table:table-cell table:formula="of:=[.BP5]+([.BQ4] * 100)" office:value-type="float" office:value="186782900" calcext:value-type="float">
            <text:p>186782900</text:p>
          </table:table-cell>
          <table:table-cell table:formula="of:=[.BQ5]+([.BR4] * 100)" office:value-type="float" office:value="190059600" calcext:value-type="float">
            <text:p>190059600</text:p>
          </table:table-cell>
          <table:table-cell table:formula="of:=[.BR5]+([.BS4] * 100)" office:value-type="float" office:value="193336300" calcext:value-type="float">
            <text:p>193336300</text:p>
          </table:table-cell>
          <table:table-cell table:formula="of:=[.BS5]+([.BT4] * 100)" office:value-type="float" office:value="196613000" calcext:value-type="float">
            <text:p>196613000</text:p>
          </table:table-cell>
          <table:table-cell table:formula="of:=[.BT5]+([.BU4] * 100)" office:value-type="float" office:value="199889700" calcext:value-type="float">
            <text:p>199889700</text:p>
          </table:table-cell>
          <table:table-cell table:formula="of:=[.BU5]+([.BV4] * 100)" office:value-type="float" office:value="203166400" calcext:value-type="float">
            <text:p>203166400</text:p>
          </table:table-cell>
          <table:table-cell table:formula="of:=[.BV5]+([.BW4] * 100)" office:value-type="float" office:value="206443100" calcext:value-type="float">
            <text:p>206443100</text:p>
          </table:table-cell>
          <table:table-cell table:formula="of:=[.BW5]+([.BX4] * 100)" office:value-type="float" office:value="209719800" calcext:value-type="float">
            <text:p>209719800</text:p>
          </table:table-cell>
          <table:table-cell table:formula="of:=[.BX5]+([.BY4] * 100)" office:value-type="float" office:value="212996500" calcext:value-type="float">
            <text:p>212996500</text:p>
          </table:table-cell>
          <table:table-cell table:formula="of:=[.BY5]+([.BZ4] * 100)" office:value-type="float" office:value="216273200" calcext:value-type="float">
            <text:p>216273200</text:p>
          </table:table-cell>
          <table:table-cell table:formula="of:=[.BZ5]+([.CA4] * 100)" office:value-type="float" office:value="219549900" calcext:value-type="float">
            <text:p>219549900</text:p>
          </table:table-cell>
          <table:table-cell table:formula="of:=[.CA5]+([.CB4] * 100)" office:value-type="float" office:value="222826600" calcext:value-type="float">
            <text:p>222826600</text:p>
          </table:table-cell>
          <table:table-cell table:formula="of:=[.CB5]+([.CC4] * 100)" office:value-type="float" office:value="226103300" calcext:value-type="float">
            <text:p>226103300</text:p>
          </table:table-cell>
          <table:table-cell table:formula="of:=[.CC5]+([.CD4] * 100)" office:value-type="float" office:value="229380000" calcext:value-type="float">
            <text:p>229380000</text:p>
          </table:table-cell>
          <table:table-cell table:formula="of:=[.CD5]+([.CE4] * 100)" office:value-type="float" office:value="232656700" calcext:value-type="float">
            <text:p>232656700</text:p>
          </table:table-cell>
          <table:table-cell table:formula="of:=[.CE5]+([.CF4] * 100)" office:value-type="float" office:value="235933400" calcext:value-type="float">
            <text:p>235933400</text:p>
          </table:table-cell>
          <table:table-cell table:formula="of:=[.CF5]+([.CG4] * 100)" office:value-type="float" office:value="239210100" calcext:value-type="float">
            <text:p>239210100</text:p>
          </table:table-cell>
          <table:table-cell table:formula="of:=[.CG5]+([.CH4] * 100)" office:value-type="float" office:value="242486800" calcext:value-type="float">
            <text:p>242486800</text:p>
          </table:table-cell>
          <table:table-cell table:formula="of:=[.CH5]+([.CI4] * 100)" office:value-type="float" office:value="245763500" calcext:value-type="float">
            <text:p>245763500</text:p>
          </table:table-cell>
          <table:table-cell table:formula="of:=[.CI5]+([.CJ4] * 100)" office:value-type="float" office:value="249040200" calcext:value-type="float">
            <text:p>249040200</text:p>
          </table:table-cell>
          <table:table-cell table:formula="of:=[.CJ5]+([.CK4] * 100)" office:value-type="float" office:value="252316900" calcext:value-type="float">
            <text:p>252316900</text:p>
          </table:table-cell>
          <table:table-cell table:formula="of:=[.CK5]+([.CL4] * 100)" office:value-type="float" office:value="255593600" calcext:value-type="float">
            <text:p>255593600</text:p>
          </table:table-cell>
          <table:table-cell table:formula="of:=[.CL5]+([.CM4] * 100)" office:value-type="float" office:value="258870300" calcext:value-type="float">
            <text:p>258870300</text:p>
          </table:table-cell>
          <table:table-cell table:formula="of:=[.CM5]+([.CN4] * 100)" office:value-type="float" office:value="262147000" calcext:value-type="float">
            <text:p>262147000</text:p>
          </table:table-cell>
          <table:table-cell table:formula="of:=[.CN5]+([.CO4] * 100)" office:value-type="float" office:value="265423700" calcext:value-type="float">
            <text:p>265423700</text:p>
          </table:table-cell>
          <table:table-cell table:formula="of:=[.CO5]+([.CP4] * 100)" office:value-type="float" office:value="268700400" calcext:value-type="float">
            <text:p>268700400</text:p>
          </table:table-cell>
          <table:table-cell table:formula="of:=[.CP5]+([.CQ4] * 100)" office:value-type="float" office:value="271977100" calcext:value-type="float">
            <text:p>271977100</text:p>
          </table:table-cell>
          <table:table-cell table:formula="of:=[.CQ5]+([.CR4] * 100)" office:value-type="float" office:value="275253800" calcext:value-type="float">
            <text:p>275253800</text:p>
          </table:table-cell>
          <table:table-cell table:formula="of:=[.CR5]+([.CS4] * 100)" office:value-type="float" office:value="278530500" calcext:value-type="float">
            <text:p>278530500</text:p>
          </table:table-cell>
          <table:table-cell table:formula="of:=[.CS5]+([.CT4] * 100)" office:value-type="float" office:value="281807200" calcext:value-type="float">
            <text:p>281807200</text:p>
          </table:table-cell>
          <table:table-cell table:formula="of:=[.CT5]+([.CU4] * 100)" office:value-type="float" office:value="285083900" calcext:value-type="float">
            <text:p>285083900</text:p>
          </table:table-cell>
          <table:table-cell table:formula="of:=[.CU5]+([.CV4] * 100)" office:value-type="float" office:value="288360600" calcext:value-type="float">
            <text:p>288360600</text:p>
          </table:table-cell>
          <table:table-cell table:formula="of:=[.CV5]+([.CW4] * 100)" office:value-type="float" office:value="291637300" calcext:value-type="float">
            <text:p>291637300</text:p>
          </table:table-cell>
          <table:table-cell table:formula="of:=[.CW5]+([.CX4] * 100)" office:value-type="float" office:value="294914000" calcext:value-type="float">
            <text:p>294914000</text:p>
          </table:table-cell>
          <table:table-cell table:formula="of:=[.CX5]+([.CY4] * 100)" office:value-type="float" office:value="298190700" calcext:value-type="float">
            <text:p>298190700</text:p>
          </table:table-cell>
          <table:table-cell table:formula="of:=[.CY5]+([.CZ4] * 100)" office:value-type="float" office:value="301467400" calcext:value-type="float">
            <text:p>301467400</text:p>
          </table:table-cell>
          <table:table-cell table:formula="of:=[.CZ5]+([.DA4] * 100)" office:value-type="float" office:value="304744100" calcext:value-type="float">
            <text:p>304744100</text:p>
          </table:table-cell>
          <table:table-cell table:formula="of:=[.DA5]+([.DB4] * 100)" office:value-type="float" office:value="308020800" calcext:value-type="float">
            <text:p>308020800</text:p>
          </table:table-cell>
          <table:table-cell table:formula="of:=[.DB5]+([.DC4] * 100)" office:value-type="float" office:value="311297500" calcext:value-type="float">
            <text:p>311297500</text:p>
          </table:table-cell>
          <table:table-cell table:formula="of:=[.DC5]+([.DD4] * 100)" office:value-type="float" office:value="314574200" calcext:value-type="float">
            <text:p>314574200</text:p>
          </table:table-cell>
          <table:table-cell table:formula="of:=[.DD5]+([.DE4] * 100)" office:value-type="float" office:value="317850900" calcext:value-type="float">
            <text:p>317850900</text:p>
          </table:table-cell>
          <table:table-cell table:formula="of:=[.DE5]+([.DF4] * 100)" office:value-type="float" office:value="321127600" calcext:value-type="float">
            <text:p>321127600</text:p>
          </table:table-cell>
          <table:table-cell table:formula="of:=[.DF5]+([.DG4] * 100)" office:value-type="float" office:value="324404300" calcext:value-type="float">
            <text:p>324404300</text:p>
          </table:table-cell>
          <table:table-cell table:formula="of:=[.DG5]+([.DH4] * 100)" office:value-type="float" office:value="327681000" calcext:value-type="float">
            <text:p>327681000</text:p>
          </table:table-cell>
          <table:table-cell table:formula="of:=[.DH5]+([.DI4] * 100)" office:value-type="float" office:value="330957700" calcext:value-type="float">
            <text:p>330957700</text:p>
          </table:table-cell>
          <table:table-cell table:formula="of:=[.DI5]+([.DJ4] * 100)" office:value-type="float" office:value="334234400" calcext:value-type="float">
            <text:p>334234400</text:p>
          </table:table-cell>
          <table:table-cell table:formula="of:=[.DJ5]+([.DK4] * 100)" office:value-type="float" office:value="337511100" calcext:value-type="float">
            <text:p>337511100</text:p>
          </table:table-cell>
          <table:table-cell table:formula="of:=[.DK5]+([.DL4] * 100)" office:value-type="float" office:value="340787800" calcext:value-type="float">
            <text:p>340787800</text:p>
          </table:table-cell>
          <table:table-cell table:formula="of:=[.DL5]+([.DM4] * 100)" office:value-type="float" office:value="344064500" calcext:value-type="float">
            <text:p>344064500</text:p>
          </table:table-cell>
          <table:table-cell table:formula="of:=[.DM5]+([.DN4] * 100)" office:value-type="float" office:value="347341200" calcext:value-type="float">
            <text:p>347341200</text:p>
          </table:table-cell>
          <table:table-cell table:formula="of:=[.DN5]+([.DO4] * 100)" office:value-type="float" office:value="350617900" calcext:value-type="float">
            <text:p>350617900</text:p>
          </table:table-cell>
          <table:table-cell table:formula="of:=[.DO5]+([.DP4] * 100)" office:value-type="float" office:value="353894600" calcext:value-type="float">
            <text:p>353894600</text:p>
          </table:table-cell>
          <table:table-cell table:formula="of:=[.DP5]+([.DQ4] * 100)" office:value-type="float" office:value="357171300" calcext:value-type="float">
            <text:p>357171300</text:p>
          </table:table-cell>
          <table:table-cell table:formula="of:=[.DQ5]+([.DR4] * 100)" office:value-type="float" office:value="360448000" calcext:value-type="float">
            <text:p>360448000</text:p>
          </table:table-cell>
          <table:table-cell table:formula="of:=[.DR5]+([.DS4] * 100)" office:value-type="float" office:value="363724700" calcext:value-type="float">
            <text:p>363724700</text:p>
          </table:table-cell>
          <table:table-cell table:formula="of:=[.DS5]+([.DT4] * 100)" office:value-type="float" office:value="367001400" calcext:value-type="float">
            <text:p>367001400</text:p>
          </table:table-cell>
          <table:table-cell table:formula="of:=[.DT5]+([.DU4] * 100)" office:value-type="float" office:value="370278100" calcext:value-type="float">
            <text:p>370278100</text:p>
          </table:table-cell>
          <table:table-cell table:formula="of:=[.DU5]+([.DV4] * 100)" office:value-type="float" office:value="373554800" calcext:value-type="float">
            <text:p>373554800</text:p>
          </table:table-cell>
          <table:table-cell table:formula="of:=[.DV5]+([.DW4] * 100)" office:value-type="float" office:value="376831500" calcext:value-type="float">
            <text:p>376831500</text:p>
          </table:table-cell>
          <table:table-cell table:formula="of:=[.DW5]+([.DX4] * 100)" office:value-type="float" office:value="380108200" calcext:value-type="float">
            <text:p>380108200</text:p>
          </table:table-cell>
          <table:table-cell table:formula="of:=[.DX5]+([.DY4] * 100)" office:value-type="float" office:value="383384900" calcext:value-type="float">
            <text:p>383384900</text:p>
          </table:table-cell>
          <table:table-cell table:formula="of:=[.DY5]+([.DZ4] * 100)" office:value-type="float" office:value="386661600" calcext:value-type="float">
            <text:p>386661600</text:p>
          </table:table-cell>
          <table:table-cell table:formula="of:=[.DZ5]+([.EA4] * 100)" office:value-type="float" office:value="389938300" calcext:value-type="float">
            <text:p>389938300</text:p>
          </table:table-cell>
          <table:table-cell table:formula="of:=[.EA5]+([.EB4] * 100)" office:value-type="float" office:value="393215000" calcext:value-type="float">
            <text:p>393215000</text:p>
          </table:table-cell>
          <table:table-cell table:formula="of:=[.EB5]+([.EC4] * 100)" office:value-type="float" office:value="396491700" calcext:value-type="float">
            <text:p>396491700</text:p>
          </table:table-cell>
          <table:table-cell table:formula="of:=[.EC5]+([.ED4] * 100)" office:value-type="float" office:value="399768400" calcext:value-type="float">
            <text:p>399768400</text:p>
          </table:table-cell>
          <table:table-cell table:formula="of:=[.ED5]+([.EE4] * 100)" office:value-type="float" office:value="403045100" calcext:value-type="float">
            <text:p>403045100</text:p>
          </table:table-cell>
          <table:table-cell table:formula="of:=[.EE5]+([.EF4] * 100)" office:value-type="float" office:value="406321800" calcext:value-type="float">
            <text:p>406321800</text:p>
          </table:table-cell>
          <table:table-cell table:formula="of:=[.EF5]+([.EG4] * 100)" office:value-type="float" office:value="409598500" calcext:value-type="float">
            <text:p>409598500</text:p>
          </table:table-cell>
          <table:table-cell table:formula="of:=[.EG5]+([.EH4] * 100)" office:value-type="float" office:value="412875200" calcext:value-type="float">
            <text:p>412875200</text:p>
          </table:table-cell>
          <table:table-cell table:formula="of:=[.EH5]+([.EI4] * 100)" office:value-type="float" office:value="416151900" calcext:value-type="float">
            <text:p>416151900</text:p>
          </table:table-cell>
          <table:table-cell table:formula="of:=[.EI5]+([.EJ4] * 100)" office:value-type="float" office:value="419428600" calcext:value-type="float">
            <text:p>419428600</text:p>
          </table:table-cell>
          <table:table-cell table:formula="of:=[.EJ5]+([.EK4] * 100)" office:value-type="float" office:value="422705300" calcext:value-type="float">
            <text:p>422705300</text:p>
          </table:table-cell>
          <table:table-cell table:formula="of:=[.EK5]+([.EL4] * 100)" office:value-type="float" office:value="425982000" calcext:value-type="float">
            <text:p>425982000</text:p>
          </table:table-cell>
          <table:table-cell table:formula="of:=[.EL5]+([.EM4] * 100)" office:value-type="float" office:value="429258700" calcext:value-type="float">
            <text:p>429258700</text:p>
          </table:table-cell>
          <table:table-cell table:formula="of:=[.EM5]+([.EN4] * 100)" office:value-type="float" office:value="432535400" calcext:value-type="float">
            <text:p>432535400</text:p>
          </table:table-cell>
          <table:table-cell table:formula="of:=[.EN5]+([.EO4] * 100)" office:value-type="float" office:value="435812100" calcext:value-type="float">
            <text:p>435812100</text:p>
          </table:table-cell>
          <table:table-cell table:formula="of:=[.EO5]+([.EP4] * 100)" office:value-type="float" office:value="439088800" calcext:value-type="float">
            <text:p>439088800</text:p>
          </table:table-cell>
          <table:table-cell table:formula="of:=[.EP5]+([.EQ4] * 100)" office:value-type="float" office:value="442365500" calcext:value-type="float">
            <text:p>442365500</text:p>
          </table:table-cell>
          <table:table-cell table:formula="of:=[.EQ5]+([.ER4] * 100)" office:value-type="float" office:value="445642200" calcext:value-type="float">
            <text:p>445642200</text:p>
          </table:table-cell>
          <table:table-cell table:formula="of:=[.ER5]+([.ES4] * 100)" office:value-type="float" office:value="448918900" calcext:value-type="float">
            <text:p>448918900</text:p>
          </table:table-cell>
          <table:table-cell table:formula="of:=[.ES5]+([.ET4] * 100)" office:value-type="float" office:value="452195600" calcext:value-type="float">
            <text:p>452195600</text:p>
          </table:table-cell>
          <table:table-cell table:formula="of:=[.ET5]+([.EU4] * 100)" office:value-type="float" office:value="455472300" calcext:value-type="float">
            <text:p>455472300</text:p>
          </table:table-cell>
          <table:table-cell table:formula="of:=[.EU5]+([.EV4] * 100)" office:value-type="float" office:value="458749000" calcext:value-type="float">
            <text:p>458749000</text:p>
          </table:table-cell>
          <table:table-cell table:formula="of:=[.EV5]+([.EW4] * 100)" office:value-type="float" office:value="462025700" calcext:value-type="float">
            <text:p>462025700</text:p>
          </table:table-cell>
          <table:table-cell table:formula="of:=[.EW5]+([.EX4] * 100)" office:value-type="float" office:value="465302400" calcext:value-type="float">
            <text:p>465302400</text:p>
          </table:table-cell>
          <table:table-cell table:formula="of:=[.EX5]+([.EY4] * 100)" office:value-type="float" office:value="468579100" calcext:value-type="float">
            <text:p>468579100</text:p>
          </table:table-cell>
          <table:table-cell table:formula="of:=[.EY5]+([.EZ4] * 100)" office:value-type="float" office:value="471855800" calcext:value-type="float">
            <text:p>471855800</text:p>
          </table:table-cell>
          <table:table-cell table:formula="of:=[.EZ5]+([.FA4] * 100)" office:value-type="float" office:value="475132500" calcext:value-type="float">
            <text:p>475132500</text:p>
          </table:table-cell>
          <table:table-cell table:formula="of:=[.FA5]+([.FB4] * 100)" office:value-type="float" office:value="478409200" calcext:value-type="float">
            <text:p>478409200</text:p>
          </table:table-cell>
          <table:table-cell table:formula="of:=[.FB5]+([.FC4] * 100)" office:value-type="float" office:value="481685900" calcext:value-type="float">
            <text:p>481685900</text:p>
          </table:table-cell>
          <table:table-cell table:formula="of:=[.FC5]+([.FD4] * 100)" office:value-type="float" office:value="484962600" calcext:value-type="float">
            <text:p>484962600</text:p>
          </table:table-cell>
          <table:table-cell table:formula="of:=[.FD5]+([.FE4] * 100)" office:value-type="float" office:value="488239300" calcext:value-type="float">
            <text:p>488239300</text:p>
          </table:table-cell>
          <table:table-cell table:formula="of:=[.FE5]+([.FF4] * 100)" office:value-type="float" office:value="491516000" calcext:value-type="float">
            <text:p>491516000</text:p>
          </table:table-cell>
          <table:table-cell table:formula="of:=[.FF5]+([.FG4] * 100)" office:value-type="float" office:value="494792700" calcext:value-type="float">
            <text:p>494792700</text:p>
          </table:table-cell>
          <table:table-cell table:formula="of:=[.FG5]+([.FH4] * 100)" office:value-type="float" office:value="498069400" calcext:value-type="float">
            <text:p>498069400</text:p>
          </table:table-cell>
          <table:table-cell table:formula="of:=[.FH5]+([.FI4] * 100)" office:value-type="float" office:value="501346100" calcext:value-type="float">
            <text:p>501346100</text:p>
          </table:table-cell>
          <table:table-cell table:formula="of:=[.FI5]+([.FJ4] * 100)" office:value-type="float" office:value="504622800" calcext:value-type="float">
            <text:p>504622800</text:p>
          </table:table-cell>
          <table:table-cell table:formula="of:=[.FJ5]+([.FK4] * 100)" office:value-type="float" office:value="507899500" calcext:value-type="float">
            <text:p>507899500</text:p>
          </table:table-cell>
          <table:table-cell table:formula="of:=[.FK5]+([.FL4] * 100)" office:value-type="float" office:value="511176200" calcext:value-type="float">
            <text:p>511176200</text:p>
          </table:table-cell>
          <table:table-cell table:formula="of:=[.FL5]+([.FM4] * 100)" office:value-type="float" office:value="514452900" calcext:value-type="float">
            <text:p>514452900</text:p>
          </table:table-cell>
          <table:table-cell table:formula="of:=[.FM5]+([.FN4] * 100)" office:value-type="float" office:value="517729600" calcext:value-type="float">
            <text:p>517729600</text:p>
          </table:table-cell>
          <table:table-cell table:formula="of:=[.FN5]+([.FO4] * 100)" office:value-type="float" office:value="521006300" calcext:value-type="float">
            <text:p>521006300</text:p>
          </table:table-cell>
          <table:table-cell table:formula="of:=[.FO5]+([.FP4] * 100)" office:value-type="float" office:value="524283000" calcext:value-type="float">
            <text:p>524283000</text:p>
          </table:table-cell>
          <table:table-cell table:formula="of:=[.FP5]+([.FQ4] * 100)" office:value-type="float" office:value="527559700" calcext:value-type="float">
            <text:p>527559700</text:p>
          </table:table-cell>
          <table:table-cell table:formula="of:=[.FQ5]+([.FR4] * 100)" office:value-type="float" office:value="530836400" calcext:value-type="float">
            <text:p>530836400</text:p>
          </table:table-cell>
          <table:table-cell table:formula="of:=[.FR5]+([.FS4] * 100)" office:value-type="float" office:value="534113100" calcext:value-type="float">
            <text:p>534113100</text:p>
          </table:table-cell>
          <table:table-cell table:formula="of:=[.FS5]+([.FT4] * 100)" office:value-type="float" office:value="537389800" calcext:value-type="float">
            <text:p>537389800</text:p>
          </table:table-cell>
          <table:table-cell table:formula="of:=[.FT5]+([.FU4] * 100)" office:value-type="float" office:value="540666500" calcext:value-type="float">
            <text:p>540666500</text:p>
          </table:table-cell>
          <table:table-cell table:formula="of:=[.FU5]+([.FV4] * 100)" office:value-type="float" office:value="543943200" calcext:value-type="float">
            <text:p>543943200</text:p>
          </table:table-cell>
          <table:table-cell table:formula="of:=[.FV5]+([.FW4] * 100)" office:value-type="float" office:value="547219900" calcext:value-type="float">
            <text:p>547219900</text:p>
          </table:table-cell>
          <table:table-cell table:formula="of:=[.FW5]+([.FX4] * 100)" office:value-type="float" office:value="550496600" calcext:value-type="float">
            <text:p>550496600</text:p>
          </table:table-cell>
          <table:table-cell table:formula="of:=[.FX5]+([.FY4] * 100)" office:value-type="float" office:value="553773300" calcext:value-type="float">
            <text:p>553773300</text:p>
          </table:table-cell>
          <table:table-cell/>
          <table:table-cell table:formula="of:=2^32" office:value-type="float" office:value="4294967296" calcext:value-type="float">
            <text:p>4294967296</text:p>
          </table:table-cell>
          <table:table-cell table:number-columns-repeated="319"/>
        </table:table-row>
        <table:table-row table:style-name="ro1">
          <table:table-cell/>
          <table:table-cell table:formula="of:=[.B5]*[.$C2]" office:value-type="float" office:value="6553.4" calcext:value-type="float">
            <text:p>6553.4</text:p>
          </table:table-cell>
          <table:table-cell table:formula="of:=[.C5]*[.$C2]" office:value-type="float" office:value="6555.4" calcext:value-type="float">
            <text:p>6555.4</text:p>
          </table:table-cell>
          <table:table-cell table:formula="of:=[.D5]*[.$C2]" office:value-type="float" office:value="6557.4" calcext:value-type="float">
            <text:p>6557.4</text:p>
          </table:table-cell>
          <table:table-cell table:formula="of:=[.E5]*[.$C2]" office:value-type="float" office:value="6559.4" calcext:value-type="float">
            <text:p>6559.4</text:p>
          </table:table-cell>
          <table:table-cell table:formula="of:=[.F5]*[.$C2]" office:value-type="float" office:value="6561.4" calcext:value-type="float">
            <text:p>6561.4</text:p>
          </table:table-cell>
          <table:table-cell table:formula="of:=[.G5]*[.$C2]" office:value-type="float" office:value="6563.4" calcext:value-type="float">
            <text:p>6563.4</text:p>
          </table:table-cell>
          <table:table-cell table:formula="of:=[.H5]*[.$C2]" office:value-type="float" office:value="6565.4" calcext:value-type="float">
            <text:p>6565.4</text:p>
          </table:table-cell>
          <table:table-cell table:formula="of:=[.I5]*[.$C2]" office:value-type="float" office:value="6567.4" calcext:value-type="float">
            <text:p>6567.4</text:p>
          </table:table-cell>
          <table:table-cell table:formula="of:=[.J5]*[.$C2]" office:value-type="float" office:value="6569.4" calcext:value-type="float">
            <text:p>6569.4</text:p>
          </table:table-cell>
          <table:table-cell table:formula="of:=[.K5]*[.$C2]" office:value-type="float" office:value="6571.4" calcext:value-type="float">
            <text:p>6571.4</text:p>
          </table:table-cell>
          <table:table-cell table:formula="of:=[.L5]*[.$C2]" office:value-type="float" office:value="6573.4" calcext:value-type="float">
            <text:p>6573.4</text:p>
          </table:table-cell>
          <table:table-cell table:formula="of:=[.M5]*[.$C2]" office:value-type="float" office:value="6575.4" calcext:value-type="float">
            <text:p>6575.4</text:p>
          </table:table-cell>
          <table:table-cell table:formula="of:=[.N5]*[.$C2]" office:value-type="float" office:value="13128.8" calcext:value-type="float">
            <text:p>13128.8</text:p>
          </table:table-cell>
          <table:table-cell table:formula="of:=[.O5]*[.$C2]" office:value-type="float" office:value="19682.2" calcext:value-type="float">
            <text:p>19682.2</text:p>
          </table:table-cell>
          <table:table-cell table:formula="of:=[.P5]*[.$C2]" office:value-type="float" office:value="26235.6" calcext:value-type="float">
            <text:p>26235.6</text:p>
          </table:table-cell>
          <table:table-cell table:formula="of:=[.Q5]*[.$C2]" office:value-type="float" office:value="32789" calcext:value-type="float">
            <text:p>32789</text:p>
          </table:table-cell>
          <table:table-cell table:formula="of:=[.R5]*[.$C2]" office:value-type="float" office:value="39342.4" calcext:value-type="float">
            <text:p>39342.4</text:p>
          </table:table-cell>
          <table:table-cell table:formula="of:=[.S5]*[.$C2]" office:value-type="float" office:value="45895.8" calcext:value-type="float">
            <text:p>45895.8</text:p>
          </table:table-cell>
          <table:table-cell table:formula="of:=[.T5]*[.$C2]" office:value-type="float" office:value="52449.2" calcext:value-type="float">
            <text:p>52449.2</text:p>
          </table:table-cell>
          <table:table-cell table:formula="of:=[.U5]*[.$C2]" office:value-type="float" office:value="59002.6" calcext:value-type="float">
            <text:p>59002.6</text:p>
          </table:table-cell>
          <table:table-cell table:formula="of:=[.V5]*[.$C2]" office:value-type="float" office:value="65556" calcext:value-type="float">
            <text:p>65556</text:p>
          </table:table-cell>
          <table:table-cell table:formula="of:=[.W5]*[.$C2]" office:value-type="float" office:value="72109.4" calcext:value-type="float">
            <text:p>72109.4</text:p>
          </table:table-cell>
          <table:table-cell table:formula="of:=[.X5]*[.$C2]" office:value-type="float" office:value="78662.8" calcext:value-type="float">
            <text:p>78662.8</text:p>
          </table:table-cell>
          <table:table-cell table:formula="of:=[.Y5]*[.$C2]" office:value-type="float" office:value="85216.2" calcext:value-type="float">
            <text:p>85216.2</text:p>
          </table:table-cell>
          <table:table-cell table:formula="of:=[.Z5]*[.$C2]" office:value-type="float" office:value="91769.6" calcext:value-type="float">
            <text:p>91769.6</text:p>
          </table:table-cell>
          <table:table-cell table:formula="of:=[.AA5]*[.$C2]" office:value-type="float" office:value="98323" calcext:value-type="float">
            <text:p>98323</text:p>
          </table:table-cell>
          <table:table-cell table:formula="of:=[.AB5]*[.$C2]" office:value-type="float" office:value="104876.4" calcext:value-type="float">
            <text:p>104876.4</text:p>
          </table:table-cell>
          <table:table-cell table:formula="of:=[.AC5]*[.$C2]" office:value-type="float" office:value="111429.8" calcext:value-type="float">
            <text:p>111429.8</text:p>
          </table:table-cell>
          <table:table-cell table:formula="of:=[.AD5]*[.$C2]" office:value-type="float" office:value="117983.2" calcext:value-type="float">
            <text:p>117983.2</text:p>
          </table:table-cell>
          <table:table-cell table:formula="of:=[.AE5]*[.$C2]" office:value-type="float" office:value="124536.6" calcext:value-type="float">
            <text:p>124536.6</text:p>
          </table:table-cell>
          <table:table-cell table:formula="of:=[.AF5]*[.$C2]" office:value-type="float" office:value="131090" calcext:value-type="float">
            <text:p>131090</text:p>
          </table:table-cell>
          <table:table-cell table:formula="of:=[.AG5]*[.$C2]" office:value-type="float" office:value="137643.4" calcext:value-type="float">
            <text:p>137643.4</text:p>
          </table:table-cell>
          <table:table-cell table:formula="of:=[.AH5]*[.$C2]" office:value-type="float" office:value="144196.8" calcext:value-type="float">
            <text:p>144196.8</text:p>
          </table:table-cell>
          <table:table-cell table:formula="of:=[.AI5]*[.$C2]" office:value-type="float" office:value="150750.2" calcext:value-type="float">
            <text:p>150750.2</text:p>
          </table:table-cell>
          <table:table-cell table:formula="of:=[.AJ5]*[.$C2]" office:value-type="float" office:value="157303.6" calcext:value-type="float">
            <text:p>157303.6</text:p>
          </table:table-cell>
          <table:table-cell table:formula="of:=[.AK5]*[.$C2]" office:value-type="float" office:value="163857" calcext:value-type="float">
            <text:p>163857</text:p>
          </table:table-cell>
          <table:table-cell table:formula="of:=[.AL5]*[.$C2]" office:value-type="float" office:value="170410.4" calcext:value-type="float">
            <text:p>170410.4</text:p>
          </table:table-cell>
          <table:table-cell table:formula="of:=[.AM5]*[.$C2]" office:value-type="float" office:value="176963.8" calcext:value-type="float">
            <text:p>176963.8</text:p>
          </table:table-cell>
          <table:table-cell table:formula="of:=[.AN5]*[.$C2]" office:value-type="float" office:value="183517.2" calcext:value-type="float">
            <text:p>183517.2</text:p>
          </table:table-cell>
          <table:table-cell table:formula="of:=[.AO5]*[.$C2]" office:value-type="float" office:value="190070.6" calcext:value-type="float">
            <text:p>190070.6</text:p>
          </table:table-cell>
          <table:table-cell table:formula="of:=[.AP5]*[.$C2]" office:value-type="float" office:value="196624" calcext:value-type="float">
            <text:p>196624</text:p>
          </table:table-cell>
          <table:table-cell table:formula="of:=[.AQ5]*[.$C2]" office:value-type="float" office:value="203177.4" calcext:value-type="float">
            <text:p>203177.4</text:p>
          </table:table-cell>
          <table:table-cell table:formula="of:=[.AR5]*[.$C2]" office:value-type="float" office:value="209730.8" calcext:value-type="float">
            <text:p>209730.8</text:p>
          </table:table-cell>
          <table:table-cell table:formula="of:=[.AS5]*[.$C2]" office:value-type="float" office:value="216284.2" calcext:value-type="float">
            <text:p>216284.2</text:p>
          </table:table-cell>
          <table:table-cell table:formula="of:=[.AT5]*[.$C2]" office:value-type="float" office:value="222837.6" calcext:value-type="float">
            <text:p>222837.6</text:p>
          </table:table-cell>
          <table:table-cell table:formula="of:=[.AU5]*[.$C2]" office:value-type="float" office:value="229391" calcext:value-type="float">
            <text:p>229391</text:p>
          </table:table-cell>
          <table:table-cell table:formula="of:=[.AV5]*[.$C2]" office:value-type="float" office:value="235944.4" calcext:value-type="float">
            <text:p>235944.4</text:p>
          </table:table-cell>
          <table:table-cell table:formula="of:=[.AW5]*[.$C2]" office:value-type="float" office:value="242497.8" calcext:value-type="float">
            <text:p>242497.8</text:p>
          </table:table-cell>
          <table:table-cell table:formula="of:=[.AX5]*[.$C2]" office:value-type="float" office:value="249051.2" calcext:value-type="float">
            <text:p>249051.2</text:p>
          </table:table-cell>
          <table:table-cell table:formula="of:=[.AY5]*[.$C2]" office:value-type="float" office:value="255604.6" calcext:value-type="float">
            <text:p>255604.6</text:p>
          </table:table-cell>
          <table:table-cell table:formula="of:=[.AZ5]*[.$C2]" office:value-type="float" office:value="262158" calcext:value-type="float">
            <text:p>262158</text:p>
          </table:table-cell>
          <table:table-cell table:formula="of:=[.BA5]*[.$C2]" office:value-type="float" office:value="268711.4" calcext:value-type="float">
            <text:p>268711.4</text:p>
          </table:table-cell>
          <table:table-cell table:formula="of:=[.BB5]*[.$C2]" office:value-type="float" office:value="275264.8" calcext:value-type="float">
            <text:p>275264.8</text:p>
          </table:table-cell>
          <table:table-cell table:formula="of:=[.BC5]*[.$C2]" office:value-type="float" office:value="281818.2" calcext:value-type="float">
            <text:p>281818.2</text:p>
          </table:table-cell>
          <table:table-cell table:formula="of:=[.BD5]*[.$C2]" office:value-type="float" office:value="288371.6" calcext:value-type="float">
            <text:p>288371.6</text:p>
          </table:table-cell>
          <table:table-cell table:formula="of:=[.BE5]*[.$C2]" office:value-type="float" office:value="294925" calcext:value-type="float">
            <text:p>294925</text:p>
          </table:table-cell>
          <table:table-cell table:formula="of:=[.BF5]*[.$C2]" office:value-type="float" office:value="301478.4" calcext:value-type="float">
            <text:p>301478.4</text:p>
          </table:table-cell>
          <table:table-cell table:formula="of:=[.BG5]*[.$C2]" office:value-type="float" office:value="308031.8" calcext:value-type="float">
            <text:p>308031.8</text:p>
          </table:table-cell>
          <table:table-cell table:formula="of:=[.BH5]*[.$C2]" office:value-type="float" office:value="314585.2" calcext:value-type="float">
            <text:p>314585.2</text:p>
          </table:table-cell>
          <table:table-cell table:formula="of:=[.BI5]*[.$C2]" office:value-type="float" office:value="321138.6" calcext:value-type="float">
            <text:p>321138.6</text:p>
          </table:table-cell>
          <table:table-cell table:formula="of:=[.BJ5]*[.$C2]" office:value-type="float" office:value="327692" calcext:value-type="float">
            <text:p>327692</text:p>
          </table:table-cell>
          <table:table-cell table:formula="of:=[.BK5]*[.$C2]" office:value-type="float" office:value="334245.4" calcext:value-type="float">
            <text:p>334245.4</text:p>
          </table:table-cell>
          <table:table-cell table:formula="of:=[.BL5]*[.$C2]" office:value-type="float" office:value="340798.8" calcext:value-type="float">
            <text:p>340798.8</text:p>
          </table:table-cell>
          <table:table-cell table:formula="of:=[.BM5]*[.$C2]" office:value-type="float" office:value="347352.2" calcext:value-type="float">
            <text:p>347352.2</text:p>
          </table:table-cell>
          <table:table-cell table:formula="of:=[.BN5]*[.$C2]" office:value-type="float" office:value="353905.6" calcext:value-type="float">
            <text:p>353905.6</text:p>
          </table:table-cell>
          <table:table-cell table:formula="of:=[.BO5]*[.$C2]" office:value-type="float" office:value="360459" calcext:value-type="float">
            <text:p>360459</text:p>
          </table:table-cell>
          <table:table-cell table:formula="of:=[.BP5]*[.$C2]" office:value-type="float" office:value="367012.4" calcext:value-type="float">
            <text:p>367012.4</text:p>
          </table:table-cell>
          <table:table-cell table:formula="of:=[.BQ5]*[.$C2]" office:value-type="float" office:value="373565.8" calcext:value-type="float">
            <text:p>373565.8</text:p>
          </table:table-cell>
          <table:table-cell table:formula="of:=[.BR5]*[.$C2]" office:value-type="float" office:value="380119.2" calcext:value-type="float">
            <text:p>380119.2</text:p>
          </table:table-cell>
          <table:table-cell table:formula="of:=[.BS5]*[.$C2]" office:value-type="float" office:value="386672.6" calcext:value-type="float">
            <text:p>386672.6</text:p>
          </table:table-cell>
          <table:table-cell table:formula="of:=[.BT5]*[.$C2]" office:value-type="float" office:value="393226" calcext:value-type="float">
            <text:p>393226</text:p>
          </table:table-cell>
          <table:table-cell table:formula="of:=[.BU5]*[.$C2]" office:value-type="float" office:value="399779.4" calcext:value-type="float">
            <text:p>399779.4</text:p>
          </table:table-cell>
          <table:table-cell table:formula="of:=[.BV5]*[.$C2]" office:value-type="float" office:value="406332.8" calcext:value-type="float">
            <text:p>406332.8</text:p>
          </table:table-cell>
          <table:table-cell table:formula="of:=[.BW5]*[.$C2]" office:value-type="float" office:value="412886.2" calcext:value-type="float">
            <text:p>412886.2</text:p>
          </table:table-cell>
          <table:table-cell table:formula="of:=[.BX5]*[.$C2]" office:value-type="float" office:value="419439.6" calcext:value-type="float">
            <text:p>419439.6</text:p>
          </table:table-cell>
          <table:table-cell table:formula="of:=[.BY5]*[.$C2]" office:value-type="float" office:value="425993" calcext:value-type="float">
            <text:p>425993</text:p>
          </table:table-cell>
          <table:table-cell table:formula="of:=[.BZ5]*[.$C2]" office:value-type="float" office:value="432546.4" calcext:value-type="float">
            <text:p>432546.4</text:p>
          </table:table-cell>
          <table:table-cell table:formula="of:=[.CA5]*[.$C2]" office:value-type="float" office:value="439099.8" calcext:value-type="float">
            <text:p>439099.8</text:p>
          </table:table-cell>
          <table:table-cell table:formula="of:=[.CB5]*[.$C2]" office:value-type="float" office:value="445653.2" calcext:value-type="float">
            <text:p>445653.2</text:p>
          </table:table-cell>
          <table:table-cell table:formula="of:=[.CC5]*[.$C2]" office:value-type="float" office:value="452206.6" calcext:value-type="float">
            <text:p>452206.6</text:p>
          </table:table-cell>
          <table:table-cell table:formula="of:=[.CD5]*[.$C2]" office:value-type="float" office:value="458760" calcext:value-type="float">
            <text:p>458760</text:p>
          </table:table-cell>
          <table:table-cell table:formula="of:=[.CE5]*[.$C2]" office:value-type="float" office:value="465313.4" calcext:value-type="float">
            <text:p>465313.4</text:p>
          </table:table-cell>
          <table:table-cell table:formula="of:=[.CF5]*[.$C2]" office:value-type="float" office:value="471866.8" calcext:value-type="float">
            <text:p>471866.8</text:p>
          </table:table-cell>
          <table:table-cell table:formula="of:=[.CG5]*[.$C2]" office:value-type="float" office:value="478420.2" calcext:value-type="float">
            <text:p>478420.2</text:p>
          </table:table-cell>
          <table:table-cell table:formula="of:=[.CH5]*[.$C2]" office:value-type="float" office:value="484973.6" calcext:value-type="float">
            <text:p>484973.6</text:p>
          </table:table-cell>
          <table:table-cell table:formula="of:=[.CI5]*[.$C2]" office:value-type="float" office:value="491527" calcext:value-type="float">
            <text:p>491527</text:p>
          </table:table-cell>
          <table:table-cell table:formula="of:=[.CJ5]*[.$C2]" office:value-type="float" office:value="498080.4" calcext:value-type="float">
            <text:p>498080.4</text:p>
          </table:table-cell>
          <table:table-cell table:formula="of:=[.CK5]*[.$C2]" office:value-type="float" office:value="504633.8" calcext:value-type="float">
            <text:p>504633.8</text:p>
          </table:table-cell>
          <table:table-cell table:formula="of:=[.CL5]*[.$C2]" office:value-type="float" office:value="511187.2" calcext:value-type="float">
            <text:p>511187.2</text:p>
          </table:table-cell>
          <table:table-cell table:formula="of:=[.CM5]*[.$C2]" office:value-type="float" office:value="517740.6" calcext:value-type="float">
            <text:p>517740.6</text:p>
          </table:table-cell>
          <table:table-cell table:formula="of:=[.CN5]*[.$C2]" office:value-type="float" office:value="524294" calcext:value-type="float">
            <text:p>524294</text:p>
          </table:table-cell>
          <table:table-cell table:formula="of:=[.CO5]*[.$C2]" office:value-type="float" office:value="530847.4" calcext:value-type="float">
            <text:p>530847.4</text:p>
          </table:table-cell>
          <table:table-cell table:formula="of:=[.CP5]*[.$C2]" office:value-type="float" office:value="537400.8" calcext:value-type="float">
            <text:p>537400.8</text:p>
          </table:table-cell>
          <table:table-cell table:formula="of:=[.CQ5]*[.$C2]" office:value-type="float" office:value="543954.2" calcext:value-type="float">
            <text:p>543954.2</text:p>
          </table:table-cell>
          <table:table-cell table:formula="of:=[.CR5]*[.$C2]" office:value-type="float" office:value="550507.6" calcext:value-type="float">
            <text:p>550507.6</text:p>
          </table:table-cell>
          <table:table-cell table:formula="of:=[.CS5]*[.$C2]" office:value-type="float" office:value="557061" calcext:value-type="float">
            <text:p>557061</text:p>
          </table:table-cell>
          <table:table-cell table:formula="of:=[.CT5]*[.$C2]" office:value-type="float" office:value="563614.4" calcext:value-type="float">
            <text:p>563614.4</text:p>
          </table:table-cell>
          <table:table-cell table:formula="of:=[.CU5]*[.$C2]" office:value-type="float" office:value="570167.8" calcext:value-type="float">
            <text:p>570167.8</text:p>
          </table:table-cell>
          <table:table-cell table:formula="of:=[.CV5]*[.$C2]" office:value-type="float" office:value="576721.2" calcext:value-type="float">
            <text:p>576721.2</text:p>
          </table:table-cell>
          <table:table-cell table:formula="of:=[.CW5]*[.$C2]" office:value-type="float" office:value="583274.6" calcext:value-type="float">
            <text:p>583274.6</text:p>
          </table:table-cell>
          <table:table-cell table:formula="of:=[.CX5]*[.$C2]" office:value-type="float" office:value="589828" calcext:value-type="float">
            <text:p>589828</text:p>
          </table:table-cell>
          <table:table-cell table:formula="of:=[.CY5]*[.$C2]" office:value-type="float" office:value="596381.4" calcext:value-type="float">
            <text:p>596381.4</text:p>
          </table:table-cell>
          <table:table-cell table:formula="of:=[.CZ5]*[.$C2]" office:value-type="float" office:value="602934.8" calcext:value-type="float">
            <text:p>602934.8</text:p>
          </table:table-cell>
          <table:table-cell table:formula="of:=[.DA5]*[.$C2]" office:value-type="float" office:value="609488.2" calcext:value-type="float">
            <text:p>609488.2</text:p>
          </table:table-cell>
          <table:table-cell table:formula="of:=[.DB5]*[.$C2]" office:value-type="float" office:value="616041.6" calcext:value-type="float">
            <text:p>616041.6</text:p>
          </table:table-cell>
          <table:table-cell table:formula="of:=[.DC5]*[.$C2]" office:value-type="float" office:value="622595" calcext:value-type="float">
            <text:p>622595</text:p>
          </table:table-cell>
          <table:table-cell table:formula="of:=[.DD5]*[.$C2]" office:value-type="float" office:value="629148.4" calcext:value-type="float">
            <text:p>629148.4</text:p>
          </table:table-cell>
          <table:table-cell table:formula="of:=[.DE5]*[.$C2]" office:value-type="float" office:value="635701.8" calcext:value-type="float">
            <text:p>635701.8</text:p>
          </table:table-cell>
          <table:table-cell table:formula="of:=[.DF5]*[.$C2]" office:value-type="float" office:value="642255.2" calcext:value-type="float">
            <text:p>642255.2</text:p>
          </table:table-cell>
          <table:table-cell table:formula="of:=[.DG5]*[.$C2]" office:value-type="float" office:value="648808.6" calcext:value-type="float">
            <text:p>648808.6</text:p>
          </table:table-cell>
          <table:table-cell table:formula="of:=[.DH5]*[.$C2]" office:value-type="float" office:value="655362" calcext:value-type="float">
            <text:p>655362</text:p>
          </table:table-cell>
          <table:table-cell table:formula="of:=[.DI5]*[.$C2]" office:value-type="float" office:value="661915.4" calcext:value-type="float">
            <text:p>661915.4</text:p>
          </table:table-cell>
          <table:table-cell table:formula="of:=[.DJ5]*[.$C2]" office:value-type="float" office:value="668468.8" calcext:value-type="float">
            <text:p>668468.8</text:p>
          </table:table-cell>
          <table:table-cell table:formula="of:=[.DK5]*[.$C2]" office:value-type="float" office:value="675022.2" calcext:value-type="float">
            <text:p>675022.2</text:p>
          </table:table-cell>
          <table:table-cell table:formula="of:=[.DL5]*[.$C2]" office:value-type="float" office:value="681575.6" calcext:value-type="float">
            <text:p>681575.6</text:p>
          </table:table-cell>
          <table:table-cell table:formula="of:=[.DM5]*[.$C2]" office:value-type="float" office:value="688129" calcext:value-type="float">
            <text:p>688129</text:p>
          </table:table-cell>
          <table:table-cell table:formula="of:=[.DN5]*[.$C2]" office:value-type="float" office:value="694682.4" calcext:value-type="float">
            <text:p>694682.4</text:p>
          </table:table-cell>
          <table:table-cell table:formula="of:=[.DO5]*[.$C2]" office:value-type="float" office:value="701235.8" calcext:value-type="float">
            <text:p>701235.8</text:p>
          </table:table-cell>
          <table:table-cell table:formula="of:=[.DP5]*[.$C2]" office:value-type="float" office:value="707789.2" calcext:value-type="float">
            <text:p>707789.2</text:p>
          </table:table-cell>
          <table:table-cell table:formula="of:=[.DQ5]*[.$C2]" office:value-type="float" office:value="714342.6" calcext:value-type="float">
            <text:p>714342.6</text:p>
          </table:table-cell>
          <table:table-cell table:formula="of:=[.DR5]*[.$C2]" office:value-type="float" office:value="720896" calcext:value-type="float">
            <text:p>720896</text:p>
          </table:table-cell>
          <table:table-cell table:formula="of:=[.DS5]*[.$C2]" office:value-type="float" office:value="727449.4" calcext:value-type="float">
            <text:p>727449.4</text:p>
          </table:table-cell>
          <table:table-cell table:formula="of:=[.DT5]*[.$C2]" office:value-type="float" office:value="734002.8" calcext:value-type="float">
            <text:p>734002.8</text:p>
          </table:table-cell>
          <table:table-cell table:formula="of:=[.DU5]*[.$C2]" office:value-type="float" office:value="740556.2" calcext:value-type="float">
            <text:p>740556.2</text:p>
          </table:table-cell>
          <table:table-cell table:formula="of:=[.DV5]*[.$C2]" office:value-type="float" office:value="747109.6" calcext:value-type="float">
            <text:p>747109.6</text:p>
          </table:table-cell>
          <table:table-cell table:formula="of:=[.DW5]*[.$C2]" office:value-type="float" office:value="753663" calcext:value-type="float">
            <text:p>753663</text:p>
          </table:table-cell>
          <table:table-cell table:formula="of:=[.DX5]*[.$C2]" office:value-type="float" office:value="760216.4" calcext:value-type="float">
            <text:p>760216.4</text:p>
          </table:table-cell>
          <table:table-cell table:formula="of:=[.DY5]*[.$C2]" office:value-type="float" office:value="766769.8" calcext:value-type="float">
            <text:p>766769.8</text:p>
          </table:table-cell>
          <table:table-cell table:formula="of:=[.DZ5]*[.$C2]" office:value-type="float" office:value="773323.2" calcext:value-type="float">
            <text:p>773323.2</text:p>
          </table:table-cell>
          <table:table-cell table:formula="of:=[.EA5]*[.$C2]" office:value-type="float" office:value="779876.6" calcext:value-type="float">
            <text:p>779876.6</text:p>
          </table:table-cell>
          <table:table-cell table:formula="of:=[.EB5]*[.$C2]" office:value-type="float" office:value="786430" calcext:value-type="float">
            <text:p>786430</text:p>
          </table:table-cell>
          <table:table-cell table:formula="of:=[.EC5]*[.$C2]" office:value-type="float" office:value="792983.4" calcext:value-type="float">
            <text:p>792983.4</text:p>
          </table:table-cell>
          <table:table-cell table:formula="of:=[.ED5]*[.$C2]" office:value-type="float" office:value="799536.8" calcext:value-type="float">
            <text:p>799536.8</text:p>
          </table:table-cell>
          <table:table-cell table:formula="of:=[.EE5]*[.$C2]" office:value-type="float" office:value="806090.2" calcext:value-type="float">
            <text:p>806090.2</text:p>
          </table:table-cell>
          <table:table-cell table:formula="of:=[.EF5]*[.$C2]" office:value-type="float" office:value="812643.6" calcext:value-type="float">
            <text:p>812643.6</text:p>
          </table:table-cell>
          <table:table-cell table:formula="of:=[.EG5]*[.$C2]" office:value-type="float" office:value="819197" calcext:value-type="float">
            <text:p>819197</text:p>
          </table:table-cell>
          <table:table-cell table:formula="of:=[.EH5]*[.$C2]" office:value-type="float" office:value="825750.4" calcext:value-type="float">
            <text:p>825750.4</text:p>
          </table:table-cell>
          <table:table-cell table:formula="of:=[.EI5]*[.$C2]" office:value-type="float" office:value="832303.8" calcext:value-type="float">
            <text:p>832303.8</text:p>
          </table:table-cell>
          <table:table-cell table:formula="of:=[.EJ5]*[.$C2]" office:value-type="float" office:value="838857.2" calcext:value-type="float">
            <text:p>838857.2</text:p>
          </table:table-cell>
          <table:table-cell table:formula="of:=[.EK5]*[.$C2]" office:value-type="float" office:value="845410.6" calcext:value-type="float">
            <text:p>845410.6</text:p>
          </table:table-cell>
          <table:table-cell table:formula="of:=[.EL5]*[.$C2]" office:value-type="float" office:value="851964" calcext:value-type="float">
            <text:p>851964</text:p>
          </table:table-cell>
          <table:table-cell table:formula="of:=[.EM5]*[.$C2]" office:value-type="float" office:value="858517.4" calcext:value-type="float">
            <text:p>858517.4</text:p>
          </table:table-cell>
          <table:table-cell table:formula="of:=[.EN5]*[.$C2]" office:value-type="float" office:value="865070.8" calcext:value-type="float">
            <text:p>865070.8</text:p>
          </table:table-cell>
          <table:table-cell table:formula="of:=[.EO5]*[.$C2]" office:value-type="float" office:value="871624.2" calcext:value-type="float">
            <text:p>871624.2</text:p>
          </table:table-cell>
          <table:table-cell table:formula="of:=[.EP5]*[.$C2]" office:value-type="float" office:value="878177.6" calcext:value-type="float">
            <text:p>878177.6</text:p>
          </table:table-cell>
          <table:table-cell table:formula="of:=[.EQ5]*[.$C2]" office:value-type="float" office:value="884731" calcext:value-type="float">
            <text:p>884731</text:p>
          </table:table-cell>
          <table:table-cell table:formula="of:=[.ER5]*[.$C2]" office:value-type="float" office:value="891284.4" calcext:value-type="float">
            <text:p>891284.4</text:p>
          </table:table-cell>
          <table:table-cell table:formula="of:=[.ES5]*[.$C2]" office:value-type="float" office:value="897837.8" calcext:value-type="float">
            <text:p>897837.8</text:p>
          </table:table-cell>
          <table:table-cell table:formula="of:=[.ET5]*[.$C2]" office:value-type="float" office:value="904391.2" calcext:value-type="float">
            <text:p>904391.2</text:p>
          </table:table-cell>
          <table:table-cell table:formula="of:=[.EU5]*[.$C2]" office:value-type="float" office:value="910944.6" calcext:value-type="float">
            <text:p>910944.6</text:p>
          </table:table-cell>
          <table:table-cell table:formula="of:=[.EV5]*[.$C2]" office:value-type="float" office:value="917498" calcext:value-type="float">
            <text:p>917498</text:p>
          </table:table-cell>
          <table:table-cell table:formula="of:=[.EW5]*[.$C2]" office:value-type="float" office:value="924051.4" calcext:value-type="float">
            <text:p>924051.4</text:p>
          </table:table-cell>
          <table:table-cell table:formula="of:=[.EX5]*[.$C2]" office:value-type="float" office:value="930604.8" calcext:value-type="float">
            <text:p>930604.8</text:p>
          </table:table-cell>
          <table:table-cell table:formula="of:=[.EY5]*[.$C2]" office:value-type="float" office:value="937158.2" calcext:value-type="float">
            <text:p>937158.2</text:p>
          </table:table-cell>
          <table:table-cell table:formula="of:=[.EZ5]*[.$C2]" office:value-type="float" office:value="943711.6" calcext:value-type="float">
            <text:p>943711.6</text:p>
          </table:table-cell>
          <table:table-cell table:formula="of:=[.FA5]*[.$C2]" office:value-type="float" office:value="950265" calcext:value-type="float">
            <text:p>950265</text:p>
          </table:table-cell>
          <table:table-cell table:formula="of:=[.FB5]*[.$C2]" office:value-type="float" office:value="956818.4" calcext:value-type="float">
            <text:p>956818.4</text:p>
          </table:table-cell>
          <table:table-cell table:formula="of:=[.FC5]*[.$C2]" office:value-type="float" office:value="963371.8" calcext:value-type="float">
            <text:p>963371.8</text:p>
          </table:table-cell>
          <table:table-cell table:formula="of:=[.FD5]*[.$C2]" office:value-type="float" office:value="969925.2" calcext:value-type="float">
            <text:p>969925.2</text:p>
          </table:table-cell>
          <table:table-cell table:formula="of:=[.FE5]*[.$C2]" office:value-type="float" office:value="976478.6" calcext:value-type="float">
            <text:p>976478.6</text:p>
          </table:table-cell>
          <table:table-cell table:formula="of:=[.FF5]*[.$C2]" office:value-type="float" office:value="983032" calcext:value-type="float">
            <text:p>983032</text:p>
          </table:table-cell>
          <table:table-cell table:formula="of:=[.FG5]*[.$C2]" office:value-type="float" office:value="989585.4" calcext:value-type="float">
            <text:p>989585.4</text:p>
          </table:table-cell>
          <table:table-cell table:formula="of:=[.FH5]*[.$C2]" office:value-type="float" office:value="996138.8" calcext:value-type="float">
            <text:p>996138.8</text:p>
          </table:table-cell>
          <table:table-cell table:formula="of:=[.FI5]*[.$C2]" office:value-type="float" office:value="1002692.2" calcext:value-type="float">
            <text:p>1002692.2</text:p>
          </table:table-cell>
          <table:table-cell table:formula="of:=[.FJ5]*[.$C2]" office:value-type="float" office:value="1009245.6" calcext:value-type="float">
            <text:p>1009245.6</text:p>
          </table:table-cell>
          <table:table-cell table:formula="of:=[.FK5]*[.$C2]" office:value-type="float" office:value="1015799" calcext:value-type="float">
            <text:p>1015799</text:p>
          </table:table-cell>
          <table:table-cell table:formula="of:=[.FL5]*[.$C2]" office:value-type="float" office:value="1022352.4" calcext:value-type="float">
            <text:p>1022352.4</text:p>
          </table:table-cell>
          <table:table-cell table:formula="of:=[.FM5]*[.$C2]" office:value-type="float" office:value="1028905.8" calcext:value-type="float">
            <text:p>1028905.8</text:p>
          </table:table-cell>
          <table:table-cell table:formula="of:=[.FN5]*[.$C2]" office:value-type="float" office:value="1035459.2" calcext:value-type="float">
            <text:p>1035459.2</text:p>
          </table:table-cell>
          <table:table-cell table:formula="of:=[.FO5]*[.$C2]" office:value-type="float" office:value="1042012.6" calcext:value-type="float">
            <text:p>1042012.6</text:p>
          </table:table-cell>
          <table:table-cell table:formula="of:=[.FP5]*[.$C2]" office:value-type="float" office:value="1048566" calcext:value-type="float">
            <text:p>1048566</text:p>
          </table:table-cell>
          <table:table-cell table:formula="of:=[.FQ5]*[.$C2]" office:value-type="float" office:value="1055119.4" calcext:value-type="float">
            <text:p>1055119.4</text:p>
          </table:table-cell>
          <table:table-cell table:formula="of:=[.FR5]*[.$C2]" office:value-type="float" office:value="1061672.8" calcext:value-type="float">
            <text:p>1061672.8</text:p>
          </table:table-cell>
          <table:table-cell table:formula="of:=[.FS5]*[.$C2]" office:value-type="float" office:value="1068226.2" calcext:value-type="float">
            <text:p>1068226.2</text:p>
          </table:table-cell>
          <table:table-cell table:formula="of:=[.FT5]*[.$C2]" office:value-type="float" office:value="1074779.6" calcext:value-type="float">
            <text:p>1074779.6</text:p>
          </table:table-cell>
          <table:table-cell table:formula="of:=[.FU5]*[.$C2]" office:value-type="float" office:value="1081333" calcext:value-type="float">
            <text:p>1081333</text:p>
          </table:table-cell>
          <table:table-cell table:formula="of:=[.FV5]*[.$C2]" office:value-type="float" office:value="1087886.4" calcext:value-type="float">
            <text:p>1087886.4</text:p>
          </table:table-cell>
          <table:table-cell table:formula="of:=[.FW5]*[.$C2]" office:value-type="float" office:value="1094439.8" calcext:value-type="float">
            <text:p>1094439.8</text:p>
          </table:table-cell>
          <table:table-cell table:formula="of:=[.FX5]*[.$C2]" office:value-type="float" office:value="1100993.2" calcext:value-type="float">
            <text:p>1100993.2</text:p>
          </table:table-cell>
          <table:table-cell table:formula="of:=[.FY5]*[.$C2]" office:value-type="float" office:value="1107546.6" calcext:value-type="float">
            <text:p>1107546.6</text:p>
          </table:table-cell>
          <table:table-cell table:number-columns-repeated="2"/>
          <table:table-cell table:formula="of:=[.GA5]-[.FY5]" office:value-type="float" office:value="3741193996" calcext:value-type="float">
            <text:p>3741193996</text:p>
          </table:table-cell>
          <table:table-cell table:number-columns-repeated="318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number-columns-repeated="180" office:value-type="float" office:value="500" calcext:value-type="float">
            <text:p>500</text:p>
          </table:table-cell>
          <table:table-cell table:number-columns-repeated="32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+[.B8]" office:value-type="float" office:value="500" calcext:value-type="float">
            <text:p>500</text:p>
          </table:table-cell>
          <table:table-cell table:formula="of:=[.B9]+[.C8]" office:value-type="float" office:value="1000" calcext:value-type="float">
            <text:p>1000</text:p>
          </table:table-cell>
          <table:table-cell table:formula="of:=[.C9]+[.D8]" office:value-type="float" office:value="1500" calcext:value-type="float">
            <text:p>1500</text:p>
          </table:table-cell>
          <table:table-cell table:formula="of:=[.D9]+[.E8]" office:value-type="float" office:value="2000" calcext:value-type="float">
            <text:p>2000</text:p>
          </table:table-cell>
          <table:table-cell table:formula="of:=[.E9]+[.F8]" office:value-type="float" office:value="2500" calcext:value-type="float">
            <text:p>2500</text:p>
          </table:table-cell>
          <table:table-cell table:formula="of:=[.F9]+[.G8]" office:value-type="float" office:value="3000" calcext:value-type="float">
            <text:p>3000</text:p>
          </table:table-cell>
          <table:table-cell table:formula="of:=[.G9]+[.H8]" office:value-type="float" office:value="3500" calcext:value-type="float">
            <text:p>3500</text:p>
          </table:table-cell>
          <table:table-cell table:formula="of:=[.H9]+[.I8]" office:value-type="float" office:value="4000" calcext:value-type="float">
            <text:p>4000</text:p>
          </table:table-cell>
          <table:table-cell table:formula="of:=[.I9]+[.J8]" office:value-type="float" office:value="4500" calcext:value-type="float">
            <text:p>4500</text:p>
          </table:table-cell>
          <table:table-cell table:formula="of:=[.J9]+[.K8]" office:value-type="float" office:value="5000" calcext:value-type="float">
            <text:p>5000</text:p>
          </table:table-cell>
          <table:table-cell table:formula="of:=[.K9]+[.L8]" office:value-type="float" office:value="5500" calcext:value-type="float">
            <text:p>5500</text:p>
          </table:table-cell>
          <table:table-cell table:formula="of:=[.L9]+[.M8]" office:value-type="float" office:value="6000" calcext:value-type="float">
            <text:p>6000</text:p>
          </table:table-cell>
          <table:table-cell table:formula="of:=[.M9]+[.N8]" office:value-type="float" office:value="6500" calcext:value-type="float">
            <text:p>6500</text:p>
          </table:table-cell>
          <table:table-cell table:formula="of:=[.N9]+[.O8]" office:value-type="float" office:value="7000" calcext:value-type="float">
            <text:p>7000</text:p>
          </table:table-cell>
          <table:table-cell table:formula="of:=[.O9]+[.P8]" office:value-type="float" office:value="7500" calcext:value-type="float">
            <text:p>7500</text:p>
          </table:table-cell>
          <table:table-cell table:formula="of:=[.P9]+[.Q8]" office:value-type="float" office:value="8000" calcext:value-type="float">
            <text:p>8000</text:p>
          </table:table-cell>
          <table:table-cell table:formula="of:=[.Q9]+[.R8]" office:value-type="float" office:value="8500" calcext:value-type="float">
            <text:p>8500</text:p>
          </table:table-cell>
          <table:table-cell table:formula="of:=[.R9]+[.S8]" office:value-type="float" office:value="9000" calcext:value-type="float">
            <text:p>9000</text:p>
          </table:table-cell>
          <table:table-cell table:formula="of:=[.S9]+[.T8]" office:value-type="float" office:value="9500" calcext:value-type="float">
            <text:p>9500</text:p>
          </table:table-cell>
          <table:table-cell table:formula="of:=[.T9]+[.U8]" office:value-type="float" office:value="10000" calcext:value-type="float">
            <text:p>10000</text:p>
          </table:table-cell>
          <table:table-cell table:formula="of:=[.U9]+[.V8]" office:value-type="float" office:value="10500" calcext:value-type="float">
            <text:p>10500</text:p>
          </table:table-cell>
          <table:table-cell table:formula="of:=[.V9]+[.W8]" office:value-type="float" office:value="11000" calcext:value-type="float">
            <text:p>11000</text:p>
          </table:table-cell>
          <table:table-cell table:formula="of:=[.W9]+[.X8]" office:value-type="float" office:value="11500" calcext:value-type="float">
            <text:p>11500</text:p>
          </table:table-cell>
          <table:table-cell table:formula="of:=[.X9]+[.Y8]" office:value-type="float" office:value="12000" calcext:value-type="float">
            <text:p>12000</text:p>
          </table:table-cell>
          <table:table-cell table:formula="of:=[.Y9]+[.Z8]" office:value-type="float" office:value="12500" calcext:value-type="float">
            <text:p>12500</text:p>
          </table:table-cell>
          <table:table-cell table:formula="of:=[.Z9]+[.AA8]" office:value-type="float" office:value="13000" calcext:value-type="float">
            <text:p>13000</text:p>
          </table:table-cell>
          <table:table-cell table:formula="of:=[.AA9]+[.AB8]" office:value-type="float" office:value="13500" calcext:value-type="float">
            <text:p>13500</text:p>
          </table:table-cell>
          <table:table-cell table:formula="of:=[.AB9]+[.AC8]" office:value-type="float" office:value="14000" calcext:value-type="float">
            <text:p>14000</text:p>
          </table:table-cell>
          <table:table-cell table:formula="of:=[.AC9]+[.AD8]" office:value-type="float" office:value="14500" calcext:value-type="float">
            <text:p>14500</text:p>
          </table:table-cell>
          <table:table-cell table:formula="of:=[.AD9]+[.AE8]" office:value-type="float" office:value="15000" calcext:value-type="float">
            <text:p>15000</text:p>
          </table:table-cell>
          <table:table-cell table:formula="of:=[.AE9]+[.AF8]" office:value-type="float" office:value="15500" calcext:value-type="float">
            <text:p>15500</text:p>
          </table:table-cell>
          <table:table-cell table:formula="of:=[.AF9]+[.AG8]" office:value-type="float" office:value="16000" calcext:value-type="float">
            <text:p>16000</text:p>
          </table:table-cell>
          <table:table-cell table:formula="of:=[.AG9]+[.AH8]" office:value-type="float" office:value="16500" calcext:value-type="float">
            <text:p>16500</text:p>
          </table:table-cell>
          <table:table-cell table:formula="of:=[.AH9]+[.AI8]" office:value-type="float" office:value="17000" calcext:value-type="float">
            <text:p>17000</text:p>
          </table:table-cell>
          <table:table-cell table:formula="of:=[.AI9]+[.AJ8]" office:value-type="float" office:value="17500" calcext:value-type="float">
            <text:p>17500</text:p>
          </table:table-cell>
          <table:table-cell table:formula="of:=[.AJ9]+[.AK8]" office:value-type="float" office:value="18000" calcext:value-type="float">
            <text:p>18000</text:p>
          </table:table-cell>
          <table:table-cell table:formula="of:=[.AK9]+[.AL8]" office:value-type="float" office:value="18500" calcext:value-type="float">
            <text:p>18500</text:p>
          </table:table-cell>
          <table:table-cell table:formula="of:=[.AL9]+[.AM8]" office:value-type="float" office:value="19000" calcext:value-type="float">
            <text:p>19000</text:p>
          </table:table-cell>
          <table:table-cell table:formula="of:=[.AM9]+[.AN8]" office:value-type="float" office:value="19500" calcext:value-type="float">
            <text:p>19500</text:p>
          </table:table-cell>
          <table:table-cell table:formula="of:=[.AN9]+[.AO8]" office:value-type="float" office:value="20000" calcext:value-type="float">
            <text:p>20000</text:p>
          </table:table-cell>
          <table:table-cell table:formula="of:=[.AO9]+[.AP8]" office:value-type="float" office:value="20500" calcext:value-type="float">
            <text:p>20500</text:p>
          </table:table-cell>
          <table:table-cell table:formula="of:=[.AP9]+[.AQ8]" office:value-type="float" office:value="21000" calcext:value-type="float">
            <text:p>21000</text:p>
          </table:table-cell>
          <table:table-cell table:formula="of:=[.AQ9]+[.AR8]" office:value-type="float" office:value="21500" calcext:value-type="float">
            <text:p>21500</text:p>
          </table:table-cell>
          <table:table-cell table:formula="of:=[.AR9]+[.AS8]" office:value-type="float" office:value="22000" calcext:value-type="float">
            <text:p>22000</text:p>
          </table:table-cell>
          <table:table-cell table:formula="of:=[.AS9]+[.AT8]" office:value-type="float" office:value="22500" calcext:value-type="float">
            <text:p>22500</text:p>
          </table:table-cell>
          <table:table-cell table:formula="of:=[.AT9]+[.AU8]" office:value-type="float" office:value="23000" calcext:value-type="float">
            <text:p>23000</text:p>
          </table:table-cell>
          <table:table-cell table:formula="of:=[.AU9]+[.AV8]" office:value-type="float" office:value="23500" calcext:value-type="float">
            <text:p>23500</text:p>
          </table:table-cell>
          <table:table-cell table:formula="of:=[.AV9]+[.AW8]" office:value-type="float" office:value="24000" calcext:value-type="float">
            <text:p>24000</text:p>
          </table:table-cell>
          <table:table-cell table:formula="of:=[.AW9]+[.AX8]" office:value-type="float" office:value="24500" calcext:value-type="float">
            <text:p>24500</text:p>
          </table:table-cell>
          <table:table-cell table:formula="of:=[.AX9]+[.AY8]" office:value-type="float" office:value="25000" calcext:value-type="float">
            <text:p>25000</text:p>
          </table:table-cell>
          <table:table-cell table:formula="of:=[.AY9]+[.AZ8]" office:value-type="float" office:value="25500" calcext:value-type="float">
            <text:p>25500</text:p>
          </table:table-cell>
          <table:table-cell table:formula="of:=[.AZ9]+[.BA8]" office:value-type="float" office:value="26000" calcext:value-type="float">
            <text:p>26000</text:p>
          </table:table-cell>
          <table:table-cell table:formula="of:=[.BA9]+[.BB8]" office:value-type="float" office:value="26500" calcext:value-type="float">
            <text:p>26500</text:p>
          </table:table-cell>
          <table:table-cell table:formula="of:=[.BB9]+[.BC8]" office:value-type="float" office:value="27000" calcext:value-type="float">
            <text:p>27000</text:p>
          </table:table-cell>
          <table:table-cell table:formula="of:=[.BC9]+[.BD8]" office:value-type="float" office:value="27500" calcext:value-type="float">
            <text:p>27500</text:p>
          </table:table-cell>
          <table:table-cell table:formula="of:=[.BD9]+[.BE8]" office:value-type="float" office:value="28000" calcext:value-type="float">
            <text:p>28000</text:p>
          </table:table-cell>
          <table:table-cell table:formula="of:=[.BE9]+[.BF8]" office:value-type="float" office:value="28500" calcext:value-type="float">
            <text:p>28500</text:p>
          </table:table-cell>
          <table:table-cell table:formula="of:=[.BF9]+[.BG8]" office:value-type="float" office:value="29000" calcext:value-type="float">
            <text:p>29000</text:p>
          </table:table-cell>
          <table:table-cell table:formula="of:=[.BG9]+[.BH8]" office:value-type="float" office:value="29500" calcext:value-type="float">
            <text:p>29500</text:p>
          </table:table-cell>
          <table:table-cell table:formula="of:=[.BH9]+[.BI8]" office:value-type="float" office:value="30000" calcext:value-type="float">
            <text:p>30000</text:p>
          </table:table-cell>
          <table:table-cell table:formula="of:=[.BI9]+[.BJ8]" office:value-type="float" office:value="30500" calcext:value-type="float">
            <text:p>30500</text:p>
          </table:table-cell>
          <table:table-cell table:formula="of:=[.BJ9]+[.BK8]" office:value-type="float" office:value="31000" calcext:value-type="float">
            <text:p>31000</text:p>
          </table:table-cell>
          <table:table-cell table:formula="of:=[.BK9]+[.BL8]" office:value-type="float" office:value="31500" calcext:value-type="float">
            <text:p>31500</text:p>
          </table:table-cell>
          <table:table-cell table:formula="of:=[.BL9]+[.BM8]" office:value-type="float" office:value="32000" calcext:value-type="float">
            <text:p>32000</text:p>
          </table:table-cell>
          <table:table-cell table:formula="of:=[.BM9]+[.BN8]" office:value-type="float" office:value="32500" calcext:value-type="float">
            <text:p>32500</text:p>
          </table:table-cell>
          <table:table-cell table:formula="of:=[.BN9]+[.BO8]" office:value-type="float" office:value="33000" calcext:value-type="float">
            <text:p>33000</text:p>
          </table:table-cell>
          <table:table-cell table:formula="of:=[.BO9]+[.BP8]" office:value-type="float" office:value="33500" calcext:value-type="float">
            <text:p>33500</text:p>
          </table:table-cell>
          <table:table-cell table:formula="of:=[.BP9]+[.BQ8]" office:value-type="float" office:value="34000" calcext:value-type="float">
            <text:p>34000</text:p>
          </table:table-cell>
          <table:table-cell table:formula="of:=[.BQ9]+[.BR8]" office:value-type="float" office:value="34500" calcext:value-type="float">
            <text:p>34500</text:p>
          </table:table-cell>
          <table:table-cell table:formula="of:=[.BR9]+[.BS8]" office:value-type="float" office:value="35000" calcext:value-type="float">
            <text:p>35000</text:p>
          </table:table-cell>
          <table:table-cell table:formula="of:=[.BS9]+[.BT8]" office:value-type="float" office:value="35500" calcext:value-type="float">
            <text:p>35500</text:p>
          </table:table-cell>
          <table:table-cell table:formula="of:=[.BT9]+[.BU8]" office:value-type="float" office:value="36000" calcext:value-type="float">
            <text:p>36000</text:p>
          </table:table-cell>
          <table:table-cell table:formula="of:=[.BU9]+[.BV8]" office:value-type="float" office:value="36500" calcext:value-type="float">
            <text:p>36500</text:p>
          </table:table-cell>
          <table:table-cell table:formula="of:=[.BV9]+[.BW8]" office:value-type="float" office:value="37000" calcext:value-type="float">
            <text:p>37000</text:p>
          </table:table-cell>
          <table:table-cell table:formula="of:=[.BW9]+[.BX8]" office:value-type="float" office:value="37500" calcext:value-type="float">
            <text:p>37500</text:p>
          </table:table-cell>
          <table:table-cell table:formula="of:=[.BX9]+[.BY8]" office:value-type="float" office:value="38000" calcext:value-type="float">
            <text:p>38000</text:p>
          </table:table-cell>
          <table:table-cell table:formula="of:=[.BY9]+[.BZ8]" office:value-type="float" office:value="38500" calcext:value-type="float">
            <text:p>38500</text:p>
          </table:table-cell>
          <table:table-cell table:formula="of:=[.BZ9]+[.CA8]" office:value-type="float" office:value="39000" calcext:value-type="float">
            <text:p>39000</text:p>
          </table:table-cell>
          <table:table-cell table:formula="of:=[.CA9]+[.CB8]" office:value-type="float" office:value="39500" calcext:value-type="float">
            <text:p>39500</text:p>
          </table:table-cell>
          <table:table-cell table:formula="of:=[.CB9]+[.CC8]" office:value-type="float" office:value="40000" calcext:value-type="float">
            <text:p>40000</text:p>
          </table:table-cell>
          <table:table-cell table:formula="of:=[.CC9]+[.CD8]" office:value-type="float" office:value="40500" calcext:value-type="float">
            <text:p>40500</text:p>
          </table:table-cell>
          <table:table-cell table:formula="of:=[.CD9]+[.CE8]" office:value-type="float" office:value="41000" calcext:value-type="float">
            <text:p>41000</text:p>
          </table:table-cell>
          <table:table-cell table:formula="of:=[.CE9]+[.CF8]" office:value-type="float" office:value="41500" calcext:value-type="float">
            <text:p>41500</text:p>
          </table:table-cell>
          <table:table-cell table:formula="of:=[.CF9]+[.CG8]" office:value-type="float" office:value="42000" calcext:value-type="float">
            <text:p>42000</text:p>
          </table:table-cell>
          <table:table-cell table:formula="of:=[.CG9]+[.CH8]" office:value-type="float" office:value="42500" calcext:value-type="float">
            <text:p>42500</text:p>
          </table:table-cell>
          <table:table-cell table:formula="of:=[.CH9]+[.CI8]" office:value-type="float" office:value="43000" calcext:value-type="float">
            <text:p>43000</text:p>
          </table:table-cell>
          <table:table-cell table:formula="of:=[.CI9]+[.CJ8]" office:value-type="float" office:value="43500" calcext:value-type="float">
            <text:p>43500</text:p>
          </table:table-cell>
          <table:table-cell table:formula="of:=[.CJ9]+[.CK8]" office:value-type="float" office:value="44000" calcext:value-type="float">
            <text:p>44000</text:p>
          </table:table-cell>
          <table:table-cell table:formula="of:=[.CK9]+[.CL8]" office:value-type="float" office:value="44500" calcext:value-type="float">
            <text:p>44500</text:p>
          </table:table-cell>
          <table:table-cell table:formula="of:=[.CL9]+[.CM8]" office:value-type="float" office:value="45000" calcext:value-type="float">
            <text:p>45000</text:p>
          </table:table-cell>
          <table:table-cell table:formula="of:=[.CM9]+[.CN8]" office:value-type="float" office:value="45500" calcext:value-type="float">
            <text:p>45500</text:p>
          </table:table-cell>
          <table:table-cell table:formula="of:=[.CN9]+[.CO8]" office:value-type="float" office:value="46000" calcext:value-type="float">
            <text:p>46000</text:p>
          </table:table-cell>
          <table:table-cell table:formula="of:=[.CO9]+[.CP8]" office:value-type="float" office:value="46500" calcext:value-type="float">
            <text:p>46500</text:p>
          </table:table-cell>
          <table:table-cell table:formula="of:=[.CP9]+[.CQ8]" office:value-type="float" office:value="47000" calcext:value-type="float">
            <text:p>47000</text:p>
          </table:table-cell>
          <table:table-cell table:formula="of:=[.CQ9]+[.CR8]" office:value-type="float" office:value="47500" calcext:value-type="float">
            <text:p>47500</text:p>
          </table:table-cell>
          <table:table-cell table:formula="of:=[.CR9]+[.CS8]" office:value-type="float" office:value="48000" calcext:value-type="float">
            <text:p>48000</text:p>
          </table:table-cell>
          <table:table-cell table:formula="of:=[.CS9]+[.CT8]" office:value-type="float" office:value="48500" calcext:value-type="float">
            <text:p>48500</text:p>
          </table:table-cell>
          <table:table-cell table:formula="of:=[.CT9]+[.CU8]" office:value-type="float" office:value="49000" calcext:value-type="float">
            <text:p>49000</text:p>
          </table:table-cell>
          <table:table-cell table:formula="of:=[.CU9]+[.CV8]" office:value-type="float" office:value="49500" calcext:value-type="float">
            <text:p>49500</text:p>
          </table:table-cell>
          <table:table-cell table:formula="of:=[.CV9]+[.CW8]" office:value-type="float" office:value="50000" calcext:value-type="float">
            <text:p>50000</text:p>
          </table:table-cell>
          <table:table-cell table:formula="of:=[.CW9]+[.CX8]" office:value-type="float" office:value="50500" calcext:value-type="float">
            <text:p>50500</text:p>
          </table:table-cell>
          <table:table-cell table:formula="of:=[.CX9]+[.CY8]" office:value-type="float" office:value="51000" calcext:value-type="float">
            <text:p>51000</text:p>
          </table:table-cell>
          <table:table-cell table:formula="of:=[.CY9]+[.CZ8]" office:value-type="float" office:value="51500" calcext:value-type="float">
            <text:p>51500</text:p>
          </table:table-cell>
          <table:table-cell table:formula="of:=[.CZ9]+[.DA8]" office:value-type="float" office:value="52000" calcext:value-type="float">
            <text:p>52000</text:p>
          </table:table-cell>
          <table:table-cell table:formula="of:=[.DA9]+[.DB8]" office:value-type="float" office:value="52500" calcext:value-type="float">
            <text:p>52500</text:p>
          </table:table-cell>
          <table:table-cell table:formula="of:=[.DB9]+[.DC8]" office:value-type="float" office:value="53000" calcext:value-type="float">
            <text:p>53000</text:p>
          </table:table-cell>
          <table:table-cell table:formula="of:=[.DC9]+[.DD8]" office:value-type="float" office:value="53500" calcext:value-type="float">
            <text:p>53500</text:p>
          </table:table-cell>
          <table:table-cell table:formula="of:=[.DD9]+[.DE8]" office:value-type="float" office:value="54000" calcext:value-type="float">
            <text:p>54000</text:p>
          </table:table-cell>
          <table:table-cell table:formula="of:=[.DE9]+[.DF8]" office:value-type="float" office:value="54500" calcext:value-type="float">
            <text:p>54500</text:p>
          </table:table-cell>
          <table:table-cell table:formula="of:=[.DF9]+[.DG8]" office:value-type="float" office:value="55000" calcext:value-type="float">
            <text:p>55000</text:p>
          </table:table-cell>
          <table:table-cell table:formula="of:=[.DG9]+[.DH8]" office:value-type="float" office:value="55500" calcext:value-type="float">
            <text:p>55500</text:p>
          </table:table-cell>
          <table:table-cell table:formula="of:=[.DH9]+[.DI8]" office:value-type="float" office:value="56000" calcext:value-type="float">
            <text:p>56000</text:p>
          </table:table-cell>
          <table:table-cell table:formula="of:=[.DI9]+[.DJ8]" office:value-type="float" office:value="56500" calcext:value-type="float">
            <text:p>56500</text:p>
          </table:table-cell>
          <table:table-cell table:formula="of:=[.DJ9]+[.DK8]" office:value-type="float" office:value="57000" calcext:value-type="float">
            <text:p>57000</text:p>
          </table:table-cell>
          <table:table-cell table:formula="of:=[.DK9]+[.DL8]" office:value-type="float" office:value="57500" calcext:value-type="float">
            <text:p>57500</text:p>
          </table:table-cell>
          <table:table-cell table:formula="of:=[.DL9]+[.DM8]" office:value-type="float" office:value="58000" calcext:value-type="float">
            <text:p>58000</text:p>
          </table:table-cell>
          <table:table-cell table:formula="of:=[.DM9]+[.DN8]" office:value-type="float" office:value="58500" calcext:value-type="float">
            <text:p>58500</text:p>
          </table:table-cell>
          <table:table-cell table:formula="of:=[.DN9]+[.DO8]" office:value-type="float" office:value="59000" calcext:value-type="float">
            <text:p>59000</text:p>
          </table:table-cell>
          <table:table-cell table:formula="of:=[.DO9]+[.DP8]" office:value-type="float" office:value="59500" calcext:value-type="float">
            <text:p>59500</text:p>
          </table:table-cell>
          <table:table-cell table:formula="of:=[.DP9]+[.DQ8]" office:value-type="float" office:value="60000" calcext:value-type="float">
            <text:p>60000</text:p>
          </table:table-cell>
          <table:table-cell table:formula="of:=[.DQ9]+[.DR8]" office:value-type="float" office:value="60500" calcext:value-type="float">
            <text:p>60500</text:p>
          </table:table-cell>
          <table:table-cell table:formula="of:=[.DR9]+[.DS8]" office:value-type="float" office:value="61000" calcext:value-type="float">
            <text:p>61000</text:p>
          </table:table-cell>
          <table:table-cell table:formula="of:=[.DS9]+[.DT8]" office:value-type="float" office:value="61500" calcext:value-type="float">
            <text:p>61500</text:p>
          </table:table-cell>
          <table:table-cell table:formula="of:=[.DT9]+[.DU8]" office:value-type="float" office:value="62000" calcext:value-type="float">
            <text:p>62000</text:p>
          </table:table-cell>
          <table:table-cell table:formula="of:=[.DU9]+[.DV8]" office:value-type="float" office:value="62500" calcext:value-type="float">
            <text:p>62500</text:p>
          </table:table-cell>
          <table:table-cell table:formula="of:=[.DV9]+[.DW8]" office:value-type="float" office:value="63000" calcext:value-type="float">
            <text:p>63000</text:p>
          </table:table-cell>
          <table:table-cell table:formula="of:=[.DW9]+[.DX8]" office:value-type="float" office:value="63500" calcext:value-type="float">
            <text:p>63500</text:p>
          </table:table-cell>
          <table:table-cell table:formula="of:=[.DX9]+[.DY8]" office:value-type="float" office:value="64000" calcext:value-type="float">
            <text:p>64000</text:p>
          </table:table-cell>
          <table:table-cell table:formula="of:=[.DY9]+[.DZ8]" office:value-type="float" office:value="64500" calcext:value-type="float">
            <text:p>64500</text:p>
          </table:table-cell>
          <table:table-cell table:formula="of:=[.DZ9]+[.EA8]" office:value-type="float" office:value="65000" calcext:value-type="float">
            <text:p>65000</text:p>
          </table:table-cell>
          <table:table-cell table:formula="of:=[.EA9]+[.EB8]" office:value-type="float" office:value="65500" calcext:value-type="float">
            <text:p>65500</text:p>
          </table:table-cell>
          <table:table-cell table:formula="of:=[.EB9]+[.EC8]" office:value-type="float" office:value="66000" calcext:value-type="float">
            <text:p>66000</text:p>
          </table:table-cell>
          <table:table-cell table:formula="of:=[.EC9]+[.ED8]" office:value-type="float" office:value="66500" calcext:value-type="float">
            <text:p>66500</text:p>
          </table:table-cell>
          <table:table-cell table:formula="of:=[.ED9]+[.EE8]" office:value-type="float" office:value="67000" calcext:value-type="float">
            <text:p>67000</text:p>
          </table:table-cell>
          <table:table-cell table:formula="of:=[.EE9]+[.EF8]" office:value-type="float" office:value="67500" calcext:value-type="float">
            <text:p>67500</text:p>
          </table:table-cell>
          <table:table-cell table:formula="of:=[.EF9]+[.EG8]" office:value-type="float" office:value="68000" calcext:value-type="float">
            <text:p>68000</text:p>
          </table:table-cell>
          <table:table-cell table:formula="of:=[.EG9]+[.EH8]" office:value-type="float" office:value="68500" calcext:value-type="float">
            <text:p>68500</text:p>
          </table:table-cell>
          <table:table-cell table:formula="of:=[.EH9]+[.EI8]" office:value-type="float" office:value="69000" calcext:value-type="float">
            <text:p>69000</text:p>
          </table:table-cell>
          <table:table-cell table:formula="of:=[.EI9]+[.EJ8]" office:value-type="float" office:value="69500" calcext:value-type="float">
            <text:p>69500</text:p>
          </table:table-cell>
          <table:table-cell table:formula="of:=[.EJ9]+[.EK8]" office:value-type="float" office:value="70000" calcext:value-type="float">
            <text:p>70000</text:p>
          </table:table-cell>
          <table:table-cell table:formula="of:=[.EK9]+[.EL8]" office:value-type="float" office:value="70500" calcext:value-type="float">
            <text:p>70500</text:p>
          </table:table-cell>
          <table:table-cell table:formula="of:=[.EL9]+[.EM8]" office:value-type="float" office:value="71000" calcext:value-type="float">
            <text:p>71000</text:p>
          </table:table-cell>
          <table:table-cell table:formula="of:=[.EM9]+[.EN8]" office:value-type="float" office:value="71500" calcext:value-type="float">
            <text:p>71500</text:p>
          </table:table-cell>
          <table:table-cell table:formula="of:=[.EN9]+[.EO8]" office:value-type="float" office:value="72000" calcext:value-type="float">
            <text:p>72000</text:p>
          </table:table-cell>
          <table:table-cell table:formula="of:=[.EO9]+[.EP8]" office:value-type="float" office:value="72500" calcext:value-type="float">
            <text:p>72500</text:p>
          </table:table-cell>
          <table:table-cell table:formula="of:=[.EP9]+[.EQ8]" office:value-type="float" office:value="73000" calcext:value-type="float">
            <text:p>73000</text:p>
          </table:table-cell>
          <table:table-cell table:formula="of:=[.EQ9]+[.ER8]" office:value-type="float" office:value="73500" calcext:value-type="float">
            <text:p>73500</text:p>
          </table:table-cell>
          <table:table-cell table:formula="of:=[.ER9]+[.ES8]" office:value-type="float" office:value="74000" calcext:value-type="float">
            <text:p>74000</text:p>
          </table:table-cell>
          <table:table-cell table:formula="of:=[.ES9]+[.ET8]" office:value-type="float" office:value="74500" calcext:value-type="float">
            <text:p>74500</text:p>
          </table:table-cell>
          <table:table-cell table:formula="of:=[.ET9]+[.EU8]" office:value-type="float" office:value="75000" calcext:value-type="float">
            <text:p>75000</text:p>
          </table:table-cell>
          <table:table-cell table:formula="of:=[.EU9]+[.EV8]" office:value-type="float" office:value="75500" calcext:value-type="float">
            <text:p>75500</text:p>
          </table:table-cell>
          <table:table-cell table:formula="of:=[.EV9]+[.EW8]" office:value-type="float" office:value="76000" calcext:value-type="float">
            <text:p>76000</text:p>
          </table:table-cell>
          <table:table-cell table:formula="of:=[.EW9]+[.EX8]" office:value-type="float" office:value="76500" calcext:value-type="float">
            <text:p>76500</text:p>
          </table:table-cell>
          <table:table-cell table:formula="of:=[.EX9]+[.EY8]" office:value-type="float" office:value="77000" calcext:value-type="float">
            <text:p>77000</text:p>
          </table:table-cell>
          <table:table-cell table:formula="of:=[.EY9]+[.EZ8]" office:value-type="float" office:value="77500" calcext:value-type="float">
            <text:p>77500</text:p>
          </table:table-cell>
          <table:table-cell table:formula="of:=[.EZ9]+[.FA8]" office:value-type="float" office:value="78000" calcext:value-type="float">
            <text:p>78000</text:p>
          </table:table-cell>
          <table:table-cell table:formula="of:=[.FA9]+[.FB8]" office:value-type="float" office:value="78500" calcext:value-type="float">
            <text:p>78500</text:p>
          </table:table-cell>
          <table:table-cell table:formula="of:=[.FB9]+[.FC8]" office:value-type="float" office:value="79000" calcext:value-type="float">
            <text:p>79000</text:p>
          </table:table-cell>
          <table:table-cell table:formula="of:=[.FC9]+[.FD8]" office:value-type="float" office:value="79500" calcext:value-type="float">
            <text:p>79500</text:p>
          </table:table-cell>
          <table:table-cell table:formula="of:=[.FD9]+[.FE8]" office:value-type="float" office:value="80000" calcext:value-type="float">
            <text:p>80000</text:p>
          </table:table-cell>
          <table:table-cell table:formula="of:=[.FE9]+[.FF8]" office:value-type="float" office:value="80500" calcext:value-type="float">
            <text:p>80500</text:p>
          </table:table-cell>
          <table:table-cell table:formula="of:=[.FF9]+[.FG8]" office:value-type="float" office:value="81000" calcext:value-type="float">
            <text:p>81000</text:p>
          </table:table-cell>
          <table:table-cell table:formula="of:=[.FG9]+[.FH8]" office:value-type="float" office:value="81500" calcext:value-type="float">
            <text:p>81500</text:p>
          </table:table-cell>
          <table:table-cell table:formula="of:=[.FH9]+[.FI8]" office:value-type="float" office:value="82000" calcext:value-type="float">
            <text:p>82000</text:p>
          </table:table-cell>
          <table:table-cell table:formula="of:=[.FI9]+[.FJ8]" office:value-type="float" office:value="82500" calcext:value-type="float">
            <text:p>82500</text:p>
          </table:table-cell>
          <table:table-cell table:formula="of:=[.FJ9]+[.FK8]" office:value-type="float" office:value="83000" calcext:value-type="float">
            <text:p>83000</text:p>
          </table:table-cell>
          <table:table-cell table:formula="of:=[.FK9]+[.FL8]" office:value-type="float" office:value="83500" calcext:value-type="float">
            <text:p>83500</text:p>
          </table:table-cell>
          <table:table-cell table:formula="of:=[.FL9]+[.FM8]" office:value-type="float" office:value="84000" calcext:value-type="float">
            <text:p>84000</text:p>
          </table:table-cell>
          <table:table-cell table:formula="of:=[.FM9]+[.FN8]" office:value-type="float" office:value="84500" calcext:value-type="float">
            <text:p>84500</text:p>
          </table:table-cell>
          <table:table-cell table:formula="of:=[.FN9]+[.FO8]" office:value-type="float" office:value="85000" calcext:value-type="float">
            <text:p>85000</text:p>
          </table:table-cell>
          <table:table-cell table:formula="of:=[.FO9]+[.FP8]" office:value-type="float" office:value="85500" calcext:value-type="float">
            <text:p>85500</text:p>
          </table:table-cell>
          <table:table-cell table:formula="of:=[.FP9]+[.FQ8]" office:value-type="float" office:value="86000" calcext:value-type="float">
            <text:p>86000</text:p>
          </table:table-cell>
          <table:table-cell table:formula="of:=[.FQ9]+[.FR8]" office:value-type="float" office:value="86500" calcext:value-type="float">
            <text:p>86500</text:p>
          </table:table-cell>
          <table:table-cell table:formula="of:=[.FR9]+[.FS8]" office:value-type="float" office:value="87000" calcext:value-type="float">
            <text:p>87000</text:p>
          </table:table-cell>
          <table:table-cell table:formula="of:=[.FS9]+[.FT8]" office:value-type="float" office:value="87500" calcext:value-type="float">
            <text:p>87500</text:p>
          </table:table-cell>
          <table:table-cell table:formula="of:=[.FT9]+[.FU8]" office:value-type="float" office:value="88000" calcext:value-type="float">
            <text:p>88000</text:p>
          </table:table-cell>
          <table:table-cell table:formula="of:=[.FU9]+[.FV8]" office:value-type="float" office:value="88500" calcext:value-type="float">
            <text:p>88500</text:p>
          </table:table-cell>
          <table:table-cell table:formula="of:=[.FV9]+[.FW8]" office:value-type="float" office:value="89000" calcext:value-type="float">
            <text:p>89000</text:p>
          </table:table-cell>
          <table:table-cell table:formula="of:=[.FW9]+[.FX8]" office:value-type="float" office:value="89500" calcext:value-type="float">
            <text:p>89500</text:p>
          </table:table-cell>
          <table:table-cell table:formula="of:=[.FX9]+[.FY8]" office:value-type="float" office:value="90000" calcext:value-type="float">
            <text:p>90000</text:p>
          </table:table-cell>
          <table:table-cell table:number-columns-repeated="321"/>
        </table:table-row>
        <table:table-row table:style-name="ro1">
          <table:table-cell/>
          <table:table-cell table:formula="of:=[.B9]*[.$C2]" office:value-type="float" office:value="1" calcext:value-type="float">
            <text:p>1</text:p>
          </table:table-cell>
          <table:table-cell table:formula="of:=[.C9]*[.$C2]" office:value-type="float" office:value="2" calcext:value-type="float">
            <text:p>2</text:p>
          </table:table-cell>
          <table:table-cell table:formula="of:=[.D9]*[.$C2]" office:value-type="float" office:value="3" calcext:value-type="float">
            <text:p>3</text:p>
          </table:table-cell>
          <table:table-cell table:formula="of:=[.E9]*[.$C2]" office:value-type="float" office:value="4" calcext:value-type="float">
            <text:p>4</text:p>
          </table:table-cell>
          <table:table-cell table:formula="of:=[.F9]*[.$C2]" office:value-type="float" office:value="5" calcext:value-type="float">
            <text:p>5</text:p>
          </table:table-cell>
          <table:table-cell table:formula="of:=[.G9]*[.$C2]" office:value-type="float" office:value="6" calcext:value-type="float">
            <text:p>6</text:p>
          </table:table-cell>
          <table:table-cell table:formula="of:=[.H9]*[.$C2]" office:value-type="float" office:value="7" calcext:value-type="float">
            <text:p>7</text:p>
          </table:table-cell>
          <table:table-cell table:formula="of:=[.I9]*[.$C2]" office:value-type="float" office:value="8" calcext:value-type="float">
            <text:p>8</text:p>
          </table:table-cell>
          <table:table-cell table:formula="of:=[.J9]*[.$C2]" office:value-type="float" office:value="9" calcext:value-type="float">
            <text:p>9</text:p>
          </table:table-cell>
          <table:table-cell table:formula="of:=[.K9]*[.$C2]" office:value-type="float" office:value="10" calcext:value-type="float">
            <text:p>10</text:p>
          </table:table-cell>
          <table:table-cell table:formula="of:=[.L9]*[.$C2]" office:value-type="float" office:value="11" calcext:value-type="float">
            <text:p>11</text:p>
          </table:table-cell>
          <table:table-cell table:formula="of:=[.M9]*[.$C2]" office:value-type="float" office:value="12" calcext:value-type="float">
            <text:p>12</text:p>
          </table:table-cell>
          <table:table-cell table:formula="of:=[.N9]*[.$C2]" office:value-type="float" office:value="13" calcext:value-type="float">
            <text:p>13</text:p>
          </table:table-cell>
          <table:table-cell table:formula="of:=[.O9]*[.$C2]" office:value-type="float" office:value="14" calcext:value-type="float">
            <text:p>14</text:p>
          </table:table-cell>
          <table:table-cell table:formula="of:=[.P9]*[.$C2]" office:value-type="float" office:value="15" calcext:value-type="float">
            <text:p>15</text:p>
          </table:table-cell>
          <table:table-cell table:formula="of:=[.Q9]*[.$C2]" office:value-type="float" office:value="16" calcext:value-type="float">
            <text:p>16</text:p>
          </table:table-cell>
          <table:table-cell table:formula="of:=[.R9]*[.$C2]" office:value-type="float" office:value="17" calcext:value-type="float">
            <text:p>17</text:p>
          </table:table-cell>
          <table:table-cell table:formula="of:=[.S9]*[.$C2]" office:value-type="float" office:value="18" calcext:value-type="float">
            <text:p>18</text:p>
          </table:table-cell>
          <table:table-cell table:formula="of:=[.T9]*[.$C2]" office:value-type="float" office:value="19" calcext:value-type="float">
            <text:p>19</text:p>
          </table:table-cell>
          <table:table-cell table:formula="of:=[.U9]*[.$C2]" office:value-type="float" office:value="20" calcext:value-type="float">
            <text:p>20</text:p>
          </table:table-cell>
          <table:table-cell table:formula="of:=[.V9]*[.$C2]" office:value-type="float" office:value="21" calcext:value-type="float">
            <text:p>21</text:p>
          </table:table-cell>
          <table:table-cell table:formula="of:=[.W9]*[.$C2]" office:value-type="float" office:value="22" calcext:value-type="float">
            <text:p>22</text:p>
          </table:table-cell>
          <table:table-cell table:formula="of:=[.X9]*[.$C2]" office:value-type="float" office:value="23" calcext:value-type="float">
            <text:p>23</text:p>
          </table:table-cell>
          <table:table-cell table:formula="of:=[.Y9]*[.$C2]" office:value-type="float" office:value="24" calcext:value-type="float">
            <text:p>24</text:p>
          </table:table-cell>
          <table:table-cell table:formula="of:=[.Z9]*[.$C2]" office:value-type="float" office:value="25" calcext:value-type="float">
            <text:p>25</text:p>
          </table:table-cell>
          <table:table-cell table:formula="of:=[.AA9]*[.$C2]" office:value-type="float" office:value="26" calcext:value-type="float">
            <text:p>26</text:p>
          </table:table-cell>
          <table:table-cell table:formula="of:=[.AB9]*[.$C2]" office:value-type="float" office:value="27" calcext:value-type="float">
            <text:p>27</text:p>
          </table:table-cell>
          <table:table-cell table:formula="of:=[.AC9]*[.$C2]" office:value-type="float" office:value="28" calcext:value-type="float">
            <text:p>28</text:p>
          </table:table-cell>
          <table:table-cell table:formula="of:=[.AD9]*[.$C2]" office:value-type="float" office:value="29" calcext:value-type="float">
            <text:p>29</text:p>
          </table:table-cell>
          <table:table-cell table:formula="of:=[.AE9]*[.$C2]" office:value-type="float" office:value="30" calcext:value-type="float">
            <text:p>30</text:p>
          </table:table-cell>
          <table:table-cell table:formula="of:=[.AF9]*[.$C2]" office:value-type="float" office:value="31" calcext:value-type="float">
            <text:p>31</text:p>
          </table:table-cell>
          <table:table-cell table:formula="of:=[.AG9]*[.$C2]" office:value-type="float" office:value="32" calcext:value-type="float">
            <text:p>32</text:p>
          </table:table-cell>
          <table:table-cell table:formula="of:=[.AH9]*[.$C2]" office:value-type="float" office:value="33" calcext:value-type="float">
            <text:p>33</text:p>
          </table:table-cell>
          <table:table-cell table:formula="of:=[.AI9]*[.$C2]" office:value-type="float" office:value="34" calcext:value-type="float">
            <text:p>34</text:p>
          </table:table-cell>
          <table:table-cell table:formula="of:=[.AJ9]*[.$C2]" office:value-type="float" office:value="35" calcext:value-type="float">
            <text:p>35</text:p>
          </table:table-cell>
          <table:table-cell table:formula="of:=[.AK9]*[.$C2]" office:value-type="float" office:value="36" calcext:value-type="float">
            <text:p>36</text:p>
          </table:table-cell>
          <table:table-cell table:formula="of:=[.AL9]*[.$C2]" office:value-type="float" office:value="37" calcext:value-type="float">
            <text:p>37</text:p>
          </table:table-cell>
          <table:table-cell table:formula="of:=[.AM9]*[.$C2]" office:value-type="float" office:value="38" calcext:value-type="float">
            <text:p>38</text:p>
          </table:table-cell>
          <table:table-cell table:formula="of:=[.AN9]*[.$C2]" office:value-type="float" office:value="39" calcext:value-type="float">
            <text:p>39</text:p>
          </table:table-cell>
          <table:table-cell table:formula="of:=[.AO9]*[.$C2]" office:value-type="float" office:value="40" calcext:value-type="float">
            <text:p>40</text:p>
          </table:table-cell>
          <table:table-cell table:formula="of:=[.AP9]*[.$C2]" office:value-type="float" office:value="41" calcext:value-type="float">
            <text:p>41</text:p>
          </table:table-cell>
          <table:table-cell table:formula="of:=[.AQ9]*[.$C2]" office:value-type="float" office:value="42" calcext:value-type="float">
            <text:p>42</text:p>
          </table:table-cell>
          <table:table-cell table:formula="of:=[.AR9]*[.$C2]" office:value-type="float" office:value="43" calcext:value-type="float">
            <text:p>43</text:p>
          </table:table-cell>
          <table:table-cell table:formula="of:=[.AS9]*[.$C2]" office:value-type="float" office:value="44" calcext:value-type="float">
            <text:p>44</text:p>
          </table:table-cell>
          <table:table-cell table:formula="of:=[.AT9]*[.$C2]" office:value-type="float" office:value="45" calcext:value-type="float">
            <text:p>45</text:p>
          </table:table-cell>
          <table:table-cell table:formula="of:=[.AU9]*[.$C2]" office:value-type="float" office:value="46" calcext:value-type="float">
            <text:p>46</text:p>
          </table:table-cell>
          <table:table-cell table:formula="of:=[.AV9]*[.$C2]" office:value-type="float" office:value="47" calcext:value-type="float">
            <text:p>47</text:p>
          </table:table-cell>
          <table:table-cell table:formula="of:=[.AW9]*[.$C2]" office:value-type="float" office:value="48" calcext:value-type="float">
            <text:p>48</text:p>
          </table:table-cell>
          <table:table-cell table:formula="of:=[.AX9]*[.$C2]" office:value-type="float" office:value="49" calcext:value-type="float">
            <text:p>49</text:p>
          </table:table-cell>
          <table:table-cell table:formula="of:=[.AY9]*[.$C2]" office:value-type="float" office:value="50" calcext:value-type="float">
            <text:p>50</text:p>
          </table:table-cell>
          <table:table-cell table:formula="of:=[.AZ9]*[.$C2]" office:value-type="float" office:value="51" calcext:value-type="float">
            <text:p>51</text:p>
          </table:table-cell>
          <table:table-cell table:formula="of:=[.BA9]*[.$C2]" office:value-type="float" office:value="52" calcext:value-type="float">
            <text:p>52</text:p>
          </table:table-cell>
          <table:table-cell table:formula="of:=[.BB9]*[.$C2]" office:value-type="float" office:value="53" calcext:value-type="float">
            <text:p>53</text:p>
          </table:table-cell>
          <table:table-cell table:formula="of:=[.BC9]*[.$C2]" office:value-type="float" office:value="54" calcext:value-type="float">
            <text:p>54</text:p>
          </table:table-cell>
          <table:table-cell table:formula="of:=[.BD9]*[.$C2]" office:value-type="float" office:value="55" calcext:value-type="float">
            <text:p>55</text:p>
          </table:table-cell>
          <table:table-cell table:formula="of:=[.BE9]*[.$C2]" office:value-type="float" office:value="56" calcext:value-type="float">
            <text:p>56</text:p>
          </table:table-cell>
          <table:table-cell table:formula="of:=[.BF9]*[.$C2]" office:value-type="float" office:value="57" calcext:value-type="float">
            <text:p>57</text:p>
          </table:table-cell>
          <table:table-cell table:formula="of:=[.BG9]*[.$C2]" office:value-type="float" office:value="58" calcext:value-type="float">
            <text:p>58</text:p>
          </table:table-cell>
          <table:table-cell table:formula="of:=[.BH9]*[.$C2]" office:value-type="float" office:value="59" calcext:value-type="float">
            <text:p>59</text:p>
          </table:table-cell>
          <table:table-cell table:formula="of:=[.BI9]*[.$C2]" office:value-type="float" office:value="60" calcext:value-type="float">
            <text:p>60</text:p>
          </table:table-cell>
          <table:table-cell table:formula="of:=[.BJ9]*[.$C2]" office:value-type="float" office:value="61" calcext:value-type="float">
            <text:p>61</text:p>
          </table:table-cell>
          <table:table-cell table:formula="of:=[.BK9]*[.$C2]" office:value-type="float" office:value="62" calcext:value-type="float">
            <text:p>62</text:p>
          </table:table-cell>
          <table:table-cell table:formula="of:=[.BL9]*[.$C2]" office:value-type="float" office:value="63" calcext:value-type="float">
            <text:p>63</text:p>
          </table:table-cell>
          <table:table-cell table:formula="of:=[.BM9]*[.$C2]" office:value-type="float" office:value="64" calcext:value-type="float">
            <text:p>64</text:p>
          </table:table-cell>
          <table:table-cell table:formula="of:=[.BN9]*[.$C2]" office:value-type="float" office:value="65" calcext:value-type="float">
            <text:p>65</text:p>
          </table:table-cell>
          <table:table-cell table:formula="of:=[.BO9]*[.$C2]" office:value-type="float" office:value="66" calcext:value-type="float">
            <text:p>66</text:p>
          </table:table-cell>
          <table:table-cell table:formula="of:=[.BP9]*[.$C2]" office:value-type="float" office:value="67" calcext:value-type="float">
            <text:p>67</text:p>
          </table:table-cell>
          <table:table-cell table:formula="of:=[.BQ9]*[.$C2]" office:value-type="float" office:value="68" calcext:value-type="float">
            <text:p>68</text:p>
          </table:table-cell>
          <table:table-cell table:formula="of:=[.BR9]*[.$C2]" office:value-type="float" office:value="69" calcext:value-type="float">
            <text:p>69</text:p>
          </table:table-cell>
          <table:table-cell table:formula="of:=[.BS9]*[.$C2]" office:value-type="float" office:value="70" calcext:value-type="float">
            <text:p>70</text:p>
          </table:table-cell>
          <table:table-cell table:formula="of:=[.BT9]*[.$C2]" office:value-type="float" office:value="71" calcext:value-type="float">
            <text:p>71</text:p>
          </table:table-cell>
          <table:table-cell table:formula="of:=[.BU9]*[.$C2]" office:value-type="float" office:value="72" calcext:value-type="float">
            <text:p>72</text:p>
          </table:table-cell>
          <table:table-cell table:formula="of:=[.BV9]*[.$C2]" office:value-type="float" office:value="73" calcext:value-type="float">
            <text:p>73</text:p>
          </table:table-cell>
          <table:table-cell table:formula="of:=[.BW9]*[.$C2]" office:value-type="float" office:value="74" calcext:value-type="float">
            <text:p>74</text:p>
          </table:table-cell>
          <table:table-cell table:formula="of:=[.BX9]*[.$C2]" office:value-type="float" office:value="75" calcext:value-type="float">
            <text:p>75</text:p>
          </table:table-cell>
          <table:table-cell table:formula="of:=[.BY9]*[.$C2]" office:value-type="float" office:value="76" calcext:value-type="float">
            <text:p>76</text:p>
          </table:table-cell>
          <table:table-cell table:formula="of:=[.BZ9]*[.$C2]" office:value-type="float" office:value="77" calcext:value-type="float">
            <text:p>77</text:p>
          </table:table-cell>
          <table:table-cell table:formula="of:=[.CA9]*[.$C2]" office:value-type="float" office:value="78" calcext:value-type="float">
            <text:p>78</text:p>
          </table:table-cell>
          <table:table-cell table:formula="of:=[.CB9]*[.$C2]" office:value-type="float" office:value="79" calcext:value-type="float">
            <text:p>79</text:p>
          </table:table-cell>
          <table:table-cell table:formula="of:=[.CC9]*[.$C2]" office:value-type="float" office:value="80" calcext:value-type="float">
            <text:p>80</text:p>
          </table:table-cell>
          <table:table-cell table:formula="of:=[.CD9]*[.$C2]" office:value-type="float" office:value="81" calcext:value-type="float">
            <text:p>81</text:p>
          </table:table-cell>
          <table:table-cell table:formula="of:=[.CE9]*[.$C2]" office:value-type="float" office:value="82" calcext:value-type="float">
            <text:p>82</text:p>
          </table:table-cell>
          <table:table-cell table:formula="of:=[.CF9]*[.$C2]" office:value-type="float" office:value="83" calcext:value-type="float">
            <text:p>83</text:p>
          </table:table-cell>
          <table:table-cell table:formula="of:=[.CG9]*[.$C2]" office:value-type="float" office:value="84" calcext:value-type="float">
            <text:p>84</text:p>
          </table:table-cell>
          <table:table-cell table:formula="of:=[.CH9]*[.$C2]" office:value-type="float" office:value="85" calcext:value-type="float">
            <text:p>85</text:p>
          </table:table-cell>
          <table:table-cell table:formula="of:=[.CI9]*[.$C2]" office:value-type="float" office:value="86" calcext:value-type="float">
            <text:p>86</text:p>
          </table:table-cell>
          <table:table-cell table:formula="of:=[.CJ9]*[.$C2]" office:value-type="float" office:value="87" calcext:value-type="float">
            <text:p>87</text:p>
          </table:table-cell>
          <table:table-cell table:formula="of:=[.CK9]*[.$C2]" office:value-type="float" office:value="88" calcext:value-type="float">
            <text:p>88</text:p>
          </table:table-cell>
          <table:table-cell table:formula="of:=[.CL9]*[.$C2]" office:value-type="float" office:value="89" calcext:value-type="float">
            <text:p>89</text:p>
          </table:table-cell>
          <table:table-cell table:formula="of:=[.CM9]*[.$C2]" office:value-type="float" office:value="90" calcext:value-type="float">
            <text:p>90</text:p>
          </table:table-cell>
          <table:table-cell table:formula="of:=[.CN9]*[.$C2]" office:value-type="float" office:value="91" calcext:value-type="float">
            <text:p>91</text:p>
          </table:table-cell>
          <table:table-cell table:formula="of:=[.CO9]*[.$C2]" office:value-type="float" office:value="92" calcext:value-type="float">
            <text:p>92</text:p>
          </table:table-cell>
          <table:table-cell table:formula="of:=[.CP9]*[.$C2]" office:value-type="float" office:value="93" calcext:value-type="float">
            <text:p>93</text:p>
          </table:table-cell>
          <table:table-cell table:formula="of:=[.CQ9]*[.$C2]" office:value-type="float" office:value="94" calcext:value-type="float">
            <text:p>94</text:p>
          </table:table-cell>
          <table:table-cell table:formula="of:=[.CR9]*[.$C2]" office:value-type="float" office:value="95" calcext:value-type="float">
            <text:p>95</text:p>
          </table:table-cell>
          <table:table-cell table:formula="of:=[.CS9]*[.$C2]" office:value-type="float" office:value="96" calcext:value-type="float">
            <text:p>96</text:p>
          </table:table-cell>
          <table:table-cell table:formula="of:=[.CT9]*[.$C2]" office:value-type="float" office:value="97" calcext:value-type="float">
            <text:p>97</text:p>
          </table:table-cell>
          <table:table-cell table:formula="of:=[.CU9]*[.$C2]" office:value-type="float" office:value="98" calcext:value-type="float">
            <text:p>98</text:p>
          </table:table-cell>
          <table:table-cell table:formula="of:=[.CV9]*[.$C2]" office:value-type="float" office:value="99" calcext:value-type="float">
            <text:p>99</text:p>
          </table:table-cell>
          <table:table-cell table:formula="of:=[.CW9]*[.$C2]" office:value-type="float" office:value="100" calcext:value-type="float">
            <text:p>100</text:p>
          </table:table-cell>
          <table:table-cell table:formula="of:=[.CX9]*[.$C2]" office:value-type="float" office:value="101" calcext:value-type="float">
            <text:p>101</text:p>
          </table:table-cell>
          <table:table-cell table:formula="of:=[.CY9]*[.$C2]" office:value-type="float" office:value="102" calcext:value-type="float">
            <text:p>102</text:p>
          </table:table-cell>
          <table:table-cell table:formula="of:=[.CZ9]*[.$C2]" office:value-type="float" office:value="103" calcext:value-type="float">
            <text:p>103</text:p>
          </table:table-cell>
          <table:table-cell table:formula="of:=[.DA9]*[.$C2]" office:value-type="float" office:value="104" calcext:value-type="float">
            <text:p>104</text:p>
          </table:table-cell>
          <table:table-cell table:formula="of:=[.DB9]*[.$C2]" office:value-type="float" office:value="105" calcext:value-type="float">
            <text:p>105</text:p>
          </table:table-cell>
          <table:table-cell table:formula="of:=[.DC9]*[.$C2]" office:value-type="float" office:value="106" calcext:value-type="float">
            <text:p>106</text:p>
          </table:table-cell>
          <table:table-cell table:formula="of:=[.DD9]*[.$C2]" office:value-type="float" office:value="107" calcext:value-type="float">
            <text:p>107</text:p>
          </table:table-cell>
          <table:table-cell table:formula="of:=[.DE9]*[.$C2]" office:value-type="float" office:value="108" calcext:value-type="float">
            <text:p>108</text:p>
          </table:table-cell>
          <table:table-cell table:formula="of:=[.DF9]*[.$C2]" office:value-type="float" office:value="109" calcext:value-type="float">
            <text:p>109</text:p>
          </table:table-cell>
          <table:table-cell table:formula="of:=[.DG9]*[.$C2]" office:value-type="float" office:value="110" calcext:value-type="float">
            <text:p>110</text:p>
          </table:table-cell>
          <table:table-cell table:formula="of:=[.DH9]*[.$C2]" office:value-type="float" office:value="111" calcext:value-type="float">
            <text:p>111</text:p>
          </table:table-cell>
          <table:table-cell table:formula="of:=[.DI9]*[.$C2]" office:value-type="float" office:value="112" calcext:value-type="float">
            <text:p>112</text:p>
          </table:table-cell>
          <table:table-cell table:formula="of:=[.DJ9]*[.$C2]" office:value-type="float" office:value="113" calcext:value-type="float">
            <text:p>113</text:p>
          </table:table-cell>
          <table:table-cell table:formula="of:=[.DK9]*[.$C2]" office:value-type="float" office:value="114" calcext:value-type="float">
            <text:p>114</text:p>
          </table:table-cell>
          <table:table-cell table:formula="of:=[.DL9]*[.$C2]" office:value-type="float" office:value="115" calcext:value-type="float">
            <text:p>115</text:p>
          </table:table-cell>
          <table:table-cell table:formula="of:=[.DM9]*[.$C2]" office:value-type="float" office:value="116" calcext:value-type="float">
            <text:p>116</text:p>
          </table:table-cell>
          <table:table-cell table:formula="of:=[.DN9]*[.$C2]" office:value-type="float" office:value="117" calcext:value-type="float">
            <text:p>117</text:p>
          </table:table-cell>
          <table:table-cell table:formula="of:=[.DO9]*[.$C2]" office:value-type="float" office:value="118" calcext:value-type="float">
            <text:p>118</text:p>
          </table:table-cell>
          <table:table-cell table:formula="of:=[.DP9]*[.$C2]" office:value-type="float" office:value="119" calcext:value-type="float">
            <text:p>119</text:p>
          </table:table-cell>
          <table:table-cell table:formula="of:=[.DQ9]*[.$C2]" office:value-type="float" office:value="120" calcext:value-type="float">
            <text:p>120</text:p>
          </table:table-cell>
          <table:table-cell table:formula="of:=[.DR9]*[.$C2]" office:value-type="float" office:value="121" calcext:value-type="float">
            <text:p>121</text:p>
          </table:table-cell>
          <table:table-cell table:formula="of:=[.DS9]*[.$C2]" office:value-type="float" office:value="122" calcext:value-type="float">
            <text:p>122</text:p>
          </table:table-cell>
          <table:table-cell table:formula="of:=[.DT9]*[.$C2]" office:value-type="float" office:value="123" calcext:value-type="float">
            <text:p>123</text:p>
          </table:table-cell>
          <table:table-cell table:formula="of:=[.DU9]*[.$C2]" office:value-type="float" office:value="124" calcext:value-type="float">
            <text:p>124</text:p>
          </table:table-cell>
          <table:table-cell table:formula="of:=[.DV9]*[.$C2]" office:value-type="float" office:value="125" calcext:value-type="float">
            <text:p>125</text:p>
          </table:table-cell>
          <table:table-cell table:formula="of:=[.DW9]*[.$C2]" office:value-type="float" office:value="126" calcext:value-type="float">
            <text:p>126</text:p>
          </table:table-cell>
          <table:table-cell table:formula="of:=[.DX9]*[.$C2]" office:value-type="float" office:value="127" calcext:value-type="float">
            <text:p>127</text:p>
          </table:table-cell>
          <table:table-cell table:formula="of:=[.DY9]*[.$C2]" office:value-type="float" office:value="128" calcext:value-type="float">
            <text:p>128</text:p>
          </table:table-cell>
          <table:table-cell table:formula="of:=[.DZ9]*[.$C2]" office:value-type="float" office:value="129" calcext:value-type="float">
            <text:p>129</text:p>
          </table:table-cell>
          <table:table-cell table:formula="of:=[.EA9]*[.$C2]" office:value-type="float" office:value="130" calcext:value-type="float">
            <text:p>130</text:p>
          </table:table-cell>
          <table:table-cell table:formula="of:=[.EB9]*[.$C2]" office:value-type="float" office:value="131" calcext:value-type="float">
            <text:p>131</text:p>
          </table:table-cell>
          <table:table-cell table:formula="of:=[.EC9]*[.$C2]" office:value-type="float" office:value="132" calcext:value-type="float">
            <text:p>132</text:p>
          </table:table-cell>
          <table:table-cell table:formula="of:=[.ED9]*[.$C2]" office:value-type="float" office:value="133" calcext:value-type="float">
            <text:p>133</text:p>
          </table:table-cell>
          <table:table-cell table:formula="of:=[.EE9]*[.$C2]" office:value-type="float" office:value="134" calcext:value-type="float">
            <text:p>134</text:p>
          </table:table-cell>
          <table:table-cell table:formula="of:=[.EF9]*[.$C2]" office:value-type="float" office:value="135" calcext:value-type="float">
            <text:p>135</text:p>
          </table:table-cell>
          <table:table-cell table:formula="of:=[.EG9]*[.$C2]" office:value-type="float" office:value="136" calcext:value-type="float">
            <text:p>136</text:p>
          </table:table-cell>
          <table:table-cell table:formula="of:=[.EH9]*[.$C2]" office:value-type="float" office:value="137" calcext:value-type="float">
            <text:p>137</text:p>
          </table:table-cell>
          <table:table-cell table:formula="of:=[.EI9]*[.$C2]" office:value-type="float" office:value="138" calcext:value-type="float">
            <text:p>138</text:p>
          </table:table-cell>
          <table:table-cell table:formula="of:=[.EJ9]*[.$C2]" office:value-type="float" office:value="139" calcext:value-type="float">
            <text:p>139</text:p>
          </table:table-cell>
          <table:table-cell table:formula="of:=[.EK9]*[.$C2]" office:value-type="float" office:value="140" calcext:value-type="float">
            <text:p>140</text:p>
          </table:table-cell>
          <table:table-cell table:formula="of:=[.EL9]*[.$C2]" office:value-type="float" office:value="141" calcext:value-type="float">
            <text:p>141</text:p>
          </table:table-cell>
          <table:table-cell table:formula="of:=[.EM9]*[.$C2]" office:value-type="float" office:value="142" calcext:value-type="float">
            <text:p>142</text:p>
          </table:table-cell>
          <table:table-cell table:formula="of:=[.EN9]*[.$C2]" office:value-type="float" office:value="143" calcext:value-type="float">
            <text:p>143</text:p>
          </table:table-cell>
          <table:table-cell table:formula="of:=[.EO9]*[.$C2]" office:value-type="float" office:value="144" calcext:value-type="float">
            <text:p>144</text:p>
          </table:table-cell>
          <table:table-cell table:formula="of:=[.EP9]*[.$C2]" office:value-type="float" office:value="145" calcext:value-type="float">
            <text:p>145</text:p>
          </table:table-cell>
          <table:table-cell table:formula="of:=[.EQ9]*[.$C2]" office:value-type="float" office:value="146" calcext:value-type="float">
            <text:p>146</text:p>
          </table:table-cell>
          <table:table-cell table:formula="of:=[.ER9]*[.$C2]" office:value-type="float" office:value="147" calcext:value-type="float">
            <text:p>147</text:p>
          </table:table-cell>
          <table:table-cell table:formula="of:=[.ES9]*[.$C2]" office:value-type="float" office:value="148" calcext:value-type="float">
            <text:p>148</text:p>
          </table:table-cell>
          <table:table-cell table:formula="of:=[.ET9]*[.$C2]" office:value-type="float" office:value="149" calcext:value-type="float">
            <text:p>149</text:p>
          </table:table-cell>
          <table:table-cell table:formula="of:=[.EU9]*[.$C2]" office:value-type="float" office:value="150" calcext:value-type="float">
            <text:p>150</text:p>
          </table:table-cell>
          <table:table-cell table:formula="of:=[.EV9]*[.$C2]" office:value-type="float" office:value="151" calcext:value-type="float">
            <text:p>151</text:p>
          </table:table-cell>
          <table:table-cell table:formula="of:=[.EW9]*[.$C2]" office:value-type="float" office:value="152" calcext:value-type="float">
            <text:p>152</text:p>
          </table:table-cell>
          <table:table-cell table:formula="of:=[.EX9]*[.$C2]" office:value-type="float" office:value="153" calcext:value-type="float">
            <text:p>153</text:p>
          </table:table-cell>
          <table:table-cell table:formula="of:=[.EY9]*[.$C2]" office:value-type="float" office:value="154" calcext:value-type="float">
            <text:p>154</text:p>
          </table:table-cell>
          <table:table-cell table:formula="of:=[.EZ9]*[.$C2]" office:value-type="float" office:value="155" calcext:value-type="float">
            <text:p>155</text:p>
          </table:table-cell>
          <table:table-cell table:formula="of:=[.FA9]*[.$C2]" office:value-type="float" office:value="156" calcext:value-type="float">
            <text:p>156</text:p>
          </table:table-cell>
          <table:table-cell table:formula="of:=[.FB9]*[.$C2]" office:value-type="float" office:value="157" calcext:value-type="float">
            <text:p>157</text:p>
          </table:table-cell>
          <table:table-cell table:formula="of:=[.FC9]*[.$C2]" office:value-type="float" office:value="158" calcext:value-type="float">
            <text:p>158</text:p>
          </table:table-cell>
          <table:table-cell table:formula="of:=[.FD9]*[.$C2]" office:value-type="float" office:value="159" calcext:value-type="float">
            <text:p>159</text:p>
          </table:table-cell>
          <table:table-cell table:formula="of:=[.FE9]*[.$C2]" office:value-type="float" office:value="160" calcext:value-type="float">
            <text:p>160</text:p>
          </table:table-cell>
          <table:table-cell table:formula="of:=[.FF9]*[.$C2]" office:value-type="float" office:value="161" calcext:value-type="float">
            <text:p>161</text:p>
          </table:table-cell>
          <table:table-cell table:formula="of:=[.FG9]*[.$C2]" office:value-type="float" office:value="162" calcext:value-type="float">
            <text:p>162</text:p>
          </table:table-cell>
          <table:table-cell table:formula="of:=[.FH9]*[.$C2]" office:value-type="float" office:value="163" calcext:value-type="float">
            <text:p>163</text:p>
          </table:table-cell>
          <table:table-cell table:formula="of:=[.FI9]*[.$C2]" office:value-type="float" office:value="164" calcext:value-type="float">
            <text:p>164</text:p>
          </table:table-cell>
          <table:table-cell table:formula="of:=[.FJ9]*[.$C2]" office:value-type="float" office:value="165" calcext:value-type="float">
            <text:p>165</text:p>
          </table:table-cell>
          <table:table-cell table:formula="of:=[.FK9]*[.$C2]" office:value-type="float" office:value="166" calcext:value-type="float">
            <text:p>166</text:p>
          </table:table-cell>
          <table:table-cell table:formula="of:=[.FL9]*[.$C2]" office:value-type="float" office:value="167" calcext:value-type="float">
            <text:p>167</text:p>
          </table:table-cell>
          <table:table-cell table:formula="of:=[.FM9]*[.$C2]" office:value-type="float" office:value="168" calcext:value-type="float">
            <text:p>168</text:p>
          </table:table-cell>
          <table:table-cell table:formula="of:=[.FN9]*[.$C2]" office:value-type="float" office:value="169" calcext:value-type="float">
            <text:p>169</text:p>
          </table:table-cell>
          <table:table-cell table:formula="of:=[.FO9]*[.$C2]" office:value-type="float" office:value="170" calcext:value-type="float">
            <text:p>170</text:p>
          </table:table-cell>
          <table:table-cell table:formula="of:=[.FP9]*[.$C2]" office:value-type="float" office:value="171" calcext:value-type="float">
            <text:p>171</text:p>
          </table:table-cell>
          <table:table-cell table:formula="of:=[.FQ9]*[.$C2]" office:value-type="float" office:value="172" calcext:value-type="float">
            <text:p>172</text:p>
          </table:table-cell>
          <table:table-cell table:formula="of:=[.FR9]*[.$C2]" office:value-type="float" office:value="173" calcext:value-type="float">
            <text:p>173</text:p>
          </table:table-cell>
          <table:table-cell table:formula="of:=[.FS9]*[.$C2]" office:value-type="float" office:value="174" calcext:value-type="float">
            <text:p>174</text:p>
          </table:table-cell>
          <table:table-cell table:formula="of:=[.FT9]*[.$C2]" office:value-type="float" office:value="175" calcext:value-type="float">
            <text:p>175</text:p>
          </table:table-cell>
          <table:table-cell table:formula="of:=[.FU9]*[.$C2]" office:value-type="float" office:value="176" calcext:value-type="float">
            <text:p>176</text:p>
          </table:table-cell>
          <table:table-cell table:formula="of:=[.FV9]*[.$C2]" office:value-type="float" office:value="177" calcext:value-type="float">
            <text:p>177</text:p>
          </table:table-cell>
          <table:table-cell table:formula="of:=[.FW9]*[.$C2]" office:value-type="float" office:value="178" calcext:value-type="float">
            <text:p>178</text:p>
          </table:table-cell>
          <table:table-cell table:formula="of:=[.FX9]*[.$C2]" office:value-type="float" office:value="179" calcext:value-type="float">
            <text:p>179</text:p>
          </table:table-cell>
          <table:table-cell table:formula="of:=[.FY9]*[.$C2]" office:value-type="float" office:value="180" calcext:value-type="float">
            <text:p>180</text:p>
          </table:table-cell>
          <table:table-cell table:number-columns-repeated="321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5]/500" office:value-type="float" office:value="6553.4" calcext:value-type="float">
            <text:p>6553.4</text:p>
          </table:table-cell>
          <table:table-cell table:formula="of:=[.C5]/500" office:value-type="float" office:value="6555.4" calcext:value-type="float">
            <text:p>6555.4</text:p>
          </table:table-cell>
          <table:table-cell table:formula="of:=[.D5]/500" office:value-type="float" office:value="6557.4" calcext:value-type="float">
            <text:p>6557.4</text:p>
          </table:table-cell>
          <table:table-cell table:formula="of:=[.E5]/500" office:value-type="float" office:value="6559.4" calcext:value-type="float">
            <text:p>6559.4</text:p>
          </table:table-cell>
          <table:table-cell table:formula="of:=[.F5]/500" office:value-type="float" office:value="6561.4" calcext:value-type="float">
            <text:p>6561.4</text:p>
          </table:table-cell>
          <table:table-cell table:formula="of:=[.G5]/500" office:value-type="float" office:value="6563.4" calcext:value-type="float">
            <text:p>6563.4</text:p>
          </table:table-cell>
          <table:table-cell table:formula="of:=[.H5]/500" office:value-type="float" office:value="6565.4" calcext:value-type="float">
            <text:p>6565.4</text:p>
          </table:table-cell>
          <table:table-cell table:formula="of:=[.I5]/500" office:value-type="float" office:value="6567.4" calcext:value-type="float">
            <text:p>6567.4</text:p>
          </table:table-cell>
          <table:table-cell table:formula="of:=[.J5]/500" office:value-type="float" office:value="6569.4" calcext:value-type="float">
            <text:p>6569.4</text:p>
          </table:table-cell>
          <table:table-cell table:formula="of:=[.K5]/500" office:value-type="float" office:value="6571.4" calcext:value-type="float">
            <text:p>6571.4</text:p>
          </table:table-cell>
          <table:table-cell table:formula="of:=[.L5]/500" office:value-type="float" office:value="6573.4" calcext:value-type="float">
            <text:p>6573.4</text:p>
          </table:table-cell>
          <table:table-cell table:formula="of:=[.M5]/500" office:value-type="float" office:value="6575.4" calcext:value-type="float">
            <text:p>6575.4</text:p>
          </table:table-cell>
          <table:table-cell table:formula="of:=[.N5]/500" office:value-type="float" office:value="13128.8" calcext:value-type="float">
            <text:p>13128.8</text:p>
          </table:table-cell>
          <table:table-cell table:formula="of:=[.O5]/500" office:value-type="float" office:value="19682.2" calcext:value-type="float">
            <text:p>19682.2</text:p>
          </table:table-cell>
          <table:table-cell table:formula="of:=[.P5]/500" office:value-type="float" office:value="26235.6" calcext:value-type="float">
            <text:p>26235.6</text:p>
          </table:table-cell>
          <table:table-cell table:formula="of:=[.Q5]/500" office:value-type="float" office:value="32789" calcext:value-type="float">
            <text:p>32789</text:p>
          </table:table-cell>
          <table:table-cell table:formula="of:=[.R5]/500" office:value-type="float" office:value="39342.4" calcext:value-type="float">
            <text:p>39342.4</text:p>
          </table:table-cell>
          <table:table-cell table:formula="of:=[.S5]/500" office:value-type="float" office:value="45895.8" calcext:value-type="float">
            <text:p>45895.8</text:p>
          </table:table-cell>
          <table:table-cell table:formula="of:=[.T5]/500" office:value-type="float" office:value="52449.2" calcext:value-type="float">
            <text:p>52449.2</text:p>
          </table:table-cell>
          <table:table-cell table:formula="of:=[.U5]/500" office:value-type="float" office:value="59002.6" calcext:value-type="float">
            <text:p>59002.6</text:p>
          </table:table-cell>
          <table:table-cell table:formula="of:=[.V5]/500" office:value-type="float" office:value="65556" calcext:value-type="float">
            <text:p>65556</text:p>
          </table:table-cell>
          <table:table-cell table:formula="of:=[.W5]/500" office:value-type="float" office:value="72109.4" calcext:value-type="float">
            <text:p>72109.4</text:p>
          </table:table-cell>
          <table:table-cell table:formula="of:=[.X5]/500" office:value-type="float" office:value="78662.8" calcext:value-type="float">
            <text:p>78662.8</text:p>
          </table:table-cell>
          <table:table-cell table:formula="of:=[.Y5]/500" office:value-type="float" office:value="85216.2" calcext:value-type="float">
            <text:p>85216.2</text:p>
          </table:table-cell>
          <table:table-cell table:formula="of:=[.Z5]/500" office:value-type="float" office:value="91769.6" calcext:value-type="float">
            <text:p>91769.6</text:p>
          </table:table-cell>
          <table:table-cell table:formula="of:=[.AA5]/500" office:value-type="float" office:value="98323" calcext:value-type="float">
            <text:p>98323</text:p>
          </table:table-cell>
          <table:table-cell table:formula="of:=[.AB5]/500" office:value-type="float" office:value="104876.4" calcext:value-type="float">
            <text:p>104876.4</text:p>
          </table:table-cell>
          <table:table-cell table:formula="of:=[.AC5]/500" office:value-type="float" office:value="111429.8" calcext:value-type="float">
            <text:p>111429.8</text:p>
          </table:table-cell>
          <table:table-cell table:formula="of:=[.AD5]/500" office:value-type="float" office:value="117983.2" calcext:value-type="float">
            <text:p>117983.2</text:p>
          </table:table-cell>
          <table:table-cell table:formula="of:=[.AE5]/500" office:value-type="float" office:value="124536.6" calcext:value-type="float">
            <text:p>124536.6</text:p>
          </table:table-cell>
          <table:table-cell table:formula="of:=[.AF5]/500" office:value-type="float" office:value="131090" calcext:value-type="float">
            <text:p>131090</text:p>
          </table:table-cell>
          <table:table-cell table:formula="of:=[.AG5]/500" office:value-type="float" office:value="137643.4" calcext:value-type="float">
            <text:p>137643.4</text:p>
          </table:table-cell>
          <table:table-cell table:formula="of:=[.AH5]/500" office:value-type="float" office:value="144196.8" calcext:value-type="float">
            <text:p>144196.8</text:p>
          </table:table-cell>
          <table:table-cell table:formula="of:=[.AI5]/500" office:value-type="float" office:value="150750.2" calcext:value-type="float">
            <text:p>150750.2</text:p>
          </table:table-cell>
          <table:table-cell table:formula="of:=[.AJ5]/500" office:value-type="float" office:value="157303.6" calcext:value-type="float">
            <text:p>157303.6</text:p>
          </table:table-cell>
          <table:table-cell table:formula="of:=[.AK5]/500" office:value-type="float" office:value="163857" calcext:value-type="float">
            <text:p>163857</text:p>
          </table:table-cell>
          <table:table-cell table:formula="of:=[.AL5]/500" office:value-type="float" office:value="170410.4" calcext:value-type="float">
            <text:p>170410.4</text:p>
          </table:table-cell>
          <table:table-cell table:formula="of:=[.AM5]/500" office:value-type="float" office:value="176963.8" calcext:value-type="float">
            <text:p>176963.8</text:p>
          </table:table-cell>
          <table:table-cell table:formula="of:=[.AN5]/500" office:value-type="float" office:value="183517.2" calcext:value-type="float">
            <text:p>183517.2</text:p>
          </table:table-cell>
          <table:table-cell table:formula="of:=[.AO5]/500" office:value-type="float" office:value="190070.6" calcext:value-type="float">
            <text:p>190070.6</text:p>
          </table:table-cell>
          <table:table-cell table:formula="of:=[.AP5]/500" office:value-type="float" office:value="196624" calcext:value-type="float">
            <text:p>196624</text:p>
          </table:table-cell>
          <table:table-cell table:formula="of:=[.AQ5]/500" office:value-type="float" office:value="203177.4" calcext:value-type="float">
            <text:p>203177.4</text:p>
          </table:table-cell>
          <table:table-cell table:formula="of:=[.AR5]/500" office:value-type="float" office:value="209730.8" calcext:value-type="float">
            <text:p>209730.8</text:p>
          </table:table-cell>
          <table:table-cell table:formula="of:=[.AS5]/500" office:value-type="float" office:value="216284.2" calcext:value-type="float">
            <text:p>216284.2</text:p>
          </table:table-cell>
          <table:table-cell table:formula="of:=[.AT5]/500" office:value-type="float" office:value="222837.6" calcext:value-type="float">
            <text:p>222837.6</text:p>
          </table:table-cell>
          <table:table-cell table:formula="of:=[.AU5]/500" office:value-type="float" office:value="229391" calcext:value-type="float">
            <text:p>229391</text:p>
          </table:table-cell>
          <table:table-cell table:formula="of:=[.AV5]/500" office:value-type="float" office:value="235944.4" calcext:value-type="float">
            <text:p>235944.4</text:p>
          </table:table-cell>
          <table:table-cell table:formula="of:=[.AW5]/500" office:value-type="float" office:value="242497.8" calcext:value-type="float">
            <text:p>242497.8</text:p>
          </table:table-cell>
          <table:table-cell table:formula="of:=[.AX5]/500" office:value-type="float" office:value="249051.2" calcext:value-type="float">
            <text:p>249051.2</text:p>
          </table:table-cell>
          <table:table-cell table:formula="of:=[.AY5]/500" office:value-type="float" office:value="255604.6" calcext:value-type="float">
            <text:p>255604.6</text:p>
          </table:table-cell>
          <table:table-cell table:formula="of:=[.AZ5]/500" office:value-type="float" office:value="262158" calcext:value-type="float">
            <text:p>262158</text:p>
          </table:table-cell>
          <table:table-cell table:formula="of:=[.BA5]/500" office:value-type="float" office:value="268711.4" calcext:value-type="float">
            <text:p>268711.4</text:p>
          </table:table-cell>
          <table:table-cell table:formula="of:=[.BB5]/500" office:value-type="float" office:value="275264.8" calcext:value-type="float">
            <text:p>275264.8</text:p>
          </table:table-cell>
          <table:table-cell table:formula="of:=[.BC5]/500" office:value-type="float" office:value="281818.2" calcext:value-type="float">
            <text:p>281818.2</text:p>
          </table:table-cell>
          <table:table-cell table:formula="of:=[.BD5]/500" office:value-type="float" office:value="288371.6" calcext:value-type="float">
            <text:p>288371.6</text:p>
          </table:table-cell>
          <table:table-cell table:formula="of:=[.BE5]/500" office:value-type="float" office:value="294925" calcext:value-type="float">
            <text:p>294925</text:p>
          </table:table-cell>
          <table:table-cell table:formula="of:=[.BF5]/500" office:value-type="float" office:value="301478.4" calcext:value-type="float">
            <text:p>301478.4</text:p>
          </table:table-cell>
          <table:table-cell table:formula="of:=[.BG5]/500" office:value-type="float" office:value="308031.8" calcext:value-type="float">
            <text:p>308031.8</text:p>
          </table:table-cell>
          <table:table-cell table:formula="of:=[.BH5]/500" office:value-type="float" office:value="314585.2" calcext:value-type="float">
            <text:p>314585.2</text:p>
          </table:table-cell>
          <table:table-cell table:formula="of:=[.BI5]/500" office:value-type="float" office:value="321138.6" calcext:value-type="float">
            <text:p>321138.6</text:p>
          </table:table-cell>
          <table:table-cell table:formula="of:=[.BJ5]/500" office:value-type="float" office:value="327692" calcext:value-type="float">
            <text:p>327692</text:p>
          </table:table-cell>
          <table:table-cell table:formula="of:=[.BK5]/500" office:value-type="float" office:value="334245.4" calcext:value-type="float">
            <text:p>334245.4</text:p>
          </table:table-cell>
          <table:table-cell table:formula="of:=[.BL5]/500" office:value-type="float" office:value="340798.8" calcext:value-type="float">
            <text:p>340798.8</text:p>
          </table:table-cell>
          <table:table-cell table:formula="of:=[.BM5]/500" office:value-type="float" office:value="347352.2" calcext:value-type="float">
            <text:p>347352.2</text:p>
          </table:table-cell>
          <table:table-cell table:formula="of:=[.BN5]/500" office:value-type="float" office:value="353905.6" calcext:value-type="float">
            <text:p>353905.6</text:p>
          </table:table-cell>
          <table:table-cell table:formula="of:=[.BO5]/500" office:value-type="float" office:value="360459" calcext:value-type="float">
            <text:p>360459</text:p>
          </table:table-cell>
          <table:table-cell table:formula="of:=[.BP5]/500" office:value-type="float" office:value="367012.4" calcext:value-type="float">
            <text:p>367012.4</text:p>
          </table:table-cell>
          <table:table-cell table:formula="of:=[.BQ5]/500" office:value-type="float" office:value="373565.8" calcext:value-type="float">
            <text:p>373565.8</text:p>
          </table:table-cell>
          <table:table-cell table:formula="of:=[.BR5]/500" office:value-type="float" office:value="380119.2" calcext:value-type="float">
            <text:p>380119.2</text:p>
          </table:table-cell>
          <table:table-cell table:formula="of:=[.BS5]/500" office:value-type="float" office:value="386672.6" calcext:value-type="float">
            <text:p>386672.6</text:p>
          </table:table-cell>
          <table:table-cell table:formula="of:=[.BT5]/500" office:value-type="float" office:value="393226" calcext:value-type="float">
            <text:p>393226</text:p>
          </table:table-cell>
          <table:table-cell table:formula="of:=[.BU5]/500" office:value-type="float" office:value="399779.4" calcext:value-type="float">
            <text:p>399779.4</text:p>
          </table:table-cell>
          <table:table-cell table:formula="of:=[.BV5]/500" office:value-type="float" office:value="406332.8" calcext:value-type="float">
            <text:p>406332.8</text:p>
          </table:table-cell>
          <table:table-cell table:formula="of:=[.BW5]/500" office:value-type="float" office:value="412886.2" calcext:value-type="float">
            <text:p>412886.2</text:p>
          </table:table-cell>
          <table:table-cell table:formula="of:=[.BX5]/500" office:value-type="float" office:value="419439.6" calcext:value-type="float">
            <text:p>419439.6</text:p>
          </table:table-cell>
          <table:table-cell table:formula="of:=[.BY5]/500" office:value-type="float" office:value="425993" calcext:value-type="float">
            <text:p>425993</text:p>
          </table:table-cell>
          <table:table-cell table:formula="of:=[.BZ5]/500" office:value-type="float" office:value="432546.4" calcext:value-type="float">
            <text:p>432546.4</text:p>
          </table:table-cell>
          <table:table-cell table:formula="of:=[.CA5]/500" office:value-type="float" office:value="439099.8" calcext:value-type="float">
            <text:p>439099.8</text:p>
          </table:table-cell>
          <table:table-cell table:formula="of:=[.CB5]/500" office:value-type="float" office:value="445653.2" calcext:value-type="float">
            <text:p>445653.2</text:p>
          </table:table-cell>
          <table:table-cell table:formula="of:=[.CC5]/500" office:value-type="float" office:value="452206.6" calcext:value-type="float">
            <text:p>452206.6</text:p>
          </table:table-cell>
          <table:table-cell table:formula="of:=[.CD5]/500" office:value-type="float" office:value="458760" calcext:value-type="float">
            <text:p>458760</text:p>
          </table:table-cell>
          <table:table-cell table:formula="of:=[.CE5]/500" office:value-type="float" office:value="465313.4" calcext:value-type="float">
            <text:p>465313.4</text:p>
          </table:table-cell>
          <table:table-cell table:formula="of:=[.CF5]/500" office:value-type="float" office:value="471866.8" calcext:value-type="float">
            <text:p>471866.8</text:p>
          </table:table-cell>
          <table:table-cell table:formula="of:=[.CG5]/500" office:value-type="float" office:value="478420.2" calcext:value-type="float">
            <text:p>478420.2</text:p>
          </table:table-cell>
          <table:table-cell table:formula="of:=[.CH5]/500" office:value-type="float" office:value="484973.6" calcext:value-type="float">
            <text:p>484973.6</text:p>
          </table:table-cell>
          <table:table-cell table:formula="of:=[.CI5]/500" office:value-type="float" office:value="491527" calcext:value-type="float">
            <text:p>491527</text:p>
          </table:table-cell>
          <table:table-cell table:formula="of:=[.CJ5]/500" office:value-type="float" office:value="498080.4" calcext:value-type="float">
            <text:p>498080.4</text:p>
          </table:table-cell>
          <table:table-cell table:formula="of:=[.CK5]/500" office:value-type="float" office:value="504633.8" calcext:value-type="float">
            <text:p>504633.8</text:p>
          </table:table-cell>
          <table:table-cell table:formula="of:=[.CL5]/500" office:value-type="float" office:value="511187.2" calcext:value-type="float">
            <text:p>511187.2</text:p>
          </table:table-cell>
          <table:table-cell table:formula="of:=[.CM5]/500" office:value-type="float" office:value="517740.6" calcext:value-type="float">
            <text:p>517740.6</text:p>
          </table:table-cell>
          <table:table-cell table:formula="of:=[.CN5]/500" office:value-type="float" office:value="524294" calcext:value-type="float">
            <text:p>524294</text:p>
          </table:table-cell>
          <table:table-cell table:formula="of:=[.CO5]/500" office:value-type="float" office:value="530847.4" calcext:value-type="float">
            <text:p>530847.4</text:p>
          </table:table-cell>
          <table:table-cell table:formula="of:=[.CP5]/500" office:value-type="float" office:value="537400.8" calcext:value-type="float">
            <text:p>537400.8</text:p>
          </table:table-cell>
          <table:table-cell table:formula="of:=[.CQ5]/500" office:value-type="float" office:value="543954.2" calcext:value-type="float">
            <text:p>543954.2</text:p>
          </table:table-cell>
          <table:table-cell table:formula="of:=[.CR5]/500" office:value-type="float" office:value="550507.6" calcext:value-type="float">
            <text:p>550507.6</text:p>
          </table:table-cell>
          <table:table-cell table:formula="of:=[.CS5]/500" office:value-type="float" office:value="557061" calcext:value-type="float">
            <text:p>557061</text:p>
          </table:table-cell>
          <table:table-cell table:formula="of:=[.CT5]/500" office:value-type="float" office:value="563614.4" calcext:value-type="float">
            <text:p>563614.4</text:p>
          </table:table-cell>
          <table:table-cell table:formula="of:=[.CU5]/500" office:value-type="float" office:value="570167.8" calcext:value-type="float">
            <text:p>570167.8</text:p>
          </table:table-cell>
          <table:table-cell table:formula="of:=[.CV5]/500" office:value-type="float" office:value="576721.2" calcext:value-type="float">
            <text:p>576721.2</text:p>
          </table:table-cell>
          <table:table-cell table:formula="of:=[.CW5]/500" office:value-type="float" office:value="583274.6" calcext:value-type="float">
            <text:p>583274.6</text:p>
          </table:table-cell>
          <table:table-cell table:formula="of:=[.CX5]/500" office:value-type="float" office:value="589828" calcext:value-type="float">
            <text:p>589828</text:p>
          </table:table-cell>
          <table:table-cell table:formula="of:=[.CY5]/500" office:value-type="float" office:value="596381.4" calcext:value-type="float">
            <text:p>596381.4</text:p>
          </table:table-cell>
          <table:table-cell table:formula="of:=[.CZ5]/500" office:value-type="float" office:value="602934.8" calcext:value-type="float">
            <text:p>602934.8</text:p>
          </table:table-cell>
          <table:table-cell table:formula="of:=[.DA5]/500" office:value-type="float" office:value="609488.2" calcext:value-type="float">
            <text:p>609488.2</text:p>
          </table:table-cell>
          <table:table-cell table:formula="of:=[.DB5]/500" office:value-type="float" office:value="616041.6" calcext:value-type="float">
            <text:p>616041.6</text:p>
          </table:table-cell>
          <table:table-cell table:formula="of:=[.DC5]/500" office:value-type="float" office:value="622595" calcext:value-type="float">
            <text:p>622595</text:p>
          </table:table-cell>
          <table:table-cell table:formula="of:=[.DD5]/500" office:value-type="float" office:value="629148.4" calcext:value-type="float">
            <text:p>629148.4</text:p>
          </table:table-cell>
          <table:table-cell table:formula="of:=[.DE5]/500" office:value-type="float" office:value="635701.8" calcext:value-type="float">
            <text:p>635701.8</text:p>
          </table:table-cell>
          <table:table-cell table:formula="of:=[.DF5]/500" office:value-type="float" office:value="642255.2" calcext:value-type="float">
            <text:p>642255.2</text:p>
          </table:table-cell>
          <table:table-cell table:formula="of:=[.DG5]/500" office:value-type="float" office:value="648808.6" calcext:value-type="float">
            <text:p>648808.6</text:p>
          </table:table-cell>
          <table:table-cell table:formula="of:=[.DH5]/500" office:value-type="float" office:value="655362" calcext:value-type="float">
            <text:p>655362</text:p>
          </table:table-cell>
          <table:table-cell table:formula="of:=[.DI5]/500" office:value-type="float" office:value="661915.4" calcext:value-type="float">
            <text:p>661915.4</text:p>
          </table:table-cell>
          <table:table-cell table:formula="of:=[.DJ5]/500" office:value-type="float" office:value="668468.8" calcext:value-type="float">
            <text:p>668468.8</text:p>
          </table:table-cell>
          <table:table-cell table:formula="of:=[.DK5]/500" office:value-type="float" office:value="675022.2" calcext:value-type="float">
            <text:p>675022.2</text:p>
          </table:table-cell>
          <table:table-cell table:formula="of:=[.DL5]/500" office:value-type="float" office:value="681575.6" calcext:value-type="float">
            <text:p>681575.6</text:p>
          </table:table-cell>
          <table:table-cell table:formula="of:=[.DM5]/500" office:value-type="float" office:value="688129" calcext:value-type="float">
            <text:p>688129</text:p>
          </table:table-cell>
          <table:table-cell table:formula="of:=[.DN5]/500" office:value-type="float" office:value="694682.4" calcext:value-type="float">
            <text:p>694682.4</text:p>
          </table:table-cell>
          <table:table-cell table:formula="of:=[.DO5]/500" office:value-type="float" office:value="701235.8" calcext:value-type="float">
            <text:p>701235.8</text:p>
          </table:table-cell>
          <table:table-cell table:formula="of:=[.DP5]/500" office:value-type="float" office:value="707789.2" calcext:value-type="float">
            <text:p>707789.2</text:p>
          </table:table-cell>
          <table:table-cell table:formula="of:=[.DQ5]/500" office:value-type="float" office:value="714342.6" calcext:value-type="float">
            <text:p>714342.6</text:p>
          </table:table-cell>
          <table:table-cell table:formula="of:=[.DR5]/500" office:value-type="float" office:value="720896" calcext:value-type="float">
            <text:p>720896</text:p>
          </table:table-cell>
          <table:table-cell table:formula="of:=[.DS5]/500" office:value-type="float" office:value="727449.4" calcext:value-type="float">
            <text:p>727449.4</text:p>
          </table:table-cell>
          <table:table-cell table:formula="of:=[.DT5]/500" office:value-type="float" office:value="734002.8" calcext:value-type="float">
            <text:p>734002.8</text:p>
          </table:table-cell>
          <table:table-cell table:formula="of:=[.DU5]/500" office:value-type="float" office:value="740556.2" calcext:value-type="float">
            <text:p>740556.2</text:p>
          </table:table-cell>
          <table:table-cell table:formula="of:=[.DV5]/500" office:value-type="float" office:value="747109.6" calcext:value-type="float">
            <text:p>747109.6</text:p>
          </table:table-cell>
          <table:table-cell table:formula="of:=[.DW5]/500" office:value-type="float" office:value="753663" calcext:value-type="float">
            <text:p>753663</text:p>
          </table:table-cell>
          <table:table-cell table:formula="of:=[.DX5]/500" office:value-type="float" office:value="760216.4" calcext:value-type="float">
            <text:p>760216.4</text:p>
          </table:table-cell>
          <table:table-cell table:formula="of:=[.DY5]/500" office:value-type="float" office:value="766769.8" calcext:value-type="float">
            <text:p>766769.8</text:p>
          </table:table-cell>
          <table:table-cell table:formula="of:=[.DZ5]/500" office:value-type="float" office:value="773323.2" calcext:value-type="float">
            <text:p>773323.2</text:p>
          </table:table-cell>
          <table:table-cell table:formula="of:=[.EA5]/500" office:value-type="float" office:value="779876.6" calcext:value-type="float">
            <text:p>779876.6</text:p>
          </table:table-cell>
          <table:table-cell table:formula="of:=[.EB5]/500" office:value-type="float" office:value="786430" calcext:value-type="float">
            <text:p>786430</text:p>
          </table:table-cell>
          <table:table-cell table:formula="of:=[.EC5]/500" office:value-type="float" office:value="792983.4" calcext:value-type="float">
            <text:p>792983.4</text:p>
          </table:table-cell>
          <table:table-cell table:formula="of:=[.ED5]/500" office:value-type="float" office:value="799536.8" calcext:value-type="float">
            <text:p>799536.8</text:p>
          </table:table-cell>
          <table:table-cell table:formula="of:=[.EE5]/500" office:value-type="float" office:value="806090.2" calcext:value-type="float">
            <text:p>806090.2</text:p>
          </table:table-cell>
          <table:table-cell table:formula="of:=[.EF5]/500" office:value-type="float" office:value="812643.6" calcext:value-type="float">
            <text:p>812643.6</text:p>
          </table:table-cell>
          <table:table-cell table:formula="of:=[.EG5]/500" office:value-type="float" office:value="819197" calcext:value-type="float">
            <text:p>819197</text:p>
          </table:table-cell>
          <table:table-cell table:formula="of:=[.EH5]/500" office:value-type="float" office:value="825750.4" calcext:value-type="float">
            <text:p>825750.4</text:p>
          </table:table-cell>
          <table:table-cell table:formula="of:=[.EI5]/500" office:value-type="float" office:value="832303.8" calcext:value-type="float">
            <text:p>832303.8</text:p>
          </table:table-cell>
          <table:table-cell table:formula="of:=[.EJ5]/500" office:value-type="float" office:value="838857.2" calcext:value-type="float">
            <text:p>838857.2</text:p>
          </table:table-cell>
          <table:table-cell table:formula="of:=[.EK5]/500" office:value-type="float" office:value="845410.6" calcext:value-type="float">
            <text:p>845410.6</text:p>
          </table:table-cell>
          <table:table-cell table:formula="of:=[.EL5]/500" office:value-type="float" office:value="851964" calcext:value-type="float">
            <text:p>851964</text:p>
          </table:table-cell>
          <table:table-cell table:formula="of:=[.EM5]/500" office:value-type="float" office:value="858517.4" calcext:value-type="float">
            <text:p>858517.4</text:p>
          </table:table-cell>
          <table:table-cell table:formula="of:=[.EN5]/500" office:value-type="float" office:value="865070.8" calcext:value-type="float">
            <text:p>865070.8</text:p>
          </table:table-cell>
          <table:table-cell table:formula="of:=[.EO5]/500" office:value-type="float" office:value="871624.2" calcext:value-type="float">
            <text:p>871624.2</text:p>
          </table:table-cell>
          <table:table-cell table:formula="of:=[.EP5]/500" office:value-type="float" office:value="878177.6" calcext:value-type="float">
            <text:p>878177.6</text:p>
          </table:table-cell>
          <table:table-cell table:formula="of:=[.EQ5]/500" office:value-type="float" office:value="884731" calcext:value-type="float">
            <text:p>884731</text:p>
          </table:table-cell>
          <table:table-cell table:formula="of:=[.ER5]/500" office:value-type="float" office:value="891284.4" calcext:value-type="float">
            <text:p>891284.4</text:p>
          </table:table-cell>
          <table:table-cell table:formula="of:=[.ES5]/500" office:value-type="float" office:value="897837.8" calcext:value-type="float">
            <text:p>897837.8</text:p>
          </table:table-cell>
          <table:table-cell table:formula="of:=[.ET5]/500" office:value-type="float" office:value="904391.2" calcext:value-type="float">
            <text:p>904391.2</text:p>
          </table:table-cell>
          <table:table-cell table:formula="of:=[.EU5]/500" office:value-type="float" office:value="910944.6" calcext:value-type="float">
            <text:p>910944.6</text:p>
          </table:table-cell>
          <table:table-cell table:formula="of:=[.EV5]/500" office:value-type="float" office:value="917498" calcext:value-type="float">
            <text:p>917498</text:p>
          </table:table-cell>
          <table:table-cell table:formula="of:=[.EW5]/500" office:value-type="float" office:value="924051.4" calcext:value-type="float">
            <text:p>924051.4</text:p>
          </table:table-cell>
          <table:table-cell table:formula="of:=[.EX5]/500" office:value-type="float" office:value="930604.8" calcext:value-type="float">
            <text:p>930604.8</text:p>
          </table:table-cell>
          <table:table-cell table:formula="of:=[.EY5]/500" office:value-type="float" office:value="937158.2" calcext:value-type="float">
            <text:p>937158.2</text:p>
          </table:table-cell>
          <table:table-cell table:formula="of:=[.EZ5]/500" office:value-type="float" office:value="943711.6" calcext:value-type="float">
            <text:p>943711.6</text:p>
          </table:table-cell>
          <table:table-cell table:formula="of:=[.FA5]/500" office:value-type="float" office:value="950265" calcext:value-type="float">
            <text:p>950265</text:p>
          </table:table-cell>
          <table:table-cell table:formula="of:=[.FB5]/500" office:value-type="float" office:value="956818.4" calcext:value-type="float">
            <text:p>956818.4</text:p>
          </table:table-cell>
          <table:table-cell table:formula="of:=[.FC5]/500" office:value-type="float" office:value="963371.8" calcext:value-type="float">
            <text:p>963371.8</text:p>
          </table:table-cell>
          <table:table-cell table:formula="of:=[.FD5]/500" office:value-type="float" office:value="969925.2" calcext:value-type="float">
            <text:p>969925.2</text:p>
          </table:table-cell>
          <table:table-cell table:formula="of:=[.FE5]/500" office:value-type="float" office:value="976478.6" calcext:value-type="float">
            <text:p>976478.6</text:p>
          </table:table-cell>
          <table:table-cell table:formula="of:=[.FF5]/500" office:value-type="float" office:value="983032" calcext:value-type="float">
            <text:p>983032</text:p>
          </table:table-cell>
          <table:table-cell table:formula="of:=[.FG5]/500" office:value-type="float" office:value="989585.4" calcext:value-type="float">
            <text:p>989585.4</text:p>
          </table:table-cell>
          <table:table-cell table:formula="of:=[.FH5]/500" office:value-type="float" office:value="996138.8" calcext:value-type="float">
            <text:p>996138.8</text:p>
          </table:table-cell>
          <table:table-cell table:formula="of:=[.FI5]/500" office:value-type="float" office:value="1002692.2" calcext:value-type="float">
            <text:p>1002692.2</text:p>
          </table:table-cell>
          <table:table-cell table:formula="of:=[.FJ5]/500" office:value-type="float" office:value="1009245.6" calcext:value-type="float">
            <text:p>1009245.6</text:p>
          </table:table-cell>
          <table:table-cell table:formula="of:=[.FK5]/500" office:value-type="float" office:value="1015799" calcext:value-type="float">
            <text:p>1015799</text:p>
          </table:table-cell>
          <table:table-cell table:formula="of:=[.FL5]/500" office:value-type="float" office:value="1022352.4" calcext:value-type="float">
            <text:p>1022352.4</text:p>
          </table:table-cell>
          <table:table-cell table:formula="of:=[.FM5]/500" office:value-type="float" office:value="1028905.8" calcext:value-type="float">
            <text:p>1028905.8</text:p>
          </table:table-cell>
          <table:table-cell table:formula="of:=[.FN5]/500" office:value-type="float" office:value="1035459.2" calcext:value-type="float">
            <text:p>1035459.2</text:p>
          </table:table-cell>
          <table:table-cell table:formula="of:=[.FO5]/500" office:value-type="float" office:value="1042012.6" calcext:value-type="float">
            <text:p>1042012.6</text:p>
          </table:table-cell>
          <table:table-cell table:formula="of:=[.FP5]/500" office:value-type="float" office:value="1048566" calcext:value-type="float">
            <text:p>1048566</text:p>
          </table:table-cell>
          <table:table-cell table:formula="of:=[.FQ5]/500" office:value-type="float" office:value="1055119.4" calcext:value-type="float">
            <text:p>1055119.4</text:p>
          </table:table-cell>
          <table:table-cell table:formula="of:=[.FR5]/500" office:value-type="float" office:value="1061672.8" calcext:value-type="float">
            <text:p>1061672.8</text:p>
          </table:table-cell>
          <table:table-cell table:formula="of:=[.FS5]/500" office:value-type="float" office:value="1068226.2" calcext:value-type="float">
            <text:p>1068226.2</text:p>
          </table:table-cell>
          <table:table-cell table:formula="of:=[.FT5]/500" office:value-type="float" office:value="1074779.6" calcext:value-type="float">
            <text:p>1074779.6</text:p>
          </table:table-cell>
          <table:table-cell table:formula="of:=[.FU5]/500" office:value-type="float" office:value="1081333" calcext:value-type="float">
            <text:p>1081333</text:p>
          </table:table-cell>
          <table:table-cell table:formula="of:=[.FV5]/500" office:value-type="float" office:value="1087886.4" calcext:value-type="float">
            <text:p>1087886.4</text:p>
          </table:table-cell>
          <table:table-cell table:formula="of:=[.FW5]/500" office:value-type="float" office:value="1094439.8" calcext:value-type="float">
            <text:p>1094439.8</text:p>
          </table:table-cell>
          <table:table-cell table:formula="of:=[.FX5]/500" office:value-type="float" office:value="1100993.2" calcext:value-type="float">
            <text:p>1100993.2</text:p>
          </table:table-cell>
          <table:table-cell table:formula="of:=[.FY5]/500" office:value-type="float" office:value="1107546.6" calcext:value-type="float">
            <text:p>1107546.6</text:p>
          </table:table-cell>
          <table:table-cell table:number-columns-repeated="321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office:value-type="float" office:value="32767" calcext:value-type="float">
            <text:p>32767</text:p>
          </table:table-cell>
          <table:table-cell table:number-columns-repeated="16"/>
          <table:table-cell table:number-columns-repeated="2" office:value-type="float" office:value="32768" calcext:value-type="float">
            <text:p>32768</text:p>
          </table:table-cell>
          <table:table-cell table:number-columns-repeated="12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12"/>
          <table:table-cell office:value-type="float" office:value="32769" calcext:value-type="float">
            <text:p>32769</text:p>
          </table:table-cell>
          <table:table-cell table:number-columns-repeated="16"/>
          <table:table-cell table:number-columns-repeated="2" office:value-type="float" office:value="32770" calcext:value-type="float">
            <text:p>32770</text:p>
          </table:table-cell>
          <table:table-cell table:number-columns-repeated="12"/>
          <table:table-cell office:value-type="float" office:value="32770" calcext:value-type="float">
            <text:p>32770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12"/>
          <table:table-cell office:value-type="float" office:value="32769" calcext:value-type="float">
            <text:p>32769</text:p>
          </table:table-cell>
          <table:table-cell table:number-columns-repeated="9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321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5]/[.$B14]" office:value-type="float" office:value="100" calcext:value-type="float">
            <text:p>100</text:p>
          </table:table-cell>
          <table:table-cell table:formula="of:=[.C5]/[.$B14]" office:value-type="float" office:value="100.030518509476" calcext:value-type="float">
            <text:p>100.030518509476</text:p>
          </table:table-cell>
          <table:table-cell table:formula="of:=[.D5]/[.$B14]" office:value-type="float" office:value="100.061037018952" calcext:value-type="float">
            <text:p>100.061037018952</text:p>
          </table:table-cell>
          <table:table-cell table:formula="of:=[.E5]/[.$B14]" office:value-type="float" office:value="100.091555528428" calcext:value-type="float">
            <text:p>100.091555528428</text:p>
          </table:table-cell>
          <table:table-cell table:formula="of:=[.F5]/[.$B14]" office:value-type="float" office:value="100.122074037904" calcext:value-type="float">
            <text:p>100.122074037904</text:p>
          </table:table-cell>
          <table:table-cell table:formula="of:=[.G5]/[.$B14]" office:value-type="float" office:value="100.15259254738" calcext:value-type="float">
            <text:p>100.15259254738</text:p>
          </table:table-cell>
          <table:table-cell table:formula="of:=[.H5]/[.$B14]" office:value-type="float" office:value="100.183111056856" calcext:value-type="float">
            <text:p>100.183111056856</text:p>
          </table:table-cell>
          <table:table-cell table:formula="of:=[.I5]/[.$B14]" office:value-type="float" office:value="100.213629566332" calcext:value-type="float">
            <text:p>100.213629566332</text:p>
          </table:table-cell>
          <table:table-cell table:formula="of:=[.J5]/[.$B14]" office:value-type="float" office:value="100.244148075808" calcext:value-type="float">
            <text:p>100.244148075808</text:p>
          </table:table-cell>
          <table:table-cell table:formula="of:=[.K5]/[.$B14]" office:value-type="float" office:value="100.274666585284" calcext:value-type="float">
            <text:p>100.274666585284</text:p>
          </table:table-cell>
          <table:table-cell table:formula="of:=[.L5]/[.$B14]" office:value-type="float" office:value="100.30518509476" calcext:value-type="float">
            <text:p>100.30518509476</text:p>
          </table:table-cell>
          <table:table-cell table:formula="of:=[.M5]/[.$B14]" office:value-type="float" office:value="100.335703604236" calcext:value-type="float">
            <text:p>100.335703604236</text:p>
          </table:table-cell>
          <table:table-cell table:formula="of:=[.N5]/[.$B14]" office:value-type="float" office:value="200.335703604236" calcext:value-type="float">
            <text:p>200.335703604236</text:p>
          </table:table-cell>
          <table:table-cell table:formula="of:=[.O5]/[.$B14]" office:value-type="float" office:value="300.335703604236" calcext:value-type="float">
            <text:p>300.335703604236</text:p>
          </table:table-cell>
          <table:table-cell table:formula="of:=[.P5]/[.$B14]" office:value-type="float" office:value="400.335703604236" calcext:value-type="float">
            <text:p>400.335703604236</text:p>
          </table:table-cell>
          <table:table-cell table:formula="of:=[.Q5]/[.$B14]" office:value-type="float" office:value="500.335703604236" calcext:value-type="float">
            <text:p>500.335703604236</text:p>
          </table:table-cell>
          <table:table-cell table:formula="of:=[.R5]/[.$B14]" office:value-type="float" office:value="600.335703604236" calcext:value-type="float">
            <text:p>600.335703604236</text:p>
          </table:table-cell>
          <table:table-cell table:formula="of:=[.S5]/[.$B14]" office:value-type="float" office:value="700.335703604236" calcext:value-type="float">
            <text:p>700.335703604236</text:p>
          </table:table-cell>
          <table:table-cell table:formula="of:=[.T5]/[.$B14]" office:value-type="float" office:value="800.335703604236" calcext:value-type="float">
            <text:p>800.335703604236</text:p>
          </table:table-cell>
          <table:table-cell table:formula="of:=[.U5]/[.$B14]" office:value-type="float" office:value="900.335703604236" calcext:value-type="float">
            <text:p>900.335703604236</text:p>
          </table:table-cell>
          <table:table-cell table:formula="of:=[.V5]/[.$B14]" office:value-type="float" office:value="1000.33570360424" calcext:value-type="float">
            <text:p>1000.33570360424</text:p>
          </table:table-cell>
          <table:table-cell table:formula="of:=[.W5]/[.$B14]" office:value-type="float" office:value="1100.33570360424" calcext:value-type="float">
            <text:p>1100.33570360424</text:p>
          </table:table-cell>
          <table:table-cell table:formula="of:=[.X5]/[.$B14]" office:value-type="float" office:value="1200.33570360424" calcext:value-type="float">
            <text:p>1200.33570360424</text:p>
          </table:table-cell>
          <table:table-cell table:formula="of:=[.Y5]/[.$B14]" office:value-type="float" office:value="1300.33570360424" calcext:value-type="float">
            <text:p>1300.33570360424</text:p>
          </table:table-cell>
          <table:table-cell table:formula="of:=[.Z5]/[.$B14]" office:value-type="float" office:value="1400.33570360424" calcext:value-type="float">
            <text:p>1400.33570360424</text:p>
          </table:table-cell>
          <table:table-cell table:formula="of:=[.AA5]/[.$B14]" office:value-type="float" office:value="1500.33570360424" calcext:value-type="float">
            <text:p>1500.33570360424</text:p>
          </table:table-cell>
          <table:table-cell table:formula="of:=[.AB5]/[.$B14]" office:value-type="float" office:value="1600.33570360424" calcext:value-type="float">
            <text:p>1600.33570360424</text:p>
          </table:table-cell>
          <table:table-cell table:formula="of:=[.AC5]/[.$B14]" office:value-type="float" office:value="1700.33570360424" calcext:value-type="float">
            <text:p>1700.33570360424</text:p>
          </table:table-cell>
          <table:table-cell table:formula="of:=[.AD5]/[.$B14]" office:value-type="float" office:value="1800.33570360424" calcext:value-type="float">
            <text:p>1800.33570360424</text:p>
          </table:table-cell>
          <table:table-cell table:formula="of:=[.AE5]/[.$B14]" office:value-type="float" office:value="1900.33570360424" calcext:value-type="float">
            <text:p>1900.33570360424</text:p>
          </table:table-cell>
          <table:table-cell table:formula="of:=[.AF5]/[.$B14]" office:value-type="float" office:value="2000.33570360424" calcext:value-type="float">
            <text:p>2000.33570360424</text:p>
          </table:table-cell>
          <table:table-cell table:formula="of:=[.AG5]/[.$B14]" office:value-type="float" office:value="2100.33570360424" calcext:value-type="float">
            <text:p>2100.33570360424</text:p>
          </table:table-cell>
          <table:table-cell table:formula="of:=[.AH5]/[.$B14]" office:value-type="float" office:value="2200.33570360424" calcext:value-type="float">
            <text:p>2200.33570360424</text:p>
          </table:table-cell>
          <table:table-cell table:formula="of:=[.AI5]/[.$B14]" office:value-type="float" office:value="2300.33570360424" calcext:value-type="float">
            <text:p>2300.33570360424</text:p>
          </table:table-cell>
          <table:table-cell table:formula="of:=[.AJ5]/[.$B14]" office:value-type="float" office:value="2400.33570360424" calcext:value-type="float">
            <text:p>2400.33570360424</text:p>
          </table:table-cell>
          <table:table-cell table:formula="of:=[.AK5]/[.$B14]" office:value-type="float" office:value="2500.33570360424" calcext:value-type="float">
            <text:p>2500.33570360424</text:p>
          </table:table-cell>
          <table:table-cell table:formula="of:=[.AL5]/[.$B14]" office:value-type="float" office:value="2600.33570360424" calcext:value-type="float">
            <text:p>2600.33570360424</text:p>
          </table:table-cell>
          <table:table-cell table:formula="of:=[.AM5]/[.$B14]" office:value-type="float" office:value="2700.33570360424" calcext:value-type="float">
            <text:p>2700.33570360424</text:p>
          </table:table-cell>
          <table:table-cell table:formula="of:=[.AN5]/[.$B14]" office:value-type="float" office:value="2800.33570360424" calcext:value-type="float">
            <text:p>2800.33570360424</text:p>
          </table:table-cell>
          <table:table-cell table:formula="of:=[.AO5]/[.$B14]" office:value-type="float" office:value="2900.33570360424" calcext:value-type="float">
            <text:p>2900.33570360424</text:p>
          </table:table-cell>
          <table:table-cell table:formula="of:=[.AP5]/[.$B14]" office:value-type="float" office:value="3000.33570360424" calcext:value-type="float">
            <text:p>3000.33570360424</text:p>
          </table:table-cell>
          <table:table-cell table:formula="of:=[.AQ5]/[.$B14]" office:value-type="float" office:value="3100.33570360424" calcext:value-type="float">
            <text:p>3100.33570360424</text:p>
          </table:table-cell>
          <table:table-cell table:formula="of:=[.AR5]/[.$B14]" office:value-type="float" office:value="3200.33570360424" calcext:value-type="float">
            <text:p>3200.33570360424</text:p>
          </table:table-cell>
          <table:table-cell table:formula="of:=[.AS5]/[.$B14]" office:value-type="float" office:value="3300.33570360424" calcext:value-type="float">
            <text:p>3300.33570360424</text:p>
          </table:table-cell>
          <table:table-cell table:formula="of:=[.AT5]/[.$B14]" office:value-type="float" office:value="3400.33570360424" calcext:value-type="float">
            <text:p>3400.33570360424</text:p>
          </table:table-cell>
          <table:table-cell table:formula="of:=[.AU5]/[.$B14]" office:value-type="float" office:value="3500.33570360424" calcext:value-type="float">
            <text:p>3500.33570360424</text:p>
          </table:table-cell>
          <table:table-cell table:formula="of:=[.AV5]/[.$B14]" office:value-type="float" office:value="3600.33570360424" calcext:value-type="float">
            <text:p>3600.33570360424</text:p>
          </table:table-cell>
          <table:table-cell table:formula="of:=[.AW5]/[.$B14]" office:value-type="float" office:value="3700.33570360424" calcext:value-type="float">
            <text:p>3700.33570360424</text:p>
          </table:table-cell>
          <table:table-cell table:formula="of:=[.AX5]/[.$B14]" office:value-type="float" office:value="3800.33570360424" calcext:value-type="float">
            <text:p>3800.33570360424</text:p>
          </table:table-cell>
          <table:table-cell table:formula="of:=[.AY5]/[.$B14]" office:value-type="float" office:value="3900.33570360424" calcext:value-type="float">
            <text:p>3900.33570360424</text:p>
          </table:table-cell>
          <table:table-cell table:formula="of:=[.AZ5]/[.$B14]" office:value-type="float" office:value="4000.33570360424" calcext:value-type="float">
            <text:p>4000.33570360424</text:p>
          </table:table-cell>
          <table:table-cell table:formula="of:=[.BA5]/[.$B14]" office:value-type="float" office:value="4100.33570360424" calcext:value-type="float">
            <text:p>4100.33570360424</text:p>
          </table:table-cell>
          <table:table-cell table:formula="of:=[.BB5]/[.$B14]" office:value-type="float" office:value="4200.33570360424" calcext:value-type="float">
            <text:p>4200.33570360424</text:p>
          </table:table-cell>
          <table:table-cell table:formula="of:=[.BC5]/[.$B14]" office:value-type="float" office:value="4300.33570360424" calcext:value-type="float">
            <text:p>4300.33570360424</text:p>
          </table:table-cell>
          <table:table-cell table:formula="of:=[.BD5]/[.$B14]" office:value-type="float" office:value="4400.33570360424" calcext:value-type="float">
            <text:p>4400.33570360424</text:p>
          </table:table-cell>
          <table:table-cell table:formula="of:=[.BE5]/[.$B14]" office:value-type="float" office:value="4500.33570360424" calcext:value-type="float">
            <text:p>4500.33570360424</text:p>
          </table:table-cell>
          <table:table-cell table:formula="of:=[.BF5]/[.$B14]" office:value-type="float" office:value="4600.33570360424" calcext:value-type="float">
            <text:p>4600.33570360424</text:p>
          </table:table-cell>
          <table:table-cell table:formula="of:=[.BG5]/[.$B14]" office:value-type="float" office:value="4700.33570360424" calcext:value-type="float">
            <text:p>4700.33570360424</text:p>
          </table:table-cell>
          <table:table-cell table:formula="of:=[.BH5]/[.$B14]" office:value-type="float" office:value="4800.33570360424" calcext:value-type="float">
            <text:p>4800.33570360424</text:p>
          </table:table-cell>
          <table:table-cell table:formula="of:=[.BI5]/[.$B14]" office:value-type="float" office:value="4900.33570360424" calcext:value-type="float">
            <text:p>4900.33570360424</text:p>
          </table:table-cell>
          <table:table-cell table:formula="of:=[.BJ5]/[.$B14]" office:value-type="float" office:value="5000.33570360424" calcext:value-type="float">
            <text:p>5000.33570360424</text:p>
          </table:table-cell>
          <table:table-cell table:formula="of:=[.BK5]/[.$B14]" office:value-type="float" office:value="5100.33570360424" calcext:value-type="float">
            <text:p>5100.33570360424</text:p>
          </table:table-cell>
          <table:table-cell table:formula="of:=[.BL5]/[.$B14]" office:value-type="float" office:value="5200.33570360424" calcext:value-type="float">
            <text:p>5200.33570360424</text:p>
          </table:table-cell>
          <table:table-cell table:formula="of:=[.BM5]/[.$B14]" office:value-type="float" office:value="5300.33570360424" calcext:value-type="float">
            <text:p>5300.33570360424</text:p>
          </table:table-cell>
          <table:table-cell table:formula="of:=[.BN5]/[.$B14]" office:value-type="float" office:value="5400.33570360424" calcext:value-type="float">
            <text:p>5400.33570360424</text:p>
          </table:table-cell>
          <table:table-cell table:formula="of:=[.BO5]/[.$B14]" office:value-type="float" office:value="5500.33570360424" calcext:value-type="float">
            <text:p>5500.33570360424</text:p>
          </table:table-cell>
          <table:table-cell table:formula="of:=[.BP5]/[.$B14]" office:value-type="float" office:value="5600.33570360424" calcext:value-type="float">
            <text:p>5600.33570360424</text:p>
          </table:table-cell>
          <table:table-cell table:formula="of:=[.BQ5]/[.$B14]" office:value-type="float" office:value="5700.33570360424" calcext:value-type="float">
            <text:p>5700.33570360424</text:p>
          </table:table-cell>
          <table:table-cell table:formula="of:=[.BR5]/[.$B14]" office:value-type="float" office:value="5800.33570360424" calcext:value-type="float">
            <text:p>5800.33570360424</text:p>
          </table:table-cell>
          <table:table-cell table:formula="of:=[.BS5]/[.$B14]" office:value-type="float" office:value="5900.33570360424" calcext:value-type="float">
            <text:p>5900.33570360424</text:p>
          </table:table-cell>
          <table:table-cell table:formula="of:=[.BT5]/[.$B14]" office:value-type="float" office:value="6000.33570360424" calcext:value-type="float">
            <text:p>6000.33570360424</text:p>
          </table:table-cell>
          <table:table-cell table:formula="of:=[.BU5]/[.$B14]" office:value-type="float" office:value="6100.33570360424" calcext:value-type="float">
            <text:p>6100.33570360424</text:p>
          </table:table-cell>
          <table:table-cell table:formula="of:=[.BV5]/[.$B14]" office:value-type="float" office:value="6200.33570360424" calcext:value-type="float">
            <text:p>6200.33570360424</text:p>
          </table:table-cell>
          <table:table-cell table:formula="of:=[.BW5]/[.$B14]" office:value-type="float" office:value="6300.33570360424" calcext:value-type="float">
            <text:p>6300.33570360424</text:p>
          </table:table-cell>
          <table:table-cell table:formula="of:=[.BX5]/[.$B14]" office:value-type="float" office:value="6400.33570360424" calcext:value-type="float">
            <text:p>6400.33570360424</text:p>
          </table:table-cell>
          <table:table-cell table:formula="of:=[.BY5]/[.$B14]" office:value-type="float" office:value="6500.33570360424" calcext:value-type="float">
            <text:p>6500.33570360424</text:p>
          </table:table-cell>
          <table:table-cell table:formula="of:=[.BZ5]/[.$B14]" office:value-type="float" office:value="6600.33570360424" calcext:value-type="float">
            <text:p>6600.33570360424</text:p>
          </table:table-cell>
          <table:table-cell table:formula="of:=[.CA5]/[.$B14]" office:value-type="float" office:value="6700.33570360424" calcext:value-type="float">
            <text:p>6700.33570360424</text:p>
          </table:table-cell>
          <table:table-cell table:formula="of:=[.CB5]/[.$B14]" office:value-type="float" office:value="6800.33570360424" calcext:value-type="float">
            <text:p>6800.33570360424</text:p>
          </table:table-cell>
          <table:table-cell table:formula="of:=[.CC5]/[.$B14]" office:value-type="float" office:value="6900.33570360424" calcext:value-type="float">
            <text:p>6900.33570360424</text:p>
          </table:table-cell>
          <table:table-cell table:formula="of:=[.CD5]/[.$B14]" office:value-type="float" office:value="7000.33570360424" calcext:value-type="float">
            <text:p>7000.33570360424</text:p>
          </table:table-cell>
          <table:table-cell table:formula="of:=[.CE5]/[.$B14]" office:value-type="float" office:value="7100.33570360424" calcext:value-type="float">
            <text:p>7100.33570360424</text:p>
          </table:table-cell>
          <table:table-cell table:formula="of:=[.CF5]/[.$B14]" office:value-type="float" office:value="7200.33570360424" calcext:value-type="float">
            <text:p>7200.33570360424</text:p>
          </table:table-cell>
          <table:table-cell table:formula="of:=[.CG5]/[.$B14]" office:value-type="float" office:value="7300.33570360424" calcext:value-type="float">
            <text:p>7300.33570360424</text:p>
          </table:table-cell>
          <table:table-cell table:formula="of:=[.CH5]/[.$B14]" office:value-type="float" office:value="7400.33570360424" calcext:value-type="float">
            <text:p>7400.33570360424</text:p>
          </table:table-cell>
          <table:table-cell table:formula="of:=[.CI5]/[.$B14]" office:value-type="float" office:value="7500.33570360424" calcext:value-type="float">
            <text:p>7500.33570360424</text:p>
          </table:table-cell>
          <table:table-cell table:formula="of:=[.CJ5]/[.$B14]" office:value-type="float" office:value="7600.33570360424" calcext:value-type="float">
            <text:p>7600.33570360424</text:p>
          </table:table-cell>
          <table:table-cell table:formula="of:=[.CK5]/[.$B14]" office:value-type="float" office:value="7700.33570360424" calcext:value-type="float">
            <text:p>7700.33570360424</text:p>
          </table:table-cell>
          <table:table-cell table:formula="of:=[.CL5]/[.$B14]" office:value-type="float" office:value="7800.33570360424" calcext:value-type="float">
            <text:p>7800.33570360424</text:p>
          </table:table-cell>
          <table:table-cell table:formula="of:=[.CM5]/[.$B14]" office:value-type="float" office:value="7900.33570360424" calcext:value-type="float">
            <text:p>7900.33570360424</text:p>
          </table:table-cell>
          <table:table-cell table:formula="of:=[.CN5]/[.$B14]" office:value-type="float" office:value="8000.33570360424" calcext:value-type="float">
            <text:p>8000.33570360424</text:p>
          </table:table-cell>
          <table:table-cell table:formula="of:=[.CO5]/[.$B14]" office:value-type="float" office:value="8100.33570360424" calcext:value-type="float">
            <text:p>8100.33570360424</text:p>
          </table:table-cell>
          <table:table-cell table:formula="of:=[.CP5]/[.$B14]" office:value-type="float" office:value="8200.33570360424" calcext:value-type="float">
            <text:p>8200.33570360424</text:p>
          </table:table-cell>
          <table:table-cell table:formula="of:=[.CQ5]/[.$B14]" office:value-type="float" office:value="8300.33570360424" calcext:value-type="float">
            <text:p>8300.33570360424</text:p>
          </table:table-cell>
          <table:table-cell table:formula="of:=[.CR5]/[.$B14]" office:value-type="float" office:value="8400.33570360424" calcext:value-type="float">
            <text:p>8400.33570360424</text:p>
          </table:table-cell>
          <table:table-cell table:formula="of:=[.CS5]/[.$B14]" office:value-type="float" office:value="8500.33570360424" calcext:value-type="float">
            <text:p>8500.33570360424</text:p>
          </table:table-cell>
          <table:table-cell table:formula="of:=[.CT5]/[.$B14]" office:value-type="float" office:value="8600.33570360424" calcext:value-type="float">
            <text:p>8600.33570360424</text:p>
          </table:table-cell>
          <table:table-cell table:formula="of:=[.CU5]/[.$B14]" office:value-type="float" office:value="8700.33570360424" calcext:value-type="float">
            <text:p>8700.33570360424</text:p>
          </table:table-cell>
          <table:table-cell table:formula="of:=[.CV5]/[.$B14]" office:value-type="float" office:value="8800.33570360424" calcext:value-type="float">
            <text:p>8800.33570360424</text:p>
          </table:table-cell>
          <table:table-cell table:formula="of:=[.CW5]/[.$B14]" office:value-type="float" office:value="8900.33570360424" calcext:value-type="float">
            <text:p>8900.33570360424</text:p>
          </table:table-cell>
          <table:table-cell table:formula="of:=[.CX5]/[.$B14]" office:value-type="float" office:value="9000.33570360424" calcext:value-type="float">
            <text:p>9000.33570360424</text:p>
          </table:table-cell>
          <table:table-cell table:formula="of:=[.CY5]/[.$B14]" office:value-type="float" office:value="9100.33570360424" calcext:value-type="float">
            <text:p>9100.33570360424</text:p>
          </table:table-cell>
          <table:table-cell table:formula="of:=[.CZ5]/[.$B14]" office:value-type="float" office:value="9200.33570360424" calcext:value-type="float">
            <text:p>9200.33570360424</text:p>
          </table:table-cell>
          <table:table-cell table:formula="of:=[.DA5]/[.$B14]" office:value-type="float" office:value="9300.33570360424" calcext:value-type="float">
            <text:p>9300.33570360424</text:p>
          </table:table-cell>
          <table:table-cell table:formula="of:=[.DB5]/[.$B14]" office:value-type="float" office:value="9400.33570360424" calcext:value-type="float">
            <text:p>9400.33570360424</text:p>
          </table:table-cell>
          <table:table-cell table:formula="of:=[.DC5]/[.$B14]" office:value-type="float" office:value="9500.33570360424" calcext:value-type="float">
            <text:p>9500.33570360424</text:p>
          </table:table-cell>
          <table:table-cell table:formula="of:=[.DD5]/[.$B14]" office:value-type="float" office:value="9600.33570360424" calcext:value-type="float">
            <text:p>9600.33570360424</text:p>
          </table:table-cell>
          <table:table-cell table:formula="of:=[.DE5]/[.$B14]" office:value-type="float" office:value="9700.33570360424" calcext:value-type="float">
            <text:p>9700.33570360424</text:p>
          </table:table-cell>
          <table:table-cell table:formula="of:=[.DF5]/[.$B14]" office:value-type="float" office:value="9800.33570360424" calcext:value-type="float">
            <text:p>9800.33570360424</text:p>
          </table:table-cell>
          <table:table-cell table:formula="of:=[.DG5]/[.$B14]" office:value-type="float" office:value="9900.33570360424" calcext:value-type="float">
            <text:p>9900.33570360424</text:p>
          </table:table-cell>
          <table:table-cell table:formula="of:=[.DH5]/[.$B14]" office:value-type="float" office:value="10000.3357036042" calcext:value-type="float">
            <text:p>10000.3357036042</text:p>
          </table:table-cell>
          <table:table-cell table:formula="of:=[.DI5]/[.$B14]" office:value-type="float" office:value="10100.3357036042" calcext:value-type="float">
            <text:p>10100.3357036042</text:p>
          </table:table-cell>
          <table:table-cell table:formula="of:=[.DJ5]/[.$B14]" office:value-type="float" office:value="10200.3357036042" calcext:value-type="float">
            <text:p>10200.3357036042</text:p>
          </table:table-cell>
          <table:table-cell table:formula="of:=[.DK5]/[.$B14]" office:value-type="float" office:value="10300.3357036042" calcext:value-type="float">
            <text:p>10300.3357036042</text:p>
          </table:table-cell>
          <table:table-cell table:formula="of:=[.DL5]/[.$B14]" office:value-type="float" office:value="10400.3357036042" calcext:value-type="float">
            <text:p>10400.3357036042</text:p>
          </table:table-cell>
          <table:table-cell table:formula="of:=[.DM5]/[.$B14]" office:value-type="float" office:value="10500.3357036042" calcext:value-type="float">
            <text:p>10500.3357036042</text:p>
          </table:table-cell>
          <table:table-cell table:formula="of:=[.DN5]/[.$B14]" office:value-type="float" office:value="10600.3357036042" calcext:value-type="float">
            <text:p>10600.3357036042</text:p>
          </table:table-cell>
          <table:table-cell table:formula="of:=[.DO5]/[.$B14]" office:value-type="float" office:value="10700.3357036042" calcext:value-type="float">
            <text:p>10700.3357036042</text:p>
          </table:table-cell>
          <table:table-cell table:formula="of:=[.DP5]/[.$B14]" office:value-type="float" office:value="10800.3357036042" calcext:value-type="float">
            <text:p>10800.3357036042</text:p>
          </table:table-cell>
          <table:table-cell table:formula="of:=[.DQ5]/[.$B14]" office:value-type="float" office:value="10900.3357036042" calcext:value-type="float">
            <text:p>10900.3357036042</text:p>
          </table:table-cell>
          <table:table-cell table:formula="of:=[.DR5]/[.$B14]" office:value-type="float" office:value="11000.3357036042" calcext:value-type="float">
            <text:p>11000.3357036042</text:p>
          </table:table-cell>
          <table:table-cell table:formula="of:=[.DS5]/[.$B14]" office:value-type="float" office:value="11100.3357036042" calcext:value-type="float">
            <text:p>11100.3357036042</text:p>
          </table:table-cell>
          <table:table-cell table:formula="of:=[.DT5]/[.$B14]" office:value-type="float" office:value="11200.3357036042" calcext:value-type="float">
            <text:p>11200.3357036042</text:p>
          </table:table-cell>
          <table:table-cell table:formula="of:=[.DU5]/[.$B14]" office:value-type="float" office:value="11300.3357036042" calcext:value-type="float">
            <text:p>11300.3357036042</text:p>
          </table:table-cell>
          <table:table-cell table:formula="of:=[.DV5]/[.$B14]" office:value-type="float" office:value="11400.3357036042" calcext:value-type="float">
            <text:p>11400.3357036042</text:p>
          </table:table-cell>
          <table:table-cell table:formula="of:=[.DW5]/[.$B14]" office:value-type="float" office:value="11500.3357036042" calcext:value-type="float">
            <text:p>11500.3357036042</text:p>
          </table:table-cell>
          <table:table-cell table:formula="of:=[.DX5]/[.$B14]" office:value-type="float" office:value="11600.3357036042" calcext:value-type="float">
            <text:p>11600.3357036042</text:p>
          </table:table-cell>
          <table:table-cell table:formula="of:=[.DY5]/[.$B14]" office:value-type="float" office:value="11700.3357036042" calcext:value-type="float">
            <text:p>11700.3357036042</text:p>
          </table:table-cell>
          <table:table-cell table:formula="of:=[.DZ5]/[.$B14]" office:value-type="float" office:value="11800.3357036042" calcext:value-type="float">
            <text:p>11800.3357036042</text:p>
          </table:table-cell>
          <table:table-cell table:formula="of:=[.EA5]/[.$B14]" office:value-type="float" office:value="11900.3357036042" calcext:value-type="float">
            <text:p>11900.3357036042</text:p>
          </table:table-cell>
          <table:table-cell table:formula="of:=[.EB5]/[.$B14]" office:value-type="float" office:value="12000.3357036042" calcext:value-type="float">
            <text:p>12000.3357036042</text:p>
          </table:table-cell>
          <table:table-cell table:formula="of:=[.EC5]/[.$B14]" office:value-type="float" office:value="12100.3357036042" calcext:value-type="float">
            <text:p>12100.3357036042</text:p>
          </table:table-cell>
          <table:table-cell table:formula="of:=[.ED5]/[.$B14]" office:value-type="float" office:value="12200.3357036042" calcext:value-type="float">
            <text:p>12200.3357036042</text:p>
          </table:table-cell>
          <table:table-cell table:formula="of:=[.EE5]/[.$B14]" office:value-type="float" office:value="12300.3357036042" calcext:value-type="float">
            <text:p>12300.3357036042</text:p>
          </table:table-cell>
          <table:table-cell table:formula="of:=[.EF5]/[.$B14]" office:value-type="float" office:value="12400.3357036042" calcext:value-type="float">
            <text:p>12400.3357036042</text:p>
          </table:table-cell>
          <table:table-cell table:formula="of:=[.EG5]/[.$B14]" office:value-type="float" office:value="12500.3357036042" calcext:value-type="float">
            <text:p>12500.3357036042</text:p>
          </table:table-cell>
          <table:table-cell table:formula="of:=[.EH5]/[.$B14]" office:value-type="float" office:value="12600.3357036042" calcext:value-type="float">
            <text:p>12600.3357036042</text:p>
          </table:table-cell>
          <table:table-cell table:formula="of:=[.EI5]/[.$B14]" office:value-type="float" office:value="12700.3357036042" calcext:value-type="float">
            <text:p>12700.3357036042</text:p>
          </table:table-cell>
          <table:table-cell table:formula="of:=[.EJ5]/[.$B14]" office:value-type="float" office:value="12800.3357036042" calcext:value-type="float">
            <text:p>12800.3357036042</text:p>
          </table:table-cell>
          <table:table-cell table:formula="of:=[.EK5]/[.$B14]" office:value-type="float" office:value="12900.3357036042" calcext:value-type="float">
            <text:p>12900.3357036042</text:p>
          </table:table-cell>
          <table:table-cell table:formula="of:=[.EL5]/[.$B14]" office:value-type="float" office:value="13000.3357036042" calcext:value-type="float">
            <text:p>13000.3357036042</text:p>
          </table:table-cell>
          <table:table-cell table:formula="of:=[.EM5]/[.$B14]" office:value-type="float" office:value="13100.3357036042" calcext:value-type="float">
            <text:p>13100.3357036042</text:p>
          </table:table-cell>
          <table:table-cell table:formula="of:=[.EN5]/[.$B14]" office:value-type="float" office:value="13200.3357036042" calcext:value-type="float">
            <text:p>13200.3357036042</text:p>
          </table:table-cell>
          <table:table-cell table:formula="of:=[.EO5]/[.$B14]" office:value-type="float" office:value="13300.3357036042" calcext:value-type="float">
            <text:p>13300.3357036042</text:p>
          </table:table-cell>
          <table:table-cell table:formula="of:=[.EP5]/[.$B14]" office:value-type="float" office:value="13400.3357036042" calcext:value-type="float">
            <text:p>13400.3357036042</text:p>
          </table:table-cell>
          <table:table-cell table:formula="of:=[.EQ5]/[.$B14]" office:value-type="float" office:value="13500.3357036042" calcext:value-type="float">
            <text:p>13500.3357036042</text:p>
          </table:table-cell>
          <table:table-cell table:formula="of:=[.ER5]/[.$B14]" office:value-type="float" office:value="13600.3357036042" calcext:value-type="float">
            <text:p>13600.3357036042</text:p>
          </table:table-cell>
          <table:table-cell table:formula="of:=[.ES5]/[.$B14]" office:value-type="float" office:value="13700.3357036042" calcext:value-type="float">
            <text:p>13700.3357036042</text:p>
          </table:table-cell>
          <table:table-cell table:formula="of:=[.ET5]/[.$B14]" office:value-type="float" office:value="13800.3357036042" calcext:value-type="float">
            <text:p>13800.3357036042</text:p>
          </table:table-cell>
          <table:table-cell table:formula="of:=[.EU5]/[.$B14]" office:value-type="float" office:value="13900.3357036042" calcext:value-type="float">
            <text:p>13900.3357036042</text:p>
          </table:table-cell>
          <table:table-cell table:formula="of:=[.EV5]/[.$B14]" office:value-type="float" office:value="14000.3357036042" calcext:value-type="float">
            <text:p>14000.3357036042</text:p>
          </table:table-cell>
          <table:table-cell table:formula="of:=[.EW5]/[.$B14]" office:value-type="float" office:value="14100.3357036042" calcext:value-type="float">
            <text:p>14100.3357036042</text:p>
          </table:table-cell>
          <table:table-cell table:formula="of:=[.EX5]/[.$B14]" office:value-type="float" office:value="14200.3357036042" calcext:value-type="float">
            <text:p>14200.3357036042</text:p>
          </table:table-cell>
          <table:table-cell table:formula="of:=[.EY5]/[.$B14]" office:value-type="float" office:value="14300.3357036042" calcext:value-type="float">
            <text:p>14300.3357036042</text:p>
          </table:table-cell>
          <table:table-cell table:formula="of:=[.EZ5]/[.$B14]" office:value-type="float" office:value="14400.3357036042" calcext:value-type="float">
            <text:p>14400.3357036042</text:p>
          </table:table-cell>
          <table:table-cell table:formula="of:=[.FA5]/[.$B14]" office:value-type="float" office:value="14500.3357036042" calcext:value-type="float">
            <text:p>14500.3357036042</text:p>
          </table:table-cell>
          <table:table-cell table:formula="of:=[.FB5]/[.$B14]" office:value-type="float" office:value="14600.3357036042" calcext:value-type="float">
            <text:p>14600.3357036042</text:p>
          </table:table-cell>
          <table:table-cell table:formula="of:=[.FC5]/[.$B14]" office:value-type="float" office:value="14700.3357036042" calcext:value-type="float">
            <text:p>14700.3357036042</text:p>
          </table:table-cell>
          <table:table-cell table:formula="of:=[.FD5]/[.$B14]" office:value-type="float" office:value="14800.3357036042" calcext:value-type="float">
            <text:p>14800.3357036042</text:p>
          </table:table-cell>
          <table:table-cell table:formula="of:=[.FE5]/[.$B14]" office:value-type="float" office:value="14900.3357036042" calcext:value-type="float">
            <text:p>14900.3357036042</text:p>
          </table:table-cell>
          <table:table-cell table:formula="of:=[.FF5]/[.$B14]" office:value-type="float" office:value="15000.3357036042" calcext:value-type="float">
            <text:p>15000.3357036042</text:p>
          </table:table-cell>
          <table:table-cell table:formula="of:=[.FG5]/[.$B14]" office:value-type="float" office:value="15100.3357036042" calcext:value-type="float">
            <text:p>15100.3357036042</text:p>
          </table:table-cell>
          <table:table-cell table:formula="of:=[.FH5]/[.$B14]" office:value-type="float" office:value="15200.3357036042" calcext:value-type="float">
            <text:p>15200.3357036042</text:p>
          </table:table-cell>
          <table:table-cell table:formula="of:=[.FI5]/[.$B14]" office:value-type="float" office:value="15300.3357036042" calcext:value-type="float">
            <text:p>15300.3357036042</text:p>
          </table:table-cell>
          <table:table-cell table:formula="of:=[.FJ5]/[.$B14]" office:value-type="float" office:value="15400.3357036042" calcext:value-type="float">
            <text:p>15400.3357036042</text:p>
          </table:table-cell>
          <table:table-cell table:formula="of:=[.FK5]/[.$B14]" office:value-type="float" office:value="15500.3357036042" calcext:value-type="float">
            <text:p>15500.3357036042</text:p>
          </table:table-cell>
          <table:table-cell table:formula="of:=[.FL5]/[.$B14]" office:value-type="float" office:value="15600.3357036042" calcext:value-type="float">
            <text:p>15600.3357036042</text:p>
          </table:table-cell>
          <table:table-cell table:formula="of:=[.FM5]/[.$B14]" office:value-type="float" office:value="15700.3357036042" calcext:value-type="float">
            <text:p>15700.3357036042</text:p>
          </table:table-cell>
          <table:table-cell table:formula="of:=[.FN5]/[.$B14]" office:value-type="float" office:value="15800.3357036042" calcext:value-type="float">
            <text:p>15800.3357036042</text:p>
          </table:table-cell>
          <table:table-cell table:formula="of:=[.FO5]/[.$B14]" office:value-type="float" office:value="15900.3357036042" calcext:value-type="float">
            <text:p>15900.3357036042</text:p>
          </table:table-cell>
          <table:table-cell table:formula="of:=[.FP5]/[.$B14]" office:value-type="float" office:value="16000.3357036042" calcext:value-type="float">
            <text:p>16000.3357036042</text:p>
          </table:table-cell>
          <table:table-cell table:formula="of:=[.FQ5]/[.$B14]" office:value-type="float" office:value="16100.3357036042" calcext:value-type="float">
            <text:p>16100.3357036042</text:p>
          </table:table-cell>
          <table:table-cell table:formula="of:=[.FR5]/[.$B14]" office:value-type="float" office:value="16200.3357036042" calcext:value-type="float">
            <text:p>16200.3357036042</text:p>
          </table:table-cell>
          <table:table-cell table:formula="of:=[.FS5]/[.$B14]" office:value-type="float" office:value="16300.3357036042" calcext:value-type="float">
            <text:p>16300.3357036042</text:p>
          </table:table-cell>
          <table:table-cell table:formula="of:=[.FT5]/[.$B14]" office:value-type="float" office:value="16400.3357036042" calcext:value-type="float">
            <text:p>16400.3357036042</text:p>
          </table:table-cell>
          <table:table-cell table:formula="of:=[.FU5]/[.$B14]" office:value-type="float" office:value="16500.3357036042" calcext:value-type="float">
            <text:p>16500.3357036042</text:p>
          </table:table-cell>
          <table:table-cell table:formula="of:=[.FV5]/[.$B14]" office:value-type="float" office:value="16600.3357036042" calcext:value-type="float">
            <text:p>16600.3357036042</text:p>
          </table:table-cell>
          <table:table-cell table:formula="of:=[.FW5]/[.$B14]" office:value-type="float" office:value="16700.3357036042" calcext:value-type="float">
            <text:p>16700.3357036042</text:p>
          </table:table-cell>
          <table:table-cell table:formula="of:=[.FX5]/[.$B14]" office:value-type="float" office:value="16800.3357036042" calcext:value-type="float">
            <text:p>16800.3357036042</text:p>
          </table:table-cell>
          <table:table-cell table:formula="of:=[.FY5]/[.$B14]" office:value-type="float" office:value="16900.3357036042" calcext:value-type="float">
            <text:p>16900.3357036042</text:p>
          </table:table-cell>
          <table:table-cell table:number-columns-repeated="321"/>
        </table:table-row>
        <table:table-row table:style-name="ro1">
          <table:table-cell/>
          <table:table-cell table:formula="of:= [.B16]/100" office:value-type="float" office:value="1" calcext:value-type="float">
            <text:p>1</text:p>
          </table:table-cell>
          <table:table-cell table:formula="of:= [.C16]/100" office:value-type="float" office:value="1.00030518509476" calcext:value-type="float">
            <text:p>1.00030518509476</text:p>
          </table:table-cell>
          <table:table-cell table:formula="of:= [.D16]/100" office:value-type="float" office:value="1.00061037018952" calcext:value-type="float">
            <text:p>1.00061037018952</text:p>
          </table:table-cell>
          <table:table-cell table:formula="of:= [.E16]/100" office:value-type="float" office:value="1.00091555528428" calcext:value-type="float">
            <text:p>1.00091555528428</text:p>
          </table:table-cell>
          <table:table-cell table:formula="of:= [.F16]/100" office:value-type="float" office:value="1.00122074037904" calcext:value-type="float">
            <text:p>1.00122074037904</text:p>
          </table:table-cell>
          <table:table-cell table:formula="of:= [.G16]/100" office:value-type="float" office:value="1.0015259254738" calcext:value-type="float">
            <text:p>1.0015259254738</text:p>
          </table:table-cell>
          <table:table-cell table:formula="of:= [.H16]/100" office:value-type="float" office:value="1.00183111056856" calcext:value-type="float">
            <text:p>1.00183111056856</text:p>
          </table:table-cell>
          <table:table-cell table:formula="of:= [.I16]/100" office:value-type="float" office:value="1.00213629566332" calcext:value-type="float">
            <text:p>1.00213629566332</text:p>
          </table:table-cell>
          <table:table-cell table:formula="of:= [.J16]/100" office:value-type="float" office:value="1.00244148075808" calcext:value-type="float">
            <text:p>1.00244148075808</text:p>
          </table:table-cell>
          <table:table-cell table:formula="of:= [.K16]/100" office:value-type="float" office:value="1.00274666585284" calcext:value-type="float">
            <text:p>1.00274666585284</text:p>
          </table:table-cell>
          <table:table-cell table:formula="of:= [.L16]/100" office:value-type="float" office:value="1.0030518509476" calcext:value-type="float">
            <text:p>1.0030518509476</text:p>
          </table:table-cell>
          <table:table-cell table:formula="of:= [.M16]/100" office:value-type="float" office:value="1.00335703604236" calcext:value-type="float">
            <text:p>1.00335703604236</text:p>
          </table:table-cell>
          <table:table-cell table:formula="of:= [.N16]/100" office:value-type="float" office:value="2.00335703604236" calcext:value-type="float">
            <text:p>2.00335703604236</text:p>
          </table:table-cell>
          <table:table-cell table:formula="of:= [.O16]/100" office:value-type="float" office:value="3.00335703604236" calcext:value-type="float">
            <text:p>3.00335703604236</text:p>
          </table:table-cell>
          <table:table-cell table:formula="of:= [.P16]/100" office:value-type="float" office:value="4.00335703604236" calcext:value-type="float">
            <text:p>4.00335703604236</text:p>
          </table:table-cell>
          <table:table-cell table:formula="of:= [.Q16]/100" office:value-type="float" office:value="5.00335703604236" calcext:value-type="float">
            <text:p>5.00335703604236</text:p>
          </table:table-cell>
          <table:table-cell table:formula="of:= [.R16]/100" office:value-type="float" office:value="6.00335703604236" calcext:value-type="float">
            <text:p>6.00335703604236</text:p>
          </table:table-cell>
          <table:table-cell table:formula="of:= [.S16]/100" office:value-type="float" office:value="7.00335703604236" calcext:value-type="float">
            <text:p>7.00335703604236</text:p>
          </table:table-cell>
          <table:table-cell table:formula="of:= [.T16]/100" office:value-type="float" office:value="8.00335703604236" calcext:value-type="float">
            <text:p>8.00335703604236</text:p>
          </table:table-cell>
          <table:table-cell table:formula="of:= [.U16]/100" office:value-type="float" office:value="9.00335703604236" calcext:value-type="float">
            <text:p>9.00335703604236</text:p>
          </table:table-cell>
          <table:table-cell table:formula="of:= [.V16]/100" office:value-type="float" office:value="10.0033570360424" calcext:value-type="float">
            <text:p>10.0033570360424</text:p>
          </table:table-cell>
          <table:table-cell table:formula="of:= [.W16]/100" office:value-type="float" office:value="11.0033570360424" calcext:value-type="float">
            <text:p>11.0033570360424</text:p>
          </table:table-cell>
          <table:table-cell table:formula="of:= [.X16]/100" office:value-type="float" office:value="12.0033570360424" calcext:value-type="float">
            <text:p>12.0033570360424</text:p>
          </table:table-cell>
          <table:table-cell table:formula="of:= [.Y16]/100" office:value-type="float" office:value="13.0033570360424" calcext:value-type="float">
            <text:p>13.0033570360424</text:p>
          </table:table-cell>
          <table:table-cell table:formula="of:= [.Z16]/100" office:value-type="float" office:value="14.0033570360424" calcext:value-type="float">
            <text:p>14.0033570360424</text:p>
          </table:table-cell>
          <table:table-cell table:formula="of:= [.AA16]/100" office:value-type="float" office:value="15.0033570360424" calcext:value-type="float">
            <text:p>15.0033570360424</text:p>
          </table:table-cell>
          <table:table-cell table:formula="of:= [.AB16]/100" office:value-type="float" office:value="16.0033570360424" calcext:value-type="float">
            <text:p>16.0033570360424</text:p>
          </table:table-cell>
          <table:table-cell table:formula="of:= [.AC16]/100" office:value-type="float" office:value="17.0033570360424" calcext:value-type="float">
            <text:p>17.0033570360424</text:p>
          </table:table-cell>
          <table:table-cell table:formula="of:= [.AD16]/100" office:value-type="float" office:value="18.0033570360424" calcext:value-type="float">
            <text:p>18.0033570360424</text:p>
          </table:table-cell>
          <table:table-cell table:formula="of:= [.AE16]/100" office:value-type="float" office:value="19.0033570360424" calcext:value-type="float">
            <text:p>19.0033570360424</text:p>
          </table:table-cell>
          <table:table-cell table:formula="of:= [.AF16]/100" office:value-type="float" office:value="20.0033570360424" calcext:value-type="float">
            <text:p>20.0033570360424</text:p>
          </table:table-cell>
          <table:table-cell table:formula="of:= [.AG16]/100" office:value-type="float" office:value="21.0033570360424" calcext:value-type="float">
            <text:p>21.0033570360424</text:p>
          </table:table-cell>
          <table:table-cell table:formula="of:= [.AH16]/100" office:value-type="float" office:value="22.0033570360424" calcext:value-type="float">
            <text:p>22.0033570360424</text:p>
          </table:table-cell>
          <table:table-cell table:formula="of:= [.AI16]/100" office:value-type="float" office:value="23.0033570360424" calcext:value-type="float">
            <text:p>23.0033570360424</text:p>
          </table:table-cell>
          <table:table-cell table:formula="of:= [.AJ16]/100" office:value-type="float" office:value="24.0033570360424" calcext:value-type="float">
            <text:p>24.0033570360424</text:p>
          </table:table-cell>
          <table:table-cell table:formula="of:= [.AK16]/100" office:value-type="float" office:value="25.0033570360424" calcext:value-type="float">
            <text:p>25.0033570360424</text:p>
          </table:table-cell>
          <table:table-cell table:formula="of:= [.AL16]/100" office:value-type="float" office:value="26.0033570360424" calcext:value-type="float">
            <text:p>26.0033570360424</text:p>
          </table:table-cell>
          <table:table-cell table:formula="of:= [.AM16]/100" office:value-type="float" office:value="27.0033570360424" calcext:value-type="float">
            <text:p>27.0033570360424</text:p>
          </table:table-cell>
          <table:table-cell table:formula="of:= [.AN16]/100" office:value-type="float" office:value="28.0033570360424" calcext:value-type="float">
            <text:p>28.0033570360424</text:p>
          </table:table-cell>
          <table:table-cell table:formula="of:= [.AO16]/100" office:value-type="float" office:value="29.0033570360424" calcext:value-type="float">
            <text:p>29.0033570360424</text:p>
          </table:table-cell>
          <table:table-cell table:formula="of:= [.AP16]/100" office:value-type="float" office:value="30.0033570360424" calcext:value-type="float">
            <text:p>30.0033570360424</text:p>
          </table:table-cell>
          <table:table-cell table:formula="of:= [.AQ16]/100" office:value-type="float" office:value="31.0033570360424" calcext:value-type="float">
            <text:p>31.0033570360424</text:p>
          </table:table-cell>
          <table:table-cell table:formula="of:= [.AR16]/100" office:value-type="float" office:value="32.0033570360424" calcext:value-type="float">
            <text:p>32.0033570360424</text:p>
          </table:table-cell>
          <table:table-cell table:formula="of:= [.AS16]/100" office:value-type="float" office:value="33.0033570360424" calcext:value-type="float">
            <text:p>33.0033570360424</text:p>
          </table:table-cell>
          <table:table-cell table:formula="of:= [.AT16]/100" office:value-type="float" office:value="34.0033570360424" calcext:value-type="float">
            <text:p>34.0033570360424</text:p>
          </table:table-cell>
          <table:table-cell table:formula="of:= [.AU16]/100" office:value-type="float" office:value="35.0033570360424" calcext:value-type="float">
            <text:p>35.0033570360424</text:p>
          </table:table-cell>
          <table:table-cell table:formula="of:= [.AV16]/100" office:value-type="float" office:value="36.0033570360424" calcext:value-type="float">
            <text:p>36.0033570360424</text:p>
          </table:table-cell>
          <table:table-cell table:formula="of:= [.AW16]/100" office:value-type="float" office:value="37.0033570360424" calcext:value-type="float">
            <text:p>37.0033570360424</text:p>
          </table:table-cell>
          <table:table-cell table:formula="of:= [.AX16]/100" office:value-type="float" office:value="38.0033570360424" calcext:value-type="float">
            <text:p>38.0033570360424</text:p>
          </table:table-cell>
          <table:table-cell table:formula="of:= [.AY16]/100" office:value-type="float" office:value="39.0033570360424" calcext:value-type="float">
            <text:p>39.0033570360424</text:p>
          </table:table-cell>
          <table:table-cell table:formula="of:= [.AZ16]/100" office:value-type="float" office:value="40.0033570360424" calcext:value-type="float">
            <text:p>40.0033570360424</text:p>
          </table:table-cell>
          <table:table-cell table:formula="of:= [.BA16]/100" office:value-type="float" office:value="41.0033570360424" calcext:value-type="float">
            <text:p>41.0033570360424</text:p>
          </table:table-cell>
          <table:table-cell table:formula="of:= [.BB16]/100" office:value-type="float" office:value="42.0033570360424" calcext:value-type="float">
            <text:p>42.0033570360424</text:p>
          </table:table-cell>
          <table:table-cell table:formula="of:= [.BC16]/100" office:value-type="float" office:value="43.0033570360424" calcext:value-type="float">
            <text:p>43.0033570360424</text:p>
          </table:table-cell>
          <table:table-cell table:formula="of:= [.BD16]/100" office:value-type="float" office:value="44.0033570360424" calcext:value-type="float">
            <text:p>44.0033570360424</text:p>
          </table:table-cell>
          <table:table-cell table:formula="of:= [.BE16]/100" office:value-type="float" office:value="45.0033570360424" calcext:value-type="float">
            <text:p>45.0033570360424</text:p>
          </table:table-cell>
          <table:table-cell table:formula="of:= [.BF16]/100" office:value-type="float" office:value="46.0033570360424" calcext:value-type="float">
            <text:p>46.0033570360424</text:p>
          </table:table-cell>
          <table:table-cell table:formula="of:= [.BG16]/100" office:value-type="float" office:value="47.0033570360424" calcext:value-type="float">
            <text:p>47.0033570360424</text:p>
          </table:table-cell>
          <table:table-cell table:formula="of:= [.BH16]/100" office:value-type="float" office:value="48.0033570360424" calcext:value-type="float">
            <text:p>48.0033570360424</text:p>
          </table:table-cell>
          <table:table-cell table:formula="of:= [.BI16]/100" office:value-type="float" office:value="49.0033570360424" calcext:value-type="float">
            <text:p>49.0033570360424</text:p>
          </table:table-cell>
          <table:table-cell table:formula="of:= [.BJ16]/100" office:value-type="float" office:value="50.0033570360424" calcext:value-type="float">
            <text:p>50.0033570360424</text:p>
          </table:table-cell>
          <table:table-cell table:formula="of:= [.BK16]/100" office:value-type="float" office:value="51.0033570360424" calcext:value-type="float">
            <text:p>51.0033570360424</text:p>
          </table:table-cell>
          <table:table-cell table:formula="of:= [.BL16]/100" office:value-type="float" office:value="52.0033570360424" calcext:value-type="float">
            <text:p>52.0033570360424</text:p>
          </table:table-cell>
          <table:table-cell table:formula="of:= [.BM16]/100" office:value-type="float" office:value="53.0033570360424" calcext:value-type="float">
            <text:p>53.0033570360424</text:p>
          </table:table-cell>
          <table:table-cell table:formula="of:= [.BN16]/100" office:value-type="float" office:value="54.0033570360424" calcext:value-type="float">
            <text:p>54.0033570360424</text:p>
          </table:table-cell>
          <table:table-cell table:formula="of:= [.BO16]/100" office:value-type="float" office:value="55.0033570360424" calcext:value-type="float">
            <text:p>55.0033570360424</text:p>
          </table:table-cell>
          <table:table-cell table:formula="of:= [.BP16]/100" office:value-type="float" office:value="56.0033570360424" calcext:value-type="float">
            <text:p>56.0033570360424</text:p>
          </table:table-cell>
          <table:table-cell table:formula="of:= [.BQ16]/100" office:value-type="float" office:value="57.0033570360424" calcext:value-type="float">
            <text:p>57.0033570360424</text:p>
          </table:table-cell>
          <table:table-cell table:formula="of:= [.BR16]/100" office:value-type="float" office:value="58.0033570360424" calcext:value-type="float">
            <text:p>58.0033570360424</text:p>
          </table:table-cell>
          <table:table-cell table:formula="of:= [.BS16]/100" office:value-type="float" office:value="59.0033570360424" calcext:value-type="float">
            <text:p>59.0033570360424</text:p>
          </table:table-cell>
          <table:table-cell table:formula="of:= [.BT16]/100" office:value-type="float" office:value="60.0033570360424" calcext:value-type="float">
            <text:p>60.0033570360424</text:p>
          </table:table-cell>
          <table:table-cell table:formula="of:= [.BU16]/100" office:value-type="float" office:value="61.0033570360424" calcext:value-type="float">
            <text:p>61.0033570360424</text:p>
          </table:table-cell>
          <table:table-cell table:formula="of:= [.BV16]/100" office:value-type="float" office:value="62.0033570360424" calcext:value-type="float">
            <text:p>62.0033570360424</text:p>
          </table:table-cell>
          <table:table-cell table:formula="of:= [.BW16]/100" office:value-type="float" office:value="63.0033570360424" calcext:value-type="float">
            <text:p>63.0033570360424</text:p>
          </table:table-cell>
          <table:table-cell table:formula="of:= [.BX16]/100" office:value-type="float" office:value="64.0033570360424" calcext:value-type="float">
            <text:p>64.0033570360424</text:p>
          </table:table-cell>
          <table:table-cell table:formula="of:= [.BY16]/100" office:value-type="float" office:value="65.0033570360424" calcext:value-type="float">
            <text:p>65.0033570360424</text:p>
          </table:table-cell>
          <table:table-cell table:formula="of:= [.BZ16]/100" office:value-type="float" office:value="66.0033570360424" calcext:value-type="float">
            <text:p>66.0033570360424</text:p>
          </table:table-cell>
          <table:table-cell table:formula="of:= [.CA16]/100" office:value-type="float" office:value="67.0033570360424" calcext:value-type="float">
            <text:p>67.0033570360424</text:p>
          </table:table-cell>
          <table:table-cell table:formula="of:= [.CB16]/100" office:value-type="float" office:value="68.0033570360424" calcext:value-type="float">
            <text:p>68.0033570360424</text:p>
          </table:table-cell>
          <table:table-cell table:formula="of:= [.CC16]/100" office:value-type="float" office:value="69.0033570360424" calcext:value-type="float">
            <text:p>69.0033570360424</text:p>
          </table:table-cell>
          <table:table-cell table:formula="of:= [.CD16]/100" office:value-type="float" office:value="70.0033570360424" calcext:value-type="float">
            <text:p>70.0033570360424</text:p>
          </table:table-cell>
          <table:table-cell table:formula="of:= [.CE16]/100" office:value-type="float" office:value="71.0033570360424" calcext:value-type="float">
            <text:p>71.0033570360424</text:p>
          </table:table-cell>
          <table:table-cell table:formula="of:= [.CF16]/100" office:value-type="float" office:value="72.0033570360424" calcext:value-type="float">
            <text:p>72.0033570360424</text:p>
          </table:table-cell>
          <table:table-cell table:formula="of:= [.CG16]/100" office:value-type="float" office:value="73.0033570360424" calcext:value-type="float">
            <text:p>73.0033570360424</text:p>
          </table:table-cell>
          <table:table-cell table:formula="of:= [.CH16]/100" office:value-type="float" office:value="74.0033570360424" calcext:value-type="float">
            <text:p>74.0033570360424</text:p>
          </table:table-cell>
          <table:table-cell table:formula="of:= [.CI16]/100" office:value-type="float" office:value="75.0033570360424" calcext:value-type="float">
            <text:p>75.0033570360424</text:p>
          </table:table-cell>
          <table:table-cell table:formula="of:= [.CJ16]/100" office:value-type="float" office:value="76.0033570360424" calcext:value-type="float">
            <text:p>76.0033570360424</text:p>
          </table:table-cell>
          <table:table-cell table:formula="of:= [.CK16]/100" office:value-type="float" office:value="77.0033570360424" calcext:value-type="float">
            <text:p>77.0033570360424</text:p>
          </table:table-cell>
          <table:table-cell table:formula="of:= [.CL16]/100" office:value-type="float" office:value="78.0033570360424" calcext:value-type="float">
            <text:p>78.0033570360424</text:p>
          </table:table-cell>
          <table:table-cell table:formula="of:= [.CM16]/100" office:value-type="float" office:value="79.0033570360424" calcext:value-type="float">
            <text:p>79.0033570360424</text:p>
          </table:table-cell>
          <table:table-cell table:formula="of:= [.CN16]/100" office:value-type="float" office:value="80.0033570360424" calcext:value-type="float">
            <text:p>80.0033570360424</text:p>
          </table:table-cell>
          <table:table-cell table:formula="of:= [.CO16]/100" office:value-type="float" office:value="81.0033570360424" calcext:value-type="float">
            <text:p>81.0033570360424</text:p>
          </table:table-cell>
          <table:table-cell table:formula="of:= [.CP16]/100" office:value-type="float" office:value="82.0033570360424" calcext:value-type="float">
            <text:p>82.0033570360424</text:p>
          </table:table-cell>
          <table:table-cell table:formula="of:= [.CQ16]/100" office:value-type="float" office:value="83.0033570360424" calcext:value-type="float">
            <text:p>83.0033570360424</text:p>
          </table:table-cell>
          <table:table-cell table:formula="of:= [.CR16]/100" office:value-type="float" office:value="84.0033570360424" calcext:value-type="float">
            <text:p>84.0033570360424</text:p>
          </table:table-cell>
          <table:table-cell table:formula="of:= [.CS16]/100" office:value-type="float" office:value="85.0033570360424" calcext:value-type="float">
            <text:p>85.0033570360424</text:p>
          </table:table-cell>
          <table:table-cell table:formula="of:= [.CT16]/100" office:value-type="float" office:value="86.0033570360424" calcext:value-type="float">
            <text:p>86.0033570360424</text:p>
          </table:table-cell>
          <table:table-cell table:formula="of:= [.CU16]/100" office:value-type="float" office:value="87.0033570360424" calcext:value-type="float">
            <text:p>87.0033570360424</text:p>
          </table:table-cell>
          <table:table-cell table:formula="of:= [.CV16]/100" office:value-type="float" office:value="88.0033570360424" calcext:value-type="float">
            <text:p>88.0033570360424</text:p>
          </table:table-cell>
          <table:table-cell table:formula="of:= [.CW16]/100" office:value-type="float" office:value="89.0033570360424" calcext:value-type="float">
            <text:p>89.0033570360424</text:p>
          </table:table-cell>
          <table:table-cell table:formula="of:= [.CX16]/100" office:value-type="float" office:value="90.0033570360424" calcext:value-type="float">
            <text:p>90.0033570360424</text:p>
          </table:table-cell>
          <table:table-cell table:formula="of:= [.CY16]/100" office:value-type="float" office:value="91.0033570360424" calcext:value-type="float">
            <text:p>91.0033570360424</text:p>
          </table:table-cell>
          <table:table-cell table:formula="of:= [.CZ16]/100" office:value-type="float" office:value="92.0033570360424" calcext:value-type="float">
            <text:p>92.0033570360424</text:p>
          </table:table-cell>
          <table:table-cell table:formula="of:= [.DA16]/100" office:value-type="float" office:value="93.0033570360424" calcext:value-type="float">
            <text:p>93.0033570360424</text:p>
          </table:table-cell>
          <table:table-cell table:formula="of:= [.DB16]/100" office:value-type="float" office:value="94.0033570360424" calcext:value-type="float">
            <text:p>94.0033570360424</text:p>
          </table:table-cell>
          <table:table-cell table:formula="of:= [.DC16]/100" office:value-type="float" office:value="95.0033570360424" calcext:value-type="float">
            <text:p>95.0033570360424</text:p>
          </table:table-cell>
          <table:table-cell table:formula="of:= [.DD16]/100" office:value-type="float" office:value="96.0033570360424" calcext:value-type="float">
            <text:p>96.0033570360424</text:p>
          </table:table-cell>
          <table:table-cell table:formula="of:= [.DE16]/100" office:value-type="float" office:value="97.0033570360424" calcext:value-type="float">
            <text:p>97.0033570360424</text:p>
          </table:table-cell>
          <table:table-cell table:formula="of:= [.DF16]/100" office:value-type="float" office:value="98.0033570360424" calcext:value-type="float">
            <text:p>98.0033570360424</text:p>
          </table:table-cell>
          <table:table-cell table:formula="of:= [.DG16]/100" office:value-type="float" office:value="99.0033570360424" calcext:value-type="float">
            <text:p>99.0033570360424</text:p>
          </table:table-cell>
          <table:table-cell table:formula="of:= [.DH16]/100" office:value-type="float" office:value="100.003357036042" calcext:value-type="float">
            <text:p>100.003357036042</text:p>
          </table:table-cell>
          <table:table-cell table:formula="of:= [.DI16]/100" office:value-type="float" office:value="101.003357036042" calcext:value-type="float">
            <text:p>101.003357036042</text:p>
          </table:table-cell>
          <table:table-cell table:formula="of:= [.DJ16]/100" office:value-type="float" office:value="102.003357036042" calcext:value-type="float">
            <text:p>102.003357036042</text:p>
          </table:table-cell>
          <table:table-cell table:formula="of:= [.DK16]/100" office:value-type="float" office:value="103.003357036042" calcext:value-type="float">
            <text:p>103.003357036042</text:p>
          </table:table-cell>
          <table:table-cell table:formula="of:= [.DL16]/100" office:value-type="float" office:value="104.003357036042" calcext:value-type="float">
            <text:p>104.003357036042</text:p>
          </table:table-cell>
          <table:table-cell table:formula="of:= [.DM16]/100" office:value-type="float" office:value="105.003357036042" calcext:value-type="float">
            <text:p>105.003357036042</text:p>
          </table:table-cell>
          <table:table-cell table:formula="of:= [.DN16]/100" office:value-type="float" office:value="106.003357036042" calcext:value-type="float">
            <text:p>106.003357036042</text:p>
          </table:table-cell>
          <table:table-cell table:formula="of:= [.DO16]/100" office:value-type="float" office:value="107.003357036042" calcext:value-type="float">
            <text:p>107.003357036042</text:p>
          </table:table-cell>
          <table:table-cell table:formula="of:= [.DP16]/100" office:value-type="float" office:value="108.003357036042" calcext:value-type="float">
            <text:p>108.003357036042</text:p>
          </table:table-cell>
          <table:table-cell table:formula="of:= [.DQ16]/100" office:value-type="float" office:value="109.003357036042" calcext:value-type="float">
            <text:p>109.003357036042</text:p>
          </table:table-cell>
          <table:table-cell table:formula="of:= [.DR16]/100" office:value-type="float" office:value="110.003357036042" calcext:value-type="float">
            <text:p>110.003357036042</text:p>
          </table:table-cell>
          <table:table-cell table:formula="of:= [.DS16]/100" office:value-type="float" office:value="111.003357036042" calcext:value-type="float">
            <text:p>111.003357036042</text:p>
          </table:table-cell>
          <table:table-cell table:formula="of:= [.DT16]/100" office:value-type="float" office:value="112.003357036042" calcext:value-type="float">
            <text:p>112.003357036042</text:p>
          </table:table-cell>
          <table:table-cell table:formula="of:= [.DU16]/100" office:value-type="float" office:value="113.003357036042" calcext:value-type="float">
            <text:p>113.003357036042</text:p>
          </table:table-cell>
          <table:table-cell table:formula="of:= [.DV16]/100" office:value-type="float" office:value="114.003357036042" calcext:value-type="float">
            <text:p>114.003357036042</text:p>
          </table:table-cell>
          <table:table-cell table:formula="of:= [.DW16]/100" office:value-type="float" office:value="115.003357036042" calcext:value-type="float">
            <text:p>115.003357036042</text:p>
          </table:table-cell>
          <table:table-cell table:formula="of:= [.DX16]/100" office:value-type="float" office:value="116.003357036042" calcext:value-type="float">
            <text:p>116.003357036042</text:p>
          </table:table-cell>
          <table:table-cell table:formula="of:= [.DY16]/100" office:value-type="float" office:value="117.003357036042" calcext:value-type="float">
            <text:p>117.003357036042</text:p>
          </table:table-cell>
          <table:table-cell table:formula="of:= [.DZ16]/100" office:value-type="float" office:value="118.003357036042" calcext:value-type="float">
            <text:p>118.003357036042</text:p>
          </table:table-cell>
          <table:table-cell table:formula="of:= [.EA16]/100" office:value-type="float" office:value="119.003357036042" calcext:value-type="float">
            <text:p>119.003357036042</text:p>
          </table:table-cell>
          <table:table-cell table:formula="of:= [.EB16]/100" office:value-type="float" office:value="120.003357036042" calcext:value-type="float">
            <text:p>120.003357036042</text:p>
          </table:table-cell>
          <table:table-cell table:formula="of:= [.EC16]/100" office:value-type="float" office:value="121.003357036042" calcext:value-type="float">
            <text:p>121.003357036042</text:p>
          </table:table-cell>
          <table:table-cell table:formula="of:= [.ED16]/100" office:value-type="float" office:value="122.003357036042" calcext:value-type="float">
            <text:p>122.003357036042</text:p>
          </table:table-cell>
          <table:table-cell table:formula="of:= [.EE16]/100" office:value-type="float" office:value="123.003357036042" calcext:value-type="float">
            <text:p>123.003357036042</text:p>
          </table:table-cell>
          <table:table-cell table:formula="of:= [.EF16]/100" office:value-type="float" office:value="124.003357036042" calcext:value-type="float">
            <text:p>124.003357036042</text:p>
          </table:table-cell>
          <table:table-cell table:formula="of:= [.EG16]/100" office:value-type="float" office:value="125.003357036042" calcext:value-type="float">
            <text:p>125.003357036042</text:p>
          </table:table-cell>
          <table:table-cell table:formula="of:= [.EH16]/100" office:value-type="float" office:value="126.003357036042" calcext:value-type="float">
            <text:p>126.003357036042</text:p>
          </table:table-cell>
          <table:table-cell table:formula="of:= [.EI16]/100" office:value-type="float" office:value="127.003357036042" calcext:value-type="float">
            <text:p>127.003357036042</text:p>
          </table:table-cell>
          <table:table-cell table:formula="of:= [.EJ16]/100" office:value-type="float" office:value="128.003357036042" calcext:value-type="float">
            <text:p>128.003357036042</text:p>
          </table:table-cell>
          <table:table-cell table:formula="of:= [.EK16]/100" office:value-type="float" office:value="129.003357036042" calcext:value-type="float">
            <text:p>129.003357036042</text:p>
          </table:table-cell>
          <table:table-cell table:formula="of:= [.EL16]/100" office:value-type="float" office:value="130.003357036042" calcext:value-type="float">
            <text:p>130.003357036042</text:p>
          </table:table-cell>
          <table:table-cell table:formula="of:= [.EM16]/100" office:value-type="float" office:value="131.003357036042" calcext:value-type="float">
            <text:p>131.003357036042</text:p>
          </table:table-cell>
          <table:table-cell table:formula="of:= [.EN16]/100" office:value-type="float" office:value="132.003357036042" calcext:value-type="float">
            <text:p>132.003357036042</text:p>
          </table:table-cell>
          <table:table-cell table:formula="of:= [.EO16]/100" office:value-type="float" office:value="133.003357036042" calcext:value-type="float">
            <text:p>133.003357036042</text:p>
          </table:table-cell>
          <table:table-cell table:formula="of:= [.EP16]/100" office:value-type="float" office:value="134.003357036042" calcext:value-type="float">
            <text:p>134.003357036042</text:p>
          </table:table-cell>
          <table:table-cell table:formula="of:= [.EQ16]/100" office:value-type="float" office:value="135.003357036042" calcext:value-type="float">
            <text:p>135.003357036042</text:p>
          </table:table-cell>
          <table:table-cell table:formula="of:= [.ER16]/100" office:value-type="float" office:value="136.003357036042" calcext:value-type="float">
            <text:p>136.003357036042</text:p>
          </table:table-cell>
          <table:table-cell table:formula="of:= [.ES16]/100" office:value-type="float" office:value="137.003357036042" calcext:value-type="float">
            <text:p>137.003357036042</text:p>
          </table:table-cell>
          <table:table-cell table:formula="of:= [.ET16]/100" office:value-type="float" office:value="138.003357036042" calcext:value-type="float">
            <text:p>138.003357036042</text:p>
          </table:table-cell>
          <table:table-cell table:formula="of:= [.EU16]/100" office:value-type="float" office:value="139.003357036042" calcext:value-type="float">
            <text:p>139.003357036042</text:p>
          </table:table-cell>
          <table:table-cell table:formula="of:= [.EV16]/100" office:value-type="float" office:value="140.003357036042" calcext:value-type="float">
            <text:p>140.003357036042</text:p>
          </table:table-cell>
          <table:table-cell table:formula="of:= [.EW16]/100" office:value-type="float" office:value="141.003357036042" calcext:value-type="float">
            <text:p>141.003357036042</text:p>
          </table:table-cell>
          <table:table-cell table:formula="of:= [.EX16]/100" office:value-type="float" office:value="142.003357036042" calcext:value-type="float">
            <text:p>142.003357036042</text:p>
          </table:table-cell>
          <table:table-cell table:formula="of:= [.EY16]/100" office:value-type="float" office:value="143.003357036042" calcext:value-type="float">
            <text:p>143.003357036042</text:p>
          </table:table-cell>
          <table:table-cell table:formula="of:= [.EZ16]/100" office:value-type="float" office:value="144.003357036042" calcext:value-type="float">
            <text:p>144.003357036042</text:p>
          </table:table-cell>
          <table:table-cell table:formula="of:= [.FA16]/100" office:value-type="float" office:value="145.003357036042" calcext:value-type="float">
            <text:p>145.003357036042</text:p>
          </table:table-cell>
          <table:table-cell table:formula="of:= [.FB16]/100" office:value-type="float" office:value="146.003357036042" calcext:value-type="float">
            <text:p>146.003357036042</text:p>
          </table:table-cell>
          <table:table-cell table:formula="of:= [.FC16]/100" office:value-type="float" office:value="147.003357036042" calcext:value-type="float">
            <text:p>147.003357036042</text:p>
          </table:table-cell>
          <table:table-cell table:formula="of:= [.FD16]/100" office:value-type="float" office:value="148.003357036042" calcext:value-type="float">
            <text:p>148.003357036042</text:p>
          </table:table-cell>
          <table:table-cell table:formula="of:= [.FE16]/100" office:value-type="float" office:value="149.003357036042" calcext:value-type="float">
            <text:p>149.003357036042</text:p>
          </table:table-cell>
          <table:table-cell table:formula="of:= [.FF16]/100" office:value-type="float" office:value="150.003357036042" calcext:value-type="float">
            <text:p>150.003357036042</text:p>
          </table:table-cell>
          <table:table-cell table:formula="of:= [.FG16]/100" office:value-type="float" office:value="151.003357036042" calcext:value-type="float">
            <text:p>151.003357036042</text:p>
          </table:table-cell>
          <table:table-cell table:formula="of:= [.FH16]/100" office:value-type="float" office:value="152.003357036042" calcext:value-type="float">
            <text:p>152.003357036042</text:p>
          </table:table-cell>
          <table:table-cell table:formula="of:= [.FI16]/100" office:value-type="float" office:value="153.003357036042" calcext:value-type="float">
            <text:p>153.003357036042</text:p>
          </table:table-cell>
          <table:table-cell table:formula="of:= [.FJ16]/100" office:value-type="float" office:value="154.003357036042" calcext:value-type="float">
            <text:p>154.003357036042</text:p>
          </table:table-cell>
          <table:table-cell table:formula="of:= [.FK16]/100" office:value-type="float" office:value="155.003357036042" calcext:value-type="float">
            <text:p>155.003357036042</text:p>
          </table:table-cell>
          <table:table-cell table:formula="of:= [.FL16]/100" office:value-type="float" office:value="156.003357036042" calcext:value-type="float">
            <text:p>156.003357036042</text:p>
          </table:table-cell>
          <table:table-cell table:formula="of:= [.FM16]/100" office:value-type="float" office:value="157.003357036042" calcext:value-type="float">
            <text:p>157.003357036042</text:p>
          </table:table-cell>
          <table:table-cell table:formula="of:= [.FN16]/100" office:value-type="float" office:value="158.003357036042" calcext:value-type="float">
            <text:p>158.003357036042</text:p>
          </table:table-cell>
          <table:table-cell table:formula="of:= [.FO16]/100" office:value-type="float" office:value="159.003357036042" calcext:value-type="float">
            <text:p>159.003357036042</text:p>
          </table:table-cell>
          <table:table-cell table:formula="of:= [.FP16]/100" office:value-type="float" office:value="160.003357036042" calcext:value-type="float">
            <text:p>160.003357036042</text:p>
          </table:table-cell>
          <table:table-cell table:formula="of:= [.FQ16]/100" office:value-type="float" office:value="161.003357036042" calcext:value-type="float">
            <text:p>161.003357036042</text:p>
          </table:table-cell>
          <table:table-cell table:formula="of:= [.FR16]/100" office:value-type="float" office:value="162.003357036042" calcext:value-type="float">
            <text:p>162.003357036042</text:p>
          </table:table-cell>
          <table:table-cell table:formula="of:= [.FS16]/100" office:value-type="float" office:value="163.003357036042" calcext:value-type="float">
            <text:p>163.003357036042</text:p>
          </table:table-cell>
          <table:table-cell table:formula="of:= [.FT16]/100" office:value-type="float" office:value="164.003357036042" calcext:value-type="float">
            <text:p>164.003357036042</text:p>
          </table:table-cell>
          <table:table-cell table:formula="of:= [.FU16]/100" office:value-type="float" office:value="165.003357036042" calcext:value-type="float">
            <text:p>165.003357036042</text:p>
          </table:table-cell>
          <table:table-cell table:formula="of:= [.FV16]/100" office:value-type="float" office:value="166.003357036042" calcext:value-type="float">
            <text:p>166.003357036042</text:p>
          </table:table-cell>
          <table:table-cell table:formula="of:= [.FW16]/100" office:value-type="float" office:value="167.003357036042" calcext:value-type="float">
            <text:p>167.003357036042</text:p>
          </table:table-cell>
          <table:table-cell table:formula="of:= [.FX16]/100" office:value-type="float" office:value="168.003357036042" calcext:value-type="float">
            <text:p>168.003357036042</text:p>
          </table:table-cell>
          <table:table-cell table:formula="of:= [.FY16]/100" office:value-type="float" office:value="169.003357036042" calcext:value-type="float">
            <text:p>169.003357036042</text:p>
          </table:table-cell>
          <table:table-cell table:number-columns-repeated="321"/>
        </table:table-row>
        <table:table-row table:style-name="ro1">
          <table:table-cell/>
          <table:table-cell table:style-name="ce1" table:formula="of:=[.C16]-[.B16]" office:value-type="float" office:value="0.0305185094759963" calcext:value-type="float">
            <text:p>0.030519</text:p>
          </table:table-cell>
          <table:table-cell table:number-columns-repeated="500"/>
        </table:table-row>
        <table:table-row table:style-name="ro1" table:number-rows-repeated="4">
          <table:table-cell table:number-columns-repeated="5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" calcext:value-type="float">
            <text:p>0.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" calcext:value-type="float">
            <text:p>0.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" calcext:value-type="float">
            <text:p>0.2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" calcext:value-type="float">
            <text:p>0.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" calcext:value-type="float">
            <text:p>0.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" calcext:value-type="float">
            <text:p>0.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" calcext:value-type="float">
            <text:p>0.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" calcext:value-type="float">
            <text:p>0.3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" calcext:value-type="float">
            <text:p>0.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" calcext:value-type="float">
            <text:p>0.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" calcext:value-type="float">
            <text:p>0.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" calcext:value-type="float">
            <text:p>0.4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" calcext:value-type="float">
            <text:p>0.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" calcext:value-type="float">
            <text:p>0.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" calcext:value-type="float">
            <text:p>0.4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" calcext:value-type="float">
            <text:p>0.46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" calcext:value-type="float">
            <text:p>0.4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" calcext:value-type="float">
            <text:p>0.4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" calcext:value-type="float">
            <text:p>0.51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" calcext:value-type="float">
            <text:p>0.52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" calcext:value-type="float">
            <text:p>0.5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" calcext:value-type="float">
            <text:p>0.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" calcext:value-type="float">
            <text:p>0.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" calcext:value-type="float">
            <text:p>0.56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" calcext:value-type="float">
            <text:p>0.57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" calcext:value-type="float">
            <text:p>0.58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" calcext:value-type="float">
            <text:p>0.6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" calcext:value-type="float">
            <text:p>0.61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" calcext:value-type="float">
            <text:p>0.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" calcext:value-type="float">
            <text:p>0.63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" calcext:value-type="float">
            <text:p>0.64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" calcext:value-type="float">
            <text:p>0.6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" calcext:value-type="float">
            <text:p>0.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" calcext:value-type="float">
            <text:p>0.6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8" calcext:value-type="float">
            <text:p>0.698</text:p>
          </table:table-cell>
          <table:table-cell office:value-type="float" office:value="0.7" calcext:value-type="float">
            <text:p>0.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" calcext:value-type="float">
            <text:p>0.7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" calcext:value-type="float">
            <text:p>0.7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" calcext:value-type="float">
            <text:p>0.7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" calcext:value-type="float">
            <text:p>0.74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" calcext:value-type="float">
            <text:p>0.75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" calcext:value-type="float">
            <text:p>0.7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" calcext:value-type="float">
            <text:p>0.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" calcext:value-type="float">
            <text:p>0.7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" calcext:value-type="float">
            <text:p>0.79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" calcext:value-type="float">
            <text:p>0.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" calcext:value-type="float">
            <text:p>0.8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" calcext:value-type="float">
            <text:p>0.82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" calcext:value-type="float">
            <text:p>0.8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" calcext:value-type="float">
            <text:p>0.84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" calcext:value-type="float">
            <text:p>0.8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" calcext:value-type="float">
            <text:p>0.8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" calcext:value-type="float">
            <text:p>0.8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" calcext:value-type="float">
            <text:p>0.8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" calcext:value-type="float">
            <text:p>0.898</text:p>
          </table:table-cell>
          <table:table-cell office:value-type="float" office:value="0.9" calcext:value-type="float">
            <text:p>0.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" calcext:value-type="float">
            <text:p>0.9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" calcext:value-type="float">
            <text:p>0.9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" calcext:value-type="float">
            <text:p>0.93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" calcext:value-type="float">
            <text:p>0.95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" calcext:value-type="float">
            <text:p>0.97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" calcext:value-type="float">
            <text:p>0.9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" calcext:value-type="float">
            <text:p>0.99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number-columns-repeated="501" office:value-type="float" office:value="32767" calcext:value-type="float">
            <text:p>32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]+[.B25]" office:value-type="float" office:value="32767" calcext:value-type="float">
            <text:p>32767</text:p>
          </table:table-cell>
          <table:table-cell table:formula="of:=[.B26]+[.C25]" office:value-type="float" office:value="65534" calcext:value-type="float">
            <text:p>65534</text:p>
          </table:table-cell>
          <table:table-cell table:formula="of:=[.C26]+[.D25]" office:value-type="float" office:value="98301" calcext:value-type="float">
            <text:p>98301</text:p>
          </table:table-cell>
          <table:table-cell table:formula="of:=[.D26]+[.E25]" office:value-type="float" office:value="131068" calcext:value-type="float">
            <text:p>131068</text:p>
          </table:table-cell>
          <table:table-cell table:formula="of:=[.E26]+[.F25]" office:value-type="float" office:value="163835" calcext:value-type="float">
            <text:p>163835</text:p>
          </table:table-cell>
          <table:table-cell table:formula="of:=[.F26]+[.G25]" office:value-type="float" office:value="196602" calcext:value-type="float">
            <text:p>196602</text:p>
          </table:table-cell>
          <table:table-cell table:formula="of:=[.G26]+[.H25]" office:value-type="float" office:value="229369" calcext:value-type="float">
            <text:p>229369</text:p>
          </table:table-cell>
          <table:table-cell table:formula="of:=[.H26]+[.I25]" office:value-type="float" office:value="262136" calcext:value-type="float">
            <text:p>262136</text:p>
          </table:table-cell>
          <table:table-cell table:formula="of:=[.I26]+[.J25]" office:value-type="float" office:value="294903" calcext:value-type="float">
            <text:p>294903</text:p>
          </table:table-cell>
          <table:table-cell table:formula="of:=[.J26]+[.K25]" office:value-type="float" office:value="327670" calcext:value-type="float">
            <text:p>327670</text:p>
          </table:table-cell>
          <table:table-cell table:formula="of:=[.K26]+[.L25]" office:value-type="float" office:value="360437" calcext:value-type="float">
            <text:p>360437</text:p>
          </table:table-cell>
          <table:table-cell table:formula="of:=[.L26]+[.M25]" office:value-type="float" office:value="393204" calcext:value-type="float">
            <text:p>393204</text:p>
          </table:table-cell>
          <table:table-cell table:formula="of:=[.M26]+[.N25]" office:value-type="float" office:value="425971" calcext:value-type="float">
            <text:p>425971</text:p>
          </table:table-cell>
          <table:table-cell table:formula="of:=[.N26]+[.O25]" office:value-type="float" office:value="458738" calcext:value-type="float">
            <text:p>458738</text:p>
          </table:table-cell>
          <table:table-cell table:formula="of:=[.O26]+[.P25]" office:value-type="float" office:value="491505" calcext:value-type="float">
            <text:p>491505</text:p>
          </table:table-cell>
          <table:table-cell table:formula="of:=[.P26]+[.Q25]" office:value-type="float" office:value="524272" calcext:value-type="float">
            <text:p>524272</text:p>
          </table:table-cell>
          <table:table-cell table:formula="of:=[.Q26]+[.R25]" office:value-type="float" office:value="557039" calcext:value-type="float">
            <text:p>557039</text:p>
          </table:table-cell>
          <table:table-cell table:formula="of:=[.R26]+[.S25]" office:value-type="float" office:value="589806" calcext:value-type="float">
            <text:p>589806</text:p>
          </table:table-cell>
          <table:table-cell table:formula="of:=[.S26]+[.T25]" office:value-type="float" office:value="622573" calcext:value-type="float">
            <text:p>622573</text:p>
          </table:table-cell>
          <table:table-cell table:formula="of:=[.T26]+[.U25]" office:value-type="float" office:value="655340" calcext:value-type="float">
            <text:p>655340</text:p>
          </table:table-cell>
          <table:table-cell table:formula="of:=[.U26]+[.V25]" office:value-type="float" office:value="688107" calcext:value-type="float">
            <text:p>688107</text:p>
          </table:table-cell>
          <table:table-cell table:formula="of:=[.V26]+[.W25]" office:value-type="float" office:value="720874" calcext:value-type="float">
            <text:p>720874</text:p>
          </table:table-cell>
          <table:table-cell table:formula="of:=[.W26]+[.X25]" office:value-type="float" office:value="753641" calcext:value-type="float">
            <text:p>753641</text:p>
          </table:table-cell>
          <table:table-cell table:formula="of:=[.X26]+[.Y25]" office:value-type="float" office:value="786408" calcext:value-type="float">
            <text:p>786408</text:p>
          </table:table-cell>
          <table:table-cell table:formula="of:=[.Y26]+[.Z25]" office:value-type="float" office:value="819175" calcext:value-type="float">
            <text:p>819175</text:p>
          </table:table-cell>
          <table:table-cell table:formula="of:=[.Z26]+[.AA25]" office:value-type="float" office:value="851942" calcext:value-type="float">
            <text:p>851942</text:p>
          </table:table-cell>
          <table:table-cell table:formula="of:=[.AA26]+[.AB25]" office:value-type="float" office:value="884709" calcext:value-type="float">
            <text:p>884709</text:p>
          </table:table-cell>
          <table:table-cell table:formula="of:=[.AB26]+[.AC25]" office:value-type="float" office:value="917476" calcext:value-type="float">
            <text:p>917476</text:p>
          </table:table-cell>
          <table:table-cell table:formula="of:=[.AC26]+[.AD25]" office:value-type="float" office:value="950243" calcext:value-type="float">
            <text:p>950243</text:p>
          </table:table-cell>
          <table:table-cell table:formula="of:=[.AD26]+[.AE25]" office:value-type="float" office:value="983010" calcext:value-type="float">
            <text:p>983010</text:p>
          </table:table-cell>
          <table:table-cell table:formula="of:=[.AE26]+[.AF25]" office:value-type="float" office:value="1015777" calcext:value-type="float">
            <text:p>1015777</text:p>
          </table:table-cell>
          <table:table-cell table:formula="of:=[.AF26]+[.AG25]" office:value-type="float" office:value="1048544" calcext:value-type="float">
            <text:p>1048544</text:p>
          </table:table-cell>
          <table:table-cell table:formula="of:=[.AG26]+[.AH25]" office:value-type="float" office:value="1081311" calcext:value-type="float">
            <text:p>1081311</text:p>
          </table:table-cell>
          <table:table-cell table:formula="of:=[.AH26]+[.AI25]" office:value-type="float" office:value="1114078" calcext:value-type="float">
            <text:p>1114078</text:p>
          </table:table-cell>
          <table:table-cell table:formula="of:=[.AI26]+[.AJ25]" office:value-type="float" office:value="1146845" calcext:value-type="float">
            <text:p>1146845</text:p>
          </table:table-cell>
          <table:table-cell table:formula="of:=[.AJ26]+[.AK25]" office:value-type="float" office:value="1179612" calcext:value-type="float">
            <text:p>1179612</text:p>
          </table:table-cell>
          <table:table-cell table:formula="of:=[.AK26]+[.AL25]" office:value-type="float" office:value="1212379" calcext:value-type="float">
            <text:p>1212379</text:p>
          </table:table-cell>
          <table:table-cell table:formula="of:=[.AL26]+[.AM25]" office:value-type="float" office:value="1245146" calcext:value-type="float">
            <text:p>1245146</text:p>
          </table:table-cell>
          <table:table-cell table:formula="of:=[.AM26]+[.AN25]" office:value-type="float" office:value="1277913" calcext:value-type="float">
            <text:p>1277913</text:p>
          </table:table-cell>
          <table:table-cell table:formula="of:=[.AN26]+[.AO25]" office:value-type="float" office:value="1310680" calcext:value-type="float">
            <text:p>1310680</text:p>
          </table:table-cell>
          <table:table-cell table:formula="of:=[.AO26]+[.AP25]" office:value-type="float" office:value="1343447" calcext:value-type="float">
            <text:p>1343447</text:p>
          </table:table-cell>
          <table:table-cell table:formula="of:=[.AP26]+[.AQ25]" office:value-type="float" office:value="1376214" calcext:value-type="float">
            <text:p>1376214</text:p>
          </table:table-cell>
          <table:table-cell table:formula="of:=[.AQ26]+[.AR25]" office:value-type="float" office:value="1408981" calcext:value-type="float">
            <text:p>1408981</text:p>
          </table:table-cell>
          <table:table-cell table:formula="of:=[.AR26]+[.AS25]" office:value-type="float" office:value="1441748" calcext:value-type="float">
            <text:p>1441748</text:p>
          </table:table-cell>
          <table:table-cell table:formula="of:=[.AS26]+[.AT25]" office:value-type="float" office:value="1474515" calcext:value-type="float">
            <text:p>1474515</text:p>
          </table:table-cell>
          <table:table-cell table:formula="of:=[.AT26]+[.AU25]" office:value-type="float" office:value="1507282" calcext:value-type="float">
            <text:p>1507282</text:p>
          </table:table-cell>
          <table:table-cell table:formula="of:=[.AU26]+[.AV25]" office:value-type="float" office:value="1540049" calcext:value-type="float">
            <text:p>1540049</text:p>
          </table:table-cell>
          <table:table-cell table:formula="of:=[.AV26]+[.AW25]" office:value-type="float" office:value="1572816" calcext:value-type="float">
            <text:p>1572816</text:p>
          </table:table-cell>
          <table:table-cell table:formula="of:=[.AW26]+[.AX25]" office:value-type="float" office:value="1605583" calcext:value-type="float">
            <text:p>1605583</text:p>
          </table:table-cell>
          <table:table-cell table:formula="of:=[.AX26]+[.AY25]" office:value-type="float" office:value="1638350" calcext:value-type="float">
            <text:p>1638350</text:p>
          </table:table-cell>
          <table:table-cell table:formula="of:=[.AY26]+[.AZ25]" office:value-type="float" office:value="1671117" calcext:value-type="float">
            <text:p>1671117</text:p>
          </table:table-cell>
          <table:table-cell table:formula="of:=[.AZ26]+[.BA25]" office:value-type="float" office:value="1703884" calcext:value-type="float">
            <text:p>1703884</text:p>
          </table:table-cell>
          <table:table-cell table:formula="of:=[.BA26]+[.BB25]" office:value-type="float" office:value="1736651" calcext:value-type="float">
            <text:p>1736651</text:p>
          </table:table-cell>
          <table:table-cell table:formula="of:=[.BB26]+[.BC25]" office:value-type="float" office:value="1769418" calcext:value-type="float">
            <text:p>1769418</text:p>
          </table:table-cell>
          <table:table-cell table:formula="of:=[.BC26]+[.BD25]" office:value-type="float" office:value="1802185" calcext:value-type="float">
            <text:p>1802185</text:p>
          </table:table-cell>
          <table:table-cell table:formula="of:=[.BD26]+[.BE25]" office:value-type="float" office:value="1834952" calcext:value-type="float">
            <text:p>1834952</text:p>
          </table:table-cell>
          <table:table-cell table:formula="of:=[.BE26]+[.BF25]" office:value-type="float" office:value="1867719" calcext:value-type="float">
            <text:p>1867719</text:p>
          </table:table-cell>
          <table:table-cell table:formula="of:=[.BF26]+[.BG25]" office:value-type="float" office:value="1900486" calcext:value-type="float">
            <text:p>1900486</text:p>
          </table:table-cell>
          <table:table-cell table:formula="of:=[.BG26]+[.BH25]" office:value-type="float" office:value="1933253" calcext:value-type="float">
            <text:p>1933253</text:p>
          </table:table-cell>
          <table:table-cell table:formula="of:=[.BH26]+[.BI25]" office:value-type="float" office:value="1966020" calcext:value-type="float">
            <text:p>1966020</text:p>
          </table:table-cell>
          <table:table-cell table:formula="of:=[.BI26]+[.BJ25]" office:value-type="float" office:value="1998787" calcext:value-type="float">
            <text:p>1998787</text:p>
          </table:table-cell>
          <table:table-cell table:formula="of:=[.BJ26]+[.BK25]" office:value-type="float" office:value="2031554" calcext:value-type="float">
            <text:p>2031554</text:p>
          </table:table-cell>
          <table:table-cell table:formula="of:=[.BK26]+[.BL25]" office:value-type="float" office:value="2064321" calcext:value-type="float">
            <text:p>2064321</text:p>
          </table:table-cell>
          <table:table-cell table:formula="of:=[.BL26]+[.BM25]" office:value-type="float" office:value="2097088" calcext:value-type="float">
            <text:p>2097088</text:p>
          </table:table-cell>
          <table:table-cell table:formula="of:=[.BM26]+[.BN25]" office:value-type="float" office:value="2129855" calcext:value-type="float">
            <text:p>2129855</text:p>
          </table:table-cell>
          <table:table-cell table:formula="of:=[.BN26]+[.BO25]" office:value-type="float" office:value="2162622" calcext:value-type="float">
            <text:p>2162622</text:p>
          </table:table-cell>
          <table:table-cell table:formula="of:=[.BO26]+[.BP25]" office:value-type="float" office:value="2195389" calcext:value-type="float">
            <text:p>2195389</text:p>
          </table:table-cell>
          <table:table-cell table:formula="of:=[.BP26]+[.BQ25]" office:value-type="float" office:value="2228156" calcext:value-type="float">
            <text:p>2228156</text:p>
          </table:table-cell>
          <table:table-cell table:formula="of:=[.BQ26]+[.BR25]" office:value-type="float" office:value="2260923" calcext:value-type="float">
            <text:p>2260923</text:p>
          </table:table-cell>
          <table:table-cell table:formula="of:=[.BR26]+[.BS25]" office:value-type="float" office:value="2293690" calcext:value-type="float">
            <text:p>2293690</text:p>
          </table:table-cell>
          <table:table-cell table:formula="of:=[.BS26]+[.BT25]" office:value-type="float" office:value="2326457" calcext:value-type="float">
            <text:p>2326457</text:p>
          </table:table-cell>
          <table:table-cell table:formula="of:=[.BT26]+[.BU25]" office:value-type="float" office:value="2359224" calcext:value-type="float">
            <text:p>2359224</text:p>
          </table:table-cell>
          <table:table-cell table:formula="of:=[.BU26]+[.BV25]" office:value-type="float" office:value="2391991" calcext:value-type="float">
            <text:p>2391991</text:p>
          </table:table-cell>
          <table:table-cell table:formula="of:=[.BV26]+[.BW25]" office:value-type="float" office:value="2424758" calcext:value-type="float">
            <text:p>2424758</text:p>
          </table:table-cell>
          <table:table-cell table:formula="of:=[.BW26]+[.BX25]" office:value-type="float" office:value="2457525" calcext:value-type="float">
            <text:p>2457525</text:p>
          </table:table-cell>
          <table:table-cell table:formula="of:=[.BX26]+[.BY25]" office:value-type="float" office:value="2490292" calcext:value-type="float">
            <text:p>2490292</text:p>
          </table:table-cell>
          <table:table-cell table:formula="of:=[.BY26]+[.BZ25]" office:value-type="float" office:value="2523059" calcext:value-type="float">
            <text:p>2523059</text:p>
          </table:table-cell>
          <table:table-cell table:formula="of:=[.BZ26]+[.CA25]" office:value-type="float" office:value="2555826" calcext:value-type="float">
            <text:p>2555826</text:p>
          </table:table-cell>
          <table:table-cell table:formula="of:=[.CA26]+[.CB25]" office:value-type="float" office:value="2588593" calcext:value-type="float">
            <text:p>2588593</text:p>
          </table:table-cell>
          <table:table-cell table:formula="of:=[.CB26]+[.CC25]" office:value-type="float" office:value="2621360" calcext:value-type="float">
            <text:p>2621360</text:p>
          </table:table-cell>
          <table:table-cell table:formula="of:=[.CC26]+[.CD25]" office:value-type="float" office:value="2654127" calcext:value-type="float">
            <text:p>2654127</text:p>
          </table:table-cell>
          <table:table-cell table:formula="of:=[.CD26]+[.CE25]" office:value-type="float" office:value="2686894" calcext:value-type="float">
            <text:p>2686894</text:p>
          </table:table-cell>
          <table:table-cell table:formula="of:=[.CE26]+[.CF25]" office:value-type="float" office:value="2719661" calcext:value-type="float">
            <text:p>2719661</text:p>
          </table:table-cell>
          <table:table-cell table:formula="of:=[.CF26]+[.CG25]" office:value-type="float" office:value="2752428" calcext:value-type="float">
            <text:p>2752428</text:p>
          </table:table-cell>
          <table:table-cell table:formula="of:=[.CG26]+[.CH25]" office:value-type="float" office:value="2785195" calcext:value-type="float">
            <text:p>2785195</text:p>
          </table:table-cell>
          <table:table-cell table:formula="of:=[.CH26]+[.CI25]" office:value-type="float" office:value="2817962" calcext:value-type="float">
            <text:p>2817962</text:p>
          </table:table-cell>
          <table:table-cell table:formula="of:=[.CI26]+[.CJ25]" office:value-type="float" office:value="2850729" calcext:value-type="float">
            <text:p>2850729</text:p>
          </table:table-cell>
          <table:table-cell table:formula="of:=[.CJ26]+[.CK25]" office:value-type="float" office:value="2883496" calcext:value-type="float">
            <text:p>2883496</text:p>
          </table:table-cell>
          <table:table-cell table:formula="of:=[.CK26]+[.CL25]" office:value-type="float" office:value="2916263" calcext:value-type="float">
            <text:p>2916263</text:p>
          </table:table-cell>
          <table:table-cell table:formula="of:=[.CL26]+[.CM25]" office:value-type="float" office:value="2949030" calcext:value-type="float">
            <text:p>2949030</text:p>
          </table:table-cell>
          <table:table-cell table:formula="of:=[.CM26]+[.CN25]" office:value-type="float" office:value="2981797" calcext:value-type="float">
            <text:p>2981797</text:p>
          </table:table-cell>
          <table:table-cell table:formula="of:=[.CN26]+[.CO25]" office:value-type="float" office:value="3014564" calcext:value-type="float">
            <text:p>3014564</text:p>
          </table:table-cell>
          <table:table-cell table:formula="of:=[.CO26]+[.CP25]" office:value-type="float" office:value="3047331" calcext:value-type="float">
            <text:p>3047331</text:p>
          </table:table-cell>
          <table:table-cell table:formula="of:=[.CP26]+[.CQ25]" office:value-type="float" office:value="3080098" calcext:value-type="float">
            <text:p>3080098</text:p>
          </table:table-cell>
          <table:table-cell table:formula="of:=[.CQ26]+[.CR25]" office:value-type="float" office:value="3112865" calcext:value-type="float">
            <text:p>3112865</text:p>
          </table:table-cell>
          <table:table-cell table:formula="of:=[.CR26]+[.CS25]" office:value-type="float" office:value="3145632" calcext:value-type="float">
            <text:p>3145632</text:p>
          </table:table-cell>
          <table:table-cell table:formula="of:=[.CS26]+[.CT25]" office:value-type="float" office:value="3178399" calcext:value-type="float">
            <text:p>3178399</text:p>
          </table:table-cell>
          <table:table-cell table:formula="of:=[.CT26]+[.CU25]" office:value-type="float" office:value="3211166" calcext:value-type="float">
            <text:p>3211166</text:p>
          </table:table-cell>
          <table:table-cell table:formula="of:=[.CU26]+[.CV25]" office:value-type="float" office:value="3243933" calcext:value-type="float">
            <text:p>3243933</text:p>
          </table:table-cell>
          <table:table-cell table:formula="of:=[.CV26]+[.CW25]" office:value-type="float" office:value="3276700" calcext:value-type="float">
            <text:p>3276700</text:p>
          </table:table-cell>
          <table:table-cell table:formula="of:=[.CW26]+[.CX25]" office:value-type="float" office:value="3309467" calcext:value-type="float">
            <text:p>3309467</text:p>
          </table:table-cell>
          <table:table-cell table:formula="of:=[.CX26]+[.CY25]" office:value-type="float" office:value="3342234" calcext:value-type="float">
            <text:p>3342234</text:p>
          </table:table-cell>
          <table:table-cell table:formula="of:=[.CY26]+[.CZ25]" office:value-type="float" office:value="3375001" calcext:value-type="float">
            <text:p>3375001</text:p>
          </table:table-cell>
          <table:table-cell table:formula="of:=[.CZ26]+[.DA25]" office:value-type="float" office:value="3407768" calcext:value-type="float">
            <text:p>3407768</text:p>
          </table:table-cell>
          <table:table-cell table:formula="of:=[.DA26]+[.DB25]" office:value-type="float" office:value="3440535" calcext:value-type="float">
            <text:p>3440535</text:p>
          </table:table-cell>
          <table:table-cell table:formula="of:=[.DB26]+[.DC25]" office:value-type="float" office:value="3473302" calcext:value-type="float">
            <text:p>3473302</text:p>
          </table:table-cell>
          <table:table-cell table:formula="of:=[.DC26]+[.DD25]" office:value-type="float" office:value="3506069" calcext:value-type="float">
            <text:p>3506069</text:p>
          </table:table-cell>
          <table:table-cell table:formula="of:=[.DD26]+[.DE25]" office:value-type="float" office:value="3538836" calcext:value-type="float">
            <text:p>3538836</text:p>
          </table:table-cell>
          <table:table-cell table:formula="of:=[.DE26]+[.DF25]" office:value-type="float" office:value="3571603" calcext:value-type="float">
            <text:p>3571603</text:p>
          </table:table-cell>
          <table:table-cell table:formula="of:=[.DF26]+[.DG25]" office:value-type="float" office:value="3604370" calcext:value-type="float">
            <text:p>3604370</text:p>
          </table:table-cell>
          <table:table-cell table:formula="of:=[.DG26]+[.DH25]" office:value-type="float" office:value="3637137" calcext:value-type="float">
            <text:p>3637137</text:p>
          </table:table-cell>
          <table:table-cell table:formula="of:=[.DH26]+[.DI25]" office:value-type="float" office:value="3669904" calcext:value-type="float">
            <text:p>3669904</text:p>
          </table:table-cell>
          <table:table-cell table:formula="of:=[.DI26]+[.DJ25]" office:value-type="float" office:value="3702671" calcext:value-type="float">
            <text:p>3702671</text:p>
          </table:table-cell>
          <table:table-cell table:formula="of:=[.DJ26]+[.DK25]" office:value-type="float" office:value="3735438" calcext:value-type="float">
            <text:p>3735438</text:p>
          </table:table-cell>
          <table:table-cell table:formula="of:=[.DK26]+[.DL25]" office:value-type="float" office:value="3768205" calcext:value-type="float">
            <text:p>3768205</text:p>
          </table:table-cell>
          <table:table-cell table:formula="of:=[.DL26]+[.DM25]" office:value-type="float" office:value="3800972" calcext:value-type="float">
            <text:p>3800972</text:p>
          </table:table-cell>
          <table:table-cell table:formula="of:=[.DM26]+[.DN25]" office:value-type="float" office:value="3833739" calcext:value-type="float">
            <text:p>3833739</text:p>
          </table:table-cell>
          <table:table-cell table:formula="of:=[.DN26]+[.DO25]" office:value-type="float" office:value="3866506" calcext:value-type="float">
            <text:p>3866506</text:p>
          </table:table-cell>
          <table:table-cell table:formula="of:=[.DO26]+[.DP25]" office:value-type="float" office:value="3899273" calcext:value-type="float">
            <text:p>3899273</text:p>
          </table:table-cell>
          <table:table-cell table:formula="of:=[.DP26]+[.DQ25]" office:value-type="float" office:value="3932040" calcext:value-type="float">
            <text:p>3932040</text:p>
          </table:table-cell>
          <table:table-cell table:formula="of:=[.DQ26]+[.DR25]" office:value-type="float" office:value="3964807" calcext:value-type="float">
            <text:p>3964807</text:p>
          </table:table-cell>
          <table:table-cell table:formula="of:=[.DR26]+[.DS25]" office:value-type="float" office:value="3997574" calcext:value-type="float">
            <text:p>3997574</text:p>
          </table:table-cell>
          <table:table-cell table:formula="of:=[.DS26]+[.DT25]" office:value-type="float" office:value="4030341" calcext:value-type="float">
            <text:p>4030341</text:p>
          </table:table-cell>
          <table:table-cell table:formula="of:=[.DT26]+[.DU25]" office:value-type="float" office:value="4063108" calcext:value-type="float">
            <text:p>4063108</text:p>
          </table:table-cell>
          <table:table-cell table:formula="of:=[.DU26]+[.DV25]" office:value-type="float" office:value="4095875" calcext:value-type="float">
            <text:p>4095875</text:p>
          </table:table-cell>
          <table:table-cell table:formula="of:=[.DV26]+[.DW25]" office:value-type="float" office:value="4128642" calcext:value-type="float">
            <text:p>4128642</text:p>
          </table:table-cell>
          <table:table-cell table:formula="of:=[.DW26]+[.DX25]" office:value-type="float" office:value="4161409" calcext:value-type="float">
            <text:p>4161409</text:p>
          </table:table-cell>
          <table:table-cell table:formula="of:=[.DX26]+[.DY25]" office:value-type="float" office:value="4194176" calcext:value-type="float">
            <text:p>4194176</text:p>
          </table:table-cell>
          <table:table-cell table:formula="of:=[.DY26]+[.DZ25]" office:value-type="float" office:value="4226943" calcext:value-type="float">
            <text:p>4226943</text:p>
          </table:table-cell>
          <table:table-cell table:formula="of:=[.DZ26]+[.EA25]" office:value-type="float" office:value="4259710" calcext:value-type="float">
            <text:p>4259710</text:p>
          </table:table-cell>
          <table:table-cell table:formula="of:=[.EA26]+[.EB25]" office:value-type="float" office:value="4292477" calcext:value-type="float">
            <text:p>4292477</text:p>
          </table:table-cell>
          <table:table-cell table:formula="of:=[.EB26]+[.EC25]" office:value-type="float" office:value="4325244" calcext:value-type="float">
            <text:p>4325244</text:p>
          </table:table-cell>
          <table:table-cell table:formula="of:=[.EC26]+[.ED25]" office:value-type="float" office:value="4358011" calcext:value-type="float">
            <text:p>4358011</text:p>
          </table:table-cell>
          <table:table-cell table:formula="of:=[.ED26]+[.EE25]" office:value-type="float" office:value="4390778" calcext:value-type="float">
            <text:p>4390778</text:p>
          </table:table-cell>
          <table:table-cell table:formula="of:=[.EE26]+[.EF25]" office:value-type="float" office:value="4423545" calcext:value-type="float">
            <text:p>4423545</text:p>
          </table:table-cell>
          <table:table-cell table:formula="of:=[.EF26]+[.EG25]" office:value-type="float" office:value="4456312" calcext:value-type="float">
            <text:p>4456312</text:p>
          </table:table-cell>
          <table:table-cell table:formula="of:=[.EG26]+[.EH25]" office:value-type="float" office:value="4489079" calcext:value-type="float">
            <text:p>4489079</text:p>
          </table:table-cell>
          <table:table-cell table:formula="of:=[.EH26]+[.EI25]" office:value-type="float" office:value="4521846" calcext:value-type="float">
            <text:p>4521846</text:p>
          </table:table-cell>
          <table:table-cell table:formula="of:=[.EI26]+[.EJ25]" office:value-type="float" office:value="4554613" calcext:value-type="float">
            <text:p>4554613</text:p>
          </table:table-cell>
          <table:table-cell table:formula="of:=[.EJ26]+[.EK25]" office:value-type="float" office:value="4587380" calcext:value-type="float">
            <text:p>4587380</text:p>
          </table:table-cell>
          <table:table-cell table:formula="of:=[.EK26]+[.EL25]" office:value-type="float" office:value="4620147" calcext:value-type="float">
            <text:p>4620147</text:p>
          </table:table-cell>
          <table:table-cell table:formula="of:=[.EL26]+[.EM25]" office:value-type="float" office:value="4652914" calcext:value-type="float">
            <text:p>4652914</text:p>
          </table:table-cell>
          <table:table-cell table:formula="of:=[.EM26]+[.EN25]" office:value-type="float" office:value="4685681" calcext:value-type="float">
            <text:p>4685681</text:p>
          </table:table-cell>
          <table:table-cell table:formula="of:=[.EN26]+[.EO25]" office:value-type="float" office:value="4718448" calcext:value-type="float">
            <text:p>4718448</text:p>
          </table:table-cell>
          <table:table-cell table:formula="of:=[.EO26]+[.EP25]" office:value-type="float" office:value="4751215" calcext:value-type="float">
            <text:p>4751215</text:p>
          </table:table-cell>
          <table:table-cell table:formula="of:=[.EP26]+[.EQ25]" office:value-type="float" office:value="4783982" calcext:value-type="float">
            <text:p>4783982</text:p>
          </table:table-cell>
          <table:table-cell table:formula="of:=[.EQ26]+[.ER25]" office:value-type="float" office:value="4816749" calcext:value-type="float">
            <text:p>4816749</text:p>
          </table:table-cell>
          <table:table-cell table:formula="of:=[.ER26]+[.ES25]" office:value-type="float" office:value="4849516" calcext:value-type="float">
            <text:p>4849516</text:p>
          </table:table-cell>
          <table:table-cell table:formula="of:=[.ES26]+[.ET25]" office:value-type="float" office:value="4882283" calcext:value-type="float">
            <text:p>4882283</text:p>
          </table:table-cell>
          <table:table-cell table:formula="of:=[.ET26]+[.EU25]" office:value-type="float" office:value="4915050" calcext:value-type="float">
            <text:p>4915050</text:p>
          </table:table-cell>
          <table:table-cell table:formula="of:=[.EU26]+[.EV25]" office:value-type="float" office:value="4947817" calcext:value-type="float">
            <text:p>4947817</text:p>
          </table:table-cell>
          <table:table-cell table:formula="of:=[.EV26]+[.EW25]" office:value-type="float" office:value="4980584" calcext:value-type="float">
            <text:p>4980584</text:p>
          </table:table-cell>
          <table:table-cell table:formula="of:=[.EW26]+[.EX25]" office:value-type="float" office:value="5013351" calcext:value-type="float">
            <text:p>5013351</text:p>
          </table:table-cell>
          <table:table-cell table:formula="of:=[.EX26]+[.EY25]" office:value-type="float" office:value="5046118" calcext:value-type="float">
            <text:p>5046118</text:p>
          </table:table-cell>
          <table:table-cell table:formula="of:=[.EY26]+[.EZ25]" office:value-type="float" office:value="5078885" calcext:value-type="float">
            <text:p>5078885</text:p>
          </table:table-cell>
          <table:table-cell table:formula="of:=[.EZ26]+[.FA25]" office:value-type="float" office:value="5111652" calcext:value-type="float">
            <text:p>5111652</text:p>
          </table:table-cell>
          <table:table-cell table:formula="of:=[.FA26]+[.FB25]" office:value-type="float" office:value="5144419" calcext:value-type="float">
            <text:p>5144419</text:p>
          </table:table-cell>
          <table:table-cell table:formula="of:=[.FB26]+[.FC25]" office:value-type="float" office:value="5177186" calcext:value-type="float">
            <text:p>5177186</text:p>
          </table:table-cell>
          <table:table-cell table:formula="of:=[.FC26]+[.FD25]" office:value-type="float" office:value="5209953" calcext:value-type="float">
            <text:p>5209953</text:p>
          </table:table-cell>
          <table:table-cell table:formula="of:=[.FD26]+[.FE25]" office:value-type="float" office:value="5242720" calcext:value-type="float">
            <text:p>5242720</text:p>
          </table:table-cell>
          <table:table-cell table:formula="of:=[.FE26]+[.FF25]" office:value-type="float" office:value="5275487" calcext:value-type="float">
            <text:p>5275487</text:p>
          </table:table-cell>
          <table:table-cell table:formula="of:=[.FF26]+[.FG25]" office:value-type="float" office:value="5308254" calcext:value-type="float">
            <text:p>5308254</text:p>
          </table:table-cell>
          <table:table-cell table:formula="of:=[.FG26]+[.FH25]" office:value-type="float" office:value="5341021" calcext:value-type="float">
            <text:p>5341021</text:p>
          </table:table-cell>
          <table:table-cell table:formula="of:=[.FH26]+[.FI25]" office:value-type="float" office:value="5373788" calcext:value-type="float">
            <text:p>5373788</text:p>
          </table:table-cell>
          <table:table-cell table:formula="of:=[.FI26]+[.FJ25]" office:value-type="float" office:value="5406555" calcext:value-type="float">
            <text:p>5406555</text:p>
          </table:table-cell>
          <table:table-cell table:formula="of:=[.FJ26]+[.FK25]" office:value-type="float" office:value="5439322" calcext:value-type="float">
            <text:p>5439322</text:p>
          </table:table-cell>
          <table:table-cell table:formula="of:=[.FK26]+[.FL25]" office:value-type="float" office:value="5472089" calcext:value-type="float">
            <text:p>5472089</text:p>
          </table:table-cell>
          <table:table-cell table:formula="of:=[.FL26]+[.FM25]" office:value-type="float" office:value="5504856" calcext:value-type="float">
            <text:p>5504856</text:p>
          </table:table-cell>
          <table:table-cell table:formula="of:=[.FM26]+[.FN25]" office:value-type="float" office:value="5537623" calcext:value-type="float">
            <text:p>5537623</text:p>
          </table:table-cell>
          <table:table-cell table:formula="of:=[.FN26]+[.FO25]" office:value-type="float" office:value="5570390" calcext:value-type="float">
            <text:p>5570390</text:p>
          </table:table-cell>
          <table:table-cell table:formula="of:=[.FO26]+[.FP25]" office:value-type="float" office:value="5603157" calcext:value-type="float">
            <text:p>5603157</text:p>
          </table:table-cell>
          <table:table-cell table:formula="of:=[.FP26]+[.FQ25]" office:value-type="float" office:value="5635924" calcext:value-type="float">
            <text:p>5635924</text:p>
          </table:table-cell>
          <table:table-cell table:formula="of:=[.FQ26]+[.FR25]" office:value-type="float" office:value="5668691" calcext:value-type="float">
            <text:p>5668691</text:p>
          </table:table-cell>
          <table:table-cell table:formula="of:=[.FR26]+[.FS25]" office:value-type="float" office:value="5701458" calcext:value-type="float">
            <text:p>5701458</text:p>
          </table:table-cell>
          <table:table-cell table:formula="of:=[.FS26]+[.FT25]" office:value-type="float" office:value="5734225" calcext:value-type="float">
            <text:p>5734225</text:p>
          </table:table-cell>
          <table:table-cell table:formula="of:=[.FT26]+[.FU25]" office:value-type="float" office:value="5766992" calcext:value-type="float">
            <text:p>5766992</text:p>
          </table:table-cell>
          <table:table-cell table:formula="of:=[.FU26]+[.FV25]" office:value-type="float" office:value="5799759" calcext:value-type="float">
            <text:p>5799759</text:p>
          </table:table-cell>
          <table:table-cell table:formula="of:=[.FV26]+[.FW25]" office:value-type="float" office:value="5832526" calcext:value-type="float">
            <text:p>5832526</text:p>
          </table:table-cell>
          <table:table-cell table:formula="of:=[.FW26]+[.FX25]" office:value-type="float" office:value="5865293" calcext:value-type="float">
            <text:p>5865293</text:p>
          </table:table-cell>
          <table:table-cell table:formula="of:=[.FX26]+[.FY25]" office:value-type="float" office:value="5898060" calcext:value-type="float">
            <text:p>5898060</text:p>
          </table:table-cell>
          <table:table-cell table:formula="of:=[.FY26]+[.FZ25]" office:value-type="float" office:value="5930827" calcext:value-type="float">
            <text:p>5930827</text:p>
          </table:table-cell>
          <table:table-cell table:formula="of:=[.FZ26]+[.GA25]" office:value-type="float" office:value="5963594" calcext:value-type="float">
            <text:p>5963594</text:p>
          </table:table-cell>
          <table:table-cell table:formula="of:=[.GA26]+[.GB25]" office:value-type="float" office:value="5996361" calcext:value-type="float">
            <text:p>5996361</text:p>
          </table:table-cell>
          <table:table-cell table:formula="of:=[.GB26]+[.GC25]" office:value-type="float" office:value="6029128" calcext:value-type="float">
            <text:p>6029128</text:p>
          </table:table-cell>
          <table:table-cell table:formula="of:=[.GC26]+[.GD25]" office:value-type="float" office:value="6061895" calcext:value-type="float">
            <text:p>6061895</text:p>
          </table:table-cell>
          <table:table-cell table:formula="of:=[.GD26]+[.GE25]" office:value-type="float" office:value="6094662" calcext:value-type="float">
            <text:p>6094662</text:p>
          </table:table-cell>
          <table:table-cell table:formula="of:=[.GE26]+[.GF25]" office:value-type="float" office:value="6127429" calcext:value-type="float">
            <text:p>6127429</text:p>
          </table:table-cell>
          <table:table-cell table:formula="of:=[.GF26]+[.GG25]" office:value-type="float" office:value="6160196" calcext:value-type="float">
            <text:p>6160196</text:p>
          </table:table-cell>
          <table:table-cell table:formula="of:=[.GG26]+[.GH25]" office:value-type="float" office:value="6192963" calcext:value-type="float">
            <text:p>6192963</text:p>
          </table:table-cell>
          <table:table-cell table:formula="of:=[.GH26]+[.GI25]" office:value-type="float" office:value="6225730" calcext:value-type="float">
            <text:p>6225730</text:p>
          </table:table-cell>
          <table:table-cell table:formula="of:=[.GI26]+[.GJ25]" office:value-type="float" office:value="6258497" calcext:value-type="float">
            <text:p>6258497</text:p>
          </table:table-cell>
          <table:table-cell table:formula="of:=[.GJ26]+[.GK25]" office:value-type="float" office:value="6291264" calcext:value-type="float">
            <text:p>6291264</text:p>
          </table:table-cell>
          <table:table-cell table:formula="of:=[.GK26]+[.GL25]" office:value-type="float" office:value="6324031" calcext:value-type="float">
            <text:p>6324031</text:p>
          </table:table-cell>
          <table:table-cell table:formula="of:=[.GL26]+[.GM25]" office:value-type="float" office:value="6356798" calcext:value-type="float">
            <text:p>6356798</text:p>
          </table:table-cell>
          <table:table-cell table:formula="of:=[.GM26]+[.GN25]" office:value-type="float" office:value="6389565" calcext:value-type="float">
            <text:p>6389565</text:p>
          </table:table-cell>
          <table:table-cell table:formula="of:=[.GN26]+[.GO25]" office:value-type="float" office:value="6422332" calcext:value-type="float">
            <text:p>6422332</text:p>
          </table:table-cell>
          <table:table-cell table:formula="of:=[.GO26]+[.GP25]" office:value-type="float" office:value="6455099" calcext:value-type="float">
            <text:p>6455099</text:p>
          </table:table-cell>
          <table:table-cell table:formula="of:=[.GP26]+[.GQ25]" office:value-type="float" office:value="6487866" calcext:value-type="float">
            <text:p>6487866</text:p>
          </table:table-cell>
          <table:table-cell table:formula="of:=[.GQ26]+[.GR25]" office:value-type="float" office:value="6520633" calcext:value-type="float">
            <text:p>6520633</text:p>
          </table:table-cell>
          <table:table-cell table:formula="of:=[.GR26]+[.GS25]" office:value-type="float" office:value="6553400" calcext:value-type="float">
            <text:p>6553400</text:p>
          </table:table-cell>
          <table:table-cell table:formula="of:=[.GS26]+[.GT25]" office:value-type="float" office:value="6586167" calcext:value-type="float">
            <text:p>6586167</text:p>
          </table:table-cell>
          <table:table-cell table:formula="of:=[.GT26]+[.GU25]" office:value-type="float" office:value="6618934" calcext:value-type="float">
            <text:p>6618934</text:p>
          </table:table-cell>
          <table:table-cell table:formula="of:=[.GU26]+[.GV25]" office:value-type="float" office:value="6651701" calcext:value-type="float">
            <text:p>6651701</text:p>
          </table:table-cell>
          <table:table-cell table:formula="of:=[.GV26]+[.GW25]" office:value-type="float" office:value="6684468" calcext:value-type="float">
            <text:p>6684468</text:p>
          </table:table-cell>
          <table:table-cell table:formula="of:=[.GW26]+[.GX25]" office:value-type="float" office:value="6717235" calcext:value-type="float">
            <text:p>6717235</text:p>
          </table:table-cell>
          <table:table-cell table:formula="of:=[.GX26]+[.GY25]" office:value-type="float" office:value="6750002" calcext:value-type="float">
            <text:p>6750002</text:p>
          </table:table-cell>
          <table:table-cell table:formula="of:=[.GY26]+[.GZ25]" office:value-type="float" office:value="6782769" calcext:value-type="float">
            <text:p>6782769</text:p>
          </table:table-cell>
          <table:table-cell table:formula="of:=[.GZ26]+[.HA25]" office:value-type="float" office:value="6815536" calcext:value-type="float">
            <text:p>6815536</text:p>
          </table:table-cell>
          <table:table-cell table:formula="of:=[.HA26]+[.HB25]" office:value-type="float" office:value="6848303" calcext:value-type="float">
            <text:p>6848303</text:p>
          </table:table-cell>
          <table:table-cell table:formula="of:=[.HB26]+[.HC25]" office:value-type="float" office:value="6881070" calcext:value-type="float">
            <text:p>6881070</text:p>
          </table:table-cell>
          <table:table-cell table:formula="of:=[.HC26]+[.HD25]" office:value-type="float" office:value="6913837" calcext:value-type="float">
            <text:p>6913837</text:p>
          </table:table-cell>
          <table:table-cell table:formula="of:=[.HD26]+[.HE25]" office:value-type="float" office:value="6946604" calcext:value-type="float">
            <text:p>6946604</text:p>
          </table:table-cell>
          <table:table-cell table:formula="of:=[.HE26]+[.HF25]" office:value-type="float" office:value="6979371" calcext:value-type="float">
            <text:p>6979371</text:p>
          </table:table-cell>
          <table:table-cell table:formula="of:=[.HF26]+[.HG25]" office:value-type="float" office:value="7012138" calcext:value-type="float">
            <text:p>7012138</text:p>
          </table:table-cell>
          <table:table-cell table:formula="of:=[.HG26]+[.HH25]" office:value-type="float" office:value="7044905" calcext:value-type="float">
            <text:p>7044905</text:p>
          </table:table-cell>
          <table:table-cell table:formula="of:=[.HH26]+[.HI25]" office:value-type="float" office:value="7077672" calcext:value-type="float">
            <text:p>7077672</text:p>
          </table:table-cell>
          <table:table-cell table:formula="of:=[.HI26]+[.HJ25]" office:value-type="float" office:value="7110439" calcext:value-type="float">
            <text:p>7110439</text:p>
          </table:table-cell>
          <table:table-cell table:formula="of:=[.HJ26]+[.HK25]" office:value-type="float" office:value="7143206" calcext:value-type="float">
            <text:p>7143206</text:p>
          </table:table-cell>
          <table:table-cell table:formula="of:=[.HK26]+[.HL25]" office:value-type="float" office:value="7175973" calcext:value-type="float">
            <text:p>7175973</text:p>
          </table:table-cell>
          <table:table-cell table:formula="of:=[.HL26]+[.HM25]" office:value-type="float" office:value="7208740" calcext:value-type="float">
            <text:p>7208740</text:p>
          </table:table-cell>
          <table:table-cell table:formula="of:=[.HM26]+[.HN25]" office:value-type="float" office:value="7241507" calcext:value-type="float">
            <text:p>7241507</text:p>
          </table:table-cell>
          <table:table-cell table:formula="of:=[.HN26]+[.HO25]" office:value-type="float" office:value="7274274" calcext:value-type="float">
            <text:p>7274274</text:p>
          </table:table-cell>
          <table:table-cell table:formula="of:=[.HO26]+[.HP25]" office:value-type="float" office:value="7307041" calcext:value-type="float">
            <text:p>7307041</text:p>
          </table:table-cell>
          <table:table-cell table:formula="of:=[.HP26]+[.HQ25]" office:value-type="float" office:value="7339808" calcext:value-type="float">
            <text:p>7339808</text:p>
          </table:table-cell>
          <table:table-cell table:formula="of:=[.HQ26]+[.HR25]" office:value-type="float" office:value="7372575" calcext:value-type="float">
            <text:p>7372575</text:p>
          </table:table-cell>
          <table:table-cell table:formula="of:=[.HR26]+[.HS25]" office:value-type="float" office:value="7405342" calcext:value-type="float">
            <text:p>7405342</text:p>
          </table:table-cell>
          <table:table-cell table:formula="of:=[.HS26]+[.HT25]" office:value-type="float" office:value="7438109" calcext:value-type="float">
            <text:p>7438109</text:p>
          </table:table-cell>
          <table:table-cell table:formula="of:=[.HT26]+[.HU25]" office:value-type="float" office:value="7470876" calcext:value-type="float">
            <text:p>7470876</text:p>
          </table:table-cell>
          <table:table-cell table:formula="of:=[.HU26]+[.HV25]" office:value-type="float" office:value="7503643" calcext:value-type="float">
            <text:p>7503643</text:p>
          </table:table-cell>
          <table:table-cell table:formula="of:=[.HV26]+[.HW25]" office:value-type="float" office:value="7536410" calcext:value-type="float">
            <text:p>7536410</text:p>
          </table:table-cell>
          <table:table-cell table:formula="of:=[.HW26]+[.HX25]" office:value-type="float" office:value="7569177" calcext:value-type="float">
            <text:p>7569177</text:p>
          </table:table-cell>
          <table:table-cell table:formula="of:=[.HX26]+[.HY25]" office:value-type="float" office:value="7601944" calcext:value-type="float">
            <text:p>7601944</text:p>
          </table:table-cell>
          <table:table-cell table:formula="of:=[.HY26]+[.HZ25]" office:value-type="float" office:value="7634711" calcext:value-type="float">
            <text:p>7634711</text:p>
          </table:table-cell>
          <table:table-cell table:formula="of:=[.HZ26]+[.IA25]" office:value-type="float" office:value="7667478" calcext:value-type="float">
            <text:p>7667478</text:p>
          </table:table-cell>
          <table:table-cell table:formula="of:=[.IA26]+[.IB25]" office:value-type="float" office:value="7700245" calcext:value-type="float">
            <text:p>7700245</text:p>
          </table:table-cell>
          <table:table-cell table:formula="of:=[.IB26]+[.IC25]" office:value-type="float" office:value="7733012" calcext:value-type="float">
            <text:p>7733012</text:p>
          </table:table-cell>
          <table:table-cell table:formula="of:=[.IC26]+[.ID25]" office:value-type="float" office:value="7765779" calcext:value-type="float">
            <text:p>7765779</text:p>
          </table:table-cell>
          <table:table-cell table:formula="of:=[.ID26]+[.IE25]" office:value-type="float" office:value="7798546" calcext:value-type="float">
            <text:p>7798546</text:p>
          </table:table-cell>
          <table:table-cell table:formula="of:=[.IE26]+[.IF25]" office:value-type="float" office:value="7831313" calcext:value-type="float">
            <text:p>7831313</text:p>
          </table:table-cell>
          <table:table-cell table:formula="of:=[.IF26]+[.IG25]" office:value-type="float" office:value="7864080" calcext:value-type="float">
            <text:p>7864080</text:p>
          </table:table-cell>
          <table:table-cell table:formula="of:=[.IG26]+[.IH25]" office:value-type="float" office:value="7896847" calcext:value-type="float">
            <text:p>7896847</text:p>
          </table:table-cell>
          <table:table-cell table:formula="of:=[.IH26]+[.II25]" office:value-type="float" office:value="7929614" calcext:value-type="float">
            <text:p>7929614</text:p>
          </table:table-cell>
          <table:table-cell table:formula="of:=[.II26]+[.IJ25]" office:value-type="float" office:value="7962381" calcext:value-type="float">
            <text:p>7962381</text:p>
          </table:table-cell>
          <table:table-cell table:formula="of:=[.IJ26]+[.IK25]" office:value-type="float" office:value="7995148" calcext:value-type="float">
            <text:p>7995148</text:p>
          </table:table-cell>
          <table:table-cell table:formula="of:=[.IK26]+[.IL25]" office:value-type="float" office:value="8027915" calcext:value-type="float">
            <text:p>8027915</text:p>
          </table:table-cell>
          <table:table-cell table:formula="of:=[.IL26]+[.IM25]" office:value-type="float" office:value="8060682" calcext:value-type="float">
            <text:p>8060682</text:p>
          </table:table-cell>
          <table:table-cell table:formula="of:=[.IM26]+[.IN25]" office:value-type="float" office:value="8093449" calcext:value-type="float">
            <text:p>8093449</text:p>
          </table:table-cell>
          <table:table-cell table:formula="of:=[.IN26]+[.IO25]" office:value-type="float" office:value="8126216" calcext:value-type="float">
            <text:p>8126216</text:p>
          </table:table-cell>
          <table:table-cell table:formula="of:=[.IO26]+[.IP25]" office:value-type="float" office:value="8158983" calcext:value-type="float">
            <text:p>8158983</text:p>
          </table:table-cell>
          <table:table-cell table:formula="of:=[.IP26]+[.IQ25]" office:value-type="float" office:value="8191750" calcext:value-type="float">
            <text:p>8191750</text:p>
          </table:table-cell>
          <table:table-cell table:formula="of:=[.IQ26]+[.IR25]" office:value-type="float" office:value="8224517" calcext:value-type="float">
            <text:p>8224517</text:p>
          </table:table-cell>
          <table:table-cell table:formula="of:=[.IR26]+[.IS25]" office:value-type="float" office:value="8257284" calcext:value-type="float">
            <text:p>8257284</text:p>
          </table:table-cell>
          <table:table-cell table:formula="of:=[.IS26]+[.IT25]" office:value-type="float" office:value="8290051" calcext:value-type="float">
            <text:p>8290051</text:p>
          </table:table-cell>
          <table:table-cell table:formula="of:=[.IT26]+[.IU25]" office:value-type="float" office:value="8322818" calcext:value-type="float">
            <text:p>8322818</text:p>
          </table:table-cell>
          <table:table-cell table:formula="of:=[.IU26]+[.IV25]" office:value-type="float" office:value="8355585" calcext:value-type="float">
            <text:p>8355585</text:p>
          </table:table-cell>
          <table:table-cell table:formula="of:=[.IV26]+[.IW25]" office:value-type="float" office:value="8388352" calcext:value-type="float">
            <text:p>8388352</text:p>
          </table:table-cell>
          <table:table-cell table:formula="of:=[.IW26]+[.IX25]" office:value-type="float" office:value="8421119" calcext:value-type="float">
            <text:p>8421119</text:p>
          </table:table-cell>
          <table:table-cell table:formula="of:=[.IX26]+[.IY25]" office:value-type="float" office:value="8453886" calcext:value-type="float">
            <text:p>8453886</text:p>
          </table:table-cell>
          <table:table-cell table:formula="of:=[.IY26]+[.IZ25]" office:value-type="float" office:value="8486653" calcext:value-type="float">
            <text:p>8486653</text:p>
          </table:table-cell>
          <table:table-cell table:formula="of:=[.IZ26]+[.JA25]" office:value-type="float" office:value="8519420" calcext:value-type="float">
            <text:p>8519420</text:p>
          </table:table-cell>
          <table:table-cell table:formula="of:=[.JA26]+[.JB25]" office:value-type="float" office:value="8552187" calcext:value-type="float">
            <text:p>8552187</text:p>
          </table:table-cell>
          <table:table-cell table:formula="of:=[.JB26]+[.JC25]" office:value-type="float" office:value="8584954" calcext:value-type="float">
            <text:p>8584954</text:p>
          </table:table-cell>
          <table:table-cell table:formula="of:=[.JC26]+[.JD25]" office:value-type="float" office:value="8617721" calcext:value-type="float">
            <text:p>8617721</text:p>
          </table:table-cell>
          <table:table-cell table:formula="of:=[.JD26]+[.JE25]" office:value-type="float" office:value="8650488" calcext:value-type="float">
            <text:p>8650488</text:p>
          </table:table-cell>
          <table:table-cell table:formula="of:=[.JE26]+[.JF25]" office:value-type="float" office:value="8683255" calcext:value-type="float">
            <text:p>8683255</text:p>
          </table:table-cell>
          <table:table-cell table:formula="of:=[.JF26]+[.JG25]" office:value-type="float" office:value="8716022" calcext:value-type="float">
            <text:p>8716022</text:p>
          </table:table-cell>
          <table:table-cell table:formula="of:=[.JG26]+[.JH25]" office:value-type="float" office:value="8748789" calcext:value-type="float">
            <text:p>8748789</text:p>
          </table:table-cell>
          <table:table-cell table:formula="of:=[.JH26]+[.JI25]" office:value-type="float" office:value="8781556" calcext:value-type="float">
            <text:p>8781556</text:p>
          </table:table-cell>
          <table:table-cell table:formula="of:=[.JI26]+[.JJ25]" office:value-type="float" office:value="8814323" calcext:value-type="float">
            <text:p>8814323</text:p>
          </table:table-cell>
          <table:table-cell table:formula="of:=[.JJ26]+[.JK25]" office:value-type="float" office:value="8847090" calcext:value-type="float">
            <text:p>8847090</text:p>
          </table:table-cell>
          <table:table-cell table:formula="of:=[.JK26]+[.JL25]" office:value-type="float" office:value="8879857" calcext:value-type="float">
            <text:p>8879857</text:p>
          </table:table-cell>
          <table:table-cell table:formula="of:=[.JL26]+[.JM25]" office:value-type="float" office:value="8912624" calcext:value-type="float">
            <text:p>8912624</text:p>
          </table:table-cell>
          <table:table-cell table:formula="of:=[.JM26]+[.JN25]" office:value-type="float" office:value="8945391" calcext:value-type="float">
            <text:p>8945391</text:p>
          </table:table-cell>
          <table:table-cell table:formula="of:=[.JN26]+[.JO25]" office:value-type="float" office:value="8978158" calcext:value-type="float">
            <text:p>8978158</text:p>
          </table:table-cell>
          <table:table-cell table:formula="of:=[.JO26]+[.JP25]" office:value-type="float" office:value="9010925" calcext:value-type="float">
            <text:p>9010925</text:p>
          </table:table-cell>
          <table:table-cell table:formula="of:=[.JP26]+[.JQ25]" office:value-type="float" office:value="9043692" calcext:value-type="float">
            <text:p>9043692</text:p>
          </table:table-cell>
          <table:table-cell table:formula="of:=[.JQ26]+[.JR25]" office:value-type="float" office:value="9076459" calcext:value-type="float">
            <text:p>9076459</text:p>
          </table:table-cell>
          <table:table-cell table:formula="of:=[.JR26]+[.JS25]" office:value-type="float" office:value="9109226" calcext:value-type="float">
            <text:p>9109226</text:p>
          </table:table-cell>
          <table:table-cell table:formula="of:=[.JS26]+[.JT25]" office:value-type="float" office:value="9141993" calcext:value-type="float">
            <text:p>9141993</text:p>
          </table:table-cell>
          <table:table-cell table:formula="of:=[.JT26]+[.JU25]" office:value-type="float" office:value="9174760" calcext:value-type="float">
            <text:p>9174760</text:p>
          </table:table-cell>
          <table:table-cell table:formula="of:=[.JU26]+[.JV25]" office:value-type="float" office:value="9207527" calcext:value-type="float">
            <text:p>9207527</text:p>
          </table:table-cell>
          <table:table-cell table:formula="of:=[.JV26]+[.JW25]" office:value-type="float" office:value="9240294" calcext:value-type="float">
            <text:p>9240294</text:p>
          </table:table-cell>
          <table:table-cell table:formula="of:=[.JW26]+[.JX25]" office:value-type="float" office:value="9273061" calcext:value-type="float">
            <text:p>9273061</text:p>
          </table:table-cell>
          <table:table-cell table:formula="of:=[.JX26]+[.JY25]" office:value-type="float" office:value="9305828" calcext:value-type="float">
            <text:p>9305828</text:p>
          </table:table-cell>
          <table:table-cell table:formula="of:=[.JY26]+[.JZ25]" office:value-type="float" office:value="9338595" calcext:value-type="float">
            <text:p>9338595</text:p>
          </table:table-cell>
          <table:table-cell table:formula="of:=[.JZ26]+[.KA25]" office:value-type="float" office:value="9371362" calcext:value-type="float">
            <text:p>9371362</text:p>
          </table:table-cell>
          <table:table-cell table:formula="of:=[.KA26]+[.KB25]" office:value-type="float" office:value="9404129" calcext:value-type="float">
            <text:p>9404129</text:p>
          </table:table-cell>
          <table:table-cell table:formula="of:=[.KB26]+[.KC25]" office:value-type="float" office:value="9436896" calcext:value-type="float">
            <text:p>9436896</text:p>
          </table:table-cell>
          <table:table-cell table:formula="of:=[.KC26]+[.KD25]" office:value-type="float" office:value="9469663" calcext:value-type="float">
            <text:p>9469663</text:p>
          </table:table-cell>
          <table:table-cell table:formula="of:=[.KD26]+[.KE25]" office:value-type="float" office:value="9502430" calcext:value-type="float">
            <text:p>9502430</text:p>
          </table:table-cell>
          <table:table-cell table:formula="of:=[.KE26]+[.KF25]" office:value-type="float" office:value="9535197" calcext:value-type="float">
            <text:p>9535197</text:p>
          </table:table-cell>
          <table:table-cell table:formula="of:=[.KF26]+[.KG25]" office:value-type="float" office:value="9567964" calcext:value-type="float">
            <text:p>9567964</text:p>
          </table:table-cell>
          <table:table-cell table:formula="of:=[.KG26]+[.KH25]" office:value-type="float" office:value="9600731" calcext:value-type="float">
            <text:p>9600731</text:p>
          </table:table-cell>
          <table:table-cell table:formula="of:=[.KH26]+[.KI25]" office:value-type="float" office:value="9633498" calcext:value-type="float">
            <text:p>9633498</text:p>
          </table:table-cell>
          <table:table-cell table:formula="of:=[.KI26]+[.KJ25]" office:value-type="float" office:value="9666265" calcext:value-type="float">
            <text:p>9666265</text:p>
          </table:table-cell>
          <table:table-cell table:formula="of:=[.KJ26]+[.KK25]" office:value-type="float" office:value="9699032" calcext:value-type="float">
            <text:p>9699032</text:p>
          </table:table-cell>
          <table:table-cell table:formula="of:=[.KK26]+[.KL25]" office:value-type="float" office:value="9731799" calcext:value-type="float">
            <text:p>9731799</text:p>
          </table:table-cell>
          <table:table-cell table:formula="of:=[.KL26]+[.KM25]" office:value-type="float" office:value="9764566" calcext:value-type="float">
            <text:p>9764566</text:p>
          </table:table-cell>
          <table:table-cell table:formula="of:=[.KM26]+[.KN25]" office:value-type="float" office:value="9797333" calcext:value-type="float">
            <text:p>9797333</text:p>
          </table:table-cell>
          <table:table-cell table:formula="of:=[.KN26]+[.KO25]" office:value-type="float" office:value="9830100" calcext:value-type="float">
            <text:p>9830100</text:p>
          </table:table-cell>
          <table:table-cell table:formula="of:=[.KO26]+[.KP25]" office:value-type="float" office:value="9862867" calcext:value-type="float">
            <text:p>9862867</text:p>
          </table:table-cell>
          <table:table-cell table:formula="of:=[.KP26]+[.KQ25]" office:value-type="float" office:value="9895634" calcext:value-type="float">
            <text:p>9895634</text:p>
          </table:table-cell>
          <table:table-cell table:formula="of:=[.KQ26]+[.KR25]" office:value-type="float" office:value="9928401" calcext:value-type="float">
            <text:p>9928401</text:p>
          </table:table-cell>
          <table:table-cell table:formula="of:=[.KR26]+[.KS25]" office:value-type="float" office:value="9961168" calcext:value-type="float">
            <text:p>9961168</text:p>
          </table:table-cell>
          <table:table-cell table:formula="of:=[.KS26]+[.KT25]" office:value-type="float" office:value="9993935" calcext:value-type="float">
            <text:p>9993935</text:p>
          </table:table-cell>
          <table:table-cell table:formula="of:=[.KT26]+[.KU25]" office:value-type="float" office:value="10026702" calcext:value-type="float">
            <text:p>10026702</text:p>
          </table:table-cell>
          <table:table-cell table:formula="of:=[.KU26]+[.KV25]" office:value-type="float" office:value="10059469" calcext:value-type="float">
            <text:p>10059469</text:p>
          </table:table-cell>
          <table:table-cell table:formula="of:=[.KV26]+[.KW25]" office:value-type="float" office:value="10092236" calcext:value-type="float">
            <text:p>10092236</text:p>
          </table:table-cell>
          <table:table-cell table:formula="of:=[.KW26]+[.KX25]" office:value-type="float" office:value="10125003" calcext:value-type="float">
            <text:p>10125003</text:p>
          </table:table-cell>
          <table:table-cell table:formula="of:=[.KX26]+[.KY25]" office:value-type="float" office:value="10157770" calcext:value-type="float">
            <text:p>10157770</text:p>
          </table:table-cell>
          <table:table-cell table:formula="of:=[.KY26]+[.KZ25]" office:value-type="float" office:value="10190537" calcext:value-type="float">
            <text:p>10190537</text:p>
          </table:table-cell>
          <table:table-cell table:formula="of:=[.KZ26]+[.LA25]" office:value-type="float" office:value="10223304" calcext:value-type="float">
            <text:p>10223304</text:p>
          </table:table-cell>
          <table:table-cell table:formula="of:=[.LA26]+[.LB25]" office:value-type="float" office:value="10256071" calcext:value-type="float">
            <text:p>10256071</text:p>
          </table:table-cell>
          <table:table-cell table:formula="of:=[.LB26]+[.LC25]" office:value-type="float" office:value="10288838" calcext:value-type="float">
            <text:p>10288838</text:p>
          </table:table-cell>
          <table:table-cell table:formula="of:=[.LC26]+[.LD25]" office:value-type="float" office:value="10321605" calcext:value-type="float">
            <text:p>10321605</text:p>
          </table:table-cell>
          <table:table-cell table:formula="of:=[.LD26]+[.LE25]" office:value-type="float" office:value="10354372" calcext:value-type="float">
            <text:p>10354372</text:p>
          </table:table-cell>
          <table:table-cell table:formula="of:=[.LE26]+[.LF25]" office:value-type="float" office:value="10387139" calcext:value-type="float">
            <text:p>10387139</text:p>
          </table:table-cell>
          <table:table-cell table:formula="of:=[.LF26]+[.LG25]" office:value-type="float" office:value="10419906" calcext:value-type="float">
            <text:p>10419906</text:p>
          </table:table-cell>
          <table:table-cell table:formula="of:=[.LG26]+[.LH25]" office:value-type="float" office:value="10452673" calcext:value-type="float">
            <text:p>10452673</text:p>
          </table:table-cell>
          <table:table-cell table:formula="of:=[.LH26]+[.LI25]" office:value-type="float" office:value="10485440" calcext:value-type="float">
            <text:p>10485440</text:p>
          </table:table-cell>
          <table:table-cell table:formula="of:=[.LI26]+[.LJ25]" office:value-type="float" office:value="10518207" calcext:value-type="float">
            <text:p>10518207</text:p>
          </table:table-cell>
          <table:table-cell table:formula="of:=[.LJ26]+[.LK25]" office:value-type="float" office:value="10550974" calcext:value-type="float">
            <text:p>10550974</text:p>
          </table:table-cell>
          <table:table-cell table:formula="of:=[.LK26]+[.LL25]" office:value-type="float" office:value="10583741" calcext:value-type="float">
            <text:p>10583741</text:p>
          </table:table-cell>
          <table:table-cell table:formula="of:=[.LL26]+[.LM25]" office:value-type="float" office:value="10616508" calcext:value-type="float">
            <text:p>10616508</text:p>
          </table:table-cell>
          <table:table-cell table:formula="of:=[.LM26]+[.LN25]" office:value-type="float" office:value="10649275" calcext:value-type="float">
            <text:p>10649275</text:p>
          </table:table-cell>
          <table:table-cell table:formula="of:=[.LN26]+[.LO25]" office:value-type="float" office:value="10682042" calcext:value-type="float">
            <text:p>10682042</text:p>
          </table:table-cell>
          <table:table-cell table:formula="of:=[.LO26]+[.LP25]" office:value-type="float" office:value="10714809" calcext:value-type="float">
            <text:p>10714809</text:p>
          </table:table-cell>
          <table:table-cell table:formula="of:=[.LP26]+[.LQ25]" office:value-type="float" office:value="10747576" calcext:value-type="float">
            <text:p>10747576</text:p>
          </table:table-cell>
          <table:table-cell table:formula="of:=[.LQ26]+[.LR25]" office:value-type="float" office:value="10780343" calcext:value-type="float">
            <text:p>10780343</text:p>
          </table:table-cell>
          <table:table-cell table:formula="of:=[.LR26]+[.LS25]" office:value-type="float" office:value="10813110" calcext:value-type="float">
            <text:p>10813110</text:p>
          </table:table-cell>
          <table:table-cell table:formula="of:=[.LS26]+[.LT25]" office:value-type="float" office:value="10845877" calcext:value-type="float">
            <text:p>10845877</text:p>
          </table:table-cell>
          <table:table-cell table:formula="of:=[.LT26]+[.LU25]" office:value-type="float" office:value="10878644" calcext:value-type="float">
            <text:p>10878644</text:p>
          </table:table-cell>
          <table:table-cell table:formula="of:=[.LU26]+[.LV25]" office:value-type="float" office:value="10911411" calcext:value-type="float">
            <text:p>10911411</text:p>
          </table:table-cell>
          <table:table-cell table:formula="of:=[.LV26]+[.LW25]" office:value-type="float" office:value="10944178" calcext:value-type="float">
            <text:p>10944178</text:p>
          </table:table-cell>
          <table:table-cell table:formula="of:=[.LW26]+[.LX25]" office:value-type="float" office:value="10976945" calcext:value-type="float">
            <text:p>10976945</text:p>
          </table:table-cell>
          <table:table-cell table:formula="of:=[.LX26]+[.LY25]" office:value-type="float" office:value="11009712" calcext:value-type="float">
            <text:p>11009712</text:p>
          </table:table-cell>
          <table:table-cell table:formula="of:=[.LY26]+[.LZ25]" office:value-type="float" office:value="11042479" calcext:value-type="float">
            <text:p>11042479</text:p>
          </table:table-cell>
          <table:table-cell table:formula="of:=[.LZ26]+[.MA25]" office:value-type="float" office:value="11075246" calcext:value-type="float">
            <text:p>11075246</text:p>
          </table:table-cell>
          <table:table-cell table:formula="of:=[.MA26]+[.MB25]" office:value-type="float" office:value="11108013" calcext:value-type="float">
            <text:p>11108013</text:p>
          </table:table-cell>
          <table:table-cell table:formula="of:=[.MB26]+[.MC25]" office:value-type="float" office:value="11140780" calcext:value-type="float">
            <text:p>11140780</text:p>
          </table:table-cell>
          <table:table-cell table:formula="of:=[.MC26]+[.MD25]" office:value-type="float" office:value="11173547" calcext:value-type="float">
            <text:p>11173547</text:p>
          </table:table-cell>
          <table:table-cell table:formula="of:=[.MD26]+[.ME25]" office:value-type="float" office:value="11206314" calcext:value-type="float">
            <text:p>11206314</text:p>
          </table:table-cell>
          <table:table-cell table:formula="of:=[.ME26]+[.MF25]" office:value-type="float" office:value="11239081" calcext:value-type="float">
            <text:p>11239081</text:p>
          </table:table-cell>
          <table:table-cell table:formula="of:=[.MF26]+[.MG25]" office:value-type="float" office:value="11271848" calcext:value-type="float">
            <text:p>11271848</text:p>
          </table:table-cell>
          <table:table-cell table:formula="of:=[.MG26]+[.MH25]" office:value-type="float" office:value="11304615" calcext:value-type="float">
            <text:p>11304615</text:p>
          </table:table-cell>
          <table:table-cell table:formula="of:=[.MH26]+[.MI25]" office:value-type="float" office:value="11337382" calcext:value-type="float">
            <text:p>11337382</text:p>
          </table:table-cell>
          <table:table-cell table:formula="of:=[.MI26]+[.MJ25]" office:value-type="float" office:value="11370149" calcext:value-type="float">
            <text:p>11370149</text:p>
          </table:table-cell>
          <table:table-cell table:formula="of:=[.MJ26]+[.MK25]" office:value-type="float" office:value="11402916" calcext:value-type="float">
            <text:p>11402916</text:p>
          </table:table-cell>
          <table:table-cell table:formula="of:=[.MK26]+[.ML25]" office:value-type="float" office:value="11435683" calcext:value-type="float">
            <text:p>11435683</text:p>
          </table:table-cell>
          <table:table-cell table:formula="of:=[.ML26]+[.MM25]" office:value-type="float" office:value="11468450" calcext:value-type="float">
            <text:p>11468450</text:p>
          </table:table-cell>
          <table:table-cell table:formula="of:=[.MM26]+[.MN25]" office:value-type="float" office:value="11501217" calcext:value-type="float">
            <text:p>11501217</text:p>
          </table:table-cell>
          <table:table-cell table:formula="of:=[.MN26]+[.MO25]" office:value-type="float" office:value="11533984" calcext:value-type="float">
            <text:p>11533984</text:p>
          </table:table-cell>
          <table:table-cell table:formula="of:=[.MO26]+[.MP25]" office:value-type="float" office:value="11566751" calcext:value-type="float">
            <text:p>11566751</text:p>
          </table:table-cell>
          <table:table-cell table:formula="of:=[.MP26]+[.MQ25]" office:value-type="float" office:value="11599518" calcext:value-type="float">
            <text:p>11599518</text:p>
          </table:table-cell>
          <table:table-cell table:formula="of:=[.MQ26]+[.MR25]" office:value-type="float" office:value="11632285" calcext:value-type="float">
            <text:p>11632285</text:p>
          </table:table-cell>
          <table:table-cell table:formula="of:=[.MR26]+[.MS25]" office:value-type="float" office:value="11665052" calcext:value-type="float">
            <text:p>11665052</text:p>
          </table:table-cell>
          <table:table-cell table:formula="of:=[.MS26]+[.MT25]" office:value-type="float" office:value="11697819" calcext:value-type="float">
            <text:p>11697819</text:p>
          </table:table-cell>
          <table:table-cell table:formula="of:=[.MT26]+[.MU25]" office:value-type="float" office:value="11730586" calcext:value-type="float">
            <text:p>11730586</text:p>
          </table:table-cell>
          <table:table-cell table:formula="of:=[.MU26]+[.MV25]" office:value-type="float" office:value="11763353" calcext:value-type="float">
            <text:p>11763353</text:p>
          </table:table-cell>
          <table:table-cell table:formula="of:=[.MV26]+[.MW25]" office:value-type="float" office:value="11796120" calcext:value-type="float">
            <text:p>11796120</text:p>
          </table:table-cell>
          <table:table-cell table:formula="of:=[.MW26]+[.MX25]" office:value-type="float" office:value="11828887" calcext:value-type="float">
            <text:p>11828887</text:p>
          </table:table-cell>
          <table:table-cell table:formula="of:=[.MX26]+[.MY25]" office:value-type="float" office:value="11861654" calcext:value-type="float">
            <text:p>11861654</text:p>
          </table:table-cell>
          <table:table-cell table:formula="of:=[.MY26]+[.MZ25]" office:value-type="float" office:value="11894421" calcext:value-type="float">
            <text:p>11894421</text:p>
          </table:table-cell>
          <table:table-cell table:formula="of:=[.MZ26]+[.NA25]" office:value-type="float" office:value="11927188" calcext:value-type="float">
            <text:p>11927188</text:p>
          </table:table-cell>
          <table:table-cell table:formula="of:=[.NA26]+[.NB25]" office:value-type="float" office:value="11959955" calcext:value-type="float">
            <text:p>11959955</text:p>
          </table:table-cell>
          <table:table-cell table:formula="of:=[.NB26]+[.NC25]" office:value-type="float" office:value="11992722" calcext:value-type="float">
            <text:p>11992722</text:p>
          </table:table-cell>
          <table:table-cell table:formula="of:=[.NC26]+[.ND25]" office:value-type="float" office:value="12025489" calcext:value-type="float">
            <text:p>12025489</text:p>
          </table:table-cell>
          <table:table-cell table:formula="of:=[.ND26]+[.NE25]" office:value-type="float" office:value="12058256" calcext:value-type="float">
            <text:p>12058256</text:p>
          </table:table-cell>
          <table:table-cell table:formula="of:=[.NE26]+[.NF25]" office:value-type="float" office:value="12091023" calcext:value-type="float">
            <text:p>12091023</text:p>
          </table:table-cell>
          <table:table-cell table:formula="of:=[.NF26]+[.NG25]" office:value-type="float" office:value="12123790" calcext:value-type="float">
            <text:p>12123790</text:p>
          </table:table-cell>
          <table:table-cell table:formula="of:=[.NG26]+[.NH25]" office:value-type="float" office:value="12156557" calcext:value-type="float">
            <text:p>12156557</text:p>
          </table:table-cell>
          <table:table-cell table:formula="of:=[.NH26]+[.NI25]" office:value-type="float" office:value="12189324" calcext:value-type="float">
            <text:p>12189324</text:p>
          </table:table-cell>
          <table:table-cell table:formula="of:=[.NI26]+[.NJ25]" office:value-type="float" office:value="12222091" calcext:value-type="float">
            <text:p>12222091</text:p>
          </table:table-cell>
          <table:table-cell table:formula="of:=[.NJ26]+[.NK25]" office:value-type="float" office:value="12254858" calcext:value-type="float">
            <text:p>12254858</text:p>
          </table:table-cell>
          <table:table-cell table:formula="of:=[.NK26]+[.NL25]" office:value-type="float" office:value="12287625" calcext:value-type="float">
            <text:p>12287625</text:p>
          </table:table-cell>
          <table:table-cell table:formula="of:=[.NL26]+[.NM25]" office:value-type="float" office:value="12320392" calcext:value-type="float">
            <text:p>12320392</text:p>
          </table:table-cell>
          <table:table-cell table:formula="of:=[.NM26]+[.NN25]" office:value-type="float" office:value="12353159" calcext:value-type="float">
            <text:p>12353159</text:p>
          </table:table-cell>
          <table:table-cell table:formula="of:=[.NN26]+[.NO25]" office:value-type="float" office:value="12385926" calcext:value-type="float">
            <text:p>12385926</text:p>
          </table:table-cell>
          <table:table-cell table:formula="of:=[.NO26]+[.NP25]" office:value-type="float" office:value="12418693" calcext:value-type="float">
            <text:p>12418693</text:p>
          </table:table-cell>
          <table:table-cell table:formula="of:=[.NP26]+[.NQ25]" office:value-type="float" office:value="12451460" calcext:value-type="float">
            <text:p>12451460</text:p>
          </table:table-cell>
          <table:table-cell table:formula="of:=[.NQ26]+[.NR25]" office:value-type="float" office:value="12484227" calcext:value-type="float">
            <text:p>12484227</text:p>
          </table:table-cell>
          <table:table-cell table:formula="of:=[.NR26]+[.NS25]" office:value-type="float" office:value="12516994" calcext:value-type="float">
            <text:p>12516994</text:p>
          </table:table-cell>
          <table:table-cell table:formula="of:=[.NS26]+[.NT25]" office:value-type="float" office:value="12549761" calcext:value-type="float">
            <text:p>12549761</text:p>
          </table:table-cell>
          <table:table-cell table:formula="of:=[.NT26]+[.NU25]" office:value-type="float" office:value="12582528" calcext:value-type="float">
            <text:p>12582528</text:p>
          </table:table-cell>
          <table:table-cell table:formula="of:=[.NU26]+[.NV25]" office:value-type="float" office:value="12615295" calcext:value-type="float">
            <text:p>12615295</text:p>
          </table:table-cell>
          <table:table-cell table:formula="of:=[.NV26]+[.NW25]" office:value-type="float" office:value="12648062" calcext:value-type="float">
            <text:p>12648062</text:p>
          </table:table-cell>
          <table:table-cell table:formula="of:=[.NW26]+[.NX25]" office:value-type="float" office:value="12680829" calcext:value-type="float">
            <text:p>12680829</text:p>
          </table:table-cell>
          <table:table-cell table:formula="of:=[.NX26]+[.NY25]" office:value-type="float" office:value="12713596" calcext:value-type="float">
            <text:p>12713596</text:p>
          </table:table-cell>
          <table:table-cell table:formula="of:=[.NY26]+[.NZ25]" office:value-type="float" office:value="12746363" calcext:value-type="float">
            <text:p>12746363</text:p>
          </table:table-cell>
          <table:table-cell table:formula="of:=[.NZ26]+[.OA25]" office:value-type="float" office:value="12779130" calcext:value-type="float">
            <text:p>12779130</text:p>
          </table:table-cell>
          <table:table-cell table:formula="of:=[.OA26]+[.OB25]" office:value-type="float" office:value="12811897" calcext:value-type="float">
            <text:p>12811897</text:p>
          </table:table-cell>
          <table:table-cell table:formula="of:=[.OB26]+[.OC25]" office:value-type="float" office:value="12844664" calcext:value-type="float">
            <text:p>12844664</text:p>
          </table:table-cell>
          <table:table-cell table:formula="of:=[.OC26]+[.OD25]" office:value-type="float" office:value="12877431" calcext:value-type="float">
            <text:p>12877431</text:p>
          </table:table-cell>
          <table:table-cell table:formula="of:=[.OD26]+[.OE25]" office:value-type="float" office:value="12910198" calcext:value-type="float">
            <text:p>12910198</text:p>
          </table:table-cell>
          <table:table-cell table:formula="of:=[.OE26]+[.OF25]" office:value-type="float" office:value="12942965" calcext:value-type="float">
            <text:p>12942965</text:p>
          </table:table-cell>
          <table:table-cell table:formula="of:=[.OF26]+[.OG25]" office:value-type="float" office:value="12975732" calcext:value-type="float">
            <text:p>12975732</text:p>
          </table:table-cell>
          <table:table-cell table:formula="of:=[.OG26]+[.OH25]" office:value-type="float" office:value="13008499" calcext:value-type="float">
            <text:p>13008499</text:p>
          </table:table-cell>
          <table:table-cell table:formula="of:=[.OH26]+[.OI25]" office:value-type="float" office:value="13041266" calcext:value-type="float">
            <text:p>13041266</text:p>
          </table:table-cell>
          <table:table-cell table:formula="of:=[.OI26]+[.OJ25]" office:value-type="float" office:value="13074033" calcext:value-type="float">
            <text:p>13074033</text:p>
          </table:table-cell>
          <table:table-cell table:formula="of:=[.OJ26]+[.OK25]" office:value-type="float" office:value="13106800" calcext:value-type="float">
            <text:p>13106800</text:p>
          </table:table-cell>
          <table:table-cell table:formula="of:=[.OK26]+[.OL25]" office:value-type="float" office:value="13139567" calcext:value-type="float">
            <text:p>13139567</text:p>
          </table:table-cell>
          <table:table-cell table:formula="of:=[.OL26]+[.OM25]" office:value-type="float" office:value="13172334" calcext:value-type="float">
            <text:p>13172334</text:p>
          </table:table-cell>
          <table:table-cell table:formula="of:=[.OM26]+[.ON25]" office:value-type="float" office:value="13205101" calcext:value-type="float">
            <text:p>13205101</text:p>
          </table:table-cell>
          <table:table-cell table:formula="of:=[.ON26]+[.OO25]" office:value-type="float" office:value="13237868" calcext:value-type="float">
            <text:p>13237868</text:p>
          </table:table-cell>
          <table:table-cell table:formula="of:=[.OO26]+[.OP25]" office:value-type="float" office:value="13270635" calcext:value-type="float">
            <text:p>13270635</text:p>
          </table:table-cell>
          <table:table-cell table:formula="of:=[.OP26]+[.OQ25]" office:value-type="float" office:value="13303402" calcext:value-type="float">
            <text:p>13303402</text:p>
          </table:table-cell>
          <table:table-cell table:formula="of:=[.OQ26]+[.OR25]" office:value-type="float" office:value="13336169" calcext:value-type="float">
            <text:p>13336169</text:p>
          </table:table-cell>
          <table:table-cell table:formula="of:=[.OR26]+[.OS25]" office:value-type="float" office:value="13368936" calcext:value-type="float">
            <text:p>13368936</text:p>
          </table:table-cell>
          <table:table-cell table:formula="of:=[.OS26]+[.OT25]" office:value-type="float" office:value="13401703" calcext:value-type="float">
            <text:p>13401703</text:p>
          </table:table-cell>
          <table:table-cell table:formula="of:=[.OT26]+[.OU25]" office:value-type="float" office:value="13434470" calcext:value-type="float">
            <text:p>13434470</text:p>
          </table:table-cell>
          <table:table-cell table:formula="of:=[.OU26]+[.OV25]" office:value-type="float" office:value="13467237" calcext:value-type="float">
            <text:p>13467237</text:p>
          </table:table-cell>
          <table:table-cell table:formula="of:=[.OV26]+[.OW25]" office:value-type="float" office:value="13500004" calcext:value-type="float">
            <text:p>13500004</text:p>
          </table:table-cell>
          <table:table-cell table:formula="of:=[.OW26]+[.OX25]" office:value-type="float" office:value="13532771" calcext:value-type="float">
            <text:p>13532771</text:p>
          </table:table-cell>
          <table:table-cell table:formula="of:=[.OX26]+[.OY25]" office:value-type="float" office:value="13565538" calcext:value-type="float">
            <text:p>13565538</text:p>
          </table:table-cell>
          <table:table-cell table:formula="of:=[.OY26]+[.OZ25]" office:value-type="float" office:value="13598305" calcext:value-type="float">
            <text:p>13598305</text:p>
          </table:table-cell>
          <table:table-cell table:formula="of:=[.OZ26]+[.PA25]" office:value-type="float" office:value="13631072" calcext:value-type="float">
            <text:p>13631072</text:p>
          </table:table-cell>
          <table:table-cell table:formula="of:=[.PA26]+[.PB25]" office:value-type="float" office:value="13663839" calcext:value-type="float">
            <text:p>13663839</text:p>
          </table:table-cell>
          <table:table-cell table:formula="of:=[.PB26]+[.PC25]" office:value-type="float" office:value="13696606" calcext:value-type="float">
            <text:p>13696606</text:p>
          </table:table-cell>
          <table:table-cell table:formula="of:=[.PC26]+[.PD25]" office:value-type="float" office:value="13729373" calcext:value-type="float">
            <text:p>13729373</text:p>
          </table:table-cell>
          <table:table-cell table:formula="of:=[.PD26]+[.PE25]" office:value-type="float" office:value="13762140" calcext:value-type="float">
            <text:p>13762140</text:p>
          </table:table-cell>
          <table:table-cell table:formula="of:=[.PE26]+[.PF25]" office:value-type="float" office:value="13794907" calcext:value-type="float">
            <text:p>13794907</text:p>
          </table:table-cell>
          <table:table-cell table:formula="of:=[.PF26]+[.PG25]" office:value-type="float" office:value="13827674" calcext:value-type="float">
            <text:p>13827674</text:p>
          </table:table-cell>
          <table:table-cell table:formula="of:=[.PG26]+[.PH25]" office:value-type="float" office:value="13860441" calcext:value-type="float">
            <text:p>13860441</text:p>
          </table:table-cell>
          <table:table-cell table:formula="of:=[.PH26]+[.PI25]" office:value-type="float" office:value="13893208" calcext:value-type="float">
            <text:p>13893208</text:p>
          </table:table-cell>
          <table:table-cell table:formula="of:=[.PI26]+[.PJ25]" office:value-type="float" office:value="13925975" calcext:value-type="float">
            <text:p>13925975</text:p>
          </table:table-cell>
          <table:table-cell table:formula="of:=[.PJ26]+[.PK25]" office:value-type="float" office:value="13958742" calcext:value-type="float">
            <text:p>13958742</text:p>
          </table:table-cell>
          <table:table-cell table:formula="of:=[.PK26]+[.PL25]" office:value-type="float" office:value="13991509" calcext:value-type="float">
            <text:p>13991509</text:p>
          </table:table-cell>
          <table:table-cell table:formula="of:=[.PL26]+[.PM25]" office:value-type="float" office:value="14024276" calcext:value-type="float">
            <text:p>14024276</text:p>
          </table:table-cell>
          <table:table-cell table:formula="of:=[.PM26]+[.PN25]" office:value-type="float" office:value="14057043" calcext:value-type="float">
            <text:p>14057043</text:p>
          </table:table-cell>
          <table:table-cell table:formula="of:=[.PN26]+[.PO25]" office:value-type="float" office:value="14089810" calcext:value-type="float">
            <text:p>14089810</text:p>
          </table:table-cell>
          <table:table-cell table:formula="of:=[.PO26]+[.PP25]" office:value-type="float" office:value="14122577" calcext:value-type="float">
            <text:p>14122577</text:p>
          </table:table-cell>
          <table:table-cell table:formula="of:=[.PP26]+[.PQ25]" office:value-type="float" office:value="14155344" calcext:value-type="float">
            <text:p>14155344</text:p>
          </table:table-cell>
          <table:table-cell table:formula="of:=[.PQ26]+[.PR25]" office:value-type="float" office:value="14188111" calcext:value-type="float">
            <text:p>14188111</text:p>
          </table:table-cell>
          <table:table-cell table:formula="of:=[.PR26]+[.PS25]" office:value-type="float" office:value="14220878" calcext:value-type="float">
            <text:p>14220878</text:p>
          </table:table-cell>
          <table:table-cell table:formula="of:=[.PS26]+[.PT25]" office:value-type="float" office:value="14253645" calcext:value-type="float">
            <text:p>14253645</text:p>
          </table:table-cell>
          <table:table-cell table:formula="of:=[.PT26]+[.PU25]" office:value-type="float" office:value="14286412" calcext:value-type="float">
            <text:p>14286412</text:p>
          </table:table-cell>
          <table:table-cell table:formula="of:=[.PU26]+[.PV25]" office:value-type="float" office:value="14319179" calcext:value-type="float">
            <text:p>14319179</text:p>
          </table:table-cell>
          <table:table-cell table:formula="of:=[.PV26]+[.PW25]" office:value-type="float" office:value="14351946" calcext:value-type="float">
            <text:p>14351946</text:p>
          </table:table-cell>
          <table:table-cell table:formula="of:=[.PW26]+[.PX25]" office:value-type="float" office:value="14384713" calcext:value-type="float">
            <text:p>14384713</text:p>
          </table:table-cell>
          <table:table-cell table:formula="of:=[.PX26]+[.PY25]" office:value-type="float" office:value="14417480" calcext:value-type="float">
            <text:p>14417480</text:p>
          </table:table-cell>
          <table:table-cell table:formula="of:=[.PY26]+[.PZ25]" office:value-type="float" office:value="14450247" calcext:value-type="float">
            <text:p>14450247</text:p>
          </table:table-cell>
          <table:table-cell table:formula="of:=[.PZ26]+[.QA25]" office:value-type="float" office:value="14483014" calcext:value-type="float">
            <text:p>14483014</text:p>
          </table:table-cell>
          <table:table-cell table:formula="of:=[.QA26]+[.QB25]" office:value-type="float" office:value="14515781" calcext:value-type="float">
            <text:p>14515781</text:p>
          </table:table-cell>
          <table:table-cell table:formula="of:=[.QB26]+[.QC25]" office:value-type="float" office:value="14548548" calcext:value-type="float">
            <text:p>14548548</text:p>
          </table:table-cell>
          <table:table-cell table:formula="of:=[.QC26]+[.QD25]" office:value-type="float" office:value="14581315" calcext:value-type="float">
            <text:p>14581315</text:p>
          </table:table-cell>
          <table:table-cell table:formula="of:=[.QD26]+[.QE25]" office:value-type="float" office:value="14614082" calcext:value-type="float">
            <text:p>14614082</text:p>
          </table:table-cell>
          <table:table-cell table:formula="of:=[.QE26]+[.QF25]" office:value-type="float" office:value="14646849" calcext:value-type="float">
            <text:p>14646849</text:p>
          </table:table-cell>
          <table:table-cell table:formula="of:=[.QF26]+[.QG25]" office:value-type="float" office:value="14679616" calcext:value-type="float">
            <text:p>14679616</text:p>
          </table:table-cell>
          <table:table-cell table:formula="of:=[.QG26]+[.QH25]" office:value-type="float" office:value="14712383" calcext:value-type="float">
            <text:p>14712383</text:p>
          </table:table-cell>
          <table:table-cell table:formula="of:=[.QH26]+[.QI25]" office:value-type="float" office:value="14745150" calcext:value-type="float">
            <text:p>14745150</text:p>
          </table:table-cell>
          <table:table-cell table:formula="of:=[.QI26]+[.QJ25]" office:value-type="float" office:value="14777917" calcext:value-type="float">
            <text:p>14777917</text:p>
          </table:table-cell>
          <table:table-cell table:formula="of:=[.QJ26]+[.QK25]" office:value-type="float" office:value="14810684" calcext:value-type="float">
            <text:p>14810684</text:p>
          </table:table-cell>
          <table:table-cell table:formula="of:=[.QK26]+[.QL25]" office:value-type="float" office:value="14843451" calcext:value-type="float">
            <text:p>14843451</text:p>
          </table:table-cell>
          <table:table-cell table:formula="of:=[.QL26]+[.QM25]" office:value-type="float" office:value="14876218" calcext:value-type="float">
            <text:p>14876218</text:p>
          </table:table-cell>
          <table:table-cell table:formula="of:=[.QM26]+[.QN25]" office:value-type="float" office:value="14908985" calcext:value-type="float">
            <text:p>14908985</text:p>
          </table:table-cell>
          <table:table-cell table:formula="of:=[.QN26]+[.QO25]" office:value-type="float" office:value="14941752" calcext:value-type="float">
            <text:p>14941752</text:p>
          </table:table-cell>
          <table:table-cell table:formula="of:=[.QO26]+[.QP25]" office:value-type="float" office:value="14974519" calcext:value-type="float">
            <text:p>14974519</text:p>
          </table:table-cell>
          <table:table-cell table:formula="of:=[.QP26]+[.QQ25]" office:value-type="float" office:value="15007286" calcext:value-type="float">
            <text:p>15007286</text:p>
          </table:table-cell>
          <table:table-cell table:formula="of:=[.QQ26]+[.QR25]" office:value-type="float" office:value="15040053" calcext:value-type="float">
            <text:p>15040053</text:p>
          </table:table-cell>
          <table:table-cell table:formula="of:=[.QR26]+[.QS25]" office:value-type="float" office:value="15072820" calcext:value-type="float">
            <text:p>15072820</text:p>
          </table:table-cell>
          <table:table-cell table:formula="of:=[.QS26]+[.QT25]" office:value-type="float" office:value="15105587" calcext:value-type="float">
            <text:p>15105587</text:p>
          </table:table-cell>
          <table:table-cell table:formula="of:=[.QT26]+[.QU25]" office:value-type="float" office:value="15138354" calcext:value-type="float">
            <text:p>15138354</text:p>
          </table:table-cell>
          <table:table-cell table:formula="of:=[.QU26]+[.QV25]" office:value-type="float" office:value="15171121" calcext:value-type="float">
            <text:p>15171121</text:p>
          </table:table-cell>
          <table:table-cell table:formula="of:=[.QV26]+[.QW25]" office:value-type="float" office:value="15203888" calcext:value-type="float">
            <text:p>15203888</text:p>
          </table:table-cell>
          <table:table-cell table:formula="of:=[.QW26]+[.QX25]" office:value-type="float" office:value="15236655" calcext:value-type="float">
            <text:p>15236655</text:p>
          </table:table-cell>
          <table:table-cell table:formula="of:=[.QX26]+[.QY25]" office:value-type="float" office:value="15269422" calcext:value-type="float">
            <text:p>15269422</text:p>
          </table:table-cell>
          <table:table-cell table:formula="of:=[.QY26]+[.QZ25]" office:value-type="float" office:value="15302189" calcext:value-type="float">
            <text:p>15302189</text:p>
          </table:table-cell>
          <table:table-cell table:formula="of:=[.QZ26]+[.RA25]" office:value-type="float" office:value="15334956" calcext:value-type="float">
            <text:p>15334956</text:p>
          </table:table-cell>
          <table:table-cell table:formula="of:=[.RA26]+[.RB25]" office:value-type="float" office:value="15367723" calcext:value-type="float">
            <text:p>15367723</text:p>
          </table:table-cell>
          <table:table-cell table:formula="of:=[.RB26]+[.RC25]" office:value-type="float" office:value="15400490" calcext:value-type="float">
            <text:p>15400490</text:p>
          </table:table-cell>
          <table:table-cell table:formula="of:=[.RC26]+[.RD25]" office:value-type="float" office:value="15433257" calcext:value-type="float">
            <text:p>15433257</text:p>
          </table:table-cell>
          <table:table-cell table:formula="of:=[.RD26]+[.RE25]" office:value-type="float" office:value="15466024" calcext:value-type="float">
            <text:p>15466024</text:p>
          </table:table-cell>
          <table:table-cell table:formula="of:=[.RE26]+[.RF25]" office:value-type="float" office:value="15498791" calcext:value-type="float">
            <text:p>15498791</text:p>
          </table:table-cell>
          <table:table-cell table:formula="of:=[.RF26]+[.RG25]" office:value-type="float" office:value="15531558" calcext:value-type="float">
            <text:p>15531558</text:p>
          </table:table-cell>
          <table:table-cell table:formula="of:=[.RG26]+[.RH25]" office:value-type="float" office:value="15564325" calcext:value-type="float">
            <text:p>15564325</text:p>
          </table:table-cell>
          <table:table-cell table:formula="of:=[.RH26]+[.RI25]" office:value-type="float" office:value="15597092" calcext:value-type="float">
            <text:p>15597092</text:p>
          </table:table-cell>
          <table:table-cell table:formula="of:=[.RI26]+[.RJ25]" office:value-type="float" office:value="15629859" calcext:value-type="float">
            <text:p>15629859</text:p>
          </table:table-cell>
          <table:table-cell table:formula="of:=[.RJ26]+[.RK25]" office:value-type="float" office:value="15662626" calcext:value-type="float">
            <text:p>15662626</text:p>
          </table:table-cell>
          <table:table-cell table:formula="of:=[.RK26]+[.RL25]" office:value-type="float" office:value="15695393" calcext:value-type="float">
            <text:p>15695393</text:p>
          </table:table-cell>
          <table:table-cell table:formula="of:=[.RL26]+[.RM25]" office:value-type="float" office:value="15728160" calcext:value-type="float">
            <text:p>15728160</text:p>
          </table:table-cell>
          <table:table-cell table:formula="of:=[.RM26]+[.RN25]" office:value-type="float" office:value="15760927" calcext:value-type="float">
            <text:p>15760927</text:p>
          </table:table-cell>
          <table:table-cell table:formula="of:=[.RN26]+[.RO25]" office:value-type="float" office:value="15793694" calcext:value-type="float">
            <text:p>15793694</text:p>
          </table:table-cell>
          <table:table-cell table:formula="of:=[.RO26]+[.RP25]" office:value-type="float" office:value="15826461" calcext:value-type="float">
            <text:p>15826461</text:p>
          </table:table-cell>
          <table:table-cell table:formula="of:=[.RP26]+[.RQ25]" office:value-type="float" office:value="15859228" calcext:value-type="float">
            <text:p>15859228</text:p>
          </table:table-cell>
          <table:table-cell table:formula="of:=[.RQ26]+[.RR25]" office:value-type="float" office:value="15891995" calcext:value-type="float">
            <text:p>15891995</text:p>
          </table:table-cell>
          <table:table-cell table:formula="of:=[.RR26]+[.RS25]" office:value-type="float" office:value="15924762" calcext:value-type="float">
            <text:p>15924762</text:p>
          </table:table-cell>
          <table:table-cell table:formula="of:=[.RS26]+[.RT25]" office:value-type="float" office:value="15957529" calcext:value-type="float">
            <text:p>15957529</text:p>
          </table:table-cell>
          <table:table-cell table:formula="of:=[.RT26]+[.RU25]" office:value-type="float" office:value="15990296" calcext:value-type="float">
            <text:p>15990296</text:p>
          </table:table-cell>
          <table:table-cell table:formula="of:=[.RU26]+[.RV25]" office:value-type="float" office:value="16023063" calcext:value-type="float">
            <text:p>16023063</text:p>
          </table:table-cell>
          <table:table-cell table:formula="of:=[.RV26]+[.RW25]" office:value-type="float" office:value="16055830" calcext:value-type="float">
            <text:p>16055830</text:p>
          </table:table-cell>
          <table:table-cell table:formula="of:=[.RW26]+[.RX25]" office:value-type="float" office:value="16088597" calcext:value-type="float">
            <text:p>16088597</text:p>
          </table:table-cell>
          <table:table-cell table:formula="of:=[.RX26]+[.RY25]" office:value-type="float" office:value="16121364" calcext:value-type="float">
            <text:p>16121364</text:p>
          </table:table-cell>
          <table:table-cell table:formula="of:=[.RY26]+[.RZ25]" office:value-type="float" office:value="16154131" calcext:value-type="float">
            <text:p>16154131</text:p>
          </table:table-cell>
          <table:table-cell table:formula="of:=[.RZ26]+[.SA25]" office:value-type="float" office:value="16186898" calcext:value-type="float">
            <text:p>16186898</text:p>
          </table:table-cell>
          <table:table-cell table:formula="of:=[.SA26]+[.SB25]" office:value-type="float" office:value="16219665" calcext:value-type="float">
            <text:p>16219665</text:p>
          </table:table-cell>
          <table:table-cell table:formula="of:=[.SB26]+[.SC25]" office:value-type="float" office:value="16252432" calcext:value-type="float">
            <text:p>16252432</text:p>
          </table:table-cell>
          <table:table-cell table:formula="of:=[.SC26]+[.SD25]" office:value-type="float" office:value="16285199" calcext:value-type="float">
            <text:p>16285199</text:p>
          </table:table-cell>
          <table:table-cell table:formula="of:=[.SD26]+[.SE25]" office:value-type="float" office:value="16317966" calcext:value-type="float">
            <text:p>16317966</text:p>
          </table:table-cell>
          <table:table-cell table:formula="of:=[.SE26]+[.SF25]" office:value-type="float" office:value="16350733" calcext:value-type="float">
            <text:p>16350733</text:p>
          </table:table-cell>
          <table:table-cell table:formula="of:=[.SF26]+[.SG25]" office:value-type="float" office:value="16383500" calcext:value-type="float">
            <text:p>16383500</text:p>
          </table:table-cell>
          <table:table-cell table:formula="of:=[.SG26]+[.SH25]" office:value-type="float" office:value="16416267" calcext:value-type="float">
            <text:p>16416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]+[.B26]" office:value-type="float" office:value="32767" calcext:value-type="float">
            <text:p>32767</text:p>
          </table:table-cell>
          <table:table-cell table:formula="of:=[.B27]+[.C26]" office:value-type="float" office:value="98301" calcext:value-type="float">
            <text:p>98301</text:p>
          </table:table-cell>
          <table:table-cell table:formula="of:=[.C27]+[.D26]" office:value-type="float" office:value="196602" calcext:value-type="float">
            <text:p>196602</text:p>
          </table:table-cell>
          <table:table-cell table:formula="of:=[.D27]+[.E26]" office:value-type="float" office:value="327670" calcext:value-type="float">
            <text:p>327670</text:p>
          </table:table-cell>
          <table:table-cell table:formula="of:=[.E27]+[.F26]" office:value-type="float" office:value="491505" calcext:value-type="float">
            <text:p>491505</text:p>
          </table:table-cell>
          <table:table-cell table:formula="of:=[.F27]+[.G26]" office:value-type="float" office:value="688107" calcext:value-type="float">
            <text:p>688107</text:p>
          </table:table-cell>
          <table:table-cell table:formula="of:=[.G27]+[.H26]" office:value-type="float" office:value="917476" calcext:value-type="float">
            <text:p>917476</text:p>
          </table:table-cell>
          <table:table-cell table:formula="of:=[.H27]+[.I26]" office:value-type="float" office:value="1179612" calcext:value-type="float">
            <text:p>1179612</text:p>
          </table:table-cell>
          <table:table-cell table:formula="of:=[.I27]+[.J26]" office:value-type="float" office:value="1474515" calcext:value-type="float">
            <text:p>1474515</text:p>
          </table:table-cell>
          <table:table-cell table:formula="of:=[.J27]+[.K26]" office:value-type="float" office:value="1802185" calcext:value-type="float">
            <text:p>1802185</text:p>
          </table:table-cell>
          <table:table-cell table:formula="of:=[.K27]+[.L26]" office:value-type="float" office:value="2162622" calcext:value-type="float">
            <text:p>2162622</text:p>
          </table:table-cell>
          <table:table-cell table:formula="of:=[.L27]+[.M26]" office:value-type="float" office:value="2555826" calcext:value-type="float">
            <text:p>2555826</text:p>
          </table:table-cell>
          <table:table-cell table:formula="of:=[.M27]+[.N26]" office:value-type="float" office:value="2981797" calcext:value-type="float">
            <text:p>2981797</text:p>
          </table:table-cell>
          <table:table-cell table:formula="of:=[.N27]+[.O26]" office:value-type="float" office:value="3440535" calcext:value-type="float">
            <text:p>3440535</text:p>
          </table:table-cell>
          <table:table-cell table:formula="of:=[.O27]+[.P26]" office:value-type="float" office:value="3932040" calcext:value-type="float">
            <text:p>3932040</text:p>
          </table:table-cell>
          <table:table-cell table:formula="of:=[.P27]+[.Q26]" office:value-type="float" office:value="4456312" calcext:value-type="float">
            <text:p>4456312</text:p>
          </table:table-cell>
          <table:table-cell table:formula="of:=[.Q27]+[.R26]" office:value-type="float" office:value="5013351" calcext:value-type="float">
            <text:p>5013351</text:p>
          </table:table-cell>
          <table:table-cell table:formula="of:=[.R27]+[.S26]" office:value-type="float" office:value="5603157" calcext:value-type="float">
            <text:p>5603157</text:p>
          </table:table-cell>
          <table:table-cell table:formula="of:=[.S27]+[.T26]" office:value-type="float" office:value="6225730" calcext:value-type="float">
            <text:p>6225730</text:p>
          </table:table-cell>
          <table:table-cell table:formula="of:=[.T27]+[.U26]" office:value-type="float" office:value="6881070" calcext:value-type="float">
            <text:p>6881070</text:p>
          </table:table-cell>
          <table:table-cell table:formula="of:=[.U27]+[.V26]" office:value-type="float" office:value="7569177" calcext:value-type="float">
            <text:p>7569177</text:p>
          </table:table-cell>
          <table:table-cell table:formula="of:=[.V27]+[.W26]" office:value-type="float" office:value="8290051" calcext:value-type="float">
            <text:p>8290051</text:p>
          </table:table-cell>
          <table:table-cell table:formula="of:=[.W27]+[.X26]" office:value-type="float" office:value="9043692" calcext:value-type="float">
            <text:p>9043692</text:p>
          </table:table-cell>
          <table:table-cell table:formula="of:=[.X27]+[.Y26]" office:value-type="float" office:value="9830100" calcext:value-type="float">
            <text:p>9830100</text:p>
          </table:table-cell>
          <table:table-cell table:formula="of:=[.Y27]+[.Z26]" office:value-type="float" office:value="10649275" calcext:value-type="float">
            <text:p>10649275</text:p>
          </table:table-cell>
          <table:table-cell table:formula="of:=[.Z27]+[.AA26]" office:value-type="float" office:value="11501217" calcext:value-type="float">
            <text:p>11501217</text:p>
          </table:table-cell>
          <table:table-cell table:formula="of:=[.AA27]+[.AB26]" office:value-type="float" office:value="12385926" calcext:value-type="float">
            <text:p>12385926</text:p>
          </table:table-cell>
          <table:table-cell table:formula="of:=[.AB27]+[.AC26]" office:value-type="float" office:value="13303402" calcext:value-type="float">
            <text:p>13303402</text:p>
          </table:table-cell>
          <table:table-cell table:formula="of:=[.AC27]+[.AD26]" office:value-type="float" office:value="14253645" calcext:value-type="float">
            <text:p>14253645</text:p>
          </table:table-cell>
          <table:table-cell table:formula="of:=[.AD27]+[.AE26]" office:value-type="float" office:value="15236655" calcext:value-type="float">
            <text:p>15236655</text:p>
          </table:table-cell>
          <table:table-cell table:formula="of:=[.AE27]+[.AF26]" office:value-type="float" office:value="16252432" calcext:value-type="float">
            <text:p>16252432</text:p>
          </table:table-cell>
          <table:table-cell table:formula="of:=[.AF27]+[.AG26]" office:value-type="float" office:value="17300976" calcext:value-type="float">
            <text:p>17300976</text:p>
          </table:table-cell>
          <table:table-cell table:formula="of:=[.AG27]+[.AH26]" office:value-type="float" office:value="18382287" calcext:value-type="float">
            <text:p>18382287</text:p>
          </table:table-cell>
          <table:table-cell table:formula="of:=[.AH27]+[.AI26]" office:value-type="float" office:value="19496365" calcext:value-type="float">
            <text:p>19496365</text:p>
          </table:table-cell>
          <table:table-cell table:formula="of:=[.AI27]+[.AJ26]" office:value-type="float" office:value="20643210" calcext:value-type="float">
            <text:p>20643210</text:p>
          </table:table-cell>
          <table:table-cell table:formula="of:=[.AJ27]+[.AK26]" office:value-type="float" office:value="21822822" calcext:value-type="float">
            <text:p>21822822</text:p>
          </table:table-cell>
          <table:table-cell table:formula="of:=[.AK27]+[.AL26]" office:value-type="float" office:value="23035201" calcext:value-type="float">
            <text:p>23035201</text:p>
          </table:table-cell>
          <table:table-cell table:formula="of:=[.AL27]+[.AM26]" office:value-type="float" office:value="24280347" calcext:value-type="float">
            <text:p>24280347</text:p>
          </table:table-cell>
          <table:table-cell table:formula="of:=[.AM27]+[.AN26]" office:value-type="float" office:value="25558260" calcext:value-type="float">
            <text:p>25558260</text:p>
          </table:table-cell>
          <table:table-cell table:formula="of:=[.AN27]+[.AO26]" office:value-type="float" office:value="26868940" calcext:value-type="float">
            <text:p>26868940</text:p>
          </table:table-cell>
          <table:table-cell table:formula="of:=[.AO27]+[.AP26]" office:value-type="float" office:value="28212387" calcext:value-type="float">
            <text:p>28212387</text:p>
          </table:table-cell>
          <table:table-cell table:formula="of:=[.AP27]+[.AQ26]" office:value-type="float" office:value="29588601" calcext:value-type="float">
            <text:p>29588601</text:p>
          </table:table-cell>
          <table:table-cell table:formula="of:=[.AQ27]+[.AR26]" office:value-type="float" office:value="30997582" calcext:value-type="float">
            <text:p>30997582</text:p>
          </table:table-cell>
          <table:table-cell table:formula="of:=[.AR27]+[.AS26]" office:value-type="float" office:value="32439330" calcext:value-type="float">
            <text:p>32439330</text:p>
          </table:table-cell>
          <table:table-cell table:formula="of:=[.AS27]+[.AT26]" office:value-type="float" office:value="33913845" calcext:value-type="float">
            <text:p>33913845</text:p>
          </table:table-cell>
          <table:table-cell table:formula="of:=[.AT27]+[.AU26]" office:value-type="float" office:value="35421127" calcext:value-type="float">
            <text:p>35421127</text:p>
          </table:table-cell>
          <table:table-cell table:formula="of:=[.AU27]+[.AV26]" office:value-type="float" office:value="36961176" calcext:value-type="float">
            <text:p>36961176</text:p>
          </table:table-cell>
          <table:table-cell table:formula="of:=[.AV27]+[.AW26]" office:value-type="float" office:value="38533992" calcext:value-type="float">
            <text:p>38533992</text:p>
          </table:table-cell>
          <table:table-cell table:formula="of:=[.AW27]+[.AX26]" office:value-type="float" office:value="40139575" calcext:value-type="float">
            <text:p>40139575</text:p>
          </table:table-cell>
          <table:table-cell table:formula="of:=[.AX27]+[.AY26]" office:value-type="float" office:value="41777925" calcext:value-type="float">
            <text:p>41777925</text:p>
          </table:table-cell>
          <table:table-cell table:formula="of:=[.AY27]+[.AZ26]" office:value-type="float" office:value="43449042" calcext:value-type="float">
            <text:p>43449042</text:p>
          </table:table-cell>
          <table:table-cell table:formula="of:=[.AZ27]+[.BA26]" office:value-type="float" office:value="45152926" calcext:value-type="float">
            <text:p>45152926</text:p>
          </table:table-cell>
          <table:table-cell table:formula="of:=[.BA27]+[.BB26]" office:value-type="float" office:value="46889577" calcext:value-type="float">
            <text:p>46889577</text:p>
          </table:table-cell>
          <table:table-cell table:formula="of:=[.BB27]+[.BC26]" office:value-type="float" office:value="48658995" calcext:value-type="float">
            <text:p>48658995</text:p>
          </table:table-cell>
          <table:table-cell table:formula="of:=[.BC27]+[.BD26]" office:value-type="float" office:value="50461180" calcext:value-type="float">
            <text:p>50461180</text:p>
          </table:table-cell>
          <table:table-cell table:formula="of:=[.BD27]+[.BE26]" office:value-type="float" office:value="52296132" calcext:value-type="float">
            <text:p>52296132</text:p>
          </table:table-cell>
          <table:table-cell table:formula="of:=[.BE27]+[.BF26]" office:value-type="float" office:value="54163851" calcext:value-type="float">
            <text:p>54163851</text:p>
          </table:table-cell>
          <table:table-cell table:formula="of:=[.BF27]+[.BG26]" office:value-type="float" office:value="56064337" calcext:value-type="float">
            <text:p>56064337</text:p>
          </table:table-cell>
          <table:table-cell table:formula="of:=[.BG27]+[.BH26]" office:value-type="float" office:value="57997590" calcext:value-type="float">
            <text:p>57997590</text:p>
          </table:table-cell>
          <table:table-cell table:formula="of:=[.BH27]+[.BI26]" office:value-type="float" office:value="59963610" calcext:value-type="float">
            <text:p>59963610</text:p>
          </table:table-cell>
          <table:table-cell table:formula="of:=[.BI27]+[.BJ26]" office:value-type="float" office:value="61962397" calcext:value-type="float">
            <text:p>61962397</text:p>
          </table:table-cell>
          <table:table-cell table:formula="of:=[.BJ27]+[.BK26]" office:value-type="float" office:value="63993951" calcext:value-type="float">
            <text:p>63993951</text:p>
          </table:table-cell>
          <table:table-cell table:formula="of:=[.BK27]+[.BL26]" office:value-type="float" office:value="66058272" calcext:value-type="float">
            <text:p>66058272</text:p>
          </table:table-cell>
          <table:table-cell table:formula="of:=[.BL27]+[.BM26]" office:value-type="float" office:value="68155360" calcext:value-type="float">
            <text:p>68155360</text:p>
          </table:table-cell>
          <table:table-cell table:formula="of:=[.BM27]+[.BN26]" office:value-type="float" office:value="70285215" calcext:value-type="float">
            <text:p>70285215</text:p>
          </table:table-cell>
          <table:table-cell table:formula="of:=[.BN27]+[.BO26]" office:value-type="float" office:value="72447837" calcext:value-type="float">
            <text:p>72447837</text:p>
          </table:table-cell>
          <table:table-cell table:formula="of:=[.BO27]+[.BP26]" office:value-type="float" office:value="74643226" calcext:value-type="float">
            <text:p>74643226</text:p>
          </table:table-cell>
          <table:table-cell table:formula="of:=[.BP27]+[.BQ26]" office:value-type="float" office:value="76871382" calcext:value-type="float">
            <text:p>76871382</text:p>
          </table:table-cell>
          <table:table-cell table:formula="of:=[.BQ27]+[.BR26]" office:value-type="float" office:value="79132305" calcext:value-type="float">
            <text:p>79132305</text:p>
          </table:table-cell>
          <table:table-cell table:formula="of:=[.BR27]+[.BS26]" office:value-type="float" office:value="81425995" calcext:value-type="float">
            <text:p>81425995</text:p>
          </table:table-cell>
          <table:table-cell table:formula="of:=[.BS27]+[.BT26]" office:value-type="float" office:value="83752452" calcext:value-type="float">
            <text:p>83752452</text:p>
          </table:table-cell>
          <table:table-cell table:formula="of:=[.BT27]+[.BU26]" office:value-type="float" office:value="86111676" calcext:value-type="float">
            <text:p>86111676</text:p>
          </table:table-cell>
          <table:table-cell table:formula="of:=[.BU27]+[.BV26]" office:value-type="float" office:value="88503667" calcext:value-type="float">
            <text:p>88503667</text:p>
          </table:table-cell>
          <table:table-cell table:formula="of:=[.BV27]+[.BW26]" office:value-type="float" office:value="90928425" calcext:value-type="float">
            <text:p>90928425</text:p>
          </table:table-cell>
          <table:table-cell table:formula="of:=[.BW27]+[.BX26]" office:value-type="float" office:value="93385950" calcext:value-type="float">
            <text:p>93385950</text:p>
          </table:table-cell>
          <table:table-cell table:formula="of:=[.BX27]+[.BY26]" office:value-type="float" office:value="95876242" calcext:value-type="float">
            <text:p>95876242</text:p>
          </table:table-cell>
          <table:table-cell table:formula="of:=[.BY27]+[.BZ26]" office:value-type="float" office:value="98399301" calcext:value-type="float">
            <text:p>98399301</text:p>
          </table:table-cell>
          <table:table-cell table:formula="of:=[.BZ27]+[.CA26]" office:value-type="float" office:value="100955127" calcext:value-type="float">
            <text:p>100955127</text:p>
          </table:table-cell>
          <table:table-cell table:formula="of:=[.CA27]+[.CB26]" office:value-type="float" office:value="103543720" calcext:value-type="float">
            <text:p>103543720</text:p>
          </table:table-cell>
          <table:table-cell table:formula="of:=[.CB27]+[.CC26]" office:value-type="float" office:value="106165080" calcext:value-type="float">
            <text:p>106165080</text:p>
          </table:table-cell>
          <table:table-cell table:formula="of:=[.CC27]+[.CD26]" office:value-type="float" office:value="108819207" calcext:value-type="float">
            <text:p>108819207</text:p>
          </table:table-cell>
          <table:table-cell table:formula="of:=[.CD27]+[.CE26]" office:value-type="float" office:value="111506101" calcext:value-type="float">
            <text:p>111506101</text:p>
          </table:table-cell>
          <table:table-cell table:formula="of:=[.CE27]+[.CF26]" office:value-type="float" office:value="114225762" calcext:value-type="float">
            <text:p>114225762</text:p>
          </table:table-cell>
          <table:table-cell table:formula="of:=[.CF27]+[.CG26]" office:value-type="float" office:value="116978190" calcext:value-type="float">
            <text:p>116978190</text:p>
          </table:table-cell>
          <table:table-cell table:formula="of:=[.CG27]+[.CH26]" office:value-type="float" office:value="119763385" calcext:value-type="float">
            <text:p>119763385</text:p>
          </table:table-cell>
          <table:table-cell table:formula="of:=[.CH27]+[.CI26]" office:value-type="float" office:value="122581347" calcext:value-type="float">
            <text:p>122581347</text:p>
          </table:table-cell>
          <table:table-cell table:formula="of:=[.CI27]+[.CJ26]" office:value-type="float" office:value="125432076" calcext:value-type="float">
            <text:p>125432076</text:p>
          </table:table-cell>
          <table:table-cell table:formula="of:=[.CJ27]+[.CK26]" office:value-type="float" office:value="128315572" calcext:value-type="float">
            <text:p>128315572</text:p>
          </table:table-cell>
          <table:table-cell table:formula="of:=[.CK27]+[.CL26]" office:value-type="float" office:value="131231835" calcext:value-type="float">
            <text:p>131231835</text:p>
          </table:table-cell>
          <table:table-cell table:formula="of:=[.CL27]+[.CM26]" office:value-type="float" office:value="134180865" calcext:value-type="float">
            <text:p>134180865</text:p>
          </table:table-cell>
          <table:table-cell table:formula="of:=[.CM27]+[.CN26]" office:value-type="float" office:value="137162662" calcext:value-type="float">
            <text:p>137162662</text:p>
          </table:table-cell>
          <table:table-cell table:formula="of:=[.CN27]+[.CO26]" office:value-type="float" office:value="140177226" calcext:value-type="float">
            <text:p>140177226</text:p>
          </table:table-cell>
          <table:table-cell table:formula="of:=[.CO27]+[.CP26]" office:value-type="float" office:value="143224557" calcext:value-type="float">
            <text:p>143224557</text:p>
          </table:table-cell>
          <table:table-cell table:formula="of:=[.CP27]+[.CQ26]" office:value-type="float" office:value="146304655" calcext:value-type="float">
            <text:p>146304655</text:p>
          </table:table-cell>
          <table:table-cell table:formula="of:=[.CQ27]+[.CR26]" office:value-type="float" office:value="149417520" calcext:value-type="float">
            <text:p>149417520</text:p>
          </table:table-cell>
          <table:table-cell table:formula="of:=[.CR27]+[.CS26]" office:value-type="float" office:value="152563152" calcext:value-type="float">
            <text:p>152563152</text:p>
          </table:table-cell>
          <table:table-cell table:formula="of:=[.CS27]+[.CT26]" office:value-type="float" office:value="155741551" calcext:value-type="float">
            <text:p>155741551</text:p>
          </table:table-cell>
          <table:table-cell table:formula="of:=[.CT27]+[.CU26]" office:value-type="float" office:value="158952717" calcext:value-type="float">
            <text:p>158952717</text:p>
          </table:table-cell>
          <table:table-cell table:formula="of:=[.CU27]+[.CV26]" office:value-type="float" office:value="162196650" calcext:value-type="float">
            <text:p>162196650</text:p>
          </table:table-cell>
          <table:table-cell table:formula="of:=[.CV27]+[.CW26]" office:value-type="float" office:value="165473350" calcext:value-type="float">
            <text:p>165473350</text:p>
          </table:table-cell>
          <table:table-cell table:formula="of:=[.CW27]+[.CX26]" office:value-type="float" office:value="168782817" calcext:value-type="float">
            <text:p>168782817</text:p>
          </table:table-cell>
          <table:table-cell table:formula="of:=[.CX27]+[.CY26]" office:value-type="float" office:value="172125051" calcext:value-type="float">
            <text:p>172125051</text:p>
          </table:table-cell>
          <table:table-cell table:formula="of:=[.CY27]+[.CZ26]" office:value-type="float" office:value="175500052" calcext:value-type="float">
            <text:p>175500052</text:p>
          </table:table-cell>
          <table:table-cell table:formula="of:=[.CZ27]+[.DA26]" office:value-type="float" office:value="178907820" calcext:value-type="float">
            <text:p>178907820</text:p>
          </table:table-cell>
          <table:table-cell table:formula="of:=[.DA27]+[.DB26]" office:value-type="float" office:value="182348355" calcext:value-type="float">
            <text:p>182348355</text:p>
          </table:table-cell>
          <table:table-cell table:formula="of:=[.DB27]+[.DC26]" office:value-type="float" office:value="185821657" calcext:value-type="float">
            <text:p>185821657</text:p>
          </table:table-cell>
          <table:table-cell table:formula="of:=[.DC27]+[.DD26]" office:value-type="float" office:value="189327726" calcext:value-type="float">
            <text:p>189327726</text:p>
          </table:table-cell>
          <table:table-cell table:formula="of:=[.DD27]+[.DE26]" office:value-type="float" office:value="192866562" calcext:value-type="float">
            <text:p>192866562</text:p>
          </table:table-cell>
          <table:table-cell table:formula="of:=[.DE27]+[.DF26]" office:value-type="float" office:value="196438165" calcext:value-type="float">
            <text:p>196438165</text:p>
          </table:table-cell>
          <table:table-cell table:formula="of:=[.DF27]+[.DG26]" office:value-type="float" office:value="200042535" calcext:value-type="float">
            <text:p>200042535</text:p>
          </table:table-cell>
          <table:table-cell table:formula="of:=[.DG27]+[.DH26]" office:value-type="float" office:value="203679672" calcext:value-type="float">
            <text:p>203679672</text:p>
          </table:table-cell>
          <table:table-cell table:formula="of:=[.DH27]+[.DI26]" office:value-type="float" office:value="207349576" calcext:value-type="float">
            <text:p>207349576</text:p>
          </table:table-cell>
          <table:table-cell table:formula="of:=[.DI27]+[.DJ26]" office:value-type="float" office:value="211052247" calcext:value-type="float">
            <text:p>211052247</text:p>
          </table:table-cell>
          <table:table-cell table:formula="of:=[.DJ27]+[.DK26]" office:value-type="float" office:value="214787685" calcext:value-type="float">
            <text:p>214787685</text:p>
          </table:table-cell>
          <table:table-cell table:formula="of:=[.DK27]+[.DL26]" office:value-type="float" office:value="218555890" calcext:value-type="float">
            <text:p>218555890</text:p>
          </table:table-cell>
          <table:table-cell table:formula="of:=[.DL27]+[.DM26]" office:value-type="float" office:value="222356862" calcext:value-type="float">
            <text:p>222356862</text:p>
          </table:table-cell>
          <table:table-cell table:formula="of:=[.DM27]+[.DN26]" office:value-type="float" office:value="226190601" calcext:value-type="float">
            <text:p>226190601</text:p>
          </table:table-cell>
          <table:table-cell table:formula="of:=[.DN27]+[.DO26]" office:value-type="float" office:value="230057107" calcext:value-type="float">
            <text:p>230057107</text:p>
          </table:table-cell>
          <table:table-cell table:formula="of:=[.DO27]+[.DP26]" office:value-type="float" office:value="233956380" calcext:value-type="float">
            <text:p>233956380</text:p>
          </table:table-cell>
          <table:table-cell table:formula="of:=[.DP27]+[.DQ26]" office:value-type="float" office:value="237888420" calcext:value-type="float">
            <text:p>237888420</text:p>
          </table:table-cell>
          <table:table-cell table:formula="of:=[.DQ27]+[.DR26]" office:value-type="float" office:value="241853227" calcext:value-type="float">
            <text:p>241853227</text:p>
          </table:table-cell>
          <table:table-cell table:formula="of:=[.DR27]+[.DS26]" office:value-type="float" office:value="245850801" calcext:value-type="float">
            <text:p>245850801</text:p>
          </table:table-cell>
          <table:table-cell table:formula="of:=[.DS27]+[.DT26]" office:value-type="float" office:value="249881142" calcext:value-type="float">
            <text:p>249881142</text:p>
          </table:table-cell>
          <table:table-cell table:formula="of:=[.DT27]+[.DU26]" office:value-type="float" office:value="253944250" calcext:value-type="float">
            <text:p>253944250</text:p>
          </table:table-cell>
          <table:table-cell table:formula="of:=[.DU27]+[.DV26]" office:value-type="float" office:value="258040125" calcext:value-type="float">
            <text:p>258040125</text:p>
          </table:table-cell>
          <table:table-cell table:formula="of:=[.DV27]+[.DW26]" office:value-type="float" office:value="262168767" calcext:value-type="float">
            <text:p>262168767</text:p>
          </table:table-cell>
          <table:table-cell table:formula="of:=[.DW27]+[.DX26]" office:value-type="float" office:value="266330176" calcext:value-type="float">
            <text:p>266330176</text:p>
          </table:table-cell>
          <table:table-cell table:formula="of:=[.DX27]+[.DY26]" office:value-type="float" office:value="270524352" calcext:value-type="float">
            <text:p>270524352</text:p>
          </table:table-cell>
          <table:table-cell table:formula="of:=[.DY27]+[.DZ26]" office:value-type="float" office:value="274751295" calcext:value-type="float">
            <text:p>274751295</text:p>
          </table:table-cell>
          <table:table-cell table:formula="of:=[.DZ27]+[.EA26]" office:value-type="float" office:value="279011005" calcext:value-type="float">
            <text:p>279011005</text:p>
          </table:table-cell>
          <table:table-cell table:formula="of:=[.EA27]+[.EB26]" office:value-type="float" office:value="283303482" calcext:value-type="float">
            <text:p>283303482</text:p>
          </table:table-cell>
          <table:table-cell table:formula="of:=[.EB27]+[.EC26]" office:value-type="float" office:value="287628726" calcext:value-type="float">
            <text:p>287628726</text:p>
          </table:table-cell>
          <table:table-cell table:formula="of:=[.EC27]+[.ED26]" office:value-type="float" office:value="291986737" calcext:value-type="float">
            <text:p>291986737</text:p>
          </table:table-cell>
          <table:table-cell table:formula="of:=[.ED27]+[.EE26]" office:value-type="float" office:value="296377515" calcext:value-type="float">
            <text:p>296377515</text:p>
          </table:table-cell>
          <table:table-cell table:formula="of:=[.EE27]+[.EF26]" office:value-type="float" office:value="300801060" calcext:value-type="float">
            <text:p>300801060</text:p>
          </table:table-cell>
          <table:table-cell table:formula="of:=[.EF27]+[.EG26]" office:value-type="float" office:value="305257372" calcext:value-type="float">
            <text:p>305257372</text:p>
          </table:table-cell>
          <table:table-cell table:formula="of:=[.EG27]+[.EH26]" office:value-type="float" office:value="309746451" calcext:value-type="float">
            <text:p>309746451</text:p>
          </table:table-cell>
          <table:table-cell table:formula="of:=[.EH27]+[.EI26]" office:value-type="float" office:value="314268297" calcext:value-type="float">
            <text:p>314268297</text:p>
          </table:table-cell>
          <table:table-cell table:formula="of:=[.EI27]+[.EJ26]" office:value-type="float" office:value="318822910" calcext:value-type="float">
            <text:p>318822910</text:p>
          </table:table-cell>
          <table:table-cell table:formula="of:=[.EJ27]+[.EK26]" office:value-type="float" office:value="323410290" calcext:value-type="float">
            <text:p>323410290</text:p>
          </table:table-cell>
          <table:table-cell table:formula="of:=[.EK27]+[.EL26]" office:value-type="float" office:value="328030437" calcext:value-type="float">
            <text:p>328030437</text:p>
          </table:table-cell>
          <table:table-cell table:formula="of:=[.EL27]+[.EM26]" office:value-type="float" office:value="332683351" calcext:value-type="float">
            <text:p>332683351</text:p>
          </table:table-cell>
          <table:table-cell table:formula="of:=[.EM27]+[.EN26]" office:value-type="float" office:value="337369032" calcext:value-type="float">
            <text:p>337369032</text:p>
          </table:table-cell>
          <table:table-cell table:formula="of:=[.EN27]+[.EO26]" office:value-type="float" office:value="342087480" calcext:value-type="float">
            <text:p>342087480</text:p>
          </table:table-cell>
          <table:table-cell table:formula="of:=[.EO27]+[.EP26]" office:value-type="float" office:value="346838695" calcext:value-type="float">
            <text:p>346838695</text:p>
          </table:table-cell>
          <table:table-cell table:formula="of:=[.EP27]+[.EQ26]" office:value-type="float" office:value="351622677" calcext:value-type="float">
            <text:p>351622677</text:p>
          </table:table-cell>
          <table:table-cell table:formula="of:=[.EQ27]+[.ER26]" office:value-type="float" office:value="356439426" calcext:value-type="float">
            <text:p>356439426</text:p>
          </table:table-cell>
          <table:table-cell table:formula="of:=[.ER27]+[.ES26]" office:value-type="float" office:value="361288942" calcext:value-type="float">
            <text:p>361288942</text:p>
          </table:table-cell>
          <table:table-cell table:formula="of:=[.ES27]+[.ET26]" office:value-type="float" office:value="366171225" calcext:value-type="float">
            <text:p>366171225</text:p>
          </table:table-cell>
          <table:table-cell table:formula="of:=[.ET27]+[.EU26]" office:value-type="float" office:value="371086275" calcext:value-type="float">
            <text:p>371086275</text:p>
          </table:table-cell>
          <table:table-cell table:formula="of:=[.EU27]+[.EV26]" office:value-type="float" office:value="376034092" calcext:value-type="float">
            <text:p>376034092</text:p>
          </table:table-cell>
          <table:table-cell table:formula="of:=[.EV27]+[.EW26]" office:value-type="float" office:value="381014676" calcext:value-type="float">
            <text:p>381014676</text:p>
          </table:table-cell>
          <table:table-cell table:formula="of:=[.EW27]+[.EX26]" office:value-type="float" office:value="386028027" calcext:value-type="float">
            <text:p>386028027</text:p>
          </table:table-cell>
          <table:table-cell table:formula="of:=[.EX27]+[.EY26]" office:value-type="float" office:value="391074145" calcext:value-type="float">
            <text:p>391074145</text:p>
          </table:table-cell>
          <table:table-cell table:formula="of:=[.EY27]+[.EZ26]" office:value-type="float" office:value="396153030" calcext:value-type="float">
            <text:p>396153030</text:p>
          </table:table-cell>
          <table:table-cell table:formula="of:=[.EZ27]+[.FA26]" office:value-type="float" office:value="401264682" calcext:value-type="float">
            <text:p>401264682</text:p>
          </table:table-cell>
          <table:table-cell table:formula="of:=[.FA27]+[.FB26]" office:value-type="float" office:value="406409101" calcext:value-type="float">
            <text:p>406409101</text:p>
          </table:table-cell>
          <table:table-cell table:formula="of:=[.FB27]+[.FC26]" office:value-type="float" office:value="411586287" calcext:value-type="float">
            <text:p>411586287</text:p>
          </table:table-cell>
          <table:table-cell table:formula="of:=[.FC27]+[.FD26]" office:value-type="float" office:value="416796240" calcext:value-type="float">
            <text:p>416796240</text:p>
          </table:table-cell>
          <table:table-cell table:formula="of:=[.FD27]+[.FE26]" office:value-type="float" office:value="422038960" calcext:value-type="float">
            <text:p>422038960</text:p>
          </table:table-cell>
          <table:table-cell table:formula="of:=[.FE27]+[.FF26]" office:value-type="float" office:value="427314447" calcext:value-type="float">
            <text:p>427314447</text:p>
          </table:table-cell>
          <table:table-cell table:formula="of:=[.FF27]+[.FG26]" office:value-type="float" office:value="432622701" calcext:value-type="float">
            <text:p>432622701</text:p>
          </table:table-cell>
          <table:table-cell table:formula="of:=[.FG27]+[.FH26]" office:value-type="float" office:value="437963722" calcext:value-type="float">
            <text:p>437963722</text:p>
          </table:table-cell>
          <table:table-cell table:formula="of:=[.FH27]+[.FI26]" office:value-type="float" office:value="443337510" calcext:value-type="float">
            <text:p>443337510</text:p>
          </table:table-cell>
          <table:table-cell table:formula="of:=[.FI27]+[.FJ26]" office:value-type="float" office:value="448744065" calcext:value-type="float">
            <text:p>448744065</text:p>
          </table:table-cell>
          <table:table-cell table:formula="of:=[.FJ27]+[.FK26]" office:value-type="float" office:value="454183387" calcext:value-type="float">
            <text:p>454183387</text:p>
          </table:table-cell>
          <table:table-cell table:formula="of:=[.FK27]+[.FL26]" office:value-type="float" office:value="459655476" calcext:value-type="float">
            <text:p>459655476</text:p>
          </table:table-cell>
          <table:table-cell table:formula="of:=[.FL27]+[.FM26]" office:value-type="float" office:value="465160332" calcext:value-type="float">
            <text:p>465160332</text:p>
          </table:table-cell>
          <table:table-cell table:formula="of:=[.FM27]+[.FN26]" office:value-type="float" office:value="470697955" calcext:value-type="float">
            <text:p>470697955</text:p>
          </table:table-cell>
          <table:table-cell table:formula="of:=[.FN27]+[.FO26]" office:value-type="float" office:value="476268345" calcext:value-type="float">
            <text:p>476268345</text:p>
          </table:table-cell>
          <table:table-cell table:formula="of:=[.FO27]+[.FP26]" office:value-type="float" office:value="481871502" calcext:value-type="float">
            <text:p>481871502</text:p>
          </table:table-cell>
          <table:table-cell table:formula="of:=[.FP27]+[.FQ26]" office:value-type="float" office:value="487507426" calcext:value-type="float">
            <text:p>487507426</text:p>
          </table:table-cell>
          <table:table-cell table:formula="of:=[.FQ27]+[.FR26]" office:value-type="float" office:value="493176117" calcext:value-type="float">
            <text:p>493176117</text:p>
          </table:table-cell>
          <table:table-cell table:formula="of:=[.FR27]+[.FS26]" office:value-type="float" office:value="498877575" calcext:value-type="float">
            <text:p>498877575</text:p>
          </table:table-cell>
          <table:table-cell table:formula="of:=[.FS27]+[.FT26]" office:value-type="float" office:value="504611800" calcext:value-type="float">
            <text:p>504611800</text:p>
          </table:table-cell>
          <table:table-cell table:formula="of:=[.FT27]+[.FU26]" office:value-type="float" office:value="510378792" calcext:value-type="float">
            <text:p>510378792</text:p>
          </table:table-cell>
          <table:table-cell table:formula="of:=[.FU27]+[.FV26]" office:value-type="float" office:value="516178551" calcext:value-type="float">
            <text:p>516178551</text:p>
          </table:table-cell>
          <table:table-cell table:formula="of:=[.FV27]+[.FW26]" office:value-type="float" office:value="522011077" calcext:value-type="float">
            <text:p>522011077</text:p>
          </table:table-cell>
          <table:table-cell table:formula="of:=[.FW27]+[.FX26]" office:value-type="float" office:value="527876370" calcext:value-type="float">
            <text:p>527876370</text:p>
          </table:table-cell>
          <table:table-cell table:formula="of:=[.FX27]+[.FY26]" office:value-type="float" office:value="533774430" calcext:value-type="float">
            <text:p>533774430</text:p>
          </table:table-cell>
          <table:table-cell table:formula="of:=[.FY27]+[.FZ26]" office:value-type="float" office:value="539705257" calcext:value-type="float">
            <text:p>539705257</text:p>
          </table:table-cell>
          <table:table-cell table:formula="of:=[.FZ27]+[.GA26]" office:value-type="float" office:value="545668851" calcext:value-type="float">
            <text:p>545668851</text:p>
          </table:table-cell>
          <table:table-cell table:formula="of:=[.GA27]+[.GB26]" office:value-type="float" office:value="551665212" calcext:value-type="float">
            <text:p>551665212</text:p>
          </table:table-cell>
          <table:table-cell table:formula="of:=[.GB27]+[.GC26]" office:value-type="float" office:value="557694340" calcext:value-type="float">
            <text:p>557694340</text:p>
          </table:table-cell>
          <table:table-cell table:formula="of:=[.GC27]+[.GD26]" office:value-type="float" office:value="563756235" calcext:value-type="float">
            <text:p>563756235</text:p>
          </table:table-cell>
          <table:table-cell table:formula="of:=[.GD27]+[.GE26]" office:value-type="float" office:value="569850897" calcext:value-type="float">
            <text:p>569850897</text:p>
          </table:table-cell>
          <table:table-cell table:formula="of:=[.GE27]+[.GF26]" office:value-type="float" office:value="575978326" calcext:value-type="float">
            <text:p>575978326</text:p>
          </table:table-cell>
          <table:table-cell table:formula="of:=[.GF27]+[.GG26]" office:value-type="float" office:value="582138522" calcext:value-type="float">
            <text:p>582138522</text:p>
          </table:table-cell>
          <table:table-cell table:formula="of:=[.GG27]+[.GH26]" office:value-type="float" office:value="588331485" calcext:value-type="float">
            <text:p>588331485</text:p>
          </table:table-cell>
          <table:table-cell table:formula="of:=[.GH27]+[.GI26]" office:value-type="float" office:value="594557215" calcext:value-type="float">
            <text:p>594557215</text:p>
          </table:table-cell>
          <table:table-cell table:formula="of:=[.GI27]+[.GJ26]" office:value-type="float" office:value="600815712" calcext:value-type="float">
            <text:p>600815712</text:p>
          </table:table-cell>
          <table:table-cell table:formula="of:=[.GJ27]+[.GK26]" office:value-type="float" office:value="607106976" calcext:value-type="float">
            <text:p>607106976</text:p>
          </table:table-cell>
          <table:table-cell table:formula="of:=[.GK27]+[.GL26]" office:value-type="float" office:value="613431007" calcext:value-type="float">
            <text:p>613431007</text:p>
          </table:table-cell>
          <table:table-cell table:formula="of:=[.GL27]+[.GM26]" office:value-type="float" office:value="619787805" calcext:value-type="float">
            <text:p>619787805</text:p>
          </table:table-cell>
          <table:table-cell table:formula="of:=[.GM27]+[.GN26]" office:value-type="float" office:value="626177370" calcext:value-type="float">
            <text:p>626177370</text:p>
          </table:table-cell>
          <table:table-cell table:formula="of:=[.GN27]+[.GO26]" office:value-type="float" office:value="632599702" calcext:value-type="float">
            <text:p>632599702</text:p>
          </table:table-cell>
          <table:table-cell table:formula="of:=[.GO27]+[.GP26]" office:value-type="float" office:value="639054801" calcext:value-type="float">
            <text:p>639054801</text:p>
          </table:table-cell>
          <table:table-cell table:formula="of:=[.GP27]+[.GQ26]" office:value-type="float" office:value="645542667" calcext:value-type="float">
            <text:p>645542667</text:p>
          </table:table-cell>
          <table:table-cell table:formula="of:=[.GQ27]+[.GR26]" office:value-type="float" office:value="652063300" calcext:value-type="float">
            <text:p>652063300</text:p>
          </table:table-cell>
          <table:table-cell table:formula="of:=[.GR27]+[.GS26]" office:value-type="float" office:value="658616700" calcext:value-type="float">
            <text:p>658616700</text:p>
          </table:table-cell>
          <table:table-cell table:formula="of:=[.GS27]+[.GT26]" office:value-type="float" office:value="665202867" calcext:value-type="float">
            <text:p>665202867</text:p>
          </table:table-cell>
          <table:table-cell table:formula="of:=[.GT27]+[.GU26]" office:value-type="float" office:value="671821801" calcext:value-type="float">
            <text:p>671821801</text:p>
          </table:table-cell>
          <table:table-cell table:formula="of:=[.GU27]+[.GV26]" office:value-type="float" office:value="678473502" calcext:value-type="float">
            <text:p>678473502</text:p>
          </table:table-cell>
          <table:table-cell table:formula="of:=[.GV27]+[.GW26]" office:value-type="float" office:value="685157970" calcext:value-type="float">
            <text:p>685157970</text:p>
          </table:table-cell>
          <table:table-cell table:formula="of:=[.GW27]+[.GX26]" office:value-type="float" office:value="691875205" calcext:value-type="float">
            <text:p>691875205</text:p>
          </table:table-cell>
          <table:table-cell table:formula="of:=[.GX27]+[.GY26]" office:value-type="float" office:value="698625207" calcext:value-type="float">
            <text:p>698625207</text:p>
          </table:table-cell>
          <table:table-cell table:formula="of:=[.GY27]+[.GZ26]" office:value-type="float" office:value="705407976" calcext:value-type="float">
            <text:p>705407976</text:p>
          </table:table-cell>
          <table:table-cell table:formula="of:=[.GZ27]+[.HA26]" office:value-type="float" office:value="712223512" calcext:value-type="float">
            <text:p>712223512</text:p>
          </table:table-cell>
          <table:table-cell table:formula="of:=[.HA27]+[.HB26]" office:value-type="float" office:value="719071815" calcext:value-type="float">
            <text:p>719071815</text:p>
          </table:table-cell>
          <table:table-cell table:formula="of:=[.HB27]+[.HC26]" office:value-type="float" office:value="725952885" calcext:value-type="float">
            <text:p>725952885</text:p>
          </table:table-cell>
          <table:table-cell table:formula="of:=[.HC27]+[.HD26]" office:value-type="float" office:value="732866722" calcext:value-type="float">
            <text:p>732866722</text:p>
          </table:table-cell>
          <table:table-cell table:formula="of:=[.HD27]+[.HE26]" office:value-type="float" office:value="739813326" calcext:value-type="float">
            <text:p>739813326</text:p>
          </table:table-cell>
          <table:table-cell table:formula="of:=[.HE27]+[.HF26]" office:value-type="float" office:value="746792697" calcext:value-type="float">
            <text:p>746792697</text:p>
          </table:table-cell>
          <table:table-cell table:formula="of:=[.HF27]+[.HG26]" office:value-type="float" office:value="753804835" calcext:value-type="float">
            <text:p>753804835</text:p>
          </table:table-cell>
          <table:table-cell table:formula="of:=[.HG27]+[.HH26]" office:value-type="float" office:value="760849740" calcext:value-type="float">
            <text:p>760849740</text:p>
          </table:table-cell>
          <table:table-cell table:formula="of:=[.HH27]+[.HI26]" office:value-type="float" office:value="767927412" calcext:value-type="float">
            <text:p>767927412</text:p>
          </table:table-cell>
          <table:table-cell table:formula="of:=[.HI27]+[.HJ26]" office:value-type="float" office:value="775037851" calcext:value-type="float">
            <text:p>775037851</text:p>
          </table:table-cell>
          <table:table-cell table:formula="of:=[.HJ27]+[.HK26]" office:value-type="float" office:value="782181057" calcext:value-type="float">
            <text:p>782181057</text:p>
          </table:table-cell>
          <table:table-cell table:formula="of:=[.HK27]+[.HL26]" office:value-type="float" office:value="789357030" calcext:value-type="float">
            <text:p>789357030</text:p>
          </table:table-cell>
          <table:table-cell table:formula="of:=[.HL27]+[.HM26]" office:value-type="float" office:value="796565770" calcext:value-type="float">
            <text:p>796565770</text:p>
          </table:table-cell>
          <table:table-cell table:formula="of:=[.HM27]+[.HN26]" office:value-type="float" office:value="803807277" calcext:value-type="float">
            <text:p>803807277</text:p>
          </table:table-cell>
          <table:table-cell table:formula="of:=[.HN27]+[.HO26]" office:value-type="float" office:value="811081551" calcext:value-type="float">
            <text:p>811081551</text:p>
          </table:table-cell>
          <table:table-cell table:formula="of:=[.HO27]+[.HP26]" office:value-type="float" office:value="818388592" calcext:value-type="float">
            <text:p>818388592</text:p>
          </table:table-cell>
          <table:table-cell table:formula="of:=[.HP27]+[.HQ26]" office:value-type="float" office:value="825728400" calcext:value-type="float">
            <text:p>825728400</text:p>
          </table:table-cell>
          <table:table-cell table:formula="of:=[.HQ27]+[.HR26]" office:value-type="float" office:value="833100975" calcext:value-type="float">
            <text:p>833100975</text:p>
          </table:table-cell>
          <table:table-cell table:formula="of:=[.HR27]+[.HS26]" office:value-type="float" office:value="840506317" calcext:value-type="float">
            <text:p>840506317</text:p>
          </table:table-cell>
          <table:table-cell table:formula="of:=[.HS27]+[.HT26]" office:value-type="float" office:value="847944426" calcext:value-type="float">
            <text:p>847944426</text:p>
          </table:table-cell>
          <table:table-cell table:formula="of:=[.HT27]+[.HU26]" office:value-type="float" office:value="855415302" calcext:value-type="float">
            <text:p>855415302</text:p>
          </table:table-cell>
          <table:table-cell table:formula="of:=[.HU27]+[.HV26]" office:value-type="float" office:value="862918945" calcext:value-type="float">
            <text:p>862918945</text:p>
          </table:table-cell>
          <table:table-cell table:formula="of:=[.HV27]+[.HW26]" office:value-type="float" office:value="870455355" calcext:value-type="float">
            <text:p>870455355</text:p>
          </table:table-cell>
          <table:table-cell table:formula="of:=[.HW27]+[.HX26]" office:value-type="float" office:value="878024532" calcext:value-type="float">
            <text:p>878024532</text:p>
          </table:table-cell>
          <table:table-cell table:formula="of:=[.HX27]+[.HY26]" office:value-type="float" office:value="885626476" calcext:value-type="float">
            <text:p>885626476</text:p>
          </table:table-cell>
          <table:table-cell table:formula="of:=[.HY27]+[.HZ26]" office:value-type="float" office:value="893261187" calcext:value-type="float">
            <text:p>893261187</text:p>
          </table:table-cell>
          <table:table-cell table:formula="of:=[.HZ27]+[.IA26]" office:value-type="float" office:value="900928665" calcext:value-type="float">
            <text:p>900928665</text:p>
          </table:table-cell>
          <table:table-cell table:formula="of:=[.IA27]+[.IB26]" office:value-type="float" office:value="908628910" calcext:value-type="float">
            <text:p>908628910</text:p>
          </table:table-cell>
          <table:table-cell table:formula="of:=[.IB27]+[.IC26]" office:value-type="float" office:value="916361922" calcext:value-type="float">
            <text:p>916361922</text:p>
          </table:table-cell>
          <table:table-cell table:formula="of:=[.IC27]+[.ID26]" office:value-type="float" office:value="924127701" calcext:value-type="float">
            <text:p>924127701</text:p>
          </table:table-cell>
          <table:table-cell table:formula="of:=[.ID27]+[.IE26]" office:value-type="float" office:value="931926247" calcext:value-type="float">
            <text:p>931926247</text:p>
          </table:table-cell>
          <table:table-cell table:formula="of:=[.IE27]+[.IF26]" office:value-type="float" office:value="939757560" calcext:value-type="float">
            <text:p>939757560</text:p>
          </table:table-cell>
          <table:table-cell table:formula="of:=[.IF27]+[.IG26]" office:value-type="float" office:value="947621640" calcext:value-type="float">
            <text:p>947621640</text:p>
          </table:table-cell>
          <table:table-cell table:formula="of:=[.IG27]+[.IH26]" office:value-type="float" office:value="955518487" calcext:value-type="float">
            <text:p>955518487</text:p>
          </table:table-cell>
          <table:table-cell table:formula="of:=[.IH27]+[.II26]" office:value-type="float" office:value="963448101" calcext:value-type="float">
            <text:p>963448101</text:p>
          </table:table-cell>
          <table:table-cell table:formula="of:=[.II27]+[.IJ26]" office:value-type="float" office:value="971410482" calcext:value-type="float">
            <text:p>971410482</text:p>
          </table:table-cell>
          <table:table-cell table:formula="of:=[.IJ27]+[.IK26]" office:value-type="float" office:value="979405630" calcext:value-type="float">
            <text:p>979405630</text:p>
          </table:table-cell>
          <table:table-cell table:formula="of:=[.IK27]+[.IL26]" office:value-type="float" office:value="987433545" calcext:value-type="float">
            <text:p>987433545</text:p>
          </table:table-cell>
          <table:table-cell table:formula="of:=[.IL27]+[.IM26]" office:value-type="float" office:value="995494227" calcext:value-type="float">
            <text:p>995494227</text:p>
          </table:table-cell>
          <table:table-cell table:formula="of:=[.IM27]+[.IN26]" office:value-type="float" office:value="1003587676" calcext:value-type="float">
            <text:p>1003587676</text:p>
          </table:table-cell>
          <table:table-cell table:formula="of:=[.IN27]+[.IO26]" office:value-type="float" office:value="1011713892" calcext:value-type="float">
            <text:p>1011713892</text:p>
          </table:table-cell>
          <table:table-cell table:formula="of:=[.IO27]+[.IP26]" office:value-type="float" office:value="1019872875" calcext:value-type="float">
            <text:p>1019872875</text:p>
          </table:table-cell>
          <table:table-cell table:formula="of:=[.IP27]+[.IQ26]" office:value-type="float" office:value="1028064625" calcext:value-type="float">
            <text:p>1028064625</text:p>
          </table:table-cell>
          <table:table-cell table:formula="of:=[.IQ27]+[.IR26]" office:value-type="float" office:value="1036289142" calcext:value-type="float">
            <text:p>1036289142</text:p>
          </table:table-cell>
          <table:table-cell table:formula="of:=[.IR27]+[.IS26]" office:value-type="float" office:value="1044546426" calcext:value-type="float">
            <text:p>1044546426</text:p>
          </table:table-cell>
          <table:table-cell table:formula="of:=[.IS27]+[.IT26]" office:value-type="float" office:value="1052836477" calcext:value-type="float">
            <text:p>1052836477</text:p>
          </table:table-cell>
          <table:table-cell table:formula="of:=[.IT27]+[.IU26]" office:value-type="float" office:value="1061159295" calcext:value-type="float">
            <text:p>1061159295</text:p>
          </table:table-cell>
          <table:table-cell table:formula="of:=[.IU27]+[.IV26]" office:value-type="float" office:value="1069514880" calcext:value-type="float">
            <text:p>1069514880</text:p>
          </table:table-cell>
          <table:table-cell table:formula="of:=[.IV27]+[.IW26]" office:value-type="float" office:value="1077903232" calcext:value-type="float">
            <text:p>1077903232</text:p>
          </table:table-cell>
          <table:table-cell table:formula="of:=[.IW27]+[.IX26]" office:value-type="float" office:value="1086324351" calcext:value-type="float">
            <text:p>1086324351</text:p>
          </table:table-cell>
          <table:table-cell table:formula="of:=[.IX27]+[.IY26]" office:value-type="float" office:value="1094778237" calcext:value-type="float">
            <text:p>1094778237</text:p>
          </table:table-cell>
          <table:table-cell table:formula="of:=[.IY27]+[.IZ26]" office:value-type="float" office:value="1103264890" calcext:value-type="float">
            <text:p>1103264890</text:p>
          </table:table-cell>
          <table:table-cell table:formula="of:=[.IZ27]+[.JA26]" office:value-type="float" office:value="1111784310" calcext:value-type="float">
            <text:p>1111784310</text:p>
          </table:table-cell>
          <table:table-cell table:formula="of:=[.JA27]+[.JB26]" office:value-type="float" office:value="1120336497" calcext:value-type="float">
            <text:p>1120336497</text:p>
          </table:table-cell>
          <table:table-cell table:formula="of:=[.JB27]+[.JC26]" office:value-type="float" office:value="1128921451" calcext:value-type="float">
            <text:p>1128921451</text:p>
          </table:table-cell>
          <table:table-cell table:formula="of:=[.JC27]+[.JD26]" office:value-type="float" office:value="1137539172" calcext:value-type="float">
            <text:p>1137539172</text:p>
          </table:table-cell>
          <table:table-cell table:formula="of:=[.JD27]+[.JE26]" office:value-type="float" office:value="1146189660" calcext:value-type="float">
            <text:p>1146189660</text:p>
          </table:table-cell>
          <table:table-cell table:formula="of:=[.JE27]+[.JF26]" office:value-type="float" office:value="1154872915" calcext:value-type="float">
            <text:p>1154872915</text:p>
          </table:table-cell>
          <table:table-cell table:formula="of:=[.JF27]+[.JG26]" office:value-type="float" office:value="1163588937" calcext:value-type="float">
            <text:p>1163588937</text:p>
          </table:table-cell>
          <table:table-cell table:formula="of:=[.JG27]+[.JH26]" office:value-type="float" office:value="1172337726" calcext:value-type="float">
            <text:p>1172337726</text:p>
          </table:table-cell>
          <table:table-cell table:formula="of:=[.JH27]+[.JI26]" office:value-type="float" office:value="1181119282" calcext:value-type="float">
            <text:p>1181119282</text:p>
          </table:table-cell>
          <table:table-cell table:formula="of:=[.JI27]+[.JJ26]" office:value-type="float" office:value="1189933605" calcext:value-type="float">
            <text:p>1189933605</text:p>
          </table:table-cell>
          <table:table-cell table:formula="of:=[.JJ27]+[.JK26]" office:value-type="float" office:value="1198780695" calcext:value-type="float">
            <text:p>1198780695</text:p>
          </table:table-cell>
          <table:table-cell table:formula="of:=[.JK27]+[.JL26]" office:value-type="float" office:value="1207660552" calcext:value-type="float">
            <text:p>1207660552</text:p>
          </table:table-cell>
          <table:table-cell table:formula="of:=[.JL27]+[.JM26]" office:value-type="float" office:value="1216573176" calcext:value-type="float">
            <text:p>1216573176</text:p>
          </table:table-cell>
          <table:table-cell table:formula="of:=[.JM27]+[.JN26]" office:value-type="float" office:value="1225518567" calcext:value-type="float">
            <text:p>1225518567</text:p>
          </table:table-cell>
          <table:table-cell table:formula="of:=[.JN27]+[.JO26]" office:value-type="float" office:value="1234496725" calcext:value-type="float">
            <text:p>1234496725</text:p>
          </table:table-cell>
          <table:table-cell table:formula="of:=[.JO27]+[.JP26]" office:value-type="float" office:value="1243507650" calcext:value-type="float">
            <text:p>1243507650</text:p>
          </table:table-cell>
          <table:table-cell table:formula="of:=[.JP27]+[.JQ26]" office:value-type="float" office:value="1252551342" calcext:value-type="float">
            <text:p>1252551342</text:p>
          </table:table-cell>
          <table:table-cell table:formula="of:=[.JQ27]+[.JR26]" office:value-type="float" office:value="1261627801" calcext:value-type="float">
            <text:p>1261627801</text:p>
          </table:table-cell>
          <table:table-cell table:formula="of:=[.JR27]+[.JS26]" office:value-type="float" office:value="1270737027" calcext:value-type="float">
            <text:p>1270737027</text:p>
          </table:table-cell>
          <table:table-cell table:formula="of:=[.JS27]+[.JT26]" office:value-type="float" office:value="1279879020" calcext:value-type="float">
            <text:p>1279879020</text:p>
          </table:table-cell>
          <table:table-cell table:formula="of:=[.JT27]+[.JU26]" office:value-type="float" office:value="1289053780" calcext:value-type="float">
            <text:p>1289053780</text:p>
          </table:table-cell>
          <table:table-cell table:formula="of:=[.JU27]+[.JV26]" office:value-type="float" office:value="1298261307" calcext:value-type="float">
            <text:p>1298261307</text:p>
          </table:table-cell>
          <table:table-cell table:formula="of:=[.JV27]+[.JW26]" office:value-type="float" office:value="1307501601" calcext:value-type="float">
            <text:p>1307501601</text:p>
          </table:table-cell>
          <table:table-cell table:formula="of:=[.JW27]+[.JX26]" office:value-type="float" office:value="1316774662" calcext:value-type="float">
            <text:p>1316774662</text:p>
          </table:table-cell>
          <table:table-cell table:formula="of:=[.JX27]+[.JY26]" office:value-type="float" office:value="1326080490" calcext:value-type="float">
            <text:p>1326080490</text:p>
          </table:table-cell>
          <table:table-cell table:formula="of:=[.JY27]+[.JZ26]" office:value-type="float" office:value="1335419085" calcext:value-type="float">
            <text:p>1335419085</text:p>
          </table:table-cell>
          <table:table-cell table:formula="of:=[.JZ27]+[.KA26]" office:value-type="float" office:value="1344790447" calcext:value-type="float">
            <text:p>1344790447</text:p>
          </table:table-cell>
          <table:table-cell table:formula="of:=[.KA27]+[.KB26]" office:value-type="float" office:value="1354194576" calcext:value-type="float">
            <text:p>1354194576</text:p>
          </table:table-cell>
          <table:table-cell table:formula="of:=[.KB27]+[.KC26]" office:value-type="float" office:value="1363631472" calcext:value-type="float">
            <text:p>1363631472</text:p>
          </table:table-cell>
          <table:table-cell table:formula="of:=[.KC27]+[.KD26]" office:value-type="float" office:value="1373101135" calcext:value-type="float">
            <text:p>1373101135</text:p>
          </table:table-cell>
          <table:table-cell table:formula="of:=[.KD27]+[.KE26]" office:value-type="float" office:value="1382603565" calcext:value-type="float">
            <text:p>1382603565</text:p>
          </table:table-cell>
          <table:table-cell table:formula="of:=[.KE27]+[.KF26]" office:value-type="float" office:value="1392138762" calcext:value-type="float">
            <text:p>1392138762</text:p>
          </table:table-cell>
          <table:table-cell table:formula="of:=[.KF27]+[.KG26]" office:value-type="float" office:value="1401706726" calcext:value-type="float">
            <text:p>1401706726</text:p>
          </table:table-cell>
          <table:table-cell table:formula="of:=[.KG27]+[.KH26]" office:value-type="float" office:value="1411307457" calcext:value-type="float">
            <text:p>1411307457</text:p>
          </table:table-cell>
          <table:table-cell table:formula="of:=[.KH27]+[.KI26]" office:value-type="float" office:value="1420940955" calcext:value-type="float">
            <text:p>1420940955</text:p>
          </table:table-cell>
          <table:table-cell table:formula="of:=[.KI27]+[.KJ26]" office:value-type="float" office:value="1430607220" calcext:value-type="float">
            <text:p>1430607220</text:p>
          </table:table-cell>
          <table:table-cell table:formula="of:=[.KJ27]+[.KK26]" office:value-type="float" office:value="1440306252" calcext:value-type="float">
            <text:p>1440306252</text:p>
          </table:table-cell>
          <table:table-cell table:formula="of:=[.KK27]+[.KL26]" office:value-type="float" office:value="1450038051" calcext:value-type="float">
            <text:p>1450038051</text:p>
          </table:table-cell>
          <table:table-cell table:formula="of:=[.KL27]+[.KM26]" office:value-type="float" office:value="1459802617" calcext:value-type="float">
            <text:p>1459802617</text:p>
          </table:table-cell>
          <table:table-cell table:formula="of:=[.KM27]+[.KN26]" office:value-type="float" office:value="1469599950" calcext:value-type="float">
            <text:p>1469599950</text:p>
          </table:table-cell>
          <table:table-cell table:formula="of:=[.KN27]+[.KO26]" office:value-type="float" office:value="1479430050" calcext:value-type="float">
            <text:p>1479430050</text:p>
          </table:table-cell>
          <table:table-cell table:formula="of:=[.KO27]+[.KP26]" office:value-type="float" office:value="1489292917" calcext:value-type="float">
            <text:p>1489292917</text:p>
          </table:table-cell>
          <table:table-cell table:formula="of:=[.KP27]+[.KQ26]" office:value-type="float" office:value="1499188551" calcext:value-type="float">
            <text:p>1499188551</text:p>
          </table:table-cell>
          <table:table-cell table:formula="of:=[.KQ27]+[.KR26]" office:value-type="float" office:value="1509116952" calcext:value-type="float">
            <text:p>1509116952</text:p>
          </table:table-cell>
          <table:table-cell table:formula="of:=[.KR27]+[.KS26]" office:value-type="float" office:value="1519078120" calcext:value-type="float">
            <text:p>1519078120</text:p>
          </table:table-cell>
          <table:table-cell table:formula="of:=[.KS27]+[.KT26]" office:value-type="float" office:value="1529072055" calcext:value-type="float">
            <text:p>1529072055</text:p>
          </table:table-cell>
          <table:table-cell table:formula="of:=[.KT27]+[.KU26]" office:value-type="float" office:value="1539098757" calcext:value-type="float">
            <text:p>1539098757</text:p>
          </table:table-cell>
          <table:table-cell table:formula="of:=[.KU27]+[.KV26]" office:value-type="float" office:value="1549158226" calcext:value-type="float">
            <text:p>1549158226</text:p>
          </table:table-cell>
          <table:table-cell table:formula="of:=[.KV27]+[.KW26]" office:value-type="float" office:value="1559250462" calcext:value-type="float">
            <text:p>1559250462</text:p>
          </table:table-cell>
          <table:table-cell table:formula="of:=[.KW27]+[.KX26]" office:value-type="float" office:value="1569375465" calcext:value-type="float">
            <text:p>1569375465</text:p>
          </table:table-cell>
          <table:table-cell table:formula="of:=[.KX27]+[.KY26]" office:value-type="float" office:value="1579533235" calcext:value-type="float">
            <text:p>1579533235</text:p>
          </table:table-cell>
          <table:table-cell table:formula="of:=[.KY27]+[.KZ26]" office:value-type="float" office:value="1589723772" calcext:value-type="float">
            <text:p>1589723772</text:p>
          </table:table-cell>
          <table:table-cell table:formula="of:=[.KZ27]+[.LA26]" office:value-type="float" office:value="1599947076" calcext:value-type="float">
            <text:p>1599947076</text:p>
          </table:table-cell>
          <table:table-cell table:formula="of:=[.LA27]+[.LB26]" office:value-type="float" office:value="1610203147" calcext:value-type="float">
            <text:p>1610203147</text:p>
          </table:table-cell>
          <table:table-cell table:formula="of:=[.LB27]+[.LC26]" office:value-type="float" office:value="1620491985" calcext:value-type="float">
            <text:p>1620491985</text:p>
          </table:table-cell>
          <table:table-cell table:formula="of:=[.LC27]+[.LD26]" office:value-type="float" office:value="1630813590" calcext:value-type="float">
            <text:p>1630813590</text:p>
          </table:table-cell>
          <table:table-cell table:formula="of:=[.LD27]+[.LE26]" office:value-type="float" office:value="1641167962" calcext:value-type="float">
            <text:p>1641167962</text:p>
          </table:table-cell>
          <table:table-cell table:formula="of:=[.LE27]+[.LF26]" office:value-type="float" office:value="1651555101" calcext:value-type="float">
            <text:p>1651555101</text:p>
          </table:table-cell>
          <table:table-cell table:formula="of:=[.LF27]+[.LG26]" office:value-type="float" office:value="1661975007" calcext:value-type="float">
            <text:p>1661975007</text:p>
          </table:table-cell>
          <table:table-cell table:formula="of:=[.LG27]+[.LH26]" office:value-type="float" office:value="1672427680" calcext:value-type="float">
            <text:p>1672427680</text:p>
          </table:table-cell>
          <table:table-cell table:formula="of:=[.LH27]+[.LI26]" office:value-type="float" office:value="1682913120" calcext:value-type="float">
            <text:p>1682913120</text:p>
          </table:table-cell>
          <table:table-cell table:formula="of:=[.LI27]+[.LJ26]" office:value-type="float" office:value="1693431327" calcext:value-type="float">
            <text:p>1693431327</text:p>
          </table:table-cell>
          <table:table-cell table:formula="of:=[.LJ27]+[.LK26]" office:value-type="float" office:value="1703982301" calcext:value-type="float">
            <text:p>1703982301</text:p>
          </table:table-cell>
          <table:table-cell table:formula="of:=[.LK27]+[.LL26]" office:value-type="float" office:value="1714566042" calcext:value-type="float">
            <text:p>1714566042</text:p>
          </table:table-cell>
          <table:table-cell table:formula="of:=[.LL27]+[.LM26]" office:value-type="float" office:value="1725182550" calcext:value-type="float">
            <text:p>1725182550</text:p>
          </table:table-cell>
          <table:table-cell table:formula="of:=[.LM27]+[.LN26]" office:value-type="float" office:value="1735831825" calcext:value-type="float">
            <text:p>1735831825</text:p>
          </table:table-cell>
          <table:table-cell table:formula="of:=[.LN27]+[.LO26]" office:value-type="float" office:value="1746513867" calcext:value-type="float">
            <text:p>1746513867</text:p>
          </table:table-cell>
          <table:table-cell table:formula="of:=[.LO27]+[.LP26]" office:value-type="float" office:value="1757228676" calcext:value-type="float">
            <text:p>1757228676</text:p>
          </table:table-cell>
          <table:table-cell table:formula="of:=[.LP27]+[.LQ26]" office:value-type="float" office:value="1767976252" calcext:value-type="float">
            <text:p>1767976252</text:p>
          </table:table-cell>
          <table:table-cell table:formula="of:=[.LQ27]+[.LR26]" office:value-type="float" office:value="1778756595" calcext:value-type="float">
            <text:p>1778756595</text:p>
          </table:table-cell>
          <table:table-cell table:formula="of:=[.LR27]+[.LS26]" office:value-type="float" office:value="1789569705" calcext:value-type="float">
            <text:p>1789569705</text:p>
          </table:table-cell>
          <table:table-cell table:formula="of:=[.LS27]+[.LT26]" office:value-type="float" office:value="1800415582" calcext:value-type="float">
            <text:p>1800415582</text:p>
          </table:table-cell>
          <table:table-cell table:formula="of:=[.LT27]+[.LU26]" office:value-type="float" office:value="1811294226" calcext:value-type="float">
            <text:p>1811294226</text:p>
          </table:table-cell>
          <table:table-cell table:formula="of:=[.LU27]+[.LV26]" office:value-type="float" office:value="1822205637" calcext:value-type="float">
            <text:p>1822205637</text:p>
          </table:table-cell>
          <table:table-cell table:formula="of:=[.LV27]+[.LW26]" office:value-type="float" office:value="1833149815" calcext:value-type="float">
            <text:p>1833149815</text:p>
          </table:table-cell>
          <table:table-cell table:formula="of:=[.LW27]+[.LX26]" office:value-type="float" office:value="1844126760" calcext:value-type="float">
            <text:p>1844126760</text:p>
          </table:table-cell>
          <table:table-cell table:formula="of:=[.LX27]+[.LY26]" office:value-type="float" office:value="1855136472" calcext:value-type="float">
            <text:p>1855136472</text:p>
          </table:table-cell>
          <table:table-cell table:formula="of:=[.LY27]+[.LZ26]" office:value-type="float" office:value="1866178951" calcext:value-type="float">
            <text:p>1866178951</text:p>
          </table:table-cell>
          <table:table-cell table:formula="of:=[.LZ27]+[.MA26]" office:value-type="float" office:value="1877254197" calcext:value-type="float">
            <text:p>1877254197</text:p>
          </table:table-cell>
          <table:table-cell table:formula="of:=[.MA27]+[.MB26]" office:value-type="float" office:value="1888362210" calcext:value-type="float">
            <text:p>1888362210</text:p>
          </table:table-cell>
          <table:table-cell table:formula="of:=[.MB27]+[.MC26]" office:value-type="float" office:value="1899502990" calcext:value-type="float">
            <text:p>1899502990</text:p>
          </table:table-cell>
          <table:table-cell table:formula="of:=[.MC27]+[.MD26]" office:value-type="float" office:value="1910676537" calcext:value-type="float">
            <text:p>1910676537</text:p>
          </table:table-cell>
          <table:table-cell table:formula="of:=[.MD27]+[.ME26]" office:value-type="float" office:value="1921882851" calcext:value-type="float">
            <text:p>1921882851</text:p>
          </table:table-cell>
          <table:table-cell table:formula="of:=[.ME27]+[.MF26]" office:value-type="float" office:value="1933121932" calcext:value-type="float">
            <text:p>1933121932</text:p>
          </table:table-cell>
          <table:table-cell table:formula="of:=[.MF27]+[.MG26]" office:value-type="float" office:value="1944393780" calcext:value-type="float">
            <text:p>1944393780</text:p>
          </table:table-cell>
          <table:table-cell table:formula="of:=[.MG27]+[.MH26]" office:value-type="float" office:value="1955698395" calcext:value-type="float">
            <text:p>1955698395</text:p>
          </table:table-cell>
          <table:table-cell table:formula="of:=[.MH27]+[.MI26]" office:value-type="float" office:value="1967035777" calcext:value-type="float">
            <text:p>1967035777</text:p>
          </table:table-cell>
          <table:table-cell table:formula="of:=[.MI27]+[.MJ26]" office:value-type="float" office:value="1978405926" calcext:value-type="float">
            <text:p>1978405926</text:p>
          </table:table-cell>
          <table:table-cell table:formula="of:=[.MJ27]+[.MK26]" office:value-type="float" office:value="1989808842" calcext:value-type="float">
            <text:p>1989808842</text:p>
          </table:table-cell>
          <table:table-cell table:formula="of:=[.MK27]+[.ML26]" office:value-type="float" office:value="2001244525" calcext:value-type="float">
            <text:p>2001244525</text:p>
          </table:table-cell>
          <table:table-cell table:formula="of:=[.ML27]+[.MM26]" office:value-type="float" office:value="2012712975" calcext:value-type="float">
            <text:p>2012712975</text:p>
          </table:table-cell>
          <table:table-cell table:formula="of:=[.MM27]+[.MN26]" office:value-type="float" office:value="2024214192" calcext:value-type="float">
            <text:p>2024214192</text:p>
          </table:table-cell>
          <table:table-cell table:formula="of:=[.MN27]+[.MO26]" office:value-type="float" office:value="2035748176" calcext:value-type="float">
            <text:p>2035748176</text:p>
          </table:table-cell>
          <table:table-cell table:formula="of:=[.MO27]+[.MP26]" office:value-type="float" office:value="2047314927" calcext:value-type="float">
            <text:p>2047314927</text:p>
          </table:table-cell>
          <table:table-cell table:formula="of:=[.MP27]+[.MQ26]" office:value-type="float" office:value="2058914445" calcext:value-type="float">
            <text:p>2058914445</text:p>
          </table:table-cell>
          <table:table-cell table:formula="of:=[.MQ27]+[.MR26]" office:value-type="float" office:value="2070546730" calcext:value-type="float">
            <text:p>2070546730</text:p>
          </table:table-cell>
          <table:table-cell table:formula="of:=[.MR27]+[.MS26]" office:value-type="float" office:value="2082211782" calcext:value-type="float">
            <text:p>2082211782</text:p>
          </table:table-cell>
          <table:table-cell table:formula="of:=[.MS27]+[.MT26]" office:value-type="float" office:value="2093909601" calcext:value-type="float">
            <text:p>2093909601</text:p>
          </table:table-cell>
          <table:table-cell table:formula="of:=[.MT27]+[.MU26]" office:value-type="float" office:value="2105640187" calcext:value-type="float">
            <text:p>2105640187</text:p>
          </table:table-cell>
          <table:table-cell table:formula="of:=[.MU27]+[.MV26]" office:value-type="float" office:value="2117403540" calcext:value-type="float">
            <text:p>2117403540</text:p>
          </table:table-cell>
          <table:table-cell table:formula="of:=[.MV27]+[.MW26]" office:value-type="float" office:value="2129199660" calcext:value-type="float">
            <text:p>2129199660</text:p>
          </table:table-cell>
          <table:table-cell table:formula="of:=[.MW27]+[.MX26]" office:value-type="float" office:value="2141028547" calcext:value-type="float">
            <text:p>2141028547</text:p>
          </table:table-cell>
          <table:table-cell table:formula="of:=[.MX27]+[.MY26]" office:value-type="float" office:value="2152890201" calcext:value-type="float">
            <text:p>2152890201</text:p>
          </table:table-cell>
          <table:table-cell table:formula="of:=[.MY27]+[.MZ26]" office:value-type="float" office:value="2164784622" calcext:value-type="float">
            <text:p>2164784622</text:p>
          </table:table-cell>
          <table:table-cell table:formula="of:=[.MZ27]+[.NA26]" office:value-type="float" office:value="2176711810" calcext:value-type="float">
            <text:p>2176711810</text:p>
          </table:table-cell>
          <table:table-cell table:formula="of:=[.NA27]+[.NB26]" office:value-type="float" office:value="2188671765" calcext:value-type="float">
            <text:p>2188671765</text:p>
          </table:table-cell>
          <table:table-cell table:formula="of:=[.NB27]+[.NC26]" office:value-type="float" office:value="2200664487" calcext:value-type="float">
            <text:p>2200664487</text:p>
          </table:table-cell>
          <table:table-cell table:formula="of:=[.NC27]+[.ND26]" office:value-type="float" office:value="2212689976" calcext:value-type="float">
            <text:p>2212689976</text:p>
          </table:table-cell>
          <table:table-cell table:formula="of:=[.ND27]+[.NE26]" office:value-type="float" office:value="2224748232" calcext:value-type="float">
            <text:p>2224748232</text:p>
          </table:table-cell>
          <table:table-cell table:formula="of:=[.NE27]+[.NF26]" office:value-type="float" office:value="2236839255" calcext:value-type="float">
            <text:p>2236839255</text:p>
          </table:table-cell>
          <table:table-cell table:formula="of:=[.NF27]+[.NG26]" office:value-type="float" office:value="2248963045" calcext:value-type="float">
            <text:p>2248963045</text:p>
          </table:table-cell>
          <table:table-cell table:formula="of:=[.NG27]+[.NH26]" office:value-type="float" office:value="2261119602" calcext:value-type="float">
            <text:p>2261119602</text:p>
          </table:table-cell>
          <table:table-cell table:formula="of:=[.NH27]+[.NI26]" office:value-type="float" office:value="2273308926" calcext:value-type="float">
            <text:p>2273308926</text:p>
          </table:table-cell>
          <table:table-cell table:formula="of:=[.NI27]+[.NJ26]" office:value-type="float" office:value="2285531017" calcext:value-type="float">
            <text:p>2285531017</text:p>
          </table:table-cell>
          <table:table-cell table:formula="of:=[.NJ27]+[.NK26]" office:value-type="float" office:value="2297785875" calcext:value-type="float">
            <text:p>2297785875</text:p>
          </table:table-cell>
          <table:table-cell table:formula="of:=[.NK27]+[.NL26]" office:value-type="float" office:value="2310073500" calcext:value-type="float">
            <text:p>2310073500</text:p>
          </table:table-cell>
          <table:table-cell table:formula="of:=[.NL27]+[.NM26]" office:value-type="float" office:value="2322393892" calcext:value-type="float">
            <text:p>2322393892</text:p>
          </table:table-cell>
          <table:table-cell table:formula="of:=[.NM27]+[.NN26]" office:value-type="float" office:value="2334747051" calcext:value-type="float">
            <text:p>2334747051</text:p>
          </table:table-cell>
          <table:table-cell table:formula="of:=[.NN27]+[.NO26]" office:value-type="float" office:value="2347132977" calcext:value-type="float">
            <text:p>2347132977</text:p>
          </table:table-cell>
          <table:table-cell table:formula="of:=[.NO27]+[.NP26]" office:value-type="float" office:value="2359551670" calcext:value-type="float">
            <text:p>2359551670</text:p>
          </table:table-cell>
          <table:table-cell table:formula="of:=[.NP27]+[.NQ26]" office:value-type="float" office:value="2372003130" calcext:value-type="float">
            <text:p>2372003130</text:p>
          </table:table-cell>
          <table:table-cell table:formula="of:=[.NQ27]+[.NR26]" office:value-type="float" office:value="2384487357" calcext:value-type="float">
            <text:p>2384487357</text:p>
          </table:table-cell>
          <table:table-cell table:formula="of:=[.NR27]+[.NS26]" office:value-type="float" office:value="2397004351" calcext:value-type="float">
            <text:p>2397004351</text:p>
          </table:table-cell>
          <table:table-cell table:formula="of:=[.NS27]+[.NT26]" office:value-type="float" office:value="2409554112" calcext:value-type="float">
            <text:p>2409554112</text:p>
          </table:table-cell>
          <table:table-cell table:formula="of:=[.NT27]+[.NU26]" office:value-type="float" office:value="2422136640" calcext:value-type="float">
            <text:p>2422136640</text:p>
          </table:table-cell>
          <table:table-cell table:formula="of:=[.NU27]+[.NV26]" office:value-type="float" office:value="2434751935" calcext:value-type="float">
            <text:p>2434751935</text:p>
          </table:table-cell>
          <table:table-cell table:formula="of:=[.NV27]+[.NW26]" office:value-type="float" office:value="2447399997" calcext:value-type="float">
            <text:p>2447399997</text:p>
          </table:table-cell>
          <table:table-cell table:formula="of:=[.NW27]+[.NX26]" office:value-type="float" office:value="2460080826" calcext:value-type="float">
            <text:p>2460080826</text:p>
          </table:table-cell>
          <table:table-cell table:formula="of:=[.NX27]+[.NY26]" office:value-type="float" office:value="2472794422" calcext:value-type="float">
            <text:p>2472794422</text:p>
          </table:table-cell>
          <table:table-cell table:formula="of:=[.NY27]+[.NZ26]" office:value-type="float" office:value="2485540785" calcext:value-type="float">
            <text:p>2485540785</text:p>
          </table:table-cell>
          <table:table-cell table:formula="of:=[.NZ27]+[.OA26]" office:value-type="float" office:value="2498319915" calcext:value-type="float">
            <text:p>2498319915</text:p>
          </table:table-cell>
          <table:table-cell table:formula="of:=[.OA27]+[.OB26]" office:value-type="float" office:value="2511131812" calcext:value-type="float">
            <text:p>2511131812</text:p>
          </table:table-cell>
          <table:table-cell table:formula="of:=[.OB27]+[.OC26]" office:value-type="float" office:value="2523976476" calcext:value-type="float">
            <text:p>2523976476</text:p>
          </table:table-cell>
          <table:table-cell table:formula="of:=[.OC27]+[.OD26]" office:value-type="float" office:value="2536853907" calcext:value-type="float">
            <text:p>2536853907</text:p>
          </table:table-cell>
          <table:table-cell table:formula="of:=[.OD27]+[.OE26]" office:value-type="float" office:value="2549764105" calcext:value-type="float">
            <text:p>2549764105</text:p>
          </table:table-cell>
          <table:table-cell table:formula="of:=[.OE27]+[.OF26]" office:value-type="float" office:value="2562707070" calcext:value-type="float">
            <text:p>2562707070</text:p>
          </table:table-cell>
          <table:table-cell table:formula="of:=[.OF27]+[.OG26]" office:value-type="float" office:value="2575682802" calcext:value-type="float">
            <text:p>2575682802</text:p>
          </table:table-cell>
          <table:table-cell table:formula="of:=[.OG27]+[.OH26]" office:value-type="float" office:value="2588691301" calcext:value-type="float">
            <text:p>2588691301</text:p>
          </table:table-cell>
          <table:table-cell table:formula="of:=[.OH27]+[.OI26]" office:value-type="float" office:value="2601732567" calcext:value-type="float">
            <text:p>2601732567</text:p>
          </table:table-cell>
          <table:table-cell table:formula="of:=[.OI27]+[.OJ26]" office:value-type="float" office:value="2614806600" calcext:value-type="float">
            <text:p>2614806600</text:p>
          </table:table-cell>
          <table:table-cell table:formula="of:=[.OJ27]+[.OK26]" office:value-type="float" office:value="2627913400" calcext:value-type="float">
            <text:p>2627913400</text:p>
          </table:table-cell>
          <table:table-cell table:formula="of:=[.OK27]+[.OL26]" office:value-type="float" office:value="2641052967" calcext:value-type="float">
            <text:p>2641052967</text:p>
          </table:table-cell>
          <table:table-cell table:formula="of:=[.OL27]+[.OM26]" office:value-type="float" office:value="2654225301" calcext:value-type="float">
            <text:p>2654225301</text:p>
          </table:table-cell>
          <table:table-cell table:formula="of:=[.OM27]+[.ON26]" office:value-type="float" office:value="2667430402" calcext:value-type="float">
            <text:p>2667430402</text:p>
          </table:table-cell>
          <table:table-cell table:formula="of:=[.ON27]+[.OO26]" office:value-type="float" office:value="2680668270" calcext:value-type="float">
            <text:p>2680668270</text:p>
          </table:table-cell>
          <table:table-cell table:formula="of:=[.OO27]+[.OP26]" office:value-type="float" office:value="2693938905" calcext:value-type="float">
            <text:p>2693938905</text:p>
          </table:table-cell>
          <table:table-cell table:formula="of:=[.OP27]+[.OQ26]" office:value-type="float" office:value="2707242307" calcext:value-type="float">
            <text:p>2707242307</text:p>
          </table:table-cell>
          <table:table-cell table:formula="of:=[.OQ27]+[.OR26]" office:value-type="float" office:value="2720578476" calcext:value-type="float">
            <text:p>2720578476</text:p>
          </table:table-cell>
          <table:table-cell table:formula="of:=[.OR27]+[.OS26]" office:value-type="float" office:value="2733947412" calcext:value-type="float">
            <text:p>2733947412</text:p>
          </table:table-cell>
          <table:table-cell table:formula="of:=[.OS27]+[.OT26]" office:value-type="float" office:value="2747349115" calcext:value-type="float">
            <text:p>2747349115</text:p>
          </table:table-cell>
          <table:table-cell table:formula="of:=[.OT27]+[.OU26]" office:value-type="float" office:value="2760783585" calcext:value-type="float">
            <text:p>2760783585</text:p>
          </table:table-cell>
          <table:table-cell table:formula="of:=[.OU27]+[.OV26]" office:value-type="float" office:value="2774250822" calcext:value-type="float">
            <text:p>2774250822</text:p>
          </table:table-cell>
          <table:table-cell table:formula="of:=[.OV27]+[.OW26]" office:value-type="float" office:value="2787750826" calcext:value-type="float">
            <text:p>2787750826</text:p>
          </table:table-cell>
          <table:table-cell table:formula="of:=[.OW27]+[.OX26]" office:value-type="float" office:value="2801283597" calcext:value-type="float">
            <text:p>2801283597</text:p>
          </table:table-cell>
          <table:table-cell table:formula="of:=[.OX27]+[.OY26]" office:value-type="float" office:value="2814849135" calcext:value-type="float">
            <text:p>2814849135</text:p>
          </table:table-cell>
          <table:table-cell table:formula="of:=[.OY27]+[.OZ26]" office:value-type="float" office:value="2828447440" calcext:value-type="float">
            <text:p>2828447440</text:p>
          </table:table-cell>
          <table:table-cell table:formula="of:=[.OZ27]+[.PA26]" office:value-type="float" office:value="2842078512" calcext:value-type="float">
            <text:p>2842078512</text:p>
          </table:table-cell>
          <table:table-cell table:formula="of:=[.PA27]+[.PB26]" office:value-type="float" office:value="2855742351" calcext:value-type="float">
            <text:p>2855742351</text:p>
          </table:table-cell>
          <table:table-cell table:formula="of:=[.PB27]+[.PC26]" office:value-type="float" office:value="2869438957" calcext:value-type="float">
            <text:p>2869438957</text:p>
          </table:table-cell>
          <table:table-cell table:formula="of:=[.PC27]+[.PD26]" office:value-type="float" office:value="2883168330" calcext:value-type="float">
            <text:p>2883168330</text:p>
          </table:table-cell>
          <table:table-cell table:formula="of:=[.PD27]+[.PE26]" office:value-type="float" office:value="2896930470" calcext:value-type="float">
            <text:p>2896930470</text:p>
          </table:table-cell>
          <table:table-cell table:formula="of:=[.PE27]+[.PF26]" office:value-type="float" office:value="2910725377" calcext:value-type="float">
            <text:p>2910725377</text:p>
          </table:table-cell>
          <table:table-cell table:formula="of:=[.PF27]+[.PG26]" office:value-type="float" office:value="2924553051" calcext:value-type="float">
            <text:p>2924553051</text:p>
          </table:table-cell>
          <table:table-cell table:formula="of:=[.PG27]+[.PH26]" office:value-type="float" office:value="2938413492" calcext:value-type="float">
            <text:p>2938413492</text:p>
          </table:table-cell>
          <table:table-cell table:formula="of:=[.PH27]+[.PI26]" office:value-type="float" office:value="2952306700" calcext:value-type="float">
            <text:p>2952306700</text:p>
          </table:table-cell>
          <table:table-cell table:formula="of:=[.PI27]+[.PJ26]" office:value-type="float" office:value="2966232675" calcext:value-type="float">
            <text:p>2966232675</text:p>
          </table:table-cell>
          <table:table-cell table:formula="of:=[.PJ27]+[.PK26]" office:value-type="float" office:value="2980191417" calcext:value-type="float">
            <text:p>2980191417</text:p>
          </table:table-cell>
          <table:table-cell table:formula="of:=[.PK27]+[.PL26]" office:value-type="float" office:value="2994182926" calcext:value-type="float">
            <text:p>2994182926</text:p>
          </table:table-cell>
          <table:table-cell table:formula="of:=[.PL27]+[.PM26]" office:value-type="float" office:value="3008207202" calcext:value-type="float">
            <text:p>3008207202</text:p>
          </table:table-cell>
          <table:table-cell table:formula="of:=[.PM27]+[.PN26]" office:value-type="float" office:value="3022264245" calcext:value-type="float">
            <text:p>3022264245</text:p>
          </table:table-cell>
          <table:table-cell table:formula="of:=[.PN27]+[.PO26]" office:value-type="float" office:value="3036354055" calcext:value-type="float">
            <text:p>3036354055</text:p>
          </table:table-cell>
          <table:table-cell table:formula="of:=[.PO27]+[.PP26]" office:value-type="float" office:value="3050476632" calcext:value-type="float">
            <text:p>3050476632</text:p>
          </table:table-cell>
          <table:table-cell table:formula="of:=[.PP27]+[.PQ26]" office:value-type="float" office:value="3064631976" calcext:value-type="float">
            <text:p>3064631976</text:p>
          </table:table-cell>
          <table:table-cell table:formula="of:=[.PQ27]+[.PR26]" office:value-type="float" office:value="3078820087" calcext:value-type="float">
            <text:p>3078820087</text:p>
          </table:table-cell>
          <table:table-cell table:formula="of:=[.PR27]+[.PS26]" office:value-type="float" office:value="3093040965" calcext:value-type="float">
            <text:p>3093040965</text:p>
          </table:table-cell>
          <table:table-cell table:formula="of:=[.PS27]+[.PT26]" office:value-type="float" office:value="3107294610" calcext:value-type="float">
            <text:p>3107294610</text:p>
          </table:table-cell>
          <table:table-cell table:formula="of:=[.PT27]+[.PU26]" office:value-type="float" office:value="3121581022" calcext:value-type="float">
            <text:p>3121581022</text:p>
          </table:table-cell>
          <table:table-cell table:formula="of:=[.PU27]+[.PV26]" office:value-type="float" office:value="3135900201" calcext:value-type="float">
            <text:p>3135900201</text:p>
          </table:table-cell>
          <table:table-cell table:formula="of:=[.PV27]+[.PW26]" office:value-type="float" office:value="3150252147" calcext:value-type="float">
            <text:p>3150252147</text:p>
          </table:table-cell>
          <table:table-cell table:formula="of:=[.PW27]+[.PX26]" office:value-type="float" office:value="3164636860" calcext:value-type="float">
            <text:p>3164636860</text:p>
          </table:table-cell>
          <table:table-cell table:formula="of:=[.PX27]+[.PY26]" office:value-type="float" office:value="3179054340" calcext:value-type="float">
            <text:p>3179054340</text:p>
          </table:table-cell>
          <table:table-cell table:formula="of:=[.PY27]+[.PZ26]" office:value-type="float" office:value="3193504587" calcext:value-type="float">
            <text:p>3193504587</text:p>
          </table:table-cell>
          <table:table-cell table:formula="of:=[.PZ27]+[.QA26]" office:value-type="float" office:value="3207987601" calcext:value-type="float">
            <text:p>3207987601</text:p>
          </table:table-cell>
          <table:table-cell table:formula="of:=[.QA27]+[.QB26]" office:value-type="float" office:value="3222503382" calcext:value-type="float">
            <text:p>3222503382</text:p>
          </table:table-cell>
          <table:table-cell table:formula="of:=[.QB27]+[.QC26]" office:value-type="float" office:value="3237051930" calcext:value-type="float">
            <text:p>3237051930</text:p>
          </table:table-cell>
          <table:table-cell table:formula="of:=[.QC27]+[.QD26]" office:value-type="float" office:value="3251633245" calcext:value-type="float">
            <text:p>3251633245</text:p>
          </table:table-cell>
          <table:table-cell table:formula="of:=[.QD27]+[.QE26]" office:value-type="float" office:value="3266247327" calcext:value-type="float">
            <text:p>3266247327</text:p>
          </table:table-cell>
          <table:table-cell table:formula="of:=[.QE27]+[.QF26]" office:value-type="float" office:value="3280894176" calcext:value-type="float">
            <text:p>3280894176</text:p>
          </table:table-cell>
          <table:table-cell table:formula="of:=[.QF27]+[.QG26]" office:value-type="float" office:value="3295573792" calcext:value-type="float">
            <text:p>3295573792</text:p>
          </table:table-cell>
          <table:table-cell table:formula="of:=[.QG27]+[.QH26]" office:value-type="float" office:value="3310286175" calcext:value-type="float">
            <text:p>3310286175</text:p>
          </table:table-cell>
          <table:table-cell table:formula="of:=[.QH27]+[.QI26]" office:value-type="float" office:value="3325031325" calcext:value-type="float">
            <text:p>3325031325</text:p>
          </table:table-cell>
          <table:table-cell table:formula="of:=[.QI27]+[.QJ26]" office:value-type="float" office:value="3339809242" calcext:value-type="float">
            <text:p>3339809242</text:p>
          </table:table-cell>
          <table:table-cell table:formula="of:=[.QJ27]+[.QK26]" office:value-type="float" office:value="3354619926" calcext:value-type="float">
            <text:p>3354619926</text:p>
          </table:table-cell>
          <table:table-cell table:formula="of:=[.QK27]+[.QL26]" office:value-type="float" office:value="3369463377" calcext:value-type="float">
            <text:p>3369463377</text:p>
          </table:table-cell>
          <table:table-cell table:formula="of:=[.QL27]+[.QM26]" office:value-type="float" office:value="3384339595" calcext:value-type="float">
            <text:p>3384339595</text:p>
          </table:table-cell>
          <table:table-cell table:formula="of:=[.QM27]+[.QN26]" office:value-type="float" office:value="3399248580" calcext:value-type="float">
            <text:p>3399248580</text:p>
          </table:table-cell>
          <table:table-cell table:formula="of:=[.QN27]+[.QO26]" office:value-type="float" office:value="3414190332" calcext:value-type="float">
            <text:p>3414190332</text:p>
          </table:table-cell>
          <table:table-cell table:formula="of:=[.QO27]+[.QP26]" office:value-type="float" office:value="3429164851" calcext:value-type="float">
            <text:p>3429164851</text:p>
          </table:table-cell>
          <table:table-cell table:formula="of:=[.QP27]+[.QQ26]" office:value-type="float" office:value="3444172137" calcext:value-type="float">
            <text:p>3444172137</text:p>
          </table:table-cell>
          <table:table-cell table:formula="of:=[.QQ27]+[.QR26]" office:value-type="float" office:value="3459212190" calcext:value-type="float">
            <text:p>3459212190</text:p>
          </table:table-cell>
          <table:table-cell table:formula="of:=[.QR27]+[.QS26]" office:value-type="float" office:value="3474285010" calcext:value-type="float">
            <text:p>3474285010</text:p>
          </table:table-cell>
          <table:table-cell table:formula="of:=[.QS27]+[.QT26]" office:value-type="float" office:value="3489390597" calcext:value-type="float">
            <text:p>3489390597</text:p>
          </table:table-cell>
          <table:table-cell table:formula="of:=[.QT27]+[.QU26]" office:value-type="float" office:value="3504528951" calcext:value-type="float">
            <text:p>3504528951</text:p>
          </table:table-cell>
          <table:table-cell table:formula="of:=[.QU27]+[.QV26]" office:value-type="float" office:value="3519700072" calcext:value-type="float">
            <text:p>3519700072</text:p>
          </table:table-cell>
          <table:table-cell table:formula="of:=[.QV27]+[.QW26]" office:value-type="float" office:value="3534903960" calcext:value-type="float">
            <text:p>3534903960</text:p>
          </table:table-cell>
          <table:table-cell table:formula="of:=[.QW27]+[.QX26]" office:value-type="float" office:value="3550140615" calcext:value-type="float">
            <text:p>3550140615</text:p>
          </table:table-cell>
          <table:table-cell table:formula="of:=[.QX27]+[.QY26]" office:value-type="float" office:value="3565410037" calcext:value-type="float">
            <text:p>3565410037</text:p>
          </table:table-cell>
          <table:table-cell table:formula="of:=[.QY27]+[.QZ26]" office:value-type="float" office:value="3580712226" calcext:value-type="float">
            <text:p>3580712226</text:p>
          </table:table-cell>
          <table:table-cell table:formula="of:=[.QZ27]+[.RA26]" office:value-type="float" office:value="3596047182" calcext:value-type="float">
            <text:p>3596047182</text:p>
          </table:table-cell>
          <table:table-cell table:formula="of:=[.RA27]+[.RB26]" office:value-type="float" office:value="3611414905" calcext:value-type="float">
            <text:p>3611414905</text:p>
          </table:table-cell>
          <table:table-cell table:formula="of:=[.RB27]+[.RC26]" office:value-type="float" office:value="3626815395" calcext:value-type="float">
            <text:p>3626815395</text:p>
          </table:table-cell>
          <table:table-cell table:formula="of:=[.RC27]+[.RD26]" office:value-type="float" office:value="3642248652" calcext:value-type="float">
            <text:p>3642248652</text:p>
          </table:table-cell>
          <table:table-cell table:formula="of:=[.RD27]+[.RE26]" office:value-type="float" office:value="3657714676" calcext:value-type="float">
            <text:p>3657714676</text:p>
          </table:table-cell>
          <table:table-cell table:formula="of:=[.RE27]+[.RF26]" office:value-type="float" office:value="3673213467" calcext:value-type="float">
            <text:p>3673213467</text:p>
          </table:table-cell>
          <table:table-cell table:formula="of:=[.RF27]+[.RG26]" office:value-type="float" office:value="3688745025" calcext:value-type="float">
            <text:p>3688745025</text:p>
          </table:table-cell>
          <table:table-cell table:formula="of:=[.RG27]+[.RH26]" office:value-type="float" office:value="3704309350" calcext:value-type="float">
            <text:p>3704309350</text:p>
          </table:table-cell>
          <table:table-cell table:formula="of:=[.RH27]+[.RI26]" office:value-type="float" office:value="3719906442" calcext:value-type="float">
            <text:p>3719906442</text:p>
          </table:table-cell>
          <table:table-cell table:formula="of:=[.RI27]+[.RJ26]" office:value-type="float" office:value="3735536301" calcext:value-type="float">
            <text:p>3735536301</text:p>
          </table:table-cell>
          <table:table-cell table:formula="of:=[.RJ27]+[.RK26]" office:value-type="float" office:value="3751198927" calcext:value-type="float">
            <text:p>3751198927</text:p>
          </table:table-cell>
          <table:table-cell table:formula="of:=[.RK27]+[.RL26]" office:value-type="float" office:value="3766894320" calcext:value-type="float">
            <text:p>3766894320</text:p>
          </table:table-cell>
          <table:table-cell table:formula="of:=[.RL27]+[.RM26]" office:value-type="float" office:value="3782622480" calcext:value-type="float">
            <text:p>3782622480</text:p>
          </table:table-cell>
          <table:table-cell table:formula="of:=[.RM27]+[.RN26]" office:value-type="float" office:value="3798383407" calcext:value-type="float">
            <text:p>3798383407</text:p>
          </table:table-cell>
          <table:table-cell table:formula="of:=[.RN27]+[.RO26]" office:value-type="float" office:value="3814177101" calcext:value-type="float">
            <text:p>3814177101</text:p>
          </table:table-cell>
          <table:table-cell table:formula="of:=[.RO27]+[.RP26]" office:value-type="float" office:value="3830003562" calcext:value-type="float">
            <text:p>3830003562</text:p>
          </table:table-cell>
          <table:table-cell table:formula="of:=[.RP27]+[.RQ26]" office:value-type="float" office:value="3845862790" calcext:value-type="float">
            <text:p>3845862790</text:p>
          </table:table-cell>
          <table:table-cell table:formula="of:=[.RQ27]+[.RR26]" office:value-type="float" office:value="3861754785" calcext:value-type="float">
            <text:p>3861754785</text:p>
          </table:table-cell>
          <table:table-cell table:formula="of:=[.RR27]+[.RS26]" office:value-type="float" office:value="3877679547" calcext:value-type="float">
            <text:p>3877679547</text:p>
          </table:table-cell>
          <table:table-cell table:formula="of:=[.RS27]+[.RT26]" office:value-type="float" office:value="3893637076" calcext:value-type="float">
            <text:p>3893637076</text:p>
          </table:table-cell>
          <table:table-cell table:formula="of:=[.RT27]+[.RU26]" office:value-type="float" office:value="3909627372" calcext:value-type="float">
            <text:p>3909627372</text:p>
          </table:table-cell>
          <table:table-cell table:formula="of:=[.RU27]+[.RV26]" office:value-type="float" office:value="3925650435" calcext:value-type="float">
            <text:p>3925650435</text:p>
          </table:table-cell>
          <table:table-cell table:formula="of:=[.RV27]+[.RW26]" office:value-type="float" office:value="3941706265" calcext:value-type="float">
            <text:p>3941706265</text:p>
          </table:table-cell>
          <table:table-cell table:formula="of:=[.RW27]+[.RX26]" office:value-type="float" office:value="3957794862" calcext:value-type="float">
            <text:p>3957794862</text:p>
          </table:table-cell>
          <table:table-cell table:formula="of:=[.RX27]+[.RY26]" office:value-type="float" office:value="3973916226" calcext:value-type="float">
            <text:p>3973916226</text:p>
          </table:table-cell>
          <table:table-cell table:formula="of:=[.RY27]+[.RZ26]" office:value-type="float" office:value="3990070357" calcext:value-type="float">
            <text:p>3990070357</text:p>
          </table:table-cell>
          <table:table-cell table:formula="of:=[.RZ27]+[.SA26]" office:value-type="float" office:value="4006257255" calcext:value-type="float">
            <text:p>4006257255</text:p>
          </table:table-cell>
          <table:table-cell table:formula="of:=[.SA27]+[.SB26]" office:value-type="float" office:value="4022476920" calcext:value-type="float">
            <text:p>4022476920</text:p>
          </table:table-cell>
          <table:table-cell table:formula="of:=[.SB27]+[.SC26]" office:value-type="float" office:value="4038729352" calcext:value-type="float">
            <text:p>4038729352</text:p>
          </table:table-cell>
          <table:table-cell table:formula="of:=[.SC27]+[.SD26]" office:value-type="float" office:value="4055014551" calcext:value-type="float">
            <text:p>4055014551</text:p>
          </table:table-cell>
          <table:table-cell table:formula="of:=[.SD27]+[.SE26]" office:value-type="float" office:value="4071332517" calcext:value-type="float">
            <text:p>4071332517</text:p>
          </table:table-cell>
          <table:table-cell table:formula="of:=[.SE27]+[.SF26]" office:value-type="float" office:value="4087683250" calcext:value-type="float">
            <text:p>4087683250</text:p>
          </table:table-cell>
          <table:table-cell table:formula="of:=[.SF27]+[.SG26]" office:value-type="float" office:value="4104066750" calcext:value-type="float">
            <text:p>4104066750</text:p>
          </table:table-cell>
          <table:table-cell table:formula="of:=[.SG27]+[.SH26]" office:value-type="float" office:value="4120483017" calcext:value-type="float">
            <text:p>4120483017</text:p>
          </table:table-cell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0]+[.B29]" office:value-type="float" office:value="39.24" calcext:value-type="float">
            <text:p>39.24</text:p>
          </table:table-cell>
          <table:table-cell table:formula="of:=[.B30]+[.C29]" office:value-type="float" office:value="78.48" calcext:value-type="float">
            <text:p>78.48</text:p>
          </table:table-cell>
          <table:table-cell table:formula="of:=[.C30]+[.D29]" office:value-type="float" office:value="117.72" calcext:value-type="float">
            <text:p>117.72</text:p>
          </table:table-cell>
          <table:table-cell table:formula="of:=[.D30]+[.E29]" office:value-type="float" office:value="156.96" calcext:value-type="float">
            <text:p>156.96</text:p>
          </table:table-cell>
          <table:table-cell table:formula="of:=[.E30]+[.F29]" office:value-type="float" office:value="196.2" calcext:value-type="float">
            <text:p>196.2</text:p>
          </table:table-cell>
          <table:table-cell table:formula="of:=[.F30]+[.G29]" office:value-type="float" office:value="235.44" calcext:value-type="float">
            <text:p>235.44</text:p>
          </table:table-cell>
          <table:table-cell table:formula="of:=[.G30]+[.H29]" office:value-type="float" office:value="274.68" calcext:value-type="float">
            <text:p>274.68</text:p>
          </table:table-cell>
          <table:table-cell table:formula="of:=[.H30]+[.I29]" office:value-type="float" office:value="313.92" calcext:value-type="float">
            <text:p>313.92</text:p>
          </table:table-cell>
          <table:table-cell table:formula="of:=[.I30]+[.J29]" office:value-type="float" office:value="353.16" calcext:value-type="float">
            <text:p>353.16</text:p>
          </table:table-cell>
          <table:table-cell table:formula="of:=[.J30]+[.K29]" office:value-type="float" office:value="392.4" calcext:value-type="float">
            <text:p>392.4</text:p>
          </table:table-cell>
          <table:table-cell table:formula="of:=[.K30]+[.L29]" office:value-type="float" office:value="431.64" calcext:value-type="float">
            <text:p>431.64</text:p>
          </table:table-cell>
          <table:table-cell table:formula="of:=[.L30]+[.M29]" office:value-type="float" office:value="470.88" calcext:value-type="float">
            <text:p>470.88</text:p>
          </table:table-cell>
          <table:table-cell table:formula="of:=[.M30]+[.N29]" office:value-type="float" office:value="510.12" calcext:value-type="float">
            <text:p>510.12</text:p>
          </table:table-cell>
          <table:table-cell table:formula="of:=[.N30]+[.O29]" office:value-type="float" office:value="549.36" calcext:value-type="float">
            <text:p>549.36</text:p>
          </table:table-cell>
          <table:table-cell table:formula="of:=[.O30]+[.P29]" office:value-type="float" office:value="588.6" calcext:value-type="float">
            <text:p>588.6</text:p>
          </table:table-cell>
          <table:table-cell table:formula="of:=[.P30]+[.Q29]" office:value-type="float" office:value="627.84" calcext:value-type="float">
            <text:p>627.84</text:p>
          </table:table-cell>
          <table:table-cell table:formula="of:=[.Q30]+[.R29]" office:value-type="float" office:value="667.08" calcext:value-type="float">
            <text:p>667.08</text:p>
          </table:table-cell>
          <table:table-cell table:formula="of:=[.R30]+[.S29]" office:value-type="float" office:value="706.32" calcext:value-type="float">
            <text:p>706.32</text:p>
          </table:table-cell>
          <table:table-cell table:formula="of:=[.S30]+[.T29]" office:value-type="float" office:value="745.56" calcext:value-type="float">
            <text:p>745.56</text:p>
          </table:table-cell>
          <table:table-cell table:formula="of:=[.T30]+[.U29]" office:value-type="float" office:value="784.8" calcext:value-type="float">
            <text:p>784.8</text:p>
          </table:table-cell>
          <table:table-cell table:formula="of:=[.U30]+[.V29]" office:value-type="float" office:value="824.04" calcext:value-type="float">
            <text:p>824.04</text:p>
          </table:table-cell>
          <table:table-cell table:formula="of:=[.V30]+[.W29]" office:value-type="float" office:value="863.28" calcext:value-type="float">
            <text:p>863.28</text:p>
          </table:table-cell>
          <table:table-cell table:formula="of:=[.W30]+[.X29]" office:value-type="float" office:value="902.52" calcext:value-type="float">
            <text:p>902.52</text:p>
          </table:table-cell>
          <table:table-cell table:formula="of:=[.X30]+[.Y29]" office:value-type="float" office:value="941.76" calcext:value-type="float">
            <text:p>941.76</text:p>
          </table:table-cell>
          <table:table-cell table:formula="of:=[.Y30]+[.Z29]" office:value-type="float" office:value="981" calcext:value-type="float">
            <text:p>981</text:p>
          </table:table-cell>
          <table:table-cell table:formula="of:=[.Z30]+[.AA29]" office:value-type="float" office:value="1020.24" calcext:value-type="float">
            <text:p>1020.24</text:p>
          </table:table-cell>
          <table:table-cell table:formula="of:=[.AA30]+[.AB29]" office:value-type="float" office:value="1059.48" calcext:value-type="float">
            <text:p>1059.48</text:p>
          </table:table-cell>
          <table:table-cell table:formula="of:=[.AB30]+[.AC29]" office:value-type="float" office:value="1098.72" calcext:value-type="float">
            <text:p>1098.72</text:p>
          </table:table-cell>
          <table:table-cell table:formula="of:=[.AC30]+[.AD29]" office:value-type="float" office:value="1137.96" calcext:value-type="float">
            <text:p>1137.96</text:p>
          </table:table-cell>
          <table:table-cell table:formula="of:=[.AD30]+[.AE29]" office:value-type="float" office:value="1177.2" calcext:value-type="float">
            <text:p>1177.2</text:p>
          </table:table-cell>
          <table:table-cell table:formula="of:=[.AE30]+[.AF29]" office:value-type="float" office:value="1216.44" calcext:value-type="float">
            <text:p>1216.44</text:p>
          </table:table-cell>
          <table:table-cell table:formula="of:=[.AF30]+[.AG29]" office:value-type="float" office:value="1255.68" calcext:value-type="float">
            <text:p>1255.68</text:p>
          </table:table-cell>
          <table:table-cell table:formula="of:=[.AG30]+[.AH29]" office:value-type="float" office:value="1294.92" calcext:value-type="float">
            <text:p>1294.92</text:p>
          </table:table-cell>
          <table:table-cell table:formula="of:=[.AH30]+[.AI29]" office:value-type="float" office:value="1334.16" calcext:value-type="float">
            <text:p>1334.16</text:p>
          </table:table-cell>
          <table:table-cell table:formula="of:=[.AI30]+[.AJ29]" office:value-type="float" office:value="1373.4" calcext:value-type="float">
            <text:p>1373.4</text:p>
          </table:table-cell>
          <table:table-cell table:formula="of:=[.AJ30]+[.AK29]" office:value-type="float" office:value="1412.64" calcext:value-type="float">
            <text:p>1412.64</text:p>
          </table:table-cell>
          <table:table-cell table:formula="of:=[.AK30]+[.AL29]" office:value-type="float" office:value="1451.88" calcext:value-type="float">
            <text:p>1451.88</text:p>
          </table:table-cell>
          <table:table-cell table:formula="of:=[.AL30]+[.AM29]" office:value-type="float" office:value="1491.12" calcext:value-type="float">
            <text:p>1491.12</text:p>
          </table:table-cell>
          <table:table-cell table:formula="of:=[.AM30]+[.AN29]" office:value-type="float" office:value="1530.36" calcext:value-type="float">
            <text:p>1530.36</text:p>
          </table:table-cell>
          <table:table-cell table:formula="of:=[.AN30]+[.AO29]" office:value-type="float" office:value="1569.6" calcext:value-type="float">
            <text:p>1569.6</text:p>
          </table:table-cell>
          <table:table-cell table:formula="of:=[.AO30]+[.AP29]" office:value-type="float" office:value="1608.84" calcext:value-type="float">
            <text:p>1608.84</text:p>
          </table:table-cell>
          <table:table-cell table:formula="of:=[.AP30]+[.AQ29]" office:value-type="float" office:value="1648.08" calcext:value-type="float">
            <text:p>1648.08</text:p>
          </table:table-cell>
          <table:table-cell table:formula="of:=[.AQ30]+[.AR29]" office:value-type="float" office:value="1687.32" calcext:value-type="float">
            <text:p>1687.32</text:p>
          </table:table-cell>
          <table:table-cell table:formula="of:=[.AR30]+[.AS29]" office:value-type="float" office:value="1726.56" calcext:value-type="float">
            <text:p>1726.56</text:p>
          </table:table-cell>
          <table:table-cell table:formula="of:=[.AS30]+[.AT29]" office:value-type="float" office:value="1765.8" calcext:value-type="float">
            <text:p>1765.8</text:p>
          </table:table-cell>
          <table:table-cell table:formula="of:=[.AT30]+[.AU29]" office:value-type="float" office:value="1805.04" calcext:value-type="float">
            <text:p>1805.04</text:p>
          </table:table-cell>
          <table:table-cell table:formula="of:=[.AU30]+[.AV29]" office:value-type="float" office:value="1844.28" calcext:value-type="float">
            <text:p>1844.28</text:p>
          </table:table-cell>
          <table:table-cell table:formula="of:=[.AV30]+[.AW29]" office:value-type="float" office:value="1883.52" calcext:value-type="float">
            <text:p>1883.52</text:p>
          </table:table-cell>
          <table:table-cell table:formula="of:=[.AW30]+[.AX29]" office:value-type="float" office:value="1922.76" calcext:value-type="float">
            <text:p>1922.76</text:p>
          </table:table-cell>
          <table:table-cell table:formula="of:=[.AX30]+[.AY29]" office:value-type="float" office:value="1962" calcext:value-type="float">
            <text:p>1962</text:p>
          </table:table-cell>
          <table:table-cell table:formula="of:=[.AY30]+[.AZ29]" office:value-type="float" office:value="2001.24" calcext:value-type="float">
            <text:p>2001.24</text:p>
          </table:table-cell>
          <table:table-cell table:formula="of:=[.AZ30]+[.BA29]" office:value-type="float" office:value="2040.48" calcext:value-type="float">
            <text:p>2040.48</text:p>
          </table:table-cell>
          <table:table-cell table:formula="of:=[.BA30]+[.BB29]" office:value-type="float" office:value="2079.72" calcext:value-type="float">
            <text:p>2079.72</text:p>
          </table:table-cell>
          <table:table-cell table:formula="of:=[.BB30]+[.BC29]" office:value-type="float" office:value="2118.96" calcext:value-type="float">
            <text:p>2118.96</text:p>
          </table:table-cell>
          <table:table-cell table:formula="of:=[.BC30]+[.BD29]" office:value-type="float" office:value="2158.2" calcext:value-type="float">
            <text:p>2158.2</text:p>
          </table:table-cell>
          <table:table-cell table:formula="of:=[.BD30]+[.BE29]" office:value-type="float" office:value="2197.44" calcext:value-type="float">
            <text:p>2197.44</text:p>
          </table:table-cell>
          <table:table-cell table:formula="of:=[.BE30]+[.BF29]" office:value-type="float" office:value="2236.68" calcext:value-type="float">
            <text:p>2236.68</text:p>
          </table:table-cell>
          <table:table-cell table:formula="of:=[.BF30]+[.BG29]" office:value-type="float" office:value="2275.92" calcext:value-type="float">
            <text:p>2275.92</text:p>
          </table:table-cell>
          <table:table-cell table:formula="of:=[.BG30]+[.BH29]" office:value-type="float" office:value="2315.16" calcext:value-type="float">
            <text:p>2315.16</text:p>
          </table:table-cell>
          <table:table-cell table:formula="of:=[.BH30]+[.BI29]" office:value-type="float" office:value="2354.4" calcext:value-type="float">
            <text:p>2354.4</text:p>
          </table:table-cell>
          <table:table-cell table:formula="of:=[.BI30]+[.BJ29]" office:value-type="float" office:value="2393.64" calcext:value-type="float">
            <text:p>2393.64</text:p>
          </table:table-cell>
          <table:table-cell table:formula="of:=[.BJ30]+[.BK29]" office:value-type="float" office:value="2432.88" calcext:value-type="float">
            <text:p>2432.88</text:p>
          </table:table-cell>
          <table:table-cell table:formula="of:=[.BK30]+[.BL29]" office:value-type="float" office:value="2472.12" calcext:value-type="float">
            <text:p>2472.12</text:p>
          </table:table-cell>
          <table:table-cell table:formula="of:=[.BL30]+[.BM29]" office:value-type="float" office:value="2511.36" calcext:value-type="float">
            <text:p>2511.36</text:p>
          </table:table-cell>
          <table:table-cell table:formula="of:=[.BM30]+[.BN29]" office:value-type="float" office:value="2550.6" calcext:value-type="float">
            <text:p>2550.6</text:p>
          </table:table-cell>
          <table:table-cell table:formula="of:=[.BN30]+[.BO29]" office:value-type="float" office:value="2589.84" calcext:value-type="float">
            <text:p>2589.84</text:p>
          </table:table-cell>
          <table:table-cell table:formula="of:=[.BO30]+[.BP29]" office:value-type="float" office:value="2629.08" calcext:value-type="float">
            <text:p>2629.08</text:p>
          </table:table-cell>
          <table:table-cell table:formula="of:=[.BP30]+[.BQ29]" office:value-type="float" office:value="2668.32" calcext:value-type="float">
            <text:p>2668.32</text:p>
          </table:table-cell>
          <table:table-cell table:formula="of:=[.BQ30]+[.BR29]" office:value-type="float" office:value="2707.56" calcext:value-type="float">
            <text:p>2707.56</text:p>
          </table:table-cell>
          <table:table-cell table:formula="of:=[.BR30]+[.BS29]" office:value-type="float" office:value="2746.8" calcext:value-type="float">
            <text:p>2746.8</text:p>
          </table:table-cell>
          <table:table-cell table:formula="of:=[.BS30]+[.BT29]" office:value-type="float" office:value="2786.04" calcext:value-type="float">
            <text:p>2786.04</text:p>
          </table:table-cell>
          <table:table-cell table:formula="of:=[.BT30]+[.BU29]" office:value-type="float" office:value="2825.28" calcext:value-type="float">
            <text:p>2825.28</text:p>
          </table:table-cell>
          <table:table-cell table:formula="of:=[.BU30]+[.BV29]" office:value-type="float" office:value="2864.52" calcext:value-type="float">
            <text:p>2864.52</text:p>
          </table:table-cell>
          <table:table-cell table:formula="of:=[.BV30]+[.BW29]" office:value-type="float" office:value="2903.76" calcext:value-type="float">
            <text:p>2903.76</text:p>
          </table:table-cell>
          <table:table-cell table:formula="of:=[.BW30]+[.BX29]" office:value-type="float" office:value="2943" calcext:value-type="float">
            <text:p>2943</text:p>
          </table:table-cell>
          <table:table-cell table:formula="of:=[.BX30]+[.BY29]" office:value-type="float" office:value="2982.24" calcext:value-type="float">
            <text:p>2982.24</text:p>
          </table:table-cell>
          <table:table-cell table:formula="of:=[.BY30]+[.BZ29]" office:value-type="float" office:value="3021.47999999999" calcext:value-type="float">
            <text:p>3021.47999999999</text:p>
          </table:table-cell>
          <table:table-cell table:formula="of:=[.BZ30]+[.CA29]" office:value-type="float" office:value="3060.71999999999" calcext:value-type="float">
            <text:p>3060.71999999999</text:p>
          </table:table-cell>
          <table:table-cell table:formula="of:=[.CA30]+[.CB29]" office:value-type="float" office:value="3099.95999999999" calcext:value-type="float">
            <text:p>3099.95999999999</text:p>
          </table:table-cell>
          <table:table-cell table:formula="of:=[.CB30]+[.CC29]" office:value-type="float" office:value="3139.19999999999" calcext:value-type="float">
            <text:p>3139.19999999999</text:p>
          </table:table-cell>
          <table:table-cell table:formula="of:=[.CC30]+[.CD29]" office:value-type="float" office:value="3178.43999999999" calcext:value-type="float">
            <text:p>3178.43999999999</text:p>
          </table:table-cell>
          <table:table-cell table:formula="of:=[.CD30]+[.CE29]" office:value-type="float" office:value="3217.67999999999" calcext:value-type="float">
            <text:p>3217.67999999999</text:p>
          </table:table-cell>
          <table:table-cell table:formula="of:=[.CE30]+[.CF29]" office:value-type="float" office:value="3256.91999999999" calcext:value-type="float">
            <text:p>3256.91999999999</text:p>
          </table:table-cell>
          <table:table-cell table:formula="of:=[.CF30]+[.CG29]" office:value-type="float" office:value="3296.15999999999" calcext:value-type="float">
            <text:p>3296.15999999999</text:p>
          </table:table-cell>
          <table:table-cell table:formula="of:=[.CG30]+[.CH29]" office:value-type="float" office:value="3335.39999999999" calcext:value-type="float">
            <text:p>3335.39999999999</text:p>
          </table:table-cell>
          <table:table-cell table:formula="of:=[.CH30]+[.CI29]" office:value-type="float" office:value="3374.63999999999" calcext:value-type="float">
            <text:p>3374.63999999999</text:p>
          </table:table-cell>
          <table:table-cell table:formula="of:=[.CI30]+[.CJ29]" office:value-type="float" office:value="3413.87999999999" calcext:value-type="float">
            <text:p>3413.87999999999</text:p>
          </table:table-cell>
          <table:table-cell table:formula="of:=[.CJ30]+[.CK29]" office:value-type="float" office:value="3453.11999999999" calcext:value-type="float">
            <text:p>3453.11999999999</text:p>
          </table:table-cell>
          <table:table-cell table:formula="of:=[.CK30]+[.CL29]" office:value-type="float" office:value="3492.35999999999" calcext:value-type="float">
            <text:p>3492.35999999999</text:p>
          </table:table-cell>
          <table:table-cell table:formula="of:=[.CL30]+[.CM29]" office:value-type="float" office:value="3531.59999999999" calcext:value-type="float">
            <text:p>3531.59999999999</text:p>
          </table:table-cell>
          <table:table-cell table:formula="of:=[.CM30]+[.CN29]" office:value-type="float" office:value="3570.83999999999" calcext:value-type="float">
            <text:p>3570.83999999999</text:p>
          </table:table-cell>
          <table:table-cell table:formula="of:=[.CN30]+[.CO29]" office:value-type="float" office:value="3610.07999999999" calcext:value-type="float">
            <text:p>3610.07999999999</text:p>
          </table:table-cell>
          <table:table-cell table:formula="of:=[.CO30]+[.CP29]" office:value-type="float" office:value="3649.31999999999" calcext:value-type="float">
            <text:p>3649.31999999999</text:p>
          </table:table-cell>
          <table:table-cell table:formula="of:=[.CP30]+[.CQ29]" office:value-type="float" office:value="3688.55999999999" calcext:value-type="float">
            <text:p>3688.55999999999</text:p>
          </table:table-cell>
          <table:table-cell table:formula="of:=[.CQ30]+[.CR29]" office:value-type="float" office:value="3727.79999999999" calcext:value-type="float">
            <text:p>3727.79999999999</text:p>
          </table:table-cell>
          <table:table-cell table:formula="of:=[.CR30]+[.CS29]" office:value-type="float" office:value="3767.03999999999" calcext:value-type="float">
            <text:p>3767.03999999999</text:p>
          </table:table-cell>
          <table:table-cell table:formula="of:=[.CS30]+[.CT29]" office:value-type="float" office:value="3806.27999999999" calcext:value-type="float">
            <text:p>3806.27999999999</text:p>
          </table:table-cell>
          <table:table-cell table:formula="of:=[.CT30]+[.CU29]" office:value-type="float" office:value="3845.51999999999" calcext:value-type="float">
            <text:p>3845.51999999999</text:p>
          </table:table-cell>
          <table:table-cell table:formula="of:=[.CU30]+[.CV29]" office:value-type="float" office:value="3884.75999999999" calcext:value-type="float">
            <text:p>3884.75999999999</text:p>
          </table:table-cell>
          <table:table-cell table:formula="of:=[.CV30]+[.CW29]" office:value-type="float" office:value="3923.99999999999" calcext:value-type="float">
            <text:p>3923.99999999999</text:p>
          </table:table-cell>
          <table:table-cell table:formula="of:=[.CW30]+[.CX29]" office:value-type="float" office:value="3963.23999999999" calcext:value-type="float">
            <text:p>3963.23999999999</text:p>
          </table:table-cell>
          <table:table-cell table:formula="of:=[.CX30]+[.CY29]" office:value-type="float" office:value="4002.47999999999" calcext:value-type="float">
            <text:p>4002.47999999999</text:p>
          </table:table-cell>
          <table:table-cell table:formula="of:=[.CY30]+[.CZ29]" office:value-type="float" office:value="4041.71999999999" calcext:value-type="float">
            <text:p>4041.71999999999</text:p>
          </table:table-cell>
          <table:table-cell table:formula="of:=[.CZ30]+[.DA29]" office:value-type="float" office:value="4080.95999999999" calcext:value-type="float">
            <text:p>4080.95999999999</text:p>
          </table:table-cell>
          <table:table-cell table:formula="of:=[.DA30]+[.DB29]" office:value-type="float" office:value="4120.19999999999" calcext:value-type="float">
            <text:p>4120.19999999999</text:p>
          </table:table-cell>
          <table:table-cell table:formula="of:=[.DB30]+[.DC29]" office:value-type="float" office:value="4159.43999999999" calcext:value-type="float">
            <text:p>4159.43999999999</text:p>
          </table:table-cell>
          <table:table-cell table:formula="of:=[.DC30]+[.DD29]" office:value-type="float" office:value="4198.67999999999" calcext:value-type="float">
            <text:p>4198.67999999999</text:p>
          </table:table-cell>
          <table:table-cell table:formula="of:=[.DD30]+[.DE29]" office:value-type="float" office:value="4237.91999999999" calcext:value-type="float">
            <text:p>4237.91999999999</text:p>
          </table:table-cell>
          <table:table-cell table:formula="of:=[.DE30]+[.DF29]" office:value-type="float" office:value="4277.15999999999" calcext:value-type="float">
            <text:p>4277.15999999999</text:p>
          </table:table-cell>
          <table:table-cell table:formula="of:=[.DF30]+[.DG29]" office:value-type="float" office:value="4316.39999999999" calcext:value-type="float">
            <text:p>4316.39999999999</text:p>
          </table:table-cell>
          <table:table-cell table:formula="of:=[.DG30]+[.DH29]" office:value-type="float" office:value="4355.63999999999" calcext:value-type="float">
            <text:p>4355.63999999999</text:p>
          </table:table-cell>
          <table:table-cell table:formula="of:=[.DH30]+[.DI29]" office:value-type="float" office:value="4394.87999999999" calcext:value-type="float">
            <text:p>4394.87999999999</text:p>
          </table:table-cell>
          <table:table-cell table:formula="of:=[.DI30]+[.DJ29]" office:value-type="float" office:value="4434.11999999999" calcext:value-type="float">
            <text:p>4434.11999999999</text:p>
          </table:table-cell>
          <table:table-cell table:formula="of:=[.DJ30]+[.DK29]" office:value-type="float" office:value="4473.35999999999" calcext:value-type="float">
            <text:p>4473.35999999999</text:p>
          </table:table-cell>
          <table:table-cell table:formula="of:=[.DK30]+[.DL29]" office:value-type="float" office:value="4512.59999999999" calcext:value-type="float">
            <text:p>4512.59999999999</text:p>
          </table:table-cell>
          <table:table-cell table:formula="of:=[.DL30]+[.DM29]" office:value-type="float" office:value="4551.83999999999" calcext:value-type="float">
            <text:p>4551.83999999999</text:p>
          </table:table-cell>
          <table:table-cell table:formula="of:=[.DM30]+[.DN29]" office:value-type="float" office:value="4591.07999999999" calcext:value-type="float">
            <text:p>4591.07999999999</text:p>
          </table:table-cell>
          <table:table-cell table:formula="of:=[.DN30]+[.DO29]" office:value-type="float" office:value="4630.31999999999" calcext:value-type="float">
            <text:p>4630.31999999999</text:p>
          </table:table-cell>
          <table:table-cell table:formula="of:=[.DO30]+[.DP29]" office:value-type="float" office:value="4669.55999999999" calcext:value-type="float">
            <text:p>4669.55999999999</text:p>
          </table:table-cell>
          <table:table-cell table:formula="of:=[.DP30]+[.DQ29]" office:value-type="float" office:value="4708.79999999999" calcext:value-type="float">
            <text:p>4708.79999999999</text:p>
          </table:table-cell>
          <table:table-cell table:formula="of:=[.DQ30]+[.DR29]" office:value-type="float" office:value="4748.03999999999" calcext:value-type="float">
            <text:p>4748.03999999999</text:p>
          </table:table-cell>
          <table:table-cell table:formula="of:=[.DR30]+[.DS29]" office:value-type="float" office:value="4787.27999999999" calcext:value-type="float">
            <text:p>4787.27999999999</text:p>
          </table:table-cell>
          <table:table-cell table:formula="of:=[.DS30]+[.DT29]" office:value-type="float" office:value="4826.51999999999" calcext:value-type="float">
            <text:p>4826.51999999999</text:p>
          </table:table-cell>
          <table:table-cell table:formula="of:=[.DT30]+[.DU29]" office:value-type="float" office:value="4865.75999999999" calcext:value-type="float">
            <text:p>4865.75999999999</text:p>
          </table:table-cell>
          <table:table-cell table:formula="of:=[.DU30]+[.DV29]" office:value-type="float" office:value="4904.99999999998" calcext:value-type="float">
            <text:p>4904.99999999998</text:p>
          </table:table-cell>
          <table:table-cell table:formula="of:=[.DV30]+[.DW29]" office:value-type="float" office:value="4944.23999999998" calcext:value-type="float">
            <text:p>4944.23999999998</text:p>
          </table:table-cell>
          <table:table-cell table:formula="of:=[.DW30]+[.DX29]" office:value-type="float" office:value="4983.47999999998" calcext:value-type="float">
            <text:p>4983.47999999998</text:p>
          </table:table-cell>
          <table:table-cell table:formula="of:=[.DX30]+[.DY29]" office:value-type="float" office:value="5022.71999999998" calcext:value-type="float">
            <text:p>5022.71999999998</text:p>
          </table:table-cell>
          <table:table-cell table:formula="of:=[.DY30]+[.DZ29]" office:value-type="float" office:value="5061.95999999998" calcext:value-type="float">
            <text:p>5061.95999999998</text:p>
          </table:table-cell>
          <table:table-cell table:formula="of:=[.DZ30]+[.EA29]" office:value-type="float" office:value="5101.19999999998" calcext:value-type="float">
            <text:p>5101.19999999998</text:p>
          </table:table-cell>
          <table:table-cell table:formula="of:=[.EA30]+[.EB29]" office:value-type="float" office:value="5140.43999999998" calcext:value-type="float">
            <text:p>5140.43999999998</text:p>
          </table:table-cell>
          <table:table-cell table:formula="of:=[.EB30]+[.EC29]" office:value-type="float" office:value="5179.67999999998" calcext:value-type="float">
            <text:p>5179.67999999998</text:p>
          </table:table-cell>
          <table:table-cell table:formula="of:=[.EC30]+[.ED29]" office:value-type="float" office:value="5218.91999999998" calcext:value-type="float">
            <text:p>5218.91999999998</text:p>
          </table:table-cell>
          <table:table-cell table:formula="of:=[.ED30]+[.EE29]" office:value-type="float" office:value="5258.15999999998" calcext:value-type="float">
            <text:p>5258.15999999998</text:p>
          </table:table-cell>
          <table:table-cell table:formula="of:=[.EE30]+[.EF29]" office:value-type="float" office:value="5297.39999999998" calcext:value-type="float">
            <text:p>5297.39999999998</text:p>
          </table:table-cell>
          <table:table-cell table:formula="of:=[.EF30]+[.EG29]" office:value-type="float" office:value="5336.63999999998" calcext:value-type="float">
            <text:p>5336.63999999998</text:p>
          </table:table-cell>
          <table:table-cell table:formula="of:=[.EG30]+[.EH29]" office:value-type="float" office:value="5375.87999999998" calcext:value-type="float">
            <text:p>5375.87999999998</text:p>
          </table:table-cell>
          <table:table-cell table:formula="of:=[.EH30]+[.EI29]" office:value-type="float" office:value="5415.11999999998" calcext:value-type="float">
            <text:p>5415.11999999998</text:p>
          </table:table-cell>
          <table:table-cell table:formula="of:=[.EI30]+[.EJ29]" office:value-type="float" office:value="5454.35999999998" calcext:value-type="float">
            <text:p>5454.35999999998</text:p>
          </table:table-cell>
          <table:table-cell table:formula="of:=[.EJ30]+[.EK29]" office:value-type="float" office:value="5493.59999999998" calcext:value-type="float">
            <text:p>5493.59999999998</text:p>
          </table:table-cell>
          <table:table-cell table:formula="of:=[.EK30]+[.EL29]" office:value-type="float" office:value="5532.83999999998" calcext:value-type="float">
            <text:p>5532.83999999998</text:p>
          </table:table-cell>
          <table:table-cell table:formula="of:=[.EL30]+[.EM29]" office:value-type="float" office:value="5572.07999999998" calcext:value-type="float">
            <text:p>5572.07999999998</text:p>
          </table:table-cell>
          <table:table-cell table:formula="of:=[.EM30]+[.EN29]" office:value-type="float" office:value="5611.31999999998" calcext:value-type="float">
            <text:p>5611.31999999998</text:p>
          </table:table-cell>
          <table:table-cell table:formula="of:=[.EN30]+[.EO29]" office:value-type="float" office:value="5650.55999999998" calcext:value-type="float">
            <text:p>5650.55999999998</text:p>
          </table:table-cell>
          <table:table-cell table:formula="of:=[.EO30]+[.EP29]" office:value-type="float" office:value="5689.79999999998" calcext:value-type="float">
            <text:p>5689.79999999998</text:p>
          </table:table-cell>
          <table:table-cell table:formula="of:=[.EP30]+[.EQ29]" office:value-type="float" office:value="5729.03999999998" calcext:value-type="float">
            <text:p>5729.03999999998</text:p>
          </table:table-cell>
          <table:table-cell table:formula="of:=[.EQ30]+[.ER29]" office:value-type="float" office:value="5768.27999999998" calcext:value-type="float">
            <text:p>5768.27999999998</text:p>
          </table:table-cell>
          <table:table-cell table:formula="of:=[.ER30]+[.ES29]" office:value-type="float" office:value="5807.51999999998" calcext:value-type="float">
            <text:p>5807.51999999998</text:p>
          </table:table-cell>
          <table:table-cell table:formula="of:=[.ES30]+[.ET29]" office:value-type="float" office:value="5846.75999999998" calcext:value-type="float">
            <text:p>5846.75999999998</text:p>
          </table:table-cell>
          <table:table-cell table:formula="of:=[.ET30]+[.EU29]" office:value-type="float" office:value="5885.99999999998" calcext:value-type="float">
            <text:p>5885.99999999998</text:p>
          </table:table-cell>
          <table:table-cell table:formula="of:=[.EU30]+[.EV29]" office:value-type="float" office:value="5925.23999999998" calcext:value-type="float">
            <text:p>5925.23999999998</text:p>
          </table:table-cell>
          <table:table-cell table:formula="of:=[.EV30]+[.EW29]" office:value-type="float" office:value="5964.47999999998" calcext:value-type="float">
            <text:p>5964.47999999998</text:p>
          </table:table-cell>
          <table:table-cell table:formula="of:=[.EW30]+[.EX29]" office:value-type="float" office:value="6003.71999999998" calcext:value-type="float">
            <text:p>6003.71999999998</text:p>
          </table:table-cell>
          <table:table-cell table:formula="of:=[.EX30]+[.EY29]" office:value-type="float" office:value="6042.95999999998" calcext:value-type="float">
            <text:p>6042.95999999998</text:p>
          </table:table-cell>
          <table:table-cell table:formula="of:=[.EY30]+[.EZ29]" office:value-type="float" office:value="6082.19999999998" calcext:value-type="float">
            <text:p>6082.19999999998</text:p>
          </table:table-cell>
          <table:table-cell table:formula="of:=[.EZ30]+[.FA29]" office:value-type="float" office:value="6121.43999999998" calcext:value-type="float">
            <text:p>6121.43999999998</text:p>
          </table:table-cell>
          <table:table-cell table:formula="of:=[.FA30]+[.FB29]" office:value-type="float" office:value="6160.67999999998" calcext:value-type="float">
            <text:p>6160.67999999998</text:p>
          </table:table-cell>
          <table:table-cell table:formula="of:=[.FB30]+[.FC29]" office:value-type="float" office:value="6199.91999999998" calcext:value-type="float">
            <text:p>6199.91999999998</text:p>
          </table:table-cell>
          <table:table-cell table:formula="of:=[.FC30]+[.FD29]" office:value-type="float" office:value="6239.15999999998" calcext:value-type="float">
            <text:p>6239.15999999998</text:p>
          </table:table-cell>
          <table:table-cell table:formula="of:=[.FD30]+[.FE29]" office:value-type="float" office:value="6278.39999999998" calcext:value-type="float">
            <text:p>6278.39999999998</text:p>
          </table:table-cell>
          <table:table-cell table:formula="of:=[.FE30]+[.FF29]" office:value-type="float" office:value="6317.63999999998" calcext:value-type="float">
            <text:p>6317.63999999998</text:p>
          </table:table-cell>
          <table:table-cell table:formula="of:=[.FF30]+[.FG29]" office:value-type="float" office:value="6356.87999999998" calcext:value-type="float">
            <text:p>6356.87999999998</text:p>
          </table:table-cell>
          <table:table-cell table:formula="of:=[.FG30]+[.FH29]" office:value-type="float" office:value="6396.11999999998" calcext:value-type="float">
            <text:p>6396.11999999998</text:p>
          </table:table-cell>
          <table:table-cell table:formula="of:=[.FH30]+[.FI29]" office:value-type="float" office:value="6435.35999999998" calcext:value-type="float">
            <text:p>6435.35999999998</text:p>
          </table:table-cell>
          <table:table-cell table:formula="of:=[.FI30]+[.FJ29]" office:value-type="float" office:value="6474.59999999998" calcext:value-type="float">
            <text:p>6474.59999999998</text:p>
          </table:table-cell>
          <table:table-cell table:formula="of:=[.FJ30]+[.FK29]" office:value-type="float" office:value="6513.83999999998" calcext:value-type="float">
            <text:p>6513.83999999998</text:p>
          </table:table-cell>
          <table:table-cell table:formula="of:=[.FK30]+[.FL29]" office:value-type="float" office:value="6553.07999999998" calcext:value-type="float">
            <text:p>6553.07999999998</text:p>
          </table:table-cell>
          <table:table-cell table:formula="of:=[.FL30]+[.FM29]" office:value-type="float" office:value="6592.31999999998" calcext:value-type="float">
            <text:p>6592.31999999998</text:p>
          </table:table-cell>
          <table:table-cell table:formula="of:=[.FM30]+[.FN29]" office:value-type="float" office:value="6631.55999999997" calcext:value-type="float">
            <text:p>6631.55999999997</text:p>
          </table:table-cell>
          <table:table-cell table:formula="of:=[.FN30]+[.FO29]" office:value-type="float" office:value="6670.79999999998" calcext:value-type="float">
            <text:p>6670.79999999998</text:p>
          </table:table-cell>
          <table:table-cell table:formula="of:=[.FO30]+[.FP29]" office:value-type="float" office:value="6710.03999999997" calcext:value-type="float">
            <text:p>6710.03999999997</text:p>
          </table:table-cell>
          <table:table-cell table:formula="of:=[.FP30]+[.FQ29]" office:value-type="float" office:value="6749.27999999997" calcext:value-type="float">
            <text:p>6749.27999999997</text:p>
          </table:table-cell>
          <table:table-cell table:formula="of:=[.FQ30]+[.FR29]" office:value-type="float" office:value="6788.51999999997" calcext:value-type="float">
            <text:p>6788.51999999997</text:p>
          </table:table-cell>
          <table:table-cell table:formula="of:=[.FR30]+[.FS29]" office:value-type="float" office:value="6827.75999999997" calcext:value-type="float">
            <text:p>6827.75999999997</text:p>
          </table:table-cell>
          <table:table-cell table:formula="of:=[.FS30]+[.FT29]" office:value-type="float" office:value="6866.99999999997" calcext:value-type="float">
            <text:p>6866.99999999997</text:p>
          </table:table-cell>
          <table:table-cell table:formula="of:=[.FT30]+[.FU29]" office:value-type="float" office:value="6906.23999999997" calcext:value-type="float">
            <text:p>6906.23999999997</text:p>
          </table:table-cell>
          <table:table-cell table:formula="of:=[.FU30]+[.FV29]" office:value-type="float" office:value="6945.47999999997" calcext:value-type="float">
            <text:p>6945.47999999997</text:p>
          </table:table-cell>
          <table:table-cell table:formula="of:=[.FV30]+[.FW29]" office:value-type="float" office:value="6984.71999999997" calcext:value-type="float">
            <text:p>6984.71999999997</text:p>
          </table:table-cell>
          <table:table-cell table:formula="of:=[.FW30]+[.FX29]" office:value-type="float" office:value="7023.95999999997" calcext:value-type="float">
            <text:p>7023.95999999997</text:p>
          </table:table-cell>
          <table:table-cell table:formula="of:=[.FX30]+[.FY29]" office:value-type="float" office:value="7063.19999999997" calcext:value-type="float">
            <text:p>7063.19999999997</text:p>
          </table:table-cell>
          <table:table-cell table:formula="of:=[.FY30]+[.FZ29]" office:value-type="float" office:value="7102.43999999997" calcext:value-type="float">
            <text:p>7102.43999999997</text:p>
          </table:table-cell>
          <table:table-cell table:formula="of:=[.FZ30]+[.GA29]" office:value-type="float" office:value="7141.67999999997" calcext:value-type="float">
            <text:p>7141.67999999997</text:p>
          </table:table-cell>
          <table:table-cell table:formula="of:=[.GA30]+[.GB29]" office:value-type="float" office:value="7180.91999999997" calcext:value-type="float">
            <text:p>7180.91999999997</text:p>
          </table:table-cell>
          <table:table-cell table:formula="of:=[.GB30]+[.GC29]" office:value-type="float" office:value="7220.15999999997" calcext:value-type="float">
            <text:p>7220.15999999997</text:p>
          </table:table-cell>
          <table:table-cell table:formula="of:=[.GC30]+[.GD29]" office:value-type="float" office:value="7259.39999999997" calcext:value-type="float">
            <text:p>7259.39999999997</text:p>
          </table:table-cell>
          <table:table-cell table:formula="of:=[.GD30]+[.GE29]" office:value-type="float" office:value="7298.63999999997" calcext:value-type="float">
            <text:p>7298.63999999997</text:p>
          </table:table-cell>
          <table:table-cell table:formula="of:=[.GE30]+[.GF29]" office:value-type="float" office:value="7337.87999999997" calcext:value-type="float">
            <text:p>7337.87999999997</text:p>
          </table:table-cell>
          <table:table-cell table:formula="of:=[.GF30]+[.GG29]" office:value-type="float" office:value="7377.11999999997" calcext:value-type="float">
            <text:p>7377.11999999997</text:p>
          </table:table-cell>
          <table:table-cell table:formula="of:=[.GG30]+[.GH29]" office:value-type="float" office:value="7416.35999999997" calcext:value-type="float">
            <text:p>7416.35999999997</text:p>
          </table:table-cell>
          <table:table-cell table:formula="of:=[.GH30]+[.GI29]" office:value-type="float" office:value="7455.59999999997" calcext:value-type="float">
            <text:p>7455.59999999997</text:p>
          </table:table-cell>
          <table:table-cell table:formula="of:=[.GI30]+[.GJ29]" office:value-type="float" office:value="7494.83999999997" calcext:value-type="float">
            <text:p>7494.83999999997</text:p>
          </table:table-cell>
          <table:table-cell table:formula="of:=[.GJ30]+[.GK29]" office:value-type="float" office:value="7534.07999999997" calcext:value-type="float">
            <text:p>7534.07999999997</text:p>
          </table:table-cell>
          <table:table-cell table:formula="of:=[.GK30]+[.GL29]" office:value-type="float" office:value="7573.31999999997" calcext:value-type="float">
            <text:p>7573.31999999997</text:p>
          </table:table-cell>
          <table:table-cell table:formula="of:=[.GL30]+[.GM29]" office:value-type="float" office:value="7612.55999999997" calcext:value-type="float">
            <text:p>7612.55999999997</text:p>
          </table:table-cell>
          <table:table-cell table:formula="of:=[.GM30]+[.GN29]" office:value-type="float" office:value="7651.79999999997" calcext:value-type="float">
            <text:p>7651.79999999997</text:p>
          </table:table-cell>
          <table:table-cell table:formula="of:=[.GN30]+[.GO29]" office:value-type="float" office:value="7691.03999999997" calcext:value-type="float">
            <text:p>7691.03999999997</text:p>
          </table:table-cell>
          <table:table-cell table:formula="of:=[.GO30]+[.GP29]" office:value-type="float" office:value="7730.27999999997" calcext:value-type="float">
            <text:p>7730.27999999997</text:p>
          </table:table-cell>
          <table:table-cell table:formula="of:=[.GP30]+[.GQ29]" office:value-type="float" office:value="7769.51999999997" calcext:value-type="float">
            <text:p>7769.51999999997</text:p>
          </table:table-cell>
          <table:table-cell table:formula="of:=[.GQ30]+[.GR29]" office:value-type="float" office:value="7808.75999999997" calcext:value-type="float">
            <text:p>7808.75999999997</text:p>
          </table:table-cell>
          <table:table-cell table:formula="of:=[.GR30]+[.GS29]" office:value-type="float" office:value="7847.99999999997" calcext:value-type="float">
            <text:p>7847.99999999997</text:p>
          </table:table-cell>
          <table:table-cell table:formula="of:=[.GS30]+[.GT29]" office:value-type="float" office:value="7887.23999999997" calcext:value-type="float">
            <text:p>7887.23999999997</text:p>
          </table:table-cell>
          <table:table-cell table:formula="of:=[.GT30]+[.GU29]" office:value-type="float" office:value="7926.47999999997" calcext:value-type="float">
            <text:p>7926.47999999997</text:p>
          </table:table-cell>
          <table:table-cell table:formula="of:=[.GU30]+[.GV29]" office:value-type="float" office:value="7965.71999999997" calcext:value-type="float">
            <text:p>7965.71999999997</text:p>
          </table:table-cell>
          <table:table-cell table:formula="of:=[.GV30]+[.GW29]" office:value-type="float" office:value="8004.95999999997" calcext:value-type="float">
            <text:p>8004.95999999997</text:p>
          </table:table-cell>
          <table:table-cell table:formula="of:=[.GW30]+[.GX29]" office:value-type="float" office:value="8044.19999999997" calcext:value-type="float">
            <text:p>8044.19999999997</text:p>
          </table:table-cell>
          <table:table-cell table:formula="of:=[.GX30]+[.GY29]" office:value-type="float" office:value="8083.43999999997" calcext:value-type="float">
            <text:p>8083.43999999997</text:p>
          </table:table-cell>
          <table:table-cell table:formula="of:=[.GY30]+[.GZ29]" office:value-type="float" office:value="8122.67999999997" calcext:value-type="float">
            <text:p>8122.67999999997</text:p>
          </table:table-cell>
          <table:table-cell table:formula="of:=[.GZ30]+[.HA29]" office:value-type="float" office:value="8161.91999999997" calcext:value-type="float">
            <text:p>8161.91999999997</text:p>
          </table:table-cell>
          <table:table-cell table:formula="of:=[.HA30]+[.HB29]" office:value-type="float" office:value="8201.15999999997" calcext:value-type="float">
            <text:p>8201.15999999997</text:p>
          </table:table-cell>
          <table:table-cell table:formula="of:=[.HB30]+[.HC29]" office:value-type="float" office:value="8240.39999999997" calcext:value-type="float">
            <text:p>8240.39999999997</text:p>
          </table:table-cell>
          <table:table-cell table:formula="of:=[.HC30]+[.HD29]" office:value-type="float" office:value="8279.63999999997" calcext:value-type="float">
            <text:p>8279.63999999997</text:p>
          </table:table-cell>
          <table:table-cell table:formula="of:=[.HD30]+[.HE29]" office:value-type="float" office:value="8318.87999999997" calcext:value-type="float">
            <text:p>8318.87999999997</text:p>
          </table:table-cell>
          <table:table-cell table:formula="of:=[.HE30]+[.HF29]" office:value-type="float" office:value="8358.11999999997" calcext:value-type="float">
            <text:p>8358.11999999997</text:p>
          </table:table-cell>
          <table:table-cell table:formula="of:=[.HF30]+[.HG29]" office:value-type="float" office:value="8397.35999999997" calcext:value-type="float">
            <text:p>8397.35999999997</text:p>
          </table:table-cell>
          <table:table-cell table:formula="of:=[.HG30]+[.HH29]" office:value-type="float" office:value="8436.59999999997" calcext:value-type="float">
            <text:p>8436.59999999997</text:p>
          </table:table-cell>
          <table:table-cell table:formula="of:=[.HH30]+[.HI29]" office:value-type="float" office:value="8475.83999999997" calcext:value-type="float">
            <text:p>8475.83999999997</text:p>
          </table:table-cell>
          <table:table-cell table:formula="of:=[.HI30]+[.HJ29]" office:value-type="float" office:value="8515.07999999997" calcext:value-type="float">
            <text:p>8515.07999999997</text:p>
          </table:table-cell>
          <table:table-cell table:formula="of:=[.HJ30]+[.HK29]" office:value-type="float" office:value="8554.31999999997" calcext:value-type="float">
            <text:p>8554.31999999997</text:p>
          </table:table-cell>
          <table:table-cell table:formula="of:=[.HK30]+[.HL29]" office:value-type="float" office:value="8593.55999999996" calcext:value-type="float">
            <text:p>8593.55999999996</text:p>
          </table:table-cell>
          <table:table-cell table:formula="of:=[.HL30]+[.HM29]" office:value-type="float" office:value="8632.79999999996" calcext:value-type="float">
            <text:p>8632.79999999996</text:p>
          </table:table-cell>
          <table:table-cell table:formula="of:=[.HM30]+[.HN29]" office:value-type="float" office:value="8672.03999999997" calcext:value-type="float">
            <text:p>8672.03999999997</text:p>
          </table:table-cell>
          <table:table-cell table:formula="of:=[.HN30]+[.HO29]" office:value-type="float" office:value="8711.27999999997" calcext:value-type="float">
            <text:p>8711.27999999997</text:p>
          </table:table-cell>
          <table:table-cell table:formula="of:=[.HO30]+[.HP29]" office:value-type="float" office:value="8750.51999999996" calcext:value-type="float">
            <text:p>8750.51999999996</text:p>
          </table:table-cell>
          <table:table-cell table:formula="of:=[.HP30]+[.HQ29]" office:value-type="float" office:value="8789.75999999996" calcext:value-type="float">
            <text:p>8789.75999999996</text:p>
          </table:table-cell>
          <table:table-cell table:formula="of:=[.HQ30]+[.HR29]" office:value-type="float" office:value="8828.99999999996" calcext:value-type="float">
            <text:p>8828.99999999996</text:p>
          </table:table-cell>
          <table:table-cell table:formula="of:=[.HR30]+[.HS29]" office:value-type="float" office:value="8868.23999999996" calcext:value-type="float">
            <text:p>8868.23999999996</text:p>
          </table:table-cell>
          <table:table-cell table:formula="of:=[.HS30]+[.HT29]" office:value-type="float" office:value="8907.47999999996" calcext:value-type="float">
            <text:p>8907.47999999996</text:p>
          </table:table-cell>
          <table:table-cell table:formula="of:=[.HT30]+[.HU29]" office:value-type="float" office:value="8946.71999999996" calcext:value-type="float">
            <text:p>8946.71999999996</text:p>
          </table:table-cell>
          <table:table-cell table:formula="of:=[.HU30]+[.HV29]" office:value-type="float" office:value="8985.95999999996" calcext:value-type="float">
            <text:p>8985.95999999996</text:p>
          </table:table-cell>
          <table:table-cell table:formula="of:=[.HV30]+[.HW29]" office:value-type="float" office:value="9025.19999999996" calcext:value-type="float">
            <text:p>9025.19999999996</text:p>
          </table:table-cell>
          <table:table-cell table:formula="of:=[.HW30]+[.HX29]" office:value-type="float" office:value="9064.43999999996" calcext:value-type="float">
            <text:p>9064.43999999996</text:p>
          </table:table-cell>
          <table:table-cell table:formula="of:=[.HX30]+[.HY29]" office:value-type="float" office:value="9103.67999999996" calcext:value-type="float">
            <text:p>9103.67999999996</text:p>
          </table:table-cell>
          <table:table-cell table:formula="of:=[.HY30]+[.HZ29]" office:value-type="float" office:value="9142.91999999996" calcext:value-type="float">
            <text:p>9142.91999999996</text:p>
          </table:table-cell>
          <table:table-cell table:formula="of:=[.HZ30]+[.IA29]" office:value-type="float" office:value="9182.15999999996" calcext:value-type="float">
            <text:p>9182.15999999996</text:p>
          </table:table-cell>
          <table:table-cell table:formula="of:=[.IA30]+[.IB29]" office:value-type="float" office:value="9221.39999999996" calcext:value-type="float">
            <text:p>9221.39999999996</text:p>
          </table:table-cell>
          <table:table-cell table:formula="of:=[.IB30]+[.IC29]" office:value-type="float" office:value="9260.63999999996" calcext:value-type="float">
            <text:p>9260.63999999996</text:p>
          </table:table-cell>
          <table:table-cell table:formula="of:=[.IC30]+[.ID29]" office:value-type="float" office:value="9299.87999999996" calcext:value-type="float">
            <text:p>9299.87999999996</text:p>
          </table:table-cell>
          <table:table-cell table:formula="of:=[.ID30]+[.IE29]" office:value-type="float" office:value="9339.11999999996" calcext:value-type="float">
            <text:p>9339.11999999996</text:p>
          </table:table-cell>
          <table:table-cell table:formula="of:=[.IE30]+[.IF29]" office:value-type="float" office:value="9378.35999999996" calcext:value-type="float">
            <text:p>9378.35999999996</text:p>
          </table:table-cell>
          <table:table-cell table:formula="of:=[.IF30]+[.IG29]" office:value-type="float" office:value="9417.59999999996" calcext:value-type="float">
            <text:p>9417.59999999996</text:p>
          </table:table-cell>
          <table:table-cell table:formula="of:=[.IG30]+[.IH29]" office:value-type="float" office:value="9456.83999999996" calcext:value-type="float">
            <text:p>9456.83999999996</text:p>
          </table:table-cell>
          <table:table-cell table:formula="of:=[.IH30]+[.II29]" office:value-type="float" office:value="9496.07999999996" calcext:value-type="float">
            <text:p>9496.07999999996</text:p>
          </table:table-cell>
          <table:table-cell table:formula="of:=[.II30]+[.IJ29]" office:value-type="float" office:value="9535.31999999996" calcext:value-type="float">
            <text:p>9535.31999999996</text:p>
          </table:table-cell>
          <table:table-cell table:formula="of:=[.IJ30]+[.IK29]" office:value-type="float" office:value="9574.55999999996" calcext:value-type="float">
            <text:p>9574.55999999996</text:p>
          </table:table-cell>
          <table:table-cell table:formula="of:=[.IK30]+[.IL29]" office:value-type="float" office:value="9613.79999999996" calcext:value-type="float">
            <text:p>9613.79999999996</text:p>
          </table:table-cell>
          <table:table-cell table:formula="of:=[.IL30]+[.IM29]" office:value-type="float" office:value="9653.03999999996" calcext:value-type="float">
            <text:p>9653.03999999996</text:p>
          </table:table-cell>
          <table:table-cell table:formula="of:=[.IM30]+[.IN29]" office:value-type="float" office:value="9692.27999999996" calcext:value-type="float">
            <text:p>9692.27999999996</text:p>
          </table:table-cell>
          <table:table-cell table:formula="of:=[.IN30]+[.IO29]" office:value-type="float" office:value="9731.51999999996" calcext:value-type="float">
            <text:p>9731.51999999996</text:p>
          </table:table-cell>
          <table:table-cell table:formula="of:=[.IO30]+[.IP29]" office:value-type="float" office:value="9770.75999999996" calcext:value-type="float">
            <text:p>9770.75999999996</text:p>
          </table:table-cell>
          <table:table-cell table:formula="of:=[.IP30]+[.IQ29]" office:value-type="float" office:value="9809.99999999996" calcext:value-type="float">
            <text:p>9809.99999999996</text:p>
          </table:table-cell>
          <table:table-cell table:formula="of:=[.IQ30]+[.IR29]" office:value-type="float" office:value="9849.23999999996" calcext:value-type="float">
            <text:p>9849.23999999996</text:p>
          </table:table-cell>
          <table:table-cell table:formula="of:=[.IR30]+[.IS29]" office:value-type="float" office:value="9888.47999999996" calcext:value-type="float">
            <text:p>9888.47999999996</text:p>
          </table:table-cell>
          <table:table-cell table:formula="of:=[.IS30]+[.IT29]" office:value-type="float" office:value="9927.71999999996" calcext:value-type="float">
            <text:p>9927.71999999996</text:p>
          </table:table-cell>
          <table:table-cell table:formula="of:=[.IT30]+[.IU29]" office:value-type="float" office:value="9966.95999999996" calcext:value-type="float">
            <text:p>9966.95999999996</text:p>
          </table:table-cell>
          <table:table-cell table:formula="of:=[.IU30]+[.IV29]" office:value-type="float" office:value="10006.2" calcext:value-type="float">
            <text:p>10006.2</text:p>
          </table:table-cell>
          <table:table-cell table:formula="of:=[.IV30]+[.IW29]" office:value-type="float" office:value="10045.44" calcext:value-type="float">
            <text:p>10045.44</text:p>
          </table:table-cell>
          <table:table-cell table:formula="of:=[.IW30]+[.IX29]" office:value-type="float" office:value="10084.68" calcext:value-type="float">
            <text:p>10084.68</text:p>
          </table:table-cell>
          <table:table-cell table:formula="of:=[.IX30]+[.IY29]" office:value-type="float" office:value="10123.92" calcext:value-type="float">
            <text:p>10123.92</text:p>
          </table:table-cell>
          <table:table-cell table:formula="of:=[.IY30]+[.IZ29]" office:value-type="float" office:value="10163.16" calcext:value-type="float">
            <text:p>10163.16</text:p>
          </table:table-cell>
          <table:table-cell table:formula="of:=[.IZ30]+[.JA29]" office:value-type="float" office:value="10202.4" calcext:value-type="float">
            <text:p>10202.4</text:p>
          </table:table-cell>
          <table:table-cell table:formula="of:=[.JA30]+[.JB29]" office:value-type="float" office:value="10241.64" calcext:value-type="float">
            <text:p>10241.64</text:p>
          </table:table-cell>
          <table:table-cell table:formula="of:=[.JB30]+[.JC29]" office:value-type="float" office:value="10280.88" calcext:value-type="float">
            <text:p>10280.88</text:p>
          </table:table-cell>
          <table:table-cell table:formula="of:=[.JC30]+[.JD29]" office:value-type="float" office:value="10320.12" calcext:value-type="float">
            <text:p>10320.12</text:p>
          </table:table-cell>
          <table:table-cell table:formula="of:=[.JD30]+[.JE29]" office:value-type="float" office:value="10359.36" calcext:value-type="float">
            <text:p>10359.36</text:p>
          </table:table-cell>
          <table:table-cell table:formula="of:=[.JE30]+[.JF29]" office:value-type="float" office:value="10398.6" calcext:value-type="float">
            <text:p>10398.6</text:p>
          </table:table-cell>
          <table:table-cell table:formula="of:=[.JF30]+[.JG29]" office:value-type="float" office:value="10437.84" calcext:value-type="float">
            <text:p>10437.84</text:p>
          </table:table-cell>
          <table:table-cell table:formula="of:=[.JG30]+[.JH29]" office:value-type="float" office:value="10477.08" calcext:value-type="float">
            <text:p>10477.08</text:p>
          </table:table-cell>
          <table:table-cell table:formula="of:=[.JH30]+[.JI29]" office:value-type="float" office:value="10516.32" calcext:value-type="float">
            <text:p>10516.32</text:p>
          </table:table-cell>
          <table:table-cell table:formula="of:=[.JI30]+[.JJ29]" office:value-type="float" office:value="10555.56" calcext:value-type="float">
            <text:p>10555.56</text:p>
          </table:table-cell>
          <table:table-cell table:formula="of:=[.JJ30]+[.JK29]" office:value-type="float" office:value="10594.8" calcext:value-type="float">
            <text:p>10594.8</text:p>
          </table:table-cell>
          <table:table-cell table:formula="of:=[.JK30]+[.JL29]" office:value-type="float" office:value="10634.04" calcext:value-type="float">
            <text:p>10634.04</text:p>
          </table:table-cell>
          <table:table-cell table:formula="of:=[.JL30]+[.JM29]" office:value-type="float" office:value="10673.28" calcext:value-type="float">
            <text:p>10673.28</text:p>
          </table:table-cell>
          <table:table-cell table:formula="of:=[.JM30]+[.JN29]" office:value-type="float" office:value="10712.52" calcext:value-type="float">
            <text:p>10712.52</text:p>
          </table:table-cell>
          <table:table-cell table:formula="of:=[.JN30]+[.JO29]" office:value-type="float" office:value="10751.76" calcext:value-type="float">
            <text:p>10751.76</text:p>
          </table:table-cell>
          <table:table-cell table:formula="of:=[.JO30]+[.JP29]" office:value-type="float" office:value="10791" calcext:value-type="float">
            <text:p>10791</text:p>
          </table:table-cell>
          <table:table-cell table:formula="of:=[.JP30]+[.JQ29]" office:value-type="float" office:value="10830.24" calcext:value-type="float">
            <text:p>10830.24</text:p>
          </table:table-cell>
          <table:table-cell table:formula="of:=[.JQ30]+[.JR29]" office:value-type="float" office:value="10869.48" calcext:value-type="float">
            <text:p>10869.48</text:p>
          </table:table-cell>
          <table:table-cell table:formula="of:=[.JR30]+[.JS29]" office:value-type="float" office:value="10908.72" calcext:value-type="float">
            <text:p>10908.72</text:p>
          </table:table-cell>
          <table:table-cell table:formula="of:=[.JS30]+[.JT29]" office:value-type="float" office:value="10947.96" calcext:value-type="float">
            <text:p>10947.96</text:p>
          </table:table-cell>
          <table:table-cell table:formula="of:=[.JT30]+[.JU29]" office:value-type="float" office:value="10987.2" calcext:value-type="float">
            <text:p>10987.2</text:p>
          </table:table-cell>
          <table:table-cell table:formula="of:=[.JU30]+[.JV29]" office:value-type="float" office:value="11026.44" calcext:value-type="float">
            <text:p>11026.44</text:p>
          </table:table-cell>
          <table:table-cell table:formula="of:=[.JV30]+[.JW29]" office:value-type="float" office:value="11065.68" calcext:value-type="float">
            <text:p>11065.68</text:p>
          </table:table-cell>
          <table:table-cell table:formula="of:=[.JW30]+[.JX29]" office:value-type="float" office:value="11104.92" calcext:value-type="float">
            <text:p>11104.92</text:p>
          </table:table-cell>
          <table:table-cell table:formula="of:=[.JX30]+[.JY29]" office:value-type="float" office:value="11144.16" calcext:value-type="float">
            <text:p>11144.16</text:p>
          </table:table-cell>
          <table:table-cell table:formula="of:=[.JY30]+[.JZ29]" office:value-type="float" office:value="11183.4" calcext:value-type="float">
            <text:p>11183.4</text:p>
          </table:table-cell>
          <table:table-cell table:formula="of:=[.JZ30]+[.KA29]" office:value-type="float" office:value="11222.64" calcext:value-type="float">
            <text:p>11222.64</text:p>
          </table:table-cell>
          <table:table-cell table:formula="of:=[.KA30]+[.KB29]" office:value-type="float" office:value="11261.88" calcext:value-type="float">
            <text:p>11261.88</text:p>
          </table:table-cell>
          <table:table-cell table:formula="of:=[.KB30]+[.KC29]" office:value-type="float" office:value="11301.12" calcext:value-type="float">
            <text:p>11301.12</text:p>
          </table:table-cell>
          <table:table-cell table:formula="of:=[.KC30]+[.KD29]" office:value-type="float" office:value="11340.36" calcext:value-type="float">
            <text:p>11340.36</text:p>
          </table:table-cell>
          <table:table-cell table:formula="of:=[.KD30]+[.KE29]" office:value-type="float" office:value="11379.6" calcext:value-type="float">
            <text:p>11379.6</text:p>
          </table:table-cell>
          <table:table-cell table:formula="of:=[.KE30]+[.KF29]" office:value-type="float" office:value="11418.84" calcext:value-type="float">
            <text:p>11418.84</text:p>
          </table:table-cell>
          <table:table-cell table:formula="of:=[.KF30]+[.KG29]" office:value-type="float" office:value="11458.0799999999" calcext:value-type="float">
            <text:p>11458.0799999999</text:p>
          </table:table-cell>
          <table:table-cell table:formula="of:=[.KG30]+[.KH29]" office:value-type="float" office:value="11497.3199999999" calcext:value-type="float">
            <text:p>11497.3199999999</text:p>
          </table:table-cell>
          <table:table-cell table:formula="of:=[.KH30]+[.KI29]" office:value-type="float" office:value="11536.56" calcext:value-type="float">
            <text:p>11536.56</text:p>
          </table:table-cell>
          <table:table-cell table:formula="of:=[.KI30]+[.KJ29]" office:value-type="float" office:value="11575.7999999999" calcext:value-type="float">
            <text:p>11575.7999999999</text:p>
          </table:table-cell>
          <table:table-cell table:formula="of:=[.KJ30]+[.KK29]" office:value-type="float" office:value="11615.0399999999" calcext:value-type="float">
            <text:p>11615.0399999999</text:p>
          </table:table-cell>
          <table:table-cell table:formula="of:=[.KK30]+[.KL29]" office:value-type="float" office:value="11654.2799999999" calcext:value-type="float">
            <text:p>11654.2799999999</text:p>
          </table:table-cell>
          <table:table-cell table:formula="of:=[.KL30]+[.KM29]" office:value-type="float" office:value="11693.5199999999" calcext:value-type="float">
            <text:p>11693.5199999999</text:p>
          </table:table-cell>
          <table:table-cell table:formula="of:=[.KM30]+[.KN29]" office:value-type="float" office:value="11732.7599999999" calcext:value-type="float">
            <text:p>11732.7599999999</text:p>
          </table:table-cell>
          <table:table-cell table:formula="of:=[.KN30]+[.KO29]" office:value-type="float" office:value="11771.9999999999" calcext:value-type="float">
            <text:p>11771.9999999999</text:p>
          </table:table-cell>
          <table:table-cell table:formula="of:=[.KO30]+[.KP29]" office:value-type="float" office:value="11811.2399999999" calcext:value-type="float">
            <text:p>11811.2399999999</text:p>
          </table:table-cell>
          <table:table-cell table:formula="of:=[.KP30]+[.KQ29]" office:value-type="float" office:value="11850.4799999999" calcext:value-type="float">
            <text:p>11850.4799999999</text:p>
          </table:table-cell>
          <table:table-cell table:formula="of:=[.KQ30]+[.KR29]" office:value-type="float" office:value="11889.7199999999" calcext:value-type="float">
            <text:p>11889.7199999999</text:p>
          </table:table-cell>
          <table:table-cell table:formula="of:=[.KR30]+[.KS29]" office:value-type="float" office:value="11928.9599999999" calcext:value-type="float">
            <text:p>11928.9599999999</text:p>
          </table:table-cell>
          <table:table-cell table:formula="of:=[.KS30]+[.KT29]" office:value-type="float" office:value="11968.1999999999" calcext:value-type="float">
            <text:p>11968.1999999999</text:p>
          </table:table-cell>
          <table:table-cell table:formula="of:=[.KT30]+[.KU29]" office:value-type="float" office:value="12007.4399999999" calcext:value-type="float">
            <text:p>12007.4399999999</text:p>
          </table:table-cell>
          <table:table-cell table:formula="of:=[.KU30]+[.KV29]" office:value-type="float" office:value="12046.6799999999" calcext:value-type="float">
            <text:p>12046.6799999999</text:p>
          </table:table-cell>
          <table:table-cell table:formula="of:=[.KV30]+[.KW29]" office:value-type="float" office:value="12085.9199999999" calcext:value-type="float">
            <text:p>12085.9199999999</text:p>
          </table:table-cell>
          <table:table-cell table:formula="of:=[.KW30]+[.KX29]" office:value-type="float" office:value="12125.1599999999" calcext:value-type="float">
            <text:p>12125.1599999999</text:p>
          </table:table-cell>
          <table:table-cell table:formula="of:=[.KX30]+[.KY29]" office:value-type="float" office:value="12164.3999999999" calcext:value-type="float">
            <text:p>12164.3999999999</text:p>
          </table:table-cell>
          <table:table-cell table:formula="of:=[.KY30]+[.KZ29]" office:value-type="float" office:value="12203.6399999999" calcext:value-type="float">
            <text:p>12203.6399999999</text:p>
          </table:table-cell>
          <table:table-cell table:formula="of:=[.KZ30]+[.LA29]" office:value-type="float" office:value="12242.8799999999" calcext:value-type="float">
            <text:p>12242.8799999999</text:p>
          </table:table-cell>
          <table:table-cell table:formula="of:=[.LA30]+[.LB29]" office:value-type="float" office:value="12282.1199999999" calcext:value-type="float">
            <text:p>12282.1199999999</text:p>
          </table:table-cell>
          <table:table-cell table:formula="of:=[.LB30]+[.LC29]" office:value-type="float" office:value="12321.3599999999" calcext:value-type="float">
            <text:p>12321.3599999999</text:p>
          </table:table-cell>
          <table:table-cell table:formula="of:=[.LC30]+[.LD29]" office:value-type="float" office:value="12360.5999999999" calcext:value-type="float">
            <text:p>12360.5999999999</text:p>
          </table:table-cell>
          <table:table-cell table:formula="of:=[.LD30]+[.LE29]" office:value-type="float" office:value="12399.8399999999" calcext:value-type="float">
            <text:p>12399.8399999999</text:p>
          </table:table-cell>
          <table:table-cell table:formula="of:=[.LE30]+[.LF29]" office:value-type="float" office:value="12439.0799999999" calcext:value-type="float">
            <text:p>12439.0799999999</text:p>
          </table:table-cell>
          <table:table-cell table:formula="of:=[.LF30]+[.LG29]" office:value-type="float" office:value="12478.3199999999" calcext:value-type="float">
            <text:p>12478.3199999999</text:p>
          </table:table-cell>
          <table:table-cell table:formula="of:=[.LG30]+[.LH29]" office:value-type="float" office:value="12517.5599999999" calcext:value-type="float">
            <text:p>12517.5599999999</text:p>
          </table:table-cell>
          <table:table-cell table:formula="of:=[.LH30]+[.LI29]" office:value-type="float" office:value="12556.7999999999" calcext:value-type="float">
            <text:p>12556.7999999999</text:p>
          </table:table-cell>
          <table:table-cell table:formula="of:=[.LI30]+[.LJ29]" office:value-type="float" office:value="12596.0399999999" calcext:value-type="float">
            <text:p>12596.0399999999</text:p>
          </table:table-cell>
          <table:table-cell table:formula="of:=[.LJ30]+[.LK29]" office:value-type="float" office:value="12635.2799999999" calcext:value-type="float">
            <text:p>12635.2799999999</text:p>
          </table:table-cell>
          <table:table-cell table:formula="of:=[.LK30]+[.LL29]" office:value-type="float" office:value="12674.5199999999" calcext:value-type="float">
            <text:p>12674.5199999999</text:p>
          </table:table-cell>
          <table:table-cell table:formula="of:=[.LL30]+[.LM29]" office:value-type="float" office:value="12713.7599999999" calcext:value-type="float">
            <text:p>12713.7599999999</text:p>
          </table:table-cell>
          <table:table-cell table:formula="of:=[.LM30]+[.LN29]" office:value-type="float" office:value="12752.9999999999" calcext:value-type="float">
            <text:p>12752.9999999999</text:p>
          </table:table-cell>
          <table:table-cell table:formula="of:=[.LN30]+[.LO29]" office:value-type="float" office:value="12792.2399999999" calcext:value-type="float">
            <text:p>12792.2399999999</text:p>
          </table:table-cell>
          <table:table-cell table:formula="of:=[.LO30]+[.LP29]" office:value-type="float" office:value="12831.4799999999" calcext:value-type="float">
            <text:p>12831.4799999999</text:p>
          </table:table-cell>
          <table:table-cell table:formula="of:=[.LP30]+[.LQ29]" office:value-type="float" office:value="12870.7199999999" calcext:value-type="float">
            <text:p>12870.7199999999</text:p>
          </table:table-cell>
          <table:table-cell table:formula="of:=[.LQ30]+[.LR29]" office:value-type="float" office:value="12909.9599999999" calcext:value-type="float">
            <text:p>12909.9599999999</text:p>
          </table:table-cell>
          <table:table-cell table:formula="of:=[.LR30]+[.LS29]" office:value-type="float" office:value="12949.1999999999" calcext:value-type="float">
            <text:p>12949.1999999999</text:p>
          </table:table-cell>
          <table:table-cell table:formula="of:=[.LS30]+[.LT29]" office:value-type="float" office:value="12988.4399999999" calcext:value-type="float">
            <text:p>12988.4399999999</text:p>
          </table:table-cell>
          <table:table-cell table:formula="of:=[.LT30]+[.LU29]" office:value-type="float" office:value="13027.6799999999" calcext:value-type="float">
            <text:p>13027.6799999999</text:p>
          </table:table-cell>
          <table:table-cell table:formula="of:=[.LU30]+[.LV29]" office:value-type="float" office:value="13066.9199999999" calcext:value-type="float">
            <text:p>13066.9199999999</text:p>
          </table:table-cell>
          <table:table-cell table:formula="of:=[.LV30]+[.LW29]" office:value-type="float" office:value="13106.1599999999" calcext:value-type="float">
            <text:p>13106.1599999999</text:p>
          </table:table-cell>
          <table:table-cell table:formula="of:=[.LW30]+[.LX29]" office:value-type="float" office:value="13145.3999999999" calcext:value-type="float">
            <text:p>13145.3999999999</text:p>
          </table:table-cell>
          <table:table-cell table:formula="of:=[.LX30]+[.LY29]" office:value-type="float" office:value="13184.6399999999" calcext:value-type="float">
            <text:p>13184.6399999999</text:p>
          </table:table-cell>
          <table:table-cell table:formula="of:=[.LY30]+[.LZ29]" office:value-type="float" office:value="13223.8799999999" calcext:value-type="float">
            <text:p>13223.8799999999</text:p>
          </table:table-cell>
          <table:table-cell table:formula="of:=[.LZ30]+[.MA29]" office:value-type="float" office:value="13263.1199999999" calcext:value-type="float">
            <text:p>13263.1199999999</text:p>
          </table:table-cell>
          <table:table-cell table:formula="of:=[.MA30]+[.MB29]" office:value-type="float" office:value="13302.3599999999" calcext:value-type="float">
            <text:p>13302.3599999999</text:p>
          </table:table-cell>
          <table:table-cell table:formula="of:=[.MB30]+[.MC29]" office:value-type="float" office:value="13341.5999999999" calcext:value-type="float">
            <text:p>13341.5999999999</text:p>
          </table:table-cell>
          <table:table-cell table:formula="of:=[.MC30]+[.MD29]" office:value-type="float" office:value="13380.8399999999" calcext:value-type="float">
            <text:p>13380.8399999999</text:p>
          </table:table-cell>
          <table:table-cell table:formula="of:=[.MD30]+[.ME29]" office:value-type="float" office:value="13420.0799999999" calcext:value-type="float">
            <text:p>13420.0799999999</text:p>
          </table:table-cell>
          <table:table-cell table:formula="of:=[.ME30]+[.MF29]" office:value-type="float" office:value="13459.3199999999" calcext:value-type="float">
            <text:p>13459.3199999999</text:p>
          </table:table-cell>
          <table:table-cell table:formula="of:=[.MF30]+[.MG29]" office:value-type="float" office:value="13498.5599999999" calcext:value-type="float">
            <text:p>13498.5599999999</text:p>
          </table:table-cell>
          <table:table-cell table:formula="of:=[.MG30]+[.MH29]" office:value-type="float" office:value="13537.7999999999" calcext:value-type="float">
            <text:p>13537.7999999999</text:p>
          </table:table-cell>
          <table:table-cell table:formula="of:=[.MH30]+[.MI29]" office:value-type="float" office:value="13577.0399999999" calcext:value-type="float">
            <text:p>13577.0399999999</text:p>
          </table:table-cell>
          <table:table-cell table:formula="of:=[.MI30]+[.MJ29]" office:value-type="float" office:value="13616.2799999999" calcext:value-type="float">
            <text:p>13616.2799999999</text:p>
          </table:table-cell>
          <table:table-cell table:formula="of:=[.MJ30]+[.MK29]" office:value-type="float" office:value="13655.5199999999" calcext:value-type="float">
            <text:p>13655.5199999999</text:p>
          </table:table-cell>
          <table:table-cell table:formula="of:=[.MK30]+[.ML29]" office:value-type="float" office:value="13694.7599999999" calcext:value-type="float">
            <text:p>13694.7599999999</text:p>
          </table:table-cell>
          <table:table-cell table:formula="of:=[.ML30]+[.MM29]" office:value-type="float" office:value="13733.9999999999" calcext:value-type="float">
            <text:p>13733.9999999999</text:p>
          </table:table-cell>
          <table:table-cell table:formula="of:=[.MM30]+[.MN29]" office:value-type="float" office:value="13773.2399999999" calcext:value-type="float">
            <text:p>13773.2399999999</text:p>
          </table:table-cell>
          <table:table-cell table:formula="of:=[.MN30]+[.MO29]" office:value-type="float" office:value="13812.4799999999" calcext:value-type="float">
            <text:p>13812.4799999999</text:p>
          </table:table-cell>
          <table:table-cell table:formula="of:=[.MO30]+[.MP29]" office:value-type="float" office:value="13851.7199999999" calcext:value-type="float">
            <text:p>13851.7199999999</text:p>
          </table:table-cell>
          <table:table-cell table:formula="of:=[.MP30]+[.MQ29]" office:value-type="float" office:value="13890.9599999999" calcext:value-type="float">
            <text:p>13890.9599999999</text:p>
          </table:table-cell>
          <table:table-cell table:formula="of:=[.MQ30]+[.MR29]" office:value-type="float" office:value="13930.1999999999" calcext:value-type="float">
            <text:p>13930.1999999999</text:p>
          </table:table-cell>
          <table:table-cell table:formula="of:=[.MR30]+[.MS29]" office:value-type="float" office:value="13969.4399999999" calcext:value-type="float">
            <text:p>13969.4399999999</text:p>
          </table:table-cell>
          <table:table-cell table:formula="of:=[.MS30]+[.MT29]" office:value-type="float" office:value="14008.6799999999" calcext:value-type="float">
            <text:p>14008.6799999999</text:p>
          </table:table-cell>
          <table:table-cell table:formula="of:=[.MT30]+[.MU29]" office:value-type="float" office:value="14047.9199999999" calcext:value-type="float">
            <text:p>14047.9199999999</text:p>
          </table:table-cell>
          <table:table-cell table:formula="of:=[.MU30]+[.MV29]" office:value-type="float" office:value="14087.1599999999" calcext:value-type="float">
            <text:p>14087.1599999999</text:p>
          </table:table-cell>
          <table:table-cell table:formula="of:=[.MV30]+[.MW29]" office:value-type="float" office:value="14126.3999999999" calcext:value-type="float">
            <text:p>14126.3999999999</text:p>
          </table:table-cell>
          <table:table-cell table:formula="of:=[.MW30]+[.MX29]" office:value-type="float" office:value="14165.6399999999" calcext:value-type="float">
            <text:p>14165.6399999999</text:p>
          </table:table-cell>
          <table:table-cell table:formula="of:=[.MX30]+[.MY29]" office:value-type="float" office:value="14204.8799999999" calcext:value-type="float">
            <text:p>14204.8799999999</text:p>
          </table:table-cell>
          <table:table-cell table:formula="of:=[.MY30]+[.MZ29]" office:value-type="float" office:value="14244.1199999999" calcext:value-type="float">
            <text:p>14244.1199999999</text:p>
          </table:table-cell>
          <table:table-cell table:formula="of:=[.MZ30]+[.NA29]" office:value-type="float" office:value="14283.3599999999" calcext:value-type="float">
            <text:p>14283.3599999999</text:p>
          </table:table-cell>
          <table:table-cell table:formula="of:=[.NA30]+[.NB29]" office:value-type="float" office:value="14322.5999999999" calcext:value-type="float">
            <text:p>14322.5999999999</text:p>
          </table:table-cell>
          <table:table-cell table:formula="of:=[.NB30]+[.NC29]" office:value-type="float" office:value="14361.8399999999" calcext:value-type="float">
            <text:p>14361.8399999999</text:p>
          </table:table-cell>
          <table:table-cell table:formula="of:=[.NC30]+[.ND29]" office:value-type="float" office:value="14401.0799999999" calcext:value-type="float">
            <text:p>14401.0799999999</text:p>
          </table:table-cell>
          <table:table-cell table:formula="of:=[.ND30]+[.NE29]" office:value-type="float" office:value="14440.3199999999" calcext:value-type="float">
            <text:p>14440.3199999999</text:p>
          </table:table-cell>
          <table:table-cell table:formula="of:=[.NE30]+[.NF29]" office:value-type="float" office:value="14479.5599999999" calcext:value-type="float">
            <text:p>14479.5599999999</text:p>
          </table:table-cell>
          <table:table-cell table:formula="of:=[.NF30]+[.NG29]" office:value-type="float" office:value="14518.7999999999" calcext:value-type="float">
            <text:p>14518.7999999999</text:p>
          </table:table-cell>
          <table:table-cell table:formula="of:=[.NG30]+[.NH29]" office:value-type="float" office:value="14558.0399999999" calcext:value-type="float">
            <text:p>14558.0399999999</text:p>
          </table:table-cell>
          <table:table-cell table:formula="of:=[.NH30]+[.NI29]" office:value-type="float" office:value="14597.2799999999" calcext:value-type="float">
            <text:p>14597.2799999999</text:p>
          </table:table-cell>
          <table:table-cell table:formula="of:=[.NI30]+[.NJ29]" office:value-type="float" office:value="14636.5199999999" calcext:value-type="float">
            <text:p>14636.5199999999</text:p>
          </table:table-cell>
          <table:table-cell table:formula="of:=[.NJ30]+[.NK29]" office:value-type="float" office:value="14675.7599999999" calcext:value-type="float">
            <text:p>14675.7599999999</text:p>
          </table:table-cell>
          <table:table-cell table:formula="of:=[.NK30]+[.NL29]" office:value-type="float" office:value="14714.9999999999" calcext:value-type="float">
            <text:p>14714.9999999999</text:p>
          </table:table-cell>
          <table:table-cell table:formula="of:=[.NL30]+[.NM29]" office:value-type="float" office:value="14754.2399999999" calcext:value-type="float">
            <text:p>14754.2399999999</text:p>
          </table:table-cell>
          <table:table-cell table:formula="of:=[.NM30]+[.NN29]" office:value-type="float" office:value="14793.4799999999" calcext:value-type="float">
            <text:p>14793.4799999999</text:p>
          </table:table-cell>
          <table:table-cell table:formula="of:=[.NN30]+[.NO29]" office:value-type="float" office:value="14832.7199999999" calcext:value-type="float">
            <text:p>14832.7199999999</text:p>
          </table:table-cell>
          <table:table-cell table:formula="of:=[.NO30]+[.NP29]" office:value-type="float" office:value="14871.9599999999" calcext:value-type="float">
            <text:p>14871.9599999999</text:p>
          </table:table-cell>
          <table:table-cell table:formula="of:=[.NP30]+[.NQ29]" office:value-type="float" office:value="14911.1999999999" calcext:value-type="float">
            <text:p>14911.1999999999</text:p>
          </table:table-cell>
          <table:table-cell table:formula="of:=[.NQ30]+[.NR29]" office:value-type="float" office:value="14950.4399999999" calcext:value-type="float">
            <text:p>14950.4399999999</text:p>
          </table:table-cell>
          <table:table-cell table:formula="of:=[.NR30]+[.NS29]" office:value-type="float" office:value="14989.6799999999" calcext:value-type="float">
            <text:p>14989.6799999999</text:p>
          </table:table-cell>
          <table:table-cell table:formula="of:=[.NS30]+[.NT29]" office:value-type="float" office:value="15028.9199999999" calcext:value-type="float">
            <text:p>15028.9199999999</text:p>
          </table:table-cell>
          <table:table-cell table:formula="of:=[.NT30]+[.NU29]" office:value-type="float" office:value="15068.1599999999" calcext:value-type="float">
            <text:p>15068.1599999999</text:p>
          </table:table-cell>
          <table:table-cell table:formula="of:=[.NU30]+[.NV29]" office:value-type="float" office:value="15107.3999999999" calcext:value-type="float">
            <text:p>15107.3999999999</text:p>
          </table:table-cell>
          <table:table-cell table:formula="of:=[.NV30]+[.NW29]" office:value-type="float" office:value="15146.6399999999" calcext:value-type="float">
            <text:p>15146.6399999999</text:p>
          </table:table-cell>
          <table:table-cell table:formula="of:=[.NW30]+[.NX29]" office:value-type="float" office:value="15185.8799999999" calcext:value-type="float">
            <text:p>15185.8799999999</text:p>
          </table:table-cell>
          <table:table-cell table:formula="of:=[.NX30]+[.NY29]" office:value-type="float" office:value="15225.1199999999" calcext:value-type="float">
            <text:p>15225.1199999999</text:p>
          </table:table-cell>
          <table:table-cell table:formula="of:=[.NY30]+[.NZ29]" office:value-type="float" office:value="15264.3599999999" calcext:value-type="float">
            <text:p>15264.3599999999</text:p>
          </table:table-cell>
          <table:table-cell table:formula="of:=[.NZ30]+[.OA29]" office:value-type="float" office:value="15303.5999999999" calcext:value-type="float">
            <text:p>15303.5999999999</text:p>
          </table:table-cell>
          <table:table-cell table:formula="of:=[.OA30]+[.OB29]" office:value-type="float" office:value="15342.8399999999" calcext:value-type="float">
            <text:p>15342.8399999999</text:p>
          </table:table-cell>
          <table:table-cell table:formula="of:=[.OB30]+[.OC29]" office:value-type="float" office:value="15382.0799999999" calcext:value-type="float">
            <text:p>15382.0799999999</text:p>
          </table:table-cell>
          <table:table-cell table:formula="of:=[.OC30]+[.OD29]" office:value-type="float" office:value="15421.3199999999" calcext:value-type="float">
            <text:p>15421.3199999999</text:p>
          </table:table-cell>
          <table:table-cell table:formula="of:=[.OD30]+[.OE29]" office:value-type="float" office:value="15460.5599999999" calcext:value-type="float">
            <text:p>15460.5599999999</text:p>
          </table:table-cell>
          <table:table-cell table:formula="of:=[.OE30]+[.OF29]" office:value-type="float" office:value="15499.7999999999" calcext:value-type="float">
            <text:p>15499.7999999999</text:p>
          </table:table-cell>
          <table:table-cell table:formula="of:=[.OF30]+[.OG29]" office:value-type="float" office:value="15539.0399999999" calcext:value-type="float">
            <text:p>15539.0399999999</text:p>
          </table:table-cell>
          <table:table-cell table:formula="of:=[.OG30]+[.OH29]" office:value-type="float" office:value="15578.2799999999" calcext:value-type="float">
            <text:p>15578.2799999999</text:p>
          </table:table-cell>
          <table:table-cell table:formula="of:=[.OH30]+[.OI29]" office:value-type="float" office:value="15617.5199999999" calcext:value-type="float">
            <text:p>15617.5199999999</text:p>
          </table:table-cell>
          <table:table-cell table:formula="of:=[.OI30]+[.OJ29]" office:value-type="float" office:value="15656.7599999999" calcext:value-type="float">
            <text:p>15656.7599999999</text:p>
          </table:table-cell>
          <table:table-cell table:formula="of:=[.OJ30]+[.OK29]" office:value-type="float" office:value="15695.9999999999" calcext:value-type="float">
            <text:p>15695.9999999999</text:p>
          </table:table-cell>
          <table:table-cell table:formula="of:=[.OK30]+[.OL29]" office:value-type="float" office:value="15735.2399999999" calcext:value-type="float">
            <text:p>15735.2399999999</text:p>
          </table:table-cell>
          <table:table-cell table:formula="of:=[.OL30]+[.OM29]" office:value-type="float" office:value="15774.4799999999" calcext:value-type="float">
            <text:p>15774.4799999999</text:p>
          </table:table-cell>
          <table:table-cell table:formula="of:=[.OM30]+[.ON29]" office:value-type="float" office:value="15813.7199999999" calcext:value-type="float">
            <text:p>15813.7199999999</text:p>
          </table:table-cell>
          <table:table-cell table:formula="of:=[.ON30]+[.OO29]" office:value-type="float" office:value="15852.9599999999" calcext:value-type="float">
            <text:p>15852.9599999999</text:p>
          </table:table-cell>
          <table:table-cell table:formula="of:=[.OO30]+[.OP29]" office:value-type="float" office:value="15892.1999999999" calcext:value-type="float">
            <text:p>15892.1999999999</text:p>
          </table:table-cell>
          <table:table-cell table:formula="of:=[.OP30]+[.OQ29]" office:value-type="float" office:value="15931.4399999999" calcext:value-type="float">
            <text:p>15931.4399999999</text:p>
          </table:table-cell>
          <table:table-cell table:formula="of:=[.OQ30]+[.OR29]" office:value-type="float" office:value="15970.6799999999" calcext:value-type="float">
            <text:p>15970.6799999999</text:p>
          </table:table-cell>
          <table:table-cell table:formula="of:=[.OR30]+[.OS29]" office:value-type="float" office:value="16009.9199999999" calcext:value-type="float">
            <text:p>16009.9199999999</text:p>
          </table:table-cell>
          <table:table-cell table:formula="of:=[.OS30]+[.OT29]" office:value-type="float" office:value="16049.1599999999" calcext:value-type="float">
            <text:p>16049.1599999999</text:p>
          </table:table-cell>
          <table:table-cell table:formula="of:=[.OT30]+[.OU29]" office:value-type="float" office:value="16088.3999999999" calcext:value-type="float">
            <text:p>16088.3999999999</text:p>
          </table:table-cell>
          <table:table-cell table:formula="of:=[.OU30]+[.OV29]" office:value-type="float" office:value="16127.6399999999" calcext:value-type="float">
            <text:p>16127.6399999999</text:p>
          </table:table-cell>
          <table:table-cell table:formula="of:=[.OV30]+[.OW29]" office:value-type="float" office:value="16166.8799999999" calcext:value-type="float">
            <text:p>16166.8799999999</text:p>
          </table:table-cell>
          <table:table-cell table:formula="of:=[.OW30]+[.OX29]" office:value-type="float" office:value="16206.1199999999" calcext:value-type="float">
            <text:p>16206.1199999999</text:p>
          </table:table-cell>
          <table:table-cell table:formula="of:=[.OX30]+[.OY29]" office:value-type="float" office:value="16245.3599999999" calcext:value-type="float">
            <text:p>16245.3599999999</text:p>
          </table:table-cell>
          <table:table-cell table:formula="of:=[.OY30]+[.OZ29]" office:value-type="float" office:value="16284.5999999999" calcext:value-type="float">
            <text:p>16284.5999999999</text:p>
          </table:table-cell>
          <table:table-cell table:formula="of:=[.OZ30]+[.PA29]" office:value-type="float" office:value="16323.8399999999" calcext:value-type="float">
            <text:p>16323.8399999999</text:p>
          </table:table-cell>
          <table:table-cell table:formula="of:=[.PA30]+[.PB29]" office:value-type="float" office:value="16363.0799999999" calcext:value-type="float">
            <text:p>16363.0799999999</text:p>
          </table:table-cell>
          <table:table-cell table:formula="of:=[.PB30]+[.PC29]" office:value-type="float" office:value="16402.3199999999" calcext:value-type="float">
            <text:p>16402.3199999999</text:p>
          </table:table-cell>
          <table:table-cell table:formula="of:=[.PC30]+[.PD29]" office:value-type="float" office:value="16441.5599999999" calcext:value-type="float">
            <text:p>16441.5599999999</text:p>
          </table:table-cell>
          <table:table-cell table:formula="of:=[.PD30]+[.PE29]" office:value-type="float" office:value="16480.7999999999" calcext:value-type="float">
            <text:p>16480.7999999999</text:p>
          </table:table-cell>
          <table:table-cell table:formula="of:=[.PE30]+[.PF29]" office:value-type="float" office:value="16520.0399999999" calcext:value-type="float">
            <text:p>16520.0399999999</text:p>
          </table:table-cell>
          <table:table-cell table:formula="of:=[.PF30]+[.PG29]" office:value-type="float" office:value="16559.2799999999" calcext:value-type="float">
            <text:p>16559.2799999999</text:p>
          </table:table-cell>
          <table:table-cell table:formula="of:=[.PG30]+[.PH29]" office:value-type="float" office:value="16598.5199999999" calcext:value-type="float">
            <text:p>16598.5199999999</text:p>
          </table:table-cell>
          <table:table-cell table:formula="of:=[.PH30]+[.PI29]" office:value-type="float" office:value="16637.7599999999" calcext:value-type="float">
            <text:p>16637.7599999999</text:p>
          </table:table-cell>
          <table:table-cell table:formula="of:=[.PI30]+[.PJ29]" office:value-type="float" office:value="16676.9999999999" calcext:value-type="float">
            <text:p>16676.9999999999</text:p>
          </table:table-cell>
          <table:table-cell table:formula="of:=[.PJ30]+[.PK29]" office:value-type="float" office:value="16716.2399999999" calcext:value-type="float">
            <text:p>16716.2399999999</text:p>
          </table:table-cell>
          <table:table-cell table:formula="of:=[.PK30]+[.PL29]" office:value-type="float" office:value="16755.4799999999" calcext:value-type="float">
            <text:p>16755.4799999999</text:p>
          </table:table-cell>
          <table:table-cell table:formula="of:=[.PL30]+[.PM29]" office:value-type="float" office:value="16794.7199999999" calcext:value-type="float">
            <text:p>16794.7199999999</text:p>
          </table:table-cell>
          <table:table-cell table:formula="of:=[.PM30]+[.PN29]" office:value-type="float" office:value="16833.9599999999" calcext:value-type="float">
            <text:p>16833.9599999999</text:p>
          </table:table-cell>
          <table:table-cell table:formula="of:=[.PN30]+[.PO29]" office:value-type="float" office:value="16873.1999999999" calcext:value-type="float">
            <text:p>16873.1999999999</text:p>
          </table:table-cell>
          <table:table-cell table:formula="of:=[.PO30]+[.PP29]" office:value-type="float" office:value="16912.4399999999" calcext:value-type="float">
            <text:p>16912.4399999999</text:p>
          </table:table-cell>
          <table:table-cell table:formula="of:=[.PP30]+[.PQ29]" office:value-type="float" office:value="16951.6799999999" calcext:value-type="float">
            <text:p>16951.6799999999</text:p>
          </table:table-cell>
          <table:table-cell table:formula="of:=[.PQ30]+[.PR29]" office:value-type="float" office:value="16990.9199999999" calcext:value-type="float">
            <text:p>16990.9199999999</text:p>
          </table:table-cell>
          <table:table-cell table:formula="of:=[.PR30]+[.PS29]" office:value-type="float" office:value="17030.16" calcext:value-type="float">
            <text:p>17030.16</text:p>
          </table:table-cell>
          <table:table-cell table:formula="of:=[.PS30]+[.PT29]" office:value-type="float" office:value="17069.4" calcext:value-type="float">
            <text:p>17069.4</text:p>
          </table:table-cell>
          <table:table-cell table:formula="of:=[.PT30]+[.PU29]" office:value-type="float" office:value="17108.64" calcext:value-type="float">
            <text:p>17108.64</text:p>
          </table:table-cell>
          <table:table-cell table:formula="of:=[.PU30]+[.PV29]" office:value-type="float" office:value="17147.88" calcext:value-type="float">
            <text:p>17147.88</text:p>
          </table:table-cell>
          <table:table-cell table:formula="of:=[.PV30]+[.PW29]" office:value-type="float" office:value="17187.12" calcext:value-type="float">
            <text:p>17187.12</text:p>
          </table:table-cell>
          <table:table-cell table:formula="of:=[.PW30]+[.PX29]" office:value-type="float" office:value="17226.36" calcext:value-type="float">
            <text:p>17226.36</text:p>
          </table:table-cell>
          <table:table-cell table:formula="of:=[.PX30]+[.PY29]" office:value-type="float" office:value="17265.6" calcext:value-type="float">
            <text:p>17265.6</text:p>
          </table:table-cell>
          <table:table-cell table:formula="of:=[.PY30]+[.PZ29]" office:value-type="float" office:value="17304.84" calcext:value-type="float">
            <text:p>17304.84</text:p>
          </table:table-cell>
          <table:table-cell table:formula="of:=[.PZ30]+[.QA29]" office:value-type="float" office:value="17344.08" calcext:value-type="float">
            <text:p>17344.08</text:p>
          </table:table-cell>
          <table:table-cell table:formula="of:=[.QA30]+[.QB29]" office:value-type="float" office:value="17383.32" calcext:value-type="float">
            <text:p>17383.32</text:p>
          </table:table-cell>
          <table:table-cell table:formula="of:=[.QB30]+[.QC29]" office:value-type="float" office:value="17422.56" calcext:value-type="float">
            <text:p>17422.56</text:p>
          </table:table-cell>
          <table:table-cell table:formula="of:=[.QC30]+[.QD29]" office:value-type="float" office:value="17461.8" calcext:value-type="float">
            <text:p>17461.8</text:p>
          </table:table-cell>
          <table:table-cell table:formula="of:=[.QD30]+[.QE29]" office:value-type="float" office:value="17501.04" calcext:value-type="float">
            <text:p>17501.04</text:p>
          </table:table-cell>
          <table:table-cell table:formula="of:=[.QE30]+[.QF29]" office:value-type="float" office:value="17540.28" calcext:value-type="float">
            <text:p>17540.28</text:p>
          </table:table-cell>
          <table:table-cell table:formula="of:=[.QF30]+[.QG29]" office:value-type="float" office:value="17579.52" calcext:value-type="float">
            <text:p>17579.52</text:p>
          </table:table-cell>
          <table:table-cell table:formula="of:=[.QG30]+[.QH29]" office:value-type="float" office:value="17618.76" calcext:value-type="float">
            <text:p>17618.76</text:p>
          </table:table-cell>
          <table:table-cell table:formula="of:=[.QH30]+[.QI29]" office:value-type="float" office:value="17658" calcext:value-type="float">
            <text:p>17658</text:p>
          </table:table-cell>
          <table:table-cell table:formula="of:=[.QI30]+[.QJ29]" office:value-type="float" office:value="17697.24" calcext:value-type="float">
            <text:p>17697.24</text:p>
          </table:table-cell>
          <table:table-cell table:formula="of:=[.QJ30]+[.QK29]" office:value-type="float" office:value="17736.48" calcext:value-type="float">
            <text:p>17736.48</text:p>
          </table:table-cell>
          <table:table-cell table:formula="of:=[.QK30]+[.QL29]" office:value-type="float" office:value="17775.72" calcext:value-type="float">
            <text:p>17775.72</text:p>
          </table:table-cell>
          <table:table-cell table:formula="of:=[.QL30]+[.QM29]" office:value-type="float" office:value="17814.96" calcext:value-type="float">
            <text:p>17814.96</text:p>
          </table:table-cell>
          <table:table-cell table:formula="of:=[.QM30]+[.QN29]" office:value-type="float" office:value="17854.2" calcext:value-type="float">
            <text:p>17854.2</text:p>
          </table:table-cell>
          <table:table-cell table:formula="of:=[.QN30]+[.QO29]" office:value-type="float" office:value="17893.44" calcext:value-type="float">
            <text:p>17893.44</text:p>
          </table:table-cell>
          <table:table-cell table:formula="of:=[.QO30]+[.QP29]" office:value-type="float" office:value="17932.68" calcext:value-type="float">
            <text:p>17932.68</text:p>
          </table:table-cell>
          <table:table-cell table:formula="of:=[.QP30]+[.QQ29]" office:value-type="float" office:value="17971.92" calcext:value-type="float">
            <text:p>17971.92</text:p>
          </table:table-cell>
          <table:table-cell table:formula="of:=[.QQ30]+[.QR29]" office:value-type="float" office:value="18011.16" calcext:value-type="float">
            <text:p>18011.16</text:p>
          </table:table-cell>
          <table:table-cell table:formula="of:=[.QR30]+[.QS29]" office:value-type="float" office:value="18050.4" calcext:value-type="float">
            <text:p>18050.4</text:p>
          </table:table-cell>
          <table:table-cell table:formula="of:=[.QS30]+[.QT29]" office:value-type="float" office:value="18089.64" calcext:value-type="float">
            <text:p>18089.64</text:p>
          </table:table-cell>
          <table:table-cell table:formula="of:=[.QT30]+[.QU29]" office:value-type="float" office:value="18128.88" calcext:value-type="float">
            <text:p>18128.88</text:p>
          </table:table-cell>
          <table:table-cell table:formula="of:=[.QU30]+[.QV29]" office:value-type="float" office:value="18168.12" calcext:value-type="float">
            <text:p>18168.12</text:p>
          </table:table-cell>
          <table:table-cell table:formula="of:=[.QV30]+[.QW29]" office:value-type="float" office:value="18207.36" calcext:value-type="float">
            <text:p>18207.36</text:p>
          </table:table-cell>
          <table:table-cell table:formula="of:=[.QW30]+[.QX29]" office:value-type="float" office:value="18246.6" calcext:value-type="float">
            <text:p>18246.6</text:p>
          </table:table-cell>
          <table:table-cell table:formula="of:=[.QX30]+[.QY29]" office:value-type="float" office:value="18285.84" calcext:value-type="float">
            <text:p>18285.84</text:p>
          </table:table-cell>
          <table:table-cell table:formula="of:=[.QY30]+[.QZ29]" office:value-type="float" office:value="18325.08" calcext:value-type="float">
            <text:p>18325.08</text:p>
          </table:table-cell>
          <table:table-cell table:formula="of:=[.QZ30]+[.RA29]" office:value-type="float" office:value="18364.32" calcext:value-type="float">
            <text:p>18364.32</text:p>
          </table:table-cell>
          <table:table-cell table:formula="of:=[.RA30]+[.RB29]" office:value-type="float" office:value="18403.56" calcext:value-type="float">
            <text:p>18403.56</text:p>
          </table:table-cell>
          <table:table-cell table:formula="of:=[.RB30]+[.RC29]" office:value-type="float" office:value="18442.8" calcext:value-type="float">
            <text:p>18442.8</text:p>
          </table:table-cell>
          <table:table-cell table:formula="of:=[.RC30]+[.RD29]" office:value-type="float" office:value="18482.04" calcext:value-type="float">
            <text:p>18482.04</text:p>
          </table:table-cell>
          <table:table-cell table:formula="of:=[.RD30]+[.RE29]" office:value-type="float" office:value="18521.28" calcext:value-type="float">
            <text:p>18521.28</text:p>
          </table:table-cell>
          <table:table-cell table:formula="of:=[.RE30]+[.RF29]" office:value-type="float" office:value="18560.52" calcext:value-type="float">
            <text:p>18560.52</text:p>
          </table:table-cell>
          <table:table-cell table:formula="of:=[.RF30]+[.RG29]" office:value-type="float" office:value="18599.76" calcext:value-type="float">
            <text:p>18599.76</text:p>
          </table:table-cell>
          <table:table-cell table:formula="of:=[.RG30]+[.RH29]" office:value-type="float" office:value="18639" calcext:value-type="float">
            <text:p>18639</text:p>
          </table:table-cell>
          <table:table-cell table:formula="of:=[.RH30]+[.RI29]" office:value-type="float" office:value="18678.24" calcext:value-type="float">
            <text:p>18678.24</text:p>
          </table:table-cell>
          <table:table-cell table:formula="of:=[.RI30]+[.RJ29]" office:value-type="float" office:value="18717.48" calcext:value-type="float">
            <text:p>18717.48</text:p>
          </table:table-cell>
          <table:table-cell table:formula="of:=[.RJ30]+[.RK29]" office:value-type="float" office:value="18756.72" calcext:value-type="float">
            <text:p>18756.72</text:p>
          </table:table-cell>
          <table:table-cell table:formula="of:=[.RK30]+[.RL29]" office:value-type="float" office:value="18795.96" calcext:value-type="float">
            <text:p>18795.96</text:p>
          </table:table-cell>
          <table:table-cell table:formula="of:=[.RL30]+[.RM29]" office:value-type="float" office:value="18835.2" calcext:value-type="float">
            <text:p>18835.2</text:p>
          </table:table-cell>
          <table:table-cell table:formula="of:=[.RM30]+[.RN29]" office:value-type="float" office:value="18874.44" calcext:value-type="float">
            <text:p>18874.44</text:p>
          </table:table-cell>
          <table:table-cell table:formula="of:=[.RN30]+[.RO29]" office:value-type="float" office:value="18913.68" calcext:value-type="float">
            <text:p>18913.68</text:p>
          </table:table-cell>
          <table:table-cell table:formula="of:=[.RO30]+[.RP29]" office:value-type="float" office:value="18952.92" calcext:value-type="float">
            <text:p>18952.92</text:p>
          </table:table-cell>
          <table:table-cell table:formula="of:=[.RP30]+[.RQ29]" office:value-type="float" office:value="18992.16" calcext:value-type="float">
            <text:p>18992.16</text:p>
          </table:table-cell>
          <table:table-cell table:formula="of:=[.RQ30]+[.RR29]" office:value-type="float" office:value="19031.4" calcext:value-type="float">
            <text:p>19031.4</text:p>
          </table:table-cell>
          <table:table-cell table:formula="of:=[.RR30]+[.RS29]" office:value-type="float" office:value="19070.64" calcext:value-type="float">
            <text:p>19070.64</text:p>
          </table:table-cell>
          <table:table-cell table:formula="of:=[.RS30]+[.RT29]" office:value-type="float" office:value="19109.88" calcext:value-type="float">
            <text:p>19109.88</text:p>
          </table:table-cell>
          <table:table-cell table:formula="of:=[.RT30]+[.RU29]" office:value-type="float" office:value="19149.12" calcext:value-type="float">
            <text:p>19149.12</text:p>
          </table:table-cell>
          <table:table-cell table:formula="of:=[.RU30]+[.RV29]" office:value-type="float" office:value="19188.36" calcext:value-type="float">
            <text:p>19188.36</text:p>
          </table:table-cell>
          <table:table-cell table:formula="of:=[.RV30]+[.RW29]" office:value-type="float" office:value="19227.6" calcext:value-type="float">
            <text:p>19227.6</text:p>
          </table:table-cell>
          <table:table-cell table:formula="of:=[.RW30]+[.RX29]" office:value-type="float" office:value="19266.84" calcext:value-type="float">
            <text:p>19266.84</text:p>
          </table:table-cell>
          <table:table-cell table:formula="of:=[.RX30]+[.RY29]" office:value-type="float" office:value="19306.08" calcext:value-type="float">
            <text:p>19306.08</text:p>
          </table:table-cell>
          <table:table-cell table:formula="of:=[.RY30]+[.RZ29]" office:value-type="float" office:value="19345.32" calcext:value-type="float">
            <text:p>19345.32</text:p>
          </table:table-cell>
          <table:table-cell table:formula="of:=[.RZ30]+[.SA29]" office:value-type="float" office:value="19384.56" calcext:value-type="float">
            <text:p>19384.56</text:p>
          </table:table-cell>
          <table:table-cell table:formula="of:=[.SA30]+[.SB29]" office:value-type="float" office:value="19423.8" calcext:value-type="float">
            <text:p>19423.8</text:p>
          </table:table-cell>
          <table:table-cell table:formula="of:=[.SB30]+[.SC29]" office:value-type="float" office:value="19463.0400000001" calcext:value-type="float">
            <text:p>19463.0400000001</text:p>
          </table:table-cell>
          <table:table-cell table:formula="of:=[.SC30]+[.SD29]" office:value-type="float" office:value="19502.2800000001" calcext:value-type="float">
            <text:p>19502.2800000001</text:p>
          </table:table-cell>
          <table:table-cell table:formula="of:=[.SD30]+[.SE29]" office:value-type="float" office:value="19541.5200000001" calcext:value-type="float">
            <text:p>19541.5200000001</text:p>
          </table:table-cell>
          <table:table-cell table:formula="of:=[.SE30]+[.SF29]" office:value-type="float" office:value="19580.7600000001" calcext:value-type="float">
            <text:p>19580.7600000001</text:p>
          </table:table-cell>
          <table:table-cell table:formula="of:=[.SF30]+[.SG29]" office:value-type="float" office:value="19620.0000000001" calcext:value-type="float">
            <text:p>19620.0000000001</text:p>
          </table:table-cell>
          <table:table-cell table:formula="of:=[.SG30]+[.SH29]" office:value-type="float" office:value="19659.2400000001" calcext:value-type="float">
            <text:p>19659.24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1]+[.B30]" office:value-type="float" office:value="39.24" calcext:value-type="float">
            <text:p>39.24</text:p>
          </table:table-cell>
          <table:table-cell table:formula="of:=[.B31]+[.C30]" office:value-type="float" office:value="117.72" calcext:value-type="float">
            <text:p>117.72</text:p>
          </table:table-cell>
          <table:table-cell table:formula="of:=[.C31]+[.D30]" office:value-type="float" office:value="235.44" calcext:value-type="float">
            <text:p>235.44</text:p>
          </table:table-cell>
          <table:table-cell table:formula="of:=[.D31]+[.E30]" office:value-type="float" office:value="392.4" calcext:value-type="float">
            <text:p>392.4</text:p>
          </table:table-cell>
          <table:table-cell table:formula="of:=[.E31]+[.F30]" office:value-type="float" office:value="588.6" calcext:value-type="float">
            <text:p>588.6</text:p>
          </table:table-cell>
          <table:table-cell table:formula="of:=[.F31]+[.G30]" office:value-type="float" office:value="824.04" calcext:value-type="float">
            <text:p>824.04</text:p>
          </table:table-cell>
          <table:table-cell table:formula="of:=[.G31]+[.H30]" office:value-type="float" office:value="1098.72" calcext:value-type="float">
            <text:p>1098.72</text:p>
          </table:table-cell>
          <table:table-cell table:formula="of:=[.H31]+[.I30]" office:value-type="float" office:value="1412.64" calcext:value-type="float">
            <text:p>1412.64</text:p>
          </table:table-cell>
          <table:table-cell table:formula="of:=[.I31]+[.J30]" office:value-type="float" office:value="1765.8" calcext:value-type="float">
            <text:p>1765.8</text:p>
          </table:table-cell>
          <table:table-cell table:formula="of:=[.J31]+[.K30]" office:value-type="float" office:value="2158.2" calcext:value-type="float">
            <text:p>2158.2</text:p>
          </table:table-cell>
          <table:table-cell table:formula="of:=[.K31]+[.L30]" office:value-type="float" office:value="2589.84" calcext:value-type="float">
            <text:p>2589.84</text:p>
          </table:table-cell>
          <table:table-cell table:formula="of:=[.L31]+[.M30]" office:value-type="float" office:value="3060.72" calcext:value-type="float">
            <text:p>3060.72</text:p>
          </table:table-cell>
          <table:table-cell table:formula="of:=[.M31]+[.N30]" office:value-type="float" office:value="3570.84" calcext:value-type="float">
            <text:p>3570.84</text:p>
          </table:table-cell>
          <table:table-cell table:formula="of:=[.N31]+[.O30]" office:value-type="float" office:value="4120.2" calcext:value-type="float">
            <text:p>4120.2</text:p>
          </table:table-cell>
          <table:table-cell table:formula="of:=[.O31]+[.P30]" office:value-type="float" office:value="4708.8" calcext:value-type="float">
            <text:p>4708.8</text:p>
          </table:table-cell>
          <table:table-cell table:formula="of:=[.P31]+[.Q30]" office:value-type="float" office:value="5336.64" calcext:value-type="float">
            <text:p>5336.64</text:p>
          </table:table-cell>
          <table:table-cell table:formula="of:=[.Q31]+[.R30]" office:value-type="float" office:value="6003.72" calcext:value-type="float">
            <text:p>6003.72</text:p>
          </table:table-cell>
          <table:table-cell table:formula="of:=[.R31]+[.S30]" office:value-type="float" office:value="6710.04" calcext:value-type="float">
            <text:p>6710.04</text:p>
          </table:table-cell>
          <table:table-cell table:formula="of:=[.S31]+[.T30]" office:value-type="float" office:value="7455.6" calcext:value-type="float">
            <text:p>7455.6</text:p>
          </table:table-cell>
          <table:table-cell table:formula="of:=[.T31]+[.U30]" office:value-type="float" office:value="8240.4" calcext:value-type="float">
            <text:p>8240.4</text:p>
          </table:table-cell>
          <table:table-cell table:formula="of:=[.U31]+[.V30]" office:value-type="float" office:value="9064.44" calcext:value-type="float">
            <text:p>9064.44</text:p>
          </table:table-cell>
          <table:table-cell table:formula="of:=[.V31]+[.W30]" office:value-type="float" office:value="9927.72" calcext:value-type="float">
            <text:p>9927.72</text:p>
          </table:table-cell>
          <table:table-cell table:formula="of:=[.W31]+[.X30]" office:value-type="float" office:value="10830.24" calcext:value-type="float">
            <text:p>10830.24</text:p>
          </table:table-cell>
          <table:table-cell table:formula="of:=[.X31]+[.Y30]" office:value-type="float" office:value="11772" calcext:value-type="float">
            <text:p>11772</text:p>
          </table:table-cell>
          <table:table-cell table:formula="of:=[.Y31]+[.Z30]" office:value-type="float" office:value="12753" calcext:value-type="float">
            <text:p>12753</text:p>
          </table:table-cell>
          <table:table-cell table:formula="of:=[.Z31]+[.AA30]" office:value-type="float" office:value="13773.24" calcext:value-type="float">
            <text:p>13773.24</text:p>
          </table:table-cell>
          <table:table-cell table:formula="of:=[.AA31]+[.AB30]" office:value-type="float" office:value="14832.72" calcext:value-type="float">
            <text:p>14832.72</text:p>
          </table:table-cell>
          <table:table-cell table:formula="of:=[.AB31]+[.AC30]" office:value-type="float" office:value="15931.44" calcext:value-type="float">
            <text:p>15931.44</text:p>
          </table:table-cell>
          <table:table-cell table:formula="of:=[.AC31]+[.AD30]" office:value-type="float" office:value="17069.4" calcext:value-type="float">
            <text:p>17069.4</text:p>
          </table:table-cell>
          <table:table-cell table:formula="of:=[.AD31]+[.AE30]" office:value-type="float" office:value="18246.6" calcext:value-type="float">
            <text:p>18246.6</text:p>
          </table:table-cell>
          <table:table-cell table:formula="of:=[.AE31]+[.AF30]" office:value-type="float" office:value="19463.04" calcext:value-type="float">
            <text:p>19463.04</text:p>
          </table:table-cell>
          <table:table-cell table:formula="of:=[.AF31]+[.AG30]" office:value-type="float" office:value="20718.72" calcext:value-type="float">
            <text:p>20718.72</text:p>
          </table:table-cell>
          <table:table-cell table:formula="of:=[.AG31]+[.AH30]" office:value-type="float" office:value="22013.64" calcext:value-type="float">
            <text:p>22013.64</text:p>
          </table:table-cell>
          <table:table-cell table:formula="of:=[.AH31]+[.AI30]" office:value-type="float" office:value="23347.8" calcext:value-type="float">
            <text:p>23347.8</text:p>
          </table:table-cell>
          <table:table-cell table:formula="of:=[.AI31]+[.AJ30]" office:value-type="float" office:value="24721.2" calcext:value-type="float">
            <text:p>24721.2</text:p>
          </table:table-cell>
          <table:table-cell table:formula="of:=[.AJ31]+[.AK30]" office:value-type="float" office:value="26133.84" calcext:value-type="float">
            <text:p>26133.84</text:p>
          </table:table-cell>
          <table:table-cell table:formula="of:=[.AK31]+[.AL30]" office:value-type="float" office:value="27585.72" calcext:value-type="float">
            <text:p>27585.72</text:p>
          </table:table-cell>
          <table:table-cell table:formula="of:=[.AL31]+[.AM30]" office:value-type="float" office:value="29076.84" calcext:value-type="float">
            <text:p>29076.84</text:p>
          </table:table-cell>
          <table:table-cell table:formula="of:=[.AM31]+[.AN30]" office:value-type="float" office:value="30607.2" calcext:value-type="float">
            <text:p>30607.2</text:p>
          </table:table-cell>
          <table:table-cell table:formula="of:=[.AN31]+[.AO30]" office:value-type="float" office:value="32176.8" calcext:value-type="float">
            <text:p>32176.8</text:p>
          </table:table-cell>
          <table:table-cell table:formula="of:=[.AO31]+[.AP30]" office:value-type="float" office:value="33785.64" calcext:value-type="float">
            <text:p>33785.64</text:p>
          </table:table-cell>
          <table:table-cell table:formula="of:=[.AP31]+[.AQ30]" office:value-type="float" office:value="35433.72" calcext:value-type="float">
            <text:p>35433.72</text:p>
          </table:table-cell>
          <table:table-cell table:formula="of:=[.AQ31]+[.AR30]" office:value-type="float" office:value="37121.04" calcext:value-type="float">
            <text:p>37121.04</text:p>
          </table:table-cell>
          <table:table-cell table:formula="of:=[.AR31]+[.AS30]" office:value-type="float" office:value="38847.6" calcext:value-type="float">
            <text:p>38847.6</text:p>
          </table:table-cell>
          <table:table-cell table:formula="of:=[.AS31]+[.AT30]" office:value-type="float" office:value="40613.4" calcext:value-type="float">
            <text:p>40613.4</text:p>
          </table:table-cell>
          <table:table-cell table:formula="of:=[.AT31]+[.AU30]" office:value-type="float" office:value="42418.44" calcext:value-type="float">
            <text:p>42418.44</text:p>
          </table:table-cell>
          <table:table-cell table:formula="of:=[.AU31]+[.AV30]" office:value-type="float" office:value="44262.72" calcext:value-type="float">
            <text:p>44262.72</text:p>
          </table:table-cell>
          <table:table-cell table:formula="of:=[.AV31]+[.AW30]" office:value-type="float" office:value="46146.24" calcext:value-type="float">
            <text:p>46146.24</text:p>
          </table:table-cell>
          <table:table-cell table:formula="of:=[.AW31]+[.AX30]" office:value-type="float" office:value="48069" calcext:value-type="float">
            <text:p>48069</text:p>
          </table:table-cell>
          <table:table-cell table:formula="of:=[.AX31]+[.AY30]" office:value-type="float" office:value="50031" calcext:value-type="float">
            <text:p>50031</text:p>
          </table:table-cell>
          <table:table-cell table:formula="of:=[.AY31]+[.AZ30]" office:value-type="float" office:value="52032.24" calcext:value-type="float">
            <text:p>52032.24</text:p>
          </table:table-cell>
          <table:table-cell table:formula="of:=[.AZ31]+[.BA30]" office:value-type="float" office:value="54072.72" calcext:value-type="float">
            <text:p>54072.72</text:p>
          </table:table-cell>
          <table:table-cell table:formula="of:=[.BA31]+[.BB30]" office:value-type="float" office:value="56152.44" calcext:value-type="float">
            <text:p>56152.44</text:p>
          </table:table-cell>
          <table:table-cell table:formula="of:=[.BB31]+[.BC30]" office:value-type="float" office:value="58271.4" calcext:value-type="float">
            <text:p>58271.4</text:p>
          </table:table-cell>
          <table:table-cell table:formula="of:=[.BC31]+[.BD30]" office:value-type="float" office:value="60429.6" calcext:value-type="float">
            <text:p>60429.6</text:p>
          </table:table-cell>
          <table:table-cell table:formula="of:=[.BD31]+[.BE30]" office:value-type="float" office:value="62627.04" calcext:value-type="float">
            <text:p>62627.04</text:p>
          </table:table-cell>
          <table:table-cell table:formula="of:=[.BE31]+[.BF30]" office:value-type="float" office:value="64863.72" calcext:value-type="float">
            <text:p>64863.72</text:p>
          </table:table-cell>
          <table:table-cell table:formula="of:=[.BF31]+[.BG30]" office:value-type="float" office:value="67139.64" calcext:value-type="float">
            <text:p>67139.64</text:p>
          </table:table-cell>
          <table:table-cell table:formula="of:=[.BG31]+[.BH30]" office:value-type="float" office:value="69454.8" calcext:value-type="float">
            <text:p>69454.8</text:p>
          </table:table-cell>
          <table:table-cell table:formula="of:=[.BH31]+[.BI30]" office:value-type="float" office:value="71809.2" calcext:value-type="float">
            <text:p>71809.2</text:p>
          </table:table-cell>
          <table:table-cell table:formula="of:=[.BI31]+[.BJ30]" office:value-type="float" office:value="74202.84" calcext:value-type="float">
            <text:p>74202.84</text:p>
          </table:table-cell>
          <table:table-cell table:formula="of:=[.BJ31]+[.BK30]" office:value-type="float" office:value="76635.72" calcext:value-type="float">
            <text:p>76635.72</text:p>
          </table:table-cell>
          <table:table-cell table:formula="of:=[.BK31]+[.BL30]" office:value-type="float" office:value="79107.84" calcext:value-type="float">
            <text:p>79107.84</text:p>
          </table:table-cell>
          <table:table-cell table:formula="of:=[.BL31]+[.BM30]" office:value-type="float" office:value="81619.2" calcext:value-type="float">
            <text:p>81619.2</text:p>
          </table:table-cell>
          <table:table-cell table:formula="of:=[.BM31]+[.BN30]" office:value-type="float" office:value="84169.8" calcext:value-type="float">
            <text:p>84169.8</text:p>
          </table:table-cell>
          <table:table-cell table:formula="of:=[.BN31]+[.BO30]" office:value-type="float" office:value="86759.64" calcext:value-type="float">
            <text:p>86759.64</text:p>
          </table:table-cell>
          <table:table-cell table:formula="of:=[.BO31]+[.BP30]" office:value-type="float" office:value="89388.72" calcext:value-type="float">
            <text:p>89388.72</text:p>
          </table:table-cell>
          <table:table-cell table:formula="of:=[.BP31]+[.BQ30]" office:value-type="float" office:value="92057.04" calcext:value-type="float">
            <text:p>92057.04</text:p>
          </table:table-cell>
          <table:table-cell table:formula="of:=[.BQ31]+[.BR30]" office:value-type="float" office:value="94764.6" calcext:value-type="float">
            <text:p>94764.6</text:p>
          </table:table-cell>
          <table:table-cell table:formula="of:=[.BR31]+[.BS30]" office:value-type="float" office:value="97511.4" calcext:value-type="float">
            <text:p>97511.4</text:p>
          </table:table-cell>
          <table:table-cell table:formula="of:=[.BS31]+[.BT30]" office:value-type="float" office:value="100297.44" calcext:value-type="float">
            <text:p>100297.44</text:p>
          </table:table-cell>
          <table:table-cell table:formula="of:=[.BT31]+[.BU30]" office:value-type="float" office:value="103122.72" calcext:value-type="float">
            <text:p>103122.72</text:p>
          </table:table-cell>
          <table:table-cell table:formula="of:=[.BU31]+[.BV30]" office:value-type="float" office:value="105987.24" calcext:value-type="float">
            <text:p>105987.24</text:p>
          </table:table-cell>
          <table:table-cell table:formula="of:=[.BV31]+[.BW30]" office:value-type="float" office:value="108891" calcext:value-type="float">
            <text:p>108891</text:p>
          </table:table-cell>
          <table:table-cell table:formula="of:=[.BW31]+[.BX30]" office:value-type="float" office:value="111834" calcext:value-type="float">
            <text:p>111834</text:p>
          </table:table-cell>
          <table:table-cell table:formula="of:=[.BX31]+[.BY30]" office:value-type="float" office:value="114816.24" calcext:value-type="float">
            <text:p>114816.24</text:p>
          </table:table-cell>
          <table:table-cell table:formula="of:=[.BY31]+[.BZ30]" office:value-type="float" office:value="117837.72" calcext:value-type="float">
            <text:p>117837.72</text:p>
          </table:table-cell>
          <table:table-cell table:formula="of:=[.BZ31]+[.CA30]" office:value-type="float" office:value="120898.44" calcext:value-type="float">
            <text:p>120898.44</text:p>
          </table:table-cell>
          <table:table-cell table:formula="of:=[.CA31]+[.CB30]" office:value-type="float" office:value="123998.4" calcext:value-type="float">
            <text:p>123998.4</text:p>
          </table:table-cell>
          <table:table-cell table:formula="of:=[.CB31]+[.CC30]" office:value-type="float" office:value="127137.6" calcext:value-type="float">
            <text:p>127137.6</text:p>
          </table:table-cell>
          <table:table-cell table:formula="of:=[.CC31]+[.CD30]" office:value-type="float" office:value="130316.04" calcext:value-type="float">
            <text:p>130316.04</text:p>
          </table:table-cell>
          <table:table-cell table:formula="of:=[.CD31]+[.CE30]" office:value-type="float" office:value="133533.72" calcext:value-type="float">
            <text:p>133533.72</text:p>
          </table:table-cell>
          <table:table-cell table:formula="of:=[.CE31]+[.CF30]" office:value-type="float" office:value="136790.64" calcext:value-type="float">
            <text:p>136790.64</text:p>
          </table:table-cell>
          <table:table-cell table:formula="of:=[.CF31]+[.CG30]" office:value-type="float" office:value="140086.8" calcext:value-type="float">
            <text:p>140086.8</text:p>
          </table:table-cell>
          <table:table-cell table:formula="of:=[.CG31]+[.CH30]" office:value-type="float" office:value="143422.2" calcext:value-type="float">
            <text:p>143422.2</text:p>
          </table:table-cell>
          <table:table-cell table:formula="of:=[.CH31]+[.CI30]" office:value-type="float" office:value="146796.84" calcext:value-type="float">
            <text:p>146796.84</text:p>
          </table:table-cell>
          <table:table-cell table:formula="of:=[.CI31]+[.CJ30]" office:value-type="float" office:value="150210.72" calcext:value-type="float">
            <text:p>150210.72</text:p>
          </table:table-cell>
          <table:table-cell table:formula="of:=[.CJ31]+[.CK30]" office:value-type="float" office:value="153663.84" calcext:value-type="float">
            <text:p>153663.84</text:p>
          </table:table-cell>
          <table:table-cell table:formula="of:=[.CK31]+[.CL30]" office:value-type="float" office:value="157156.2" calcext:value-type="float">
            <text:p>157156.2</text:p>
          </table:table-cell>
          <table:table-cell table:formula="of:=[.CL31]+[.CM30]" office:value-type="float" office:value="160687.8" calcext:value-type="float">
            <text:p>160687.8</text:p>
          </table:table-cell>
          <table:table-cell table:formula="of:=[.CM31]+[.CN30]" office:value-type="float" office:value="164258.64" calcext:value-type="float">
            <text:p>164258.64</text:p>
          </table:table-cell>
          <table:table-cell table:formula="of:=[.CN31]+[.CO30]" office:value-type="float" office:value="167868.72" calcext:value-type="float">
            <text:p>167868.72</text:p>
          </table:table-cell>
          <table:table-cell table:formula="of:=[.CO31]+[.CP30]" office:value-type="float" office:value="171518.04" calcext:value-type="float">
            <text:p>171518.04</text:p>
          </table:table-cell>
          <table:table-cell table:formula="of:=[.CP31]+[.CQ30]" office:value-type="float" office:value="175206.6" calcext:value-type="float">
            <text:p>175206.6</text:p>
          </table:table-cell>
          <table:table-cell table:formula="of:=[.CQ31]+[.CR30]" office:value-type="float" office:value="178934.4" calcext:value-type="float">
            <text:p>178934.4</text:p>
          </table:table-cell>
          <table:table-cell table:formula="of:=[.CR31]+[.CS30]" office:value-type="float" office:value="182701.44" calcext:value-type="float">
            <text:p>182701.44</text:p>
          </table:table-cell>
          <table:table-cell table:formula="of:=[.CS31]+[.CT30]" office:value-type="float" office:value="186507.72" calcext:value-type="float">
            <text:p>186507.72</text:p>
          </table:table-cell>
          <table:table-cell table:formula="of:=[.CT31]+[.CU30]" office:value-type="float" office:value="190353.24" calcext:value-type="float">
            <text:p>190353.24</text:p>
          </table:table-cell>
          <table:table-cell table:formula="of:=[.CU31]+[.CV30]" office:value-type="float" office:value="194238" calcext:value-type="float">
            <text:p>194238</text:p>
          </table:table-cell>
          <table:table-cell table:formula="of:=[.CV31]+[.CW30]" office:value-type="float" office:value="198162" calcext:value-type="float">
            <text:p>198162</text:p>
          </table:table-cell>
          <table:table-cell table:formula="of:=[.CW31]+[.CX30]" office:value-type="float" office:value="202125.24" calcext:value-type="float">
            <text:p>202125.24</text:p>
          </table:table-cell>
          <table:table-cell table:formula="of:=[.CX31]+[.CY30]" office:value-type="float" office:value="206127.72" calcext:value-type="float">
            <text:p>206127.72</text:p>
          </table:table-cell>
          <table:table-cell table:formula="of:=[.CY31]+[.CZ30]" office:value-type="float" office:value="210169.44" calcext:value-type="float">
            <text:p>210169.44</text:p>
          </table:table-cell>
          <table:table-cell table:formula="of:=[.CZ31]+[.DA30]" office:value-type="float" office:value="214250.4" calcext:value-type="float">
            <text:p>214250.4</text:p>
          </table:table-cell>
          <table:table-cell table:formula="of:=[.DA31]+[.DB30]" office:value-type="float" office:value="218370.6" calcext:value-type="float">
            <text:p>218370.6</text:p>
          </table:table-cell>
          <table:table-cell table:formula="of:=[.DB31]+[.DC30]" office:value-type="float" office:value="222530.04" calcext:value-type="float">
            <text:p>222530.04</text:p>
          </table:table-cell>
          <table:table-cell table:formula="of:=[.DC31]+[.DD30]" office:value-type="float" office:value="226728.72" calcext:value-type="float">
            <text:p>226728.72</text:p>
          </table:table-cell>
          <table:table-cell table:formula="of:=[.DD31]+[.DE30]" office:value-type="float" office:value="230966.64" calcext:value-type="float">
            <text:p>230966.64</text:p>
          </table:table-cell>
          <table:table-cell table:formula="of:=[.DE31]+[.DF30]" office:value-type="float" office:value="235243.8" calcext:value-type="float">
            <text:p>235243.8</text:p>
          </table:table-cell>
          <table:table-cell table:formula="of:=[.DF31]+[.DG30]" office:value-type="float" office:value="239560.2" calcext:value-type="float">
            <text:p>239560.2</text:p>
          </table:table-cell>
          <table:table-cell table:formula="of:=[.DG31]+[.DH30]" office:value-type="float" office:value="243915.84" calcext:value-type="float">
            <text:p>243915.84</text:p>
          </table:table-cell>
          <table:table-cell table:formula="of:=[.DH31]+[.DI30]" office:value-type="float" office:value="248310.72" calcext:value-type="float">
            <text:p>248310.72</text:p>
          </table:table-cell>
          <table:table-cell table:formula="of:=[.DI31]+[.DJ30]" office:value-type="float" office:value="252744.84" calcext:value-type="float">
            <text:p>252744.84</text:p>
          </table:table-cell>
          <table:table-cell table:formula="of:=[.DJ31]+[.DK30]" office:value-type="float" office:value="257218.2" calcext:value-type="float">
            <text:p>257218.2</text:p>
          </table:table-cell>
          <table:table-cell table:formula="of:=[.DK31]+[.DL30]" office:value-type="float" office:value="261730.8" calcext:value-type="float">
            <text:p>261730.8</text:p>
          </table:table-cell>
          <table:table-cell table:formula="of:=[.DL31]+[.DM30]" office:value-type="float" office:value="266282.64" calcext:value-type="float">
            <text:p>266282.64</text:p>
          </table:table-cell>
          <table:table-cell table:formula="of:=[.DM31]+[.DN30]" office:value-type="float" office:value="270873.719999999" calcext:value-type="float">
            <text:p>270873.719999999</text:p>
          </table:table-cell>
          <table:table-cell table:formula="of:=[.DN31]+[.DO30]" office:value-type="float" office:value="275504.039999999" calcext:value-type="float">
            <text:p>275504.039999999</text:p>
          </table:table-cell>
          <table:table-cell table:formula="of:=[.DO31]+[.DP30]" office:value-type="float" office:value="280173.6" calcext:value-type="float">
            <text:p>280173.6</text:p>
          </table:table-cell>
          <table:table-cell table:formula="of:=[.DP31]+[.DQ30]" office:value-type="float" office:value="284882.4" calcext:value-type="float">
            <text:p>284882.4</text:p>
          </table:table-cell>
          <table:table-cell table:formula="of:=[.DQ31]+[.DR30]" office:value-type="float" office:value="289630.439999999" calcext:value-type="float">
            <text:p>289630.439999999</text:p>
          </table:table-cell>
          <table:table-cell table:formula="of:=[.DR31]+[.DS30]" office:value-type="float" office:value="294417.719999999" calcext:value-type="float">
            <text:p>294417.719999999</text:p>
          </table:table-cell>
          <table:table-cell table:formula="of:=[.DS31]+[.DT30]" office:value-type="float" office:value="299244.239999999" calcext:value-type="float">
            <text:p>299244.239999999</text:p>
          </table:table-cell>
          <table:table-cell table:formula="of:=[.DT31]+[.DU30]" office:value-type="float" office:value="304109.999999999" calcext:value-type="float">
            <text:p>304109.999999999</text:p>
          </table:table-cell>
          <table:table-cell table:formula="of:=[.DU31]+[.DV30]" office:value-type="float" office:value="309014.999999999" calcext:value-type="float">
            <text:p>309014.999999999</text:p>
          </table:table-cell>
          <table:table-cell table:formula="of:=[.DV31]+[.DW30]" office:value-type="float" office:value="313959.239999999" calcext:value-type="float">
            <text:p>313959.239999999</text:p>
          </table:table-cell>
          <table:table-cell table:formula="of:=[.DW31]+[.DX30]" office:value-type="float" office:value="318942.719999999" calcext:value-type="float">
            <text:p>318942.719999999</text:p>
          </table:table-cell>
          <table:table-cell table:formula="of:=[.DX31]+[.DY30]" office:value-type="float" office:value="323965.439999999" calcext:value-type="float">
            <text:p>323965.439999999</text:p>
          </table:table-cell>
          <table:table-cell table:formula="of:=[.DY31]+[.DZ30]" office:value-type="float" office:value="329027.399999999" calcext:value-type="float">
            <text:p>329027.399999999</text:p>
          </table:table-cell>
          <table:table-cell table:formula="of:=[.DZ31]+[.EA30]" office:value-type="float" office:value="334128.599999999" calcext:value-type="float">
            <text:p>334128.599999999</text:p>
          </table:table-cell>
          <table:table-cell table:formula="of:=[.EA31]+[.EB30]" office:value-type="float" office:value="339269.039999999" calcext:value-type="float">
            <text:p>339269.039999999</text:p>
          </table:table-cell>
          <table:table-cell table:formula="of:=[.EB31]+[.EC30]" office:value-type="float" office:value="344448.719999999" calcext:value-type="float">
            <text:p>344448.719999999</text:p>
          </table:table-cell>
          <table:table-cell table:formula="of:=[.EC31]+[.ED30]" office:value-type="float" office:value="349667.639999999" calcext:value-type="float">
            <text:p>349667.639999999</text:p>
          </table:table-cell>
          <table:table-cell table:formula="of:=[.ED31]+[.EE30]" office:value-type="float" office:value="354925.799999999" calcext:value-type="float">
            <text:p>354925.799999999</text:p>
          </table:table-cell>
          <table:table-cell table:formula="of:=[.EE31]+[.EF30]" office:value-type="float" office:value="360223.199999999" calcext:value-type="float">
            <text:p>360223.199999999</text:p>
          </table:table-cell>
          <table:table-cell table:formula="of:=[.EF31]+[.EG30]" office:value-type="float" office:value="365559.839999999" calcext:value-type="float">
            <text:p>365559.839999999</text:p>
          </table:table-cell>
          <table:table-cell table:formula="of:=[.EG31]+[.EH30]" office:value-type="float" office:value="370935.719999999" calcext:value-type="float">
            <text:p>370935.719999999</text:p>
          </table:table-cell>
          <table:table-cell table:formula="of:=[.EH31]+[.EI30]" office:value-type="float" office:value="376350.839999999" calcext:value-type="float">
            <text:p>376350.839999999</text:p>
          </table:table-cell>
          <table:table-cell table:formula="of:=[.EI31]+[.EJ30]" office:value-type="float" office:value="381805.199999999" calcext:value-type="float">
            <text:p>381805.199999999</text:p>
          </table:table-cell>
          <table:table-cell table:formula="of:=[.EJ31]+[.EK30]" office:value-type="float" office:value="387298.799999999" calcext:value-type="float">
            <text:p>387298.799999999</text:p>
          </table:table-cell>
          <table:table-cell table:formula="of:=[.EK31]+[.EL30]" office:value-type="float" office:value="392831.639999999" calcext:value-type="float">
            <text:p>392831.639999999</text:p>
          </table:table-cell>
          <table:table-cell table:formula="of:=[.EL31]+[.EM30]" office:value-type="float" office:value="398403.719999999" calcext:value-type="float">
            <text:p>398403.719999999</text:p>
          </table:table-cell>
          <table:table-cell table:formula="of:=[.EM31]+[.EN30]" office:value-type="float" office:value="404015.039999999" calcext:value-type="float">
            <text:p>404015.039999999</text:p>
          </table:table-cell>
          <table:table-cell table:formula="of:=[.EN31]+[.EO30]" office:value-type="float" office:value="409665.599999999" calcext:value-type="float">
            <text:p>409665.599999999</text:p>
          </table:table-cell>
          <table:table-cell table:formula="of:=[.EO31]+[.EP30]" office:value-type="float" office:value="415355.399999999" calcext:value-type="float">
            <text:p>415355.399999999</text:p>
          </table:table-cell>
          <table:table-cell table:formula="of:=[.EP31]+[.EQ30]" office:value-type="float" office:value="421084.439999999" calcext:value-type="float">
            <text:p>421084.439999999</text:p>
          </table:table-cell>
          <table:table-cell table:formula="of:=[.EQ31]+[.ER30]" office:value-type="float" office:value="426852.719999999" calcext:value-type="float">
            <text:p>426852.719999999</text:p>
          </table:table-cell>
          <table:table-cell table:formula="of:=[.ER31]+[.ES30]" office:value-type="float" office:value="432660.239999999" calcext:value-type="float">
            <text:p>432660.239999999</text:p>
          </table:table-cell>
          <table:table-cell table:formula="of:=[.ES31]+[.ET30]" office:value-type="float" office:value="438506.999999999" calcext:value-type="float">
            <text:p>438506.999999999</text:p>
          </table:table-cell>
          <table:table-cell table:formula="of:=[.ET31]+[.EU30]" office:value-type="float" office:value="444392.999999999" calcext:value-type="float">
            <text:p>444392.999999999</text:p>
          </table:table-cell>
          <table:table-cell table:formula="of:=[.EU31]+[.EV30]" office:value-type="float" office:value="450318.239999999" calcext:value-type="float">
            <text:p>450318.239999999</text:p>
          </table:table-cell>
          <table:table-cell table:formula="of:=[.EV31]+[.EW30]" office:value-type="float" office:value="456282.719999999" calcext:value-type="float">
            <text:p>456282.719999999</text:p>
          </table:table-cell>
          <table:table-cell table:formula="of:=[.EW31]+[.EX30]" office:value-type="float" office:value="462286.439999999" calcext:value-type="float">
            <text:p>462286.439999999</text:p>
          </table:table-cell>
          <table:table-cell table:formula="of:=[.EX31]+[.EY30]" office:value-type="float" office:value="468329.399999999" calcext:value-type="float">
            <text:p>468329.399999999</text:p>
          </table:table-cell>
          <table:table-cell table:formula="of:=[.EY31]+[.EZ30]" office:value-type="float" office:value="474411.599999999" calcext:value-type="float">
            <text:p>474411.599999999</text:p>
          </table:table-cell>
          <table:table-cell table:formula="of:=[.EZ31]+[.FA30]" office:value-type="float" office:value="480533.039999999" calcext:value-type="float">
            <text:p>480533.039999999</text:p>
          </table:table-cell>
          <table:table-cell table:formula="of:=[.FA31]+[.FB30]" office:value-type="float" office:value="486693.719999999" calcext:value-type="float">
            <text:p>486693.719999999</text:p>
          </table:table-cell>
          <table:table-cell table:formula="of:=[.FB31]+[.FC30]" office:value-type="float" office:value="492893.639999999" calcext:value-type="float">
            <text:p>492893.639999999</text:p>
          </table:table-cell>
          <table:table-cell table:formula="of:=[.FC31]+[.FD30]" office:value-type="float" office:value="499132.799999999" calcext:value-type="float">
            <text:p>499132.799999999</text:p>
          </table:table-cell>
          <table:table-cell table:formula="of:=[.FD31]+[.FE30]" office:value-type="float" office:value="505411.199999999" calcext:value-type="float">
            <text:p>505411.199999999</text:p>
          </table:table-cell>
          <table:table-cell table:formula="of:=[.FE31]+[.FF30]" office:value-type="float" office:value="511728.839999999" calcext:value-type="float">
            <text:p>511728.839999999</text:p>
          </table:table-cell>
          <table:table-cell table:formula="of:=[.FF31]+[.FG30]" office:value-type="float" office:value="518085.719999999" calcext:value-type="float">
            <text:p>518085.719999999</text:p>
          </table:table-cell>
          <table:table-cell table:formula="of:=[.FG31]+[.FH30]" office:value-type="float" office:value="524481.839999999" calcext:value-type="float">
            <text:p>524481.839999999</text:p>
          </table:table-cell>
          <table:table-cell table:formula="of:=[.FH31]+[.FI30]" office:value-type="float" office:value="530917.199999999" calcext:value-type="float">
            <text:p>530917.199999999</text:p>
          </table:table-cell>
          <table:table-cell table:formula="of:=[.FI31]+[.FJ30]" office:value-type="float" office:value="537391.799999999" calcext:value-type="float">
            <text:p>537391.799999999</text:p>
          </table:table-cell>
          <table:table-cell table:formula="of:=[.FJ31]+[.FK30]" office:value-type="float" office:value="543905.639999999" calcext:value-type="float">
            <text:p>543905.639999999</text:p>
          </table:table-cell>
          <table:table-cell table:formula="of:=[.FK31]+[.FL30]" office:value-type="float" office:value="550458.719999999" calcext:value-type="float">
            <text:p>550458.719999999</text:p>
          </table:table-cell>
          <table:table-cell table:formula="of:=[.FL31]+[.FM30]" office:value-type="float" office:value="557051.039999999" calcext:value-type="float">
            <text:p>557051.039999999</text:p>
          </table:table-cell>
          <table:table-cell table:formula="of:=[.FM31]+[.FN30]" office:value-type="float" office:value="563682.599999999" calcext:value-type="float">
            <text:p>563682.599999999</text:p>
          </table:table-cell>
          <table:table-cell table:formula="of:=[.FN31]+[.FO30]" office:value-type="float" office:value="570353.399999998" calcext:value-type="float">
            <text:p>570353.399999998</text:p>
          </table:table-cell>
          <table:table-cell table:formula="of:=[.FO31]+[.FP30]" office:value-type="float" office:value="577063.439999998" calcext:value-type="float">
            <text:p>577063.439999998</text:p>
          </table:table-cell>
          <table:table-cell table:formula="of:=[.FP31]+[.FQ30]" office:value-type="float" office:value="583812.719999998" calcext:value-type="float">
            <text:p>583812.719999998</text:p>
          </table:table-cell>
          <table:table-cell table:formula="of:=[.FQ31]+[.FR30]" office:value-type="float" office:value="590601.239999998" calcext:value-type="float">
            <text:p>590601.239999998</text:p>
          </table:table-cell>
          <table:table-cell table:formula="of:=[.FR31]+[.FS30]" office:value-type="float" office:value="597428.999999998" calcext:value-type="float">
            <text:p>597428.999999998</text:p>
          </table:table-cell>
          <table:table-cell table:formula="of:=[.FS31]+[.FT30]" office:value-type="float" office:value="604295.999999998" calcext:value-type="float">
            <text:p>604295.999999998</text:p>
          </table:table-cell>
          <table:table-cell table:formula="of:=[.FT31]+[.FU30]" office:value-type="float" office:value="611202.239999998" calcext:value-type="float">
            <text:p>611202.239999998</text:p>
          </table:table-cell>
          <table:table-cell table:formula="of:=[.FU31]+[.FV30]" office:value-type="float" office:value="618147.719999998" calcext:value-type="float">
            <text:p>618147.719999998</text:p>
          </table:table-cell>
          <table:table-cell table:formula="of:=[.FV31]+[.FW30]" office:value-type="float" office:value="625132.439999998" calcext:value-type="float">
            <text:p>625132.439999998</text:p>
          </table:table-cell>
          <table:table-cell table:formula="of:=[.FW31]+[.FX30]" office:value-type="float" office:value="632156.399999998" calcext:value-type="float">
            <text:p>632156.399999998</text:p>
          </table:table-cell>
          <table:table-cell table:formula="of:=[.FX31]+[.FY30]" office:value-type="float" office:value="639219.599999998" calcext:value-type="float">
            <text:p>639219.599999998</text:p>
          </table:table-cell>
          <table:table-cell table:formula="of:=[.FY31]+[.FZ30]" office:value-type="float" office:value="646322.039999998" calcext:value-type="float">
            <text:p>646322.039999998</text:p>
          </table:table-cell>
          <table:table-cell table:formula="of:=[.FZ31]+[.GA30]" office:value-type="float" office:value="653463.719999998" calcext:value-type="float">
            <text:p>653463.719999998</text:p>
          </table:table-cell>
          <table:table-cell table:formula="of:=[.GA31]+[.GB30]" office:value-type="float" office:value="660644.639999998" calcext:value-type="float">
            <text:p>660644.639999998</text:p>
          </table:table-cell>
          <table:table-cell table:formula="of:=[.GB31]+[.GC30]" office:value-type="float" office:value="667864.799999998" calcext:value-type="float">
            <text:p>667864.799999998</text:p>
          </table:table-cell>
          <table:table-cell table:formula="of:=[.GC31]+[.GD30]" office:value-type="float" office:value="675124.199999998" calcext:value-type="float">
            <text:p>675124.199999998</text:p>
          </table:table-cell>
          <table:table-cell table:formula="of:=[.GD31]+[.GE30]" office:value-type="float" office:value="682422.839999998" calcext:value-type="float">
            <text:p>682422.839999998</text:p>
          </table:table-cell>
          <table:table-cell table:formula="of:=[.GE31]+[.GF30]" office:value-type="float" office:value="689760.719999998" calcext:value-type="float">
            <text:p>689760.719999998</text:p>
          </table:table-cell>
          <table:table-cell table:formula="of:=[.GF31]+[.GG30]" office:value-type="float" office:value="697137.839999998" calcext:value-type="float">
            <text:p>697137.839999998</text:p>
          </table:table-cell>
          <table:table-cell table:formula="of:=[.GG31]+[.GH30]" office:value-type="float" office:value="704554.199999998" calcext:value-type="float">
            <text:p>704554.199999998</text:p>
          </table:table-cell>
          <table:table-cell table:formula="of:=[.GH31]+[.GI30]" office:value-type="float" office:value="712009.799999998" calcext:value-type="float">
            <text:p>712009.799999998</text:p>
          </table:table-cell>
          <table:table-cell table:formula="of:=[.GI31]+[.GJ30]" office:value-type="float" office:value="719504.639999998" calcext:value-type="float">
            <text:p>719504.639999998</text:p>
          </table:table-cell>
          <table:table-cell table:formula="of:=[.GJ31]+[.GK30]" office:value-type="float" office:value="727038.719999998" calcext:value-type="float">
            <text:p>727038.719999998</text:p>
          </table:table-cell>
          <table:table-cell table:formula="of:=[.GK31]+[.GL30]" office:value-type="float" office:value="734612.039999998" calcext:value-type="float">
            <text:p>734612.039999998</text:p>
          </table:table-cell>
          <table:table-cell table:formula="of:=[.GL31]+[.GM30]" office:value-type="float" office:value="742224.599999998" calcext:value-type="float">
            <text:p>742224.599999998</text:p>
          </table:table-cell>
          <table:table-cell table:formula="of:=[.GM31]+[.GN30]" office:value-type="float" office:value="749876.399999998" calcext:value-type="float">
            <text:p>749876.399999998</text:p>
          </table:table-cell>
          <table:table-cell table:formula="of:=[.GN31]+[.GO30]" office:value-type="float" office:value="757567.439999998" calcext:value-type="float">
            <text:p>757567.439999998</text:p>
          </table:table-cell>
          <table:table-cell table:formula="of:=[.GO31]+[.GP30]" office:value-type="float" office:value="765297.719999998" calcext:value-type="float">
            <text:p>765297.719999998</text:p>
          </table:table-cell>
          <table:table-cell table:formula="of:=[.GP31]+[.GQ30]" office:value-type="float" office:value="773067.239999998" calcext:value-type="float">
            <text:p>773067.239999998</text:p>
          </table:table-cell>
          <table:table-cell table:formula="of:=[.GQ31]+[.GR30]" office:value-type="float" office:value="780875.999999998" calcext:value-type="float">
            <text:p>780875.999999998</text:p>
          </table:table-cell>
          <table:table-cell table:formula="of:=[.GR31]+[.GS30]" office:value-type="float" office:value="788723.999999998" calcext:value-type="float">
            <text:p>788723.999999998</text:p>
          </table:table-cell>
          <table:table-cell table:formula="of:=[.GS31]+[.GT30]" office:value-type="float" office:value="796611.239999998" calcext:value-type="float">
            <text:p>796611.239999998</text:p>
          </table:table-cell>
          <table:table-cell table:formula="of:=[.GT31]+[.GU30]" office:value-type="float" office:value="804537.719999998" calcext:value-type="float">
            <text:p>804537.719999998</text:p>
          </table:table-cell>
          <table:table-cell table:formula="of:=[.GU31]+[.GV30]" office:value-type="float" office:value="812503.439999998" calcext:value-type="float">
            <text:p>812503.439999998</text:p>
          </table:table-cell>
          <table:table-cell table:formula="of:=[.GV31]+[.GW30]" office:value-type="float" office:value="820508.399999997" calcext:value-type="float">
            <text:p>820508.399999997</text:p>
          </table:table-cell>
          <table:table-cell table:formula="of:=[.GW31]+[.GX30]" office:value-type="float" office:value="828552.599999997" calcext:value-type="float">
            <text:p>828552.599999997</text:p>
          </table:table-cell>
          <table:table-cell table:formula="of:=[.GX31]+[.GY30]" office:value-type="float" office:value="836636.039999997" calcext:value-type="float">
            <text:p>836636.039999997</text:p>
          </table:table-cell>
          <table:table-cell table:formula="of:=[.GY31]+[.GZ30]" office:value-type="float" office:value="844758.719999997" calcext:value-type="float">
            <text:p>844758.719999997</text:p>
          </table:table-cell>
          <table:table-cell table:formula="of:=[.GZ31]+[.HA30]" office:value-type="float" office:value="852920.639999997" calcext:value-type="float">
            <text:p>852920.639999997</text:p>
          </table:table-cell>
          <table:table-cell table:formula="of:=[.HA31]+[.HB30]" office:value-type="float" office:value="861121.799999997" calcext:value-type="float">
            <text:p>861121.799999997</text:p>
          </table:table-cell>
          <table:table-cell table:formula="of:=[.HB31]+[.HC30]" office:value-type="float" office:value="869362.199999997" calcext:value-type="float">
            <text:p>869362.199999997</text:p>
          </table:table-cell>
          <table:table-cell table:formula="of:=[.HC31]+[.HD30]" office:value-type="float" office:value="877641.839999997" calcext:value-type="float">
            <text:p>877641.839999997</text:p>
          </table:table-cell>
          <table:table-cell table:formula="of:=[.HD31]+[.HE30]" office:value-type="float" office:value="885960.719999997" calcext:value-type="float">
            <text:p>885960.719999997</text:p>
          </table:table-cell>
          <table:table-cell table:formula="of:=[.HE31]+[.HF30]" office:value-type="float" office:value="894318.839999997" calcext:value-type="float">
            <text:p>894318.839999997</text:p>
          </table:table-cell>
          <table:table-cell table:formula="of:=[.HF31]+[.HG30]" office:value-type="float" office:value="902716.199999997" calcext:value-type="float">
            <text:p>902716.199999997</text:p>
          </table:table-cell>
          <table:table-cell table:formula="of:=[.HG31]+[.HH30]" office:value-type="float" office:value="911152.799999997" calcext:value-type="float">
            <text:p>911152.799999997</text:p>
          </table:table-cell>
          <table:table-cell table:formula="of:=[.HH31]+[.HI30]" office:value-type="float" office:value="919628.639999997" calcext:value-type="float">
            <text:p>919628.639999997</text:p>
          </table:table-cell>
          <table:table-cell table:formula="of:=[.HI31]+[.HJ30]" office:value-type="float" office:value="928143.719999997" calcext:value-type="float">
            <text:p>928143.719999997</text:p>
          </table:table-cell>
          <table:table-cell table:formula="of:=[.HJ31]+[.HK30]" office:value-type="float" office:value="936698.039999997" calcext:value-type="float">
            <text:p>936698.039999997</text:p>
          </table:table-cell>
          <table:table-cell table:formula="of:=[.HK31]+[.HL30]" office:value-type="float" office:value="945291.599999997" calcext:value-type="float">
            <text:p>945291.599999997</text:p>
          </table:table-cell>
          <table:table-cell table:formula="of:=[.HL31]+[.HM30]" office:value-type="float" office:value="953924.399999997" calcext:value-type="float">
            <text:p>953924.399999997</text:p>
          </table:table-cell>
          <table:table-cell table:formula="of:=[.HM31]+[.HN30]" office:value-type="float" office:value="962596.439999997" calcext:value-type="float">
            <text:p>962596.439999997</text:p>
          </table:table-cell>
          <table:table-cell table:formula="of:=[.HN31]+[.HO30]" office:value-type="float" office:value="971307.719999997" calcext:value-type="float">
            <text:p>971307.719999997</text:p>
          </table:table-cell>
          <table:table-cell table:formula="of:=[.HO31]+[.HP30]" office:value-type="float" office:value="980058.239999997" calcext:value-type="float">
            <text:p>980058.239999997</text:p>
          </table:table-cell>
          <table:table-cell table:formula="of:=[.HP31]+[.HQ30]" office:value-type="float" office:value="988847.999999997" calcext:value-type="float">
            <text:p>988847.999999997</text:p>
          </table:table-cell>
          <table:table-cell table:formula="of:=[.HQ31]+[.HR30]" office:value-type="float" office:value="997676.999999997" calcext:value-type="float">
            <text:p>997676.999999997</text:p>
          </table:table-cell>
          <table:table-cell table:formula="of:=[.HR31]+[.HS30]" office:value-type="float" office:value="1006545.24" calcext:value-type="float">
            <text:p>1006545.24</text:p>
          </table:table-cell>
          <table:table-cell table:formula="of:=[.HS31]+[.HT30]" office:value-type="float" office:value="1015452.72" calcext:value-type="float">
            <text:p>1015452.72</text:p>
          </table:table-cell>
          <table:table-cell table:formula="of:=[.HT31]+[.HU30]" office:value-type="float" office:value="1024399.44" calcext:value-type="float">
            <text:p>1024399.44</text:p>
          </table:table-cell>
          <table:table-cell table:formula="of:=[.HU31]+[.HV30]" office:value-type="float" office:value="1033385.4" calcext:value-type="float">
            <text:p>1033385.4</text:p>
          </table:table-cell>
          <table:table-cell table:formula="of:=[.HV31]+[.HW30]" office:value-type="float" office:value="1042410.6" calcext:value-type="float">
            <text:p>1042410.6</text:p>
          </table:table-cell>
          <table:table-cell table:formula="of:=[.HW31]+[.HX30]" office:value-type="float" office:value="1051475.04" calcext:value-type="float">
            <text:p>1051475.04</text:p>
          </table:table-cell>
          <table:table-cell table:formula="of:=[.HX31]+[.HY30]" office:value-type="float" office:value="1060578.72" calcext:value-type="float">
            <text:p>1060578.72</text:p>
          </table:table-cell>
          <table:table-cell table:formula="of:=[.HY31]+[.HZ30]" office:value-type="float" office:value="1069721.64" calcext:value-type="float">
            <text:p>1069721.64</text:p>
          </table:table-cell>
          <table:table-cell table:formula="of:=[.HZ31]+[.IA30]" office:value-type="float" office:value="1078903.8" calcext:value-type="float">
            <text:p>1078903.8</text:p>
          </table:table-cell>
          <table:table-cell table:formula="of:=[.IA31]+[.IB30]" office:value-type="float" office:value="1088125.2" calcext:value-type="float">
            <text:p>1088125.2</text:p>
          </table:table-cell>
          <table:table-cell table:formula="of:=[.IB31]+[.IC30]" office:value-type="float" office:value="1097385.84" calcext:value-type="float">
            <text:p>1097385.84</text:p>
          </table:table-cell>
          <table:table-cell table:formula="of:=[.IC31]+[.ID30]" office:value-type="float" office:value="1106685.72" calcext:value-type="float">
            <text:p>1106685.72</text:p>
          </table:table-cell>
          <table:table-cell table:formula="of:=[.ID31]+[.IE30]" office:value-type="float" office:value="1116024.84" calcext:value-type="float">
            <text:p>1116024.84</text:p>
          </table:table-cell>
          <table:table-cell table:formula="of:=[.IE31]+[.IF30]" office:value-type="float" office:value="1125403.2" calcext:value-type="float">
            <text:p>1125403.2</text:p>
          </table:table-cell>
          <table:table-cell table:formula="of:=[.IF31]+[.IG30]" office:value-type="float" office:value="1134820.8" calcext:value-type="float">
            <text:p>1134820.8</text:p>
          </table:table-cell>
          <table:table-cell table:formula="of:=[.IG31]+[.IH30]" office:value-type="float" office:value="1144277.64" calcext:value-type="float">
            <text:p>1144277.64</text:p>
          </table:table-cell>
          <table:table-cell table:formula="of:=[.IH31]+[.II30]" office:value-type="float" office:value="1153773.72" calcext:value-type="float">
            <text:p>1153773.72</text:p>
          </table:table-cell>
          <table:table-cell table:formula="of:=[.II31]+[.IJ30]" office:value-type="float" office:value="1163309.04" calcext:value-type="float">
            <text:p>1163309.04</text:p>
          </table:table-cell>
          <table:table-cell table:formula="of:=[.IJ31]+[.IK30]" office:value-type="float" office:value="1172883.6" calcext:value-type="float">
            <text:p>1172883.6</text:p>
          </table:table-cell>
          <table:table-cell table:formula="of:=[.IK31]+[.IL30]" office:value-type="float" office:value="1182497.4" calcext:value-type="float">
            <text:p>1182497.4</text:p>
          </table:table-cell>
          <table:table-cell table:formula="of:=[.IL31]+[.IM30]" office:value-type="float" office:value="1192150.44" calcext:value-type="float">
            <text:p>1192150.44</text:p>
          </table:table-cell>
          <table:table-cell table:formula="of:=[.IM31]+[.IN30]" office:value-type="float" office:value="1201842.72" calcext:value-type="float">
            <text:p>1201842.72</text:p>
          </table:table-cell>
          <table:table-cell table:formula="of:=[.IN31]+[.IO30]" office:value-type="float" office:value="1211574.24" calcext:value-type="float">
            <text:p>1211574.24</text:p>
          </table:table-cell>
          <table:table-cell table:formula="of:=[.IO31]+[.IP30]" office:value-type="float" office:value="1221345" calcext:value-type="float">
            <text:p>1221345</text:p>
          </table:table-cell>
          <table:table-cell table:formula="of:=[.IP31]+[.IQ30]" office:value-type="float" office:value="1231155" calcext:value-type="float">
            <text:p>1231155</text:p>
          </table:table-cell>
          <table:table-cell table:formula="of:=[.IQ31]+[.IR30]" office:value-type="float" office:value="1241004.24" calcext:value-type="float">
            <text:p>1241004.24</text:p>
          </table:table-cell>
          <table:table-cell table:formula="of:=[.IR31]+[.IS30]" office:value-type="float" office:value="1250892.72" calcext:value-type="float">
            <text:p>1250892.72</text:p>
          </table:table-cell>
          <table:table-cell table:formula="of:=[.IS31]+[.IT30]" office:value-type="float" office:value="1260820.44" calcext:value-type="float">
            <text:p>1260820.44</text:p>
          </table:table-cell>
          <table:table-cell table:formula="of:=[.IT31]+[.IU30]" office:value-type="float" office:value="1270787.4" calcext:value-type="float">
            <text:p>1270787.4</text:p>
          </table:table-cell>
          <table:table-cell table:formula="of:=[.IU31]+[.IV30]" office:value-type="float" office:value="1280793.6" calcext:value-type="float">
            <text:p>1280793.6</text:p>
          </table:table-cell>
          <table:table-cell table:formula="of:=[.IV31]+[.IW30]" office:value-type="float" office:value="1290839.04" calcext:value-type="float">
            <text:p>1290839.04</text:p>
          </table:table-cell>
          <table:table-cell table:formula="of:=[.IW31]+[.IX30]" office:value-type="float" office:value="1300923.72" calcext:value-type="float">
            <text:p>1300923.72</text:p>
          </table:table-cell>
          <table:table-cell table:formula="of:=[.IX31]+[.IY30]" office:value-type="float" office:value="1311047.64" calcext:value-type="float">
            <text:p>1311047.64</text:p>
          </table:table-cell>
          <table:table-cell table:formula="of:=[.IY31]+[.IZ30]" office:value-type="float" office:value="1321210.8" calcext:value-type="float">
            <text:p>1321210.8</text:p>
          </table:table-cell>
          <table:table-cell table:formula="of:=[.IZ31]+[.JA30]" office:value-type="float" office:value="1331413.2" calcext:value-type="float">
            <text:p>1331413.2</text:p>
          </table:table-cell>
          <table:table-cell table:formula="of:=[.JA31]+[.JB30]" office:value-type="float" office:value="1341654.84" calcext:value-type="float">
            <text:p>1341654.84</text:p>
          </table:table-cell>
          <table:table-cell table:formula="of:=[.JB31]+[.JC30]" office:value-type="float" office:value="1351935.72" calcext:value-type="float">
            <text:p>1351935.72</text:p>
          </table:table-cell>
          <table:table-cell table:formula="of:=[.JC31]+[.JD30]" office:value-type="float" office:value="1362255.83999999" calcext:value-type="float">
            <text:p>1362255.83999999</text:p>
          </table:table-cell>
          <table:table-cell table:formula="of:=[.JD31]+[.JE30]" office:value-type="float" office:value="1372615.2" calcext:value-type="float">
            <text:p>1372615.2</text:p>
          </table:table-cell>
          <table:table-cell table:formula="of:=[.JE31]+[.JF30]" office:value-type="float" office:value="1383013.79999999" calcext:value-type="float">
            <text:p>1383013.79999999</text:p>
          </table:table-cell>
          <table:table-cell table:formula="of:=[.JF31]+[.JG30]" office:value-type="float" office:value="1393451.63999999" calcext:value-type="float">
            <text:p>1393451.63999999</text:p>
          </table:table-cell>
          <table:table-cell table:formula="of:=[.JG31]+[.JH30]" office:value-type="float" office:value="1403928.71999999" calcext:value-type="float">
            <text:p>1403928.71999999</text:p>
          </table:table-cell>
          <table:table-cell table:formula="of:=[.JH31]+[.JI30]" office:value-type="float" office:value="1414445.03999999" calcext:value-type="float">
            <text:p>1414445.03999999</text:p>
          </table:table-cell>
          <table:table-cell table:formula="of:=[.JI31]+[.JJ30]" office:value-type="float" office:value="1425000.59999999" calcext:value-type="float">
            <text:p>1425000.59999999</text:p>
          </table:table-cell>
          <table:table-cell table:formula="of:=[.JJ31]+[.JK30]" office:value-type="float" office:value="1435595.39999999" calcext:value-type="float">
            <text:p>1435595.39999999</text:p>
          </table:table-cell>
          <table:table-cell table:formula="of:=[.JK31]+[.JL30]" office:value-type="float" office:value="1446229.43999999" calcext:value-type="float">
            <text:p>1446229.43999999</text:p>
          </table:table-cell>
          <table:table-cell table:formula="of:=[.JL31]+[.JM30]" office:value-type="float" office:value="1456902.71999999" calcext:value-type="float">
            <text:p>1456902.71999999</text:p>
          </table:table-cell>
          <table:table-cell table:formula="of:=[.JM31]+[.JN30]" office:value-type="float" office:value="1467615.23999999" calcext:value-type="float">
            <text:p>1467615.23999999</text:p>
          </table:table-cell>
          <table:table-cell table:formula="of:=[.JN31]+[.JO30]" office:value-type="float" office:value="1478366.99999999" calcext:value-type="float">
            <text:p>1478366.99999999</text:p>
          </table:table-cell>
          <table:table-cell table:formula="of:=[.JO31]+[.JP30]" office:value-type="float" office:value="1489157.99999999" calcext:value-type="float">
            <text:p>1489157.99999999</text:p>
          </table:table-cell>
          <table:table-cell table:formula="of:=[.JP31]+[.JQ30]" office:value-type="float" office:value="1499988.23999999" calcext:value-type="float">
            <text:p>1499988.23999999</text:p>
          </table:table-cell>
          <table:table-cell table:formula="of:=[.JQ31]+[.JR30]" office:value-type="float" office:value="1510857.71999999" calcext:value-type="float">
            <text:p>1510857.71999999</text:p>
          </table:table-cell>
          <table:table-cell table:formula="of:=[.JR31]+[.JS30]" office:value-type="float" office:value="1521766.43999999" calcext:value-type="float">
            <text:p>1521766.43999999</text:p>
          </table:table-cell>
          <table:table-cell table:formula="of:=[.JS31]+[.JT30]" office:value-type="float" office:value="1532714.39999999" calcext:value-type="float">
            <text:p>1532714.39999999</text:p>
          </table:table-cell>
          <table:table-cell table:formula="of:=[.JT31]+[.JU30]" office:value-type="float" office:value="1543701.59999999" calcext:value-type="float">
            <text:p>1543701.59999999</text:p>
          </table:table-cell>
          <table:table-cell table:formula="of:=[.JU31]+[.JV30]" office:value-type="float" office:value="1554728.03999999" calcext:value-type="float">
            <text:p>1554728.03999999</text:p>
          </table:table-cell>
          <table:table-cell table:formula="of:=[.JV31]+[.JW30]" office:value-type="float" office:value="1565793.71999999" calcext:value-type="float">
            <text:p>1565793.71999999</text:p>
          </table:table-cell>
          <table:table-cell table:formula="of:=[.JW31]+[.JX30]" office:value-type="float" office:value="1576898.63999999" calcext:value-type="float">
            <text:p>1576898.63999999</text:p>
          </table:table-cell>
          <table:table-cell table:formula="of:=[.JX31]+[.JY30]" office:value-type="float" office:value="1588042.79999999" calcext:value-type="float">
            <text:p>1588042.79999999</text:p>
          </table:table-cell>
          <table:table-cell table:formula="of:=[.JY31]+[.JZ30]" office:value-type="float" office:value="1599226.19999999" calcext:value-type="float">
            <text:p>1599226.19999999</text:p>
          </table:table-cell>
          <table:table-cell table:formula="of:=[.JZ31]+[.KA30]" office:value-type="float" office:value="1610448.83999999" calcext:value-type="float">
            <text:p>1610448.83999999</text:p>
          </table:table-cell>
          <table:table-cell table:formula="of:=[.KA31]+[.KB30]" office:value-type="float" office:value="1621710.71999999" calcext:value-type="float">
            <text:p>1621710.71999999</text:p>
          </table:table-cell>
          <table:table-cell table:formula="of:=[.KB31]+[.KC30]" office:value-type="float" office:value="1633011.83999999" calcext:value-type="float">
            <text:p>1633011.83999999</text:p>
          </table:table-cell>
          <table:table-cell table:formula="of:=[.KC31]+[.KD30]" office:value-type="float" office:value="1644352.19999999" calcext:value-type="float">
            <text:p>1644352.19999999</text:p>
          </table:table-cell>
          <table:table-cell table:formula="of:=[.KD31]+[.KE30]" office:value-type="float" office:value="1655731.79999999" calcext:value-type="float">
            <text:p>1655731.79999999</text:p>
          </table:table-cell>
          <table:table-cell table:formula="of:=[.KE31]+[.KF30]" office:value-type="float" office:value="1667150.63999999" calcext:value-type="float">
            <text:p>1667150.63999999</text:p>
          </table:table-cell>
          <table:table-cell table:formula="of:=[.KF31]+[.KG30]" office:value-type="float" office:value="1678608.71999999" calcext:value-type="float">
            <text:p>1678608.71999999</text:p>
          </table:table-cell>
          <table:table-cell table:formula="of:=[.KG31]+[.KH30]" office:value-type="float" office:value="1690106.03999999" calcext:value-type="float">
            <text:p>1690106.03999999</text:p>
          </table:table-cell>
          <table:table-cell table:formula="of:=[.KH31]+[.KI30]" office:value-type="float" office:value="1701642.59999999" calcext:value-type="float">
            <text:p>1701642.59999999</text:p>
          </table:table-cell>
          <table:table-cell table:formula="of:=[.KI31]+[.KJ30]" office:value-type="float" office:value="1713218.39999999" calcext:value-type="float">
            <text:p>1713218.39999999</text:p>
          </table:table-cell>
          <table:table-cell table:formula="of:=[.KJ31]+[.KK30]" office:value-type="float" office:value="1724833.43999999" calcext:value-type="float">
            <text:p>1724833.43999999</text:p>
          </table:table-cell>
          <table:table-cell table:formula="of:=[.KK31]+[.KL30]" office:value-type="float" office:value="1736487.71999999" calcext:value-type="float">
            <text:p>1736487.71999999</text:p>
          </table:table-cell>
          <table:table-cell table:formula="of:=[.KL31]+[.KM30]" office:value-type="float" office:value="1748181.23999999" calcext:value-type="float">
            <text:p>1748181.23999999</text:p>
          </table:table-cell>
          <table:table-cell table:formula="of:=[.KM31]+[.KN30]" office:value-type="float" office:value="1759913.99999999" calcext:value-type="float">
            <text:p>1759913.99999999</text:p>
          </table:table-cell>
          <table:table-cell table:formula="of:=[.KN31]+[.KO30]" office:value-type="float" office:value="1771685.99999999" calcext:value-type="float">
            <text:p>1771685.99999999</text:p>
          </table:table-cell>
          <table:table-cell table:formula="of:=[.KO31]+[.KP30]" office:value-type="float" office:value="1783497.23999999" calcext:value-type="float">
            <text:p>1783497.23999999</text:p>
          </table:table-cell>
          <table:table-cell table:formula="of:=[.KP31]+[.KQ30]" office:value-type="float" office:value="1795347.71999999" calcext:value-type="float">
            <text:p>1795347.71999999</text:p>
          </table:table-cell>
          <table:table-cell table:formula="of:=[.KQ31]+[.KR30]" office:value-type="float" office:value="1807237.43999999" calcext:value-type="float">
            <text:p>1807237.43999999</text:p>
          </table:table-cell>
          <table:table-cell table:formula="of:=[.KR31]+[.KS30]" office:value-type="float" office:value="1819166.39999999" calcext:value-type="float">
            <text:p>1819166.39999999</text:p>
          </table:table-cell>
          <table:table-cell table:formula="of:=[.KS31]+[.KT30]" office:value-type="float" office:value="1831134.59999999" calcext:value-type="float">
            <text:p>1831134.59999999</text:p>
          </table:table-cell>
          <table:table-cell table:formula="of:=[.KT31]+[.KU30]" office:value-type="float" office:value="1843142.03999999" calcext:value-type="float">
            <text:p>1843142.03999999</text:p>
          </table:table-cell>
          <table:table-cell table:formula="of:=[.KU31]+[.KV30]" office:value-type="float" office:value="1855188.71999999" calcext:value-type="float">
            <text:p>1855188.71999999</text:p>
          </table:table-cell>
          <table:table-cell table:formula="of:=[.KV31]+[.KW30]" office:value-type="float" office:value="1867274.63999999" calcext:value-type="float">
            <text:p>1867274.63999999</text:p>
          </table:table-cell>
          <table:table-cell table:formula="of:=[.KW31]+[.KX30]" office:value-type="float" office:value="1879399.79999999" calcext:value-type="float">
            <text:p>1879399.79999999</text:p>
          </table:table-cell>
          <table:table-cell table:formula="of:=[.KX31]+[.KY30]" office:value-type="float" office:value="1891564.19999999" calcext:value-type="float">
            <text:p>1891564.19999999</text:p>
          </table:table-cell>
          <table:table-cell table:formula="of:=[.KY31]+[.KZ30]" office:value-type="float" office:value="1903767.83999999" calcext:value-type="float">
            <text:p>1903767.83999999</text:p>
          </table:table-cell>
          <table:table-cell table:formula="of:=[.KZ31]+[.LA30]" office:value-type="float" office:value="1916010.71999999" calcext:value-type="float">
            <text:p>1916010.71999999</text:p>
          </table:table-cell>
          <table:table-cell table:formula="of:=[.LA31]+[.LB30]" office:value-type="float" office:value="1928292.83999999" calcext:value-type="float">
            <text:p>1928292.83999999</text:p>
          </table:table-cell>
          <table:table-cell table:formula="of:=[.LB31]+[.LC30]" office:value-type="float" office:value="1940614.19999999" calcext:value-type="float">
            <text:p>1940614.19999999</text:p>
          </table:table-cell>
          <table:table-cell table:formula="of:=[.LC31]+[.LD30]" office:value-type="float" office:value="1952974.79999999" calcext:value-type="float">
            <text:p>1952974.79999999</text:p>
          </table:table-cell>
          <table:table-cell table:formula="of:=[.LD31]+[.LE30]" office:value-type="float" office:value="1965374.63999999" calcext:value-type="float">
            <text:p>1965374.63999999</text:p>
          </table:table-cell>
          <table:table-cell table:formula="of:=[.LE31]+[.LF30]" office:value-type="float" office:value="1977813.71999999" calcext:value-type="float">
            <text:p>1977813.71999999</text:p>
          </table:table-cell>
          <table:table-cell table:formula="of:=[.LF31]+[.LG30]" office:value-type="float" office:value="1990292.03999999" calcext:value-type="float">
            <text:p>1990292.03999999</text:p>
          </table:table-cell>
          <table:table-cell table:formula="of:=[.LG31]+[.LH30]" office:value-type="float" office:value="2002809.59999999" calcext:value-type="float">
            <text:p>2002809.59999999</text:p>
          </table:table-cell>
          <table:table-cell table:formula="of:=[.LH31]+[.LI30]" office:value-type="float" office:value="2015366.39999999" calcext:value-type="float">
            <text:p>2015366.39999999</text:p>
          </table:table-cell>
          <table:table-cell table:formula="of:=[.LI31]+[.LJ30]" office:value-type="float" office:value="2027962.43999999" calcext:value-type="float">
            <text:p>2027962.43999999</text:p>
          </table:table-cell>
          <table:table-cell table:formula="of:=[.LJ31]+[.LK30]" office:value-type="float" office:value="2040597.71999999" calcext:value-type="float">
            <text:p>2040597.71999999</text:p>
          </table:table-cell>
          <table:table-cell table:formula="of:=[.LK31]+[.LL30]" office:value-type="float" office:value="2053272.23999999" calcext:value-type="float">
            <text:p>2053272.23999999</text:p>
          </table:table-cell>
          <table:table-cell table:formula="of:=[.LL31]+[.LM30]" office:value-type="float" office:value="2065985.99999999" calcext:value-type="float">
            <text:p>2065985.99999999</text:p>
          </table:table-cell>
          <table:table-cell table:formula="of:=[.LM31]+[.LN30]" office:value-type="float" office:value="2078738.99999999" calcext:value-type="float">
            <text:p>2078738.99999999</text:p>
          </table:table-cell>
          <table:table-cell table:formula="of:=[.LN31]+[.LO30]" office:value-type="float" office:value="2091531.23999999" calcext:value-type="float">
            <text:p>2091531.23999999</text:p>
          </table:table-cell>
          <table:table-cell table:formula="of:=[.LO31]+[.LP30]" office:value-type="float" office:value="2104362.71999999" calcext:value-type="float">
            <text:p>2104362.71999999</text:p>
          </table:table-cell>
          <table:table-cell table:formula="of:=[.LP31]+[.LQ30]" office:value-type="float" office:value="2117233.43999999" calcext:value-type="float">
            <text:p>2117233.43999999</text:p>
          </table:table-cell>
          <table:table-cell table:formula="of:=[.LQ31]+[.LR30]" office:value-type="float" office:value="2130143.39999999" calcext:value-type="float">
            <text:p>2130143.39999999</text:p>
          </table:table-cell>
          <table:table-cell table:formula="of:=[.LR31]+[.LS30]" office:value-type="float" office:value="2143092.59999999" calcext:value-type="float">
            <text:p>2143092.59999999</text:p>
          </table:table-cell>
          <table:table-cell table:formula="of:=[.LS31]+[.LT30]" office:value-type="float" office:value="2156081.03999999" calcext:value-type="float">
            <text:p>2156081.03999999</text:p>
          </table:table-cell>
          <table:table-cell table:formula="of:=[.LT31]+[.LU30]" office:value-type="float" office:value="2169108.71999999" calcext:value-type="float">
            <text:p>2169108.71999999</text:p>
          </table:table-cell>
          <table:table-cell table:formula="of:=[.LU31]+[.LV30]" office:value-type="float" office:value="2182175.63999999" calcext:value-type="float">
            <text:p>2182175.63999999</text:p>
          </table:table-cell>
          <table:table-cell table:formula="of:=[.LV31]+[.LW30]" office:value-type="float" office:value="2195281.79999999" calcext:value-type="float">
            <text:p>2195281.79999999</text:p>
          </table:table-cell>
          <table:table-cell table:formula="of:=[.LW31]+[.LX30]" office:value-type="float" office:value="2208427.19999999" calcext:value-type="float">
            <text:p>2208427.19999999</text:p>
          </table:table-cell>
          <table:table-cell table:formula="of:=[.LX31]+[.LY30]" office:value-type="float" office:value="2221611.83999999" calcext:value-type="float">
            <text:p>2221611.83999999</text:p>
          </table:table-cell>
          <table:table-cell table:formula="of:=[.LY31]+[.LZ30]" office:value-type="float" office:value="2234835.71999999" calcext:value-type="float">
            <text:p>2234835.71999999</text:p>
          </table:table-cell>
          <table:table-cell table:formula="of:=[.LZ31]+[.MA30]" office:value-type="float" office:value="2248098.83999999" calcext:value-type="float">
            <text:p>2248098.83999999</text:p>
          </table:table-cell>
          <table:table-cell table:formula="of:=[.MA31]+[.MB30]" office:value-type="float" office:value="2261401.19999999" calcext:value-type="float">
            <text:p>2261401.19999999</text:p>
          </table:table-cell>
          <table:table-cell table:formula="of:=[.MB31]+[.MC30]" office:value-type="float" office:value="2274742.79999999" calcext:value-type="float">
            <text:p>2274742.79999999</text:p>
          </table:table-cell>
          <table:table-cell table:formula="of:=[.MC31]+[.MD30]" office:value-type="float" office:value="2288123.63999999" calcext:value-type="float">
            <text:p>2288123.63999999</text:p>
          </table:table-cell>
          <table:table-cell table:formula="of:=[.MD31]+[.ME30]" office:value-type="float" office:value="2301543.71999999" calcext:value-type="float">
            <text:p>2301543.71999999</text:p>
          </table:table-cell>
          <table:table-cell table:formula="of:=[.ME31]+[.MF30]" office:value-type="float" office:value="2315003.03999999" calcext:value-type="float">
            <text:p>2315003.03999999</text:p>
          </table:table-cell>
          <table:table-cell table:formula="of:=[.MF31]+[.MG30]" office:value-type="float" office:value="2328501.59999999" calcext:value-type="float">
            <text:p>2328501.59999999</text:p>
          </table:table-cell>
          <table:table-cell table:formula="of:=[.MG31]+[.MH30]" office:value-type="float" office:value="2342039.39999999" calcext:value-type="float">
            <text:p>2342039.39999999</text:p>
          </table:table-cell>
          <table:table-cell table:formula="of:=[.MH31]+[.MI30]" office:value-type="float" office:value="2355616.43999999" calcext:value-type="float">
            <text:p>2355616.43999999</text:p>
          </table:table-cell>
          <table:table-cell table:formula="of:=[.MI31]+[.MJ30]" office:value-type="float" office:value="2369232.71999999" calcext:value-type="float">
            <text:p>2369232.71999999</text:p>
          </table:table-cell>
          <table:table-cell table:formula="of:=[.MJ31]+[.MK30]" office:value-type="float" office:value="2382888.23999999" calcext:value-type="float">
            <text:p>2382888.23999999</text:p>
          </table:table-cell>
          <table:table-cell table:formula="of:=[.MK31]+[.ML30]" office:value-type="float" office:value="2396582.99999999" calcext:value-type="float">
            <text:p>2396582.99999999</text:p>
          </table:table-cell>
          <table:table-cell table:formula="of:=[.ML31]+[.MM30]" office:value-type="float" office:value="2410316.99999999" calcext:value-type="float">
            <text:p>2410316.99999999</text:p>
          </table:table-cell>
          <table:table-cell table:formula="of:=[.MM31]+[.MN30]" office:value-type="float" office:value="2424090.23999999" calcext:value-type="float">
            <text:p>2424090.23999999</text:p>
          </table:table-cell>
          <table:table-cell table:formula="of:=[.MN31]+[.MO30]" office:value-type="float" office:value="2437902.71999999" calcext:value-type="float">
            <text:p>2437902.71999999</text:p>
          </table:table-cell>
          <table:table-cell table:formula="of:=[.MO31]+[.MP30]" office:value-type="float" office:value="2451754.43999999" calcext:value-type="float">
            <text:p>2451754.43999999</text:p>
          </table:table-cell>
          <table:table-cell table:formula="of:=[.MP31]+[.MQ30]" office:value-type="float" office:value="2465645.39999999" calcext:value-type="float">
            <text:p>2465645.39999999</text:p>
          </table:table-cell>
          <table:table-cell table:formula="of:=[.MQ31]+[.MR30]" office:value-type="float" office:value="2479575.59999999" calcext:value-type="float">
            <text:p>2479575.59999999</text:p>
          </table:table-cell>
          <table:table-cell table:formula="of:=[.MR31]+[.MS30]" office:value-type="float" office:value="2493545.03999999" calcext:value-type="float">
            <text:p>2493545.03999999</text:p>
          </table:table-cell>
          <table:table-cell table:formula="of:=[.MS31]+[.MT30]" office:value-type="float" office:value="2507553.71999999" calcext:value-type="float">
            <text:p>2507553.71999999</text:p>
          </table:table-cell>
          <table:table-cell table:formula="of:=[.MT31]+[.MU30]" office:value-type="float" office:value="2521601.63999999" calcext:value-type="float">
            <text:p>2521601.63999999</text:p>
          </table:table-cell>
          <table:table-cell table:formula="of:=[.MU31]+[.MV30]" office:value-type="float" office:value="2535688.79999999" calcext:value-type="float">
            <text:p>2535688.79999999</text:p>
          </table:table-cell>
          <table:table-cell table:formula="of:=[.MV31]+[.MW30]" office:value-type="float" office:value="2549815.19999999" calcext:value-type="float">
            <text:p>2549815.19999999</text:p>
          </table:table-cell>
          <table:table-cell table:formula="of:=[.MW31]+[.MX30]" office:value-type="float" office:value="2563980.83999999" calcext:value-type="float">
            <text:p>2563980.83999999</text:p>
          </table:table-cell>
          <table:table-cell table:formula="of:=[.MX31]+[.MY30]" office:value-type="float" office:value="2578185.71999999" calcext:value-type="float">
            <text:p>2578185.71999999</text:p>
          </table:table-cell>
          <table:table-cell table:formula="of:=[.MY31]+[.MZ30]" office:value-type="float" office:value="2592429.83999999" calcext:value-type="float">
            <text:p>2592429.83999999</text:p>
          </table:table-cell>
          <table:table-cell table:formula="of:=[.MZ31]+[.NA30]" office:value-type="float" office:value="2606713.19999999" calcext:value-type="float">
            <text:p>2606713.19999999</text:p>
          </table:table-cell>
          <table:table-cell table:formula="of:=[.NA31]+[.NB30]" office:value-type="float" office:value="2621035.79999999" calcext:value-type="float">
            <text:p>2621035.79999999</text:p>
          </table:table-cell>
          <table:table-cell table:formula="of:=[.NB31]+[.NC30]" office:value-type="float" office:value="2635397.63999999" calcext:value-type="float">
            <text:p>2635397.63999999</text:p>
          </table:table-cell>
          <table:table-cell table:formula="of:=[.NC31]+[.ND30]" office:value-type="float" office:value="2649798.71999999" calcext:value-type="float">
            <text:p>2649798.71999999</text:p>
          </table:table-cell>
          <table:table-cell table:formula="of:=[.ND31]+[.NE30]" office:value-type="float" office:value="2664239.03999999" calcext:value-type="float">
            <text:p>2664239.03999999</text:p>
          </table:table-cell>
          <table:table-cell table:formula="of:=[.NE31]+[.NF30]" office:value-type="float" office:value="2678718.59999999" calcext:value-type="float">
            <text:p>2678718.59999999</text:p>
          </table:table-cell>
          <table:table-cell table:formula="of:=[.NF31]+[.NG30]" office:value-type="float" office:value="2693237.39999999" calcext:value-type="float">
            <text:p>2693237.39999999</text:p>
          </table:table-cell>
          <table:table-cell table:formula="of:=[.NG31]+[.NH30]" office:value-type="float" office:value="2707795.43999999" calcext:value-type="float">
            <text:p>2707795.43999999</text:p>
          </table:table-cell>
          <table:table-cell table:formula="of:=[.NH31]+[.NI30]" office:value-type="float" office:value="2722392.71999999" calcext:value-type="float">
            <text:p>2722392.71999999</text:p>
          </table:table-cell>
          <table:table-cell table:formula="of:=[.NI31]+[.NJ30]" office:value-type="float" office:value="2737029.23999999" calcext:value-type="float">
            <text:p>2737029.23999999</text:p>
          </table:table-cell>
          <table:table-cell table:formula="of:=[.NJ31]+[.NK30]" office:value-type="float" office:value="2751704.99999999" calcext:value-type="float">
            <text:p>2751704.99999999</text:p>
          </table:table-cell>
          <table:table-cell table:formula="of:=[.NK31]+[.NL30]" office:value-type="float" office:value="2766419.99999999" calcext:value-type="float">
            <text:p>2766419.99999999</text:p>
          </table:table-cell>
          <table:table-cell table:formula="of:=[.NL31]+[.NM30]" office:value-type="float" office:value="2781174.23999999" calcext:value-type="float">
            <text:p>2781174.23999999</text:p>
          </table:table-cell>
          <table:table-cell table:formula="of:=[.NM31]+[.NN30]" office:value-type="float" office:value="2795967.71999999" calcext:value-type="float">
            <text:p>2795967.71999999</text:p>
          </table:table-cell>
          <table:table-cell table:formula="of:=[.NN31]+[.NO30]" office:value-type="float" office:value="2810800.43999999" calcext:value-type="float">
            <text:p>2810800.43999999</text:p>
          </table:table-cell>
          <table:table-cell table:formula="of:=[.NO31]+[.NP30]" office:value-type="float" office:value="2825672.39999999" calcext:value-type="float">
            <text:p>2825672.39999999</text:p>
          </table:table-cell>
          <table:table-cell table:formula="of:=[.NP31]+[.NQ30]" office:value-type="float" office:value="2840583.59999999" calcext:value-type="float">
            <text:p>2840583.59999999</text:p>
          </table:table-cell>
          <table:table-cell table:formula="of:=[.NQ31]+[.NR30]" office:value-type="float" office:value="2855534.03999999" calcext:value-type="float">
            <text:p>2855534.03999999</text:p>
          </table:table-cell>
          <table:table-cell table:formula="of:=[.NR31]+[.NS30]" office:value-type="float" office:value="2870523.71999999" calcext:value-type="float">
            <text:p>2870523.71999999</text:p>
          </table:table-cell>
          <table:table-cell table:formula="of:=[.NS31]+[.NT30]" office:value-type="float" office:value="2885552.63999999" calcext:value-type="float">
            <text:p>2885552.63999999</text:p>
          </table:table-cell>
          <table:table-cell table:formula="of:=[.NT31]+[.NU30]" office:value-type="float" office:value="2900620.79999999" calcext:value-type="float">
            <text:p>2900620.79999999</text:p>
          </table:table-cell>
          <table:table-cell table:formula="of:=[.NU31]+[.NV30]" office:value-type="float" office:value="2915728.19999999" calcext:value-type="float">
            <text:p>2915728.19999999</text:p>
          </table:table-cell>
          <table:table-cell table:formula="of:=[.NV31]+[.NW30]" office:value-type="float" office:value="2930874.83999999" calcext:value-type="float">
            <text:p>2930874.83999999</text:p>
          </table:table-cell>
          <table:table-cell table:formula="of:=[.NW31]+[.NX30]" office:value-type="float" office:value="2946060.71999999" calcext:value-type="float">
            <text:p>2946060.71999999</text:p>
          </table:table-cell>
          <table:table-cell table:formula="of:=[.NX31]+[.NY30]" office:value-type="float" office:value="2961285.83999999" calcext:value-type="float">
            <text:p>2961285.83999999</text:p>
          </table:table-cell>
          <table:table-cell table:formula="of:=[.NY31]+[.NZ30]" office:value-type="float" office:value="2976550.19999999" calcext:value-type="float">
            <text:p>2976550.19999999</text:p>
          </table:table-cell>
          <table:table-cell table:formula="of:=[.NZ31]+[.OA30]" office:value-type="float" office:value="2991853.79999999" calcext:value-type="float">
            <text:p>2991853.79999999</text:p>
          </table:table-cell>
          <table:table-cell table:formula="of:=[.OA31]+[.OB30]" office:value-type="float" office:value="3007196.63999999" calcext:value-type="float">
            <text:p>3007196.63999999</text:p>
          </table:table-cell>
          <table:table-cell table:formula="of:=[.OB31]+[.OC30]" office:value-type="float" office:value="3022578.71999999" calcext:value-type="float">
            <text:p>3022578.71999999</text:p>
          </table:table-cell>
          <table:table-cell table:formula="of:=[.OC31]+[.OD30]" office:value-type="float" office:value="3038000.03999999" calcext:value-type="float">
            <text:p>3038000.03999999</text:p>
          </table:table-cell>
          <table:table-cell table:formula="of:=[.OD31]+[.OE30]" office:value-type="float" office:value="3053460.59999999" calcext:value-type="float">
            <text:p>3053460.59999999</text:p>
          </table:table-cell>
          <table:table-cell table:formula="of:=[.OE31]+[.OF30]" office:value-type="float" office:value="3068960.39999999" calcext:value-type="float">
            <text:p>3068960.39999999</text:p>
          </table:table-cell>
          <table:table-cell table:formula="of:=[.OF31]+[.OG30]" office:value-type="float" office:value="3084499.43999999" calcext:value-type="float">
            <text:p>3084499.43999999</text:p>
          </table:table-cell>
          <table:table-cell table:formula="of:=[.OG31]+[.OH30]" office:value-type="float" office:value="3100077.71999999" calcext:value-type="float">
            <text:p>3100077.71999999</text:p>
          </table:table-cell>
          <table:table-cell table:formula="of:=[.OH31]+[.OI30]" office:value-type="float" office:value="3115695.23999999" calcext:value-type="float">
            <text:p>3115695.23999999</text:p>
          </table:table-cell>
          <table:table-cell table:formula="of:=[.OI31]+[.OJ30]" office:value-type="float" office:value="3131351.99999999" calcext:value-type="float">
            <text:p>3131351.99999999</text:p>
          </table:table-cell>
          <table:table-cell table:formula="of:=[.OJ31]+[.OK30]" office:value-type="float" office:value="3147047.99999999" calcext:value-type="float">
            <text:p>3147047.99999999</text:p>
          </table:table-cell>
          <table:table-cell table:formula="of:=[.OK31]+[.OL30]" office:value-type="float" office:value="3162783.23999999" calcext:value-type="float">
            <text:p>3162783.23999999</text:p>
          </table:table-cell>
          <table:table-cell table:formula="of:=[.OL31]+[.OM30]" office:value-type="float" office:value="3178557.71999999" calcext:value-type="float">
            <text:p>3178557.71999999</text:p>
          </table:table-cell>
          <table:table-cell table:formula="of:=[.OM31]+[.ON30]" office:value-type="float" office:value="3194371.43999999" calcext:value-type="float">
            <text:p>3194371.43999999</text:p>
          </table:table-cell>
          <table:table-cell table:formula="of:=[.ON31]+[.OO30]" office:value-type="float" office:value="3210224.39999999" calcext:value-type="float">
            <text:p>3210224.39999999</text:p>
          </table:table-cell>
          <table:table-cell table:formula="of:=[.OO31]+[.OP30]" office:value-type="float" office:value="3226116.59999999" calcext:value-type="float">
            <text:p>3226116.59999999</text:p>
          </table:table-cell>
          <table:table-cell table:formula="of:=[.OP31]+[.OQ30]" office:value-type="float" office:value="3242048.03999999" calcext:value-type="float">
            <text:p>3242048.03999999</text:p>
          </table:table-cell>
          <table:table-cell table:formula="of:=[.OQ31]+[.OR30]" office:value-type="float" office:value="3258018.71999999" calcext:value-type="float">
            <text:p>3258018.71999999</text:p>
          </table:table-cell>
          <table:table-cell table:formula="of:=[.OR31]+[.OS30]" office:value-type="float" office:value="3274028.63999999" calcext:value-type="float">
            <text:p>3274028.63999999</text:p>
          </table:table-cell>
          <table:table-cell table:formula="of:=[.OS31]+[.OT30]" office:value-type="float" office:value="3290077.79999999" calcext:value-type="float">
            <text:p>3290077.79999999</text:p>
          </table:table-cell>
          <table:table-cell table:formula="of:=[.OT31]+[.OU30]" office:value-type="float" office:value="3306166.19999999" calcext:value-type="float">
            <text:p>3306166.19999999</text:p>
          </table:table-cell>
          <table:table-cell table:formula="of:=[.OU31]+[.OV30]" office:value-type="float" office:value="3322293.83999999" calcext:value-type="float">
            <text:p>3322293.83999999</text:p>
          </table:table-cell>
          <table:table-cell table:formula="of:=[.OV31]+[.OW30]" office:value-type="float" office:value="3338460.71999999" calcext:value-type="float">
            <text:p>3338460.71999999</text:p>
          </table:table-cell>
          <table:table-cell table:formula="of:=[.OW31]+[.OX30]" office:value-type="float" office:value="3354666.83999999" calcext:value-type="float">
            <text:p>3354666.83999999</text:p>
          </table:table-cell>
          <table:table-cell table:formula="of:=[.OX31]+[.OY30]" office:value-type="float" office:value="3370912.19999999" calcext:value-type="float">
            <text:p>3370912.19999999</text:p>
          </table:table-cell>
          <table:table-cell table:formula="of:=[.OY31]+[.OZ30]" office:value-type="float" office:value="3387196.79999999" calcext:value-type="float">
            <text:p>3387196.79999999</text:p>
          </table:table-cell>
          <table:table-cell table:formula="of:=[.OZ31]+[.PA30]" office:value-type="float" office:value="3403520.63999999" calcext:value-type="float">
            <text:p>3403520.63999999</text:p>
          </table:table-cell>
          <table:table-cell table:formula="of:=[.PA31]+[.PB30]" office:value-type="float" office:value="3419883.71999999" calcext:value-type="float">
            <text:p>3419883.71999999</text:p>
          </table:table-cell>
          <table:table-cell table:formula="of:=[.PB31]+[.PC30]" office:value-type="float" office:value="3436286.03999999" calcext:value-type="float">
            <text:p>3436286.03999999</text:p>
          </table:table-cell>
          <table:table-cell table:formula="of:=[.PC31]+[.PD30]" office:value-type="float" office:value="3452727.59999999" calcext:value-type="float">
            <text:p>3452727.59999999</text:p>
          </table:table-cell>
          <table:table-cell table:formula="of:=[.PD31]+[.PE30]" office:value-type="float" office:value="3469208.39999999" calcext:value-type="float">
            <text:p>3469208.39999999</text:p>
          </table:table-cell>
          <table:table-cell table:formula="of:=[.PE31]+[.PF30]" office:value-type="float" office:value="3485728.43999999" calcext:value-type="float">
            <text:p>3485728.43999999</text:p>
          </table:table-cell>
          <table:table-cell table:formula="of:=[.PF31]+[.PG30]" office:value-type="float" office:value="3502287.71999999" calcext:value-type="float">
            <text:p>3502287.71999999</text:p>
          </table:table-cell>
          <table:table-cell table:formula="of:=[.PG31]+[.PH30]" office:value-type="float" office:value="3518886.23999999" calcext:value-type="float">
            <text:p>3518886.23999999</text:p>
          </table:table-cell>
          <table:table-cell table:formula="of:=[.PH31]+[.PI30]" office:value-type="float" office:value="3535523.99999998" calcext:value-type="float">
            <text:p>3535523.99999998</text:p>
          </table:table-cell>
          <table:table-cell table:formula="of:=[.PI31]+[.PJ30]" office:value-type="float" office:value="3552200.99999998" calcext:value-type="float">
            <text:p>3552200.99999998</text:p>
          </table:table-cell>
          <table:table-cell table:formula="of:=[.PJ31]+[.PK30]" office:value-type="float" office:value="3568917.23999998" calcext:value-type="float">
            <text:p>3568917.23999998</text:p>
          </table:table-cell>
          <table:table-cell table:formula="of:=[.PK31]+[.PL30]" office:value-type="float" office:value="3585672.71999998" calcext:value-type="float">
            <text:p>3585672.71999998</text:p>
          </table:table-cell>
          <table:table-cell table:formula="of:=[.PL31]+[.PM30]" office:value-type="float" office:value="3602467.43999998" calcext:value-type="float">
            <text:p>3602467.43999998</text:p>
          </table:table-cell>
          <table:table-cell table:formula="of:=[.PM31]+[.PN30]" office:value-type="float" office:value="3619301.39999998" calcext:value-type="float">
            <text:p>3619301.39999998</text:p>
          </table:table-cell>
          <table:table-cell table:formula="of:=[.PN31]+[.PO30]" office:value-type="float" office:value="3636174.59999998" calcext:value-type="float">
            <text:p>3636174.59999998</text:p>
          </table:table-cell>
          <table:table-cell table:formula="of:=[.PO31]+[.PP30]" office:value-type="float" office:value="3653087.03999998" calcext:value-type="float">
            <text:p>3653087.03999998</text:p>
          </table:table-cell>
          <table:table-cell table:formula="of:=[.PP31]+[.PQ30]" office:value-type="float" office:value="3670038.71999998" calcext:value-type="float">
            <text:p>3670038.71999998</text:p>
          </table:table-cell>
          <table:table-cell table:formula="of:=[.PQ31]+[.PR30]" office:value-type="float" office:value="3687029.63999998" calcext:value-type="float">
            <text:p>3687029.63999998</text:p>
          </table:table-cell>
          <table:table-cell table:formula="of:=[.PR31]+[.PS30]" office:value-type="float" office:value="3704059.79999998" calcext:value-type="float">
            <text:p>3704059.79999998</text:p>
          </table:table-cell>
          <table:table-cell table:formula="of:=[.PS31]+[.PT30]" office:value-type="float" office:value="3721129.19999998" calcext:value-type="float">
            <text:p>3721129.19999998</text:p>
          </table:table-cell>
          <table:table-cell table:formula="of:=[.PT31]+[.PU30]" office:value-type="float" office:value="3738237.83999998" calcext:value-type="float">
            <text:p>3738237.83999998</text:p>
          </table:table-cell>
          <table:table-cell table:formula="of:=[.PU31]+[.PV30]" office:value-type="float" office:value="3755385.71999998" calcext:value-type="float">
            <text:p>3755385.71999998</text:p>
          </table:table-cell>
          <table:table-cell table:formula="of:=[.PV31]+[.PW30]" office:value-type="float" office:value="3772572.83999998" calcext:value-type="float">
            <text:p>3772572.83999998</text:p>
          </table:table-cell>
          <table:table-cell table:formula="of:=[.PW31]+[.PX30]" office:value-type="float" office:value="3789799.19999998" calcext:value-type="float">
            <text:p>3789799.19999998</text:p>
          </table:table-cell>
          <table:table-cell table:formula="of:=[.PX31]+[.PY30]" office:value-type="float" office:value="3807064.79999998" calcext:value-type="float">
            <text:p>3807064.79999998</text:p>
          </table:table-cell>
          <table:table-cell table:formula="of:=[.PY31]+[.PZ30]" office:value-type="float" office:value="3824369.63999998" calcext:value-type="float">
            <text:p>3824369.63999998</text:p>
          </table:table-cell>
          <table:table-cell table:formula="of:=[.PZ31]+[.QA30]" office:value-type="float" office:value="3841713.71999998" calcext:value-type="float">
            <text:p>3841713.71999998</text:p>
          </table:table-cell>
          <table:table-cell table:formula="of:=[.QA31]+[.QB30]" office:value-type="float" office:value="3859097.03999998" calcext:value-type="float">
            <text:p>3859097.03999998</text:p>
          </table:table-cell>
          <table:table-cell table:formula="of:=[.QB31]+[.QC30]" office:value-type="float" office:value="3876519.59999998" calcext:value-type="float">
            <text:p>3876519.59999998</text:p>
          </table:table-cell>
          <table:table-cell table:formula="of:=[.QC31]+[.QD30]" office:value-type="float" office:value="3893981.39999998" calcext:value-type="float">
            <text:p>3893981.39999998</text:p>
          </table:table-cell>
          <table:table-cell table:formula="of:=[.QD31]+[.QE30]" office:value-type="float" office:value="3911482.43999998" calcext:value-type="float">
            <text:p>3911482.43999998</text:p>
          </table:table-cell>
          <table:table-cell table:formula="of:=[.QE31]+[.QF30]" office:value-type="float" office:value="3929022.71999998" calcext:value-type="float">
            <text:p>3929022.71999998</text:p>
          </table:table-cell>
          <table:table-cell table:formula="of:=[.QF31]+[.QG30]" office:value-type="float" office:value="3946602.23999998" calcext:value-type="float">
            <text:p>3946602.23999998</text:p>
          </table:table-cell>
          <table:table-cell table:formula="of:=[.QG31]+[.QH30]" office:value-type="float" office:value="3964220.99999998" calcext:value-type="float">
            <text:p>3964220.99999998</text:p>
          </table:table-cell>
          <table:table-cell table:formula="of:=[.QH31]+[.QI30]" office:value-type="float" office:value="3981878.99999998" calcext:value-type="float">
            <text:p>3981878.99999998</text:p>
          </table:table-cell>
          <table:table-cell table:formula="of:=[.QI31]+[.QJ30]" office:value-type="float" office:value="3999576.23999998" calcext:value-type="float">
            <text:p>3999576.23999998</text:p>
          </table:table-cell>
          <table:table-cell table:formula="of:=[.QJ31]+[.QK30]" office:value-type="float" office:value="4017312.71999998" calcext:value-type="float">
            <text:p>4017312.71999998</text:p>
          </table:table-cell>
          <table:table-cell table:formula="of:=[.QK31]+[.QL30]" office:value-type="float" office:value="4035088.43999998" calcext:value-type="float">
            <text:p>4035088.43999998</text:p>
          </table:table-cell>
          <table:table-cell table:formula="of:=[.QL31]+[.QM30]" office:value-type="float" office:value="4052903.39999998" calcext:value-type="float">
            <text:p>4052903.39999998</text:p>
          </table:table-cell>
          <table:table-cell table:formula="of:=[.QM31]+[.QN30]" office:value-type="float" office:value="4070757.59999998" calcext:value-type="float">
            <text:p>4070757.59999998</text:p>
          </table:table-cell>
          <table:table-cell table:formula="of:=[.QN31]+[.QO30]" office:value-type="float" office:value="4088651.03999998" calcext:value-type="float">
            <text:p>4088651.03999998</text:p>
          </table:table-cell>
          <table:table-cell table:formula="of:=[.QO31]+[.QP30]" office:value-type="float" office:value="4106583.71999998" calcext:value-type="float">
            <text:p>4106583.71999998</text:p>
          </table:table-cell>
          <table:table-cell table:formula="of:=[.QP31]+[.QQ30]" office:value-type="float" office:value="4124555.63999998" calcext:value-type="float">
            <text:p>4124555.63999998</text:p>
          </table:table-cell>
          <table:table-cell table:formula="of:=[.QQ31]+[.QR30]" office:value-type="float" office:value="4142566.79999998" calcext:value-type="float">
            <text:p>4142566.79999998</text:p>
          </table:table-cell>
          <table:table-cell table:formula="of:=[.QR31]+[.QS30]" office:value-type="float" office:value="4160617.19999998" calcext:value-type="float">
            <text:p>4160617.19999998</text:p>
          </table:table-cell>
          <table:table-cell table:formula="of:=[.QS31]+[.QT30]" office:value-type="float" office:value="4178706.83999998" calcext:value-type="float">
            <text:p>4178706.83999998</text:p>
          </table:table-cell>
          <table:table-cell table:formula="of:=[.QT31]+[.QU30]" office:value-type="float" office:value="4196835.71999998" calcext:value-type="float">
            <text:p>4196835.71999998</text:p>
          </table:table-cell>
          <table:table-cell table:formula="of:=[.QU31]+[.QV30]" office:value-type="float" office:value="4215003.83999998" calcext:value-type="float">
            <text:p>4215003.83999998</text:p>
          </table:table-cell>
          <table:table-cell table:formula="of:=[.QV31]+[.QW30]" office:value-type="float" office:value="4233211.19999998" calcext:value-type="float">
            <text:p>4233211.19999998</text:p>
          </table:table-cell>
          <table:table-cell table:formula="of:=[.QW31]+[.QX30]" office:value-type="float" office:value="4251457.79999998" calcext:value-type="float">
            <text:p>4251457.79999998</text:p>
          </table:table-cell>
          <table:table-cell table:formula="of:=[.QX31]+[.QY30]" office:value-type="float" office:value="4269743.63999998" calcext:value-type="float">
            <text:p>4269743.63999998</text:p>
          </table:table-cell>
          <table:table-cell table:formula="of:=[.QY31]+[.QZ30]" office:value-type="float" office:value="4288068.71999998" calcext:value-type="float">
            <text:p>4288068.71999998</text:p>
          </table:table-cell>
          <table:table-cell table:formula="of:=[.QZ31]+[.RA30]" office:value-type="float" office:value="4306433.03999998" calcext:value-type="float">
            <text:p>4306433.03999998</text:p>
          </table:table-cell>
          <table:table-cell table:formula="of:=[.RA31]+[.RB30]" office:value-type="float" office:value="4324836.59999998" calcext:value-type="float">
            <text:p>4324836.59999998</text:p>
          </table:table-cell>
          <table:table-cell table:formula="of:=[.RB31]+[.RC30]" office:value-type="float" office:value="4343279.39999998" calcext:value-type="float">
            <text:p>4343279.39999998</text:p>
          </table:table-cell>
          <table:table-cell table:formula="of:=[.RC31]+[.RD30]" office:value-type="float" office:value="4361761.43999998" calcext:value-type="float">
            <text:p>4361761.43999998</text:p>
          </table:table-cell>
          <table:table-cell table:formula="of:=[.RD31]+[.RE30]" office:value-type="float" office:value="4380282.71999998" calcext:value-type="float">
            <text:p>4380282.71999998</text:p>
          </table:table-cell>
          <table:table-cell table:formula="of:=[.RE31]+[.RF30]" office:value-type="float" office:value="4398843.23999998" calcext:value-type="float">
            <text:p>4398843.23999998</text:p>
          </table:table-cell>
          <table:table-cell table:formula="of:=[.RF31]+[.RG30]" office:value-type="float" office:value="4417442.99999998" calcext:value-type="float">
            <text:p>4417442.99999998</text:p>
          </table:table-cell>
          <table:table-cell table:formula="of:=[.RG31]+[.RH30]" office:value-type="float" office:value="4436081.99999998" calcext:value-type="float">
            <text:p>4436081.99999998</text:p>
          </table:table-cell>
          <table:table-cell table:formula="of:=[.RH31]+[.RI30]" office:value-type="float" office:value="4454760.23999998" calcext:value-type="float">
            <text:p>4454760.23999998</text:p>
          </table:table-cell>
          <table:table-cell table:formula="of:=[.RI31]+[.RJ30]" office:value-type="float" office:value="4473477.71999998" calcext:value-type="float">
            <text:p>4473477.71999998</text:p>
          </table:table-cell>
          <table:table-cell table:formula="of:=[.RJ31]+[.RK30]" office:value-type="float" office:value="4492234.43999998" calcext:value-type="float">
            <text:p>4492234.43999998</text:p>
          </table:table-cell>
          <table:table-cell table:formula="of:=[.RK31]+[.RL30]" office:value-type="float" office:value="4511030.39999998" calcext:value-type="float">
            <text:p>4511030.39999998</text:p>
          </table:table-cell>
          <table:table-cell table:formula="of:=[.RL31]+[.RM30]" office:value-type="float" office:value="4529865.59999998" calcext:value-type="float">
            <text:p>4529865.59999998</text:p>
          </table:table-cell>
          <table:table-cell table:formula="of:=[.RM31]+[.RN30]" office:value-type="float" office:value="4548740.03999998" calcext:value-type="float">
            <text:p>4548740.03999998</text:p>
          </table:table-cell>
          <table:table-cell table:formula="of:=[.RN31]+[.RO30]" office:value-type="float" office:value="4567653.71999998" calcext:value-type="float">
            <text:p>4567653.71999998</text:p>
          </table:table-cell>
          <table:table-cell table:formula="of:=[.RO31]+[.RP30]" office:value-type="float" office:value="4586606.63999998" calcext:value-type="float">
            <text:p>4586606.63999998</text:p>
          </table:table-cell>
          <table:table-cell table:formula="of:=[.RP31]+[.RQ30]" office:value-type="float" office:value="4605598.79999998" calcext:value-type="float">
            <text:p>4605598.79999998</text:p>
          </table:table-cell>
          <table:table-cell table:formula="of:=[.RQ31]+[.RR30]" office:value-type="float" office:value="4624630.19999998" calcext:value-type="float">
            <text:p>4624630.19999998</text:p>
          </table:table-cell>
          <table:table-cell table:formula="of:=[.RR31]+[.RS30]" office:value-type="float" office:value="4643700.83999998" calcext:value-type="float">
            <text:p>4643700.83999998</text:p>
          </table:table-cell>
          <table:table-cell table:formula="of:=[.RS31]+[.RT30]" office:value-type="float" office:value="4662810.71999998" calcext:value-type="float">
            <text:p>4662810.71999998</text:p>
          </table:table-cell>
          <table:table-cell table:formula="of:=[.RT31]+[.RU30]" office:value-type="float" office:value="4681959.83999998" calcext:value-type="float">
            <text:p>4681959.83999998</text:p>
          </table:table-cell>
          <table:table-cell table:formula="of:=[.RU31]+[.RV30]" office:value-type="float" office:value="4701148.19999998" calcext:value-type="float">
            <text:p>4701148.19999998</text:p>
          </table:table-cell>
          <table:table-cell table:formula="of:=[.RV31]+[.RW30]" office:value-type="float" office:value="4720375.79999998" calcext:value-type="float">
            <text:p>4720375.79999998</text:p>
          </table:table-cell>
          <table:table-cell table:formula="of:=[.RW31]+[.RX30]" office:value-type="float" office:value="4739642.63999998" calcext:value-type="float">
            <text:p>4739642.63999998</text:p>
          </table:table-cell>
          <table:table-cell table:formula="of:=[.RX31]+[.RY30]" office:value-type="float" office:value="4758948.71999998" calcext:value-type="float">
            <text:p>4758948.71999998</text:p>
          </table:table-cell>
          <table:table-cell table:formula="of:=[.RY31]+[.RZ30]" office:value-type="float" office:value="4778294.03999998" calcext:value-type="float">
            <text:p>4778294.03999998</text:p>
          </table:table-cell>
          <table:table-cell table:formula="of:=[.RZ31]+[.SA30]" office:value-type="float" office:value="4797678.59999998" calcext:value-type="float">
            <text:p>4797678.59999998</text:p>
          </table:table-cell>
          <table:table-cell table:formula="of:=[.SA31]+[.SB30]" office:value-type="float" office:value="4817102.39999998" calcext:value-type="float">
            <text:p>4817102.39999998</text:p>
          </table:table-cell>
          <table:table-cell table:formula="of:=[.SB31]+[.SC30]" office:value-type="float" office:value="4836565.43999998" calcext:value-type="float">
            <text:p>4836565.43999998</text:p>
          </table:table-cell>
          <table:table-cell table:formula="of:=[.SC31]+[.SD30]" office:value-type="float" office:value="4856067.71999998" calcext:value-type="float">
            <text:p>4856067.71999998</text:p>
          </table:table-cell>
          <table:table-cell table:formula="of:=[.SD31]+[.SE30]" office:value-type="float" office:value="4875609.23999998" calcext:value-type="float">
            <text:p>4875609.23999998</text:p>
          </table:table-cell>
          <table:table-cell table:formula="of:=[.SE31]+[.SF30]" office:value-type="float" office:value="4895189.99999998" calcext:value-type="float">
            <text:p>4895189.99999998</text:p>
          </table:table-cell>
          <table:table-cell table:formula="of:=[.SF31]+[.SG30]" office:value-type="float" office:value="4914809.99999998" calcext:value-type="float">
            <text:p>4914809.99999998</text:p>
          </table:table-cell>
          <table:table-cell table:formula="of:=[.SG31]+[.SH30]" office:value-type="float" office:value="4934469.23999998" calcext:value-type="float">
            <text:p>4934469.23999998</text:p>
          </table:table-cell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31]*([.$C23] * [.$C23])" office:value-type="float" office:value="0.00015696" calcext:value-type="float">
            <text:p>0.00015696</text:p>
          </table:table-cell>
          <table:table-cell table:formula="of:=[.C31]*([.$C23] * [.$C23])" office:value-type="float" office:value="0.00047088" calcext:value-type="float">
            <text:p>0.00047088</text:p>
          </table:table-cell>
          <table:table-cell table:formula="of:=[.D31]*([.$C23] * [.$C23])" office:value-type="float" office:value="0.00094176" calcext:value-type="float">
            <text:p>0.00094176</text:p>
          </table:table-cell>
          <table:table-cell table:formula="of:=[.E31]*([.$C23] * [.$C23])" office:value-type="float" office:value="0.0015696" calcext:value-type="float">
            <text:p>0.0015696</text:p>
          </table:table-cell>
          <table:table-cell table:formula="of:=[.F31]*([.$C23] * [.$C23])" office:value-type="float" office:value="0.0023544" calcext:value-type="float">
            <text:p>0.0023544</text:p>
          </table:table-cell>
          <table:table-cell table:formula="of:=[.G31]*([.$C23] * [.$C23])" office:value-type="float" office:value="0.00329616" calcext:value-type="float">
            <text:p>0.00329616</text:p>
          </table:table-cell>
          <table:table-cell table:formula="of:=[.H31]*([.$C23] * [.$C23])" office:value-type="float" office:value="0.00439488" calcext:value-type="float">
            <text:p>0.00439488</text:p>
          </table:table-cell>
          <table:table-cell table:formula="of:=[.I31]*([.$C23] * [.$C23])" office:value-type="float" office:value="0.00565056" calcext:value-type="float">
            <text:p>0.00565056</text:p>
          </table:table-cell>
          <table:table-cell table:formula="of:=[.J31]*([.$C23] * [.$C23])" office:value-type="float" office:value="0.0070632" calcext:value-type="float">
            <text:p>0.0070632</text:p>
          </table:table-cell>
          <table:table-cell table:formula="of:=[.K31]*([.$C23] * [.$C23])" office:value-type="float" office:value="0.0086328" calcext:value-type="float">
            <text:p>0.0086328</text:p>
          </table:table-cell>
          <table:table-cell table:formula="of:=[.L31]*([.$C23] * [.$C23])" office:value-type="float" office:value="0.01035936" calcext:value-type="float">
            <text:p>0.01035936</text:p>
          </table:table-cell>
          <table:table-cell table:formula="of:=[.M31]*([.$C23] * [.$C23])" office:value-type="float" office:value="0.01224288" calcext:value-type="float">
            <text:p>0.01224288</text:p>
          </table:table-cell>
          <table:table-cell table:formula="of:=[.N31]*([.$C23] * [.$C23])" office:value-type="float" office:value="0.01428336" calcext:value-type="float">
            <text:p>0.01428336</text:p>
          </table:table-cell>
          <table:table-cell table:formula="of:=[.O31]*([.$C23] * [.$C23])" office:value-type="float" office:value="0.0164808" calcext:value-type="float">
            <text:p>0.0164808</text:p>
          </table:table-cell>
          <table:table-cell table:formula="of:=[.P31]*([.$C23] * [.$C23])" office:value-type="float" office:value="0.0188352" calcext:value-type="float">
            <text:p>0.0188352</text:p>
          </table:table-cell>
          <table:table-cell table:formula="of:=[.Q31]*([.$C23] * [.$C23])" office:value-type="float" office:value="0.02134656" calcext:value-type="float">
            <text:p>0.02134656</text:p>
          </table:table-cell>
          <table:table-cell table:formula="of:=[.R31]*([.$C23] * [.$C23])" office:value-type="float" office:value="0.02401488" calcext:value-type="float">
            <text:p>0.02401488</text:p>
          </table:table-cell>
          <table:table-cell table:formula="of:=[.S31]*([.$C23] * [.$C23])" office:value-type="float" office:value="0.02684016" calcext:value-type="float">
            <text:p>0.02684016</text:p>
          </table:table-cell>
          <table:table-cell table:formula="of:=[.T31]*([.$C23] * [.$C23])" office:value-type="float" office:value="0.0298224" calcext:value-type="float">
            <text:p>0.0298224</text:p>
          </table:table-cell>
          <table:table-cell table:formula="of:=[.U31]*([.$C23] * [.$C23])" office:value-type="float" office:value="0.0329616" calcext:value-type="float">
            <text:p>0.0329616</text:p>
          </table:table-cell>
          <table:table-cell table:formula="of:=[.V31]*([.$C23] * [.$C23])" office:value-type="float" office:value="0.03625776" calcext:value-type="float">
            <text:p>0.03625776</text:p>
          </table:table-cell>
          <table:table-cell table:formula="of:=[.W31]*([.$C23] * [.$C23])" office:value-type="float" office:value="0.03971088" calcext:value-type="float">
            <text:p>0.03971088</text:p>
          </table:table-cell>
          <table:table-cell table:formula="of:=[.X31]*([.$C23] * [.$C23])" office:value-type="float" office:value="0.04332096" calcext:value-type="float">
            <text:p>0.04332096</text:p>
          </table:table-cell>
          <table:table-cell table:formula="of:=[.Y31]*([.$C23] * [.$C23])" office:value-type="float" office:value="0.047088" calcext:value-type="float">
            <text:p>0.047088</text:p>
          </table:table-cell>
          <table:table-cell table:formula="of:=[.Z31]*([.$C23] * [.$C23])" office:value-type="float" office:value="0.051012" calcext:value-type="float">
            <text:p>0.051012</text:p>
          </table:table-cell>
          <table:table-cell table:formula="of:=[.AA31]*([.$C23] * [.$C23])" office:value-type="float" office:value="0.05509296" calcext:value-type="float">
            <text:p>0.05509296</text:p>
          </table:table-cell>
          <table:table-cell table:formula="of:=[.AB31]*([.$C23] * [.$C23])" office:value-type="float" office:value="0.05933088" calcext:value-type="float">
            <text:p>0.05933088</text:p>
          </table:table-cell>
          <table:table-cell table:formula="of:=[.AC31]*([.$C23] * [.$C23])" office:value-type="float" office:value="0.06372576" calcext:value-type="float">
            <text:p>0.06372576</text:p>
          </table:table-cell>
          <table:table-cell table:formula="of:=[.AD31]*([.$C23] * [.$C23])" office:value-type="float" office:value="0.0682776" calcext:value-type="float">
            <text:p>0.0682776</text:p>
          </table:table-cell>
          <table:table-cell table:formula="of:=[.AE31]*([.$C23] * [.$C23])" office:value-type="float" office:value="0.0729864" calcext:value-type="float">
            <text:p>0.0729864</text:p>
          </table:table-cell>
          <table:table-cell table:formula="of:=[.AF31]*([.$C23] * [.$C23])" office:value-type="float" office:value="0.07785216" calcext:value-type="float">
            <text:p>0.07785216</text:p>
          </table:table-cell>
          <table:table-cell table:formula="of:=[.AG31]*([.$C23] * [.$C23])" office:value-type="float" office:value="0.08287488" calcext:value-type="float">
            <text:p>0.08287488</text:p>
          </table:table-cell>
          <table:table-cell table:formula="of:=[.AH31]*([.$C23] * [.$C23])" office:value-type="float" office:value="0.08805456" calcext:value-type="float">
            <text:p>0.08805456</text:p>
          </table:table-cell>
          <table:table-cell table:formula="of:=[.AI31]*([.$C23] * [.$C23])" office:value-type="float" office:value="0.0933912" calcext:value-type="float">
            <text:p>0.0933912</text:p>
          </table:table-cell>
          <table:table-cell table:formula="of:=[.AJ31]*([.$C23] * [.$C23])" office:value-type="float" office:value="0.0988848" calcext:value-type="float">
            <text:p>0.0988848</text:p>
          </table:table-cell>
          <table:table-cell table:formula="of:=[.AK31]*([.$C23] * [.$C23])" office:value-type="float" office:value="0.10453536" calcext:value-type="float">
            <text:p>0.10453536</text:p>
          </table:table-cell>
          <table:table-cell table:formula="of:=[.AL31]*([.$C23] * [.$C23])" office:value-type="float" office:value="0.11034288" calcext:value-type="float">
            <text:p>0.11034288</text:p>
          </table:table-cell>
          <table:table-cell table:formula="of:=[.AM31]*([.$C23] * [.$C23])" office:value-type="float" office:value="0.11630736" calcext:value-type="float">
            <text:p>0.11630736</text:p>
          </table:table-cell>
          <table:table-cell table:formula="of:=[.AN31]*([.$C23] * [.$C23])" office:value-type="float" office:value="0.1224288" calcext:value-type="float">
            <text:p>0.1224288</text:p>
          </table:table-cell>
          <table:table-cell table:formula="of:=[.AO31]*([.$C23] * [.$C23])" office:value-type="float" office:value="0.1287072" calcext:value-type="float">
            <text:p>0.1287072</text:p>
          </table:table-cell>
          <table:table-cell table:formula="of:=[.AP31]*([.$C23] * [.$C23])" office:value-type="float" office:value="0.13514256" calcext:value-type="float">
            <text:p>0.13514256</text:p>
          </table:table-cell>
          <table:table-cell table:formula="of:=[.AQ31]*([.$C23] * [.$C23])" office:value-type="float" office:value="0.14173488" calcext:value-type="float">
            <text:p>0.14173488</text:p>
          </table:table-cell>
          <table:table-cell table:formula="of:=[.AR31]*([.$C23] * [.$C23])" office:value-type="float" office:value="0.14848416" calcext:value-type="float">
            <text:p>0.14848416</text:p>
          </table:table-cell>
          <table:table-cell table:formula="of:=[.AS31]*([.$C23] * [.$C23])" office:value-type="float" office:value="0.1553904" calcext:value-type="float">
            <text:p>0.1553904</text:p>
          </table:table-cell>
          <table:table-cell table:formula="of:=[.AT31]*([.$C23] * [.$C23])" office:value-type="float" office:value="0.1624536" calcext:value-type="float">
            <text:p>0.1624536</text:p>
          </table:table-cell>
          <table:table-cell table:formula="of:=[.AU31]*([.$C23] * [.$C23])" office:value-type="float" office:value="0.16967376" calcext:value-type="float">
            <text:p>0.16967376</text:p>
          </table:table-cell>
          <table:table-cell table:formula="of:=[.AV31]*([.$C23] * [.$C23])" office:value-type="float" office:value="0.17705088" calcext:value-type="float">
            <text:p>0.17705088</text:p>
          </table:table-cell>
          <table:table-cell table:formula="of:=[.AW31]*([.$C23] * [.$C23])" office:value-type="float" office:value="0.18458496" calcext:value-type="float">
            <text:p>0.18458496</text:p>
          </table:table-cell>
          <table:table-cell table:formula="of:=[.AX31]*([.$C23] * [.$C23])" office:value-type="float" office:value="0.192276" calcext:value-type="float">
            <text:p>0.192276</text:p>
          </table:table-cell>
          <table:table-cell table:formula="of:=[.AY31]*([.$C23] * [.$C23])" office:value-type="float" office:value="0.200124" calcext:value-type="float">
            <text:p>0.200124</text:p>
          </table:table-cell>
          <table:table-cell table:formula="of:=[.AZ31]*([.$C23] * [.$C23])" office:value-type="float" office:value="0.20812896" calcext:value-type="float">
            <text:p>0.20812896</text:p>
          </table:table-cell>
          <table:table-cell table:formula="of:=[.BA31]*([.$C23] * [.$C23])" office:value-type="float" office:value="0.21629088" calcext:value-type="float">
            <text:p>0.21629088</text:p>
          </table:table-cell>
          <table:table-cell table:formula="of:=[.BB31]*([.$C23] * [.$C23])" office:value-type="float" office:value="0.22460976" calcext:value-type="float">
            <text:p>0.22460976</text:p>
          </table:table-cell>
          <table:table-cell table:formula="of:=[.BC31]*([.$C23] * [.$C23])" office:value-type="float" office:value="0.2330856" calcext:value-type="float">
            <text:p>0.2330856</text:p>
          </table:table-cell>
          <table:table-cell table:formula="of:=[.BD31]*([.$C23] * [.$C23])" office:value-type="float" office:value="0.2417184" calcext:value-type="float">
            <text:p>0.2417184</text:p>
          </table:table-cell>
          <table:table-cell table:formula="of:=[.BE31]*([.$C23] * [.$C23])" office:value-type="float" office:value="0.25050816" calcext:value-type="float">
            <text:p>0.25050816</text:p>
          </table:table-cell>
          <table:table-cell table:formula="of:=[.BF31]*([.$C23] * [.$C23])" office:value-type="float" office:value="0.25945488" calcext:value-type="float">
            <text:p>0.25945488</text:p>
          </table:table-cell>
          <table:table-cell table:formula="of:=[.BG31]*([.$C23] * [.$C23])" office:value-type="float" office:value="0.26855856" calcext:value-type="float">
            <text:p>0.26855856</text:p>
          </table:table-cell>
          <table:table-cell table:formula="of:=[.BH31]*([.$C23] * [.$C23])" office:value-type="float" office:value="0.2778192" calcext:value-type="float">
            <text:p>0.2778192</text:p>
          </table:table-cell>
          <table:table-cell table:formula="of:=[.BI31]*([.$C23] * [.$C23])" office:value-type="float" office:value="0.2872368" calcext:value-type="float">
            <text:p>0.2872368</text:p>
          </table:table-cell>
          <table:table-cell table:formula="of:=[.BJ31]*([.$C23] * [.$C23])" office:value-type="float" office:value="0.29681136" calcext:value-type="float">
            <text:p>0.29681136</text:p>
          </table:table-cell>
          <table:table-cell table:formula="of:=[.BK31]*([.$C23] * [.$C23])" office:value-type="float" office:value="0.30654288" calcext:value-type="float">
            <text:p>0.30654288</text:p>
          </table:table-cell>
          <table:table-cell table:formula="of:=[.BL31]*([.$C23] * [.$C23])" office:value-type="float" office:value="0.31643136" calcext:value-type="float">
            <text:p>0.31643136</text:p>
          </table:table-cell>
          <table:table-cell table:formula="of:=[.BM31]*([.$C23] * [.$C23])" office:value-type="float" office:value="0.3264768" calcext:value-type="float">
            <text:p>0.3264768</text:p>
          </table:table-cell>
          <table:table-cell table:formula="of:=[.BN31]*([.$C23] * [.$C23])" office:value-type="float" office:value="0.3366792" calcext:value-type="float">
            <text:p>0.3366792</text:p>
          </table:table-cell>
          <table:table-cell table:formula="of:=[.BO31]*([.$C23] * [.$C23])" office:value-type="float" office:value="0.34703856" calcext:value-type="float">
            <text:p>0.34703856</text:p>
          </table:table-cell>
          <table:table-cell table:formula="of:=[.BP31]*([.$C23] * [.$C23])" office:value-type="float" office:value="0.35755488" calcext:value-type="float">
            <text:p>0.35755488</text:p>
          </table:table-cell>
          <table:table-cell table:formula="of:=[.BQ31]*([.$C23] * [.$C23])" office:value-type="float" office:value="0.36822816" calcext:value-type="float">
            <text:p>0.36822816</text:p>
          </table:table-cell>
          <table:table-cell table:formula="of:=[.BR31]*([.$C23] * [.$C23])" office:value-type="float" office:value="0.3790584" calcext:value-type="float">
            <text:p>0.3790584</text:p>
          </table:table-cell>
          <table:table-cell table:formula="of:=[.BS31]*([.$C23] * [.$C23])" office:value-type="float" office:value="0.3900456" calcext:value-type="float">
            <text:p>0.3900456</text:p>
          </table:table-cell>
          <table:table-cell table:formula="of:=[.BT31]*([.$C23] * [.$C23])" office:value-type="float" office:value="0.40118976" calcext:value-type="float">
            <text:p>0.40118976</text:p>
          </table:table-cell>
          <table:table-cell table:formula="of:=[.BU31]*([.$C23] * [.$C23])" office:value-type="float" office:value="0.41249088" calcext:value-type="float">
            <text:p>0.41249088</text:p>
          </table:table-cell>
          <table:table-cell table:formula="of:=[.BV31]*([.$C23] * [.$C23])" office:value-type="float" office:value="0.42394896" calcext:value-type="float">
            <text:p>0.42394896</text:p>
          </table:table-cell>
          <table:table-cell table:formula="of:=[.BW31]*([.$C23] * [.$C23])" office:value-type="float" office:value="0.435564" calcext:value-type="float">
            <text:p>0.435564</text:p>
          </table:table-cell>
          <table:table-cell table:formula="of:=[.BX31]*([.$C23] * [.$C23])" office:value-type="float" office:value="0.447336" calcext:value-type="float">
            <text:p>0.447336</text:p>
          </table:table-cell>
          <table:table-cell table:formula="of:=[.BY31]*([.$C23] * [.$C23])" office:value-type="float" office:value="0.45926496" calcext:value-type="float">
            <text:p>0.45926496</text:p>
          </table:table-cell>
          <table:table-cell table:formula="of:=[.BZ31]*([.$C23] * [.$C23])" office:value-type="float" office:value="0.47135088" calcext:value-type="float">
            <text:p>0.47135088</text:p>
          </table:table-cell>
          <table:table-cell table:formula="of:=[.CA31]*([.$C23] * [.$C23])" office:value-type="float" office:value="0.48359376" calcext:value-type="float">
            <text:p>0.48359376</text:p>
          </table:table-cell>
          <table:table-cell table:formula="of:=[.CB31]*([.$C23] * [.$C23])" office:value-type="float" office:value="0.4959936" calcext:value-type="float">
            <text:p>0.4959936</text:p>
          </table:table-cell>
          <table:table-cell table:formula="of:=[.CC31]*([.$C23] * [.$C23])" office:value-type="float" office:value="0.5085504" calcext:value-type="float">
            <text:p>0.5085504</text:p>
          </table:table-cell>
          <table:table-cell table:formula="of:=[.CD31]*([.$C23] * [.$C23])" office:value-type="float" office:value="0.52126416" calcext:value-type="float">
            <text:p>0.52126416</text:p>
          </table:table-cell>
          <table:table-cell table:formula="of:=[.CE31]*([.$C23] * [.$C23])" office:value-type="float" office:value="0.53413488" calcext:value-type="float">
            <text:p>0.53413488</text:p>
          </table:table-cell>
          <table:table-cell table:formula="of:=[.CF31]*([.$C23] * [.$C23])" office:value-type="float" office:value="0.54716256" calcext:value-type="float">
            <text:p>0.54716256</text:p>
          </table:table-cell>
          <table:table-cell table:formula="of:=[.CG31]*([.$C23] * [.$C23])" office:value-type="float" office:value="0.5603472" calcext:value-type="float">
            <text:p>0.5603472</text:p>
          </table:table-cell>
          <table:table-cell table:formula="of:=[.CH31]*([.$C23] * [.$C23])" office:value-type="float" office:value="0.5736888" calcext:value-type="float">
            <text:p>0.5736888</text:p>
          </table:table-cell>
          <table:table-cell table:formula="of:=[.CI31]*([.$C23] * [.$C23])" office:value-type="float" office:value="0.587187359999999" calcext:value-type="float">
            <text:p>0.587187359999999</text:p>
          </table:table-cell>
          <table:table-cell table:formula="of:=[.CJ31]*([.$C23] * [.$C23])" office:value-type="float" office:value="0.600842879999999" calcext:value-type="float">
            <text:p>0.600842879999999</text:p>
          </table:table-cell>
          <table:table-cell table:formula="of:=[.CK31]*([.$C23] * [.$C23])" office:value-type="float" office:value="0.61465536" calcext:value-type="float">
            <text:p>0.61465536</text:p>
          </table:table-cell>
          <table:table-cell table:formula="of:=[.CL31]*([.$C23] * [.$C23])" office:value-type="float" office:value="0.628624799999999" calcext:value-type="float">
            <text:p>0.628624799999999</text:p>
          </table:table-cell>
          <table:table-cell table:formula="of:=[.CM31]*([.$C23] * [.$C23])" office:value-type="float" office:value="0.642751199999999" calcext:value-type="float">
            <text:p>0.642751199999999</text:p>
          </table:table-cell>
          <table:table-cell table:formula="of:=[.CN31]*([.$C23] * [.$C23])" office:value-type="float" office:value="0.657034559999999" calcext:value-type="float">
            <text:p>0.657034559999999</text:p>
          </table:table-cell>
          <table:table-cell table:formula="of:=[.CO31]*([.$C23] * [.$C23])" office:value-type="float" office:value="0.671474879999999" calcext:value-type="float">
            <text:p>0.671474879999999</text:p>
          </table:table-cell>
          <table:table-cell table:formula="of:=[.CP31]*([.$C23] * [.$C23])" office:value-type="float" office:value="0.686072159999999" calcext:value-type="float">
            <text:p>0.686072159999999</text:p>
          </table:table-cell>
          <table:table-cell table:formula="of:=[.CQ31]*([.$C23] * [.$C23])" office:value-type="float" office:value="0.700826399999999" calcext:value-type="float">
            <text:p>0.700826399999999</text:p>
          </table:table-cell>
          <table:table-cell table:formula="of:=[.CR31]*([.$C23] * [.$C23])" office:value-type="float" office:value="0.715737599999999" calcext:value-type="float">
            <text:p>0.715737599999999</text:p>
          </table:table-cell>
          <table:table-cell table:formula="of:=[.CS31]*([.$C23] * [.$C23])" office:value-type="float" office:value="0.730805759999999" calcext:value-type="float">
            <text:p>0.730805759999999</text:p>
          </table:table-cell>
          <table:table-cell table:formula="of:=[.CT31]*([.$C23] * [.$C23])" office:value-type="float" office:value="0.746030879999999" calcext:value-type="float">
            <text:p>0.746030879999999</text:p>
          </table:table-cell>
          <table:table-cell table:formula="of:=[.CU31]*([.$C23] * [.$C23])" office:value-type="float" office:value="0.761412959999999" calcext:value-type="float">
            <text:p>0.761412959999999</text:p>
          </table:table-cell>
          <table:table-cell table:formula="of:=[.CV31]*([.$C23] * [.$C23])" office:value-type="float" office:value="0.776951999999999" calcext:value-type="float">
            <text:p>0.776951999999999</text:p>
          </table:table-cell>
          <table:table-cell table:formula="of:=[.CW31]*([.$C23] * [.$C23])" office:value-type="float" office:value="0.792647999999999" calcext:value-type="float">
            <text:p>0.792647999999999</text:p>
          </table:table-cell>
          <table:table-cell table:formula="of:=[.CX31]*([.$C23] * [.$C23])" office:value-type="float" office:value="0.808500959999999" calcext:value-type="float">
            <text:p>0.808500959999999</text:p>
          </table:table-cell>
          <table:table-cell table:formula="of:=[.CY31]*([.$C23] * [.$C23])" office:value-type="float" office:value="0.824510879999999" calcext:value-type="float">
            <text:p>0.824510879999999</text:p>
          </table:table-cell>
          <table:table-cell table:formula="of:=[.CZ31]*([.$C23] * [.$C23])" office:value-type="float" office:value="0.840677759999999" calcext:value-type="float">
            <text:p>0.840677759999999</text:p>
          </table:table-cell>
          <table:table-cell table:formula="of:=[.DA31]*([.$C23] * [.$C23])" office:value-type="float" office:value="0.857001599999999" calcext:value-type="float">
            <text:p>0.857001599999999</text:p>
          </table:table-cell>
          <table:table-cell table:formula="of:=[.DB31]*([.$C23] * [.$C23])" office:value-type="float" office:value="0.873482399999999" calcext:value-type="float">
            <text:p>0.873482399999999</text:p>
          </table:table-cell>
          <table:table-cell table:formula="of:=[.DC31]*([.$C23] * [.$C23])" office:value-type="float" office:value="0.890120159999999" calcext:value-type="float">
            <text:p>0.890120159999999</text:p>
          </table:table-cell>
          <table:table-cell table:formula="of:=[.DD31]*([.$C23] * [.$C23])" office:value-type="float" office:value="0.906914879999999" calcext:value-type="float">
            <text:p>0.906914879999999</text:p>
          </table:table-cell>
          <table:table-cell table:formula="of:=[.DE31]*([.$C23] * [.$C23])" office:value-type="float" office:value="0.923866559999999" calcext:value-type="float">
            <text:p>0.923866559999999</text:p>
          </table:table-cell>
          <table:table-cell table:formula="of:=[.DF31]*([.$C23] * [.$C23])" office:value-type="float" office:value="0.940975199999999" calcext:value-type="float">
            <text:p>0.940975199999999</text:p>
          </table:table-cell>
          <table:table-cell table:formula="of:=[.DG31]*([.$C23] * [.$C23])" office:value-type="float" office:value="0.958240799999999" calcext:value-type="float">
            <text:p>0.958240799999999</text:p>
          </table:table-cell>
          <table:table-cell table:formula="of:=[.DH31]*([.$C23] * [.$C23])" office:value-type="float" office:value="0.975663359999999" calcext:value-type="float">
            <text:p>0.975663359999999</text:p>
          </table:table-cell>
          <table:table-cell table:formula="of:=[.DI31]*([.$C23] * [.$C23])" office:value-type="float" office:value="0.993242879999998" calcext:value-type="float">
            <text:p>0.993242879999998</text:p>
          </table:table-cell>
          <table:table-cell table:formula="of:=[.DJ31]*([.$C23] * [.$C23])" office:value-type="float" office:value="1.01097936" calcext:value-type="float">
            <text:p>1.01097936</text:p>
          </table:table-cell>
          <table:table-cell table:formula="of:=[.DK31]*([.$C23] * [.$C23])" office:value-type="float" office:value="1.0288728" calcext:value-type="float">
            <text:p>1.0288728</text:p>
          </table:table-cell>
          <table:table-cell table:formula="of:=[.DL31]*([.$C23] * [.$C23])" office:value-type="float" office:value="1.0469232" calcext:value-type="float">
            <text:p>1.0469232</text:p>
          </table:table-cell>
          <table:table-cell table:formula="of:=[.DM31]*([.$C23] * [.$C23])" office:value-type="float" office:value="1.06513056" calcext:value-type="float">
            <text:p>1.06513056</text:p>
          </table:table-cell>
          <table:table-cell table:formula="of:=[.DN31]*([.$C23] * [.$C23])" office:value-type="float" office:value="1.08349488" calcext:value-type="float">
            <text:p>1.08349488</text:p>
          </table:table-cell>
          <table:table-cell table:formula="of:=[.DO31]*([.$C23] * [.$C23])" office:value-type="float" office:value="1.10201616" calcext:value-type="float">
            <text:p>1.10201616</text:p>
          </table:table-cell>
          <table:table-cell table:formula="of:=[.DP31]*([.$C23] * [.$C23])" office:value-type="float" office:value="1.1206944" calcext:value-type="float">
            <text:p>1.1206944</text:p>
          </table:table-cell>
          <table:table-cell table:formula="of:=[.DQ31]*([.$C23] * [.$C23])" office:value-type="float" office:value="1.1395296" calcext:value-type="float">
            <text:p>1.1395296</text:p>
          </table:table-cell>
          <table:table-cell table:formula="of:=[.DR31]*([.$C23] * [.$C23])" office:value-type="float" office:value="1.15852176" calcext:value-type="float">
            <text:p>1.15852176</text:p>
          </table:table-cell>
          <table:table-cell table:formula="of:=[.DS31]*([.$C23] * [.$C23])" office:value-type="float" office:value="1.17767088" calcext:value-type="float">
            <text:p>1.17767088</text:p>
          </table:table-cell>
          <table:table-cell table:formula="of:=[.DT31]*([.$C23] * [.$C23])" office:value-type="float" office:value="1.19697696" calcext:value-type="float">
            <text:p>1.19697696</text:p>
          </table:table-cell>
          <table:table-cell table:formula="of:=[.DU31]*([.$C23] * [.$C23])" office:value-type="float" office:value="1.21644" calcext:value-type="float">
            <text:p>1.21644</text:p>
          </table:table-cell>
          <table:table-cell table:formula="of:=[.DV31]*([.$C23] * [.$C23])" office:value-type="float" office:value="1.23606" calcext:value-type="float">
            <text:p>1.23606</text:p>
          </table:table-cell>
          <table:table-cell table:formula="of:=[.DW31]*([.$C23] * [.$C23])" office:value-type="float" office:value="1.25583696" calcext:value-type="float">
            <text:p>1.25583696</text:p>
          </table:table-cell>
          <table:table-cell table:formula="of:=[.DX31]*([.$C23] * [.$C23])" office:value-type="float" office:value="1.27577088" calcext:value-type="float">
            <text:p>1.27577088</text:p>
          </table:table-cell>
          <table:table-cell table:formula="of:=[.DY31]*([.$C23] * [.$C23])" office:value-type="float" office:value="1.29586176" calcext:value-type="float">
            <text:p>1.29586176</text:p>
          </table:table-cell>
          <table:table-cell table:formula="of:=[.DZ31]*([.$C23] * [.$C23])" office:value-type="float" office:value="1.3161096" calcext:value-type="float">
            <text:p>1.3161096</text:p>
          </table:table-cell>
          <table:table-cell table:formula="of:=[.EA31]*([.$C23] * [.$C23])" office:value-type="float" office:value="1.3365144" calcext:value-type="float">
            <text:p>1.3365144</text:p>
          </table:table-cell>
          <table:table-cell table:formula="of:=[.EB31]*([.$C23] * [.$C23])" office:value-type="float" office:value="1.35707616" calcext:value-type="float">
            <text:p>1.35707616</text:p>
          </table:table-cell>
          <table:table-cell table:formula="of:=[.EC31]*([.$C23] * [.$C23])" office:value-type="float" office:value="1.37779488" calcext:value-type="float">
            <text:p>1.37779488</text:p>
          </table:table-cell>
          <table:table-cell table:formula="of:=[.ED31]*([.$C23] * [.$C23])" office:value-type="float" office:value="1.39867056" calcext:value-type="float">
            <text:p>1.39867056</text:p>
          </table:table-cell>
          <table:table-cell table:formula="of:=[.EE31]*([.$C23] * [.$C23])" office:value-type="float" office:value="1.4197032" calcext:value-type="float">
            <text:p>1.4197032</text:p>
          </table:table-cell>
          <table:table-cell table:formula="of:=[.EF31]*([.$C23] * [.$C23])" office:value-type="float" office:value="1.4408928" calcext:value-type="float">
            <text:p>1.4408928</text:p>
          </table:table-cell>
          <table:table-cell table:formula="of:=[.EG31]*([.$C23] * [.$C23])" office:value-type="float" office:value="1.46223936" calcext:value-type="float">
            <text:p>1.46223936</text:p>
          </table:table-cell>
          <table:table-cell table:formula="of:=[.EH31]*([.$C23] * [.$C23])" office:value-type="float" office:value="1.48374288" calcext:value-type="float">
            <text:p>1.48374288</text:p>
          </table:table-cell>
          <table:table-cell table:formula="of:=[.EI31]*([.$C23] * [.$C23])" office:value-type="float" office:value="1.50540336" calcext:value-type="float">
            <text:p>1.50540336</text:p>
          </table:table-cell>
          <table:table-cell table:formula="of:=[.EJ31]*([.$C23] * [.$C23])" office:value-type="float" office:value="1.5272208" calcext:value-type="float">
            <text:p>1.5272208</text:p>
          </table:table-cell>
          <table:table-cell table:formula="of:=[.EK31]*([.$C23] * [.$C23])" office:value-type="float" office:value="1.5491952" calcext:value-type="float">
            <text:p>1.5491952</text:p>
          </table:table-cell>
          <table:table-cell table:formula="of:=[.EL31]*([.$C23] * [.$C23])" office:value-type="float" office:value="1.57132656" calcext:value-type="float">
            <text:p>1.57132656</text:p>
          </table:table-cell>
          <table:table-cell table:formula="of:=[.EM31]*([.$C23] * [.$C23])" office:value-type="float" office:value="1.59361488" calcext:value-type="float">
            <text:p>1.59361488</text:p>
          </table:table-cell>
          <table:table-cell table:formula="of:=[.EN31]*([.$C23] * [.$C23])" office:value-type="float" office:value="1.61606016" calcext:value-type="float">
            <text:p>1.61606016</text:p>
          </table:table-cell>
          <table:table-cell table:formula="of:=[.EO31]*([.$C23] * [.$C23])" office:value-type="float" office:value="1.6386624" calcext:value-type="float">
            <text:p>1.6386624</text:p>
          </table:table-cell>
          <table:table-cell table:formula="of:=[.EP31]*([.$C23] * [.$C23])" office:value-type="float" office:value="1.6614216" calcext:value-type="float">
            <text:p>1.6614216</text:p>
          </table:table-cell>
          <table:table-cell table:formula="of:=[.EQ31]*([.$C23] * [.$C23])" office:value-type="float" office:value="1.68433776" calcext:value-type="float">
            <text:p>1.68433776</text:p>
          </table:table-cell>
          <table:table-cell table:formula="of:=[.ER31]*([.$C23] * [.$C23])" office:value-type="float" office:value="1.70741088" calcext:value-type="float">
            <text:p>1.70741088</text:p>
          </table:table-cell>
          <table:table-cell table:formula="of:=[.ES31]*([.$C23] * [.$C23])" office:value-type="float" office:value="1.73064096" calcext:value-type="float">
            <text:p>1.73064096</text:p>
          </table:table-cell>
          <table:table-cell table:formula="of:=[.ET31]*([.$C23] * [.$C23])" office:value-type="float" office:value="1.754028" calcext:value-type="float">
            <text:p>1.754028</text:p>
          </table:table-cell>
          <table:table-cell table:formula="of:=[.EU31]*([.$C23] * [.$C23])" office:value-type="float" office:value="1.777572" calcext:value-type="float">
            <text:p>1.777572</text:p>
          </table:table-cell>
          <table:table-cell table:formula="of:=[.EV31]*([.$C23] * [.$C23])" office:value-type="float" office:value="1.80127296" calcext:value-type="float">
            <text:p>1.80127296</text:p>
          </table:table-cell>
          <table:table-cell table:formula="of:=[.EW31]*([.$C23] * [.$C23])" office:value-type="float" office:value="1.82513088" calcext:value-type="float">
            <text:p>1.82513088</text:p>
          </table:table-cell>
          <table:table-cell table:formula="of:=[.EX31]*([.$C23] * [.$C23])" office:value-type="float" office:value="1.84914576" calcext:value-type="float">
            <text:p>1.84914576</text:p>
          </table:table-cell>
          <table:table-cell table:formula="of:=[.EY31]*([.$C23] * [.$C23])" office:value-type="float" office:value="1.8733176" calcext:value-type="float">
            <text:p>1.8733176</text:p>
          </table:table-cell>
          <table:table-cell table:formula="of:=[.EZ31]*([.$C23] * [.$C23])" office:value-type="float" office:value="1.8976464" calcext:value-type="float">
            <text:p>1.8976464</text:p>
          </table:table-cell>
          <table:table-cell table:formula="of:=[.FA31]*([.$C23] * [.$C23])" office:value-type="float" office:value="1.92213216" calcext:value-type="float">
            <text:p>1.92213216</text:p>
          </table:table-cell>
          <table:table-cell table:formula="of:=[.FB31]*([.$C23] * [.$C23])" office:value-type="float" office:value="1.94677488" calcext:value-type="float">
            <text:p>1.94677488</text:p>
          </table:table-cell>
          <table:table-cell table:formula="of:=[.FC31]*([.$C23] * [.$C23])" office:value-type="float" office:value="1.97157456" calcext:value-type="float">
            <text:p>1.97157456</text:p>
          </table:table-cell>
          <table:table-cell table:formula="of:=[.FD31]*([.$C23] * [.$C23])" office:value-type="float" office:value="1.9965312" calcext:value-type="float">
            <text:p>1.9965312</text:p>
          </table:table-cell>
          <table:table-cell table:formula="of:=[.FE31]*([.$C23] * [.$C23])" office:value-type="float" office:value="2.02164479999999" calcext:value-type="float">
            <text:p>2.02164479999999</text:p>
          </table:table-cell>
          <table:table-cell table:formula="of:=[.FF31]*([.$C23] * [.$C23])" office:value-type="float" office:value="2.04691535999999" calcext:value-type="float">
            <text:p>2.04691535999999</text:p>
          </table:table-cell>
          <table:table-cell table:formula="of:=[.FG31]*([.$C23] * [.$C23])" office:value-type="float" office:value="2.07234287999999" calcext:value-type="float">
            <text:p>2.07234287999999</text:p>
          </table:table-cell>
          <table:table-cell table:formula="of:=[.FH31]*([.$C23] * [.$C23])" office:value-type="float" office:value="2.09792735999999" calcext:value-type="float">
            <text:p>2.09792735999999</text:p>
          </table:table-cell>
          <table:table-cell table:formula="of:=[.FI31]*([.$C23] * [.$C23])" office:value-type="float" office:value="2.12366879999999" calcext:value-type="float">
            <text:p>2.12366879999999</text:p>
          </table:table-cell>
          <table:table-cell table:formula="of:=[.FJ31]*([.$C23] * [.$C23])" office:value-type="float" office:value="2.14956719999999" calcext:value-type="float">
            <text:p>2.14956719999999</text:p>
          </table:table-cell>
          <table:table-cell table:formula="of:=[.FK31]*([.$C23] * [.$C23])" office:value-type="float" office:value="2.17562255999999" calcext:value-type="float">
            <text:p>2.17562255999999</text:p>
          </table:table-cell>
          <table:table-cell table:formula="of:=[.FL31]*([.$C23] * [.$C23])" office:value-type="float" office:value="2.20183487999999" calcext:value-type="float">
            <text:p>2.20183487999999</text:p>
          </table:table-cell>
          <table:table-cell table:formula="of:=[.FM31]*([.$C23] * [.$C23])" office:value-type="float" office:value="2.22820415999999" calcext:value-type="float">
            <text:p>2.22820415999999</text:p>
          </table:table-cell>
          <table:table-cell table:formula="of:=[.FN31]*([.$C23] * [.$C23])" office:value-type="float" office:value="2.25473039999999" calcext:value-type="float">
            <text:p>2.25473039999999</text:p>
          </table:table-cell>
          <table:table-cell table:formula="of:=[.FO31]*([.$C23] * [.$C23])" office:value-type="float" office:value="2.28141359999999" calcext:value-type="float">
            <text:p>2.28141359999999</text:p>
          </table:table-cell>
          <table:table-cell table:formula="of:=[.FP31]*([.$C23] * [.$C23])" office:value-type="float" office:value="2.30825375999999" calcext:value-type="float">
            <text:p>2.30825375999999</text:p>
          </table:table-cell>
          <table:table-cell table:formula="of:=[.FQ31]*([.$C23] * [.$C23])" office:value-type="float" office:value="2.33525087999999" calcext:value-type="float">
            <text:p>2.33525087999999</text:p>
          </table:table-cell>
          <table:table-cell table:formula="of:=[.FR31]*([.$C23] * [.$C23])" office:value-type="float" office:value="2.36240495999999" calcext:value-type="float">
            <text:p>2.36240495999999</text:p>
          </table:table-cell>
          <table:table-cell table:formula="of:=[.FS31]*([.$C23] * [.$C23])" office:value-type="float" office:value="2.38971599999999" calcext:value-type="float">
            <text:p>2.38971599999999</text:p>
          </table:table-cell>
          <table:table-cell table:formula="of:=[.FT31]*([.$C23] * [.$C23])" office:value-type="float" office:value="2.41718399999999" calcext:value-type="float">
            <text:p>2.41718399999999</text:p>
          </table:table-cell>
          <table:table-cell table:formula="of:=[.FU31]*([.$C23] * [.$C23])" office:value-type="float" office:value="2.44480895999999" calcext:value-type="float">
            <text:p>2.44480895999999</text:p>
          </table:table-cell>
          <table:table-cell table:formula="of:=[.FV31]*([.$C23] * [.$C23])" office:value-type="float" office:value="2.47259087999999" calcext:value-type="float">
            <text:p>2.47259087999999</text:p>
          </table:table-cell>
          <table:table-cell table:formula="of:=[.FW31]*([.$C23] * [.$C23])" office:value-type="float" office:value="2.50052975999999" calcext:value-type="float">
            <text:p>2.50052975999999</text:p>
          </table:table-cell>
          <table:table-cell table:formula="of:=[.FX31]*([.$C23] * [.$C23])" office:value-type="float" office:value="2.52862559999999" calcext:value-type="float">
            <text:p>2.52862559999999</text:p>
          </table:table-cell>
          <table:table-cell table:formula="of:=[.FY31]*([.$C23] * [.$C23])" office:value-type="float" office:value="2.55687839999999" calcext:value-type="float">
            <text:p>2.55687839999999</text:p>
          </table:table-cell>
          <table:table-cell table:formula="of:=[.FZ31]*([.$C23] * [.$C23])" office:value-type="float" office:value="2.58528815999999" calcext:value-type="float">
            <text:p>2.58528815999999</text:p>
          </table:table-cell>
          <table:table-cell table:formula="of:=[.GA31]*([.$C23] * [.$C23])" office:value-type="float" office:value="2.61385487999999" calcext:value-type="float">
            <text:p>2.61385487999999</text:p>
          </table:table-cell>
          <table:table-cell table:formula="of:=[.GB31]*([.$C23] * [.$C23])" office:value-type="float" office:value="2.64257855999999" calcext:value-type="float">
            <text:p>2.64257855999999</text:p>
          </table:table-cell>
          <table:table-cell table:formula="of:=[.GC31]*([.$C23] * [.$C23])" office:value-type="float" office:value="2.67145919999999" calcext:value-type="float">
            <text:p>2.67145919999999</text:p>
          </table:table-cell>
          <table:table-cell table:formula="of:=[.GD31]*([.$C23] * [.$C23])" office:value-type="float" office:value="2.70049679999999" calcext:value-type="float">
            <text:p>2.70049679999999</text:p>
          </table:table-cell>
          <table:table-cell table:formula="of:=[.GE31]*([.$C23] * [.$C23])" office:value-type="float" office:value="2.72969135999999" calcext:value-type="float">
            <text:p>2.72969135999999</text:p>
          </table:table-cell>
          <table:table-cell table:formula="of:=[.GF31]*([.$C23] * [.$C23])" office:value-type="float" office:value="2.75904287999999" calcext:value-type="float">
            <text:p>2.75904287999999</text:p>
          </table:table-cell>
          <table:table-cell table:formula="of:=[.GG31]*([.$C23] * [.$C23])" office:value-type="float" office:value="2.78855135999999" calcext:value-type="float">
            <text:p>2.78855135999999</text:p>
          </table:table-cell>
          <table:table-cell table:formula="of:=[.GH31]*([.$C23] * [.$C23])" office:value-type="float" office:value="2.81821679999999" calcext:value-type="float">
            <text:p>2.81821679999999</text:p>
          </table:table-cell>
          <table:table-cell table:formula="of:=[.GI31]*([.$C23] * [.$C23])" office:value-type="float" office:value="2.84803919999999" calcext:value-type="float">
            <text:p>2.84803919999999</text:p>
          </table:table-cell>
          <table:table-cell table:formula="of:=[.GJ31]*([.$C23] * [.$C23])" office:value-type="float" office:value="2.87801855999999" calcext:value-type="float">
            <text:p>2.87801855999999</text:p>
          </table:table-cell>
          <table:table-cell table:formula="of:=[.GK31]*([.$C23] * [.$C23])" office:value-type="float" office:value="2.90815487999999" calcext:value-type="float">
            <text:p>2.90815487999999</text:p>
          </table:table-cell>
          <table:table-cell table:formula="of:=[.GL31]*([.$C23] * [.$C23])" office:value-type="float" office:value="2.93844815999999" calcext:value-type="float">
            <text:p>2.93844815999999</text:p>
          </table:table-cell>
          <table:table-cell table:formula="of:=[.GM31]*([.$C23] * [.$C23])" office:value-type="float" office:value="2.96889839999999" calcext:value-type="float">
            <text:p>2.96889839999999</text:p>
          </table:table-cell>
          <table:table-cell table:formula="of:=[.GN31]*([.$C23] * [.$C23])" office:value-type="float" office:value="2.99950559999999" calcext:value-type="float">
            <text:p>2.99950559999999</text:p>
          </table:table-cell>
          <table:table-cell table:formula="of:=[.GO31]*([.$C23] * [.$C23])" office:value-type="float" office:value="3.03026975999999" calcext:value-type="float">
            <text:p>3.03026975999999</text:p>
          </table:table-cell>
          <table:table-cell table:formula="of:=[.GP31]*([.$C23] * [.$C23])" office:value-type="float" office:value="3.06119087999999" calcext:value-type="float">
            <text:p>3.06119087999999</text:p>
          </table:table-cell>
          <table:table-cell table:formula="of:=[.GQ31]*([.$C23] * [.$C23])" office:value-type="float" office:value="3.09226895999999" calcext:value-type="float">
            <text:p>3.09226895999999</text:p>
          </table:table-cell>
          <table:table-cell table:formula="of:=[.GR31]*([.$C23] * [.$C23])" office:value-type="float" office:value="3.12350399999999" calcext:value-type="float">
            <text:p>3.12350399999999</text:p>
          </table:table-cell>
          <table:table-cell table:formula="of:=[.GS31]*([.$C23] * [.$C23])" office:value-type="float" office:value="3.15489599999999" calcext:value-type="float">
            <text:p>3.15489599999999</text:p>
          </table:table-cell>
          <table:table-cell table:formula="of:=[.GT31]*([.$C23] * [.$C23])" office:value-type="float" office:value="3.18644495999999" calcext:value-type="float">
            <text:p>3.18644495999999</text:p>
          </table:table-cell>
          <table:table-cell table:formula="of:=[.GU31]*([.$C23] * [.$C23])" office:value-type="float" office:value="3.21815087999999" calcext:value-type="float">
            <text:p>3.21815087999999</text:p>
          </table:table-cell>
          <table:table-cell table:formula="of:=[.GV31]*([.$C23] * [.$C23])" office:value-type="float" office:value="3.25001375999999" calcext:value-type="float">
            <text:p>3.25001375999999</text:p>
          </table:table-cell>
          <table:table-cell table:formula="of:=[.GW31]*([.$C23] * [.$C23])" office:value-type="float" office:value="3.28203359999999" calcext:value-type="float">
            <text:p>3.28203359999999</text:p>
          </table:table-cell>
          <table:table-cell table:formula="of:=[.GX31]*([.$C23] * [.$C23])" office:value-type="float" office:value="3.31421039999999" calcext:value-type="float">
            <text:p>3.31421039999999</text:p>
          </table:table-cell>
          <table:table-cell table:formula="of:=[.GY31]*([.$C23] * [.$C23])" office:value-type="float" office:value="3.34654415999999" calcext:value-type="float">
            <text:p>3.34654415999999</text:p>
          </table:table-cell>
          <table:table-cell table:formula="of:=[.GZ31]*([.$C23] * [.$C23])" office:value-type="float" office:value="3.37903487999999" calcext:value-type="float">
            <text:p>3.37903487999999</text:p>
          </table:table-cell>
          <table:table-cell table:formula="of:=[.HA31]*([.$C23] * [.$C23])" office:value-type="float" office:value="3.41168255999999" calcext:value-type="float">
            <text:p>3.41168255999999</text:p>
          </table:table-cell>
          <table:table-cell table:formula="of:=[.HB31]*([.$C23] * [.$C23])" office:value-type="float" office:value="3.44448719999999" calcext:value-type="float">
            <text:p>3.44448719999999</text:p>
          </table:table-cell>
          <table:table-cell table:formula="of:=[.HC31]*([.$C23] * [.$C23])" office:value-type="float" office:value="3.47744879999999" calcext:value-type="float">
            <text:p>3.47744879999999</text:p>
          </table:table-cell>
          <table:table-cell table:formula="of:=[.HD31]*([.$C23] * [.$C23])" office:value-type="float" office:value="3.51056735999999" calcext:value-type="float">
            <text:p>3.51056735999999</text:p>
          </table:table-cell>
          <table:table-cell table:formula="of:=[.HE31]*([.$C23] * [.$C23])" office:value-type="float" office:value="3.54384287999999" calcext:value-type="float">
            <text:p>3.54384287999999</text:p>
          </table:table-cell>
          <table:table-cell table:formula="of:=[.HF31]*([.$C23] * [.$C23])" office:value-type="float" office:value="3.57727535999999" calcext:value-type="float">
            <text:p>3.57727535999999</text:p>
          </table:table-cell>
          <table:table-cell table:formula="of:=[.HG31]*([.$C23] * [.$C23])" office:value-type="float" office:value="3.61086479999999" calcext:value-type="float">
            <text:p>3.61086479999999</text:p>
          </table:table-cell>
          <table:table-cell table:formula="of:=[.HH31]*([.$C23] * [.$C23])" office:value-type="float" office:value="3.64461119999999" calcext:value-type="float">
            <text:p>3.64461119999999</text:p>
          </table:table-cell>
          <table:table-cell table:formula="of:=[.HI31]*([.$C23] * [.$C23])" office:value-type="float" office:value="3.67851455999999" calcext:value-type="float">
            <text:p>3.67851455999999</text:p>
          </table:table-cell>
          <table:table-cell table:formula="of:=[.HJ31]*([.$C23] * [.$C23])" office:value-type="float" office:value="3.71257487999999" calcext:value-type="float">
            <text:p>3.71257487999999</text:p>
          </table:table-cell>
          <table:table-cell table:formula="of:=[.HK31]*([.$C23] * [.$C23])" office:value-type="float" office:value="3.74679215999999" calcext:value-type="float">
            <text:p>3.74679215999999</text:p>
          </table:table-cell>
          <table:table-cell table:formula="of:=[.HL31]*([.$C23] * [.$C23])" office:value-type="float" office:value="3.78116639999999" calcext:value-type="float">
            <text:p>3.78116639999999</text:p>
          </table:table-cell>
          <table:table-cell table:formula="of:=[.HM31]*([.$C23] * [.$C23])" office:value-type="float" office:value="3.81569759999999" calcext:value-type="float">
            <text:p>3.81569759999999</text:p>
          </table:table-cell>
          <table:table-cell table:formula="of:=[.HN31]*([.$C23] * [.$C23])" office:value-type="float" office:value="3.85038575999999" calcext:value-type="float">
            <text:p>3.85038575999999</text:p>
          </table:table-cell>
          <table:table-cell table:formula="of:=[.HO31]*([.$C23] * [.$C23])" office:value-type="float" office:value="3.88523087999999" calcext:value-type="float">
            <text:p>3.88523087999999</text:p>
          </table:table-cell>
          <table:table-cell table:formula="of:=[.HP31]*([.$C23] * [.$C23])" office:value-type="float" office:value="3.92023295999999" calcext:value-type="float">
            <text:p>3.92023295999999</text:p>
          </table:table-cell>
          <table:table-cell table:formula="of:=[.HQ31]*([.$C23] * [.$C23])" office:value-type="float" office:value="3.95539199999999" calcext:value-type="float">
            <text:p>3.95539199999999</text:p>
          </table:table-cell>
          <table:table-cell table:formula="of:=[.HR31]*([.$C23] * [.$C23])" office:value-type="float" office:value="3.99070799999999" calcext:value-type="float">
            <text:p>3.99070799999999</text:p>
          </table:table-cell>
          <table:table-cell table:formula="of:=[.HS31]*([.$C23] * [.$C23])" office:value-type="float" office:value="4.02618095999999" calcext:value-type="float">
            <text:p>4.02618095999999</text:p>
          </table:table-cell>
          <table:table-cell table:formula="of:=[.HT31]*([.$C23] * [.$C23])" office:value-type="float" office:value="4.06181087999999" calcext:value-type="float">
            <text:p>4.06181087999999</text:p>
          </table:table-cell>
          <table:table-cell table:formula="of:=[.HU31]*([.$C23] * [.$C23])" office:value-type="float" office:value="4.09759775999999" calcext:value-type="float">
            <text:p>4.09759775999999</text:p>
          </table:table-cell>
          <table:table-cell table:formula="of:=[.HV31]*([.$C23] * [.$C23])" office:value-type="float" office:value="4.13354159999999" calcext:value-type="float">
            <text:p>4.13354159999999</text:p>
          </table:table-cell>
          <table:table-cell table:formula="of:=[.HW31]*([.$C23] * [.$C23])" office:value-type="float" office:value="4.16964239999999" calcext:value-type="float">
            <text:p>4.16964239999999</text:p>
          </table:table-cell>
          <table:table-cell table:formula="of:=[.HX31]*([.$C23] * [.$C23])" office:value-type="float" office:value="4.20590015999999" calcext:value-type="float">
            <text:p>4.20590015999999</text:p>
          </table:table-cell>
          <table:table-cell table:formula="of:=[.HY31]*([.$C23] * [.$C23])" office:value-type="float" office:value="4.24231487999999" calcext:value-type="float">
            <text:p>4.24231487999999</text:p>
          </table:table-cell>
          <table:table-cell table:formula="of:=[.HZ31]*([.$C23] * [.$C23])" office:value-type="float" office:value="4.27888655999999" calcext:value-type="float">
            <text:p>4.27888655999999</text:p>
          </table:table-cell>
          <table:table-cell table:formula="of:=[.IA31]*([.$C23] * [.$C23])" office:value-type="float" office:value="4.31561519999999" calcext:value-type="float">
            <text:p>4.31561519999999</text:p>
          </table:table-cell>
          <table:table-cell table:formula="of:=[.IB31]*([.$C23] * [.$C23])" office:value-type="float" office:value="4.35250079999998" calcext:value-type="float">
            <text:p>4.35250079999998</text:p>
          </table:table-cell>
          <table:table-cell table:formula="of:=[.IC31]*([.$C23] * [.$C23])" office:value-type="float" office:value="4.38954335999998" calcext:value-type="float">
            <text:p>4.38954335999998</text:p>
          </table:table-cell>
          <table:table-cell table:formula="of:=[.ID31]*([.$C23] * [.$C23])" office:value-type="float" office:value="4.42674287999998" calcext:value-type="float">
            <text:p>4.42674287999998</text:p>
          </table:table-cell>
          <table:table-cell table:formula="of:=[.IE31]*([.$C23] * [.$C23])" office:value-type="float" office:value="4.46409935999998" calcext:value-type="float">
            <text:p>4.46409935999998</text:p>
          </table:table-cell>
          <table:table-cell table:formula="of:=[.IF31]*([.$C23] * [.$C23])" office:value-type="float" office:value="4.50161279999998" calcext:value-type="float">
            <text:p>4.50161279999998</text:p>
          </table:table-cell>
          <table:table-cell table:formula="of:=[.IG31]*([.$C23] * [.$C23])" office:value-type="float" office:value="4.53928319999998" calcext:value-type="float">
            <text:p>4.53928319999998</text:p>
          </table:table-cell>
          <table:table-cell table:formula="of:=[.IH31]*([.$C23] * [.$C23])" office:value-type="float" office:value="4.57711055999998" calcext:value-type="float">
            <text:p>4.57711055999998</text:p>
          </table:table-cell>
          <table:table-cell table:formula="of:=[.II31]*([.$C23] * [.$C23])" office:value-type="float" office:value="4.61509487999998" calcext:value-type="float">
            <text:p>4.61509487999998</text:p>
          </table:table-cell>
          <table:table-cell table:formula="of:=[.IJ31]*([.$C23] * [.$C23])" office:value-type="float" office:value="4.65323615999998" calcext:value-type="float">
            <text:p>4.65323615999998</text:p>
          </table:table-cell>
          <table:table-cell table:formula="of:=[.IK31]*([.$C23] * [.$C23])" office:value-type="float" office:value="4.69153439999998" calcext:value-type="float">
            <text:p>4.69153439999998</text:p>
          </table:table-cell>
          <table:table-cell table:formula="of:=[.IL31]*([.$C23] * [.$C23])" office:value-type="float" office:value="4.72998959999998" calcext:value-type="float">
            <text:p>4.72998959999998</text:p>
          </table:table-cell>
          <table:table-cell table:formula="of:=[.IM31]*([.$C23] * [.$C23])" office:value-type="float" office:value="4.76860175999998" calcext:value-type="float">
            <text:p>4.76860175999998</text:p>
          </table:table-cell>
          <table:table-cell table:formula="of:=[.IN31]*([.$C23] * [.$C23])" office:value-type="float" office:value="4.80737087999998" calcext:value-type="float">
            <text:p>4.80737087999998</text:p>
          </table:table-cell>
          <table:table-cell table:formula="of:=[.IO31]*([.$C23] * [.$C23])" office:value-type="float" office:value="4.84629695999998" calcext:value-type="float">
            <text:p>4.84629695999998</text:p>
          </table:table-cell>
          <table:table-cell table:formula="of:=[.IP31]*([.$C23] * [.$C23])" office:value-type="float" office:value="4.88537999999998" calcext:value-type="float">
            <text:p>4.88537999999998</text:p>
          </table:table-cell>
          <table:table-cell table:formula="of:=[.IQ31]*([.$C23] * [.$C23])" office:value-type="float" office:value="4.92461999999998" calcext:value-type="float">
            <text:p>4.92461999999998</text:p>
          </table:table-cell>
          <table:table-cell table:formula="of:=[.IR31]*([.$C23] * [.$C23])" office:value-type="float" office:value="4.96401695999998" calcext:value-type="float">
            <text:p>4.96401695999998</text:p>
          </table:table-cell>
          <table:table-cell table:formula="of:=[.IS31]*([.$C23] * [.$C23])" office:value-type="float" office:value="5.00357087999998" calcext:value-type="float">
            <text:p>5.00357087999998</text:p>
          </table:table-cell>
          <table:table-cell table:formula="of:=[.IT31]*([.$C23] * [.$C23])" office:value-type="float" office:value="5.04328175999998" calcext:value-type="float">
            <text:p>5.04328175999998</text:p>
          </table:table-cell>
          <table:table-cell table:formula="of:=[.IU31]*([.$C23] * [.$C23])" office:value-type="float" office:value="5.08314959999998" calcext:value-type="float">
            <text:p>5.08314959999998</text:p>
          </table:table-cell>
          <table:table-cell table:formula="of:=[.IV31]*([.$C23] * [.$C23])" office:value-type="float" office:value="5.12317439999998" calcext:value-type="float">
            <text:p>5.12317439999998</text:p>
          </table:table-cell>
          <table:table-cell table:formula="of:=[.IW31]*([.$C23] * [.$C23])" office:value-type="float" office:value="5.16335615999998" calcext:value-type="float">
            <text:p>5.16335615999998</text:p>
          </table:table-cell>
          <table:table-cell table:formula="of:=[.IX31]*([.$C23] * [.$C23])" office:value-type="float" office:value="5.20369487999998" calcext:value-type="float">
            <text:p>5.20369487999998</text:p>
          </table:table-cell>
          <table:table-cell table:formula="of:=[.IY31]*([.$C23] * [.$C23])" office:value-type="float" office:value="5.24419055999998" calcext:value-type="float">
            <text:p>5.24419055999998</text:p>
          </table:table-cell>
          <table:table-cell table:formula="of:=[.IZ31]*([.$C23] * [.$C23])" office:value-type="float" office:value="5.28484319999998" calcext:value-type="float">
            <text:p>5.28484319999998</text:p>
          </table:table-cell>
          <table:table-cell table:formula="of:=[.JA31]*([.$C23] * [.$C23])" office:value-type="float" office:value="5.32565279999998" calcext:value-type="float">
            <text:p>5.32565279999998</text:p>
          </table:table-cell>
          <table:table-cell table:formula="of:=[.JB31]*([.$C23] * [.$C23])" office:value-type="float" office:value="5.36661935999998" calcext:value-type="float">
            <text:p>5.36661935999998</text:p>
          </table:table-cell>
          <table:table-cell table:formula="of:=[.JC31]*([.$C23] * [.$C23])" office:value-type="float" office:value="5.40774287999998" calcext:value-type="float">
            <text:p>5.40774287999998</text:p>
          </table:table-cell>
          <table:table-cell table:formula="of:=[.JD31]*([.$C23] * [.$C23])" office:value-type="float" office:value="5.44902335999998" calcext:value-type="float">
            <text:p>5.44902335999998</text:p>
          </table:table-cell>
          <table:table-cell table:formula="of:=[.JE31]*([.$C23] * [.$C23])" office:value-type="float" office:value="5.49046079999998" calcext:value-type="float">
            <text:p>5.49046079999998</text:p>
          </table:table-cell>
          <table:table-cell table:formula="of:=[.JF31]*([.$C23] * [.$C23])" office:value-type="float" office:value="5.53205519999998" calcext:value-type="float">
            <text:p>5.53205519999998</text:p>
          </table:table-cell>
          <table:table-cell table:formula="of:=[.JG31]*([.$C23] * [.$C23])" office:value-type="float" office:value="5.57380655999998" calcext:value-type="float">
            <text:p>5.57380655999998</text:p>
          </table:table-cell>
          <table:table-cell table:formula="of:=[.JH31]*([.$C23] * [.$C23])" office:value-type="float" office:value="5.61571487999998" calcext:value-type="float">
            <text:p>5.61571487999998</text:p>
          </table:table-cell>
          <table:table-cell table:formula="of:=[.JI31]*([.$C23] * [.$C23])" office:value-type="float" office:value="5.65778015999998" calcext:value-type="float">
            <text:p>5.65778015999998</text:p>
          </table:table-cell>
          <table:table-cell table:formula="of:=[.JJ31]*([.$C23] * [.$C23])" office:value-type="float" office:value="5.70000239999998" calcext:value-type="float">
            <text:p>5.70000239999998</text:p>
          </table:table-cell>
          <table:table-cell table:formula="of:=[.JK31]*([.$C23] * [.$C23])" office:value-type="float" office:value="5.74238159999998" calcext:value-type="float">
            <text:p>5.74238159999998</text:p>
          </table:table-cell>
          <table:table-cell table:formula="of:=[.JL31]*([.$C23] * [.$C23])" office:value-type="float" office:value="5.78491775999998" calcext:value-type="float">
            <text:p>5.78491775999998</text:p>
          </table:table-cell>
          <table:table-cell table:formula="of:=[.JM31]*([.$C23] * [.$C23])" office:value-type="float" office:value="5.82761087999998" calcext:value-type="float">
            <text:p>5.82761087999998</text:p>
          </table:table-cell>
          <table:table-cell table:formula="of:=[.JN31]*([.$C23] * [.$C23])" office:value-type="float" office:value="5.87046095999998" calcext:value-type="float">
            <text:p>5.87046095999998</text:p>
          </table:table-cell>
          <table:table-cell table:formula="of:=[.JO31]*([.$C23] * [.$C23])" office:value-type="float" office:value="5.91346799999998" calcext:value-type="float">
            <text:p>5.91346799999998</text:p>
          </table:table-cell>
          <table:table-cell table:formula="of:=[.JP31]*([.$C23] * [.$C23])" office:value-type="float" office:value="5.95663199999998" calcext:value-type="float">
            <text:p>5.95663199999998</text:p>
          </table:table-cell>
          <table:table-cell table:formula="of:=[.JQ31]*([.$C23] * [.$C23])" office:value-type="float" office:value="5.99995295999998" calcext:value-type="float">
            <text:p>5.99995295999998</text:p>
          </table:table-cell>
          <table:table-cell table:formula="of:=[.JR31]*([.$C23] * [.$C23])" office:value-type="float" office:value="6.04343087999998" calcext:value-type="float">
            <text:p>6.04343087999998</text:p>
          </table:table-cell>
          <table:table-cell table:formula="of:=[.JS31]*([.$C23] * [.$C23])" office:value-type="float" office:value="6.08706575999998" calcext:value-type="float">
            <text:p>6.08706575999998</text:p>
          </table:table-cell>
          <table:table-cell table:formula="of:=[.JT31]*([.$C23] * [.$C23])" office:value-type="float" office:value="6.13085759999998" calcext:value-type="float">
            <text:p>6.13085759999998</text:p>
          </table:table-cell>
          <table:table-cell table:formula="of:=[.JU31]*([.$C23] * [.$C23])" office:value-type="float" office:value="6.17480639999998" calcext:value-type="float">
            <text:p>6.17480639999998</text:p>
          </table:table-cell>
          <table:table-cell table:formula="of:=[.JV31]*([.$C23] * [.$C23])" office:value-type="float" office:value="6.21891215999998" calcext:value-type="float">
            <text:p>6.21891215999998</text:p>
          </table:table-cell>
          <table:table-cell table:formula="of:=[.JW31]*([.$C23] * [.$C23])" office:value-type="float" office:value="6.26317487999998" calcext:value-type="float">
            <text:p>6.26317487999998</text:p>
          </table:table-cell>
          <table:table-cell table:formula="of:=[.JX31]*([.$C23] * [.$C23])" office:value-type="float" office:value="6.30759455999998" calcext:value-type="float">
            <text:p>6.30759455999998</text:p>
          </table:table-cell>
          <table:table-cell table:formula="of:=[.JY31]*([.$C23] * [.$C23])" office:value-type="float" office:value="6.35217119999998" calcext:value-type="float">
            <text:p>6.35217119999998</text:p>
          </table:table-cell>
          <table:table-cell table:formula="of:=[.JZ31]*([.$C23] * [.$C23])" office:value-type="float" office:value="6.39690479999998" calcext:value-type="float">
            <text:p>6.39690479999998</text:p>
          </table:table-cell>
          <table:table-cell table:formula="of:=[.KA31]*([.$C23] * [.$C23])" office:value-type="float" office:value="6.44179535999998" calcext:value-type="float">
            <text:p>6.44179535999998</text:p>
          </table:table-cell>
          <table:table-cell table:formula="of:=[.KB31]*([.$C23] * [.$C23])" office:value-type="float" office:value="6.48684287999998" calcext:value-type="float">
            <text:p>6.48684287999998</text:p>
          </table:table-cell>
          <table:table-cell table:formula="of:=[.KC31]*([.$C23] * [.$C23])" office:value-type="float" office:value="6.53204735999998" calcext:value-type="float">
            <text:p>6.53204735999998</text:p>
          </table:table-cell>
          <table:table-cell table:formula="of:=[.KD31]*([.$C23] * [.$C23])" office:value-type="float" office:value="6.57740879999997" calcext:value-type="float">
            <text:p>6.57740879999997</text:p>
          </table:table-cell>
          <table:table-cell table:formula="of:=[.KE31]*([.$C23] * [.$C23])" office:value-type="float" office:value="6.62292719999997" calcext:value-type="float">
            <text:p>6.62292719999997</text:p>
          </table:table-cell>
          <table:table-cell table:formula="of:=[.KF31]*([.$C23] * [.$C23])" office:value-type="float" office:value="6.66860255999997" calcext:value-type="float">
            <text:p>6.66860255999997</text:p>
          </table:table-cell>
          <table:table-cell table:formula="of:=[.KG31]*([.$C23] * [.$C23])" office:value-type="float" office:value="6.71443487999997" calcext:value-type="float">
            <text:p>6.71443487999997</text:p>
          </table:table-cell>
          <table:table-cell table:formula="of:=[.KH31]*([.$C23] * [.$C23])" office:value-type="float" office:value="6.76042415999997" calcext:value-type="float">
            <text:p>6.76042415999997</text:p>
          </table:table-cell>
          <table:table-cell table:formula="of:=[.KI31]*([.$C23] * [.$C23])" office:value-type="float" office:value="6.80657039999997" calcext:value-type="float">
            <text:p>6.80657039999997</text:p>
          </table:table-cell>
          <table:table-cell table:formula="of:=[.KJ31]*([.$C23] * [.$C23])" office:value-type="float" office:value="6.85287359999997" calcext:value-type="float">
            <text:p>6.85287359999997</text:p>
          </table:table-cell>
          <table:table-cell table:formula="of:=[.KK31]*([.$C23] * [.$C23])" office:value-type="float" office:value="6.89933375999997" calcext:value-type="float">
            <text:p>6.89933375999997</text:p>
          </table:table-cell>
          <table:table-cell table:formula="of:=[.KL31]*([.$C23] * [.$C23])" office:value-type="float" office:value="6.94595087999997" calcext:value-type="float">
            <text:p>6.94595087999997</text:p>
          </table:table-cell>
          <table:table-cell table:formula="of:=[.KM31]*([.$C23] * [.$C23])" office:value-type="float" office:value="6.99272495999997" calcext:value-type="float">
            <text:p>6.99272495999997</text:p>
          </table:table-cell>
          <table:table-cell table:formula="of:=[.KN31]*([.$C23] * [.$C23])" office:value-type="float" office:value="7.03965599999997" calcext:value-type="float">
            <text:p>7.03965599999997</text:p>
          </table:table-cell>
          <table:table-cell table:formula="of:=[.KO31]*([.$C23] * [.$C23])" office:value-type="float" office:value="7.08674399999997" calcext:value-type="float">
            <text:p>7.08674399999997</text:p>
          </table:table-cell>
          <table:table-cell table:formula="of:=[.KP31]*([.$C23] * [.$C23])" office:value-type="float" office:value="7.13398895999997" calcext:value-type="float">
            <text:p>7.13398895999997</text:p>
          </table:table-cell>
          <table:table-cell table:formula="of:=[.KQ31]*([.$C23] * [.$C23])" office:value-type="float" office:value="7.18139087999997" calcext:value-type="float">
            <text:p>7.18139087999997</text:p>
          </table:table-cell>
          <table:table-cell table:formula="of:=[.KR31]*([.$C23] * [.$C23])" office:value-type="float" office:value="7.22894975999997" calcext:value-type="float">
            <text:p>7.22894975999997</text:p>
          </table:table-cell>
          <table:table-cell table:formula="of:=[.KS31]*([.$C23] * [.$C23])" office:value-type="float" office:value="7.27666559999997" calcext:value-type="float">
            <text:p>7.27666559999997</text:p>
          </table:table-cell>
          <table:table-cell table:formula="of:=[.KT31]*([.$C23] * [.$C23])" office:value-type="float" office:value="7.32453839999997" calcext:value-type="float">
            <text:p>7.32453839999997</text:p>
          </table:table-cell>
          <table:table-cell table:formula="of:=[.KU31]*([.$C23] * [.$C23])" office:value-type="float" office:value="7.37256815999997" calcext:value-type="float">
            <text:p>7.37256815999997</text:p>
          </table:table-cell>
          <table:table-cell table:formula="of:=[.KV31]*([.$C23] * [.$C23])" office:value-type="float" office:value="7.42075487999997" calcext:value-type="float">
            <text:p>7.42075487999997</text:p>
          </table:table-cell>
          <table:table-cell table:formula="of:=[.KW31]*([.$C23] * [.$C23])" office:value-type="float" office:value="7.46909855999997" calcext:value-type="float">
            <text:p>7.46909855999997</text:p>
          </table:table-cell>
          <table:table-cell table:formula="of:=[.KX31]*([.$C23] * [.$C23])" office:value-type="float" office:value="7.51759919999997" calcext:value-type="float">
            <text:p>7.51759919999997</text:p>
          </table:table-cell>
          <table:table-cell table:formula="of:=[.KY31]*([.$C23] * [.$C23])" office:value-type="float" office:value="7.56625679999997" calcext:value-type="float">
            <text:p>7.56625679999997</text:p>
          </table:table-cell>
          <table:table-cell table:formula="of:=[.KZ31]*([.$C23] * [.$C23])" office:value-type="float" office:value="7.61507135999997" calcext:value-type="float">
            <text:p>7.61507135999997</text:p>
          </table:table-cell>
          <table:table-cell table:formula="of:=[.LA31]*([.$C23] * [.$C23])" office:value-type="float" office:value="7.66404287999997" calcext:value-type="float">
            <text:p>7.66404287999997</text:p>
          </table:table-cell>
          <table:table-cell table:formula="of:=[.LB31]*([.$C23] * [.$C23])" office:value-type="float" office:value="7.71317135999997" calcext:value-type="float">
            <text:p>7.71317135999997</text:p>
          </table:table-cell>
          <table:table-cell table:formula="of:=[.LC31]*([.$C23] * [.$C23])" office:value-type="float" office:value="7.76245679999997" calcext:value-type="float">
            <text:p>7.76245679999997</text:p>
          </table:table-cell>
          <table:table-cell table:formula="of:=[.LD31]*([.$C23] * [.$C23])" office:value-type="float" office:value="7.81189919999997" calcext:value-type="float">
            <text:p>7.81189919999997</text:p>
          </table:table-cell>
          <table:table-cell table:formula="of:=[.LE31]*([.$C23] * [.$C23])" office:value-type="float" office:value="7.86149855999997" calcext:value-type="float">
            <text:p>7.86149855999997</text:p>
          </table:table-cell>
          <table:table-cell table:formula="of:=[.LF31]*([.$C23] * [.$C23])" office:value-type="float" office:value="7.91125487999997" calcext:value-type="float">
            <text:p>7.91125487999997</text:p>
          </table:table-cell>
          <table:table-cell table:formula="of:=[.LG31]*([.$C23] * [.$C23])" office:value-type="float" office:value="7.96116815999997" calcext:value-type="float">
            <text:p>7.96116815999997</text:p>
          </table:table-cell>
          <table:table-cell table:formula="of:=[.LH31]*([.$C23] * [.$C23])" office:value-type="float" office:value="8.01123839999997" calcext:value-type="float">
            <text:p>8.01123839999997</text:p>
          </table:table-cell>
          <table:table-cell table:formula="of:=[.LI31]*([.$C23] * [.$C23])" office:value-type="float" office:value="8.06146559999997" calcext:value-type="float">
            <text:p>8.06146559999997</text:p>
          </table:table-cell>
          <table:table-cell table:formula="of:=[.LJ31]*([.$C23] * [.$C23])" office:value-type="float" office:value="8.11184975999997" calcext:value-type="float">
            <text:p>8.11184975999997</text:p>
          </table:table-cell>
          <table:table-cell table:formula="of:=[.LK31]*([.$C23] * [.$C23])" office:value-type="float" office:value="8.16239087999997" calcext:value-type="float">
            <text:p>8.16239087999997</text:p>
          </table:table-cell>
          <table:table-cell table:formula="of:=[.LL31]*([.$C23] * [.$C23])" office:value-type="float" office:value="8.21308895999997" calcext:value-type="float">
            <text:p>8.21308895999997</text:p>
          </table:table-cell>
          <table:table-cell table:formula="of:=[.LM31]*([.$C23] * [.$C23])" office:value-type="float" office:value="8.26394399999997" calcext:value-type="float">
            <text:p>8.26394399999997</text:p>
          </table:table-cell>
          <table:table-cell table:formula="of:=[.LN31]*([.$C23] * [.$C23])" office:value-type="float" office:value="8.31495599999997" calcext:value-type="float">
            <text:p>8.31495599999997</text:p>
          </table:table-cell>
          <table:table-cell table:formula="of:=[.LO31]*([.$C23] * [.$C23])" office:value-type="float" office:value="8.36612495999997" calcext:value-type="float">
            <text:p>8.36612495999997</text:p>
          </table:table-cell>
          <table:table-cell table:formula="of:=[.LP31]*([.$C23] * [.$C23])" office:value-type="float" office:value="8.41745087999997" calcext:value-type="float">
            <text:p>8.41745087999997</text:p>
          </table:table-cell>
          <table:table-cell table:formula="of:=[.LQ31]*([.$C23] * [.$C23])" office:value-type="float" office:value="8.46893375999997" calcext:value-type="float">
            <text:p>8.46893375999997</text:p>
          </table:table-cell>
          <table:table-cell table:formula="of:=[.LR31]*([.$C23] * [.$C23])" office:value-type="float" office:value="8.52057359999997" calcext:value-type="float">
            <text:p>8.52057359999997</text:p>
          </table:table-cell>
          <table:table-cell table:formula="of:=[.LS31]*([.$C23] * [.$C23])" office:value-type="float" office:value="8.57237039999997" calcext:value-type="float">
            <text:p>8.57237039999997</text:p>
          </table:table-cell>
          <table:table-cell table:formula="of:=[.LT31]*([.$C23] * [.$C23])" office:value-type="float" office:value="8.62432415999997" calcext:value-type="float">
            <text:p>8.62432415999997</text:p>
          </table:table-cell>
          <table:table-cell table:formula="of:=[.LU31]*([.$C23] * [.$C23])" office:value-type="float" office:value="8.67643487999997" calcext:value-type="float">
            <text:p>8.67643487999997</text:p>
          </table:table-cell>
          <table:table-cell table:formula="of:=[.LV31]*([.$C23] * [.$C23])" office:value-type="float" office:value="8.72870255999997" calcext:value-type="float">
            <text:p>8.72870255999997</text:p>
          </table:table-cell>
          <table:table-cell table:formula="of:=[.LW31]*([.$C23] * [.$C23])" office:value-type="float" office:value="8.78112719999997" calcext:value-type="float">
            <text:p>8.78112719999997</text:p>
          </table:table-cell>
          <table:table-cell table:formula="of:=[.LX31]*([.$C23] * [.$C23])" office:value-type="float" office:value="8.83370879999996" calcext:value-type="float">
            <text:p>8.83370879999996</text:p>
          </table:table-cell>
          <table:table-cell table:formula="of:=[.LY31]*([.$C23] * [.$C23])" office:value-type="float" office:value="8.88644735999997" calcext:value-type="float">
            <text:p>8.88644735999997</text:p>
          </table:table-cell>
          <table:table-cell table:formula="of:=[.LZ31]*([.$C23] * [.$C23])" office:value-type="float" office:value="8.93934287999996" calcext:value-type="float">
            <text:p>8.93934287999996</text:p>
          </table:table-cell>
          <table:table-cell table:formula="of:=[.MA31]*([.$C23] * [.$C23])" office:value-type="float" office:value="8.99239535999997" calcext:value-type="float">
            <text:p>8.99239535999997</text:p>
          </table:table-cell>
          <table:table-cell table:formula="of:=[.MB31]*([.$C23] * [.$C23])" office:value-type="float" office:value="9.04560479999997" calcext:value-type="float">
            <text:p>9.04560479999997</text:p>
          </table:table-cell>
          <table:table-cell table:formula="of:=[.MC31]*([.$C23] * [.$C23])" office:value-type="float" office:value="9.09897119999997" calcext:value-type="float">
            <text:p>9.09897119999997</text:p>
          </table:table-cell>
          <table:table-cell table:formula="of:=[.MD31]*([.$C23] * [.$C23])" office:value-type="float" office:value="9.15249455999997" calcext:value-type="float">
            <text:p>9.15249455999997</text:p>
          </table:table-cell>
          <table:table-cell table:formula="of:=[.ME31]*([.$C23] * [.$C23])" office:value-type="float" office:value="9.20617487999997" calcext:value-type="float">
            <text:p>9.20617487999997</text:p>
          </table:table-cell>
          <table:table-cell table:formula="of:=[.MF31]*([.$C23] * [.$C23])" office:value-type="float" office:value="9.26001215999997" calcext:value-type="float">
            <text:p>9.26001215999997</text:p>
          </table:table-cell>
          <table:table-cell table:formula="of:=[.MG31]*([.$C23] * [.$C23])" office:value-type="float" office:value="9.31400639999997" calcext:value-type="float">
            <text:p>9.31400639999997</text:p>
          </table:table-cell>
          <table:table-cell table:formula="of:=[.MH31]*([.$C23] * [.$C23])" office:value-type="float" office:value="9.36815759999996" calcext:value-type="float">
            <text:p>9.36815759999996</text:p>
          </table:table-cell>
          <table:table-cell table:formula="of:=[.MI31]*([.$C23] * [.$C23])" office:value-type="float" office:value="9.42246575999996" calcext:value-type="float">
            <text:p>9.42246575999996</text:p>
          </table:table-cell>
          <table:table-cell table:formula="of:=[.MJ31]*([.$C23] * [.$C23])" office:value-type="float" office:value="9.47693087999996" calcext:value-type="float">
            <text:p>9.47693087999996</text:p>
          </table:table-cell>
          <table:table-cell table:formula="of:=[.MK31]*([.$C23] * [.$C23])" office:value-type="float" office:value="9.53155295999996" calcext:value-type="float">
            <text:p>9.53155295999996</text:p>
          </table:table-cell>
          <table:table-cell table:formula="of:=[.ML31]*([.$C23] * [.$C23])" office:value-type="float" office:value="9.58633199999996" calcext:value-type="float">
            <text:p>9.58633199999996</text:p>
          </table:table-cell>
          <table:table-cell table:formula="of:=[.MM31]*([.$C23] * [.$C23])" office:value-type="float" office:value="9.64126799999996" calcext:value-type="float">
            <text:p>9.64126799999996</text:p>
          </table:table-cell>
          <table:table-cell table:formula="of:=[.MN31]*([.$C23] * [.$C23])" office:value-type="float" office:value="9.69636095999996" calcext:value-type="float">
            <text:p>9.69636095999996</text:p>
          </table:table-cell>
          <table:table-cell table:formula="of:=[.MO31]*([.$C23] * [.$C23])" office:value-type="float" office:value="9.75161087999996" calcext:value-type="float">
            <text:p>9.75161087999996</text:p>
          </table:table-cell>
          <table:table-cell table:formula="of:=[.MP31]*([.$C23] * [.$C23])" office:value-type="float" office:value="9.80701775999996" calcext:value-type="float">
            <text:p>9.80701775999996</text:p>
          </table:table-cell>
          <table:table-cell table:formula="of:=[.MQ31]*([.$C23] * [.$C23])" office:value-type="float" office:value="9.86258159999996" calcext:value-type="float">
            <text:p>9.86258159999996</text:p>
          </table:table-cell>
          <table:table-cell table:formula="of:=[.MR31]*([.$C23] * [.$C23])" office:value-type="float" office:value="9.91830239999996" calcext:value-type="float">
            <text:p>9.91830239999996</text:p>
          </table:table-cell>
          <table:table-cell table:formula="of:=[.MS31]*([.$C23] * [.$C23])" office:value-type="float" office:value="9.97418015999996" calcext:value-type="float">
            <text:p>9.97418015999996</text:p>
          </table:table-cell>
          <table:table-cell table:formula="of:=[.MT31]*([.$C23] * [.$C23])" office:value-type="float" office:value="10.03021488" calcext:value-type="float">
            <text:p>10.03021488</text:p>
          </table:table-cell>
          <table:table-cell table:formula="of:=[.MU31]*([.$C23] * [.$C23])" office:value-type="float" office:value="10.08640656" calcext:value-type="float">
            <text:p>10.08640656</text:p>
          </table:table-cell>
          <table:table-cell table:formula="of:=[.MV31]*([.$C23] * [.$C23])" office:value-type="float" office:value="10.1427552" calcext:value-type="float">
            <text:p>10.1427552</text:p>
          </table:table-cell>
          <table:table-cell table:formula="of:=[.MW31]*([.$C23] * [.$C23])" office:value-type="float" office:value="10.1992608" calcext:value-type="float">
            <text:p>10.1992608</text:p>
          </table:table-cell>
          <table:table-cell table:formula="of:=[.MX31]*([.$C23] * [.$C23])" office:value-type="float" office:value="10.25592336" calcext:value-type="float">
            <text:p>10.25592336</text:p>
          </table:table-cell>
          <table:table-cell table:formula="of:=[.MY31]*([.$C23] * [.$C23])" office:value-type="float" office:value="10.31274288" calcext:value-type="float">
            <text:p>10.31274288</text:p>
          </table:table-cell>
          <table:table-cell table:formula="of:=[.MZ31]*([.$C23] * [.$C23])" office:value-type="float" office:value="10.36971936" calcext:value-type="float">
            <text:p>10.36971936</text:p>
          </table:table-cell>
          <table:table-cell table:formula="of:=[.NA31]*([.$C23] * [.$C23])" office:value-type="float" office:value="10.4268528" calcext:value-type="float">
            <text:p>10.4268528</text:p>
          </table:table-cell>
          <table:table-cell table:formula="of:=[.NB31]*([.$C23] * [.$C23])" office:value-type="float" office:value="10.4841432" calcext:value-type="float">
            <text:p>10.4841432</text:p>
          </table:table-cell>
          <table:table-cell table:formula="of:=[.NC31]*([.$C23] * [.$C23])" office:value-type="float" office:value="10.54159056" calcext:value-type="float">
            <text:p>10.54159056</text:p>
          </table:table-cell>
          <table:table-cell table:formula="of:=[.ND31]*([.$C23] * [.$C23])" office:value-type="float" office:value="10.59919488" calcext:value-type="float">
            <text:p>10.59919488</text:p>
          </table:table-cell>
          <table:table-cell table:formula="of:=[.NE31]*([.$C23] * [.$C23])" office:value-type="float" office:value="10.65695616" calcext:value-type="float">
            <text:p>10.65695616</text:p>
          </table:table-cell>
          <table:table-cell table:formula="of:=[.NF31]*([.$C23] * [.$C23])" office:value-type="float" office:value="10.7148744" calcext:value-type="float">
            <text:p>10.7148744</text:p>
          </table:table-cell>
          <table:table-cell table:formula="of:=[.NG31]*([.$C23] * [.$C23])" office:value-type="float" office:value="10.7729496" calcext:value-type="float">
            <text:p>10.7729496</text:p>
          </table:table-cell>
          <table:table-cell table:formula="of:=[.NH31]*([.$C23] * [.$C23])" office:value-type="float" office:value="10.83118176" calcext:value-type="float">
            <text:p>10.83118176</text:p>
          </table:table-cell>
          <table:table-cell table:formula="of:=[.NI31]*([.$C23] * [.$C23])" office:value-type="float" office:value="10.88957088" calcext:value-type="float">
            <text:p>10.88957088</text:p>
          </table:table-cell>
          <table:table-cell table:formula="of:=[.NJ31]*([.$C23] * [.$C23])" office:value-type="float" office:value="10.94811696" calcext:value-type="float">
            <text:p>10.94811696</text:p>
          </table:table-cell>
          <table:table-cell table:formula="of:=[.NK31]*([.$C23] * [.$C23])" office:value-type="float" office:value="11.00682" calcext:value-type="float">
            <text:p>11.00682</text:p>
          </table:table-cell>
          <table:table-cell table:formula="of:=[.NL31]*([.$C23] * [.$C23])" office:value-type="float" office:value="11.06568" calcext:value-type="float">
            <text:p>11.06568</text:p>
          </table:table-cell>
          <table:table-cell table:formula="of:=[.NM31]*([.$C23] * [.$C23])" office:value-type="float" office:value="11.12469696" calcext:value-type="float">
            <text:p>11.12469696</text:p>
          </table:table-cell>
          <table:table-cell table:formula="of:=[.NN31]*([.$C23] * [.$C23])" office:value-type="float" office:value="11.18387088" calcext:value-type="float">
            <text:p>11.18387088</text:p>
          </table:table-cell>
          <table:table-cell table:formula="of:=[.NO31]*([.$C23] * [.$C23])" office:value-type="float" office:value="11.24320176" calcext:value-type="float">
            <text:p>11.24320176</text:p>
          </table:table-cell>
          <table:table-cell table:formula="of:=[.NP31]*([.$C23] * [.$C23])" office:value-type="float" office:value="11.3026896" calcext:value-type="float">
            <text:p>11.3026896</text:p>
          </table:table-cell>
          <table:table-cell table:formula="of:=[.NQ31]*([.$C23] * [.$C23])" office:value-type="float" office:value="11.3623344" calcext:value-type="float">
            <text:p>11.3623344</text:p>
          </table:table-cell>
          <table:table-cell table:formula="of:=[.NR31]*([.$C23] * [.$C23])" office:value-type="float" office:value="11.42213616" calcext:value-type="float">
            <text:p>11.42213616</text:p>
          </table:table-cell>
          <table:table-cell table:formula="of:=[.NS31]*([.$C23] * [.$C23])" office:value-type="float" office:value="11.48209488" calcext:value-type="float">
            <text:p>11.48209488</text:p>
          </table:table-cell>
          <table:table-cell table:formula="of:=[.NT31]*([.$C23] * [.$C23])" office:value-type="float" office:value="11.54221056" calcext:value-type="float">
            <text:p>11.54221056</text:p>
          </table:table-cell>
          <table:table-cell table:formula="of:=[.NU31]*([.$C23] * [.$C23])" office:value-type="float" office:value="11.6024832" calcext:value-type="float">
            <text:p>11.6024832</text:p>
          </table:table-cell>
          <table:table-cell table:formula="of:=[.NV31]*([.$C23] * [.$C23])" office:value-type="float" office:value="11.6629128" calcext:value-type="float">
            <text:p>11.6629128</text:p>
          </table:table-cell>
          <table:table-cell table:formula="of:=[.NW31]*([.$C23] * [.$C23])" office:value-type="float" office:value="11.72349936" calcext:value-type="float">
            <text:p>11.72349936</text:p>
          </table:table-cell>
          <table:table-cell table:formula="of:=[.NX31]*([.$C23] * [.$C23])" office:value-type="float" office:value="11.7842428799999" calcext:value-type="float">
            <text:p>11.7842428799999</text:p>
          </table:table-cell>
          <table:table-cell table:formula="of:=[.NY31]*([.$C23] * [.$C23])" office:value-type="float" office:value="11.84514336" calcext:value-type="float">
            <text:p>11.84514336</text:p>
          </table:table-cell>
          <table:table-cell table:formula="of:=[.NZ31]*([.$C23] * [.$C23])" office:value-type="float" office:value="11.9062007999999" calcext:value-type="float">
            <text:p>11.9062007999999</text:p>
          </table:table-cell>
          <table:table-cell table:formula="of:=[.OA31]*([.$C23] * [.$C23])" office:value-type="float" office:value="11.9674151999999" calcext:value-type="float">
            <text:p>11.9674151999999</text:p>
          </table:table-cell>
          <table:table-cell table:formula="of:=[.OB31]*([.$C23] * [.$C23])" office:value-type="float" office:value="12.0287865599999" calcext:value-type="float">
            <text:p>12.0287865599999</text:p>
          </table:table-cell>
          <table:table-cell table:formula="of:=[.OC31]*([.$C23] * [.$C23])" office:value-type="float" office:value="12.09031488" calcext:value-type="float">
            <text:p>12.09031488</text:p>
          </table:table-cell>
          <table:table-cell table:formula="of:=[.OD31]*([.$C23] * [.$C23])" office:value-type="float" office:value="12.15200016" calcext:value-type="float">
            <text:p>12.15200016</text:p>
          </table:table-cell>
          <table:table-cell table:formula="of:=[.OE31]*([.$C23] * [.$C23])" office:value-type="float" office:value="12.2138424" calcext:value-type="float">
            <text:p>12.2138424</text:p>
          </table:table-cell>
          <table:table-cell table:formula="of:=[.OF31]*([.$C23] * [.$C23])" office:value-type="float" office:value="12.2758415999999" calcext:value-type="float">
            <text:p>12.2758415999999</text:p>
          </table:table-cell>
          <table:table-cell table:formula="of:=[.OG31]*([.$C23] * [.$C23])" office:value-type="float" office:value="12.3379977599999" calcext:value-type="float">
            <text:p>12.3379977599999</text:p>
          </table:table-cell>
          <table:table-cell table:formula="of:=[.OH31]*([.$C23] * [.$C23])" office:value-type="float" office:value="12.4003108799999" calcext:value-type="float">
            <text:p>12.4003108799999</text:p>
          </table:table-cell>
          <table:table-cell table:formula="of:=[.OI31]*([.$C23] * [.$C23])" office:value-type="float" office:value="12.4627809599999" calcext:value-type="float">
            <text:p>12.4627809599999</text:p>
          </table:table-cell>
          <table:table-cell table:formula="of:=[.OJ31]*([.$C23] * [.$C23])" office:value-type="float" office:value="12.5254079999999" calcext:value-type="float">
            <text:p>12.5254079999999</text:p>
          </table:table-cell>
          <table:table-cell table:formula="of:=[.OK31]*([.$C23] * [.$C23])" office:value-type="float" office:value="12.5881919999999" calcext:value-type="float">
            <text:p>12.5881919999999</text:p>
          </table:table-cell>
          <table:table-cell table:formula="of:=[.OL31]*([.$C23] * [.$C23])" office:value-type="float" office:value="12.6511329599999" calcext:value-type="float">
            <text:p>12.6511329599999</text:p>
          </table:table-cell>
          <table:table-cell table:formula="of:=[.OM31]*([.$C23] * [.$C23])" office:value-type="float" office:value="12.7142308799999" calcext:value-type="float">
            <text:p>12.7142308799999</text:p>
          </table:table-cell>
          <table:table-cell table:formula="of:=[.ON31]*([.$C23] * [.$C23])" office:value-type="float" office:value="12.7774857599999" calcext:value-type="float">
            <text:p>12.7774857599999</text:p>
          </table:table-cell>
          <table:table-cell table:formula="of:=[.OO31]*([.$C23] * [.$C23])" office:value-type="float" office:value="12.8408975999999" calcext:value-type="float">
            <text:p>12.8408975999999</text:p>
          </table:table-cell>
          <table:table-cell table:formula="of:=[.OP31]*([.$C23] * [.$C23])" office:value-type="float" office:value="12.9044663999999" calcext:value-type="float">
            <text:p>12.9044663999999</text:p>
          </table:table-cell>
          <table:table-cell table:formula="of:=[.OQ31]*([.$C23] * [.$C23])" office:value-type="float" office:value="12.9681921599999" calcext:value-type="float">
            <text:p>12.9681921599999</text:p>
          </table:table-cell>
          <table:table-cell table:formula="of:=[.OR31]*([.$C23] * [.$C23])" office:value-type="float" office:value="13.0320748799999" calcext:value-type="float">
            <text:p>13.0320748799999</text:p>
          </table:table-cell>
          <table:table-cell table:formula="of:=[.OS31]*([.$C23] * [.$C23])" office:value-type="float" office:value="13.0961145599999" calcext:value-type="float">
            <text:p>13.0961145599999</text:p>
          </table:table-cell>
          <table:table-cell table:formula="of:=[.OT31]*([.$C23] * [.$C23])" office:value-type="float" office:value="13.1603111999999" calcext:value-type="float">
            <text:p>13.1603111999999</text:p>
          </table:table-cell>
          <table:table-cell table:formula="of:=[.OU31]*([.$C23] * [.$C23])" office:value-type="float" office:value="13.2246647999999" calcext:value-type="float">
            <text:p>13.2246647999999</text:p>
          </table:table-cell>
          <table:table-cell table:formula="of:=[.OV31]*([.$C23] * [.$C23])" office:value-type="float" office:value="13.2891753599999" calcext:value-type="float">
            <text:p>13.2891753599999</text:p>
          </table:table-cell>
          <table:table-cell table:formula="of:=[.OW31]*([.$C23] * [.$C23])" office:value-type="float" office:value="13.3538428799999" calcext:value-type="float">
            <text:p>13.3538428799999</text:p>
          </table:table-cell>
          <table:table-cell table:formula="of:=[.OX31]*([.$C23] * [.$C23])" office:value-type="float" office:value="13.4186673599999" calcext:value-type="float">
            <text:p>13.4186673599999</text:p>
          </table:table-cell>
          <table:table-cell table:formula="of:=[.OY31]*([.$C23] * [.$C23])" office:value-type="float" office:value="13.4836487999999" calcext:value-type="float">
            <text:p>13.4836487999999</text:p>
          </table:table-cell>
          <table:table-cell table:formula="of:=[.OZ31]*([.$C23] * [.$C23])" office:value-type="float" office:value="13.5487871999999" calcext:value-type="float">
            <text:p>13.5487871999999</text:p>
          </table:table-cell>
          <table:table-cell table:formula="of:=[.PA31]*([.$C23] * [.$C23])" office:value-type="float" office:value="13.6140825599999" calcext:value-type="float">
            <text:p>13.6140825599999</text:p>
          </table:table-cell>
          <table:table-cell table:formula="of:=[.PB31]*([.$C23] * [.$C23])" office:value-type="float" office:value="13.6795348799999" calcext:value-type="float">
            <text:p>13.6795348799999</text:p>
          </table:table-cell>
          <table:table-cell table:formula="of:=[.PC31]*([.$C23] * [.$C23])" office:value-type="float" office:value="13.7451441599999" calcext:value-type="float">
            <text:p>13.7451441599999</text:p>
          </table:table-cell>
          <table:table-cell table:formula="of:=[.PD31]*([.$C23] * [.$C23])" office:value-type="float" office:value="13.8109103999999" calcext:value-type="float">
            <text:p>13.8109103999999</text:p>
          </table:table-cell>
          <table:table-cell table:formula="of:=[.PE31]*([.$C23] * [.$C23])" office:value-type="float" office:value="13.8768335999999" calcext:value-type="float">
            <text:p>13.8768335999999</text:p>
          </table:table-cell>
          <table:table-cell table:formula="of:=[.PF31]*([.$C23] * [.$C23])" office:value-type="float" office:value="13.9429137599999" calcext:value-type="float">
            <text:p>13.9429137599999</text:p>
          </table:table-cell>
          <table:table-cell table:formula="of:=[.PG31]*([.$C23] * [.$C23])" office:value-type="float" office:value="14.0091508799999" calcext:value-type="float">
            <text:p>14.0091508799999</text:p>
          </table:table-cell>
          <table:table-cell table:formula="of:=[.PH31]*([.$C23] * [.$C23])" office:value-type="float" office:value="14.0755449599999" calcext:value-type="float">
            <text:p>14.0755449599999</text:p>
          </table:table-cell>
          <table:table-cell table:formula="of:=[.PI31]*([.$C23] * [.$C23])" office:value-type="float" office:value="14.1420959999999" calcext:value-type="float">
            <text:p>14.1420959999999</text:p>
          </table:table-cell>
          <table:table-cell table:formula="of:=[.PJ31]*([.$C23] * [.$C23])" office:value-type="float" office:value="14.2088039999999" calcext:value-type="float">
            <text:p>14.2088039999999</text:p>
          </table:table-cell>
          <table:table-cell table:formula="of:=[.PK31]*([.$C23] * [.$C23])" office:value-type="float" office:value="14.2756689599999" calcext:value-type="float">
            <text:p>14.2756689599999</text:p>
          </table:table-cell>
          <table:table-cell table:formula="of:=[.PL31]*([.$C23] * [.$C23])" office:value-type="float" office:value="14.3426908799999" calcext:value-type="float">
            <text:p>14.3426908799999</text:p>
          </table:table-cell>
          <table:table-cell table:formula="of:=[.PM31]*([.$C23] * [.$C23])" office:value-type="float" office:value="14.4098697599999" calcext:value-type="float">
            <text:p>14.4098697599999</text:p>
          </table:table-cell>
          <table:table-cell table:formula="of:=[.PN31]*([.$C23] * [.$C23])" office:value-type="float" office:value="14.4772055999999" calcext:value-type="float">
            <text:p>14.4772055999999</text:p>
          </table:table-cell>
          <table:table-cell table:formula="of:=[.PO31]*([.$C23] * [.$C23])" office:value-type="float" office:value="14.5446983999999" calcext:value-type="float">
            <text:p>14.5446983999999</text:p>
          </table:table-cell>
          <table:table-cell table:formula="of:=[.PP31]*([.$C23] * [.$C23])" office:value-type="float" office:value="14.6123481599999" calcext:value-type="float">
            <text:p>14.6123481599999</text:p>
          </table:table-cell>
          <table:table-cell table:formula="of:=[.PQ31]*([.$C23] * [.$C23])" office:value-type="float" office:value="14.6801548799999" calcext:value-type="float">
            <text:p>14.6801548799999</text:p>
          </table:table-cell>
          <table:table-cell table:formula="of:=[.PR31]*([.$C23] * [.$C23])" office:value-type="float" office:value="14.7481185599999" calcext:value-type="float">
            <text:p>14.7481185599999</text:p>
          </table:table-cell>
          <table:table-cell table:formula="of:=[.PS31]*([.$C23] * [.$C23])" office:value-type="float" office:value="14.8162391999999" calcext:value-type="float">
            <text:p>14.8162391999999</text:p>
          </table:table-cell>
          <table:table-cell table:formula="of:=[.PT31]*([.$C23] * [.$C23])" office:value-type="float" office:value="14.8845167999999" calcext:value-type="float">
            <text:p>14.8845167999999</text:p>
          </table:table-cell>
          <table:table-cell table:formula="of:=[.PU31]*([.$C23] * [.$C23])" office:value-type="float" office:value="14.9529513599999" calcext:value-type="float">
            <text:p>14.9529513599999</text:p>
          </table:table-cell>
          <table:table-cell table:formula="of:=[.PV31]*([.$C23] * [.$C23])" office:value-type="float" office:value="15.0215428799999" calcext:value-type="float">
            <text:p>15.0215428799999</text:p>
          </table:table-cell>
          <table:table-cell table:formula="of:=[.PW31]*([.$C23] * [.$C23])" office:value-type="float" office:value="15.0902913599999" calcext:value-type="float">
            <text:p>15.0902913599999</text:p>
          </table:table-cell>
          <table:table-cell table:formula="of:=[.PX31]*([.$C23] * [.$C23])" office:value-type="float" office:value="15.1591967999999" calcext:value-type="float">
            <text:p>15.1591967999999</text:p>
          </table:table-cell>
          <table:table-cell table:formula="of:=[.PY31]*([.$C23] * [.$C23])" office:value-type="float" office:value="15.2282591999999" calcext:value-type="float">
            <text:p>15.2282591999999</text:p>
          </table:table-cell>
          <table:table-cell table:formula="of:=[.PZ31]*([.$C23] * [.$C23])" office:value-type="float" office:value="15.2974785599999" calcext:value-type="float">
            <text:p>15.2974785599999</text:p>
          </table:table-cell>
          <table:table-cell table:formula="of:=[.QA31]*([.$C23] * [.$C23])" office:value-type="float" office:value="15.3668548799999" calcext:value-type="float">
            <text:p>15.3668548799999</text:p>
          </table:table-cell>
          <table:table-cell table:formula="of:=[.QB31]*([.$C23] * [.$C23])" office:value-type="float" office:value="15.4363881599999" calcext:value-type="float">
            <text:p>15.4363881599999</text:p>
          </table:table-cell>
          <table:table-cell table:formula="of:=[.QC31]*([.$C23] * [.$C23])" office:value-type="float" office:value="15.5060783999999" calcext:value-type="float">
            <text:p>15.5060783999999</text:p>
          </table:table-cell>
          <table:table-cell table:formula="of:=[.QD31]*([.$C23] * [.$C23])" office:value-type="float" office:value="15.5759255999999" calcext:value-type="float">
            <text:p>15.5759255999999</text:p>
          </table:table-cell>
          <table:table-cell table:formula="of:=[.QE31]*([.$C23] * [.$C23])" office:value-type="float" office:value="15.6459297599999" calcext:value-type="float">
            <text:p>15.6459297599999</text:p>
          </table:table-cell>
          <table:table-cell table:formula="of:=[.QF31]*([.$C23] * [.$C23])" office:value-type="float" office:value="15.7160908799999" calcext:value-type="float">
            <text:p>15.7160908799999</text:p>
          </table:table-cell>
          <table:table-cell table:formula="of:=[.QG31]*([.$C23] * [.$C23])" office:value-type="float" office:value="15.7864089599999" calcext:value-type="float">
            <text:p>15.7864089599999</text:p>
          </table:table-cell>
          <table:table-cell table:formula="of:=[.QH31]*([.$C23] * [.$C23])" office:value-type="float" office:value="15.8568839999999" calcext:value-type="float">
            <text:p>15.8568839999999</text:p>
          </table:table-cell>
          <table:table-cell table:formula="of:=[.QI31]*([.$C23] * [.$C23])" office:value-type="float" office:value="15.9275159999999" calcext:value-type="float">
            <text:p>15.9275159999999</text:p>
          </table:table-cell>
          <table:table-cell table:formula="of:=[.QJ31]*([.$C23] * [.$C23])" office:value-type="float" office:value="15.9983049599999" calcext:value-type="float">
            <text:p>15.9983049599999</text:p>
          </table:table-cell>
          <table:table-cell table:formula="of:=[.QK31]*([.$C23] * [.$C23])" office:value-type="float" office:value="16.0692508799999" calcext:value-type="float">
            <text:p>16.0692508799999</text:p>
          </table:table-cell>
          <table:table-cell table:formula="of:=[.QL31]*([.$C23] * [.$C23])" office:value-type="float" office:value="16.1403537599999" calcext:value-type="float">
            <text:p>16.1403537599999</text:p>
          </table:table-cell>
          <table:table-cell table:formula="of:=[.QM31]*([.$C23] * [.$C23])" office:value-type="float" office:value="16.2116135999999" calcext:value-type="float">
            <text:p>16.2116135999999</text:p>
          </table:table-cell>
          <table:table-cell table:formula="of:=[.QN31]*([.$C23] * [.$C23])" office:value-type="float" office:value="16.2830303999999" calcext:value-type="float">
            <text:p>16.2830303999999</text:p>
          </table:table-cell>
          <table:table-cell table:formula="of:=[.QO31]*([.$C23] * [.$C23])" office:value-type="float" office:value="16.3546041599999" calcext:value-type="float">
            <text:p>16.3546041599999</text:p>
          </table:table-cell>
          <table:table-cell table:formula="of:=[.QP31]*([.$C23] * [.$C23])" office:value-type="float" office:value="16.4263348799999" calcext:value-type="float">
            <text:p>16.4263348799999</text:p>
          </table:table-cell>
          <table:table-cell table:formula="of:=[.QQ31]*([.$C23] * [.$C23])" office:value-type="float" office:value="16.4982225599999" calcext:value-type="float">
            <text:p>16.4982225599999</text:p>
          </table:table-cell>
          <table:table-cell table:formula="of:=[.QR31]*([.$C23] * [.$C23])" office:value-type="float" office:value="16.5702671999999" calcext:value-type="float">
            <text:p>16.5702671999999</text:p>
          </table:table-cell>
          <table:table-cell table:formula="of:=[.QS31]*([.$C23] * [.$C23])" office:value-type="float" office:value="16.6424687999999" calcext:value-type="float">
            <text:p>16.6424687999999</text:p>
          </table:table-cell>
          <table:table-cell table:formula="of:=[.QT31]*([.$C23] * [.$C23])" office:value-type="float" office:value="16.7148273599999" calcext:value-type="float">
            <text:p>16.7148273599999</text:p>
          </table:table-cell>
          <table:table-cell table:formula="of:=[.QU31]*([.$C23] * [.$C23])" office:value-type="float" office:value="16.7873428799999" calcext:value-type="float">
            <text:p>16.7873428799999</text:p>
          </table:table-cell>
          <table:table-cell table:formula="of:=[.QV31]*([.$C23] * [.$C23])" office:value-type="float" office:value="16.8600153599999" calcext:value-type="float">
            <text:p>16.8600153599999</text:p>
          </table:table-cell>
          <table:table-cell table:formula="of:=[.QW31]*([.$C23] * [.$C23])" office:value-type="float" office:value="16.9328447999999" calcext:value-type="float">
            <text:p>16.9328447999999</text:p>
          </table:table-cell>
          <table:table-cell table:formula="of:=[.QX31]*([.$C23] * [.$C23])" office:value-type="float" office:value="17.0058311999999" calcext:value-type="float">
            <text:p>17.0058311999999</text:p>
          </table:table-cell>
          <table:table-cell table:formula="of:=[.QY31]*([.$C23] * [.$C23])" office:value-type="float" office:value="17.0789745599999" calcext:value-type="float">
            <text:p>17.0789745599999</text:p>
          </table:table-cell>
          <table:table-cell table:formula="of:=[.QZ31]*([.$C23] * [.$C23])" office:value-type="float" office:value="17.1522748799999" calcext:value-type="float">
            <text:p>17.1522748799999</text:p>
          </table:table-cell>
          <table:table-cell table:formula="of:=[.RA31]*([.$C23] * [.$C23])" office:value-type="float" office:value="17.2257321599999" calcext:value-type="float">
            <text:p>17.2257321599999</text:p>
          </table:table-cell>
          <table:table-cell table:formula="of:=[.RB31]*([.$C23] * [.$C23])" office:value-type="float" office:value="17.2993463999999" calcext:value-type="float">
            <text:p>17.2993463999999</text:p>
          </table:table-cell>
          <table:table-cell table:formula="of:=[.RC31]*([.$C23] * [.$C23])" office:value-type="float" office:value="17.3731175999999" calcext:value-type="float">
            <text:p>17.3731175999999</text:p>
          </table:table-cell>
          <table:table-cell table:formula="of:=[.RD31]*([.$C23] * [.$C23])" office:value-type="float" office:value="17.4470457599999" calcext:value-type="float">
            <text:p>17.4470457599999</text:p>
          </table:table-cell>
          <table:table-cell table:formula="of:=[.RE31]*([.$C23] * [.$C23])" office:value-type="float" office:value="17.5211308799999" calcext:value-type="float">
            <text:p>17.5211308799999</text:p>
          </table:table-cell>
          <table:table-cell table:formula="of:=[.RF31]*([.$C23] * [.$C23])" office:value-type="float" office:value="17.5953729599999" calcext:value-type="float">
            <text:p>17.5953729599999</text:p>
          </table:table-cell>
          <table:table-cell table:formula="of:=[.RG31]*([.$C23] * [.$C23])" office:value-type="float" office:value="17.6697719999999" calcext:value-type="float">
            <text:p>17.6697719999999</text:p>
          </table:table-cell>
          <table:table-cell table:formula="of:=[.RH31]*([.$C23] * [.$C23])" office:value-type="float" office:value="17.7443279999999" calcext:value-type="float">
            <text:p>17.7443279999999</text:p>
          </table:table-cell>
          <table:table-cell table:formula="of:=[.RI31]*([.$C23] * [.$C23])" office:value-type="float" office:value="17.8190409599999" calcext:value-type="float">
            <text:p>17.8190409599999</text:p>
          </table:table-cell>
          <table:table-cell table:formula="of:=[.RJ31]*([.$C23] * [.$C23])" office:value-type="float" office:value="17.8939108799999" calcext:value-type="float">
            <text:p>17.8939108799999</text:p>
          </table:table-cell>
          <table:table-cell table:formula="of:=[.RK31]*([.$C23] * [.$C23])" office:value-type="float" office:value="17.9689377599999" calcext:value-type="float">
            <text:p>17.9689377599999</text:p>
          </table:table-cell>
          <table:table-cell table:formula="of:=[.RL31]*([.$C23] * [.$C23])" office:value-type="float" office:value="18.0441215999999" calcext:value-type="float">
            <text:p>18.0441215999999</text:p>
          </table:table-cell>
          <table:table-cell table:formula="of:=[.RM31]*([.$C23] * [.$C23])" office:value-type="float" office:value="18.1194623999999" calcext:value-type="float">
            <text:p>18.1194623999999</text:p>
          </table:table-cell>
          <table:table-cell table:formula="of:=[.RN31]*([.$C23] * [.$C23])" office:value-type="float" office:value="18.1949601599999" calcext:value-type="float">
            <text:p>18.1949601599999</text:p>
          </table:table-cell>
          <table:table-cell table:formula="of:=[.RO31]*([.$C23] * [.$C23])" office:value-type="float" office:value="18.2706148799999" calcext:value-type="float">
            <text:p>18.2706148799999</text:p>
          </table:table-cell>
          <table:table-cell table:formula="of:=[.RP31]*([.$C23] * [.$C23])" office:value-type="float" office:value="18.3464265599999" calcext:value-type="float">
            <text:p>18.3464265599999</text:p>
          </table:table-cell>
          <table:table-cell table:formula="of:=[.RQ31]*([.$C23] * [.$C23])" office:value-type="float" office:value="18.4223951999999" calcext:value-type="float">
            <text:p>18.4223951999999</text:p>
          </table:table-cell>
          <table:table-cell table:formula="of:=[.RR31]*([.$C23] * [.$C23])" office:value-type="float" office:value="18.4985207999999" calcext:value-type="float">
            <text:p>18.4985207999999</text:p>
          </table:table-cell>
          <table:table-cell table:formula="of:=[.RS31]*([.$C23] * [.$C23])" office:value-type="float" office:value="18.5748033599999" calcext:value-type="float">
            <text:p>18.5748033599999</text:p>
          </table:table-cell>
          <table:table-cell table:formula="of:=[.RT31]*([.$C23] * [.$C23])" office:value-type="float" office:value="18.6512428799999" calcext:value-type="float">
            <text:p>18.6512428799999</text:p>
          </table:table-cell>
          <table:table-cell table:formula="of:=[.RU31]*([.$C23] * [.$C23])" office:value-type="float" office:value="18.7278393599999" calcext:value-type="float">
            <text:p>18.7278393599999</text:p>
          </table:table-cell>
          <table:table-cell table:formula="of:=[.RV31]*([.$C23] * [.$C23])" office:value-type="float" office:value="18.8045927999999" calcext:value-type="float">
            <text:p>18.8045927999999</text:p>
          </table:table-cell>
          <table:table-cell table:formula="of:=[.RW31]*([.$C23] * [.$C23])" office:value-type="float" office:value="18.8815031999999" calcext:value-type="float">
            <text:p>18.8815031999999</text:p>
          </table:table-cell>
          <table:table-cell table:formula="of:=[.RX31]*([.$C23] * [.$C23])" office:value-type="float" office:value="18.9585705599999" calcext:value-type="float">
            <text:p>18.9585705599999</text:p>
          </table:table-cell>
          <table:table-cell table:formula="of:=[.RY31]*([.$C23] * [.$C23])" office:value-type="float" office:value="19.0357948799999" calcext:value-type="float">
            <text:p>19.0357948799999</text:p>
          </table:table-cell>
          <table:table-cell table:formula="of:=[.RZ31]*([.$C23] * [.$C23])" office:value-type="float" office:value="19.1131761599999" calcext:value-type="float">
            <text:p>19.1131761599999</text:p>
          </table:table-cell>
          <table:table-cell table:formula="of:=[.SA31]*([.$C23] * [.$C23])" office:value-type="float" office:value="19.1907143999999" calcext:value-type="float">
            <text:p>19.1907143999999</text:p>
          </table:table-cell>
          <table:table-cell table:formula="of:=[.SB31]*([.$C23] * [.$C23])" office:value-type="float" office:value="19.2684095999999" calcext:value-type="float">
            <text:p>19.2684095999999</text:p>
          </table:table-cell>
          <table:table-cell table:formula="of:=[.SC31]*([.$C23] * [.$C23])" office:value-type="float" office:value="19.3462617599999" calcext:value-type="float">
            <text:p>19.3462617599999</text:p>
          </table:table-cell>
          <table:table-cell table:formula="of:=[.SD31]*([.$C23] * [.$C23])" office:value-type="float" office:value="19.4242708799999" calcext:value-type="float">
            <text:p>19.4242708799999</text:p>
          </table:table-cell>
          <table:table-cell table:formula="of:=[.SE31]*([.$C23] * [.$C23])" office:value-type="float" office:value="19.5024369599999" calcext:value-type="float">
            <text:p>19.5024369599999</text:p>
          </table:table-cell>
          <table:table-cell table:formula="of:=[.SF31]*([.$C23] * [.$C23])" office:value-type="float" office:value="19.5807599999999" calcext:value-type="float">
            <text:p>19.5807599999999</text:p>
          </table:table-cell>
          <table:table-cell table:formula="of:=[.SG31]*([.$C23] * [.$C23])" office:value-type="float" office:value="19.6592399999999" calcext:value-type="float">
            <text:p>19.6592399999999</text:p>
          </table:table-cell>
          <table:table-cell table:formula="of:=[.SH31]*([.$C23] * [.$C23])" office:value-type="float" office:value="19.7378769599999" calcext:value-type="float">
            <text:p>19.7378769599999</text:p>
          </table:table-cell>
        </table:table-row>
        <table:table-row table:style-name="ro1">
          <table:table-cell/>
          <table:table-cell table:formula="of:=[.B33]*1000" office:value-type="float" office:value="0.15696" calcext:value-type="float">
            <text:p>0.15696</text:p>
          </table:table-cell>
          <table:table-cell table:formula="of:=[.C33]*1000" office:value-type="float" office:value="0.47088" calcext:value-type="float">
            <text:p>0.47088</text:p>
          </table:table-cell>
          <table:table-cell table:formula="of:=[.D33]*1000" office:value-type="float" office:value="0.94176" calcext:value-type="float">
            <text:p>0.94176</text:p>
          </table:table-cell>
          <table:table-cell table:formula="of:=[.E33]*1000" office:value-type="float" office:value="1.5696" calcext:value-type="float">
            <text:p>1.5696</text:p>
          </table:table-cell>
          <table:table-cell table:formula="of:=[.F33]*1000" office:value-type="float" office:value="2.3544" calcext:value-type="float">
            <text:p>2.3544</text:p>
          </table:table-cell>
          <table:table-cell table:formula="of:=[.G33]*1000" office:value-type="float" office:value="3.29616" calcext:value-type="float">
            <text:p>3.29616</text:p>
          </table:table-cell>
          <table:table-cell table:formula="of:=[.H33]*1000" office:value-type="float" office:value="4.39488" calcext:value-type="float">
            <text:p>4.39488</text:p>
          </table:table-cell>
          <table:table-cell table:formula="of:=[.I33]*1000" office:value-type="float" office:value="5.65056" calcext:value-type="float">
            <text:p>5.65056</text:p>
          </table:table-cell>
          <table:table-cell table:formula="of:=[.J33]*1000" office:value-type="float" office:value="7.0632" calcext:value-type="float">
            <text:p>7.0632</text:p>
          </table:table-cell>
          <table:table-cell table:formula="of:=[.K33]*1000" office:value-type="float" office:value="8.6328" calcext:value-type="float">
            <text:p>8.6328</text:p>
          </table:table-cell>
          <table:table-cell table:formula="of:=[.L33]*1000" office:value-type="float" office:value="10.35936" calcext:value-type="float">
            <text:p>10.35936</text:p>
          </table:table-cell>
          <table:table-cell table:formula="of:=[.M33]*1000" office:value-type="float" office:value="12.24288" calcext:value-type="float">
            <text:p>12.24288</text:p>
          </table:table-cell>
          <table:table-cell table:formula="of:=[.N33]*1000" office:value-type="float" office:value="14.28336" calcext:value-type="float">
            <text:p>14.28336</text:p>
          </table:table-cell>
          <table:table-cell table:formula="of:=[.O33]*1000" office:value-type="float" office:value="16.4808" calcext:value-type="float">
            <text:p>16.4808</text:p>
          </table:table-cell>
          <table:table-cell table:formula="of:=[.P33]*1000" office:value-type="float" office:value="18.8352" calcext:value-type="float">
            <text:p>18.8352</text:p>
          </table:table-cell>
          <table:table-cell table:formula="of:=[.Q33]*1000" office:value-type="float" office:value="21.34656" calcext:value-type="float">
            <text:p>21.34656</text:p>
          </table:table-cell>
          <table:table-cell table:formula="of:=[.R33]*1000" office:value-type="float" office:value="24.01488" calcext:value-type="float">
            <text:p>24.01488</text:p>
          </table:table-cell>
          <table:table-cell table:formula="of:=[.S33]*1000" office:value-type="float" office:value="26.84016" calcext:value-type="float">
            <text:p>26.84016</text:p>
          </table:table-cell>
          <table:table-cell table:formula="of:=[.T33]*1000" office:value-type="float" office:value="29.8224" calcext:value-type="float">
            <text:p>29.8224</text:p>
          </table:table-cell>
          <table:table-cell table:formula="of:=[.U33]*1000" office:value-type="float" office:value="32.9616" calcext:value-type="float">
            <text:p>32.9616</text:p>
          </table:table-cell>
          <table:table-cell table:formula="of:=[.V33]*1000" office:value-type="float" office:value="36.25776" calcext:value-type="float">
            <text:p>36.25776</text:p>
          </table:table-cell>
          <table:table-cell table:formula="of:=[.W33]*1000" office:value-type="float" office:value="39.71088" calcext:value-type="float">
            <text:p>39.71088</text:p>
          </table:table-cell>
          <table:table-cell table:formula="of:=[.X33]*1000" office:value-type="float" office:value="43.32096" calcext:value-type="float">
            <text:p>43.32096</text:p>
          </table:table-cell>
          <table:table-cell table:formula="of:=[.Y33]*1000" office:value-type="float" office:value="47.088" calcext:value-type="float">
            <text:p>47.088</text:p>
          </table:table-cell>
          <table:table-cell table:formula="of:=[.Z33]*1000" office:value-type="float" office:value="51.012" calcext:value-type="float">
            <text:p>51.012</text:p>
          </table:table-cell>
          <table:table-cell table:formula="of:=[.AA33]*1000" office:value-type="float" office:value="55.09296" calcext:value-type="float">
            <text:p>55.09296</text:p>
          </table:table-cell>
          <table:table-cell table:formula="of:=[.AB33]*1000" office:value-type="float" office:value="59.33088" calcext:value-type="float">
            <text:p>59.33088</text:p>
          </table:table-cell>
          <table:table-cell table:formula="of:=[.AC33]*1000" office:value-type="float" office:value="63.72576" calcext:value-type="float">
            <text:p>63.72576</text:p>
          </table:table-cell>
          <table:table-cell table:formula="of:=[.AD33]*1000" office:value-type="float" office:value="68.2776" calcext:value-type="float">
            <text:p>68.2776</text:p>
          </table:table-cell>
          <table:table-cell table:formula="of:=[.AE33]*1000" office:value-type="float" office:value="72.9864" calcext:value-type="float">
            <text:p>72.9864</text:p>
          </table:table-cell>
          <table:table-cell table:formula="of:=[.AF33]*1000" office:value-type="float" office:value="77.85216" calcext:value-type="float">
            <text:p>77.85216</text:p>
          </table:table-cell>
          <table:table-cell table:formula="of:=[.AG33]*1000" office:value-type="float" office:value="82.87488" calcext:value-type="float">
            <text:p>82.87488</text:p>
          </table:table-cell>
          <table:table-cell table:formula="of:=[.AH33]*1000" office:value-type="float" office:value="88.05456" calcext:value-type="float">
            <text:p>88.05456</text:p>
          </table:table-cell>
          <table:table-cell table:formula="of:=[.AI33]*1000" office:value-type="float" office:value="93.3912" calcext:value-type="float">
            <text:p>93.3912</text:p>
          </table:table-cell>
          <table:table-cell table:formula="of:=[.AJ33]*1000" office:value-type="float" office:value="98.8848" calcext:value-type="float">
            <text:p>98.8848</text:p>
          </table:table-cell>
          <table:table-cell table:formula="of:=[.AK33]*1000" office:value-type="float" office:value="104.53536" calcext:value-type="float">
            <text:p>104.53536</text:p>
          </table:table-cell>
          <table:table-cell table:formula="of:=[.AL33]*1000" office:value-type="float" office:value="110.34288" calcext:value-type="float">
            <text:p>110.34288</text:p>
          </table:table-cell>
          <table:table-cell table:formula="of:=[.AM33]*1000" office:value-type="float" office:value="116.30736" calcext:value-type="float">
            <text:p>116.30736</text:p>
          </table:table-cell>
          <table:table-cell table:formula="of:=[.AN33]*1000" office:value-type="float" office:value="122.4288" calcext:value-type="float">
            <text:p>122.4288</text:p>
          </table:table-cell>
          <table:table-cell table:formula="of:=[.AO33]*1000" office:value-type="float" office:value="128.7072" calcext:value-type="float">
            <text:p>128.7072</text:p>
          </table:table-cell>
          <table:table-cell table:formula="of:=[.AP33]*1000" office:value-type="float" office:value="135.14256" calcext:value-type="float">
            <text:p>135.14256</text:p>
          </table:table-cell>
          <table:table-cell table:formula="of:=[.AQ33]*1000" office:value-type="float" office:value="141.73488" calcext:value-type="float">
            <text:p>141.73488</text:p>
          </table:table-cell>
          <table:table-cell table:formula="of:=[.AR33]*1000" office:value-type="float" office:value="148.48416" calcext:value-type="float">
            <text:p>148.48416</text:p>
          </table:table-cell>
          <table:table-cell table:formula="of:=[.AS33]*1000" office:value-type="float" office:value="155.3904" calcext:value-type="float">
            <text:p>155.3904</text:p>
          </table:table-cell>
          <table:table-cell table:formula="of:=[.AT33]*1000" office:value-type="float" office:value="162.4536" calcext:value-type="float">
            <text:p>162.4536</text:p>
          </table:table-cell>
          <table:table-cell table:formula="of:=[.AU33]*1000" office:value-type="float" office:value="169.67376" calcext:value-type="float">
            <text:p>169.67376</text:p>
          </table:table-cell>
          <table:table-cell table:formula="of:=[.AV33]*1000" office:value-type="float" office:value="177.05088" calcext:value-type="float">
            <text:p>177.05088</text:p>
          </table:table-cell>
          <table:table-cell table:formula="of:=[.AW33]*1000" office:value-type="float" office:value="184.58496" calcext:value-type="float">
            <text:p>184.58496</text:p>
          </table:table-cell>
          <table:table-cell table:formula="of:=[.AX33]*1000" office:value-type="float" office:value="192.276" calcext:value-type="float">
            <text:p>192.276</text:p>
          </table:table-cell>
          <table:table-cell table:formula="of:=[.AY33]*1000" office:value-type="float" office:value="200.124" calcext:value-type="float">
            <text:p>200.124</text:p>
          </table:table-cell>
          <table:table-cell table:formula="of:=[.AZ33]*1000" office:value-type="float" office:value="208.12896" calcext:value-type="float">
            <text:p>208.12896</text:p>
          </table:table-cell>
          <table:table-cell table:formula="of:=[.BA33]*1000" office:value-type="float" office:value="216.29088" calcext:value-type="float">
            <text:p>216.29088</text:p>
          </table:table-cell>
          <table:table-cell table:formula="of:=[.BB33]*1000" office:value-type="float" office:value="224.60976" calcext:value-type="float">
            <text:p>224.60976</text:p>
          </table:table-cell>
          <table:table-cell table:formula="of:=[.BC33]*1000" office:value-type="float" office:value="233.0856" calcext:value-type="float">
            <text:p>233.0856</text:p>
          </table:table-cell>
          <table:table-cell table:formula="of:=[.BD33]*1000" office:value-type="float" office:value="241.7184" calcext:value-type="float">
            <text:p>241.7184</text:p>
          </table:table-cell>
          <table:table-cell table:formula="of:=[.BE33]*1000" office:value-type="float" office:value="250.50816" calcext:value-type="float">
            <text:p>250.50816</text:p>
          </table:table-cell>
          <table:table-cell table:formula="of:=[.BF33]*1000" office:value-type="float" office:value="259.45488" calcext:value-type="float">
            <text:p>259.45488</text:p>
          </table:table-cell>
          <table:table-cell table:formula="of:=[.BG33]*1000" office:value-type="float" office:value="268.55856" calcext:value-type="float">
            <text:p>268.55856</text:p>
          </table:table-cell>
          <table:table-cell table:formula="of:=[.BH33]*1000" office:value-type="float" office:value="277.8192" calcext:value-type="float">
            <text:p>277.8192</text:p>
          </table:table-cell>
          <table:table-cell table:formula="of:=[.BI33]*1000" office:value-type="float" office:value="287.2368" calcext:value-type="float">
            <text:p>287.2368</text:p>
          </table:table-cell>
          <table:table-cell table:formula="of:=[.BJ33]*1000" office:value-type="float" office:value="296.81136" calcext:value-type="float">
            <text:p>296.81136</text:p>
          </table:table-cell>
          <table:table-cell table:formula="of:=[.BK33]*1000" office:value-type="float" office:value="306.54288" calcext:value-type="float">
            <text:p>306.54288</text:p>
          </table:table-cell>
          <table:table-cell table:formula="of:=[.BL33]*1000" office:value-type="float" office:value="316.43136" calcext:value-type="float">
            <text:p>316.43136</text:p>
          </table:table-cell>
          <table:table-cell table:formula="of:=[.BM33]*1000" office:value-type="float" office:value="326.4768" calcext:value-type="float">
            <text:p>326.4768</text:p>
          </table:table-cell>
          <table:table-cell table:formula="of:=[.BN33]*1000" office:value-type="float" office:value="336.6792" calcext:value-type="float">
            <text:p>336.6792</text:p>
          </table:table-cell>
          <table:table-cell table:formula="of:=[.BO33]*1000" office:value-type="float" office:value="347.03856" calcext:value-type="float">
            <text:p>347.03856</text:p>
          </table:table-cell>
          <table:table-cell table:formula="of:=[.BP33]*1000" office:value-type="float" office:value="357.55488" calcext:value-type="float">
            <text:p>357.55488</text:p>
          </table:table-cell>
          <table:table-cell table:formula="of:=[.BQ33]*1000" office:value-type="float" office:value="368.22816" calcext:value-type="float">
            <text:p>368.22816</text:p>
          </table:table-cell>
          <table:table-cell table:formula="of:=[.BR33]*1000" office:value-type="float" office:value="379.0584" calcext:value-type="float">
            <text:p>379.0584</text:p>
          </table:table-cell>
          <table:table-cell table:formula="of:=[.BS33]*1000" office:value-type="float" office:value="390.0456" calcext:value-type="float">
            <text:p>390.0456</text:p>
          </table:table-cell>
          <table:table-cell table:formula="of:=[.BT33]*1000" office:value-type="float" office:value="401.18976" calcext:value-type="float">
            <text:p>401.18976</text:p>
          </table:table-cell>
          <table:table-cell table:formula="of:=[.BU33]*1000" office:value-type="float" office:value="412.49088" calcext:value-type="float">
            <text:p>412.49088</text:p>
          </table:table-cell>
          <table:table-cell table:formula="of:=[.BV33]*1000" office:value-type="float" office:value="423.94896" calcext:value-type="float">
            <text:p>423.94896</text:p>
          </table:table-cell>
          <table:table-cell table:formula="of:=[.BW33]*1000" office:value-type="float" office:value="435.564" calcext:value-type="float">
            <text:p>435.564</text:p>
          </table:table-cell>
          <table:table-cell table:formula="of:=[.BX33]*1000" office:value-type="float" office:value="447.336" calcext:value-type="float">
            <text:p>447.336</text:p>
          </table:table-cell>
          <table:table-cell table:formula="of:=[.BY33]*1000" office:value-type="float" office:value="459.26496" calcext:value-type="float">
            <text:p>459.26496</text:p>
          </table:table-cell>
          <table:table-cell table:formula="of:=[.BZ33]*1000" office:value-type="float" office:value="471.35088" calcext:value-type="float">
            <text:p>471.35088</text:p>
          </table:table-cell>
          <table:table-cell table:formula="of:=[.CA33]*1000" office:value-type="float" office:value="483.59376" calcext:value-type="float">
            <text:p>483.59376</text:p>
          </table:table-cell>
          <table:table-cell table:formula="of:=[.CB33]*1000" office:value-type="float" office:value="495.9936" calcext:value-type="float">
            <text:p>495.9936</text:p>
          </table:table-cell>
          <table:table-cell table:formula="of:=[.CC33]*1000" office:value-type="float" office:value="508.5504" calcext:value-type="float">
            <text:p>508.5504</text:p>
          </table:table-cell>
          <table:table-cell table:formula="of:=[.CD33]*1000" office:value-type="float" office:value="521.26416" calcext:value-type="float">
            <text:p>521.26416</text:p>
          </table:table-cell>
          <table:table-cell table:formula="of:=[.CE33]*1000" office:value-type="float" office:value="534.13488" calcext:value-type="float">
            <text:p>534.13488</text:p>
          </table:table-cell>
          <table:table-cell table:formula="of:=[.CF33]*1000" office:value-type="float" office:value="547.16256" calcext:value-type="float">
            <text:p>547.16256</text:p>
          </table:table-cell>
          <table:table-cell table:formula="of:=[.CG33]*1000" office:value-type="float" office:value="560.3472" calcext:value-type="float">
            <text:p>560.3472</text:p>
          </table:table-cell>
          <table:table-cell table:formula="of:=[.CH33]*1000" office:value-type="float" office:value="573.6888" calcext:value-type="float">
            <text:p>573.6888</text:p>
          </table:table-cell>
          <table:table-cell table:formula="of:=[.CI33]*1000" office:value-type="float" office:value="587.187359999999" calcext:value-type="float">
            <text:p>587.187359999999</text:p>
          </table:table-cell>
          <table:table-cell table:formula="of:=[.CJ33]*1000" office:value-type="float" office:value="600.842879999999" calcext:value-type="float">
            <text:p>600.842879999999</text:p>
          </table:table-cell>
          <table:table-cell table:formula="of:=[.CK33]*1000" office:value-type="float" office:value="614.65536" calcext:value-type="float">
            <text:p>614.65536</text:p>
          </table:table-cell>
          <table:table-cell table:formula="of:=[.CL33]*1000" office:value-type="float" office:value="628.6248" calcext:value-type="float">
            <text:p>628.6248</text:p>
          </table:table-cell>
          <table:table-cell table:formula="of:=[.CM33]*1000" office:value-type="float" office:value="642.751199999999" calcext:value-type="float">
            <text:p>642.751199999999</text:p>
          </table:table-cell>
          <table:table-cell table:formula="of:=[.CN33]*1000" office:value-type="float" office:value="657.03456" calcext:value-type="float">
            <text:p>657.03456</text:p>
          </table:table-cell>
          <table:table-cell table:formula="of:=[.CO33]*1000" office:value-type="float" office:value="671.474879999999" calcext:value-type="float">
            <text:p>671.474879999999</text:p>
          </table:table-cell>
          <table:table-cell table:formula="of:=[.CP33]*1000" office:value-type="float" office:value="686.072159999999" calcext:value-type="float">
            <text:p>686.072159999999</text:p>
          </table:table-cell>
          <table:table-cell table:formula="of:=[.CQ33]*1000" office:value-type="float" office:value="700.826399999999" calcext:value-type="float">
            <text:p>700.826399999999</text:p>
          </table:table-cell>
          <table:table-cell table:formula="of:=[.CR33]*1000" office:value-type="float" office:value="715.737599999999" calcext:value-type="float">
            <text:p>715.737599999999</text:p>
          </table:table-cell>
          <table:table-cell table:formula="of:=[.CS33]*1000" office:value-type="float" office:value="730.805759999999" calcext:value-type="float">
            <text:p>730.805759999999</text:p>
          </table:table-cell>
          <table:table-cell table:formula="of:=[.CT33]*1000" office:value-type="float" office:value="746.030879999999" calcext:value-type="float">
            <text:p>746.030879999999</text:p>
          </table:table-cell>
          <table:table-cell table:formula="of:=[.CU33]*1000" office:value-type="float" office:value="761.412959999999" calcext:value-type="float">
            <text:p>761.412959999999</text:p>
          </table:table-cell>
          <table:table-cell table:formula="of:=[.CV33]*1000" office:value-type="float" office:value="776.951999999999" calcext:value-type="float">
            <text:p>776.951999999999</text:p>
          </table:table-cell>
          <table:table-cell table:formula="of:=[.CW33]*1000" office:value-type="float" office:value="792.647999999999" calcext:value-type="float">
            <text:p>792.647999999999</text:p>
          </table:table-cell>
          <table:table-cell table:formula="of:=[.CX33]*1000" office:value-type="float" office:value="808.500959999999" calcext:value-type="float">
            <text:p>808.500959999999</text:p>
          </table:table-cell>
          <table:table-cell table:formula="of:=[.CY33]*1000" office:value-type="float" office:value="824.510879999999" calcext:value-type="float">
            <text:p>824.510879999999</text:p>
          </table:table-cell>
          <table:table-cell table:formula="of:=[.CZ33]*1000" office:value-type="float" office:value="840.677759999999" calcext:value-type="float">
            <text:p>840.677759999999</text:p>
          </table:table-cell>
          <table:table-cell table:formula="of:=[.DA33]*1000" office:value-type="float" office:value="857.001599999999" calcext:value-type="float">
            <text:p>857.001599999999</text:p>
          </table:table-cell>
          <table:table-cell table:formula="of:=[.DB33]*1000" office:value-type="float" office:value="873.482399999999" calcext:value-type="float">
            <text:p>873.482399999999</text:p>
          </table:table-cell>
          <table:table-cell table:formula="of:=[.DC33]*1000" office:value-type="float" office:value="890.120159999999" calcext:value-type="float">
            <text:p>890.120159999999</text:p>
          </table:table-cell>
          <table:table-cell table:formula="of:=[.DD33]*1000" office:value-type="float" office:value="906.914879999999" calcext:value-type="float">
            <text:p>906.914879999999</text:p>
          </table:table-cell>
          <table:table-cell table:formula="of:=[.DE33]*1000" office:value-type="float" office:value="923.866559999999" calcext:value-type="float">
            <text:p>923.866559999999</text:p>
          </table:table-cell>
          <table:table-cell table:formula="of:=[.DF33]*1000" office:value-type="float" office:value="940.975199999999" calcext:value-type="float">
            <text:p>940.975199999999</text:p>
          </table:table-cell>
          <table:table-cell table:formula="of:=[.DG33]*1000" office:value-type="float" office:value="958.240799999999" calcext:value-type="float">
            <text:p>958.240799999999</text:p>
          </table:table-cell>
          <table:table-cell table:formula="of:=[.DH33]*1000" office:value-type="float" office:value="975.663359999999" calcext:value-type="float">
            <text:p>975.663359999999</text:p>
          </table:table-cell>
          <table:table-cell table:formula="of:=[.DI33]*1000" office:value-type="float" office:value="993.242879999999" calcext:value-type="float">
            <text:p>993.242879999999</text:p>
          </table:table-cell>
          <table:table-cell table:formula="of:=[.DJ33]*1000" office:value-type="float" office:value="1010.97936" calcext:value-type="float">
            <text:p>1010.97936</text:p>
          </table:table-cell>
          <table:table-cell table:formula="of:=[.DK33]*1000" office:value-type="float" office:value="1028.8728" calcext:value-type="float">
            <text:p>1028.8728</text:p>
          </table:table-cell>
          <table:table-cell table:formula="of:=[.DL33]*1000" office:value-type="float" office:value="1046.9232" calcext:value-type="float">
            <text:p>1046.9232</text:p>
          </table:table-cell>
          <table:table-cell table:formula="of:=[.DM33]*1000" office:value-type="float" office:value="1065.13056" calcext:value-type="float">
            <text:p>1065.13056</text:p>
          </table:table-cell>
          <table:table-cell table:formula="of:=[.DN33]*1000" office:value-type="float" office:value="1083.49488" calcext:value-type="float">
            <text:p>1083.49488</text:p>
          </table:table-cell>
          <table:table-cell table:formula="of:=[.DO33]*1000" office:value-type="float" office:value="1102.01616" calcext:value-type="float">
            <text:p>1102.01616</text:p>
          </table:table-cell>
          <table:table-cell table:formula="of:=[.DP33]*1000" office:value-type="float" office:value="1120.6944" calcext:value-type="float">
            <text:p>1120.6944</text:p>
          </table:table-cell>
          <table:table-cell table:formula="of:=[.DQ33]*1000" office:value-type="float" office:value="1139.5296" calcext:value-type="float">
            <text:p>1139.5296</text:p>
          </table:table-cell>
          <table:table-cell table:formula="of:=[.DR33]*1000" office:value-type="float" office:value="1158.52176" calcext:value-type="float">
            <text:p>1158.52176</text:p>
          </table:table-cell>
          <table:table-cell table:formula="of:=[.DS33]*1000" office:value-type="float" office:value="1177.67088" calcext:value-type="float">
            <text:p>1177.67088</text:p>
          </table:table-cell>
          <table:table-cell table:formula="of:=[.DT33]*1000" office:value-type="float" office:value="1196.97696" calcext:value-type="float">
            <text:p>1196.97696</text:p>
          </table:table-cell>
          <table:table-cell table:formula="of:=[.DU33]*1000" office:value-type="float" office:value="1216.44" calcext:value-type="float">
            <text:p>1216.44</text:p>
          </table:table-cell>
          <table:table-cell table:formula="of:=[.DV33]*1000" office:value-type="float" office:value="1236.06" calcext:value-type="float">
            <text:p>1236.06</text:p>
          </table:table-cell>
          <table:table-cell table:formula="of:=[.DW33]*1000" office:value-type="float" office:value="1255.83696" calcext:value-type="float">
            <text:p>1255.83696</text:p>
          </table:table-cell>
          <table:table-cell table:formula="of:=[.DX33]*1000" office:value-type="float" office:value="1275.77088" calcext:value-type="float">
            <text:p>1275.77088</text:p>
          </table:table-cell>
          <table:table-cell table:formula="of:=[.DY33]*1000" office:value-type="float" office:value="1295.86176" calcext:value-type="float">
            <text:p>1295.86176</text:p>
          </table:table-cell>
          <table:table-cell table:formula="of:=[.DZ33]*1000" office:value-type="float" office:value="1316.1096" calcext:value-type="float">
            <text:p>1316.1096</text:p>
          </table:table-cell>
          <table:table-cell table:formula="of:=[.EA33]*1000" office:value-type="float" office:value="1336.5144" calcext:value-type="float">
            <text:p>1336.5144</text:p>
          </table:table-cell>
          <table:table-cell table:formula="of:=[.EB33]*1000" office:value-type="float" office:value="1357.07616" calcext:value-type="float">
            <text:p>1357.07616</text:p>
          </table:table-cell>
          <table:table-cell table:formula="of:=[.EC33]*1000" office:value-type="float" office:value="1377.79488" calcext:value-type="float">
            <text:p>1377.79488</text:p>
          </table:table-cell>
          <table:table-cell table:formula="of:=[.ED33]*1000" office:value-type="float" office:value="1398.67056" calcext:value-type="float">
            <text:p>1398.67056</text:p>
          </table:table-cell>
          <table:table-cell table:formula="of:=[.EE33]*1000" office:value-type="float" office:value="1419.7032" calcext:value-type="float">
            <text:p>1419.7032</text:p>
          </table:table-cell>
          <table:table-cell table:formula="of:=[.EF33]*1000" office:value-type="float" office:value="1440.8928" calcext:value-type="float">
            <text:p>1440.8928</text:p>
          </table:table-cell>
          <table:table-cell table:formula="of:=[.EG33]*1000" office:value-type="float" office:value="1462.23936" calcext:value-type="float">
            <text:p>1462.23936</text:p>
          </table:table-cell>
          <table:table-cell table:formula="of:=[.EH33]*1000" office:value-type="float" office:value="1483.74288" calcext:value-type="float">
            <text:p>1483.74288</text:p>
          </table:table-cell>
          <table:table-cell table:formula="of:=[.EI33]*1000" office:value-type="float" office:value="1505.40336" calcext:value-type="float">
            <text:p>1505.40336</text:p>
          </table:table-cell>
          <table:table-cell table:formula="of:=[.EJ33]*1000" office:value-type="float" office:value="1527.2208" calcext:value-type="float">
            <text:p>1527.2208</text:p>
          </table:table-cell>
          <table:table-cell table:formula="of:=[.EK33]*1000" office:value-type="float" office:value="1549.1952" calcext:value-type="float">
            <text:p>1549.1952</text:p>
          </table:table-cell>
          <table:table-cell table:formula="of:=[.EL33]*1000" office:value-type="float" office:value="1571.32656" calcext:value-type="float">
            <text:p>1571.32656</text:p>
          </table:table-cell>
          <table:table-cell table:formula="of:=[.EM33]*1000" office:value-type="float" office:value="1593.61488" calcext:value-type="float">
            <text:p>1593.61488</text:p>
          </table:table-cell>
          <table:table-cell table:formula="of:=[.EN33]*1000" office:value-type="float" office:value="1616.06016" calcext:value-type="float">
            <text:p>1616.06016</text:p>
          </table:table-cell>
          <table:table-cell table:formula="of:=[.EO33]*1000" office:value-type="float" office:value="1638.6624" calcext:value-type="float">
            <text:p>1638.6624</text:p>
          </table:table-cell>
          <table:table-cell table:formula="of:=[.EP33]*1000" office:value-type="float" office:value="1661.4216" calcext:value-type="float">
            <text:p>1661.4216</text:p>
          </table:table-cell>
          <table:table-cell table:formula="of:=[.EQ33]*1000" office:value-type="float" office:value="1684.33776" calcext:value-type="float">
            <text:p>1684.33776</text:p>
          </table:table-cell>
          <table:table-cell table:formula="of:=[.ER33]*1000" office:value-type="float" office:value="1707.41088" calcext:value-type="float">
            <text:p>1707.41088</text:p>
          </table:table-cell>
          <table:table-cell table:formula="of:=[.ES33]*1000" office:value-type="float" office:value="1730.64096" calcext:value-type="float">
            <text:p>1730.64096</text:p>
          </table:table-cell>
          <table:table-cell table:formula="of:=[.ET33]*1000" office:value-type="float" office:value="1754.028" calcext:value-type="float">
            <text:p>1754.028</text:p>
          </table:table-cell>
          <table:table-cell table:formula="of:=[.EU33]*1000" office:value-type="float" office:value="1777.572" calcext:value-type="float">
            <text:p>1777.572</text:p>
          </table:table-cell>
          <table:table-cell table:formula="of:=[.EV33]*1000" office:value-type="float" office:value="1801.27296" calcext:value-type="float">
            <text:p>1801.27296</text:p>
          </table:table-cell>
          <table:table-cell table:formula="of:=[.EW33]*1000" office:value-type="float" office:value="1825.13088" calcext:value-type="float">
            <text:p>1825.13088</text:p>
          </table:table-cell>
          <table:table-cell table:formula="of:=[.EX33]*1000" office:value-type="float" office:value="1849.14576" calcext:value-type="float">
            <text:p>1849.14576</text:p>
          </table:table-cell>
          <table:table-cell table:formula="of:=[.EY33]*1000" office:value-type="float" office:value="1873.3176" calcext:value-type="float">
            <text:p>1873.3176</text:p>
          </table:table-cell>
          <table:table-cell table:formula="of:=[.EZ33]*1000" office:value-type="float" office:value="1897.6464" calcext:value-type="float">
            <text:p>1897.6464</text:p>
          </table:table-cell>
          <table:table-cell table:formula="of:=[.FA33]*1000" office:value-type="float" office:value="1922.13216" calcext:value-type="float">
            <text:p>1922.13216</text:p>
          </table:table-cell>
          <table:table-cell table:formula="of:=[.FB33]*1000" office:value-type="float" office:value="1946.77488" calcext:value-type="float">
            <text:p>1946.77488</text:p>
          </table:table-cell>
          <table:table-cell table:formula="of:=[.FC33]*1000" office:value-type="float" office:value="1971.57456" calcext:value-type="float">
            <text:p>1971.57456</text:p>
          </table:table-cell>
          <table:table-cell table:formula="of:=[.FD33]*1000" office:value-type="float" office:value="1996.5312" calcext:value-type="float">
            <text:p>1996.5312</text:p>
          </table:table-cell>
          <table:table-cell table:formula="of:=[.FE33]*1000" office:value-type="float" office:value="2021.64479999999" calcext:value-type="float">
            <text:p>2021.64479999999</text:p>
          </table:table-cell>
          <table:table-cell table:formula="of:=[.FF33]*1000" office:value-type="float" office:value="2046.91535999999" calcext:value-type="float">
            <text:p>2046.91535999999</text:p>
          </table:table-cell>
          <table:table-cell table:formula="of:=[.FG33]*1000" office:value-type="float" office:value="2072.34287999999" calcext:value-type="float">
            <text:p>2072.34287999999</text:p>
          </table:table-cell>
          <table:table-cell table:formula="of:=[.FH33]*1000" office:value-type="float" office:value="2097.92735999999" calcext:value-type="float">
            <text:p>2097.92735999999</text:p>
          </table:table-cell>
          <table:table-cell table:formula="of:=[.FI33]*1000" office:value-type="float" office:value="2123.66879999999" calcext:value-type="float">
            <text:p>2123.66879999999</text:p>
          </table:table-cell>
          <table:table-cell table:formula="of:=[.FJ33]*1000" office:value-type="float" office:value="2149.56719999999" calcext:value-type="float">
            <text:p>2149.56719999999</text:p>
          </table:table-cell>
          <table:table-cell table:formula="of:=[.FK33]*1000" office:value-type="float" office:value="2175.62255999999" calcext:value-type="float">
            <text:p>2175.62255999999</text:p>
          </table:table-cell>
          <table:table-cell table:formula="of:=[.FL33]*1000" office:value-type="float" office:value="2201.83487999999" calcext:value-type="float">
            <text:p>2201.83487999999</text:p>
          </table:table-cell>
          <table:table-cell table:formula="of:=[.FM33]*1000" office:value-type="float" office:value="2228.20415999999" calcext:value-type="float">
            <text:p>2228.20415999999</text:p>
          </table:table-cell>
          <table:table-cell table:formula="of:=[.FN33]*1000" office:value-type="float" office:value="2254.73039999999" calcext:value-type="float">
            <text:p>2254.73039999999</text:p>
          </table:table-cell>
          <table:table-cell table:formula="of:=[.FO33]*1000" office:value-type="float" office:value="2281.41359999999" calcext:value-type="float">
            <text:p>2281.41359999999</text:p>
          </table:table-cell>
          <table:table-cell table:formula="of:=[.FP33]*1000" office:value-type="float" office:value="2308.25375999999" calcext:value-type="float">
            <text:p>2308.25375999999</text:p>
          </table:table-cell>
          <table:table-cell table:formula="of:=[.FQ33]*1000" office:value-type="float" office:value="2335.25087999999" calcext:value-type="float">
            <text:p>2335.25087999999</text:p>
          </table:table-cell>
          <table:table-cell table:formula="of:=[.FR33]*1000" office:value-type="float" office:value="2362.40495999999" calcext:value-type="float">
            <text:p>2362.40495999999</text:p>
          </table:table-cell>
          <table:table-cell table:formula="of:=[.FS33]*1000" office:value-type="float" office:value="2389.71599999999" calcext:value-type="float">
            <text:p>2389.71599999999</text:p>
          </table:table-cell>
          <table:table-cell table:formula="of:=[.FT33]*1000" office:value-type="float" office:value="2417.18399999999" calcext:value-type="float">
            <text:p>2417.18399999999</text:p>
          </table:table-cell>
          <table:table-cell table:formula="of:=[.FU33]*1000" office:value-type="float" office:value="2444.80895999999" calcext:value-type="float">
            <text:p>2444.80895999999</text:p>
          </table:table-cell>
          <table:table-cell table:formula="of:=[.FV33]*1000" office:value-type="float" office:value="2472.59087999999" calcext:value-type="float">
            <text:p>2472.59087999999</text:p>
          </table:table-cell>
          <table:table-cell table:formula="of:=[.FW33]*1000" office:value-type="float" office:value="2500.52975999999" calcext:value-type="float">
            <text:p>2500.52975999999</text:p>
          </table:table-cell>
          <table:table-cell table:formula="of:=[.FX33]*1000" office:value-type="float" office:value="2528.62559999999" calcext:value-type="float">
            <text:p>2528.62559999999</text:p>
          </table:table-cell>
          <table:table-cell table:formula="of:=[.FY33]*1000" office:value-type="float" office:value="2556.87839999999" calcext:value-type="float">
            <text:p>2556.87839999999</text:p>
          </table:table-cell>
          <table:table-cell table:formula="of:=[.FZ33]*1000" office:value-type="float" office:value="2585.28815999999" calcext:value-type="float">
            <text:p>2585.28815999999</text:p>
          </table:table-cell>
          <table:table-cell table:formula="of:=[.GA33]*1000" office:value-type="float" office:value="2613.85487999999" calcext:value-type="float">
            <text:p>2613.85487999999</text:p>
          </table:table-cell>
          <table:table-cell table:formula="of:=[.GB33]*1000" office:value-type="float" office:value="2642.57855999999" calcext:value-type="float">
            <text:p>2642.57855999999</text:p>
          </table:table-cell>
          <table:table-cell table:formula="of:=[.GC33]*1000" office:value-type="float" office:value="2671.45919999999" calcext:value-type="float">
            <text:p>2671.45919999999</text:p>
          </table:table-cell>
          <table:table-cell table:formula="of:=[.GD33]*1000" office:value-type="float" office:value="2700.49679999999" calcext:value-type="float">
            <text:p>2700.49679999999</text:p>
          </table:table-cell>
          <table:table-cell table:formula="of:=[.GE33]*1000" office:value-type="float" office:value="2729.69135999999" calcext:value-type="float">
            <text:p>2729.69135999999</text:p>
          </table:table-cell>
          <table:table-cell table:formula="of:=[.GF33]*1000" office:value-type="float" office:value="2759.04287999999" calcext:value-type="float">
            <text:p>2759.04287999999</text:p>
          </table:table-cell>
          <table:table-cell table:formula="of:=[.GG33]*1000" office:value-type="float" office:value="2788.55135999999" calcext:value-type="float">
            <text:p>2788.55135999999</text:p>
          </table:table-cell>
          <table:table-cell table:formula="of:=[.GH33]*1000" office:value-type="float" office:value="2818.21679999999" calcext:value-type="float">
            <text:p>2818.21679999999</text:p>
          </table:table-cell>
          <table:table-cell table:formula="of:=[.GI33]*1000" office:value-type="float" office:value="2848.03919999999" calcext:value-type="float">
            <text:p>2848.03919999999</text:p>
          </table:table-cell>
          <table:table-cell table:formula="of:=[.GJ33]*1000" office:value-type="float" office:value="2878.01855999999" calcext:value-type="float">
            <text:p>2878.01855999999</text:p>
          </table:table-cell>
          <table:table-cell table:formula="of:=[.GK33]*1000" office:value-type="float" office:value="2908.15487999999" calcext:value-type="float">
            <text:p>2908.15487999999</text:p>
          </table:table-cell>
          <table:table-cell table:formula="of:=[.GL33]*1000" office:value-type="float" office:value="2938.44815999999" calcext:value-type="float">
            <text:p>2938.44815999999</text:p>
          </table:table-cell>
          <table:table-cell table:formula="of:=[.GM33]*1000" office:value-type="float" office:value="2968.89839999999" calcext:value-type="float">
            <text:p>2968.89839999999</text:p>
          </table:table-cell>
          <table:table-cell table:formula="of:=[.GN33]*1000" office:value-type="float" office:value="2999.50559999999" calcext:value-type="float">
            <text:p>2999.50559999999</text:p>
          </table:table-cell>
          <table:table-cell table:formula="of:=[.GO33]*1000" office:value-type="float" office:value="3030.26975999999" calcext:value-type="float">
            <text:p>3030.26975999999</text:p>
          </table:table-cell>
          <table:table-cell table:formula="of:=[.GP33]*1000" office:value-type="float" office:value="3061.19087999999" calcext:value-type="float">
            <text:p>3061.19087999999</text:p>
          </table:table-cell>
          <table:table-cell table:formula="of:=[.GQ33]*1000" office:value-type="float" office:value="3092.26895999999" calcext:value-type="float">
            <text:p>3092.26895999999</text:p>
          </table:table-cell>
          <table:table-cell table:formula="of:=[.GR33]*1000" office:value-type="float" office:value="3123.50399999999" calcext:value-type="float">
            <text:p>3123.50399999999</text:p>
          </table:table-cell>
          <table:table-cell table:formula="of:=[.GS33]*1000" office:value-type="float" office:value="3154.89599999999" calcext:value-type="float">
            <text:p>3154.89599999999</text:p>
          </table:table-cell>
          <table:table-cell table:formula="of:=[.GT33]*1000" office:value-type="float" office:value="3186.44495999999" calcext:value-type="float">
            <text:p>3186.44495999999</text:p>
          </table:table-cell>
          <table:table-cell table:formula="of:=[.GU33]*1000" office:value-type="float" office:value="3218.15087999999" calcext:value-type="float">
            <text:p>3218.15087999999</text:p>
          </table:table-cell>
          <table:table-cell table:formula="of:=[.GV33]*1000" office:value-type="float" office:value="3250.01375999999" calcext:value-type="float">
            <text:p>3250.01375999999</text:p>
          </table:table-cell>
          <table:table-cell table:formula="of:=[.GW33]*1000" office:value-type="float" office:value="3282.03359999999" calcext:value-type="float">
            <text:p>3282.03359999999</text:p>
          </table:table-cell>
          <table:table-cell table:formula="of:=[.GX33]*1000" office:value-type="float" office:value="3314.21039999999" calcext:value-type="float">
            <text:p>3314.21039999999</text:p>
          </table:table-cell>
          <table:table-cell table:formula="of:=[.GY33]*1000" office:value-type="float" office:value="3346.54415999999" calcext:value-type="float">
            <text:p>3346.54415999999</text:p>
          </table:table-cell>
          <table:table-cell table:formula="of:=[.GZ33]*1000" office:value-type="float" office:value="3379.03487999999" calcext:value-type="float">
            <text:p>3379.03487999999</text:p>
          </table:table-cell>
          <table:table-cell table:formula="of:=[.HA33]*1000" office:value-type="float" office:value="3411.68255999999" calcext:value-type="float">
            <text:p>3411.68255999999</text:p>
          </table:table-cell>
          <table:table-cell table:formula="of:=[.HB33]*1000" office:value-type="float" office:value="3444.48719999999" calcext:value-type="float">
            <text:p>3444.48719999999</text:p>
          </table:table-cell>
          <table:table-cell table:formula="of:=[.HC33]*1000" office:value-type="float" office:value="3477.44879999999" calcext:value-type="float">
            <text:p>3477.44879999999</text:p>
          </table:table-cell>
          <table:table-cell table:formula="of:=[.HD33]*1000" office:value-type="float" office:value="3510.56735999999" calcext:value-type="float">
            <text:p>3510.56735999999</text:p>
          </table:table-cell>
          <table:table-cell table:formula="of:=[.HE33]*1000" office:value-type="float" office:value="3543.84287999999" calcext:value-type="float">
            <text:p>3543.84287999999</text:p>
          </table:table-cell>
          <table:table-cell table:formula="of:=[.HF33]*1000" office:value-type="float" office:value="3577.27535999999" calcext:value-type="float">
            <text:p>3577.27535999999</text:p>
          </table:table-cell>
          <table:table-cell table:formula="of:=[.HG33]*1000" office:value-type="float" office:value="3610.86479999999" calcext:value-type="float">
            <text:p>3610.86479999999</text:p>
          </table:table-cell>
          <table:table-cell table:formula="of:=[.HH33]*1000" office:value-type="float" office:value="3644.61119999999" calcext:value-type="float">
            <text:p>3644.61119999999</text:p>
          </table:table-cell>
          <table:table-cell table:formula="of:=[.HI33]*1000" office:value-type="float" office:value="3678.51455999999" calcext:value-type="float">
            <text:p>3678.51455999999</text:p>
          </table:table-cell>
          <table:table-cell table:formula="of:=[.HJ33]*1000" office:value-type="float" office:value="3712.57487999999" calcext:value-type="float">
            <text:p>3712.57487999999</text:p>
          </table:table-cell>
          <table:table-cell table:formula="of:=[.HK33]*1000" office:value-type="float" office:value="3746.79215999999" calcext:value-type="float">
            <text:p>3746.79215999999</text:p>
          </table:table-cell>
          <table:table-cell table:formula="of:=[.HL33]*1000" office:value-type="float" office:value="3781.16639999999" calcext:value-type="float">
            <text:p>3781.16639999999</text:p>
          </table:table-cell>
          <table:table-cell table:formula="of:=[.HM33]*1000" office:value-type="float" office:value="3815.69759999999" calcext:value-type="float">
            <text:p>3815.69759999999</text:p>
          </table:table-cell>
          <table:table-cell table:formula="of:=[.HN33]*1000" office:value-type="float" office:value="3850.38575999999" calcext:value-type="float">
            <text:p>3850.38575999999</text:p>
          </table:table-cell>
          <table:table-cell table:formula="of:=[.HO33]*1000" office:value-type="float" office:value="3885.23087999999" calcext:value-type="float">
            <text:p>3885.23087999999</text:p>
          </table:table-cell>
          <table:table-cell table:formula="of:=[.HP33]*1000" office:value-type="float" office:value="3920.23295999999" calcext:value-type="float">
            <text:p>3920.23295999999</text:p>
          </table:table-cell>
          <table:table-cell table:formula="of:=[.HQ33]*1000" office:value-type="float" office:value="3955.39199999999" calcext:value-type="float">
            <text:p>3955.39199999999</text:p>
          </table:table-cell>
          <table:table-cell table:formula="of:=[.HR33]*1000" office:value-type="float" office:value="3990.70799999999" calcext:value-type="float">
            <text:p>3990.70799999999</text:p>
          </table:table-cell>
          <table:table-cell table:formula="of:=[.HS33]*1000" office:value-type="float" office:value="4026.18095999999" calcext:value-type="float">
            <text:p>4026.18095999999</text:p>
          </table:table-cell>
          <table:table-cell table:formula="of:=[.HT33]*1000" office:value-type="float" office:value="4061.81087999999" calcext:value-type="float">
            <text:p>4061.81087999999</text:p>
          </table:table-cell>
          <table:table-cell table:formula="of:=[.HU33]*1000" office:value-type="float" office:value="4097.59775999999" calcext:value-type="float">
            <text:p>4097.59775999999</text:p>
          </table:table-cell>
          <table:table-cell table:formula="of:=[.HV33]*1000" office:value-type="float" office:value="4133.54159999999" calcext:value-type="float">
            <text:p>4133.54159999999</text:p>
          </table:table-cell>
          <table:table-cell table:formula="of:=[.HW33]*1000" office:value-type="float" office:value="4169.64239999999" calcext:value-type="float">
            <text:p>4169.64239999999</text:p>
          </table:table-cell>
          <table:table-cell table:formula="of:=[.HX33]*1000" office:value-type="float" office:value="4205.90015999999" calcext:value-type="float">
            <text:p>4205.90015999999</text:p>
          </table:table-cell>
          <table:table-cell table:formula="of:=[.HY33]*1000" office:value-type="float" office:value="4242.31487999999" calcext:value-type="float">
            <text:p>4242.31487999999</text:p>
          </table:table-cell>
          <table:table-cell table:formula="of:=[.HZ33]*1000" office:value-type="float" office:value="4278.88655999999" calcext:value-type="float">
            <text:p>4278.88655999999</text:p>
          </table:table-cell>
          <table:table-cell table:formula="of:=[.IA33]*1000" office:value-type="float" office:value="4315.61519999999" calcext:value-type="float">
            <text:p>4315.61519999999</text:p>
          </table:table-cell>
          <table:table-cell table:formula="of:=[.IB33]*1000" office:value-type="float" office:value="4352.50079999998" calcext:value-type="float">
            <text:p>4352.50079999998</text:p>
          </table:table-cell>
          <table:table-cell table:formula="of:=[.IC33]*1000" office:value-type="float" office:value="4389.54335999998" calcext:value-type="float">
            <text:p>4389.54335999998</text:p>
          </table:table-cell>
          <table:table-cell table:formula="of:=[.ID33]*1000" office:value-type="float" office:value="4426.74287999998" calcext:value-type="float">
            <text:p>4426.74287999998</text:p>
          </table:table-cell>
          <table:table-cell table:formula="of:=[.IE33]*1000" office:value-type="float" office:value="4464.09935999998" calcext:value-type="float">
            <text:p>4464.09935999998</text:p>
          </table:table-cell>
          <table:table-cell table:formula="of:=[.IF33]*1000" office:value-type="float" office:value="4501.61279999998" calcext:value-type="float">
            <text:p>4501.61279999998</text:p>
          </table:table-cell>
          <table:table-cell table:formula="of:=[.IG33]*1000" office:value-type="float" office:value="4539.28319999998" calcext:value-type="float">
            <text:p>4539.28319999998</text:p>
          </table:table-cell>
          <table:table-cell table:formula="of:=[.IH33]*1000" office:value-type="float" office:value="4577.11055999998" calcext:value-type="float">
            <text:p>4577.11055999998</text:p>
          </table:table-cell>
          <table:table-cell table:formula="of:=[.II33]*1000" office:value-type="float" office:value="4615.09487999998" calcext:value-type="float">
            <text:p>4615.09487999998</text:p>
          </table:table-cell>
          <table:table-cell table:formula="of:=[.IJ33]*1000" office:value-type="float" office:value="4653.23615999998" calcext:value-type="float">
            <text:p>4653.23615999998</text:p>
          </table:table-cell>
          <table:table-cell table:formula="of:=[.IK33]*1000" office:value-type="float" office:value="4691.53439999998" calcext:value-type="float">
            <text:p>4691.53439999998</text:p>
          </table:table-cell>
          <table:table-cell table:formula="of:=[.IL33]*1000" office:value-type="float" office:value="4729.98959999998" calcext:value-type="float">
            <text:p>4729.98959999998</text:p>
          </table:table-cell>
          <table:table-cell table:formula="of:=[.IM33]*1000" office:value-type="float" office:value="4768.60175999998" calcext:value-type="float">
            <text:p>4768.60175999998</text:p>
          </table:table-cell>
          <table:table-cell table:formula="of:=[.IN33]*1000" office:value-type="float" office:value="4807.37087999998" calcext:value-type="float">
            <text:p>4807.37087999998</text:p>
          </table:table-cell>
          <table:table-cell table:formula="of:=[.IO33]*1000" office:value-type="float" office:value="4846.29695999998" calcext:value-type="float">
            <text:p>4846.29695999998</text:p>
          </table:table-cell>
          <table:table-cell table:formula="of:=[.IP33]*1000" office:value-type="float" office:value="4885.37999999998" calcext:value-type="float">
            <text:p>4885.37999999998</text:p>
          </table:table-cell>
          <table:table-cell table:formula="of:=[.IQ33]*1000" office:value-type="float" office:value="4924.61999999998" calcext:value-type="float">
            <text:p>4924.61999999998</text:p>
          </table:table-cell>
          <table:table-cell table:formula="of:=[.IR33]*1000" office:value-type="float" office:value="4964.01695999998" calcext:value-type="float">
            <text:p>4964.01695999998</text:p>
          </table:table-cell>
          <table:table-cell table:formula="of:=[.IS33]*1000" office:value-type="float" office:value="5003.57087999998" calcext:value-type="float">
            <text:p>5003.57087999998</text:p>
          </table:table-cell>
          <table:table-cell table:formula="of:=[.IT33]*1000" office:value-type="float" office:value="5043.28175999998" calcext:value-type="float">
            <text:p>5043.28175999998</text:p>
          </table:table-cell>
          <table:table-cell table:formula="of:=[.IU33]*1000" office:value-type="float" office:value="5083.14959999998" calcext:value-type="float">
            <text:p>5083.14959999998</text:p>
          </table:table-cell>
          <table:table-cell table:formula="of:=[.IV33]*1000" office:value-type="float" office:value="5123.17439999998" calcext:value-type="float">
            <text:p>5123.17439999998</text:p>
          </table:table-cell>
          <table:table-cell table:formula="of:=[.IW33]*1000" office:value-type="float" office:value="5163.35615999998" calcext:value-type="float">
            <text:p>5163.35615999998</text:p>
          </table:table-cell>
          <table:table-cell table:formula="of:=[.IX33]*1000" office:value-type="float" office:value="5203.69487999998" calcext:value-type="float">
            <text:p>5203.69487999998</text:p>
          </table:table-cell>
          <table:table-cell table:formula="of:=[.IY33]*1000" office:value-type="float" office:value="5244.19055999998" calcext:value-type="float">
            <text:p>5244.19055999998</text:p>
          </table:table-cell>
          <table:table-cell table:formula="of:=[.IZ33]*1000" office:value-type="float" office:value="5284.84319999998" calcext:value-type="float">
            <text:p>5284.84319999998</text:p>
          </table:table-cell>
          <table:table-cell table:formula="of:=[.JA33]*1000" office:value-type="float" office:value="5325.65279999998" calcext:value-type="float">
            <text:p>5325.65279999998</text:p>
          </table:table-cell>
          <table:table-cell table:formula="of:=[.JB33]*1000" office:value-type="float" office:value="5366.61935999998" calcext:value-type="float">
            <text:p>5366.61935999998</text:p>
          </table:table-cell>
          <table:table-cell table:formula="of:=[.JC33]*1000" office:value-type="float" office:value="5407.74287999998" calcext:value-type="float">
            <text:p>5407.74287999998</text:p>
          </table:table-cell>
          <table:table-cell table:formula="of:=[.JD33]*1000" office:value-type="float" office:value="5449.02335999998" calcext:value-type="float">
            <text:p>5449.02335999998</text:p>
          </table:table-cell>
          <table:table-cell table:formula="of:=[.JE33]*1000" office:value-type="float" office:value="5490.46079999998" calcext:value-type="float">
            <text:p>5490.46079999998</text:p>
          </table:table-cell>
          <table:table-cell table:formula="of:=[.JF33]*1000" office:value-type="float" office:value="5532.05519999998" calcext:value-type="float">
            <text:p>5532.05519999998</text:p>
          </table:table-cell>
          <table:table-cell table:formula="of:=[.JG33]*1000" office:value-type="float" office:value="5573.80655999998" calcext:value-type="float">
            <text:p>5573.80655999998</text:p>
          </table:table-cell>
          <table:table-cell table:formula="of:=[.JH33]*1000" office:value-type="float" office:value="5615.71487999998" calcext:value-type="float">
            <text:p>5615.71487999998</text:p>
          </table:table-cell>
          <table:table-cell table:formula="of:=[.JI33]*1000" office:value-type="float" office:value="5657.78015999998" calcext:value-type="float">
            <text:p>5657.78015999998</text:p>
          </table:table-cell>
          <table:table-cell table:formula="of:=[.JJ33]*1000" office:value-type="float" office:value="5700.00239999998" calcext:value-type="float">
            <text:p>5700.00239999998</text:p>
          </table:table-cell>
          <table:table-cell table:formula="of:=[.JK33]*1000" office:value-type="float" office:value="5742.38159999998" calcext:value-type="float">
            <text:p>5742.38159999998</text:p>
          </table:table-cell>
          <table:table-cell table:formula="of:=[.JL33]*1000" office:value-type="float" office:value="5784.91775999998" calcext:value-type="float">
            <text:p>5784.91775999998</text:p>
          </table:table-cell>
          <table:table-cell table:formula="of:=[.JM33]*1000" office:value-type="float" office:value="5827.61087999998" calcext:value-type="float">
            <text:p>5827.61087999998</text:p>
          </table:table-cell>
          <table:table-cell table:formula="of:=[.JN33]*1000" office:value-type="float" office:value="5870.46095999998" calcext:value-type="float">
            <text:p>5870.46095999998</text:p>
          </table:table-cell>
          <table:table-cell table:formula="of:=[.JO33]*1000" office:value-type="float" office:value="5913.46799999998" calcext:value-type="float">
            <text:p>5913.46799999998</text:p>
          </table:table-cell>
          <table:table-cell table:formula="of:=[.JP33]*1000" office:value-type="float" office:value="5956.63199999998" calcext:value-type="float">
            <text:p>5956.63199999998</text:p>
          </table:table-cell>
          <table:table-cell table:formula="of:=[.JQ33]*1000" office:value-type="float" office:value="5999.95295999998" calcext:value-type="float">
            <text:p>5999.95295999998</text:p>
          </table:table-cell>
          <table:table-cell table:formula="of:=[.JR33]*1000" office:value-type="float" office:value="6043.43087999998" calcext:value-type="float">
            <text:p>6043.43087999998</text:p>
          </table:table-cell>
          <table:table-cell table:formula="of:=[.JS33]*1000" office:value-type="float" office:value="6087.06575999998" calcext:value-type="float">
            <text:p>6087.06575999998</text:p>
          </table:table-cell>
          <table:table-cell table:formula="of:=[.JT33]*1000" office:value-type="float" office:value="6130.85759999998" calcext:value-type="float">
            <text:p>6130.85759999998</text:p>
          </table:table-cell>
          <table:table-cell table:formula="of:=[.JU33]*1000" office:value-type="float" office:value="6174.80639999998" calcext:value-type="float">
            <text:p>6174.80639999998</text:p>
          </table:table-cell>
          <table:table-cell table:formula="of:=[.JV33]*1000" office:value-type="float" office:value="6218.91215999998" calcext:value-type="float">
            <text:p>6218.91215999998</text:p>
          </table:table-cell>
          <table:table-cell table:formula="of:=[.JW33]*1000" office:value-type="float" office:value="6263.17487999998" calcext:value-type="float">
            <text:p>6263.17487999998</text:p>
          </table:table-cell>
          <table:table-cell table:formula="of:=[.JX33]*1000" office:value-type="float" office:value="6307.59455999998" calcext:value-type="float">
            <text:p>6307.59455999998</text:p>
          </table:table-cell>
          <table:table-cell table:formula="of:=[.JY33]*1000" office:value-type="float" office:value="6352.17119999998" calcext:value-type="float">
            <text:p>6352.17119999998</text:p>
          </table:table-cell>
          <table:table-cell table:formula="of:=[.JZ33]*1000" office:value-type="float" office:value="6396.90479999998" calcext:value-type="float">
            <text:p>6396.90479999998</text:p>
          </table:table-cell>
          <table:table-cell table:formula="of:=[.KA33]*1000" office:value-type="float" office:value="6441.79535999998" calcext:value-type="float">
            <text:p>6441.79535999998</text:p>
          </table:table-cell>
          <table:table-cell table:formula="of:=[.KB33]*1000" office:value-type="float" office:value="6486.84287999998" calcext:value-type="float">
            <text:p>6486.84287999998</text:p>
          </table:table-cell>
          <table:table-cell table:formula="of:=[.KC33]*1000" office:value-type="float" office:value="6532.04735999998" calcext:value-type="float">
            <text:p>6532.04735999998</text:p>
          </table:table-cell>
          <table:table-cell table:formula="of:=[.KD33]*1000" office:value-type="float" office:value="6577.40879999997" calcext:value-type="float">
            <text:p>6577.40879999997</text:p>
          </table:table-cell>
          <table:table-cell table:formula="of:=[.KE33]*1000" office:value-type="float" office:value="6622.92719999997" calcext:value-type="float">
            <text:p>6622.92719999997</text:p>
          </table:table-cell>
          <table:table-cell table:formula="of:=[.KF33]*1000" office:value-type="float" office:value="6668.60255999997" calcext:value-type="float">
            <text:p>6668.60255999997</text:p>
          </table:table-cell>
          <table:table-cell table:formula="of:=[.KG33]*1000" office:value-type="float" office:value="6714.43487999997" calcext:value-type="float">
            <text:p>6714.43487999997</text:p>
          </table:table-cell>
          <table:table-cell table:formula="of:=[.KH33]*1000" office:value-type="float" office:value="6760.42415999997" calcext:value-type="float">
            <text:p>6760.42415999997</text:p>
          </table:table-cell>
          <table:table-cell table:formula="of:=[.KI33]*1000" office:value-type="float" office:value="6806.57039999997" calcext:value-type="float">
            <text:p>6806.57039999997</text:p>
          </table:table-cell>
          <table:table-cell table:formula="of:=[.KJ33]*1000" office:value-type="float" office:value="6852.87359999997" calcext:value-type="float">
            <text:p>6852.87359999997</text:p>
          </table:table-cell>
          <table:table-cell table:formula="of:=[.KK33]*1000" office:value-type="float" office:value="6899.33375999997" calcext:value-type="float">
            <text:p>6899.33375999997</text:p>
          </table:table-cell>
          <table:table-cell table:formula="of:=[.KL33]*1000" office:value-type="float" office:value="6945.95087999997" calcext:value-type="float">
            <text:p>6945.95087999997</text:p>
          </table:table-cell>
          <table:table-cell table:formula="of:=[.KM33]*1000" office:value-type="float" office:value="6992.72495999997" calcext:value-type="float">
            <text:p>6992.72495999997</text:p>
          </table:table-cell>
          <table:table-cell table:formula="of:=[.KN33]*1000" office:value-type="float" office:value="7039.65599999997" calcext:value-type="float">
            <text:p>7039.65599999997</text:p>
          </table:table-cell>
          <table:table-cell table:formula="of:=[.KO33]*1000" office:value-type="float" office:value="7086.74399999997" calcext:value-type="float">
            <text:p>7086.74399999997</text:p>
          </table:table-cell>
          <table:table-cell table:formula="of:=[.KP33]*1000" office:value-type="float" office:value="7133.98895999997" calcext:value-type="float">
            <text:p>7133.98895999997</text:p>
          </table:table-cell>
          <table:table-cell table:formula="of:=[.KQ33]*1000" office:value-type="float" office:value="7181.39087999997" calcext:value-type="float">
            <text:p>7181.39087999997</text:p>
          </table:table-cell>
          <table:table-cell table:formula="of:=[.KR33]*1000" office:value-type="float" office:value="7228.94975999997" calcext:value-type="float">
            <text:p>7228.94975999997</text:p>
          </table:table-cell>
          <table:table-cell table:formula="of:=[.KS33]*1000" office:value-type="float" office:value="7276.66559999997" calcext:value-type="float">
            <text:p>7276.66559999997</text:p>
          </table:table-cell>
          <table:table-cell table:formula="of:=[.KT33]*1000" office:value-type="float" office:value="7324.53839999997" calcext:value-type="float">
            <text:p>7324.53839999997</text:p>
          </table:table-cell>
          <table:table-cell table:formula="of:=[.KU33]*1000" office:value-type="float" office:value="7372.56815999997" calcext:value-type="float">
            <text:p>7372.56815999997</text:p>
          </table:table-cell>
          <table:table-cell table:formula="of:=[.KV33]*1000" office:value-type="float" office:value="7420.75487999997" calcext:value-type="float">
            <text:p>7420.75487999997</text:p>
          </table:table-cell>
          <table:table-cell table:formula="of:=[.KW33]*1000" office:value-type="float" office:value="7469.09855999997" calcext:value-type="float">
            <text:p>7469.09855999997</text:p>
          </table:table-cell>
          <table:table-cell table:formula="of:=[.KX33]*1000" office:value-type="float" office:value="7517.59919999997" calcext:value-type="float">
            <text:p>7517.59919999997</text:p>
          </table:table-cell>
          <table:table-cell table:formula="of:=[.KY33]*1000" office:value-type="float" office:value="7566.25679999997" calcext:value-type="float">
            <text:p>7566.25679999997</text:p>
          </table:table-cell>
          <table:table-cell table:formula="of:=[.KZ33]*1000" office:value-type="float" office:value="7615.07135999997" calcext:value-type="float">
            <text:p>7615.07135999997</text:p>
          </table:table-cell>
          <table:table-cell table:formula="of:=[.LA33]*1000" office:value-type="float" office:value="7664.04287999997" calcext:value-type="float">
            <text:p>7664.04287999997</text:p>
          </table:table-cell>
          <table:table-cell table:formula="of:=[.LB33]*1000" office:value-type="float" office:value="7713.17135999997" calcext:value-type="float">
            <text:p>7713.17135999997</text:p>
          </table:table-cell>
          <table:table-cell table:formula="of:=[.LC33]*1000" office:value-type="float" office:value="7762.45679999997" calcext:value-type="float">
            <text:p>7762.45679999997</text:p>
          </table:table-cell>
          <table:table-cell table:formula="of:=[.LD33]*1000" office:value-type="float" office:value="7811.89919999997" calcext:value-type="float">
            <text:p>7811.89919999997</text:p>
          </table:table-cell>
          <table:table-cell table:formula="of:=[.LE33]*1000" office:value-type="float" office:value="7861.49855999997" calcext:value-type="float">
            <text:p>7861.49855999997</text:p>
          </table:table-cell>
          <table:table-cell table:formula="of:=[.LF33]*1000" office:value-type="float" office:value="7911.25487999997" calcext:value-type="float">
            <text:p>7911.25487999997</text:p>
          </table:table-cell>
          <table:table-cell table:formula="of:=[.LG33]*1000" office:value-type="float" office:value="7961.16815999997" calcext:value-type="float">
            <text:p>7961.16815999997</text:p>
          </table:table-cell>
          <table:table-cell table:formula="of:=[.LH33]*1000" office:value-type="float" office:value="8011.23839999997" calcext:value-type="float">
            <text:p>8011.23839999997</text:p>
          </table:table-cell>
          <table:table-cell table:formula="of:=[.LI33]*1000" office:value-type="float" office:value="8061.46559999997" calcext:value-type="float">
            <text:p>8061.46559999997</text:p>
          </table:table-cell>
          <table:table-cell table:formula="of:=[.LJ33]*1000" office:value-type="float" office:value="8111.84975999997" calcext:value-type="float">
            <text:p>8111.84975999997</text:p>
          </table:table-cell>
          <table:table-cell table:formula="of:=[.LK33]*1000" office:value-type="float" office:value="8162.39087999997" calcext:value-type="float">
            <text:p>8162.39087999997</text:p>
          </table:table-cell>
          <table:table-cell table:formula="of:=[.LL33]*1000" office:value-type="float" office:value="8213.08895999997" calcext:value-type="float">
            <text:p>8213.08895999997</text:p>
          </table:table-cell>
          <table:table-cell table:formula="of:=[.LM33]*1000" office:value-type="float" office:value="8263.94399999997" calcext:value-type="float">
            <text:p>8263.94399999997</text:p>
          </table:table-cell>
          <table:table-cell table:formula="of:=[.LN33]*1000" office:value-type="float" office:value="8314.95599999997" calcext:value-type="float">
            <text:p>8314.95599999997</text:p>
          </table:table-cell>
          <table:table-cell table:formula="of:=[.LO33]*1000" office:value-type="float" office:value="8366.12495999997" calcext:value-type="float">
            <text:p>8366.12495999997</text:p>
          </table:table-cell>
          <table:table-cell table:formula="of:=[.LP33]*1000" office:value-type="float" office:value="8417.45087999997" calcext:value-type="float">
            <text:p>8417.45087999997</text:p>
          </table:table-cell>
          <table:table-cell table:formula="of:=[.LQ33]*1000" office:value-type="float" office:value="8468.93375999997" calcext:value-type="float">
            <text:p>8468.93375999997</text:p>
          </table:table-cell>
          <table:table-cell table:formula="of:=[.LR33]*1000" office:value-type="float" office:value="8520.57359999997" calcext:value-type="float">
            <text:p>8520.57359999997</text:p>
          </table:table-cell>
          <table:table-cell table:formula="of:=[.LS33]*1000" office:value-type="float" office:value="8572.37039999997" calcext:value-type="float">
            <text:p>8572.37039999997</text:p>
          </table:table-cell>
          <table:table-cell table:formula="of:=[.LT33]*1000" office:value-type="float" office:value="8624.32415999997" calcext:value-type="float">
            <text:p>8624.32415999997</text:p>
          </table:table-cell>
          <table:table-cell table:formula="of:=[.LU33]*1000" office:value-type="float" office:value="8676.43487999997" calcext:value-type="float">
            <text:p>8676.43487999997</text:p>
          </table:table-cell>
          <table:table-cell table:formula="of:=[.LV33]*1000" office:value-type="float" office:value="8728.70255999997" calcext:value-type="float">
            <text:p>8728.70255999997</text:p>
          </table:table-cell>
          <table:table-cell table:formula="of:=[.LW33]*1000" office:value-type="float" office:value="8781.12719999997" calcext:value-type="float">
            <text:p>8781.12719999997</text:p>
          </table:table-cell>
          <table:table-cell table:formula="of:=[.LX33]*1000" office:value-type="float" office:value="8833.70879999996" calcext:value-type="float">
            <text:p>8833.70879999996</text:p>
          </table:table-cell>
          <table:table-cell table:formula="of:=[.LY33]*1000" office:value-type="float" office:value="8886.44735999997" calcext:value-type="float">
            <text:p>8886.44735999997</text:p>
          </table:table-cell>
          <table:table-cell table:formula="of:=[.LZ33]*1000" office:value-type="float" office:value="8939.34287999996" calcext:value-type="float">
            <text:p>8939.34287999996</text:p>
          </table:table-cell>
          <table:table-cell table:formula="of:=[.MA33]*1000" office:value-type="float" office:value="8992.39535999997" calcext:value-type="float">
            <text:p>8992.39535999997</text:p>
          </table:table-cell>
          <table:table-cell table:formula="of:=[.MB33]*1000" office:value-type="float" office:value="9045.60479999997" calcext:value-type="float">
            <text:p>9045.60479999997</text:p>
          </table:table-cell>
          <table:table-cell table:formula="of:=[.MC33]*1000" office:value-type="float" office:value="9098.97119999997" calcext:value-type="float">
            <text:p>9098.97119999997</text:p>
          </table:table-cell>
          <table:table-cell table:formula="of:=[.MD33]*1000" office:value-type="float" office:value="9152.49455999997" calcext:value-type="float">
            <text:p>9152.49455999997</text:p>
          </table:table-cell>
          <table:table-cell table:formula="of:=[.ME33]*1000" office:value-type="float" office:value="9206.17487999997" calcext:value-type="float">
            <text:p>9206.17487999997</text:p>
          </table:table-cell>
          <table:table-cell table:formula="of:=[.MF33]*1000" office:value-type="float" office:value="9260.01215999997" calcext:value-type="float">
            <text:p>9260.01215999997</text:p>
          </table:table-cell>
          <table:table-cell table:formula="of:=[.MG33]*1000" office:value-type="float" office:value="9314.00639999997" calcext:value-type="float">
            <text:p>9314.00639999997</text:p>
          </table:table-cell>
          <table:table-cell table:formula="of:=[.MH33]*1000" office:value-type="float" office:value="9368.15759999996" calcext:value-type="float">
            <text:p>9368.15759999996</text:p>
          </table:table-cell>
          <table:table-cell table:formula="of:=[.MI33]*1000" office:value-type="float" office:value="9422.46575999996" calcext:value-type="float">
            <text:p>9422.46575999996</text:p>
          </table:table-cell>
          <table:table-cell table:formula="of:=[.MJ33]*1000" office:value-type="float" office:value="9476.93087999996" calcext:value-type="float">
            <text:p>9476.93087999996</text:p>
          </table:table-cell>
          <table:table-cell table:formula="of:=[.MK33]*1000" office:value-type="float" office:value="9531.55295999996" calcext:value-type="float">
            <text:p>9531.55295999996</text:p>
          </table:table-cell>
          <table:table-cell table:formula="of:=[.ML33]*1000" office:value-type="float" office:value="9586.33199999996" calcext:value-type="float">
            <text:p>9586.33199999996</text:p>
          </table:table-cell>
          <table:table-cell table:formula="of:=[.MM33]*1000" office:value-type="float" office:value="9641.26799999996" calcext:value-type="float">
            <text:p>9641.26799999996</text:p>
          </table:table-cell>
          <table:table-cell table:formula="of:=[.MN33]*1000" office:value-type="float" office:value="9696.36095999996" calcext:value-type="float">
            <text:p>9696.36095999996</text:p>
          </table:table-cell>
          <table:table-cell table:formula="of:=[.MO33]*1000" office:value-type="float" office:value="9751.61087999996" calcext:value-type="float">
            <text:p>9751.61087999996</text:p>
          </table:table-cell>
          <table:table-cell table:formula="of:=[.MP33]*1000" office:value-type="float" office:value="9807.01775999996" calcext:value-type="float">
            <text:p>9807.01775999996</text:p>
          </table:table-cell>
          <table:table-cell table:formula="of:=[.MQ33]*1000" office:value-type="float" office:value="9862.58159999996" calcext:value-type="float">
            <text:p>9862.58159999996</text:p>
          </table:table-cell>
          <table:table-cell table:formula="of:=[.MR33]*1000" office:value-type="float" office:value="9918.30239999996" calcext:value-type="float">
            <text:p>9918.30239999996</text:p>
          </table:table-cell>
          <table:table-cell table:formula="of:=[.MS33]*1000" office:value-type="float" office:value="9974.18015999996" calcext:value-type="float">
            <text:p>9974.18015999996</text:p>
          </table:table-cell>
          <table:table-cell table:formula="of:=[.MT33]*1000" office:value-type="float" office:value="10030.21488" calcext:value-type="float">
            <text:p>10030.21488</text:p>
          </table:table-cell>
          <table:table-cell table:formula="of:=[.MU33]*1000" office:value-type="float" office:value="10086.40656" calcext:value-type="float">
            <text:p>10086.40656</text:p>
          </table:table-cell>
          <table:table-cell table:formula="of:=[.MV33]*1000" office:value-type="float" office:value="10142.7552" calcext:value-type="float">
            <text:p>10142.7552</text:p>
          </table:table-cell>
          <table:table-cell table:formula="of:=[.MW33]*1000" office:value-type="float" office:value="10199.2608" calcext:value-type="float">
            <text:p>10199.2608</text:p>
          </table:table-cell>
          <table:table-cell table:formula="of:=[.MX33]*1000" office:value-type="float" office:value="10255.92336" calcext:value-type="float">
            <text:p>10255.92336</text:p>
          </table:table-cell>
          <table:table-cell table:formula="of:=[.MY33]*1000" office:value-type="float" office:value="10312.74288" calcext:value-type="float">
            <text:p>10312.74288</text:p>
          </table:table-cell>
          <table:table-cell table:formula="of:=[.MZ33]*1000" office:value-type="float" office:value="10369.71936" calcext:value-type="float">
            <text:p>10369.71936</text:p>
          </table:table-cell>
          <table:table-cell table:formula="of:=[.NA33]*1000" office:value-type="float" office:value="10426.8528" calcext:value-type="float">
            <text:p>10426.8528</text:p>
          </table:table-cell>
          <table:table-cell table:formula="of:=[.NB33]*1000" office:value-type="float" office:value="10484.1432" calcext:value-type="float">
            <text:p>10484.1432</text:p>
          </table:table-cell>
          <table:table-cell table:formula="of:=[.NC33]*1000" office:value-type="float" office:value="10541.59056" calcext:value-type="float">
            <text:p>10541.59056</text:p>
          </table:table-cell>
          <table:table-cell table:formula="of:=[.ND33]*1000" office:value-type="float" office:value="10599.19488" calcext:value-type="float">
            <text:p>10599.19488</text:p>
          </table:table-cell>
          <table:table-cell table:formula="of:=[.NE33]*1000" office:value-type="float" office:value="10656.95616" calcext:value-type="float">
            <text:p>10656.95616</text:p>
          </table:table-cell>
          <table:table-cell table:formula="of:=[.NF33]*1000" office:value-type="float" office:value="10714.8744" calcext:value-type="float">
            <text:p>10714.8744</text:p>
          </table:table-cell>
          <table:table-cell table:formula="of:=[.NG33]*1000" office:value-type="float" office:value="10772.9496" calcext:value-type="float">
            <text:p>10772.9496</text:p>
          </table:table-cell>
          <table:table-cell table:formula="of:=[.NH33]*1000" office:value-type="float" office:value="10831.18176" calcext:value-type="float">
            <text:p>10831.18176</text:p>
          </table:table-cell>
          <table:table-cell table:formula="of:=[.NI33]*1000" office:value-type="float" office:value="10889.57088" calcext:value-type="float">
            <text:p>10889.57088</text:p>
          </table:table-cell>
          <table:table-cell table:formula="of:=[.NJ33]*1000" office:value-type="float" office:value="10948.11696" calcext:value-type="float">
            <text:p>10948.11696</text:p>
          </table:table-cell>
          <table:table-cell table:formula="of:=[.NK33]*1000" office:value-type="float" office:value="11006.82" calcext:value-type="float">
            <text:p>11006.82</text:p>
          </table:table-cell>
          <table:table-cell table:formula="of:=[.NL33]*1000" office:value-type="float" office:value="11065.68" calcext:value-type="float">
            <text:p>11065.68</text:p>
          </table:table-cell>
          <table:table-cell table:formula="of:=[.NM33]*1000" office:value-type="float" office:value="11124.69696" calcext:value-type="float">
            <text:p>11124.69696</text:p>
          </table:table-cell>
          <table:table-cell table:formula="of:=[.NN33]*1000" office:value-type="float" office:value="11183.87088" calcext:value-type="float">
            <text:p>11183.87088</text:p>
          </table:table-cell>
          <table:table-cell table:formula="of:=[.NO33]*1000" office:value-type="float" office:value="11243.20176" calcext:value-type="float">
            <text:p>11243.20176</text:p>
          </table:table-cell>
          <table:table-cell table:formula="of:=[.NP33]*1000" office:value-type="float" office:value="11302.6896" calcext:value-type="float">
            <text:p>11302.6896</text:p>
          </table:table-cell>
          <table:table-cell table:formula="of:=[.NQ33]*1000" office:value-type="float" office:value="11362.3344" calcext:value-type="float">
            <text:p>11362.3344</text:p>
          </table:table-cell>
          <table:table-cell table:formula="of:=[.NR33]*1000" office:value-type="float" office:value="11422.13616" calcext:value-type="float">
            <text:p>11422.13616</text:p>
          </table:table-cell>
          <table:table-cell table:formula="of:=[.NS33]*1000" office:value-type="float" office:value="11482.09488" calcext:value-type="float">
            <text:p>11482.09488</text:p>
          </table:table-cell>
          <table:table-cell table:formula="of:=[.NT33]*1000" office:value-type="float" office:value="11542.2105599999" calcext:value-type="float">
            <text:p>11542.2105599999</text:p>
          </table:table-cell>
          <table:table-cell table:formula="of:=[.NU33]*1000" office:value-type="float" office:value="11602.4831999999" calcext:value-type="float">
            <text:p>11602.4831999999</text:p>
          </table:table-cell>
          <table:table-cell table:formula="of:=[.NV33]*1000" office:value-type="float" office:value="11662.9128" calcext:value-type="float">
            <text:p>11662.9128</text:p>
          </table:table-cell>
          <table:table-cell table:formula="of:=[.NW33]*1000" office:value-type="float" office:value="11723.49936" calcext:value-type="float">
            <text:p>11723.49936</text:p>
          </table:table-cell>
          <table:table-cell table:formula="of:=[.NX33]*1000" office:value-type="float" office:value="11784.2428799999" calcext:value-type="float">
            <text:p>11784.2428799999</text:p>
          </table:table-cell>
          <table:table-cell table:formula="of:=[.NY33]*1000" office:value-type="float" office:value="11845.14336" calcext:value-type="float">
            <text:p>11845.14336</text:p>
          </table:table-cell>
          <table:table-cell table:formula="of:=[.NZ33]*1000" office:value-type="float" office:value="11906.2007999999" calcext:value-type="float">
            <text:p>11906.2007999999</text:p>
          </table:table-cell>
          <table:table-cell table:formula="of:=[.OA33]*1000" office:value-type="float" office:value="11967.4152" calcext:value-type="float">
            <text:p>11967.4152</text:p>
          </table:table-cell>
          <table:table-cell table:formula="of:=[.OB33]*1000" office:value-type="float" office:value="12028.7865599999" calcext:value-type="float">
            <text:p>12028.7865599999</text:p>
          </table:table-cell>
          <table:table-cell table:formula="of:=[.OC33]*1000" office:value-type="float" office:value="12090.3148799999" calcext:value-type="float">
            <text:p>12090.3148799999</text:p>
          </table:table-cell>
          <table:table-cell table:formula="of:=[.OD33]*1000" office:value-type="float" office:value="12152.00016" calcext:value-type="float">
            <text:p>12152.00016</text:p>
          </table:table-cell>
          <table:table-cell table:formula="of:=[.OE33]*1000" office:value-type="float" office:value="12213.8423999999" calcext:value-type="float">
            <text:p>12213.8423999999</text:p>
          </table:table-cell>
          <table:table-cell table:formula="of:=[.OF33]*1000" office:value-type="float" office:value="12275.8415999999" calcext:value-type="float">
            <text:p>12275.8415999999</text:p>
          </table:table-cell>
          <table:table-cell table:formula="of:=[.OG33]*1000" office:value-type="float" office:value="12337.99776" calcext:value-type="float">
            <text:p>12337.99776</text:p>
          </table:table-cell>
          <table:table-cell table:formula="of:=[.OH33]*1000" office:value-type="float" office:value="12400.3108799999" calcext:value-type="float">
            <text:p>12400.3108799999</text:p>
          </table:table-cell>
          <table:table-cell table:formula="of:=[.OI33]*1000" office:value-type="float" office:value="12462.7809599999" calcext:value-type="float">
            <text:p>12462.7809599999</text:p>
          </table:table-cell>
          <table:table-cell table:formula="of:=[.OJ33]*1000" office:value-type="float" office:value="12525.4079999999" calcext:value-type="float">
            <text:p>12525.4079999999</text:p>
          </table:table-cell>
          <table:table-cell table:formula="of:=[.OK33]*1000" office:value-type="float" office:value="12588.192" calcext:value-type="float">
            <text:p>12588.192</text:p>
          </table:table-cell>
          <table:table-cell table:formula="of:=[.OL33]*1000" office:value-type="float" office:value="12651.1329599999" calcext:value-type="float">
            <text:p>12651.1329599999</text:p>
          </table:table-cell>
          <table:table-cell table:formula="of:=[.OM33]*1000" office:value-type="float" office:value="12714.2308799999" calcext:value-type="float">
            <text:p>12714.2308799999</text:p>
          </table:table-cell>
          <table:table-cell table:formula="of:=[.ON33]*1000" office:value-type="float" office:value="12777.4857599999" calcext:value-type="float">
            <text:p>12777.4857599999</text:p>
          </table:table-cell>
          <table:table-cell table:formula="of:=[.OO33]*1000" office:value-type="float" office:value="12840.8975999999" calcext:value-type="float">
            <text:p>12840.8975999999</text:p>
          </table:table-cell>
          <table:table-cell table:formula="of:=[.OP33]*1000" office:value-type="float" office:value="12904.4663999999" calcext:value-type="float">
            <text:p>12904.4663999999</text:p>
          </table:table-cell>
          <table:table-cell table:formula="of:=[.OQ33]*1000" office:value-type="float" office:value="12968.1921599999" calcext:value-type="float">
            <text:p>12968.1921599999</text:p>
          </table:table-cell>
          <table:table-cell table:formula="of:=[.OR33]*1000" office:value-type="float" office:value="13032.0748799999" calcext:value-type="float">
            <text:p>13032.0748799999</text:p>
          </table:table-cell>
          <table:table-cell table:formula="of:=[.OS33]*1000" office:value-type="float" office:value="13096.1145599999" calcext:value-type="float">
            <text:p>13096.1145599999</text:p>
          </table:table-cell>
          <table:table-cell table:formula="of:=[.OT33]*1000" office:value-type="float" office:value="13160.3111999999" calcext:value-type="float">
            <text:p>13160.3111999999</text:p>
          </table:table-cell>
          <table:table-cell table:formula="of:=[.OU33]*1000" office:value-type="float" office:value="13224.6647999999" calcext:value-type="float">
            <text:p>13224.6647999999</text:p>
          </table:table-cell>
          <table:table-cell table:formula="of:=[.OV33]*1000" office:value-type="float" office:value="13289.1753599999" calcext:value-type="float">
            <text:p>13289.1753599999</text:p>
          </table:table-cell>
          <table:table-cell table:formula="of:=[.OW33]*1000" office:value-type="float" office:value="13353.8428799999" calcext:value-type="float">
            <text:p>13353.8428799999</text:p>
          </table:table-cell>
          <table:table-cell table:formula="of:=[.OX33]*1000" office:value-type="float" office:value="13418.6673599999" calcext:value-type="float">
            <text:p>13418.6673599999</text:p>
          </table:table-cell>
          <table:table-cell table:formula="of:=[.OY33]*1000" office:value-type="float" office:value="13483.6487999999" calcext:value-type="float">
            <text:p>13483.6487999999</text:p>
          </table:table-cell>
          <table:table-cell table:formula="of:=[.OZ33]*1000" office:value-type="float" office:value="13548.7871999999" calcext:value-type="float">
            <text:p>13548.7871999999</text:p>
          </table:table-cell>
          <table:table-cell table:formula="of:=[.PA33]*1000" office:value-type="float" office:value="13614.0825599999" calcext:value-type="float">
            <text:p>13614.0825599999</text:p>
          </table:table-cell>
          <table:table-cell table:formula="of:=[.PB33]*1000" office:value-type="float" office:value="13679.5348799999" calcext:value-type="float">
            <text:p>13679.5348799999</text:p>
          </table:table-cell>
          <table:table-cell table:formula="of:=[.PC33]*1000" office:value-type="float" office:value="13745.1441599999" calcext:value-type="float">
            <text:p>13745.1441599999</text:p>
          </table:table-cell>
          <table:table-cell table:formula="of:=[.PD33]*1000" office:value-type="float" office:value="13810.9103999999" calcext:value-type="float">
            <text:p>13810.9103999999</text:p>
          </table:table-cell>
          <table:table-cell table:formula="of:=[.PE33]*1000" office:value-type="float" office:value="13876.8335999999" calcext:value-type="float">
            <text:p>13876.8335999999</text:p>
          </table:table-cell>
          <table:table-cell table:formula="of:=[.PF33]*1000" office:value-type="float" office:value="13942.9137599999" calcext:value-type="float">
            <text:p>13942.9137599999</text:p>
          </table:table-cell>
          <table:table-cell table:formula="of:=[.PG33]*1000" office:value-type="float" office:value="14009.1508799999" calcext:value-type="float">
            <text:p>14009.1508799999</text:p>
          </table:table-cell>
          <table:table-cell table:formula="of:=[.PH33]*1000" office:value-type="float" office:value="14075.5449599999" calcext:value-type="float">
            <text:p>14075.5449599999</text:p>
          </table:table-cell>
          <table:table-cell table:formula="of:=[.PI33]*1000" office:value-type="float" office:value="14142.0959999999" calcext:value-type="float">
            <text:p>14142.0959999999</text:p>
          </table:table-cell>
          <table:table-cell table:formula="of:=[.PJ33]*1000" office:value-type="float" office:value="14208.8039999999" calcext:value-type="float">
            <text:p>14208.8039999999</text:p>
          </table:table-cell>
          <table:table-cell table:formula="of:=[.PK33]*1000" office:value-type="float" office:value="14275.6689599999" calcext:value-type="float">
            <text:p>14275.6689599999</text:p>
          </table:table-cell>
          <table:table-cell table:formula="of:=[.PL33]*1000" office:value-type="float" office:value="14342.6908799999" calcext:value-type="float">
            <text:p>14342.6908799999</text:p>
          </table:table-cell>
          <table:table-cell table:formula="of:=[.PM33]*1000" office:value-type="float" office:value="14409.8697599999" calcext:value-type="float">
            <text:p>14409.8697599999</text:p>
          </table:table-cell>
          <table:table-cell table:formula="of:=[.PN33]*1000" office:value-type="float" office:value="14477.2055999999" calcext:value-type="float">
            <text:p>14477.2055999999</text:p>
          </table:table-cell>
          <table:table-cell table:formula="of:=[.PO33]*1000" office:value-type="float" office:value="14544.6983999999" calcext:value-type="float">
            <text:p>14544.6983999999</text:p>
          </table:table-cell>
          <table:table-cell table:formula="of:=[.PP33]*1000" office:value-type="float" office:value="14612.3481599999" calcext:value-type="float">
            <text:p>14612.3481599999</text:p>
          </table:table-cell>
          <table:table-cell table:formula="of:=[.PQ33]*1000" office:value-type="float" office:value="14680.1548799999" calcext:value-type="float">
            <text:p>14680.1548799999</text:p>
          </table:table-cell>
          <table:table-cell table:formula="of:=[.PR33]*1000" office:value-type="float" office:value="14748.1185599999" calcext:value-type="float">
            <text:p>14748.1185599999</text:p>
          </table:table-cell>
          <table:table-cell table:formula="of:=[.PS33]*1000" office:value-type="float" office:value="14816.2391999999" calcext:value-type="float">
            <text:p>14816.2391999999</text:p>
          </table:table-cell>
          <table:table-cell table:formula="of:=[.PT33]*1000" office:value-type="float" office:value="14884.5167999999" calcext:value-type="float">
            <text:p>14884.5167999999</text:p>
          </table:table-cell>
          <table:table-cell table:formula="of:=[.PU33]*1000" office:value-type="float" office:value="14952.9513599999" calcext:value-type="float">
            <text:p>14952.9513599999</text:p>
          </table:table-cell>
          <table:table-cell table:formula="of:=[.PV33]*1000" office:value-type="float" office:value="15021.5428799999" calcext:value-type="float">
            <text:p>15021.5428799999</text:p>
          </table:table-cell>
          <table:table-cell table:formula="of:=[.PW33]*1000" office:value-type="float" office:value="15090.2913599999" calcext:value-type="float">
            <text:p>15090.2913599999</text:p>
          </table:table-cell>
          <table:table-cell table:formula="of:=[.PX33]*1000" office:value-type="float" office:value="15159.1967999999" calcext:value-type="float">
            <text:p>15159.1967999999</text:p>
          </table:table-cell>
          <table:table-cell table:formula="of:=[.PY33]*1000" office:value-type="float" office:value="15228.2591999999" calcext:value-type="float">
            <text:p>15228.2591999999</text:p>
          </table:table-cell>
          <table:table-cell table:formula="of:=[.PZ33]*1000" office:value-type="float" office:value="15297.4785599999" calcext:value-type="float">
            <text:p>15297.4785599999</text:p>
          </table:table-cell>
          <table:table-cell table:formula="of:=[.QA33]*1000" office:value-type="float" office:value="15366.8548799999" calcext:value-type="float">
            <text:p>15366.8548799999</text:p>
          </table:table-cell>
          <table:table-cell table:formula="of:=[.QB33]*1000" office:value-type="float" office:value="15436.3881599999" calcext:value-type="float">
            <text:p>15436.3881599999</text:p>
          </table:table-cell>
          <table:table-cell table:formula="of:=[.QC33]*1000" office:value-type="float" office:value="15506.0783999999" calcext:value-type="float">
            <text:p>15506.0783999999</text:p>
          </table:table-cell>
          <table:table-cell table:formula="of:=[.QD33]*1000" office:value-type="float" office:value="15575.9255999999" calcext:value-type="float">
            <text:p>15575.9255999999</text:p>
          </table:table-cell>
          <table:table-cell table:formula="of:=[.QE33]*1000" office:value-type="float" office:value="15645.9297599999" calcext:value-type="float">
            <text:p>15645.9297599999</text:p>
          </table:table-cell>
          <table:table-cell table:formula="of:=[.QF33]*1000" office:value-type="float" office:value="15716.0908799999" calcext:value-type="float">
            <text:p>15716.0908799999</text:p>
          </table:table-cell>
          <table:table-cell table:formula="of:=[.QG33]*1000" office:value-type="float" office:value="15786.4089599999" calcext:value-type="float">
            <text:p>15786.4089599999</text:p>
          </table:table-cell>
          <table:table-cell table:formula="of:=[.QH33]*1000" office:value-type="float" office:value="15856.8839999999" calcext:value-type="float">
            <text:p>15856.8839999999</text:p>
          </table:table-cell>
          <table:table-cell table:formula="of:=[.QI33]*1000" office:value-type="float" office:value="15927.5159999999" calcext:value-type="float">
            <text:p>15927.5159999999</text:p>
          </table:table-cell>
          <table:table-cell table:formula="of:=[.QJ33]*1000" office:value-type="float" office:value="15998.3049599999" calcext:value-type="float">
            <text:p>15998.3049599999</text:p>
          </table:table-cell>
          <table:table-cell table:formula="of:=[.QK33]*1000" office:value-type="float" office:value="16069.2508799999" calcext:value-type="float">
            <text:p>16069.2508799999</text:p>
          </table:table-cell>
          <table:table-cell table:formula="of:=[.QL33]*1000" office:value-type="float" office:value="16140.3537599999" calcext:value-type="float">
            <text:p>16140.3537599999</text:p>
          </table:table-cell>
          <table:table-cell table:formula="of:=[.QM33]*1000" office:value-type="float" office:value="16211.6135999999" calcext:value-type="float">
            <text:p>16211.6135999999</text:p>
          </table:table-cell>
          <table:table-cell table:formula="of:=[.QN33]*1000" office:value-type="float" office:value="16283.0303999999" calcext:value-type="float">
            <text:p>16283.0303999999</text:p>
          </table:table-cell>
          <table:table-cell table:formula="of:=[.QO33]*1000" office:value-type="float" office:value="16354.6041599999" calcext:value-type="float">
            <text:p>16354.6041599999</text:p>
          </table:table-cell>
          <table:table-cell table:formula="of:=[.QP33]*1000" office:value-type="float" office:value="16426.3348799999" calcext:value-type="float">
            <text:p>16426.3348799999</text:p>
          </table:table-cell>
          <table:table-cell table:formula="of:=[.QQ33]*1000" office:value-type="float" office:value="16498.2225599999" calcext:value-type="float">
            <text:p>16498.2225599999</text:p>
          </table:table-cell>
          <table:table-cell table:formula="of:=[.QR33]*1000" office:value-type="float" office:value="16570.2671999999" calcext:value-type="float">
            <text:p>16570.2671999999</text:p>
          </table:table-cell>
          <table:table-cell table:formula="of:=[.QS33]*1000" office:value-type="float" office:value="16642.4687999999" calcext:value-type="float">
            <text:p>16642.4687999999</text:p>
          </table:table-cell>
          <table:table-cell table:formula="of:=[.QT33]*1000" office:value-type="float" office:value="16714.8273599999" calcext:value-type="float">
            <text:p>16714.8273599999</text:p>
          </table:table-cell>
          <table:table-cell table:formula="of:=[.QU33]*1000" office:value-type="float" office:value="16787.3428799999" calcext:value-type="float">
            <text:p>16787.3428799999</text:p>
          </table:table-cell>
          <table:table-cell table:formula="of:=[.QV33]*1000" office:value-type="float" office:value="16860.0153599999" calcext:value-type="float">
            <text:p>16860.0153599999</text:p>
          </table:table-cell>
          <table:table-cell table:formula="of:=[.QW33]*1000" office:value-type="float" office:value="16932.8447999999" calcext:value-type="float">
            <text:p>16932.8447999999</text:p>
          </table:table-cell>
          <table:table-cell table:formula="of:=[.QX33]*1000" office:value-type="float" office:value="17005.8311999999" calcext:value-type="float">
            <text:p>17005.8311999999</text:p>
          </table:table-cell>
          <table:table-cell table:formula="of:=[.QY33]*1000" office:value-type="float" office:value="17078.9745599999" calcext:value-type="float">
            <text:p>17078.9745599999</text:p>
          </table:table-cell>
          <table:table-cell table:formula="of:=[.QZ33]*1000" office:value-type="float" office:value="17152.2748799999" calcext:value-type="float">
            <text:p>17152.2748799999</text:p>
          </table:table-cell>
          <table:table-cell table:formula="of:=[.RA33]*1000" office:value-type="float" office:value="17225.7321599999" calcext:value-type="float">
            <text:p>17225.7321599999</text:p>
          </table:table-cell>
          <table:table-cell table:formula="of:=[.RB33]*1000" office:value-type="float" office:value="17299.3463999999" calcext:value-type="float">
            <text:p>17299.3463999999</text:p>
          </table:table-cell>
          <table:table-cell table:formula="of:=[.RC33]*1000" office:value-type="float" office:value="17373.1175999999" calcext:value-type="float">
            <text:p>17373.1175999999</text:p>
          </table:table-cell>
          <table:table-cell table:formula="of:=[.RD33]*1000" office:value-type="float" office:value="17447.0457599999" calcext:value-type="float">
            <text:p>17447.0457599999</text:p>
          </table:table-cell>
          <table:table-cell table:formula="of:=[.RE33]*1000" office:value-type="float" office:value="17521.1308799999" calcext:value-type="float">
            <text:p>17521.1308799999</text:p>
          </table:table-cell>
          <table:table-cell table:formula="of:=[.RF33]*1000" office:value-type="float" office:value="17595.3729599999" calcext:value-type="float">
            <text:p>17595.3729599999</text:p>
          </table:table-cell>
          <table:table-cell table:formula="of:=[.RG33]*1000" office:value-type="float" office:value="17669.7719999999" calcext:value-type="float">
            <text:p>17669.7719999999</text:p>
          </table:table-cell>
          <table:table-cell table:formula="of:=[.RH33]*1000" office:value-type="float" office:value="17744.3279999999" calcext:value-type="float">
            <text:p>17744.3279999999</text:p>
          </table:table-cell>
          <table:table-cell table:formula="of:=[.RI33]*1000" office:value-type="float" office:value="17819.0409599999" calcext:value-type="float">
            <text:p>17819.0409599999</text:p>
          </table:table-cell>
          <table:table-cell table:formula="of:=[.RJ33]*1000" office:value-type="float" office:value="17893.9108799999" calcext:value-type="float">
            <text:p>17893.9108799999</text:p>
          </table:table-cell>
          <table:table-cell table:formula="of:=[.RK33]*1000" office:value-type="float" office:value="17968.9377599999" calcext:value-type="float">
            <text:p>17968.9377599999</text:p>
          </table:table-cell>
          <table:table-cell table:formula="of:=[.RL33]*1000" office:value-type="float" office:value="18044.1215999999" calcext:value-type="float">
            <text:p>18044.1215999999</text:p>
          </table:table-cell>
          <table:table-cell table:formula="of:=[.RM33]*1000" office:value-type="float" office:value="18119.4623999999" calcext:value-type="float">
            <text:p>18119.4623999999</text:p>
          </table:table-cell>
          <table:table-cell table:formula="of:=[.RN33]*1000" office:value-type="float" office:value="18194.9601599999" calcext:value-type="float">
            <text:p>18194.9601599999</text:p>
          </table:table-cell>
          <table:table-cell table:formula="of:=[.RO33]*1000" office:value-type="float" office:value="18270.6148799999" calcext:value-type="float">
            <text:p>18270.6148799999</text:p>
          </table:table-cell>
          <table:table-cell table:formula="of:=[.RP33]*1000" office:value-type="float" office:value="18346.4265599999" calcext:value-type="float">
            <text:p>18346.4265599999</text:p>
          </table:table-cell>
          <table:table-cell table:formula="of:=[.RQ33]*1000" office:value-type="float" office:value="18422.3951999999" calcext:value-type="float">
            <text:p>18422.3951999999</text:p>
          </table:table-cell>
          <table:table-cell table:formula="of:=[.RR33]*1000" office:value-type="float" office:value="18498.5207999999" calcext:value-type="float">
            <text:p>18498.5207999999</text:p>
          </table:table-cell>
          <table:table-cell table:formula="of:=[.RS33]*1000" office:value-type="float" office:value="18574.8033599999" calcext:value-type="float">
            <text:p>18574.8033599999</text:p>
          </table:table-cell>
          <table:table-cell table:formula="of:=[.RT33]*1000" office:value-type="float" office:value="18651.2428799999" calcext:value-type="float">
            <text:p>18651.2428799999</text:p>
          </table:table-cell>
          <table:table-cell table:formula="of:=[.RU33]*1000" office:value-type="float" office:value="18727.8393599999" calcext:value-type="float">
            <text:p>18727.8393599999</text:p>
          </table:table-cell>
          <table:table-cell table:formula="of:=[.RV33]*1000" office:value-type="float" office:value="18804.5927999999" calcext:value-type="float">
            <text:p>18804.5927999999</text:p>
          </table:table-cell>
          <table:table-cell table:formula="of:=[.RW33]*1000" office:value-type="float" office:value="18881.5031999999" calcext:value-type="float">
            <text:p>18881.5031999999</text:p>
          </table:table-cell>
          <table:table-cell table:formula="of:=[.RX33]*1000" office:value-type="float" office:value="18958.5705599999" calcext:value-type="float">
            <text:p>18958.5705599999</text:p>
          </table:table-cell>
          <table:table-cell table:formula="of:=[.RY33]*1000" office:value-type="float" office:value="19035.7948799999" calcext:value-type="float">
            <text:p>19035.7948799999</text:p>
          </table:table-cell>
          <table:table-cell table:formula="of:=[.RZ33]*1000" office:value-type="float" office:value="19113.1761599999" calcext:value-type="float">
            <text:p>19113.1761599999</text:p>
          </table:table-cell>
          <table:table-cell table:formula="of:=[.SA33]*1000" office:value-type="float" office:value="19190.7143999999" calcext:value-type="float">
            <text:p>19190.7143999999</text:p>
          </table:table-cell>
          <table:table-cell table:formula="of:=[.SB33]*1000" office:value-type="float" office:value="19268.4095999999" calcext:value-type="float">
            <text:p>19268.4095999999</text:p>
          </table:table-cell>
          <table:table-cell table:formula="of:=[.SC33]*1000" office:value-type="float" office:value="19346.2617599999" calcext:value-type="float">
            <text:p>19346.2617599999</text:p>
          </table:table-cell>
          <table:table-cell table:formula="of:=[.SD33]*1000" office:value-type="float" office:value="19424.2708799999" calcext:value-type="float">
            <text:p>19424.2708799999</text:p>
          </table:table-cell>
          <table:table-cell table:formula="of:=[.SE33]*1000" office:value-type="float" office:value="19502.4369599999" calcext:value-type="float">
            <text:p>19502.4369599999</text:p>
          </table:table-cell>
          <table:table-cell table:formula="of:=[.SF33]*1000" office:value-type="float" office:value="19580.7599999999" calcext:value-type="float">
            <text:p>19580.7599999999</text:p>
          </table:table-cell>
          <table:table-cell table:formula="of:=[.SG33]*1000" office:value-type="float" office:value="19659.2399999999" calcext:value-type="float">
            <text:p>19659.2399999999</text:p>
          </table:table-cell>
          <table:table-cell table:formula="of:=[.SH33]*1000" office:value-type="float" office:value="19737.8769599999" calcext:value-type="float">
            <text:p>19737.8769599999</text:p>
          </table:table-cell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27]/[.$B39]" office:value-type="float" office:value="0.15696" calcext:value-type="float">
            <text:p>0.15696</text:p>
          </table:table-cell>
          <table:table-cell table:formula="of:=[.C27]/[.$B39]" office:value-type="float" office:value="0.47088" calcext:value-type="float">
            <text:p>0.47088</text:p>
          </table:table-cell>
          <table:table-cell table:formula="of:=[.D27]/[.$B39]" office:value-type="float" office:value="0.94176" calcext:value-type="float">
            <text:p>0.94176</text:p>
          </table:table-cell>
          <table:table-cell table:formula="of:=[.E27]/[.$B39]" office:value-type="float" office:value="1.5696" calcext:value-type="float">
            <text:p>1.5696</text:p>
          </table:table-cell>
          <table:table-cell table:formula="of:=[.F27]/[.$B39]" office:value-type="float" office:value="2.3544" calcext:value-type="float">
            <text:p>2.3544</text:p>
          </table:table-cell>
          <table:table-cell table:formula="of:=[.G27]/[.$B39]" office:value-type="float" office:value="3.29616" calcext:value-type="float">
            <text:p>3.29616</text:p>
          </table:table-cell>
          <table:table-cell table:formula="of:=[.H27]/[.$B39]" office:value-type="float" office:value="4.39488" calcext:value-type="float">
            <text:p>4.39488</text:p>
          </table:table-cell>
          <table:table-cell table:formula="of:=[.I27]/[.$B39]" office:value-type="float" office:value="5.65056" calcext:value-type="float">
            <text:p>5.65056</text:p>
          </table:table-cell>
          <table:table-cell table:formula="of:=[.J27]/[.$B39]" office:value-type="float" office:value="7.0632" calcext:value-type="float">
            <text:p>7.0632</text:p>
          </table:table-cell>
          <table:table-cell table:formula="of:=[.K27]/[.$B39]" office:value-type="float" office:value="8.6328" calcext:value-type="float">
            <text:p>8.6328</text:p>
          </table:table-cell>
          <table:table-cell table:formula="of:=[.L27]/[.$B39]" office:value-type="float" office:value="10.35936" calcext:value-type="float">
            <text:p>10.35936</text:p>
          </table:table-cell>
          <table:table-cell table:formula="of:=[.M27]/[.$B39]" office:value-type="float" office:value="12.24288" calcext:value-type="float">
            <text:p>12.24288</text:p>
          </table:table-cell>
          <table:table-cell table:formula="of:=[.N27]/[.$B39]" office:value-type="float" office:value="14.28336" calcext:value-type="float">
            <text:p>14.28336</text:p>
          </table:table-cell>
          <table:table-cell table:formula="of:=[.O27]/[.$B39]" office:value-type="float" office:value="16.4808" calcext:value-type="float">
            <text:p>16.4808</text:p>
          </table:table-cell>
          <table:table-cell table:formula="of:=[.P27]/[.$B39]" office:value-type="float" office:value="18.8352" calcext:value-type="float">
            <text:p>18.8352</text:p>
          </table:table-cell>
          <table:table-cell table:formula="of:=[.Q27]/[.$B39]" office:value-type="float" office:value="21.34656" calcext:value-type="float">
            <text:p>21.34656</text:p>
          </table:table-cell>
          <table:table-cell table:formula="of:=[.R27]/[.$B39]" office:value-type="float" office:value="24.01488" calcext:value-type="float">
            <text:p>24.01488</text:p>
          </table:table-cell>
          <table:table-cell table:formula="of:=[.S27]/[.$B39]" office:value-type="float" office:value="26.84016" calcext:value-type="float">
            <text:p>26.84016</text:p>
          </table:table-cell>
          <table:table-cell table:formula="of:=[.T27]/[.$B39]" office:value-type="float" office:value="29.8224" calcext:value-type="float">
            <text:p>29.8224</text:p>
          </table:table-cell>
          <table:table-cell table:formula="of:=[.U27]/[.$B39]" office:value-type="float" office:value="32.9616" calcext:value-type="float">
            <text:p>32.9616</text:p>
          </table:table-cell>
          <table:table-cell table:formula="of:=[.V27]/[.$B39]" office:value-type="float" office:value="36.25776" calcext:value-type="float">
            <text:p>36.25776</text:p>
          </table:table-cell>
          <table:table-cell table:formula="of:=[.W27]/[.$B39]" office:value-type="float" office:value="39.71088" calcext:value-type="float">
            <text:p>39.71088</text:p>
          </table:table-cell>
          <table:table-cell table:formula="of:=[.X27]/[.$B39]" office:value-type="float" office:value="43.32096" calcext:value-type="float">
            <text:p>43.32096</text:p>
          </table:table-cell>
          <table:table-cell table:formula="of:=[.Y27]/[.$B39]" office:value-type="float" office:value="47.088" calcext:value-type="float">
            <text:p>47.088</text:p>
          </table:table-cell>
          <table:table-cell table:formula="of:=[.Z27]/[.$B39]" office:value-type="float" office:value="51.012" calcext:value-type="float">
            <text:p>51.012</text:p>
          </table:table-cell>
          <table:table-cell table:formula="of:=[.AA27]/[.$B39]" office:value-type="float" office:value="55.09296" calcext:value-type="float">
            <text:p>55.09296</text:p>
          </table:table-cell>
          <table:table-cell table:formula="of:=[.AB27]/[.$B39]" office:value-type="float" office:value="59.33088" calcext:value-type="float">
            <text:p>59.33088</text:p>
          </table:table-cell>
          <table:table-cell table:formula="of:=[.AC27]/[.$B39]" office:value-type="float" office:value="63.72576" calcext:value-type="float">
            <text:p>63.72576</text:p>
          </table:table-cell>
          <table:table-cell table:formula="of:=[.AD27]/[.$B39]" office:value-type="float" office:value="68.2776" calcext:value-type="float">
            <text:p>68.2776</text:p>
          </table:table-cell>
          <table:table-cell table:formula="of:=[.AE27]/[.$B39]" office:value-type="float" office:value="72.9864" calcext:value-type="float">
            <text:p>72.9864</text:p>
          </table:table-cell>
          <table:table-cell table:formula="of:=[.AF27]/[.$B39]" office:value-type="float" office:value="77.85216" calcext:value-type="float">
            <text:p>77.85216</text:p>
          </table:table-cell>
          <table:table-cell table:formula="of:=[.AG27]/[.$B39]" office:value-type="float" office:value="82.87488" calcext:value-type="float">
            <text:p>82.87488</text:p>
          </table:table-cell>
          <table:table-cell table:formula="of:=[.AH27]/[.$B39]" office:value-type="float" office:value="88.05456" calcext:value-type="float">
            <text:p>88.05456</text:p>
          </table:table-cell>
          <table:table-cell table:formula="of:=[.AI27]/[.$B39]" office:value-type="float" office:value="93.3912" calcext:value-type="float">
            <text:p>93.3912</text:p>
          </table:table-cell>
          <table:table-cell table:formula="of:=[.AJ27]/[.$B39]" office:value-type="float" office:value="98.8848" calcext:value-type="float">
            <text:p>98.8848</text:p>
          </table:table-cell>
          <table:table-cell table:formula="of:=[.AK27]/[.$B39]" office:value-type="float" office:value="104.53536" calcext:value-type="float">
            <text:p>104.53536</text:p>
          </table:table-cell>
          <table:table-cell table:formula="of:=[.AL27]/[.$B39]" office:value-type="float" office:value="110.34288" calcext:value-type="float">
            <text:p>110.34288</text:p>
          </table:table-cell>
          <table:table-cell table:formula="of:=[.AM27]/[.$B39]" office:value-type="float" office:value="116.30736" calcext:value-type="float">
            <text:p>116.30736</text:p>
          </table:table-cell>
          <table:table-cell table:formula="of:=[.AN27]/[.$B39]" office:value-type="float" office:value="122.4288" calcext:value-type="float">
            <text:p>122.4288</text:p>
          </table:table-cell>
          <table:table-cell table:formula="of:=[.AO27]/[.$B39]" office:value-type="float" office:value="128.7072" calcext:value-type="float">
            <text:p>128.7072</text:p>
          </table:table-cell>
          <table:table-cell table:formula="of:=[.AP27]/[.$B39]" office:value-type="float" office:value="135.14256" calcext:value-type="float">
            <text:p>135.14256</text:p>
          </table:table-cell>
          <table:table-cell table:formula="of:=[.AQ27]/[.$B39]" office:value-type="float" office:value="141.73488" calcext:value-type="float">
            <text:p>141.73488</text:p>
          </table:table-cell>
          <table:table-cell table:formula="of:=[.AR27]/[.$B39]" office:value-type="float" office:value="148.48416" calcext:value-type="float">
            <text:p>148.48416</text:p>
          </table:table-cell>
          <table:table-cell table:formula="of:=[.AS27]/[.$B39]" office:value-type="float" office:value="155.3904" calcext:value-type="float">
            <text:p>155.3904</text:p>
          </table:table-cell>
          <table:table-cell table:formula="of:=[.AT27]/[.$B39]" office:value-type="float" office:value="162.4536" calcext:value-type="float">
            <text:p>162.4536</text:p>
          </table:table-cell>
          <table:table-cell table:formula="of:=[.AU27]/[.$B39]" office:value-type="float" office:value="169.67376" calcext:value-type="float">
            <text:p>169.67376</text:p>
          </table:table-cell>
          <table:table-cell table:formula="of:=[.AV27]/[.$B39]" office:value-type="float" office:value="177.05088" calcext:value-type="float">
            <text:p>177.05088</text:p>
          </table:table-cell>
          <table:table-cell table:formula="of:=[.AW27]/[.$B39]" office:value-type="float" office:value="184.58496" calcext:value-type="float">
            <text:p>184.58496</text:p>
          </table:table-cell>
          <table:table-cell table:formula="of:=[.AX27]/[.$B39]" office:value-type="float" office:value="192.276" calcext:value-type="float">
            <text:p>192.276</text:p>
          </table:table-cell>
          <table:table-cell table:formula="of:=[.AY27]/[.$B39]" office:value-type="float" office:value="200.124" calcext:value-type="float">
            <text:p>200.124</text:p>
          </table:table-cell>
          <table:table-cell table:formula="of:=[.AZ27]/[.$B39]" office:value-type="float" office:value="208.12896" calcext:value-type="float">
            <text:p>208.12896</text:p>
          </table:table-cell>
          <table:table-cell table:formula="of:=[.BA27]/[.$B39]" office:value-type="float" office:value="216.29088" calcext:value-type="float">
            <text:p>216.29088</text:p>
          </table:table-cell>
          <table:table-cell table:formula="of:=[.BB27]/[.$B39]" office:value-type="float" office:value="224.60976" calcext:value-type="float">
            <text:p>224.60976</text:p>
          </table:table-cell>
          <table:table-cell table:formula="of:=[.BC27]/[.$B39]" office:value-type="float" office:value="233.0856" calcext:value-type="float">
            <text:p>233.0856</text:p>
          </table:table-cell>
          <table:table-cell table:formula="of:=[.BD27]/[.$B39]" office:value-type="float" office:value="241.7184" calcext:value-type="float">
            <text:p>241.7184</text:p>
          </table:table-cell>
          <table:table-cell table:formula="of:=[.BE27]/[.$B39]" office:value-type="float" office:value="250.50816" calcext:value-type="float">
            <text:p>250.50816</text:p>
          </table:table-cell>
          <table:table-cell table:formula="of:=[.BF27]/[.$B39]" office:value-type="float" office:value="259.45488" calcext:value-type="float">
            <text:p>259.45488</text:p>
          </table:table-cell>
          <table:table-cell table:formula="of:=[.BG27]/[.$B39]" office:value-type="float" office:value="268.55856" calcext:value-type="float">
            <text:p>268.55856</text:p>
          </table:table-cell>
          <table:table-cell table:formula="of:=[.BH27]/[.$B39]" office:value-type="float" office:value="277.8192" calcext:value-type="float">
            <text:p>277.8192</text:p>
          </table:table-cell>
          <table:table-cell table:formula="of:=[.BI27]/[.$B39]" office:value-type="float" office:value="287.2368" calcext:value-type="float">
            <text:p>287.2368</text:p>
          </table:table-cell>
          <table:table-cell table:formula="of:=[.BJ27]/[.$B39]" office:value-type="float" office:value="296.81136" calcext:value-type="float">
            <text:p>296.81136</text:p>
          </table:table-cell>
          <table:table-cell table:formula="of:=[.BK27]/[.$B39]" office:value-type="float" office:value="306.54288" calcext:value-type="float">
            <text:p>306.54288</text:p>
          </table:table-cell>
          <table:table-cell table:formula="of:=[.BL27]/[.$B39]" office:value-type="float" office:value="316.43136" calcext:value-type="float">
            <text:p>316.43136</text:p>
          </table:table-cell>
          <table:table-cell table:formula="of:=[.BM27]/[.$B39]" office:value-type="float" office:value="326.4768" calcext:value-type="float">
            <text:p>326.4768</text:p>
          </table:table-cell>
          <table:table-cell table:formula="of:=[.BN27]/[.$B39]" office:value-type="float" office:value="336.6792" calcext:value-type="float">
            <text:p>336.6792</text:p>
          </table:table-cell>
          <table:table-cell table:formula="of:=[.BO27]/[.$B39]" office:value-type="float" office:value="347.03856" calcext:value-type="float">
            <text:p>347.03856</text:p>
          </table:table-cell>
          <table:table-cell table:formula="of:=[.BP27]/[.$B39]" office:value-type="float" office:value="357.55488" calcext:value-type="float">
            <text:p>357.55488</text:p>
          </table:table-cell>
          <table:table-cell table:formula="of:=[.BQ27]/[.$B39]" office:value-type="float" office:value="368.22816" calcext:value-type="float">
            <text:p>368.22816</text:p>
          </table:table-cell>
          <table:table-cell table:formula="of:=[.BR27]/[.$B39]" office:value-type="float" office:value="379.0584" calcext:value-type="float">
            <text:p>379.0584</text:p>
          </table:table-cell>
          <table:table-cell table:formula="of:=[.BS27]/[.$B39]" office:value-type="float" office:value="390.0456" calcext:value-type="float">
            <text:p>390.0456</text:p>
          </table:table-cell>
          <table:table-cell table:formula="of:=[.BT27]/[.$B39]" office:value-type="float" office:value="401.18976" calcext:value-type="float">
            <text:p>401.18976</text:p>
          </table:table-cell>
          <table:table-cell table:formula="of:=[.BU27]/[.$B39]" office:value-type="float" office:value="412.49088" calcext:value-type="float">
            <text:p>412.49088</text:p>
          </table:table-cell>
          <table:table-cell table:formula="of:=[.BV27]/[.$B39]" office:value-type="float" office:value="423.94896" calcext:value-type="float">
            <text:p>423.94896</text:p>
          </table:table-cell>
          <table:table-cell table:formula="of:=[.BW27]/[.$B39]" office:value-type="float" office:value="435.564" calcext:value-type="float">
            <text:p>435.564</text:p>
          </table:table-cell>
          <table:table-cell table:formula="of:=[.BX27]/[.$B39]" office:value-type="float" office:value="447.336" calcext:value-type="float">
            <text:p>447.336</text:p>
          </table:table-cell>
          <table:table-cell table:formula="of:=[.BY27]/[.$B39]" office:value-type="float" office:value="459.26496" calcext:value-type="float">
            <text:p>459.26496</text:p>
          </table:table-cell>
          <table:table-cell table:formula="of:=[.BZ27]/[.$B39]" office:value-type="float" office:value="471.35088" calcext:value-type="float">
            <text:p>471.35088</text:p>
          </table:table-cell>
          <table:table-cell table:formula="of:=[.CA27]/[.$B39]" office:value-type="float" office:value="483.59376" calcext:value-type="float">
            <text:p>483.59376</text:p>
          </table:table-cell>
          <table:table-cell table:formula="of:=[.CB27]/[.$B39]" office:value-type="float" office:value="495.9936" calcext:value-type="float">
            <text:p>495.9936</text:p>
          </table:table-cell>
          <table:table-cell table:formula="of:=[.CC27]/[.$B39]" office:value-type="float" office:value="508.5504" calcext:value-type="float">
            <text:p>508.5504</text:p>
          </table:table-cell>
          <table:table-cell table:formula="of:=[.CD27]/[.$B39]" office:value-type="float" office:value="521.26416" calcext:value-type="float">
            <text:p>521.26416</text:p>
          </table:table-cell>
          <table:table-cell table:formula="of:=[.CE27]/[.$B39]" office:value-type="float" office:value="534.13488" calcext:value-type="float">
            <text:p>534.13488</text:p>
          </table:table-cell>
          <table:table-cell table:formula="of:=[.CF27]/[.$B39]" office:value-type="float" office:value="547.16256" calcext:value-type="float">
            <text:p>547.16256</text:p>
          </table:table-cell>
          <table:table-cell table:formula="of:=[.CG27]/[.$B39]" office:value-type="float" office:value="560.3472" calcext:value-type="float">
            <text:p>560.3472</text:p>
          </table:table-cell>
          <table:table-cell table:formula="of:=[.CH27]/[.$B39]" office:value-type="float" office:value="573.6888" calcext:value-type="float">
            <text:p>573.6888</text:p>
          </table:table-cell>
          <table:table-cell table:formula="of:=[.CI27]/[.$B39]" office:value-type="float" office:value="587.18736" calcext:value-type="float">
            <text:p>587.18736</text:p>
          </table:table-cell>
          <table:table-cell table:formula="of:=[.CJ27]/[.$B39]" office:value-type="float" office:value="600.84288" calcext:value-type="float">
            <text:p>600.84288</text:p>
          </table:table-cell>
          <table:table-cell table:formula="of:=[.CK27]/[.$B39]" office:value-type="float" office:value="614.65536" calcext:value-type="float">
            <text:p>614.65536</text:p>
          </table:table-cell>
          <table:table-cell table:formula="of:=[.CL27]/[.$B39]" office:value-type="float" office:value="628.6248" calcext:value-type="float">
            <text:p>628.6248</text:p>
          </table:table-cell>
          <table:table-cell table:formula="of:=[.CM27]/[.$B39]" office:value-type="float" office:value="642.7512" calcext:value-type="float">
            <text:p>642.7512</text:p>
          </table:table-cell>
          <table:table-cell table:formula="of:=[.CN27]/[.$B39]" office:value-type="float" office:value="657.03456" calcext:value-type="float">
            <text:p>657.03456</text:p>
          </table:table-cell>
          <table:table-cell table:formula="of:=[.CO27]/[.$B39]" office:value-type="float" office:value="671.47488" calcext:value-type="float">
            <text:p>671.47488</text:p>
          </table:table-cell>
          <table:table-cell table:formula="of:=[.CP27]/[.$B39]" office:value-type="float" office:value="686.07216" calcext:value-type="float">
            <text:p>686.07216</text:p>
          </table:table-cell>
          <table:table-cell table:formula="of:=[.CQ27]/[.$B39]" office:value-type="float" office:value="700.8264" calcext:value-type="float">
            <text:p>700.8264</text:p>
          </table:table-cell>
          <table:table-cell table:formula="of:=[.CR27]/[.$B39]" office:value-type="float" office:value="715.7376" calcext:value-type="float">
            <text:p>715.7376</text:p>
          </table:table-cell>
          <table:table-cell table:formula="of:=[.CS27]/[.$B39]" office:value-type="float" office:value="730.80576" calcext:value-type="float">
            <text:p>730.80576</text:p>
          </table:table-cell>
          <table:table-cell table:formula="of:=[.CT27]/[.$B39]" office:value-type="float" office:value="746.03088" calcext:value-type="float">
            <text:p>746.03088</text:p>
          </table:table-cell>
          <table:table-cell table:formula="of:=[.CU27]/[.$B39]" office:value-type="float" office:value="761.41296" calcext:value-type="float">
            <text:p>761.41296</text:p>
          </table:table-cell>
          <table:table-cell table:formula="of:=[.CV27]/[.$B39]" office:value-type="float" office:value="776.952" calcext:value-type="float">
            <text:p>776.952</text:p>
          </table:table-cell>
          <table:table-cell table:formula="of:=[.CW27]/[.$B39]" office:value-type="float" office:value="792.648" calcext:value-type="float">
            <text:p>792.648</text:p>
          </table:table-cell>
          <table:table-cell table:formula="of:=[.CX27]/[.$B39]" office:value-type="float" office:value="808.50096" calcext:value-type="float">
            <text:p>808.50096</text:p>
          </table:table-cell>
          <table:table-cell table:formula="of:=[.CY27]/[.$B39]" office:value-type="float" office:value="824.51088" calcext:value-type="float">
            <text:p>824.51088</text:p>
          </table:table-cell>
          <table:table-cell table:formula="of:=[.CZ27]/[.$B39]" office:value-type="float" office:value="840.67776" calcext:value-type="float">
            <text:p>840.67776</text:p>
          </table:table-cell>
          <table:table-cell table:formula="of:=[.DA27]/[.$B39]" office:value-type="float" office:value="857.0016" calcext:value-type="float">
            <text:p>857.0016</text:p>
          </table:table-cell>
          <table:table-cell table:formula="of:=[.DB27]/[.$B39]" office:value-type="float" office:value="873.4824" calcext:value-type="float">
            <text:p>873.4824</text:p>
          </table:table-cell>
          <table:table-cell table:formula="of:=[.DC27]/[.$B39]" office:value-type="float" office:value="890.12016" calcext:value-type="float">
            <text:p>890.12016</text:p>
          </table:table-cell>
          <table:table-cell table:formula="of:=[.DD27]/[.$B39]" office:value-type="float" office:value="906.91488" calcext:value-type="float">
            <text:p>906.91488</text:p>
          </table:table-cell>
          <table:table-cell table:formula="of:=[.DE27]/[.$B39]" office:value-type="float" office:value="923.86656" calcext:value-type="float">
            <text:p>923.86656</text:p>
          </table:table-cell>
          <table:table-cell table:formula="of:=[.DF27]/[.$B39]" office:value-type="float" office:value="940.9752" calcext:value-type="float">
            <text:p>940.9752</text:p>
          </table:table-cell>
          <table:table-cell table:formula="of:=[.DG27]/[.$B39]" office:value-type="float" office:value="958.2408" calcext:value-type="float">
            <text:p>958.2408</text:p>
          </table:table-cell>
          <table:table-cell table:formula="of:=[.DH27]/[.$B39]" office:value-type="float" office:value="975.66336" calcext:value-type="float">
            <text:p>975.66336</text:p>
          </table:table-cell>
          <table:table-cell table:formula="of:=[.DI27]/[.$B39]" office:value-type="float" office:value="993.24288" calcext:value-type="float">
            <text:p>993.24288</text:p>
          </table:table-cell>
          <table:table-cell table:formula="of:=[.DJ27]/[.$B39]" office:value-type="float" office:value="1010.97936" calcext:value-type="float">
            <text:p>1010.97936</text:p>
          </table:table-cell>
          <table:table-cell table:formula="of:=[.DK27]/[.$B39]" office:value-type="float" office:value="1028.8728" calcext:value-type="float">
            <text:p>1028.8728</text:p>
          </table:table-cell>
          <table:table-cell table:formula="of:=[.DL27]/[.$B39]" office:value-type="float" office:value="1046.9232" calcext:value-type="float">
            <text:p>1046.9232</text:p>
          </table:table-cell>
          <table:table-cell table:formula="of:=[.DM27]/[.$B39]" office:value-type="float" office:value="1065.13056" calcext:value-type="float">
            <text:p>1065.13056</text:p>
          </table:table-cell>
          <table:table-cell table:formula="of:=[.DN27]/[.$B39]" office:value-type="float" office:value="1083.49488" calcext:value-type="float">
            <text:p>1083.49488</text:p>
          </table:table-cell>
          <table:table-cell table:formula="of:=[.DO27]/[.$B39]" office:value-type="float" office:value="1102.01616" calcext:value-type="float">
            <text:p>1102.01616</text:p>
          </table:table-cell>
          <table:table-cell table:formula="of:=[.DP27]/[.$B39]" office:value-type="float" office:value="1120.6944" calcext:value-type="float">
            <text:p>1120.6944</text:p>
          </table:table-cell>
          <table:table-cell table:formula="of:=[.DQ27]/[.$B39]" office:value-type="float" office:value="1139.5296" calcext:value-type="float">
            <text:p>1139.5296</text:p>
          </table:table-cell>
          <table:table-cell table:formula="of:=[.DR27]/[.$B39]" office:value-type="float" office:value="1158.52176" calcext:value-type="float">
            <text:p>1158.52176</text:p>
          </table:table-cell>
          <table:table-cell table:formula="of:=[.DS27]/[.$B39]" office:value-type="float" office:value="1177.67088" calcext:value-type="float">
            <text:p>1177.67088</text:p>
          </table:table-cell>
          <table:table-cell table:formula="of:=[.DT27]/[.$B39]" office:value-type="float" office:value="1196.97696" calcext:value-type="float">
            <text:p>1196.97696</text:p>
          </table:table-cell>
          <table:table-cell table:formula="of:=[.DU27]/[.$B39]" office:value-type="float" office:value="1216.44" calcext:value-type="float">
            <text:p>1216.44</text:p>
          </table:table-cell>
          <table:table-cell table:formula="of:=[.DV27]/[.$B39]" office:value-type="float" office:value="1236.06" calcext:value-type="float">
            <text:p>1236.06</text:p>
          </table:table-cell>
          <table:table-cell table:formula="of:=[.DW27]/[.$B39]" office:value-type="float" office:value="1255.83696" calcext:value-type="float">
            <text:p>1255.83696</text:p>
          </table:table-cell>
          <table:table-cell table:formula="of:=[.DX27]/[.$B39]" office:value-type="float" office:value="1275.77088" calcext:value-type="float">
            <text:p>1275.77088</text:p>
          </table:table-cell>
          <table:table-cell table:formula="of:=[.DY27]/[.$B39]" office:value-type="float" office:value="1295.86176" calcext:value-type="float">
            <text:p>1295.86176</text:p>
          </table:table-cell>
          <table:table-cell table:formula="of:=[.DZ27]/[.$B39]" office:value-type="float" office:value="1316.1096" calcext:value-type="float">
            <text:p>1316.1096</text:p>
          </table:table-cell>
          <table:table-cell table:formula="of:=[.EA27]/[.$B39]" office:value-type="float" office:value="1336.5144" calcext:value-type="float">
            <text:p>1336.5144</text:p>
          </table:table-cell>
          <table:table-cell table:formula="of:=[.EB27]/[.$B39]" office:value-type="float" office:value="1357.07616" calcext:value-type="float">
            <text:p>1357.07616</text:p>
          </table:table-cell>
          <table:table-cell table:formula="of:=[.EC27]/[.$B39]" office:value-type="float" office:value="1377.79488" calcext:value-type="float">
            <text:p>1377.79488</text:p>
          </table:table-cell>
          <table:table-cell table:formula="of:=[.ED27]/[.$B39]" office:value-type="float" office:value="1398.67056" calcext:value-type="float">
            <text:p>1398.67056</text:p>
          </table:table-cell>
          <table:table-cell table:formula="of:=[.EE27]/[.$B39]" office:value-type="float" office:value="1419.7032" calcext:value-type="float">
            <text:p>1419.7032</text:p>
          </table:table-cell>
          <table:table-cell table:formula="of:=[.EF27]/[.$B39]" office:value-type="float" office:value="1440.8928" calcext:value-type="float">
            <text:p>1440.8928</text:p>
          </table:table-cell>
          <table:table-cell table:formula="of:=[.EG27]/[.$B39]" office:value-type="float" office:value="1462.23936" calcext:value-type="float">
            <text:p>1462.23936</text:p>
          </table:table-cell>
          <table:table-cell table:formula="of:=[.EH27]/[.$B39]" office:value-type="float" office:value="1483.74288" calcext:value-type="float">
            <text:p>1483.74288</text:p>
          </table:table-cell>
          <table:table-cell table:formula="of:=[.EI27]/[.$B39]" office:value-type="float" office:value="1505.40336" calcext:value-type="float">
            <text:p>1505.40336</text:p>
          </table:table-cell>
          <table:table-cell table:formula="of:=[.EJ27]/[.$B39]" office:value-type="float" office:value="1527.2208" calcext:value-type="float">
            <text:p>1527.2208</text:p>
          </table:table-cell>
          <table:table-cell table:formula="of:=[.EK27]/[.$B39]" office:value-type="float" office:value="1549.1952" calcext:value-type="float">
            <text:p>1549.1952</text:p>
          </table:table-cell>
          <table:table-cell table:formula="of:=[.EL27]/[.$B39]" office:value-type="float" office:value="1571.32656" calcext:value-type="float">
            <text:p>1571.32656</text:p>
          </table:table-cell>
          <table:table-cell table:formula="of:=[.EM27]/[.$B39]" office:value-type="float" office:value="1593.61488" calcext:value-type="float">
            <text:p>1593.61488</text:p>
          </table:table-cell>
          <table:table-cell table:formula="of:=[.EN27]/[.$B39]" office:value-type="float" office:value="1616.06016" calcext:value-type="float">
            <text:p>1616.06016</text:p>
          </table:table-cell>
          <table:table-cell table:formula="of:=[.EO27]/[.$B39]" office:value-type="float" office:value="1638.6624" calcext:value-type="float">
            <text:p>1638.6624</text:p>
          </table:table-cell>
          <table:table-cell table:formula="of:=[.EP27]/[.$B39]" office:value-type="float" office:value="1661.4216" calcext:value-type="float">
            <text:p>1661.4216</text:p>
          </table:table-cell>
          <table:table-cell table:formula="of:=[.EQ27]/[.$B39]" office:value-type="float" office:value="1684.33776" calcext:value-type="float">
            <text:p>1684.33776</text:p>
          </table:table-cell>
          <table:table-cell table:formula="of:=[.ER27]/[.$B39]" office:value-type="float" office:value="1707.41088" calcext:value-type="float">
            <text:p>1707.41088</text:p>
          </table:table-cell>
          <table:table-cell table:formula="of:=[.ES27]/[.$B39]" office:value-type="float" office:value="1730.64096" calcext:value-type="float">
            <text:p>1730.64096</text:p>
          </table:table-cell>
          <table:table-cell table:formula="of:=[.ET27]/[.$B39]" office:value-type="float" office:value="1754.028" calcext:value-type="float">
            <text:p>1754.028</text:p>
          </table:table-cell>
          <table:table-cell table:formula="of:=[.EU27]/[.$B39]" office:value-type="float" office:value="1777.572" calcext:value-type="float">
            <text:p>1777.572</text:p>
          </table:table-cell>
          <table:table-cell table:formula="of:=[.EV27]/[.$B39]" office:value-type="float" office:value="1801.27296" calcext:value-type="float">
            <text:p>1801.27296</text:p>
          </table:table-cell>
          <table:table-cell table:formula="of:=[.EW27]/[.$B39]" office:value-type="float" office:value="1825.13088" calcext:value-type="float">
            <text:p>1825.13088</text:p>
          </table:table-cell>
          <table:table-cell table:formula="of:=[.EX27]/[.$B39]" office:value-type="float" office:value="1849.14576" calcext:value-type="float">
            <text:p>1849.14576</text:p>
          </table:table-cell>
          <table:table-cell table:formula="of:=[.EY27]/[.$B39]" office:value-type="float" office:value="1873.3176" calcext:value-type="float">
            <text:p>1873.3176</text:p>
          </table:table-cell>
          <table:table-cell table:formula="of:=[.EZ27]/[.$B39]" office:value-type="float" office:value="1897.6464" calcext:value-type="float">
            <text:p>1897.6464</text:p>
          </table:table-cell>
          <table:table-cell table:formula="of:=[.FA27]/[.$B39]" office:value-type="float" office:value="1922.13216" calcext:value-type="float">
            <text:p>1922.13216</text:p>
          </table:table-cell>
          <table:table-cell table:formula="of:=[.FB27]/[.$B39]" office:value-type="float" office:value="1946.77488" calcext:value-type="float">
            <text:p>1946.77488</text:p>
          </table:table-cell>
          <table:table-cell table:formula="of:=[.FC27]/[.$B39]" office:value-type="float" office:value="1971.57456" calcext:value-type="float">
            <text:p>1971.57456</text:p>
          </table:table-cell>
          <table:table-cell table:formula="of:=[.FD27]/[.$B39]" office:value-type="float" office:value="1996.5312" calcext:value-type="float">
            <text:p>1996.5312</text:p>
          </table:table-cell>
          <table:table-cell table:formula="of:=[.FE27]/[.$B39]" office:value-type="float" office:value="2021.6448" calcext:value-type="float">
            <text:p>2021.6448</text:p>
          </table:table-cell>
          <table:table-cell table:formula="of:=[.FF27]/[.$B39]" office:value-type="float" office:value="2046.91536" calcext:value-type="float">
            <text:p>2046.91536</text:p>
          </table:table-cell>
          <table:table-cell table:formula="of:=[.FG27]/[.$B39]" office:value-type="float" office:value="2072.34288" calcext:value-type="float">
            <text:p>2072.34288</text:p>
          </table:table-cell>
          <table:table-cell table:formula="of:=[.FH27]/[.$B39]" office:value-type="float" office:value="2097.92736" calcext:value-type="float">
            <text:p>2097.92736</text:p>
          </table:table-cell>
          <table:table-cell table:formula="of:=[.FI27]/[.$B39]" office:value-type="float" office:value="2123.6688" calcext:value-type="float">
            <text:p>2123.6688</text:p>
          </table:table-cell>
          <table:table-cell table:formula="of:=[.FJ27]/[.$B39]" office:value-type="float" office:value="2149.5672" calcext:value-type="float">
            <text:p>2149.5672</text:p>
          </table:table-cell>
          <table:table-cell table:formula="of:=[.FK27]/[.$B39]" office:value-type="float" office:value="2175.62256" calcext:value-type="float">
            <text:p>2175.62256</text:p>
          </table:table-cell>
          <table:table-cell table:formula="of:=[.FL27]/[.$B39]" office:value-type="float" office:value="2201.83488" calcext:value-type="float">
            <text:p>2201.83488</text:p>
          </table:table-cell>
          <table:table-cell table:formula="of:=[.FM27]/[.$B39]" office:value-type="float" office:value="2228.20416" calcext:value-type="float">
            <text:p>2228.20416</text:p>
          </table:table-cell>
          <table:table-cell table:formula="of:=[.FN27]/[.$B39]" office:value-type="float" office:value="2254.7304" calcext:value-type="float">
            <text:p>2254.7304</text:p>
          </table:table-cell>
          <table:table-cell table:formula="of:=[.FO27]/[.$B39]" office:value-type="float" office:value="2281.4136" calcext:value-type="float">
            <text:p>2281.4136</text:p>
          </table:table-cell>
          <table:table-cell table:formula="of:=[.FP27]/[.$B39]" office:value-type="float" office:value="2308.25376" calcext:value-type="float">
            <text:p>2308.25376</text:p>
          </table:table-cell>
          <table:table-cell table:formula="of:=[.FQ27]/[.$B39]" office:value-type="float" office:value="2335.25088" calcext:value-type="float">
            <text:p>2335.25088</text:p>
          </table:table-cell>
          <table:table-cell table:formula="of:=[.FR27]/[.$B39]" office:value-type="float" office:value="2362.40496" calcext:value-type="float">
            <text:p>2362.40496</text:p>
          </table:table-cell>
          <table:table-cell table:formula="of:=[.FS27]/[.$B39]" office:value-type="float" office:value="2389.716" calcext:value-type="float">
            <text:p>2389.716</text:p>
          </table:table-cell>
          <table:table-cell table:formula="of:=[.FT27]/[.$B39]" office:value-type="float" office:value="2417.184" calcext:value-type="float">
            <text:p>2417.184</text:p>
          </table:table-cell>
          <table:table-cell table:formula="of:=[.FU27]/[.$B39]" office:value-type="float" office:value="2444.80896" calcext:value-type="float">
            <text:p>2444.80896</text:p>
          </table:table-cell>
          <table:table-cell table:formula="of:=[.FV27]/[.$B39]" office:value-type="float" office:value="2472.59088" calcext:value-type="float">
            <text:p>2472.59088</text:p>
          </table:table-cell>
          <table:table-cell table:formula="of:=[.FW27]/[.$B39]" office:value-type="float" office:value="2500.52976" calcext:value-type="float">
            <text:p>2500.52976</text:p>
          </table:table-cell>
          <table:table-cell table:formula="of:=[.FX27]/[.$B39]" office:value-type="float" office:value="2528.6256" calcext:value-type="float">
            <text:p>2528.6256</text:p>
          </table:table-cell>
          <table:table-cell table:formula="of:=[.FY27]/[.$B39]" office:value-type="float" office:value="2556.8784" calcext:value-type="float">
            <text:p>2556.8784</text:p>
          </table:table-cell>
          <table:table-cell table:formula="of:=[.FZ27]/[.$B39]" office:value-type="float" office:value="2585.28816" calcext:value-type="float">
            <text:p>2585.28816</text:p>
          </table:table-cell>
          <table:table-cell table:formula="of:=[.GA27]/[.$B39]" office:value-type="float" office:value="2613.85488" calcext:value-type="float">
            <text:p>2613.85488</text:p>
          </table:table-cell>
          <table:table-cell table:formula="of:=[.GB27]/[.$B39]" office:value-type="float" office:value="2642.57856" calcext:value-type="float">
            <text:p>2642.57856</text:p>
          </table:table-cell>
          <table:table-cell table:formula="of:=[.GC27]/[.$B39]" office:value-type="float" office:value="2671.4592" calcext:value-type="float">
            <text:p>2671.4592</text:p>
          </table:table-cell>
          <table:table-cell table:formula="of:=[.GD27]/[.$B39]" office:value-type="float" office:value="2700.4968" calcext:value-type="float">
            <text:p>2700.4968</text:p>
          </table:table-cell>
          <table:table-cell table:formula="of:=[.GE27]/[.$B39]" office:value-type="float" office:value="2729.69136" calcext:value-type="float">
            <text:p>2729.69136</text:p>
          </table:table-cell>
          <table:table-cell table:formula="of:=[.GF27]/[.$B39]" office:value-type="float" office:value="2759.04288" calcext:value-type="float">
            <text:p>2759.04288</text:p>
          </table:table-cell>
          <table:table-cell table:formula="of:=[.GG27]/[.$B39]" office:value-type="float" office:value="2788.55136" calcext:value-type="float">
            <text:p>2788.55136</text:p>
          </table:table-cell>
          <table:table-cell table:formula="of:=[.GH27]/[.$B39]" office:value-type="float" office:value="2818.2168" calcext:value-type="float">
            <text:p>2818.2168</text:p>
          </table:table-cell>
          <table:table-cell table:formula="of:=[.GI27]/[.$B39]" office:value-type="float" office:value="2848.0392" calcext:value-type="float">
            <text:p>2848.0392</text:p>
          </table:table-cell>
          <table:table-cell table:formula="of:=[.GJ27]/[.$B39]" office:value-type="float" office:value="2878.01856" calcext:value-type="float">
            <text:p>2878.01856</text:p>
          </table:table-cell>
          <table:table-cell table:formula="of:=[.GK27]/[.$B39]" office:value-type="float" office:value="2908.15488" calcext:value-type="float">
            <text:p>2908.15488</text:p>
          </table:table-cell>
          <table:table-cell table:formula="of:=[.GL27]/[.$B39]" office:value-type="float" office:value="2938.44816" calcext:value-type="float">
            <text:p>2938.44816</text:p>
          </table:table-cell>
          <table:table-cell table:formula="of:=[.GM27]/[.$B39]" office:value-type="float" office:value="2968.8984" calcext:value-type="float">
            <text:p>2968.8984</text:p>
          </table:table-cell>
          <table:table-cell table:formula="of:=[.GN27]/[.$B39]" office:value-type="float" office:value="2999.5056" calcext:value-type="float">
            <text:p>2999.5056</text:p>
          </table:table-cell>
          <table:table-cell table:formula="of:=[.GO27]/[.$B39]" office:value-type="float" office:value="3030.26976" calcext:value-type="float">
            <text:p>3030.26976</text:p>
          </table:table-cell>
          <table:table-cell table:formula="of:=[.GP27]/[.$B39]" office:value-type="float" office:value="3061.19088" calcext:value-type="float">
            <text:p>3061.19088</text:p>
          </table:table-cell>
          <table:table-cell table:formula="of:=[.GQ27]/[.$B39]" office:value-type="float" office:value="3092.26896" calcext:value-type="float">
            <text:p>3092.26896</text:p>
          </table:table-cell>
          <table:table-cell table:formula="of:=[.GR27]/[.$B39]" office:value-type="float" office:value="3123.504" calcext:value-type="float">
            <text:p>3123.504</text:p>
          </table:table-cell>
          <table:table-cell table:formula="of:=[.GS27]/[.$B39]" office:value-type="float" office:value="3154.896" calcext:value-type="float">
            <text:p>3154.896</text:p>
          </table:table-cell>
          <table:table-cell table:formula="of:=[.GT27]/[.$B39]" office:value-type="float" office:value="3186.44496" calcext:value-type="float">
            <text:p>3186.44496</text:p>
          </table:table-cell>
          <table:table-cell table:formula="of:=[.GU27]/[.$B39]" office:value-type="float" office:value="3218.15088" calcext:value-type="float">
            <text:p>3218.15088</text:p>
          </table:table-cell>
          <table:table-cell table:formula="of:=[.GV27]/[.$B39]" office:value-type="float" office:value="3250.01376" calcext:value-type="float">
            <text:p>3250.01376</text:p>
          </table:table-cell>
          <table:table-cell table:formula="of:=[.GW27]/[.$B39]" office:value-type="float" office:value="3282.0336" calcext:value-type="float">
            <text:p>3282.0336</text:p>
          </table:table-cell>
          <table:table-cell table:formula="of:=[.GX27]/[.$B39]" office:value-type="float" office:value="3314.2104" calcext:value-type="float">
            <text:p>3314.2104</text:p>
          </table:table-cell>
          <table:table-cell table:formula="of:=[.GY27]/[.$B39]" office:value-type="float" office:value="3346.54416" calcext:value-type="float">
            <text:p>3346.54416</text:p>
          </table:table-cell>
          <table:table-cell table:formula="of:=[.GZ27]/[.$B39]" office:value-type="float" office:value="3379.03488" calcext:value-type="float">
            <text:p>3379.03488</text:p>
          </table:table-cell>
          <table:table-cell table:formula="of:=[.HA27]/[.$B39]" office:value-type="float" office:value="3411.68256" calcext:value-type="float">
            <text:p>3411.68256</text:p>
          </table:table-cell>
          <table:table-cell table:formula="of:=[.HB27]/[.$B39]" office:value-type="float" office:value="3444.4872" calcext:value-type="float">
            <text:p>3444.4872</text:p>
          </table:table-cell>
          <table:table-cell table:formula="of:=[.HC27]/[.$B39]" office:value-type="float" office:value="3477.4488" calcext:value-type="float">
            <text:p>3477.4488</text:p>
          </table:table-cell>
          <table:table-cell table:formula="of:=[.HD27]/[.$B39]" office:value-type="float" office:value="3510.56736" calcext:value-type="float">
            <text:p>3510.56736</text:p>
          </table:table-cell>
          <table:table-cell table:formula="of:=[.HE27]/[.$B39]" office:value-type="float" office:value="3543.84288" calcext:value-type="float">
            <text:p>3543.84288</text:p>
          </table:table-cell>
          <table:table-cell table:formula="of:=[.HF27]/[.$B39]" office:value-type="float" office:value="3577.27536" calcext:value-type="float">
            <text:p>3577.27536</text:p>
          </table:table-cell>
          <table:table-cell table:formula="of:=[.HG27]/[.$B39]" office:value-type="float" office:value="3610.8648" calcext:value-type="float">
            <text:p>3610.8648</text:p>
          </table:table-cell>
          <table:table-cell table:formula="of:=[.HH27]/[.$B39]" office:value-type="float" office:value="3644.6112" calcext:value-type="float">
            <text:p>3644.6112</text:p>
          </table:table-cell>
          <table:table-cell table:formula="of:=[.HI27]/[.$B39]" office:value-type="float" office:value="3678.51456" calcext:value-type="float">
            <text:p>3678.51456</text:p>
          </table:table-cell>
          <table:table-cell table:formula="of:=[.HJ27]/[.$B39]" office:value-type="float" office:value="3712.57488" calcext:value-type="float">
            <text:p>3712.57488</text:p>
          </table:table-cell>
          <table:table-cell table:formula="of:=[.HK27]/[.$B39]" office:value-type="float" office:value="3746.79216" calcext:value-type="float">
            <text:p>3746.79216</text:p>
          </table:table-cell>
          <table:table-cell table:formula="of:=[.HL27]/[.$B39]" office:value-type="float" office:value="3781.1664" calcext:value-type="float">
            <text:p>3781.1664</text:p>
          </table:table-cell>
          <table:table-cell table:formula="of:=[.HM27]/[.$B39]" office:value-type="float" office:value="3815.6976" calcext:value-type="float">
            <text:p>3815.6976</text:p>
          </table:table-cell>
          <table:table-cell table:formula="of:=[.HN27]/[.$B39]" office:value-type="float" office:value="3850.38576" calcext:value-type="float">
            <text:p>3850.38576</text:p>
          </table:table-cell>
          <table:table-cell table:formula="of:=[.HO27]/[.$B39]" office:value-type="float" office:value="3885.23088" calcext:value-type="float">
            <text:p>3885.23088</text:p>
          </table:table-cell>
          <table:table-cell table:formula="of:=[.HP27]/[.$B39]" office:value-type="float" office:value="3920.23296" calcext:value-type="float">
            <text:p>3920.23296</text:p>
          </table:table-cell>
          <table:table-cell table:formula="of:=[.HQ27]/[.$B39]" office:value-type="float" office:value="3955.392" calcext:value-type="float">
            <text:p>3955.392</text:p>
          </table:table-cell>
          <table:table-cell table:formula="of:=[.HR27]/[.$B39]" office:value-type="float" office:value="3990.708" calcext:value-type="float">
            <text:p>3990.708</text:p>
          </table:table-cell>
          <table:table-cell table:formula="of:=[.HS27]/[.$B39]" office:value-type="float" office:value="4026.18096" calcext:value-type="float">
            <text:p>4026.18096</text:p>
          </table:table-cell>
          <table:table-cell table:formula="of:=[.HT27]/[.$B39]" office:value-type="float" office:value="4061.81088" calcext:value-type="float">
            <text:p>4061.81088</text:p>
          </table:table-cell>
          <table:table-cell table:formula="of:=[.HU27]/[.$B39]" office:value-type="float" office:value="4097.59776" calcext:value-type="float">
            <text:p>4097.59776</text:p>
          </table:table-cell>
          <table:table-cell table:formula="of:=[.HV27]/[.$B39]" office:value-type="float" office:value="4133.5416" calcext:value-type="float">
            <text:p>4133.5416</text:p>
          </table:table-cell>
          <table:table-cell table:formula="of:=[.HW27]/[.$B39]" office:value-type="float" office:value="4169.6424" calcext:value-type="float">
            <text:p>4169.6424</text:p>
          </table:table-cell>
          <table:table-cell table:formula="of:=[.HX27]/[.$B39]" office:value-type="float" office:value="4205.90016" calcext:value-type="float">
            <text:p>4205.90016</text:p>
          </table:table-cell>
          <table:table-cell table:formula="of:=[.HY27]/[.$B39]" office:value-type="float" office:value="4242.31488" calcext:value-type="float">
            <text:p>4242.31488</text:p>
          </table:table-cell>
          <table:table-cell table:formula="of:=[.HZ27]/[.$B39]" office:value-type="float" office:value="4278.88656" calcext:value-type="float">
            <text:p>4278.88656</text:p>
          </table:table-cell>
          <table:table-cell table:formula="of:=[.IA27]/[.$B39]" office:value-type="float" office:value="4315.6152" calcext:value-type="float">
            <text:p>4315.6152</text:p>
          </table:table-cell>
          <table:table-cell table:formula="of:=[.IB27]/[.$B39]" office:value-type="float" office:value="4352.5008" calcext:value-type="float">
            <text:p>4352.5008</text:p>
          </table:table-cell>
          <table:table-cell table:formula="of:=[.IC27]/[.$B39]" office:value-type="float" office:value="4389.54336" calcext:value-type="float">
            <text:p>4389.54336</text:p>
          </table:table-cell>
          <table:table-cell table:formula="of:=[.ID27]/[.$B39]" office:value-type="float" office:value="4426.74288" calcext:value-type="float">
            <text:p>4426.74288</text:p>
          </table:table-cell>
          <table:table-cell table:formula="of:=[.IE27]/[.$B39]" office:value-type="float" office:value="4464.09936" calcext:value-type="float">
            <text:p>4464.09936</text:p>
          </table:table-cell>
          <table:table-cell table:formula="of:=[.IF27]/[.$B39]" office:value-type="float" office:value="4501.6128" calcext:value-type="float">
            <text:p>4501.6128</text:p>
          </table:table-cell>
          <table:table-cell table:formula="of:=[.IG27]/[.$B39]" office:value-type="float" office:value="4539.2832" calcext:value-type="float">
            <text:p>4539.2832</text:p>
          </table:table-cell>
          <table:table-cell table:formula="of:=[.IH27]/[.$B39]" office:value-type="float" office:value="4577.11056" calcext:value-type="float">
            <text:p>4577.11056</text:p>
          </table:table-cell>
          <table:table-cell table:formula="of:=[.II27]/[.$B39]" office:value-type="float" office:value="4615.09488" calcext:value-type="float">
            <text:p>4615.09488</text:p>
          </table:table-cell>
          <table:table-cell table:formula="of:=[.IJ27]/[.$B39]" office:value-type="float" office:value="4653.23616" calcext:value-type="float">
            <text:p>4653.23616</text:p>
          </table:table-cell>
          <table:table-cell table:formula="of:=[.IK27]/[.$B39]" office:value-type="float" office:value="4691.5344" calcext:value-type="float">
            <text:p>4691.5344</text:p>
          </table:table-cell>
          <table:table-cell table:formula="of:=[.IL27]/[.$B39]" office:value-type="float" office:value="4729.9896" calcext:value-type="float">
            <text:p>4729.9896</text:p>
          </table:table-cell>
          <table:table-cell table:formula="of:=[.IM27]/[.$B39]" office:value-type="float" office:value="4768.60176" calcext:value-type="float">
            <text:p>4768.60176</text:p>
          </table:table-cell>
          <table:table-cell table:formula="of:=[.IN27]/[.$B39]" office:value-type="float" office:value="4807.37088" calcext:value-type="float">
            <text:p>4807.37088</text:p>
          </table:table-cell>
          <table:table-cell table:formula="of:=[.IO27]/[.$B39]" office:value-type="float" office:value="4846.29696" calcext:value-type="float">
            <text:p>4846.29696</text:p>
          </table:table-cell>
          <table:table-cell table:formula="of:=[.IP27]/[.$B39]" office:value-type="float" office:value="4885.38" calcext:value-type="float">
            <text:p>4885.38</text:p>
          </table:table-cell>
          <table:table-cell table:formula="of:=[.IQ27]/[.$B39]" office:value-type="float" office:value="4924.62" calcext:value-type="float">
            <text:p>4924.62</text:p>
          </table:table-cell>
          <table:table-cell table:formula="of:=[.IR27]/[.$B39]" office:value-type="float" office:value="4964.01696" calcext:value-type="float">
            <text:p>4964.01696</text:p>
          </table:table-cell>
          <table:table-cell table:formula="of:=[.IS27]/[.$B39]" office:value-type="float" office:value="5003.57088" calcext:value-type="float">
            <text:p>5003.57088</text:p>
          </table:table-cell>
          <table:table-cell table:formula="of:=[.IT27]/[.$B39]" office:value-type="float" office:value="5043.28176" calcext:value-type="float">
            <text:p>5043.28176</text:p>
          </table:table-cell>
          <table:table-cell table:formula="of:=[.IU27]/[.$B39]" office:value-type="float" office:value="5083.1496" calcext:value-type="float">
            <text:p>5083.1496</text:p>
          </table:table-cell>
          <table:table-cell table:formula="of:=[.IV27]/[.$B39]" office:value-type="float" office:value="5123.1744" calcext:value-type="float">
            <text:p>5123.1744</text:p>
          </table:table-cell>
          <table:table-cell table:formula="of:=[.IW27]/[.$B39]" office:value-type="float" office:value="5163.35616" calcext:value-type="float">
            <text:p>5163.35616</text:p>
          </table:table-cell>
          <table:table-cell table:formula="of:=[.IX27]/[.$B39]" office:value-type="float" office:value="5203.69488" calcext:value-type="float">
            <text:p>5203.69488</text:p>
          </table:table-cell>
          <table:table-cell table:formula="of:=[.IY27]/[.$B39]" office:value-type="float" office:value="5244.19056" calcext:value-type="float">
            <text:p>5244.19056</text:p>
          </table:table-cell>
          <table:table-cell table:formula="of:=[.IZ27]/[.$B39]" office:value-type="float" office:value="5284.8432" calcext:value-type="float">
            <text:p>5284.8432</text:p>
          </table:table-cell>
          <table:table-cell table:formula="of:=[.JA27]/[.$B39]" office:value-type="float" office:value="5325.6528" calcext:value-type="float">
            <text:p>5325.6528</text:p>
          </table:table-cell>
          <table:table-cell table:formula="of:=[.JB27]/[.$B39]" office:value-type="float" office:value="5366.61936" calcext:value-type="float">
            <text:p>5366.61936</text:p>
          </table:table-cell>
          <table:table-cell table:formula="of:=[.JC27]/[.$B39]" office:value-type="float" office:value="5407.74288" calcext:value-type="float">
            <text:p>5407.74288</text:p>
          </table:table-cell>
          <table:table-cell table:formula="of:=[.JD27]/[.$B39]" office:value-type="float" office:value="5449.02336" calcext:value-type="float">
            <text:p>5449.02336</text:p>
          </table:table-cell>
          <table:table-cell table:formula="of:=[.JE27]/[.$B39]" office:value-type="float" office:value="5490.4608" calcext:value-type="float">
            <text:p>5490.4608</text:p>
          </table:table-cell>
          <table:table-cell table:formula="of:=[.JF27]/[.$B39]" office:value-type="float" office:value="5532.0552" calcext:value-type="float">
            <text:p>5532.0552</text:p>
          </table:table-cell>
          <table:table-cell table:formula="of:=[.JG27]/[.$B39]" office:value-type="float" office:value="5573.80656" calcext:value-type="float">
            <text:p>5573.80656</text:p>
          </table:table-cell>
          <table:table-cell table:formula="of:=[.JH27]/[.$B39]" office:value-type="float" office:value="5615.71488" calcext:value-type="float">
            <text:p>5615.71488</text:p>
          </table:table-cell>
          <table:table-cell table:formula="of:=[.JI27]/[.$B39]" office:value-type="float" office:value="5657.78016" calcext:value-type="float">
            <text:p>5657.78016</text:p>
          </table:table-cell>
          <table:table-cell table:formula="of:=[.JJ27]/[.$B39]" office:value-type="float" office:value="5700.0024" calcext:value-type="float">
            <text:p>5700.0024</text:p>
          </table:table-cell>
          <table:table-cell table:formula="of:=[.JK27]/[.$B39]" office:value-type="float" office:value="5742.3816" calcext:value-type="float">
            <text:p>5742.3816</text:p>
          </table:table-cell>
          <table:table-cell table:formula="of:=[.JL27]/[.$B39]" office:value-type="float" office:value="5784.91776" calcext:value-type="float">
            <text:p>5784.91776</text:p>
          </table:table-cell>
          <table:table-cell table:formula="of:=[.JM27]/[.$B39]" office:value-type="float" office:value="5827.61088" calcext:value-type="float">
            <text:p>5827.61088</text:p>
          </table:table-cell>
          <table:table-cell table:formula="of:=[.JN27]/[.$B39]" office:value-type="float" office:value="5870.46096" calcext:value-type="float">
            <text:p>5870.46096</text:p>
          </table:table-cell>
          <table:table-cell table:formula="of:=[.JO27]/[.$B39]" office:value-type="float" office:value="5913.468" calcext:value-type="float">
            <text:p>5913.468</text:p>
          </table:table-cell>
          <table:table-cell table:formula="of:=[.JP27]/[.$B39]" office:value-type="float" office:value="5956.632" calcext:value-type="float">
            <text:p>5956.632</text:p>
          </table:table-cell>
          <table:table-cell table:formula="of:=[.JQ27]/[.$B39]" office:value-type="float" office:value="5999.95296" calcext:value-type="float">
            <text:p>5999.95296</text:p>
          </table:table-cell>
          <table:table-cell table:formula="of:=[.JR27]/[.$B39]" office:value-type="float" office:value="6043.43088" calcext:value-type="float">
            <text:p>6043.43088</text:p>
          </table:table-cell>
          <table:table-cell table:formula="of:=[.JS27]/[.$B39]" office:value-type="float" office:value="6087.06576" calcext:value-type="float">
            <text:p>6087.06576</text:p>
          </table:table-cell>
          <table:table-cell table:formula="of:=[.JT27]/[.$B39]" office:value-type="float" office:value="6130.8576" calcext:value-type="float">
            <text:p>6130.8576</text:p>
          </table:table-cell>
          <table:table-cell table:formula="of:=[.JU27]/[.$B39]" office:value-type="float" office:value="6174.8064" calcext:value-type="float">
            <text:p>6174.8064</text:p>
          </table:table-cell>
          <table:table-cell table:formula="of:=[.JV27]/[.$B39]" office:value-type="float" office:value="6218.91216" calcext:value-type="float">
            <text:p>6218.91216</text:p>
          </table:table-cell>
          <table:table-cell table:formula="of:=[.JW27]/[.$B39]" office:value-type="float" office:value="6263.17488" calcext:value-type="float">
            <text:p>6263.17488</text:p>
          </table:table-cell>
          <table:table-cell table:formula="of:=[.JX27]/[.$B39]" office:value-type="float" office:value="6307.59456" calcext:value-type="float">
            <text:p>6307.59456</text:p>
          </table:table-cell>
          <table:table-cell table:formula="of:=[.JY27]/[.$B39]" office:value-type="float" office:value="6352.1712" calcext:value-type="float">
            <text:p>6352.1712</text:p>
          </table:table-cell>
          <table:table-cell table:formula="of:=[.JZ27]/[.$B39]" office:value-type="float" office:value="6396.9048" calcext:value-type="float">
            <text:p>6396.9048</text:p>
          </table:table-cell>
          <table:table-cell table:formula="of:=[.KA27]/[.$B39]" office:value-type="float" office:value="6441.79536" calcext:value-type="float">
            <text:p>6441.79536</text:p>
          </table:table-cell>
          <table:table-cell table:formula="of:=[.KB27]/[.$B39]" office:value-type="float" office:value="6486.84288" calcext:value-type="float">
            <text:p>6486.84288</text:p>
          </table:table-cell>
          <table:table-cell table:formula="of:=[.KC27]/[.$B39]" office:value-type="float" office:value="6532.04736" calcext:value-type="float">
            <text:p>6532.04736</text:p>
          </table:table-cell>
          <table:table-cell table:formula="of:=[.KD27]/[.$B39]" office:value-type="float" office:value="6577.4088" calcext:value-type="float">
            <text:p>6577.4088</text:p>
          </table:table-cell>
          <table:table-cell table:formula="of:=[.KE27]/[.$B39]" office:value-type="float" office:value="6622.9272" calcext:value-type="float">
            <text:p>6622.9272</text:p>
          </table:table-cell>
          <table:table-cell table:formula="of:=[.KF27]/[.$B39]" office:value-type="float" office:value="6668.60256" calcext:value-type="float">
            <text:p>6668.60256</text:p>
          </table:table-cell>
          <table:table-cell table:formula="of:=[.KG27]/[.$B39]" office:value-type="float" office:value="6714.43488" calcext:value-type="float">
            <text:p>6714.43488</text:p>
          </table:table-cell>
          <table:table-cell table:formula="of:=[.KH27]/[.$B39]" office:value-type="float" office:value="6760.42416" calcext:value-type="float">
            <text:p>6760.42416</text:p>
          </table:table-cell>
          <table:table-cell table:formula="of:=[.KI27]/[.$B39]" office:value-type="float" office:value="6806.5704" calcext:value-type="float">
            <text:p>6806.5704</text:p>
          </table:table-cell>
          <table:table-cell table:formula="of:=[.KJ27]/[.$B39]" office:value-type="float" office:value="6852.8736" calcext:value-type="float">
            <text:p>6852.8736</text:p>
          </table:table-cell>
          <table:table-cell table:formula="of:=[.KK27]/[.$B39]" office:value-type="float" office:value="6899.33376" calcext:value-type="float">
            <text:p>6899.33376</text:p>
          </table:table-cell>
          <table:table-cell table:formula="of:=[.KL27]/[.$B39]" office:value-type="float" office:value="6945.95088" calcext:value-type="float">
            <text:p>6945.95088</text:p>
          </table:table-cell>
          <table:table-cell table:formula="of:=[.KM27]/[.$B39]" office:value-type="float" office:value="6992.72496" calcext:value-type="float">
            <text:p>6992.72496</text:p>
          </table:table-cell>
          <table:table-cell table:formula="of:=[.KN27]/[.$B39]" office:value-type="float" office:value="7039.656" calcext:value-type="float">
            <text:p>7039.656</text:p>
          </table:table-cell>
          <table:table-cell table:formula="of:=[.KO27]/[.$B39]" office:value-type="float" office:value="7086.744" calcext:value-type="float">
            <text:p>7086.744</text:p>
          </table:table-cell>
          <table:table-cell table:formula="of:=[.KP27]/[.$B39]" office:value-type="float" office:value="7133.98896" calcext:value-type="float">
            <text:p>7133.98896</text:p>
          </table:table-cell>
          <table:table-cell table:formula="of:=[.KQ27]/[.$B39]" office:value-type="float" office:value="7181.39088" calcext:value-type="float">
            <text:p>7181.39088</text:p>
          </table:table-cell>
          <table:table-cell table:formula="of:=[.KR27]/[.$B39]" office:value-type="float" office:value="7228.94976" calcext:value-type="float">
            <text:p>7228.94976</text:p>
          </table:table-cell>
          <table:table-cell table:formula="of:=[.KS27]/[.$B39]" office:value-type="float" office:value="7276.6656" calcext:value-type="float">
            <text:p>7276.6656</text:p>
          </table:table-cell>
          <table:table-cell table:formula="of:=[.KT27]/[.$B39]" office:value-type="float" office:value="7324.5384" calcext:value-type="float">
            <text:p>7324.5384</text:p>
          </table:table-cell>
          <table:table-cell table:formula="of:=[.KU27]/[.$B39]" office:value-type="float" office:value="7372.56816" calcext:value-type="float">
            <text:p>7372.56816</text:p>
          </table:table-cell>
          <table:table-cell table:formula="of:=[.KV27]/[.$B39]" office:value-type="float" office:value="7420.75488" calcext:value-type="float">
            <text:p>7420.75488</text:p>
          </table:table-cell>
          <table:table-cell table:formula="of:=[.KW27]/[.$B39]" office:value-type="float" office:value="7469.09856" calcext:value-type="float">
            <text:p>7469.09856</text:p>
          </table:table-cell>
          <table:table-cell table:formula="of:=[.KX27]/[.$B39]" office:value-type="float" office:value="7517.5992" calcext:value-type="float">
            <text:p>7517.5992</text:p>
          </table:table-cell>
          <table:table-cell table:formula="of:=[.KY27]/[.$B39]" office:value-type="float" office:value="7566.2568" calcext:value-type="float">
            <text:p>7566.2568</text:p>
          </table:table-cell>
          <table:table-cell table:formula="of:=[.KZ27]/[.$B39]" office:value-type="float" office:value="7615.07136" calcext:value-type="float">
            <text:p>7615.07136</text:p>
          </table:table-cell>
          <table:table-cell table:formula="of:=[.LA27]/[.$B39]" office:value-type="float" office:value="7664.04288" calcext:value-type="float">
            <text:p>7664.04288</text:p>
          </table:table-cell>
          <table:table-cell table:formula="of:=[.LB27]/[.$B39]" office:value-type="float" office:value="7713.17136" calcext:value-type="float">
            <text:p>7713.17136</text:p>
          </table:table-cell>
          <table:table-cell table:formula="of:=[.LC27]/[.$B39]" office:value-type="float" office:value="7762.4568" calcext:value-type="float">
            <text:p>7762.4568</text:p>
          </table:table-cell>
          <table:table-cell table:formula="of:=[.LD27]/[.$B39]" office:value-type="float" office:value="7811.8992" calcext:value-type="float">
            <text:p>7811.8992</text:p>
          </table:table-cell>
          <table:table-cell table:formula="of:=[.LE27]/[.$B39]" office:value-type="float" office:value="7861.49856" calcext:value-type="float">
            <text:p>7861.49856</text:p>
          </table:table-cell>
          <table:table-cell table:formula="of:=[.LF27]/[.$B39]" office:value-type="float" office:value="7911.25488" calcext:value-type="float">
            <text:p>7911.25488</text:p>
          </table:table-cell>
          <table:table-cell table:formula="of:=[.LG27]/[.$B39]" office:value-type="float" office:value="7961.16816" calcext:value-type="float">
            <text:p>7961.16816</text:p>
          </table:table-cell>
          <table:table-cell table:formula="of:=[.LH27]/[.$B39]" office:value-type="float" office:value="8011.2384" calcext:value-type="float">
            <text:p>8011.2384</text:p>
          </table:table-cell>
          <table:table-cell table:formula="of:=[.LI27]/[.$B39]" office:value-type="float" office:value="8061.4656" calcext:value-type="float">
            <text:p>8061.4656</text:p>
          </table:table-cell>
          <table:table-cell table:formula="of:=[.LJ27]/[.$B39]" office:value-type="float" office:value="8111.84976" calcext:value-type="float">
            <text:p>8111.84976</text:p>
          </table:table-cell>
          <table:table-cell table:formula="of:=[.LK27]/[.$B39]" office:value-type="float" office:value="8162.39088" calcext:value-type="float">
            <text:p>8162.39088</text:p>
          </table:table-cell>
          <table:table-cell table:formula="of:=[.LL27]/[.$B39]" office:value-type="float" office:value="8213.08896" calcext:value-type="float">
            <text:p>8213.08896</text:p>
          </table:table-cell>
          <table:table-cell table:formula="of:=[.LM27]/[.$B39]" office:value-type="float" office:value="8263.944" calcext:value-type="float">
            <text:p>8263.944</text:p>
          </table:table-cell>
          <table:table-cell table:formula="of:=[.LN27]/[.$B39]" office:value-type="float" office:value="8314.956" calcext:value-type="float">
            <text:p>8314.956</text:p>
          </table:table-cell>
          <table:table-cell table:formula="of:=[.LO27]/[.$B39]" office:value-type="float" office:value="8366.12496" calcext:value-type="float">
            <text:p>8366.12496</text:p>
          </table:table-cell>
          <table:table-cell table:formula="of:=[.LP27]/[.$B39]" office:value-type="float" office:value="8417.45088" calcext:value-type="float">
            <text:p>8417.45088</text:p>
          </table:table-cell>
          <table:table-cell table:formula="of:=[.LQ27]/[.$B39]" office:value-type="float" office:value="8468.93376" calcext:value-type="float">
            <text:p>8468.93376</text:p>
          </table:table-cell>
          <table:table-cell table:formula="of:=[.LR27]/[.$B39]" office:value-type="float" office:value="8520.5736" calcext:value-type="float">
            <text:p>8520.5736</text:p>
          </table:table-cell>
          <table:table-cell table:formula="of:=[.LS27]/[.$B39]" office:value-type="float" office:value="8572.3704" calcext:value-type="float">
            <text:p>8572.3704</text:p>
          </table:table-cell>
          <table:table-cell table:formula="of:=[.LT27]/[.$B39]" office:value-type="float" office:value="8624.32416" calcext:value-type="float">
            <text:p>8624.32416</text:p>
          </table:table-cell>
          <table:table-cell table:formula="of:=[.LU27]/[.$B39]" office:value-type="float" office:value="8676.43488" calcext:value-type="float">
            <text:p>8676.43488</text:p>
          </table:table-cell>
          <table:table-cell table:formula="of:=[.LV27]/[.$B39]" office:value-type="float" office:value="8728.70256" calcext:value-type="float">
            <text:p>8728.70256</text:p>
          </table:table-cell>
          <table:table-cell table:formula="of:=[.LW27]/[.$B39]" office:value-type="float" office:value="8781.1272" calcext:value-type="float">
            <text:p>8781.1272</text:p>
          </table:table-cell>
          <table:table-cell table:formula="of:=[.LX27]/[.$B39]" office:value-type="float" office:value="8833.7088" calcext:value-type="float">
            <text:p>8833.7088</text:p>
          </table:table-cell>
          <table:table-cell table:formula="of:=[.LY27]/[.$B39]" office:value-type="float" office:value="8886.44736" calcext:value-type="float">
            <text:p>8886.44736</text:p>
          </table:table-cell>
          <table:table-cell table:formula="of:=[.LZ27]/[.$B39]" office:value-type="float" office:value="8939.34288" calcext:value-type="float">
            <text:p>8939.34288</text:p>
          </table:table-cell>
          <table:table-cell table:formula="of:=[.MA27]/[.$B39]" office:value-type="float" office:value="8992.39536" calcext:value-type="float">
            <text:p>8992.39536</text:p>
          </table:table-cell>
          <table:table-cell table:formula="of:=[.MB27]/[.$B39]" office:value-type="float" office:value="9045.6048" calcext:value-type="float">
            <text:p>9045.6048</text:p>
          </table:table-cell>
          <table:table-cell table:formula="of:=[.MC27]/[.$B39]" office:value-type="float" office:value="9098.9712" calcext:value-type="float">
            <text:p>9098.9712</text:p>
          </table:table-cell>
          <table:table-cell table:formula="of:=[.MD27]/[.$B39]" office:value-type="float" office:value="9152.49456" calcext:value-type="float">
            <text:p>9152.49456</text:p>
          </table:table-cell>
          <table:table-cell table:formula="of:=[.ME27]/[.$B39]" office:value-type="float" office:value="9206.17488" calcext:value-type="float">
            <text:p>9206.17488</text:p>
          </table:table-cell>
          <table:table-cell table:formula="of:=[.MF27]/[.$B39]" office:value-type="float" office:value="9260.01216" calcext:value-type="float">
            <text:p>9260.01216</text:p>
          </table:table-cell>
          <table:table-cell table:formula="of:=[.MG27]/[.$B39]" office:value-type="float" office:value="9314.0064" calcext:value-type="float">
            <text:p>9314.0064</text:p>
          </table:table-cell>
          <table:table-cell table:formula="of:=[.MH27]/[.$B39]" office:value-type="float" office:value="9368.1576" calcext:value-type="float">
            <text:p>9368.1576</text:p>
          </table:table-cell>
          <table:table-cell table:formula="of:=[.MI27]/[.$B39]" office:value-type="float" office:value="9422.46576" calcext:value-type="float">
            <text:p>9422.46576</text:p>
          </table:table-cell>
          <table:table-cell table:formula="of:=[.MJ27]/[.$B39]" office:value-type="float" office:value="9476.93088" calcext:value-type="float">
            <text:p>9476.93088</text:p>
          </table:table-cell>
          <table:table-cell table:formula="of:=[.MK27]/[.$B39]" office:value-type="float" office:value="9531.55296" calcext:value-type="float">
            <text:p>9531.55296</text:p>
          </table:table-cell>
          <table:table-cell table:formula="of:=[.ML27]/[.$B39]" office:value-type="float" office:value="9586.332" calcext:value-type="float">
            <text:p>9586.332</text:p>
          </table:table-cell>
          <table:table-cell table:formula="of:=[.MM27]/[.$B39]" office:value-type="float" office:value="9641.268" calcext:value-type="float">
            <text:p>9641.268</text:p>
          </table:table-cell>
          <table:table-cell table:formula="of:=[.MN27]/[.$B39]" office:value-type="float" office:value="9696.36096" calcext:value-type="float">
            <text:p>9696.36096</text:p>
          </table:table-cell>
          <table:table-cell table:formula="of:=[.MO27]/[.$B39]" office:value-type="float" office:value="9751.61088" calcext:value-type="float">
            <text:p>9751.61088</text:p>
          </table:table-cell>
          <table:table-cell table:formula="of:=[.MP27]/[.$B39]" office:value-type="float" office:value="9807.01776" calcext:value-type="float">
            <text:p>9807.01776</text:p>
          </table:table-cell>
          <table:table-cell table:formula="of:=[.MQ27]/[.$B39]" office:value-type="float" office:value="9862.5816" calcext:value-type="float">
            <text:p>9862.5816</text:p>
          </table:table-cell>
          <table:table-cell table:formula="of:=[.MR27]/[.$B39]" office:value-type="float" office:value="9918.3024" calcext:value-type="float">
            <text:p>9918.3024</text:p>
          </table:table-cell>
          <table:table-cell table:formula="of:=[.MS27]/[.$B39]" office:value-type="float" office:value="9974.18016" calcext:value-type="float">
            <text:p>9974.18016</text:p>
          </table:table-cell>
          <table:table-cell table:formula="of:=[.MT27]/[.$B39]" office:value-type="float" office:value="10030.21488" calcext:value-type="float">
            <text:p>10030.21488</text:p>
          </table:table-cell>
          <table:table-cell table:formula="of:=[.MU27]/[.$B39]" office:value-type="float" office:value="10086.40656" calcext:value-type="float">
            <text:p>10086.40656</text:p>
          </table:table-cell>
          <table:table-cell table:formula="of:=[.MV27]/[.$B39]" office:value-type="float" office:value="10142.7552" calcext:value-type="float">
            <text:p>10142.7552</text:p>
          </table:table-cell>
          <table:table-cell table:formula="of:=[.MW27]/[.$B39]" office:value-type="float" office:value="10199.2608" calcext:value-type="float">
            <text:p>10199.2608</text:p>
          </table:table-cell>
          <table:table-cell table:formula="of:=[.MX27]/[.$B39]" office:value-type="float" office:value="10255.92336" calcext:value-type="float">
            <text:p>10255.92336</text:p>
          </table:table-cell>
          <table:table-cell table:formula="of:=[.MY27]/[.$B39]" office:value-type="float" office:value="10312.74288" calcext:value-type="float">
            <text:p>10312.74288</text:p>
          </table:table-cell>
          <table:table-cell table:formula="of:=[.MZ27]/[.$B39]" office:value-type="float" office:value="10369.71936" calcext:value-type="float">
            <text:p>10369.71936</text:p>
          </table:table-cell>
          <table:table-cell table:formula="of:=[.NA27]/[.$B39]" office:value-type="float" office:value="10426.8528" calcext:value-type="float">
            <text:p>10426.8528</text:p>
          </table:table-cell>
          <table:table-cell table:formula="of:=[.NB27]/[.$B39]" office:value-type="float" office:value="10484.1432" calcext:value-type="float">
            <text:p>10484.1432</text:p>
          </table:table-cell>
          <table:table-cell table:formula="of:=[.NC27]/[.$B39]" office:value-type="float" office:value="10541.59056" calcext:value-type="float">
            <text:p>10541.59056</text:p>
          </table:table-cell>
          <table:table-cell table:formula="of:=[.ND27]/[.$B39]" office:value-type="float" office:value="10599.19488" calcext:value-type="float">
            <text:p>10599.19488</text:p>
          </table:table-cell>
          <table:table-cell table:formula="of:=[.NE27]/[.$B39]" office:value-type="float" office:value="10656.95616" calcext:value-type="float">
            <text:p>10656.95616</text:p>
          </table:table-cell>
          <table:table-cell table:formula="of:=[.NF27]/[.$B39]" office:value-type="float" office:value="10714.8744" calcext:value-type="float">
            <text:p>10714.8744</text:p>
          </table:table-cell>
          <table:table-cell table:formula="of:=[.NG27]/[.$B39]" office:value-type="float" office:value="10772.9496" calcext:value-type="float">
            <text:p>10772.9496</text:p>
          </table:table-cell>
          <table:table-cell table:formula="of:=[.NH27]/[.$B39]" office:value-type="float" office:value="10831.18176" calcext:value-type="float">
            <text:p>10831.18176</text:p>
          </table:table-cell>
          <table:table-cell table:formula="of:=[.NI27]/[.$B39]" office:value-type="float" office:value="10889.57088" calcext:value-type="float">
            <text:p>10889.57088</text:p>
          </table:table-cell>
          <table:table-cell table:formula="of:=[.NJ27]/[.$B39]" office:value-type="float" office:value="10948.11696" calcext:value-type="float">
            <text:p>10948.11696</text:p>
          </table:table-cell>
          <table:table-cell table:formula="of:=[.NK27]/[.$B39]" office:value-type="float" office:value="11006.82" calcext:value-type="float">
            <text:p>11006.82</text:p>
          </table:table-cell>
          <table:table-cell table:formula="of:=[.NL27]/[.$B39]" office:value-type="float" office:value="11065.68" calcext:value-type="float">
            <text:p>11065.68</text:p>
          </table:table-cell>
          <table:table-cell table:formula="of:=[.NM27]/[.$B39]" office:value-type="float" office:value="11124.69696" calcext:value-type="float">
            <text:p>11124.69696</text:p>
          </table:table-cell>
          <table:table-cell table:formula="of:=[.NN27]/[.$B39]" office:value-type="float" office:value="11183.87088" calcext:value-type="float">
            <text:p>11183.87088</text:p>
          </table:table-cell>
          <table:table-cell table:formula="of:=[.NO27]/[.$B39]" office:value-type="float" office:value="11243.20176" calcext:value-type="float">
            <text:p>11243.20176</text:p>
          </table:table-cell>
          <table:table-cell table:formula="of:=[.NP27]/[.$B39]" office:value-type="float" office:value="11302.6896" calcext:value-type="float">
            <text:p>11302.6896</text:p>
          </table:table-cell>
          <table:table-cell table:formula="of:=[.NQ27]/[.$B39]" office:value-type="float" office:value="11362.3344" calcext:value-type="float">
            <text:p>11362.3344</text:p>
          </table:table-cell>
          <table:table-cell table:formula="of:=[.NR27]/[.$B39]" office:value-type="float" office:value="11422.13616" calcext:value-type="float">
            <text:p>11422.13616</text:p>
          </table:table-cell>
          <table:table-cell table:formula="of:=[.NS27]/[.$B39]" office:value-type="float" office:value="11482.09488" calcext:value-type="float">
            <text:p>11482.09488</text:p>
          </table:table-cell>
          <table:table-cell table:formula="of:=[.NT27]/[.$B39]" office:value-type="float" office:value="11542.21056" calcext:value-type="float">
            <text:p>11542.21056</text:p>
          </table:table-cell>
          <table:table-cell table:formula="of:=[.NU27]/[.$B39]" office:value-type="float" office:value="11602.4832" calcext:value-type="float">
            <text:p>11602.4832</text:p>
          </table:table-cell>
          <table:table-cell table:formula="of:=[.NV27]/[.$B39]" office:value-type="float" office:value="11662.9128" calcext:value-type="float">
            <text:p>11662.9128</text:p>
          </table:table-cell>
          <table:table-cell table:formula="of:=[.NW27]/[.$B39]" office:value-type="float" office:value="11723.49936" calcext:value-type="float">
            <text:p>11723.49936</text:p>
          </table:table-cell>
          <table:table-cell table:formula="of:=[.NX27]/[.$B39]" office:value-type="float" office:value="11784.24288" calcext:value-type="float">
            <text:p>11784.24288</text:p>
          </table:table-cell>
          <table:table-cell table:formula="of:=[.NY27]/[.$B39]" office:value-type="float" office:value="11845.14336" calcext:value-type="float">
            <text:p>11845.14336</text:p>
          </table:table-cell>
          <table:table-cell table:formula="of:=[.NZ27]/[.$B39]" office:value-type="float" office:value="11906.2008" calcext:value-type="float">
            <text:p>11906.2008</text:p>
          </table:table-cell>
          <table:table-cell table:formula="of:=[.OA27]/[.$B39]" office:value-type="float" office:value="11967.4152" calcext:value-type="float">
            <text:p>11967.4152</text:p>
          </table:table-cell>
          <table:table-cell table:formula="of:=[.OB27]/[.$B39]" office:value-type="float" office:value="12028.78656" calcext:value-type="float">
            <text:p>12028.78656</text:p>
          </table:table-cell>
          <table:table-cell table:formula="of:=[.OC27]/[.$B39]" office:value-type="float" office:value="12090.31488" calcext:value-type="float">
            <text:p>12090.31488</text:p>
          </table:table-cell>
          <table:table-cell table:formula="of:=[.OD27]/[.$B39]" office:value-type="float" office:value="12152.00016" calcext:value-type="float">
            <text:p>12152.00016</text:p>
          </table:table-cell>
          <table:table-cell table:formula="of:=[.OE27]/[.$B39]" office:value-type="float" office:value="12213.8424" calcext:value-type="float">
            <text:p>12213.8424</text:p>
          </table:table-cell>
          <table:table-cell table:formula="of:=[.OF27]/[.$B39]" office:value-type="float" office:value="12275.8416" calcext:value-type="float">
            <text:p>12275.8416</text:p>
          </table:table-cell>
          <table:table-cell table:formula="of:=[.OG27]/[.$B39]" office:value-type="float" office:value="12337.99776" calcext:value-type="float">
            <text:p>12337.99776</text:p>
          </table:table-cell>
          <table:table-cell table:formula="of:=[.OH27]/[.$B39]" office:value-type="float" office:value="12400.31088" calcext:value-type="float">
            <text:p>12400.31088</text:p>
          </table:table-cell>
          <table:table-cell table:formula="of:=[.OI27]/[.$B39]" office:value-type="float" office:value="12462.78096" calcext:value-type="float">
            <text:p>12462.78096</text:p>
          </table:table-cell>
          <table:table-cell table:formula="of:=[.OJ27]/[.$B39]" office:value-type="float" office:value="12525.408" calcext:value-type="float">
            <text:p>12525.408</text:p>
          </table:table-cell>
          <table:table-cell table:formula="of:=[.OK27]/[.$B39]" office:value-type="float" office:value="12588.192" calcext:value-type="float">
            <text:p>12588.192</text:p>
          </table:table-cell>
          <table:table-cell table:formula="of:=[.OL27]/[.$B39]" office:value-type="float" office:value="12651.13296" calcext:value-type="float">
            <text:p>12651.13296</text:p>
          </table:table-cell>
          <table:table-cell table:formula="of:=[.OM27]/[.$B39]" office:value-type="float" office:value="12714.23088" calcext:value-type="float">
            <text:p>12714.23088</text:p>
          </table:table-cell>
          <table:table-cell table:formula="of:=[.ON27]/[.$B39]" office:value-type="float" office:value="12777.48576" calcext:value-type="float">
            <text:p>12777.48576</text:p>
          </table:table-cell>
          <table:table-cell table:formula="of:=[.OO27]/[.$B39]" office:value-type="float" office:value="12840.8976" calcext:value-type="float">
            <text:p>12840.8976</text:p>
          </table:table-cell>
          <table:table-cell table:formula="of:=[.OP27]/[.$B39]" office:value-type="float" office:value="12904.4664" calcext:value-type="float">
            <text:p>12904.4664</text:p>
          </table:table-cell>
          <table:table-cell table:formula="of:=[.OQ27]/[.$B39]" office:value-type="float" office:value="12968.19216" calcext:value-type="float">
            <text:p>12968.19216</text:p>
          </table:table-cell>
          <table:table-cell table:formula="of:=[.OR27]/[.$B39]" office:value-type="float" office:value="13032.07488" calcext:value-type="float">
            <text:p>13032.07488</text:p>
          </table:table-cell>
          <table:table-cell table:formula="of:=[.OS27]/[.$B39]" office:value-type="float" office:value="13096.11456" calcext:value-type="float">
            <text:p>13096.11456</text:p>
          </table:table-cell>
          <table:table-cell table:formula="of:=[.OT27]/[.$B39]" office:value-type="float" office:value="13160.3112" calcext:value-type="float">
            <text:p>13160.3112</text:p>
          </table:table-cell>
          <table:table-cell table:formula="of:=[.OU27]/[.$B39]" office:value-type="float" office:value="13224.6648" calcext:value-type="float">
            <text:p>13224.6648</text:p>
          </table:table-cell>
          <table:table-cell table:formula="of:=[.OV27]/[.$B39]" office:value-type="float" office:value="13289.17536" calcext:value-type="float">
            <text:p>13289.17536</text:p>
          </table:table-cell>
          <table:table-cell table:formula="of:=[.OW27]/[.$B39]" office:value-type="float" office:value="13353.84288" calcext:value-type="float">
            <text:p>13353.84288</text:p>
          </table:table-cell>
          <table:table-cell table:formula="of:=[.OX27]/[.$B39]" office:value-type="float" office:value="13418.66736" calcext:value-type="float">
            <text:p>13418.66736</text:p>
          </table:table-cell>
          <table:table-cell table:formula="of:=[.OY27]/[.$B39]" office:value-type="float" office:value="13483.6488" calcext:value-type="float">
            <text:p>13483.6488</text:p>
          </table:table-cell>
          <table:table-cell table:formula="of:=[.OZ27]/[.$B39]" office:value-type="float" office:value="13548.7872" calcext:value-type="float">
            <text:p>13548.7872</text:p>
          </table:table-cell>
          <table:table-cell table:formula="of:=[.PA27]/[.$B39]" office:value-type="float" office:value="13614.08256" calcext:value-type="float">
            <text:p>13614.08256</text:p>
          </table:table-cell>
          <table:table-cell table:formula="of:=[.PB27]/[.$B39]" office:value-type="float" office:value="13679.53488" calcext:value-type="float">
            <text:p>13679.53488</text:p>
          </table:table-cell>
          <table:table-cell table:formula="of:=[.PC27]/[.$B39]" office:value-type="float" office:value="13745.14416" calcext:value-type="float">
            <text:p>13745.14416</text:p>
          </table:table-cell>
          <table:table-cell table:formula="of:=[.PD27]/[.$B39]" office:value-type="float" office:value="13810.9104" calcext:value-type="float">
            <text:p>13810.9104</text:p>
          </table:table-cell>
          <table:table-cell table:formula="of:=[.PE27]/[.$B39]" office:value-type="float" office:value="13876.8336" calcext:value-type="float">
            <text:p>13876.8336</text:p>
          </table:table-cell>
          <table:table-cell table:formula="of:=[.PF27]/[.$B39]" office:value-type="float" office:value="13942.91376" calcext:value-type="float">
            <text:p>13942.91376</text:p>
          </table:table-cell>
          <table:table-cell table:formula="of:=[.PG27]/[.$B39]" office:value-type="float" office:value="14009.15088" calcext:value-type="float">
            <text:p>14009.15088</text:p>
          </table:table-cell>
          <table:table-cell table:formula="of:=[.PH27]/[.$B39]" office:value-type="float" office:value="14075.54496" calcext:value-type="float">
            <text:p>14075.54496</text:p>
          </table:table-cell>
          <table:table-cell table:formula="of:=[.PI27]/[.$B39]" office:value-type="float" office:value="14142.096" calcext:value-type="float">
            <text:p>14142.096</text:p>
          </table:table-cell>
          <table:table-cell table:formula="of:=[.PJ27]/[.$B39]" office:value-type="float" office:value="14208.804" calcext:value-type="float">
            <text:p>14208.804</text:p>
          </table:table-cell>
          <table:table-cell table:formula="of:=[.PK27]/[.$B39]" office:value-type="float" office:value="14275.66896" calcext:value-type="float">
            <text:p>14275.66896</text:p>
          </table:table-cell>
          <table:table-cell table:formula="of:=[.PL27]/[.$B39]" office:value-type="float" office:value="14342.69088" calcext:value-type="float">
            <text:p>14342.69088</text:p>
          </table:table-cell>
          <table:table-cell table:formula="of:=[.PM27]/[.$B39]" office:value-type="float" office:value="14409.86976" calcext:value-type="float">
            <text:p>14409.86976</text:p>
          </table:table-cell>
          <table:table-cell table:formula="of:=[.PN27]/[.$B39]" office:value-type="float" office:value="14477.2056" calcext:value-type="float">
            <text:p>14477.2056</text:p>
          </table:table-cell>
          <table:table-cell table:formula="of:=[.PO27]/[.$B39]" office:value-type="float" office:value="14544.6984" calcext:value-type="float">
            <text:p>14544.6984</text:p>
          </table:table-cell>
          <table:table-cell table:formula="of:=[.PP27]/[.$B39]" office:value-type="float" office:value="14612.34816" calcext:value-type="float">
            <text:p>14612.34816</text:p>
          </table:table-cell>
          <table:table-cell table:formula="of:=[.PQ27]/[.$B39]" office:value-type="float" office:value="14680.15488" calcext:value-type="float">
            <text:p>14680.15488</text:p>
          </table:table-cell>
          <table:table-cell table:formula="of:=[.PR27]/[.$B39]" office:value-type="float" office:value="14748.11856" calcext:value-type="float">
            <text:p>14748.11856</text:p>
          </table:table-cell>
          <table:table-cell table:formula="of:=[.PS27]/[.$B39]" office:value-type="float" office:value="14816.2392" calcext:value-type="float">
            <text:p>14816.2392</text:p>
          </table:table-cell>
          <table:table-cell table:formula="of:=[.PT27]/[.$B39]" office:value-type="float" office:value="14884.5168" calcext:value-type="float">
            <text:p>14884.5168</text:p>
          </table:table-cell>
          <table:table-cell table:formula="of:=[.PU27]/[.$B39]" office:value-type="float" office:value="14952.95136" calcext:value-type="float">
            <text:p>14952.95136</text:p>
          </table:table-cell>
          <table:table-cell table:formula="of:=[.PV27]/[.$B39]" office:value-type="float" office:value="15021.54288" calcext:value-type="float">
            <text:p>15021.54288</text:p>
          </table:table-cell>
          <table:table-cell table:formula="of:=[.PW27]/[.$B39]" office:value-type="float" office:value="15090.29136" calcext:value-type="float">
            <text:p>15090.29136</text:p>
          </table:table-cell>
          <table:table-cell table:formula="of:=[.PX27]/[.$B39]" office:value-type="float" office:value="15159.1968" calcext:value-type="float">
            <text:p>15159.1968</text:p>
          </table:table-cell>
          <table:table-cell table:formula="of:=[.PY27]/[.$B39]" office:value-type="float" office:value="15228.2592" calcext:value-type="float">
            <text:p>15228.2592</text:p>
          </table:table-cell>
          <table:table-cell table:formula="of:=[.PZ27]/[.$B39]" office:value-type="float" office:value="15297.47856" calcext:value-type="float">
            <text:p>15297.47856</text:p>
          </table:table-cell>
          <table:table-cell table:formula="of:=[.QA27]/[.$B39]" office:value-type="float" office:value="15366.85488" calcext:value-type="float">
            <text:p>15366.85488</text:p>
          </table:table-cell>
          <table:table-cell table:formula="of:=[.QB27]/[.$B39]" office:value-type="float" office:value="15436.38816" calcext:value-type="float">
            <text:p>15436.38816</text:p>
          </table:table-cell>
          <table:table-cell table:formula="of:=[.QC27]/[.$B39]" office:value-type="float" office:value="15506.0784" calcext:value-type="float">
            <text:p>15506.0784</text:p>
          </table:table-cell>
          <table:table-cell table:formula="of:=[.QD27]/[.$B39]" office:value-type="float" office:value="15575.9256" calcext:value-type="float">
            <text:p>15575.9256</text:p>
          </table:table-cell>
          <table:table-cell table:formula="of:=[.QE27]/[.$B39]" office:value-type="float" office:value="15645.92976" calcext:value-type="float">
            <text:p>15645.92976</text:p>
          </table:table-cell>
          <table:table-cell table:formula="of:=[.QF27]/[.$B39]" office:value-type="float" office:value="15716.09088" calcext:value-type="float">
            <text:p>15716.09088</text:p>
          </table:table-cell>
          <table:table-cell table:formula="of:=[.QG27]/[.$B39]" office:value-type="float" office:value="15786.40896" calcext:value-type="float">
            <text:p>15786.40896</text:p>
          </table:table-cell>
          <table:table-cell table:formula="of:=[.QH27]/[.$B39]" office:value-type="float" office:value="15856.884" calcext:value-type="float">
            <text:p>15856.884</text:p>
          </table:table-cell>
          <table:table-cell table:formula="of:=[.QI27]/[.$B39]" office:value-type="float" office:value="15927.516" calcext:value-type="float">
            <text:p>15927.516</text:p>
          </table:table-cell>
          <table:table-cell table:formula="of:=[.QJ27]/[.$B39]" office:value-type="float" office:value="15998.30496" calcext:value-type="float">
            <text:p>15998.30496</text:p>
          </table:table-cell>
          <table:table-cell table:formula="of:=[.QK27]/[.$B39]" office:value-type="float" office:value="16069.25088" calcext:value-type="float">
            <text:p>16069.25088</text:p>
          </table:table-cell>
          <table:table-cell table:formula="of:=[.QL27]/[.$B39]" office:value-type="float" office:value="16140.35376" calcext:value-type="float">
            <text:p>16140.35376</text:p>
          </table:table-cell>
          <table:table-cell table:formula="of:=[.QM27]/[.$B39]" office:value-type="float" office:value="16211.6136" calcext:value-type="float">
            <text:p>16211.6136</text:p>
          </table:table-cell>
          <table:table-cell table:formula="of:=[.QN27]/[.$B39]" office:value-type="float" office:value="16283.0304" calcext:value-type="float">
            <text:p>16283.0304</text:p>
          </table:table-cell>
          <table:table-cell table:formula="of:=[.QO27]/[.$B39]" office:value-type="float" office:value="16354.60416" calcext:value-type="float">
            <text:p>16354.60416</text:p>
          </table:table-cell>
          <table:table-cell table:formula="of:=[.QP27]/[.$B39]" office:value-type="float" office:value="16426.33488" calcext:value-type="float">
            <text:p>16426.33488</text:p>
          </table:table-cell>
          <table:table-cell table:formula="of:=[.QQ27]/[.$B39]" office:value-type="float" office:value="16498.22256" calcext:value-type="float">
            <text:p>16498.22256</text:p>
          </table:table-cell>
          <table:table-cell table:formula="of:=[.QR27]/[.$B39]" office:value-type="float" office:value="16570.2672" calcext:value-type="float">
            <text:p>16570.2672</text:p>
          </table:table-cell>
          <table:table-cell table:formula="of:=[.QS27]/[.$B39]" office:value-type="float" office:value="16642.4688" calcext:value-type="float">
            <text:p>16642.4688</text:p>
          </table:table-cell>
          <table:table-cell table:formula="of:=[.QT27]/[.$B39]" office:value-type="float" office:value="16714.82736" calcext:value-type="float">
            <text:p>16714.82736</text:p>
          </table:table-cell>
          <table:table-cell table:formula="of:=[.QU27]/[.$B39]" office:value-type="float" office:value="16787.34288" calcext:value-type="float">
            <text:p>16787.34288</text:p>
          </table:table-cell>
          <table:table-cell table:formula="of:=[.QV27]/[.$B39]" office:value-type="float" office:value="16860.01536" calcext:value-type="float">
            <text:p>16860.01536</text:p>
          </table:table-cell>
          <table:table-cell table:formula="of:=[.QW27]/[.$B39]" office:value-type="float" office:value="16932.8448" calcext:value-type="float">
            <text:p>16932.8448</text:p>
          </table:table-cell>
          <table:table-cell table:formula="of:=[.QX27]/[.$B39]" office:value-type="float" office:value="17005.8312" calcext:value-type="float">
            <text:p>17005.8312</text:p>
          </table:table-cell>
          <table:table-cell table:formula="of:=[.QY27]/[.$B39]" office:value-type="float" office:value="17078.97456" calcext:value-type="float">
            <text:p>17078.97456</text:p>
          </table:table-cell>
          <table:table-cell table:formula="of:=[.QZ27]/[.$B39]" office:value-type="float" office:value="17152.27488" calcext:value-type="float">
            <text:p>17152.27488</text:p>
          </table:table-cell>
          <table:table-cell table:formula="of:=[.RA27]/[.$B39]" office:value-type="float" office:value="17225.73216" calcext:value-type="float">
            <text:p>17225.73216</text:p>
          </table:table-cell>
          <table:table-cell table:formula="of:=[.RB27]/[.$B39]" office:value-type="float" office:value="17299.3464" calcext:value-type="float">
            <text:p>17299.3464</text:p>
          </table:table-cell>
          <table:table-cell table:formula="of:=[.RC27]/[.$B39]" office:value-type="float" office:value="17373.1176" calcext:value-type="float">
            <text:p>17373.1176</text:p>
          </table:table-cell>
          <table:table-cell table:formula="of:=[.RD27]/[.$B39]" office:value-type="float" office:value="17447.04576" calcext:value-type="float">
            <text:p>17447.04576</text:p>
          </table:table-cell>
          <table:table-cell table:formula="of:=[.RE27]/[.$B39]" office:value-type="float" office:value="17521.13088" calcext:value-type="float">
            <text:p>17521.13088</text:p>
          </table:table-cell>
          <table:table-cell table:formula="of:=[.RF27]/[.$B39]" office:value-type="float" office:value="17595.37296" calcext:value-type="float">
            <text:p>17595.37296</text:p>
          </table:table-cell>
          <table:table-cell table:formula="of:=[.RG27]/[.$B39]" office:value-type="float" office:value="17669.772" calcext:value-type="float">
            <text:p>17669.772</text:p>
          </table:table-cell>
          <table:table-cell table:formula="of:=[.RH27]/[.$B39]" office:value-type="float" office:value="17744.328" calcext:value-type="float">
            <text:p>17744.328</text:p>
          </table:table-cell>
          <table:table-cell table:formula="of:=[.RI27]/[.$B39]" office:value-type="float" office:value="17819.04096" calcext:value-type="float">
            <text:p>17819.04096</text:p>
          </table:table-cell>
          <table:table-cell table:formula="of:=[.RJ27]/[.$B39]" office:value-type="float" office:value="17893.91088" calcext:value-type="float">
            <text:p>17893.91088</text:p>
          </table:table-cell>
          <table:table-cell table:formula="of:=[.RK27]/[.$B39]" office:value-type="float" office:value="17968.93776" calcext:value-type="float">
            <text:p>17968.93776</text:p>
          </table:table-cell>
          <table:table-cell table:formula="of:=[.RL27]/[.$B39]" office:value-type="float" office:value="18044.1216" calcext:value-type="float">
            <text:p>18044.1216</text:p>
          </table:table-cell>
          <table:table-cell table:formula="of:=[.RM27]/[.$B39]" office:value-type="float" office:value="18119.4624" calcext:value-type="float">
            <text:p>18119.4624</text:p>
          </table:table-cell>
          <table:table-cell table:formula="of:=[.RN27]/[.$B39]" office:value-type="float" office:value="18194.96016" calcext:value-type="float">
            <text:p>18194.96016</text:p>
          </table:table-cell>
          <table:table-cell table:formula="of:=[.RO27]/[.$B39]" office:value-type="float" office:value="18270.61488" calcext:value-type="float">
            <text:p>18270.61488</text:p>
          </table:table-cell>
          <table:table-cell table:formula="of:=[.RP27]/[.$B39]" office:value-type="float" office:value="18346.42656" calcext:value-type="float">
            <text:p>18346.42656</text:p>
          </table:table-cell>
          <table:table-cell table:formula="of:=[.RQ27]/[.$B39]" office:value-type="float" office:value="18422.3952" calcext:value-type="float">
            <text:p>18422.3952</text:p>
          </table:table-cell>
          <table:table-cell table:formula="of:=[.RR27]/[.$B39]" office:value-type="float" office:value="18498.5208" calcext:value-type="float">
            <text:p>18498.5208</text:p>
          </table:table-cell>
          <table:table-cell table:formula="of:=[.RS27]/[.$B39]" office:value-type="float" office:value="18574.80336" calcext:value-type="float">
            <text:p>18574.80336</text:p>
          </table:table-cell>
          <table:table-cell table:formula="of:=[.RT27]/[.$B39]" office:value-type="float" office:value="18651.24288" calcext:value-type="float">
            <text:p>18651.24288</text:p>
          </table:table-cell>
          <table:table-cell table:formula="of:=[.RU27]/[.$B39]" office:value-type="float" office:value="18727.83936" calcext:value-type="float">
            <text:p>18727.83936</text:p>
          </table:table-cell>
          <table:table-cell table:formula="of:=[.RV27]/[.$B39]" office:value-type="float" office:value="18804.5928" calcext:value-type="float">
            <text:p>18804.5928</text:p>
          </table:table-cell>
          <table:table-cell table:formula="of:=[.RW27]/[.$B39]" office:value-type="float" office:value="18881.5032" calcext:value-type="float">
            <text:p>18881.5032</text:p>
          </table:table-cell>
          <table:table-cell table:formula="of:=[.RX27]/[.$B39]" office:value-type="float" office:value="18958.57056" calcext:value-type="float">
            <text:p>18958.57056</text:p>
          </table:table-cell>
          <table:table-cell table:formula="of:=[.RY27]/[.$B39]" office:value-type="float" office:value="19035.79488" calcext:value-type="float">
            <text:p>19035.79488</text:p>
          </table:table-cell>
          <table:table-cell table:formula="of:=[.RZ27]/[.$B39]" office:value-type="float" office:value="19113.17616" calcext:value-type="float">
            <text:p>19113.17616</text:p>
          </table:table-cell>
          <table:table-cell table:formula="of:=[.SA27]/[.$B39]" office:value-type="float" office:value="19190.7144" calcext:value-type="float">
            <text:p>19190.7144</text:p>
          </table:table-cell>
          <table:table-cell table:formula="of:=[.SB27]/[.$B39]" office:value-type="float" office:value="19268.4096" calcext:value-type="float">
            <text:p>19268.4096</text:p>
          </table:table-cell>
          <table:table-cell table:formula="of:=[.SC27]/[.$B39]" office:value-type="float" office:value="19346.26176" calcext:value-type="float">
            <text:p>19346.26176</text:p>
          </table:table-cell>
          <table:table-cell table:formula="of:=[.SD27]/[.$B39]" office:value-type="float" office:value="19424.27088" calcext:value-type="float">
            <text:p>19424.27088</text:p>
          </table:table-cell>
          <table:table-cell table:formula="of:=[.SE27]/[.$B39]" office:value-type="float" office:value="19502.43696" calcext:value-type="float">
            <text:p>19502.43696</text:p>
          </table:table-cell>
          <table:table-cell table:formula="of:=[.SF27]/[.$B39]" office:value-type="float" office:value="19580.76" calcext:value-type="float">
            <text:p>19580.76</text:p>
          </table:table-cell>
          <table:table-cell table:formula="of:=[.SG27]/[.$B39]" office:value-type="float" office:value="19659.24" calcext:value-type="float">
            <text:p>19659.24</text:p>
          </table:table-cell>
          <table:table-cell table:formula="of:=[.SH27]/[.$B39]" office:value-type="float" office:value="19737.87696" calcext:value-type="float">
            <text:p>19737.87696</text:p>
          </table:table-cell>
        </table:table-row>
        <table:table-row table:style-name="ro1" table:number-rows-repeated="2">
          <table:table-cell table:number-columns-repeated="502"/>
        </table:table-row>
        <table:table-row table:style-name="ro1">
          <table:table-cell/>
          <table:table-cell table:formula="of:=[.B27]/[.B34]" office:value-type="float" office:value="208760.193679918" calcext:value-type="float">
            <text:p>208760.193679918</text:p>
          </table:table-cell>
          <table:table-cell table:number-columns-repeated="500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1/[.B39]" office:value-type="float" office:value="0.00000479018524735252" calcext:value-type="float">
            <text:p>4.79018524735252E-06</text:p>
          </table:table-cell>
          <table:table-cell table:number-columns-repeated="500"/>
        </table:table-row>
        <table:table-row table:style-name="ro1" table:number-rows-repeated="5">
          <table:table-cell table:number-columns-repeated="5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office:value-type="float" office:value="327670" calcext:value-type="float">
            <text:p>32767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49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0]+[.B49]" office:value-type="float" office:value="327670" calcext:value-type="float">
            <text:p>327670</text:p>
          </table:table-cell>
          <table:table-cell table:formula="of:=[.B50]+[.C49]" office:value-type="float" office:value="327680" calcext:value-type="float">
            <text:p>327680</text:p>
          </table:table-cell>
          <table:table-cell table:formula="of:=[.C50]+[.D49]" office:value-type="float" office:value="327690" calcext:value-type="float">
            <text:p>327690</text:p>
          </table:table-cell>
          <table:table-cell table:formula="of:=[.D50]+[.E49]" office:value-type="float" office:value="327700" calcext:value-type="float">
            <text:p>327700</text:p>
          </table:table-cell>
          <table:table-cell table:formula="of:=[.E50]+[.F49]" office:value-type="float" office:value="327710" calcext:value-type="float">
            <text:p>327710</text:p>
          </table:table-cell>
          <table:table-cell table:formula="of:=[.F50]+[.G49]" office:value-type="float" office:value="327720" calcext:value-type="float">
            <text:p>327720</text:p>
          </table:table-cell>
          <table:table-cell table:number-columns-repeated="49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1]+[.B50]" office:value-type="float" office:value="327670" calcext:value-type="float">
            <text:p>327670</text:p>
          </table:table-cell>
          <table:table-cell table:formula="of:=[.B51]+[.C50]" office:value-type="float" office:value="655350" calcext:value-type="float">
            <text:p>655350</text:p>
          </table:table-cell>
          <table:table-cell table:formula="of:=[.C51]+[.D50]" office:value-type="float" office:value="983040" calcext:value-type="float">
            <text:p>983040</text:p>
          </table:table-cell>
          <table:table-cell table:formula="of:=[.D51]+[.E50]" office:value-type="float" office:value="1310740" calcext:value-type="float">
            <text:p>1310740</text:p>
          </table:table-cell>
          <table:table-cell table:formula="of:=[.E51]+[.F50]" office:value-type="float" office:value="1638450" calcext:value-type="float">
            <text:p>1638450</text:p>
          </table:table-cell>
          <table:table-cell table:formula="of:=[.F51]+[.G50]" office:value-type="float" office:value="1966170" calcext:value-type="float">
            <text:p>1966170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number-columns-repeated="49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4]+[.B53]" office:value-type="float" office:value="39.24" calcext:value-type="float">
            <text:p>39.24</text:p>
          </table:table-cell>
          <table:table-cell table:formula="of:=[.B54]+[.C53]" office:value-type="float" office:value="78.48" calcext:value-type="float">
            <text:p>78.48</text:p>
          </table:table-cell>
          <table:table-cell table:formula="of:=[.C54]+[.D53]" office:value-type="float" office:value="117.72" calcext:value-type="float">
            <text:p>117.72</text:p>
          </table:table-cell>
          <table:table-cell table:formula="of:=[.D54]+[.E53]" office:value-type="float" office:value="156.96" calcext:value-type="float">
            <text:p>156.96</text:p>
          </table:table-cell>
          <table:table-cell table:formula="of:=[.E54]+[.F53]" office:value-type="float" office:value="196.2" calcext:value-type="float">
            <text:p>196.2</text:p>
          </table:table-cell>
          <table:table-cell table:formula="of:=[.F54]+[.G53]" office:value-type="float" office:value="235.44" calcext:value-type="float">
            <text:p>235.44</text:p>
          </table:table-cell>
          <table:table-cell table:number-columns-repeated="49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5]+[.B54]" office:value-type="float" office:value="39.24" calcext:value-type="float">
            <text:p>39.24</text:p>
          </table:table-cell>
          <table:table-cell table:formula="of:=[.B55]+[.C54]" office:value-type="float" office:value="117.72" calcext:value-type="float">
            <text:p>117.72</text:p>
          </table:table-cell>
          <table:table-cell table:formula="of:=[.C55]+[.D54]" office:value-type="float" office:value="235.44" calcext:value-type="float">
            <text:p>235.44</text:p>
          </table:table-cell>
          <table:table-cell table:formula="of:=[.D55]+[.E54]" office:value-type="float" office:value="392.4" calcext:value-type="float">
            <text:p>392.4</text:p>
          </table:table-cell>
          <table:table-cell table:formula="of:=[.E55]+[.F54]" office:value-type="float" office:value="588.6" calcext:value-type="float">
            <text:p>588.6</text:p>
          </table:table-cell>
          <table:table-cell table:formula="of:=[.F55]+[.G54]" office:value-type="float" office:value="824.04" calcext:value-type="float">
            <text:p>824.04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55]*([.$C47] * [.$C47])" office:value-type="float" office:value="0.00015696" calcext:value-type="float">
            <text:p>0.00015696</text:p>
          </table:table-cell>
          <table:table-cell table:formula="of:=[.C55]*([.$C47] * [.$C47])" office:value-type="float" office:value="0.00047088" calcext:value-type="float">
            <text:p>0.00047088</text:p>
          </table:table-cell>
          <table:table-cell table:formula="of:=[.D55]*([.$C47] * [.$C47])" office:value-type="float" office:value="0.00094176" calcext:value-type="float">
            <text:p>0.00094176</text:p>
          </table:table-cell>
          <table:table-cell table:formula="of:=[.E55]*([.$C47] * [.$C47])" office:value-type="float" office:value="0.0015696" calcext:value-type="float">
            <text:p>0.0015696</text:p>
          </table:table-cell>
          <table:table-cell table:formula="of:=[.F55]*([.$C47] * [.$C47])" office:value-type="float" office:value="0.0023544" calcext:value-type="float">
            <text:p>0.0023544</text:p>
          </table:table-cell>
          <table:table-cell table:formula="of:=[.G55]*([.$C47] * [.$C47])" office:value-type="float" office:value="0.00329616" calcext:value-type="float">
            <text:p>0.00329616</text:p>
          </table:table-cell>
          <table:table-cell table:number-columns-repeated="495"/>
        </table:table-row>
        <table:table-row table:style-name="ro1">
          <table:table-cell/>
          <table:table-cell table:formula="of:=[.B57]*1000" office:value-type="float" office:value="0.15696" calcext:value-type="float">
            <text:p>0.15696</text:p>
          </table:table-cell>
          <table:table-cell table:formula="of:=[.C57]*1000" office:value-type="float" office:value="0.47088" calcext:value-type="float">
            <text:p>0.47088</text:p>
          </table:table-cell>
          <table:table-cell table:formula="of:=[.D57]*1000" office:value-type="float" office:value="0.94176" calcext:value-type="float">
            <text:p>0.94176</text:p>
          </table:table-cell>
          <table:table-cell table:formula="of:=[.E57]*1000" office:value-type="float" office:value="1.5696" calcext:value-type="float">
            <text:p>1.5696</text:p>
          </table:table-cell>
          <table:table-cell table:formula="of:=[.F57]*1000" office:value-type="float" office:value="2.3544" calcext:value-type="float">
            <text:p>2.3544</text:p>
          </table:table-cell>
          <table:table-cell table:formula="of:=[.G57]*1000" office:value-type="float" office:value="3.29616" calcext:value-type="float">
            <text:p>3.29616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51]/[.$B63]" office:value-type="float" office:value="1.5696" calcext:value-type="float">
            <text:p>1.5696</text:p>
          </table:table-cell>
          <table:table-cell table:formula="of:=[.C51]/[.$B63]" office:value-type="float" office:value="3.13924790185247" calcext:value-type="float">
            <text:p>3.13924790185247</text:p>
          </table:table-cell>
          <table:table-cell table:formula="of:=[.D51]/[.$B63]" office:value-type="float" office:value="4.70894370555742" calcext:value-type="float">
            <text:p>4.70894370555742</text:p>
          </table:table-cell>
          <table:table-cell table:formula="of:=[.E51]/[.$B63]" office:value-type="float" office:value="6.27868741111484" calcext:value-type="float">
            <text:p>6.27868741111484</text:p>
          </table:table-cell>
          <table:table-cell table:formula="of:=[.F51]/[.$B63]" office:value-type="float" office:value="7.84847901852473" calcext:value-type="float">
            <text:p>7.84847901852473</text:p>
          </table:table-cell>
          <table:table-cell table:formula="of:=[.G51]/[.$B63]" office:value-type="float" office:value="9.4183185277871" calcext:value-type="float">
            <text:p>9.4183185277871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office:value-type="float" office:value="32767" calcext:value-type="float">
            <text:p>32767</text:p>
          </table:table-cell>
          <table:table-cell table:number-columns-repeated="500"/>
        </table:table-row>
        <table:table-row table:style-name="ro1">
          <table:table-cell/>
          <table:table-cell table:formula="of:=[.B62]/[.B58]" office:value-type="float" office:value="208760.193679918" calcext:value-type="float">
            <text:p>208760.193679918</text:p>
          </table:table-cell>
          <table:table-cell table:number-columns-repeated="500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1/[.B63]" office:value-type="float" office:value="0.00000479018524735252" calcext:value-type="float">
            <text:p>4.79018524735252E-06</text:p>
          </table:table-cell>
          <table:table-cell table:number-columns-repeated="5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1:56:43.273419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16:44:28.270961617</meta:creation-date>
    <meta:editing-duration>P1DT13H14M19S</meta:editing-duration>
    <meta:editing-cycles>3</meta:editing-cycles>
    <meta:generator>LibreOffice/6.1.5.2$Linux_X86_64 LibreOffice_project/10$Build-2</meta:generator>
    <dc:date>2021-04-30T11:27:33.241626631</dc:date>
    <meta:document-statistic meta:table-count="1" meta:cell-count="6908" meta:object-count="0"/>
  </office:meta>
</office:document-meta>
</file>